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3cm" svg:stroke-color="#000000" draw:fill="none" fo:padding-top="0.016cm" fo:padding-bottom="0.016cm" fo:padding-left="0.016cm" fo:padding-right="0.016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35cm" svg:stroke-color="#000000" draw:fill="none" fo:padding-top="0.017cm" fo:padding-bottom="0.017cm" fo:padding-left="0.017cm" fo:padding-right="0.017cm"/>
    </style:style>
    <style:style style:name="gr4" style:family="graphic" style:parent-style-name="standard">
      <style:graphic-properties draw:stroke="dash" draw:stroke-dash="Ultrafine_20_Dashed" svg:stroke-width="0.122cm" svg:stroke-color="#ffc000" draw:fill="none" fo:padding-top="0.061cm" fo:padding-bottom="0.061cm" fo:padding-left="0.061cm" fo:padding-right="0.061cm"/>
    </style:style>
    <style:style style:name="gr5" style:family="graphic" style:parent-style-name="standard">
      <style:graphic-properties draw:stroke="dash" draw:stroke-dash="Fine_20_Dotted" svg:stroke-width="0.1cm" svg:stroke-color="#ffd320" draw:marker-start-width="0.35cm" draw:marker-end-width="0.35cm" draw:fill="solid" draw:fill-color="#ffd320" draw:textarea-horizontal-align="justify" draw:textarea-vertical-align="middle" draw:auto-grow-height="false" fo:padding-top="0.05cm" fo:padding-bottom="0.05cm" fo:padding-left="0.05cm" fo:padding-right="0.05cm"/>
    </style:style>
    <style:style style:name="gr6" style:family="graphic" style:parent-style-name="objectwithoutfill">
      <style:graphic-properties draw:stroke="dash" draw:stroke-dash="Ultrafine_20_Dashed" svg:stroke-width="0.1cm" svg:stroke-color="#ffd320" draw:marker-start-width="0.35cm" draw:marker-end-width="0.35cm" draw:fill="none" draw:textarea-horizontal-align="center" draw:textarea-vertical-align="middle" fo:padding-top="0.05cm" fo:padding-bottom="0.05cm" fo:padding-left="0.05cm" fo:padding-right="0.05cm"/>
    </style:style>
    <style:style style:name="gr7" style:family="graphic" style:parent-style-name="standard">
      <style:graphic-properties draw:stroke="solid" svg:stroke-width="0.006cm" svg:stroke-color="#000000" draw:fill="none" fo:padding-top="0.003cm" fo:padding-bottom="0.003cm" fo:padding-left="0.003cm" fo:padding-right="0.003cm"/>
    </style:style>
    <style:style style:name="gr8" style:family="graphic" style:parent-style-name="standard">
      <style:graphic-properties draw:stroke="solid" svg:stroke-width="0.006cm" svg:stroke-color="#000000" draw:fill="solid" draw:fill-color="#404040" fo:padding-top="0.003cm" fo:padding-bottom="0.003cm" fo:padding-left="0.003cm" fo:padding-right="0.003cm"/>
    </style:style>
    <style:style style:name="gr9" style:family="graphic" style:parent-style-name="standard">
      <style:graphic-properties draw:stroke="solid" svg:stroke-width="0.006cm" svg:stroke-color="#a9a9a9" draw:fill="none" fo:padding-top="0.003cm" fo:padding-bottom="0.003cm" fo:padding-left="0.003cm" fo:padding-right="0.003cm"/>
    </style:style>
    <style:style style:name="gr10" style:family="graphic" style:parent-style-name="standard">
      <style:graphic-properties draw:stroke="dash" svg:stroke-width="0.006cm" svg:stroke-color="#d3d3d3" draw:fill="none" fo:padding-top="0.003cm" fo:padding-bottom="0.003cm" fo:padding-left="0.003cm" fo:padding-right="0.003cm"/>
    </style:style>
    <style:style style:name="gr11" style:family="graphic" style:parent-style-name="standard">
      <style:graphic-properties draw:stroke="solid" svg:stroke-width="0.006cm" svg:stroke-color="#a9a9a9" draw:fill="solid" draw:fill-color="#404040" fo:padding-top="0.003cm" fo:padding-bottom="0.003cm" fo:padding-left="0.003cm" fo:padding-right="0.003cm"/>
    </style:style>
    <style:style style:name="gr12" style:family="graphic" style:parent-style-name="standard">
      <style:graphic-properties draw:stroke="dash" svg:stroke-width="0.006cm" svg:stroke-color="#a9a9a9" draw:fill="none" fo:padding-top="0.003cm" fo:padding-bottom="0.003cm" fo:padding-left="0.003cm" fo:padding-right="0.003cm"/>
    </style:style>
    <style:style style:name="gr13" style:family="graphic" style:parent-style-name="standard">
      <style:graphic-properties draw:stroke="solid" svg:stroke-width="0.006cm" svg:stroke-color="#0000ff" draw:fill="none" fo:padding-top="0.003cm" fo:padding-bottom="0.003cm" fo:padding-left="0.003cm" fo:padding-right="0.003cm"/>
    </style:style>
    <style:style style:name="gr14" style:family="graphic" style:parent-style-name="standard">
      <style:graphic-properties draw:stroke="none" draw:fill="none" draw:textarea-horizontal-align="left" draw:textarea-vertical-align="top" draw:auto-grow-height="true" draw:auto-grow-width="true" fo:min-height="0.635cm" fo:min-width="6.00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4cm" fo:min-width="0.43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0.431cm" fo:padding-top="0cm" fo:padding-bottom="0cm" fo:padding-left="0cm" fo:padding-right="0cm"/>
    </style:style>
    <style:style style:name="gr17" style:family="graphic" style:parent-style-name="standard">
      <style:graphic-properties draw:stroke="solid" svg:stroke-width="0.122cm" svg:stroke-color="#000000" draw:fill="solid" draw:fill-color="#000000" fo:padding-top="0.061cm" fo:padding-bottom="0.061cm" fo:padding-left="0.061cm" fo:padding-right="0.061cm"/>
    </style:style>
    <style:style style:name="gr18" style:family="graphic" style:parent-style-name="standard">
      <style:graphic-properties draw:stroke="none" draw:fill="none" draw:textarea-horizontal-align="left" draw:textarea-vertical-align="top" draw:auto-grow-height="true" draw:auto-grow-width="true" fo:min-height="0.423cm" fo:min-width="1.82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0.69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style>
    <style:style style:name="gr21" style:family="graphic" style:parent-style-name="standard">
      <style:graphic-properties draw:stroke="solid" svg:stroke-width="0.122cm" svg:stroke-color="#000000" draw:fill="none" fo:padding-top="0.061cm" fo:padding-bottom="0.061cm" fo:padding-left="0.061cm" fo:padding-right="0.061cm"/>
    </style:style>
    <style:style style:name="gr22" style:family="graphic" style:parent-style-name="standard">
      <style:graphic-properties draw:stroke="none" draw:fill="none" draw:textarea-horizontal-align="left" draw:textarea-vertical-align="top" draw:auto-grow-height="true" draw:auto-grow-width="true" fo:min-height="0.635cm" fo:min-width="4.714cm" fo:padding-top="0cm" fo:padding-bottom="0cm" fo:padding-left="0cm" fo:padding-right="0cm"/>
    </style:style>
    <style:style style:name="P1" style:family="paragraph">
      <style:paragraph-properties fo:text-align="center"/>
    </style:style>
    <style:style style:name="P2" style:family="paragraph">
      <style:paragraph-properties fo:text-align="start" style:writing-mode="lr-tb"/>
    </style:style>
    <style:style style:name="T1" style:family="text">
      <style:text-properties fo:color="#000000" style:font-name="Calibri1" fo:font-size="18pt" style:font-size-asian="18pt" style:font-name-complex="Calibri1" style:font-size-complex="18pt"/>
    </style:style>
    <style:style style:name="T2" style:family="text">
      <style:text-properties fo:color="#000000" style:font-name="Calibri1" fo:font-size="12pt" style:font-size-asian="12pt" style:font-name-complex="Calibri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layer="layout" svg:width="1.215cm" svg:height="0.495cm" svg:x="23.193cm" svg:y="5.194cm" svg:viewBox="0 0 1216 496" draw:points="0,496 400,340 616,232 1032,89 1216,0">
          <text:p/>
        </draw:polyline>
        <draw:path draw:style-name="gr1" draw:layer="layout" svg:width="0.712cm" svg:height="0.8cm" svg:x="25.394cm" svg:y="4.931cm" svg:viewBox="0 0 713 801" svg:d="M0 801l110-203 216-95 201-210v-123c5-20 8-41 16-61 5-14 33-37 46-48 9-7 22-13 31-20 7-6 5-15 15-20 13-7 57-16 78-21">
          <text:p/>
        </draw:path>
        <draw:path draw:style-name="gr1" draw:layer="layout" svg:width="0.771cm" svg:height="0.533cm" svg:x="27.909cm" svg:y="5.245cm" svg:viewBox="0 0 772 534" svg:d="M0 0l185 189 232 114c15 18 27 37 46 55 65 57 62 23 62 48l247 128">
          <text:p/>
        </draw:path>
        <draw:g>
          <draw:polygon draw:style-name="gr1" draw:layer="layout" svg:width="9.304cm" svg:height="1.917cm" svg:x="10.959cm" svg:y="4.715cm" svg:viewBox="0 0 9305 1918" draw:points="4345,58 3977,336 3399,676 2804,1007 1894,1277 581,1594 126,1710 0,1739 0,1778 77,1803 270,1803 851,1795 1633,1722 2832,1644 3131,1644 3218,1653 3218,1679 3169,1705 3054,1717 2745,1747 2465,1803 2387,1863 2425,1897 2571,1918 2754,1914 3034,1880 4407,1739 4977,1679 5141,1692 5324,1739 5538,1795 5827,1833 6108,1850 6302,1837 6379,1786 6282,1743 6224,1687 6273,1640 6553,1632 6988,1653 7471,1674 7761,1709 7925,1717 7964,1697 7964,1679 7896,1623 8205,1666 8982,1766 9205,1783 9305,1766 9181,1729 8461,1503 7816,1290 7382,1094 7010,935 6203,432 5657,76 5546,17 5459,0 5372,11 5236,60 5037,66 4789,76">
            <text:p/>
          </draw:polygon>
          <draw:path draw:style-name="gr1" draw:layer="layout" svg:width="10.373cm" svg:height="1.93cm" svg:x="6.992cm" svg:y="2.846cm" svg:viewBox="0 0 10374 1931" svg:d="M8325 1931l-288-325-496-26-432-97-304-26-241-52-448 61-368 8c-140 29-108 5-144 44l-400 62-320 44h-241l-480 44-304 18-240-54-257-8-191 35-224 45-305 34-352-43-223-54-65-97-304-26h-306l-207-88-320-52-225-88-63-79-32-87-288-27-97-62-160-79v-114l176-52 225-88 207-17-47-124 144-17 95-140v-114l273-97 288-9 305-9 368-105 288 9 240 79h128l113-44 208-61 335-18h304l209 79 432-96 449-18 399 35 241 97 272 9 320-62 112 26 176 36 192 9 384-53 433 8 320 53 207 96 177 62 112 79h320l272 27 176 25 384-34 288 70 145 87 63 132 241 44 128 114 32 53-16 70-97 52 193 62 160 88v105l-112 79-48 70-80 79-224 71-240 70-192 62-113 70 129 35 47 18v17">
            <text:p/>
          </draw:path>
          <draw:polyline draw:style-name="gr1" draw:layer="layout" svg:width="1.198cm" svg:height="0.8cm" svg:x="9.267cm" svg:y="3.258cm" svg:viewBox="0 0 1199 801" draw:points="1071,801 848,783 640,775 512,722 400,652 319,607 192,564 80,493 16,432 0,379 48,282 224,255 352,167 528,105 768,9 1008,0 1199,18">
            <text:p/>
          </draw:polyline>
        </draw:g>
        <draw:polyline draw:style-name="gr1" draw:layer="layout" svg:width="1.592cm" svg:height="0.534cm" svg:x="22.761cm" svg:y="2.099cm" svg:viewBox="0 0 1593 535" draw:points="0,535 0,306 300,272 638,185 837,109 1076,0 1513,0 1593,76">
          <text:p/>
        </draw:polyline>
        <draw:polyline draw:style-name="gr1" draw:layer="layout" svg:width="1.452cm" svg:height="0.872cm" svg:x="26.385cm" svg:y="2.548cm" svg:viewBox="0 0 1453 873" draw:points="0,0 358,98 657,131 975,185 1154,251 1234,414 1433,513 1453,666 1314,818 1254,873">
          <text:p/>
        </draw:polyline>
        <draw:polygon draw:style-name="gr2" draw:layer="layout" svg:width="3.214cm" svg:height="3.214cm" svg:x="25.224cm" svg:y="8.375cm" svg:viewBox="0 0 3215 3215" draw:points="0,1134 1136,0 3215,2080 2081,3215">
          <text:p/>
        </draw:polygon>
        <draw:g>
          <draw:polygon draw:style-name="gr3" draw:layer="layout" svg:width="2.493cm" svg:height="2.434cm" draw:transform="rotate (0.49864056729478) translate (12.1433334552933cm 7.95182597983056cm)" svg:viewBox="0 0 2494 2435" draw:points="2494,859 1613,0 0,1576 880,2435">
            <text:p/>
          </draw:polygon>
          <draw:polygon draw:style-name="gr3" draw:layer="layout" svg:width="0.44cm" svg:height="0.429cm" draw:transform="rotate (0.498116968519182) translate (13.8977915057468cm 7.12916657034364cm)" svg:viewBox="0 0 441 430" draw:points="441,233 202,0 0,198 240,430">
            <text:p/>
          </draw:polygon>
        </draw:g>
        <draw:line draw:style-name="gr4" draw:layer="layout" svg:x1="14.271cm" svg:y1="7.027cm" svg:x2="15.162cm" svg:y2="4.109cm">
          <text:p/>
        </draw:line>
        <draw:custom-shape draw:style-name="gr5" draw:text-style-name="P1" draw:layer="layout" svg:width="1.312cm" svg:height="1.241cm" svg:x="8.521cm" svg:y="0.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9.804cm" svg:y1="1.03cm" svg:x2="15.861cm" svg:y2="1.671cm">
          <text:p/>
        </draw:line>
        <draw:polygon draw:style-name="gr2" draw:layer="layout" svg:width="9.557cm" svg:height="6.748cm" svg:x="22.248cm" svg:y="2.08cm" svg:viewBox="0 0 9558 6749" draw:points="0,6749 9558,6749 9558,0 0,0">
          <text:p/>
        </draw:polygon>
        <draw:polygon draw:style-name="gr2" draw:layer="layout" svg:width="8.706cm" svg:height="5.591cm" svg:x="22.813cm" svg:y="2.747cm" svg:viewBox="0 0 8707 5592" draw:points="0,5592 8707,5592 8707,0 0,0">
          <text:p/>
        </draw:polygon>
        <draw:polygon draw:style-name="gr7" draw:layer="layout" svg:width="8.699cm" svg:height="5.585cm" svg:x="22.813cm" svg:y="2.747cm" svg:viewBox="0 0 8700 5586" draw:points="0,5586 8700,5586 8700,0 0,0">
          <text:p/>
        </draw:polygon>
        <draw:polygon draw:style-name="gr8" draw:layer="layout" svg:width="0.013cm" svg:height="5.591cm" svg:x="22.807cm" svg:y="2.747cm" svg:viewBox="0 0 14 5592" draw:points="0,5592 14,5592 14,0 0,0">
          <text:p/>
        </draw:polygon>
        <draw:line draw:style-name="gr9" draw:layer="layout" svg:x1="22.807cm" svg:y1="2.869cm" svg:x2="22.779cm" svg:y2="2.869cm">
          <text:p/>
        </draw:line>
        <draw:line draw:style-name="gr9" draw:layer="layout" svg:x1="22.807cm" svg:y1="3.006cm" svg:x2="22.779cm" svg:y2="3.006cm">
          <text:p/>
        </draw:line>
        <draw:line draw:style-name="gr9" draw:layer="layout" svg:x1="22.807cm" svg:y1="3.135cm" svg:x2="22.779cm" svg:y2="3.135cm">
          <text:p/>
        </draw:line>
        <draw:line draw:style-name="gr9" draw:layer="layout" svg:x1="22.807cm" svg:y1="3.271cm" svg:x2="22.779cm" svg:y2="3.271cm">
          <text:p/>
        </draw:line>
        <draw:line draw:style-name="gr9" draw:layer="layout" svg:x1="22.807cm" svg:y1="3.4cm" svg:x2="22.779cm" svg:y2="3.4cm">
          <text:p/>
        </draw:line>
        <draw:line draw:style-name="gr9" draw:layer="layout" svg:x1="22.807cm" svg:y1="3.536cm" svg:x2="22.779cm" svg:y2="3.536cm">
          <text:p/>
        </draw:line>
        <draw:line draw:style-name="gr9" draw:layer="layout" svg:x1="22.807cm" svg:y1="3.665cm" svg:x2="22.779cm" svg:y2="3.665cm">
          <text:p/>
        </draw:line>
        <draw:line draw:style-name="gr9" draw:layer="layout" svg:x1="22.807cm" svg:y1="3.801cm" svg:x2="22.779cm" svg:y2="3.801cm">
          <text:p/>
        </draw:line>
        <draw:line draw:style-name="gr9" draw:layer="layout" svg:x1="22.807cm" svg:y1="3.931cm" svg:x2="22.779cm" svg:y2="3.931cm">
          <text:p/>
        </draw:line>
        <draw:line draw:style-name="gr9" draw:layer="layout" svg:x1="22.807cm" svg:y1="4.067cm" svg:x2="22.779cm" svg:y2="4.067cm">
          <text:p/>
        </draw:line>
        <draw:line draw:style-name="gr9" draw:layer="layout" svg:x1="22.807cm" svg:y1="4.196cm" svg:x2="22.779cm" svg:y2="4.196cm">
          <text:p/>
        </draw:line>
        <draw:line draw:style-name="gr9" draw:layer="layout" svg:x1="22.807cm" svg:y1="4.325cm" svg:x2="22.779cm" svg:y2="4.325cm">
          <text:p/>
        </draw:line>
        <draw:line draw:style-name="gr9" draw:layer="layout" svg:x1="22.807cm" svg:y1="4.461cm" svg:x2="22.779cm" svg:y2="4.461cm">
          <text:p/>
        </draw:line>
        <draw:line draw:style-name="gr9" draw:layer="layout" svg:x1="22.807cm" svg:y1="4.59cm" svg:x2="22.779cm" svg:y2="4.59cm">
          <text:p/>
        </draw:line>
        <draw:line draw:style-name="gr9" draw:layer="layout" svg:x1="22.807cm" svg:y1="4.726cm" svg:x2="22.779cm" svg:y2="4.726cm">
          <text:p/>
        </draw:line>
        <draw:line draw:style-name="gr9" draw:layer="layout" svg:x1="22.807cm" svg:y1="4.856cm" svg:x2="22.779cm" svg:y2="4.856cm">
          <text:p/>
        </draw:line>
        <draw:line draw:style-name="gr9" draw:layer="layout" svg:x1="22.807cm" svg:y1="4.992cm" svg:x2="22.779cm" svg:y2="4.992cm">
          <text:p/>
        </draw:line>
        <draw:line draw:style-name="gr9" draw:layer="layout" svg:x1="22.807cm" svg:y1="5.121cm" svg:x2="22.779cm" svg:y2="5.121cm">
          <text:p/>
        </draw:line>
        <draw:line draw:style-name="gr9" draw:layer="layout" svg:x1="22.807cm" svg:y1="5.257cm" svg:x2="22.779cm" svg:y2="5.257cm">
          <text:p/>
        </draw:line>
        <draw:line draw:style-name="gr9" draw:layer="layout" svg:x1="22.807cm" svg:y1="5.386cm" svg:x2="22.779cm" svg:y2="5.386cm">
          <text:p/>
        </draw:line>
        <draw:line draw:style-name="gr9" draw:layer="layout" svg:x1="22.807cm" svg:y1="5.516cm" svg:x2="22.779cm" svg:y2="5.516cm">
          <text:p/>
        </draw:line>
        <draw:line draw:style-name="gr9" draw:layer="layout" svg:x1="22.807cm" svg:y1="5.652cm" svg:x2="22.779cm" svg:y2="5.652cm">
          <text:p/>
        </draw:line>
        <draw:line draw:style-name="gr9" draw:layer="layout" svg:x1="22.807cm" svg:y1="5.781cm" svg:x2="22.779cm" svg:y2="5.781cm">
          <text:p/>
        </draw:line>
        <draw:line draw:style-name="gr9" draw:layer="layout" svg:x1="22.807cm" svg:y1="5.917cm" svg:x2="22.779cm" svg:y2="5.917cm">
          <text:p/>
        </draw:line>
        <draw:line draw:style-name="gr9" draw:layer="layout" svg:x1="22.807cm" svg:y1="6.046cm" svg:x2="22.779cm" svg:y2="6.046cm">
          <text:p/>
        </draw:line>
        <draw:line draw:style-name="gr9" draw:layer="layout" svg:x1="22.807cm" svg:y1="6.182cm" svg:x2="22.779cm" svg:y2="6.182cm">
          <text:p/>
        </draw:line>
        <draw:line draw:style-name="gr9" draw:layer="layout" svg:x1="22.807cm" svg:y1="6.311cm" svg:x2="22.779cm" svg:y2="6.311cm">
          <text:p/>
        </draw:line>
        <draw:line draw:style-name="gr9" draw:layer="layout" svg:x1="22.807cm" svg:y1="6.447cm" svg:x2="22.779cm" svg:y2="6.447cm">
          <text:p/>
        </draw:line>
        <draw:line draw:style-name="gr9" draw:layer="layout" svg:x1="22.807cm" svg:y1="6.577cm" svg:x2="22.779cm" svg:y2="6.577cm">
          <text:p/>
        </draw:line>
        <draw:line draw:style-name="gr9" draw:layer="layout" svg:x1="22.807cm" svg:y1="6.713cm" svg:x2="22.779cm" svg:y2="6.713cm">
          <text:p/>
        </draw:line>
        <draw:line draw:style-name="gr9" draw:layer="layout" svg:x1="22.807cm" svg:y1="6.842cm" svg:x2="22.779cm" svg:y2="6.842cm">
          <text:p/>
        </draw:line>
        <draw:line draw:style-name="gr9" draw:layer="layout" svg:x1="22.807cm" svg:y1="6.971cm" svg:x2="22.779cm" svg:y2="6.971cm">
          <text:p/>
        </draw:line>
        <draw:line draw:style-name="gr9" draw:layer="layout" svg:x1="22.807cm" svg:y1="7.107cm" svg:x2="22.779cm" svg:y2="7.107cm">
          <text:p/>
        </draw:line>
        <draw:line draw:style-name="gr9" draw:layer="layout" svg:x1="22.807cm" svg:y1="7.236cm" svg:x2="22.779cm" svg:y2="7.236cm">
          <text:p/>
        </draw:line>
        <draw:line draw:style-name="gr9" draw:layer="layout" svg:x1="22.807cm" svg:y1="7.373cm" svg:x2="22.779cm" svg:y2="7.373cm">
          <text:p/>
        </draw:line>
        <draw:line draw:style-name="gr9" draw:layer="layout" svg:x1="22.807cm" svg:y1="7.502cm" svg:x2="22.779cm" svg:y2="7.502cm">
          <text:p/>
        </draw:line>
        <draw:line draw:style-name="gr9" draw:layer="layout" svg:x1="22.807cm" svg:y1="7.638cm" svg:x2="22.779cm" svg:y2="7.638cm">
          <text:p/>
        </draw:line>
        <draw:line draw:style-name="gr9" draw:layer="layout" svg:x1="22.807cm" svg:y1="7.767cm" svg:x2="22.779cm" svg:y2="7.767cm">
          <text:p/>
        </draw:line>
        <draw:line draw:style-name="gr9" draw:layer="layout" svg:x1="22.807cm" svg:y1="7.903cm" svg:x2="22.779cm" svg:y2="7.903cm">
          <text:p/>
        </draw:line>
        <draw:line draw:style-name="gr9" draw:layer="layout" svg:x1="22.807cm" svg:y1="8.032cm" svg:x2="22.779cm" svg:y2="8.032cm">
          <text:p/>
        </draw:line>
        <draw:line draw:style-name="gr9" draw:layer="layout" svg:x1="22.807cm" svg:y1="8.162cm" svg:x2="22.779cm" svg:y2="8.162cm">
          <text:p/>
        </draw:line>
        <draw:line draw:style-name="gr9" draw:layer="layout" svg:x1="22.807cm" svg:y1="8.298cm" svg:x2="22.779cm" svg:y2="8.298cm">
          <text:p/>
        </draw:line>
        <draw:line draw:style-name="gr10" draw:layer="layout" svg:x1="22.82cm" svg:y1="2.869cm" svg:x2="31.519cm" svg:y2="2.869cm">
          <text:p/>
        </draw:line>
        <draw:line draw:style-name="gr10" draw:layer="layout" svg:x1="22.82cm" svg:y1="3.006cm" svg:x2="31.519cm" svg:y2="3.006cm">
          <text:p/>
        </draw:line>
        <draw:line draw:style-name="gr10" draw:layer="layout" svg:x1="22.82cm" svg:y1="3.135cm" svg:x2="31.519cm" svg:y2="3.135cm">
          <text:p/>
        </draw:line>
        <draw:line draw:style-name="gr10" draw:layer="layout" svg:x1="22.82cm" svg:y1="3.271cm" svg:x2="31.519cm" svg:y2="3.271cm">
          <text:p/>
        </draw:line>
        <draw:line draw:style-name="gr10" draw:layer="layout" svg:x1="22.82cm" svg:y1="3.4cm" svg:x2="31.519cm" svg:y2="3.4cm">
          <text:p/>
        </draw:line>
        <draw:line draw:style-name="gr10" draw:layer="layout" svg:x1="22.82cm" svg:y1="3.536cm" svg:x2="31.519cm" svg:y2="3.536cm">
          <text:p/>
        </draw:line>
        <draw:line draw:style-name="gr10" draw:layer="layout" svg:x1="22.82cm" svg:y1="3.665cm" svg:x2="31.519cm" svg:y2="3.665cm">
          <text:p/>
        </draw:line>
        <draw:line draw:style-name="gr10" draw:layer="layout" svg:x1="22.82cm" svg:y1="3.801cm" svg:x2="31.519cm" svg:y2="3.801cm">
          <text:p/>
        </draw:line>
        <draw:line draw:style-name="gr10" draw:layer="layout" svg:x1="22.82cm" svg:y1="3.931cm" svg:x2="31.519cm" svg:y2="3.931cm">
          <text:p/>
        </draw:line>
        <draw:line draw:style-name="gr10" draw:layer="layout" svg:x1="22.82cm" svg:y1="4.067cm" svg:x2="31.519cm" svg:y2="4.067cm">
          <text:p/>
        </draw:line>
        <draw:line draw:style-name="gr10" draw:layer="layout" svg:x1="22.82cm" svg:y1="4.196cm" svg:x2="31.519cm" svg:y2="4.196cm">
          <text:p/>
        </draw:line>
        <draw:line draw:style-name="gr10" draw:layer="layout" svg:x1="22.82cm" svg:y1="4.325cm" svg:x2="31.519cm" svg:y2="4.325cm">
          <text:p/>
        </draw:line>
        <draw:line draw:style-name="gr10" draw:layer="layout" svg:x1="22.82cm" svg:y1="4.461cm" svg:x2="31.519cm" svg:y2="4.461cm">
          <text:p/>
        </draw:line>
        <draw:line draw:style-name="gr10" draw:layer="layout" svg:x1="22.82cm" svg:y1="4.59cm" svg:x2="31.519cm" svg:y2="4.59cm">
          <text:p/>
        </draw:line>
        <draw:line draw:style-name="gr10" draw:layer="layout" svg:x1="22.82cm" svg:y1="4.726cm" svg:x2="31.519cm" svg:y2="4.726cm">
          <text:p/>
        </draw:line>
        <draw:line draw:style-name="gr10" draw:layer="layout" svg:x1="22.82cm" svg:y1="4.856cm" svg:x2="31.519cm" svg:y2="4.856cm">
          <text:p/>
        </draw:line>
        <draw:line draw:style-name="gr10" draw:layer="layout" svg:x1="22.82cm" svg:y1="4.992cm" svg:x2="31.519cm" svg:y2="4.992cm">
          <text:p/>
        </draw:line>
        <draw:line draw:style-name="gr10" draw:layer="layout" svg:x1="22.82cm" svg:y1="5.121cm" svg:x2="31.519cm" svg:y2="5.121cm">
          <text:p/>
        </draw:line>
        <draw:line draw:style-name="gr10" draw:layer="layout" svg:x1="22.82cm" svg:y1="5.257cm" svg:x2="31.519cm" svg:y2="5.257cm">
          <text:p/>
        </draw:line>
        <draw:line draw:style-name="gr10" draw:layer="layout" svg:x1="22.82cm" svg:y1="5.386cm" svg:x2="31.519cm" svg:y2="5.386cm">
          <text:p/>
        </draw:line>
        <draw:line draw:style-name="gr10" draw:layer="layout" svg:x1="22.82cm" svg:y1="5.516cm" svg:x2="31.519cm" svg:y2="5.516cm">
          <text:p/>
        </draw:line>
        <draw:line draw:style-name="gr10" draw:layer="layout" svg:x1="22.82cm" svg:y1="5.652cm" svg:x2="31.519cm" svg:y2="5.652cm">
          <text:p/>
        </draw:line>
        <draw:line draw:style-name="gr10" draw:layer="layout" svg:x1="22.82cm" svg:y1="5.781cm" svg:x2="31.519cm" svg:y2="5.781cm">
          <text:p/>
        </draw:line>
        <draw:line draw:style-name="gr10" draw:layer="layout" svg:x1="22.82cm" svg:y1="5.917cm" svg:x2="31.519cm" svg:y2="5.917cm">
          <text:p/>
        </draw:line>
        <draw:line draw:style-name="gr10" draw:layer="layout" svg:x1="22.82cm" svg:y1="6.046cm" svg:x2="31.519cm" svg:y2="6.046cm">
          <text:p/>
        </draw:line>
        <draw:line draw:style-name="gr10" draw:layer="layout" svg:x1="22.82cm" svg:y1="6.182cm" svg:x2="31.519cm" svg:y2="6.182cm">
          <text:p/>
        </draw:line>
        <draw:line draw:style-name="gr10" draw:layer="layout" svg:x1="22.82cm" svg:y1="6.311cm" svg:x2="31.519cm" svg:y2="6.311cm">
          <text:p/>
        </draw:line>
        <draw:line draw:style-name="gr10" draw:layer="layout" svg:x1="22.82cm" svg:y1="6.447cm" svg:x2="31.519cm" svg:y2="6.447cm">
          <text:p/>
        </draw:line>
        <draw:line draw:style-name="gr10" draw:layer="layout" svg:x1="22.82cm" svg:y1="6.577cm" svg:x2="31.519cm" svg:y2="6.577cm">
          <text:p/>
        </draw:line>
        <draw:line draw:style-name="gr10" draw:layer="layout" svg:x1="22.82cm" svg:y1="6.713cm" svg:x2="31.519cm" svg:y2="6.713cm">
          <text:p/>
        </draw:line>
        <draw:line draw:style-name="gr10" draw:layer="layout" svg:x1="22.82cm" svg:y1="6.842cm" svg:x2="31.519cm" svg:y2="6.842cm">
          <text:p/>
        </draw:line>
        <draw:line draw:style-name="gr10" draw:layer="layout" svg:x1="22.82cm" svg:y1="6.971cm" svg:x2="31.519cm" svg:y2="6.971cm">
          <text:p/>
        </draw:line>
        <draw:line draw:style-name="gr10" draw:layer="layout" svg:x1="22.82cm" svg:y1="7.107cm" svg:x2="31.519cm" svg:y2="7.107cm">
          <text:p/>
        </draw:line>
        <draw:line draw:style-name="gr10" draw:layer="layout" svg:x1="22.82cm" svg:y1="7.236cm" svg:x2="31.519cm" svg:y2="7.236cm">
          <text:p/>
        </draw:line>
        <draw:line draw:style-name="gr10" draw:layer="layout" svg:x1="22.82cm" svg:y1="7.373cm" svg:x2="31.519cm" svg:y2="7.373cm">
          <text:p/>
        </draw:line>
        <draw:line draw:style-name="gr10" draw:layer="layout" svg:x1="22.82cm" svg:y1="7.502cm" svg:x2="31.519cm" svg:y2="7.502cm">
          <text:p/>
        </draw:line>
        <draw:line draw:style-name="gr10" draw:layer="layout" svg:x1="22.82cm" svg:y1="7.638cm" svg:x2="31.519cm" svg:y2="7.638cm">
          <text:p/>
        </draw:line>
        <draw:line draw:style-name="gr10" draw:layer="layout" svg:x1="22.82cm" svg:y1="7.767cm" svg:x2="31.519cm" svg:y2="7.767cm">
          <text:p/>
        </draw:line>
        <draw:line draw:style-name="gr10" draw:layer="layout" svg:x1="22.82cm" svg:y1="7.903cm" svg:x2="31.519cm" svg:y2="7.903cm">
          <text:p/>
        </draw:line>
        <draw:line draw:style-name="gr10" draw:layer="layout" svg:x1="22.82cm" svg:y1="8.032cm" svg:x2="31.519cm" svg:y2="8.032cm">
          <text:p/>
        </draw:line>
        <draw:line draw:style-name="gr10" draw:layer="layout" svg:x1="22.82cm" svg:y1="8.162cm" svg:x2="31.519cm" svg:y2="8.162cm">
          <text:p/>
        </draw:line>
        <draw:line draw:style-name="gr10" draw:layer="layout" svg:x1="22.82cm" svg:y1="8.298cm" svg:x2="31.519cm" svg:y2="8.298cm">
          <text:p/>
        </draw:line>
        <draw:line draw:style-name="gr9" draw:layer="layout" svg:x1="22.807cm" svg:y1="2.835cm" svg:x2="22.793cm" svg:y2="2.835cm">
          <text:p/>
        </draw:line>
        <draw:line draw:style-name="gr9" draw:layer="layout" svg:x1="22.807cm" svg:y1="8.332cm" svg:x2="22.793cm" svg:y2="8.332cm">
          <text:p/>
        </draw:line>
        <draw:line draw:style-name="gr9" draw:layer="layout" svg:x1="22.807cm" svg:y1="2.801cm" svg:x2="22.793cm" svg:y2="2.801cm">
          <text:p/>
        </draw:line>
        <draw:line draw:style-name="gr9" draw:layer="layout" svg:x1="22.807cm" svg:y1="2.767cm" svg:x2="22.793cm" svg:y2="2.767cm">
          <text:p/>
        </draw:line>
        <draw:line draw:style-name="gr9" draw:layer="layout" svg:x1="22.807cm" svg:y1="2.972cm" svg:x2="22.793cm" svg:y2="2.972cm">
          <text:p/>
        </draw:line>
        <draw:line draw:style-name="gr9" draw:layer="layout" svg:x1="22.807cm" svg:y1="2.938cm" svg:x2="22.793cm" svg:y2="2.938cm">
          <text:p/>
        </draw:line>
        <draw:line draw:style-name="gr9" draw:layer="layout" svg:x1="22.807cm" svg:y1="2.904cm" svg:x2="22.793cm" svg:y2="2.904cm">
          <text:p/>
        </draw:line>
        <draw:line draw:style-name="gr9" draw:layer="layout" svg:x1="22.807cm" svg:y1="3.108cm" svg:x2="22.793cm" svg:y2="3.108cm">
          <text:p/>
        </draw:line>
        <draw:line draw:style-name="gr9" draw:layer="layout" svg:x1="22.807cm" svg:y1="3.074cm" svg:x2="22.793cm" svg:y2="3.074cm">
          <text:p/>
        </draw:line>
        <draw:line draw:style-name="gr9" draw:layer="layout" svg:x1="22.807cm" svg:y1="3.04cm" svg:x2="22.793cm" svg:y2="3.04cm">
          <text:p/>
        </draw:line>
        <draw:line draw:style-name="gr9" draw:layer="layout" svg:x1="22.807cm" svg:y1="3.237cm" svg:x2="22.793cm" svg:y2="3.237cm">
          <text:p/>
        </draw:line>
        <draw:line draw:style-name="gr9" draw:layer="layout" svg:x1="22.807cm" svg:y1="3.203cm" svg:x2="22.793cm" svg:y2="3.203cm">
          <text:p/>
        </draw:line>
        <draw:line draw:style-name="gr9" draw:layer="layout" svg:x1="22.807cm" svg:y1="3.169cm" svg:x2="22.793cm" svg:y2="3.169cm">
          <text:p/>
        </draw:line>
        <draw:line draw:style-name="gr9" draw:layer="layout" svg:x1="22.807cm" svg:y1="3.373cm" svg:x2="22.793cm" svg:y2="3.373cm">
          <text:p/>
        </draw:line>
        <draw:line draw:style-name="gr9" draw:layer="layout" svg:x1="22.807cm" svg:y1="3.339cm" svg:x2="22.793cm" svg:y2="3.339cm">
          <text:p/>
        </draw:line>
        <draw:line draw:style-name="gr9" draw:layer="layout" svg:x1="22.807cm" svg:y1="3.305cm" svg:x2="22.793cm" svg:y2="3.305cm">
          <text:p/>
        </draw:line>
        <draw:line draw:style-name="gr9" draw:layer="layout" svg:x1="22.807cm" svg:y1="3.502cm" svg:x2="22.793cm" svg:y2="3.502cm">
          <text:p/>
        </draw:line>
        <draw:line draw:style-name="gr9" draw:layer="layout" svg:x1="22.807cm" svg:y1="3.468cm" svg:x2="22.793cm" svg:y2="3.468cm">
          <text:p/>
        </draw:line>
        <draw:line draw:style-name="gr9" draw:layer="layout" svg:x1="22.807cm" svg:y1="3.434cm" svg:x2="22.793cm" svg:y2="3.434cm">
          <text:p/>
        </draw:line>
        <draw:line draw:style-name="gr9" draw:layer="layout" svg:x1="22.807cm" svg:y1="3.638cm" svg:x2="22.793cm" svg:y2="3.638cm">
          <text:p/>
        </draw:line>
        <draw:line draw:style-name="gr9" draw:layer="layout" svg:x1="22.807cm" svg:y1="3.604cm" svg:x2="22.793cm" svg:y2="3.604cm">
          <text:p/>
        </draw:line>
        <draw:line draw:style-name="gr9" draw:layer="layout" svg:x1="22.807cm" svg:y1="3.57cm" svg:x2="22.793cm" svg:y2="3.57cm">
          <text:p/>
        </draw:line>
        <draw:line draw:style-name="gr9" draw:layer="layout" svg:x1="22.807cm" svg:y1="3.767cm" svg:x2="22.793cm" svg:y2="3.767cm">
          <text:p/>
        </draw:line>
        <draw:line draw:style-name="gr9" draw:layer="layout" svg:x1="22.807cm" svg:y1="3.733cm" svg:x2="22.793cm" svg:y2="3.733cm">
          <text:p/>
        </draw:line>
        <draw:line draw:style-name="gr9" draw:layer="layout" svg:x1="22.807cm" svg:y1="3.699cm" svg:x2="22.793cm" svg:y2="3.699cm">
          <text:p/>
        </draw:line>
        <draw:line draw:style-name="gr9" draw:layer="layout" svg:x1="22.807cm" svg:y1="3.903cm" svg:x2="22.793cm" svg:y2="3.903cm">
          <text:p/>
        </draw:line>
        <draw:line draw:style-name="gr9" draw:layer="layout" svg:x1="22.807cm" svg:y1="3.869cm" svg:x2="22.793cm" svg:y2="3.869cm">
          <text:p/>
        </draw:line>
        <draw:line draw:style-name="gr9" draw:layer="layout" svg:x1="22.807cm" svg:y1="3.835cm" svg:x2="22.793cm" svg:y2="3.835cm">
          <text:p/>
        </draw:line>
        <draw:line draw:style-name="gr9" draw:layer="layout" svg:x1="22.807cm" svg:y1="4.033cm" svg:x2="22.793cm" svg:y2="4.033cm">
          <text:p/>
        </draw:line>
        <draw:line draw:style-name="gr9" draw:layer="layout" svg:x1="22.807cm" svg:y1="3.999cm" svg:x2="22.793cm" svg:y2="3.999cm">
          <text:p/>
        </draw:line>
        <draw:line draw:style-name="gr9" draw:layer="layout" svg:x1="22.807cm" svg:y1="3.965cm" svg:x2="22.793cm" svg:y2="3.965cm">
          <text:p/>
        </draw:line>
        <draw:line draw:style-name="gr9" draw:layer="layout" svg:x1="22.807cm" svg:y1="4.169cm" svg:x2="22.793cm" svg:y2="4.169cm">
          <text:p/>
        </draw:line>
        <draw:line draw:style-name="gr9" draw:layer="layout" svg:x1="22.807cm" svg:y1="4.135cm" svg:x2="22.793cm" svg:y2="4.135cm">
          <text:p/>
        </draw:line>
        <draw:line draw:style-name="gr9" draw:layer="layout" svg:x1="22.807cm" svg:y1="4.101cm" svg:x2="22.793cm" svg:y2="4.101cm">
          <text:p/>
        </draw:line>
        <draw:line draw:style-name="gr9" draw:layer="layout" svg:x1="22.807cm" svg:y1="4.298cm" svg:x2="22.793cm" svg:y2="4.298cm">
          <text:p/>
        </draw:line>
        <draw:line draw:style-name="gr9" draw:layer="layout" svg:x1="22.807cm" svg:y1="4.264cm" svg:x2="22.793cm" svg:y2="4.264cm">
          <text:p/>
        </draw:line>
        <draw:line draw:style-name="gr9" draw:layer="layout" svg:x1="22.807cm" svg:y1="4.23cm" svg:x2="22.793cm" svg:y2="4.23cm">
          <text:p/>
        </draw:line>
        <draw:line draw:style-name="gr9" draw:layer="layout" svg:x1="22.807cm" svg:y1="4.427cm" svg:x2="22.793cm" svg:y2="4.427cm">
          <text:p/>
        </draw:line>
        <draw:line draw:style-name="gr9" draw:layer="layout" svg:x1="22.807cm" svg:y1="4.393cm" svg:x2="22.793cm" svg:y2="4.393cm">
          <text:p/>
        </draw:line>
        <draw:line draw:style-name="gr9" draw:layer="layout" svg:x1="22.807cm" svg:y1="4.359cm" svg:x2="22.793cm" svg:y2="4.359cm">
          <text:p/>
        </draw:line>
        <draw:line draw:style-name="gr9" draw:layer="layout" svg:x1="22.807cm" svg:y1="4.563cm" svg:x2="22.793cm" svg:y2="4.563cm">
          <text:p/>
        </draw:line>
        <draw:line draw:style-name="gr9" draw:layer="layout" svg:x1="22.807cm" svg:y1="4.529cm" svg:x2="22.793cm" svg:y2="4.529cm">
          <text:p/>
        </draw:line>
        <draw:line draw:style-name="gr9" draw:layer="layout" svg:x1="22.807cm" svg:y1="4.495cm" svg:x2="22.793cm" svg:y2="4.495cm">
          <text:p/>
        </draw:line>
        <draw:line draw:style-name="gr9" draw:layer="layout" svg:x1="22.807cm" svg:y1="4.692cm" svg:x2="22.793cm" svg:y2="4.692cm">
          <text:p/>
        </draw:line>
        <draw:line draw:style-name="gr9" draw:layer="layout" svg:x1="22.807cm" svg:y1="4.658cm" svg:x2="22.793cm" svg:y2="4.658cm">
          <text:p/>
        </draw:line>
        <draw:line draw:style-name="gr9" draw:layer="layout" svg:x1="22.807cm" svg:y1="4.624cm" svg:x2="22.793cm" svg:y2="4.624cm">
          <text:p/>
        </draw:line>
        <draw:line draw:style-name="gr9" draw:layer="layout" svg:x1="22.807cm" svg:y1="4.829cm" svg:x2="22.793cm" svg:y2="4.829cm">
          <text:p/>
        </draw:line>
        <draw:line draw:style-name="gr9" draw:layer="layout" svg:x1="22.807cm" svg:y1="4.795cm" svg:x2="22.793cm" svg:y2="4.795cm">
          <text:p/>
        </draw:line>
        <draw:line draw:style-name="gr9" draw:layer="layout" svg:x1="22.807cm" svg:y1="4.76cm" svg:x2="22.793cm" svg:y2="4.76cm">
          <text:p/>
        </draw:line>
        <draw:line draw:style-name="gr9" draw:layer="layout" svg:x1="22.807cm" svg:y1="4.958cm" svg:x2="22.793cm" svg:y2="4.958cm">
          <text:p/>
        </draw:line>
        <draw:line draw:style-name="gr9" draw:layer="layout" svg:x1="22.807cm" svg:y1="4.924cm" svg:x2="22.793cm" svg:y2="4.924cm">
          <text:p/>
        </draw:line>
        <draw:line draw:style-name="gr9" draw:layer="layout" svg:x1="22.807cm" svg:y1="4.89cm" svg:x2="22.793cm" svg:y2="4.89cm">
          <text:p/>
        </draw:line>
        <draw:line draw:style-name="gr9" draw:layer="layout" svg:x1="22.807cm" svg:y1="5.094cm" svg:x2="22.793cm" svg:y2="5.094cm">
          <text:p/>
        </draw:line>
        <draw:line draw:style-name="gr9" draw:layer="layout" svg:x1="22.807cm" svg:y1="5.06cm" svg:x2="22.793cm" svg:y2="5.06cm">
          <text:p/>
        </draw:line>
        <draw:line draw:style-name="gr9" draw:layer="layout" svg:x1="22.807cm" svg:y1="5.026cm" svg:x2="22.793cm" svg:y2="5.026cm">
          <text:p/>
        </draw:line>
        <draw:line draw:style-name="gr9" draw:layer="layout" svg:x1="22.807cm" svg:y1="5.223cm" svg:x2="22.793cm" svg:y2="5.223cm">
          <text:p/>
        </draw:line>
        <draw:line draw:style-name="gr9" draw:layer="layout" svg:x1="22.807cm" svg:y1="5.189cm" svg:x2="22.793cm" svg:y2="5.189cm">
          <text:p/>
        </draw:line>
        <draw:line draw:style-name="gr9" draw:layer="layout" svg:x1="22.807cm" svg:y1="5.155cm" svg:x2="22.793cm" svg:y2="5.155cm">
          <text:p/>
        </draw:line>
        <draw:line draw:style-name="gr9" draw:layer="layout" svg:x1="22.807cm" svg:y1="5.359cm" svg:x2="22.793cm" svg:y2="5.359cm">
          <text:p/>
        </draw:line>
        <draw:line draw:style-name="gr9" draw:layer="layout" svg:x1="22.807cm" svg:y1="5.325cm" svg:x2="22.793cm" svg:y2="5.325cm">
          <text:p/>
        </draw:line>
        <draw:line draw:style-name="gr9" draw:layer="layout" svg:x1="22.807cm" svg:y1="5.291cm" svg:x2="22.793cm" svg:y2="5.291cm">
          <text:p/>
        </draw:line>
        <draw:line draw:style-name="gr9" draw:layer="layout" svg:x1="22.807cm" svg:y1="5.488cm" svg:x2="22.793cm" svg:y2="5.488cm">
          <text:p/>
        </draw:line>
        <draw:line draw:style-name="gr9" draw:layer="layout" svg:x1="22.807cm" svg:y1="5.454cm" svg:x2="22.793cm" svg:y2="5.454cm">
          <text:p/>
        </draw:line>
        <draw:line draw:style-name="gr9" draw:layer="layout" svg:x1="22.807cm" svg:y1="5.42cm" svg:x2="22.793cm" svg:y2="5.42cm">
          <text:p/>
        </draw:line>
        <draw:line draw:style-name="gr9" draw:layer="layout" svg:x1="22.807cm" svg:y1="5.618cm" svg:x2="22.793cm" svg:y2="5.618cm">
          <text:p/>
        </draw:line>
        <draw:line draw:style-name="gr9" draw:layer="layout" svg:x1="22.807cm" svg:y1="5.584cm" svg:x2="22.793cm" svg:y2="5.584cm">
          <text:p/>
        </draw:line>
        <draw:line draw:style-name="gr9" draw:layer="layout" svg:x1="22.807cm" svg:y1="5.55cm" svg:x2="22.793cm" svg:y2="5.55cm">
          <text:p/>
        </draw:line>
        <draw:line draw:style-name="gr9" draw:layer="layout" svg:x1="22.807cm" svg:y1="5.754cm" svg:x2="22.793cm" svg:y2="5.754cm">
          <text:p/>
        </draw:line>
        <draw:line draw:style-name="gr9" draw:layer="layout" svg:x1="22.807cm" svg:y1="5.72cm" svg:x2="22.793cm" svg:y2="5.72cm">
          <text:p/>
        </draw:line>
        <draw:line draw:style-name="gr9" draw:layer="layout" svg:x1="22.807cm" svg:y1="5.686cm" svg:x2="22.793cm" svg:y2="5.686cm">
          <text:p/>
        </draw:line>
        <draw:line draw:style-name="gr9" draw:layer="layout" svg:x1="22.807cm" svg:y1="5.883cm" svg:x2="22.793cm" svg:y2="5.883cm">
          <text:p/>
        </draw:line>
        <draw:line draw:style-name="gr9" draw:layer="layout" svg:x1="22.807cm" svg:y1="5.849cm" svg:x2="22.793cm" svg:y2="5.849cm">
          <text:p/>
        </draw:line>
        <draw:line draw:style-name="gr9" draw:layer="layout" svg:x1="22.807cm" svg:y1="5.815cm" svg:x2="22.793cm" svg:y2="5.815cm">
          <text:p/>
        </draw:line>
        <draw:line draw:style-name="gr9" draw:layer="layout" svg:x1="22.807cm" svg:y1="6.019cm" svg:x2="22.793cm" svg:y2="6.019cm">
          <text:p/>
        </draw:line>
        <draw:line draw:style-name="gr9" draw:layer="layout" svg:x1="22.807cm" svg:y1="5.985cm" svg:x2="22.793cm" svg:y2="5.985cm">
          <text:p/>
        </draw:line>
        <draw:line draw:style-name="gr9" draw:layer="layout" svg:x1="22.807cm" svg:y1="5.951cm" svg:x2="22.793cm" svg:y2="5.951cm">
          <text:p/>
        </draw:line>
        <draw:line draw:style-name="gr9" draw:layer="layout" svg:x1="22.807cm" svg:y1="6.148cm" svg:x2="22.793cm" svg:y2="6.148cm">
          <text:p/>
        </draw:line>
        <draw:line draw:style-name="gr9" draw:layer="layout" svg:x1="22.807cm" svg:y1="6.114cm" svg:x2="22.793cm" svg:y2="6.114cm">
          <text:p/>
        </draw:line>
        <draw:line draw:style-name="gr9" draw:layer="layout" svg:x1="22.807cm" svg:y1="6.08cm" svg:x2="22.793cm" svg:y2="6.08cm">
          <text:p/>
        </draw:line>
        <draw:line draw:style-name="gr9" draw:layer="layout" svg:x1="22.807cm" svg:y1="6.284cm" svg:x2="22.793cm" svg:y2="6.284cm">
          <text:p/>
        </draw:line>
        <draw:line draw:style-name="gr9" draw:layer="layout" svg:x1="22.807cm" svg:y1="6.25cm" svg:x2="22.793cm" svg:y2="6.25cm">
          <text:p/>
        </draw:line>
        <draw:line draw:style-name="gr9" draw:layer="layout" svg:x1="22.807cm" svg:y1="6.216cm" svg:x2="22.793cm" svg:y2="6.216cm">
          <text:p/>
        </draw:line>
        <draw:line draw:style-name="gr9" draw:layer="layout" svg:x1="22.807cm" svg:y1="6.413cm" svg:x2="22.793cm" svg:y2="6.413cm">
          <text:p/>
        </draw:line>
        <draw:line draw:style-name="gr9" draw:layer="layout" svg:x1="22.807cm" svg:y1="6.379cm" svg:x2="22.793cm" svg:y2="6.379cm">
          <text:p/>
        </draw:line>
        <draw:line draw:style-name="gr9" draw:layer="layout" svg:x1="22.807cm" svg:y1="6.345cm" svg:x2="22.793cm" svg:y2="6.345cm">
          <text:p/>
        </draw:line>
        <draw:line draw:style-name="gr9" draw:layer="layout" svg:x1="22.807cm" svg:y1="6.549cm" svg:x2="22.793cm" svg:y2="6.549cm">
          <text:p/>
        </draw:line>
        <draw:line draw:style-name="gr9" draw:layer="layout" svg:x1="22.807cm" svg:y1="6.515cm" svg:x2="22.793cm" svg:y2="6.515cm">
          <text:p/>
        </draw:line>
        <draw:line draw:style-name="gr9" draw:layer="layout" svg:x1="22.807cm" svg:y1="6.481cm" svg:x2="22.793cm" svg:y2="6.481cm">
          <text:p/>
        </draw:line>
        <draw:line draw:style-name="gr9" draw:layer="layout" svg:x1="22.807cm" svg:y1="6.679cm" svg:x2="22.793cm" svg:y2="6.679cm">
          <text:p/>
        </draw:line>
        <draw:line draw:style-name="gr9" draw:layer="layout" svg:x1="22.807cm" svg:y1="6.645cm" svg:x2="22.793cm" svg:y2="6.645cm">
          <text:p/>
        </draw:line>
        <draw:line draw:style-name="gr9" draw:layer="layout" svg:x1="22.807cm" svg:y1="6.611cm" svg:x2="22.793cm" svg:y2="6.611cm">
          <text:p/>
        </draw:line>
        <draw:line draw:style-name="gr9" draw:layer="layout" svg:x1="22.807cm" svg:y1="6.815cm" svg:x2="22.793cm" svg:y2="6.815cm">
          <text:p/>
        </draw:line>
        <draw:line draw:style-name="gr9" draw:layer="layout" svg:x1="22.807cm" svg:y1="6.781cm" svg:x2="22.793cm" svg:y2="6.781cm">
          <text:p/>
        </draw:line>
        <draw:line draw:style-name="gr9" draw:layer="layout" svg:x1="22.807cm" svg:y1="6.747cm" svg:x2="22.793cm" svg:y2="6.747cm">
          <text:p/>
        </draw:line>
        <draw:line draw:style-name="gr9" draw:layer="layout" svg:x1="22.807cm" svg:y1="6.944cm" svg:x2="22.793cm" svg:y2="6.944cm">
          <text:p/>
        </draw:line>
        <draw:line draw:style-name="gr9" draw:layer="layout" svg:x1="22.807cm" svg:y1="6.91cm" svg:x2="22.793cm" svg:y2="6.91cm">
          <text:p/>
        </draw:line>
        <draw:line draw:style-name="gr9" draw:layer="layout" svg:x1="22.807cm" svg:y1="6.876cm" svg:x2="22.793cm" svg:y2="6.876cm">
          <text:p/>
        </draw:line>
        <draw:line draw:style-name="gr9" draw:layer="layout" svg:x1="22.807cm" svg:y1="7.073cm" svg:x2="22.793cm" svg:y2="7.073cm">
          <text:p/>
        </draw:line>
        <draw:line draw:style-name="gr9" draw:layer="layout" svg:x1="22.807cm" svg:y1="7.039cm" svg:x2="22.793cm" svg:y2="7.039cm">
          <text:p/>
        </draw:line>
        <draw:line draw:style-name="gr9" draw:layer="layout" svg:x1="22.807cm" svg:y1="7.005cm" svg:x2="22.793cm" svg:y2="7.005cm">
          <text:p/>
        </draw:line>
        <draw:line draw:style-name="gr9" draw:layer="layout" svg:x1="22.807cm" svg:y1="7.209cm" svg:x2="22.793cm" svg:y2="7.209cm">
          <text:p/>
        </draw:line>
        <draw:line draw:style-name="gr9" draw:layer="layout" svg:x1="22.807cm" svg:y1="7.175cm" svg:x2="22.793cm" svg:y2="7.175cm">
          <text:p/>
        </draw:line>
        <draw:line draw:style-name="gr9" draw:layer="layout" svg:x1="22.807cm" svg:y1="7.141cm" svg:x2="22.793cm" svg:y2="7.141cm">
          <text:p/>
        </draw:line>
        <draw:line draw:style-name="gr9" draw:layer="layout" svg:x1="22.807cm" svg:y1="7.339cm" svg:x2="22.793cm" svg:y2="7.339cm">
          <text:p/>
        </draw:line>
        <draw:line draw:style-name="gr9" draw:layer="layout" svg:x1="22.807cm" svg:y1="7.305cm" svg:x2="22.793cm" svg:y2="7.305cm">
          <text:p/>
        </draw:line>
        <draw:line draw:style-name="gr9" draw:layer="layout" svg:x1="22.807cm" svg:y1="7.271cm" svg:x2="22.793cm" svg:y2="7.271cm">
          <text:p/>
        </draw:line>
        <draw:line draw:style-name="gr9" draw:layer="layout" svg:x1="22.807cm" svg:y1="7.475cm" svg:x2="22.793cm" svg:y2="7.475cm">
          <text:p/>
        </draw:line>
        <draw:line draw:style-name="gr9" draw:layer="layout" svg:x1="22.807cm" svg:y1="7.441cm" svg:x2="22.793cm" svg:y2="7.441cm">
          <text:p/>
        </draw:line>
        <draw:line draw:style-name="gr9" draw:layer="layout" svg:x1="22.807cm" svg:y1="7.407cm" svg:x2="22.793cm" svg:y2="7.407cm">
          <text:p/>
        </draw:line>
        <draw:line draw:style-name="gr9" draw:layer="layout" svg:x1="22.807cm" svg:y1="7.604cm" svg:x2="22.793cm" svg:y2="7.604cm">
          <text:p/>
        </draw:line>
        <draw:line draw:style-name="gr9" draw:layer="layout" svg:x1="22.807cm" svg:y1="7.57cm" svg:x2="22.793cm" svg:y2="7.57cm">
          <text:p/>
        </draw:line>
        <draw:line draw:style-name="gr9" draw:layer="layout" svg:x1="22.807cm" svg:y1="7.536cm" svg:x2="22.793cm" svg:y2="7.536cm">
          <text:p/>
        </draw:line>
        <draw:line draw:style-name="gr9" draw:layer="layout" svg:x1="22.807cm" svg:y1="7.74cm" svg:x2="22.793cm" svg:y2="7.74cm">
          <text:p/>
        </draw:line>
        <draw:line draw:style-name="gr9" draw:layer="layout" svg:x1="22.807cm" svg:y1="7.706cm" svg:x2="22.793cm" svg:y2="7.706cm">
          <text:p/>
        </draw:line>
        <draw:line draw:style-name="gr9" draw:layer="layout" svg:x1="22.807cm" svg:y1="7.672cm" svg:x2="22.793cm" svg:y2="7.672cm">
          <text:p/>
        </draw:line>
        <draw:line draw:style-name="gr9" draw:layer="layout" svg:x1="22.807cm" svg:y1="7.869cm" svg:x2="22.793cm" svg:y2="7.869cm">
          <text:p/>
        </draw:line>
        <draw:line draw:style-name="gr9" draw:layer="layout" svg:x1="22.807cm" svg:y1="7.835cm" svg:x2="22.793cm" svg:y2="7.835cm">
          <text:p/>
        </draw:line>
        <draw:line draw:style-name="gr9" draw:layer="layout" svg:x1="22.807cm" svg:y1="7.801cm" svg:x2="22.793cm" svg:y2="7.801cm">
          <text:p/>
        </draw:line>
        <draw:line draw:style-name="gr9" draw:layer="layout" svg:x1="22.807cm" svg:y1="8.005cm" svg:x2="22.793cm" svg:y2="8.005cm">
          <text:p/>
        </draw:line>
        <draw:line draw:style-name="gr9" draw:layer="layout" svg:x1="22.807cm" svg:y1="7.971cm" svg:x2="22.793cm" svg:y2="7.971cm">
          <text:p/>
        </draw:line>
        <draw:line draw:style-name="gr9" draw:layer="layout" svg:x1="22.807cm" svg:y1="7.937cm" svg:x2="22.793cm" svg:y2="7.937cm">
          <text:p/>
        </draw:line>
        <draw:line draw:style-name="gr9" draw:layer="layout" svg:x1="22.807cm" svg:y1="8.134cm" svg:x2="22.793cm" svg:y2="8.134cm">
          <text:p/>
        </draw:line>
        <draw:line draw:style-name="gr9" draw:layer="layout" svg:x1="22.807cm" svg:y1="8.1cm" svg:x2="22.793cm" svg:y2="8.1cm">
          <text:p/>
        </draw:line>
        <draw:line draw:style-name="gr9" draw:layer="layout" svg:x1="22.807cm" svg:y1="8.066cm" svg:x2="22.793cm" svg:y2="8.066cm">
          <text:p/>
        </draw:line>
        <draw:line draw:style-name="gr9" draw:layer="layout" svg:x1="22.807cm" svg:y1="8.264cm" svg:x2="22.793cm" svg:y2="8.264cm">
          <text:p/>
        </draw:line>
        <draw:line draw:style-name="gr9" draw:layer="layout" svg:x1="22.807cm" svg:y1="8.23cm" svg:x2="22.793cm" svg:y2="8.23cm">
          <text:p/>
        </draw:line>
        <draw:line draw:style-name="gr9" draw:layer="layout" svg:x1="22.807cm" svg:y1="8.196cm" svg:x2="22.793cm" svg:y2="8.196cm">
          <text:p/>
        </draw:line>
        <draw:line draw:style-name="gr9" draw:layer="layout" svg:x1="22.807cm" svg:y1="3.631cm" svg:x2="22.793cm" svg:y2="3.631cm">
          <text:p/>
        </draw:line>
        <draw:line draw:style-name="gr9" draw:layer="layout" svg:x1="22.807cm" svg:y1="5.189cm" svg:x2="22.793cm" svg:y2="5.189cm">
          <text:p/>
        </draw:line>
        <draw:line draw:style-name="gr9" draw:layer="layout" svg:x1="22.807cm" svg:y1="6.74cm" svg:x2="22.793cm" svg:y2="6.74cm">
          <text:p/>
        </draw:line>
        <draw:polygon draw:style-name="gr11" draw:layer="layout" svg:width="8.706cm" svg:height="0.014cm" svg:x="22.813cm" svg:y="2.74cm" svg:viewBox="0 0 8707 15" draw:points="0,15 8707,15 8707,0 0,0">
          <text:p/>
        </draw:polygon>
        <draw:line draw:style-name="gr9" draw:layer="layout" svg:x1="31.274cm" svg:y1="2.74cm" svg:x2="31.274cm" svg:y2="2.713cm">
          <text:p/>
        </draw:line>
        <draw:line draw:style-name="gr9" draw:layer="layout" svg:x1="30.674cm" svg:y1="2.74cm" svg:x2="30.674cm" svg:y2="2.713cm">
          <text:p/>
        </draw:line>
        <draw:line draw:style-name="gr9" draw:layer="layout" svg:x1="30.075cm" svg:y1="2.74cm" svg:x2="30.075cm" svg:y2="2.713cm">
          <text:p/>
        </draw:line>
        <draw:line draw:style-name="gr9" draw:layer="layout" svg:x1="29.482cm" svg:y1="2.74cm" svg:x2="29.482cm" svg:y2="2.713cm">
          <text:p/>
        </draw:line>
        <draw:line draw:style-name="gr9" draw:layer="layout" svg:x1="28.883cm" svg:y1="2.74cm" svg:x2="28.883cm" svg:y2="2.713cm">
          <text:p/>
        </draw:line>
        <draw:line draw:style-name="gr9" draw:layer="layout" svg:x1="28.283cm" svg:y1="2.74cm" svg:x2="28.283cm" svg:y2="2.713cm">
          <text:p/>
        </draw:line>
        <draw:line draw:style-name="gr9" draw:layer="layout" svg:x1="27.684cm" svg:y1="2.74cm" svg:x2="27.684cm" svg:y2="2.713cm">
          <text:p/>
        </draw:line>
        <draw:line draw:style-name="gr9" draw:layer="layout" svg:x1="27.091cm" svg:y1="2.74cm" svg:x2="27.091cm" svg:y2="2.713cm">
          <text:p/>
        </draw:line>
        <draw:line draw:style-name="gr9" draw:layer="layout" svg:x1="26.492cm" svg:y1="2.74cm" svg:x2="26.492cm" svg:y2="2.713cm">
          <text:p/>
        </draw:line>
        <draw:line draw:style-name="gr9" draw:layer="layout" svg:x1="25.892cm" svg:y1="2.74cm" svg:x2="25.892cm" svg:y2="2.713cm">
          <text:p/>
        </draw:line>
        <draw:line draw:style-name="gr9" draw:layer="layout" svg:x1="25.293cm" svg:y1="2.74cm" svg:x2="25.293cm" svg:y2="2.713cm">
          <text:p/>
        </draw:line>
        <draw:line draw:style-name="gr9" draw:layer="layout" svg:x1="24.7cm" svg:y1="2.74cm" svg:x2="24.7cm" svg:y2="2.713cm">
          <text:p/>
        </draw:line>
        <draw:line draw:style-name="gr9" draw:layer="layout" svg:x1="24.101cm" svg:y1="2.74cm" svg:x2="24.101cm" svg:y2="2.713cm">
          <text:p/>
        </draw:line>
        <draw:line draw:style-name="gr9" draw:layer="layout" svg:x1="23.501cm" svg:y1="2.74cm" svg:x2="23.501cm" svg:y2="2.713cm">
          <text:p/>
        </draw:line>
        <draw:line draw:style-name="gr9" draw:layer="layout" svg:x1="22.902cm" svg:y1="2.74cm" svg:x2="22.902cm" svg:y2="2.713cm">
          <text:p/>
        </draw:line>
        <draw:line draw:style-name="gr12" draw:layer="layout" svg:x1="31.274cm" svg:y1="2.754cm" svg:x2="31.274cm" svg:y2="8.338cm">
          <text:p/>
        </draw:line>
        <draw:line draw:style-name="gr12" draw:layer="layout" svg:x1="30.674cm" svg:y1="2.754cm" svg:x2="30.674cm" svg:y2="8.338cm">
          <text:p/>
        </draw:line>
        <draw:line draw:style-name="gr12" draw:layer="layout" svg:x1="30.075cm" svg:y1="2.754cm" svg:x2="30.075cm" svg:y2="8.338cm">
          <text:p/>
        </draw:line>
        <draw:line draw:style-name="gr12" draw:layer="layout" svg:x1="29.482cm" svg:y1="2.754cm" svg:x2="29.482cm" svg:y2="8.338cm">
          <text:p/>
        </draw:line>
        <draw:line draw:style-name="gr12" draw:layer="layout" svg:x1="28.883cm" svg:y1="2.754cm" svg:x2="28.883cm" svg:y2="8.338cm">
          <text:p/>
        </draw:line>
        <draw:line draw:style-name="gr12" draw:layer="layout" svg:x1="28.283cm" svg:y1="2.754cm" svg:x2="28.283cm" svg:y2="8.338cm">
          <text:p/>
        </draw:line>
        <draw:line draw:style-name="gr12" draw:layer="layout" svg:x1="27.684cm" svg:y1="2.754cm" svg:x2="27.684cm" svg:y2="8.338cm">
          <text:p/>
        </draw:line>
        <draw:line draw:style-name="gr12" draw:layer="layout" svg:x1="27.091cm" svg:y1="2.754cm" svg:x2="27.091cm" svg:y2="8.338cm">
          <text:p/>
        </draw:line>
        <draw:line draw:style-name="gr12" draw:layer="layout" svg:x1="26.492cm" svg:y1="2.754cm" svg:x2="26.492cm" svg:y2="8.338cm">
          <text:p/>
        </draw:line>
        <draw:line draw:style-name="gr12" draw:layer="layout" svg:x1="25.892cm" svg:y1="2.754cm" svg:x2="25.892cm" svg:y2="8.338cm">
          <text:p/>
        </draw:line>
        <draw:line draw:style-name="gr12" draw:layer="layout" svg:x1="25.293cm" svg:y1="2.754cm" svg:x2="25.293cm" svg:y2="8.338cm">
          <text:p/>
        </draw:line>
        <draw:line draw:style-name="gr12" draw:layer="layout" svg:x1="24.7cm" svg:y1="2.754cm" svg:x2="24.7cm" svg:y2="8.338cm">
          <text:p/>
        </draw:line>
        <draw:line draw:style-name="gr12" draw:layer="layout" svg:x1="24.101cm" svg:y1="2.754cm" svg:x2="24.101cm" svg:y2="8.338cm">
          <text:p/>
        </draw:line>
        <draw:line draw:style-name="gr12" draw:layer="layout" svg:x1="23.501cm" svg:y1="2.754cm" svg:x2="23.501cm" svg:y2="8.338cm">
          <text:p/>
        </draw:line>
        <draw:line draw:style-name="gr12" draw:layer="layout" svg:x1="22.902cm" svg:y1="2.754cm" svg:x2="22.902cm" svg:y2="8.338cm">
          <text:p/>
        </draw:line>
        <draw:line draw:style-name="gr9" draw:layer="layout" svg:x1="31.424cm" svg:y1="2.74cm" svg:x2="31.424cm" svg:y2="2.727cm">
          <text:p/>
        </draw:line>
        <draw:line draw:style-name="gr9" draw:layer="layout" svg:x1="30.824cm" svg:y1="2.74cm" svg:x2="30.824cm" svg:y2="2.727cm">
          <text:p/>
        </draw:line>
        <draw:line draw:style-name="gr9" draw:layer="layout" svg:x1="30.974cm" svg:y1="2.74cm" svg:x2="30.974cm" svg:y2="2.727cm">
          <text:p/>
        </draw:line>
        <draw:line draw:style-name="gr9" draw:layer="layout" svg:x1="31.124cm" svg:y1="2.74cm" svg:x2="31.124cm" svg:y2="2.727cm">
          <text:p/>
        </draw:line>
        <draw:line draw:style-name="gr9" draw:layer="layout" svg:x1="30.225cm" svg:y1="2.74cm" svg:x2="30.225cm" svg:y2="2.727cm">
          <text:p/>
        </draw:line>
        <draw:line draw:style-name="gr9" draw:layer="layout" svg:x1="30.375cm" svg:y1="2.74cm" svg:x2="30.375cm" svg:y2="2.727cm">
          <text:p/>
        </draw:line>
        <draw:line draw:style-name="gr9" draw:layer="layout" svg:x1="30.525cm" svg:y1="2.74cm" svg:x2="30.525cm" svg:y2="2.727cm">
          <text:p/>
        </draw:line>
        <draw:line draw:style-name="gr9" draw:layer="layout" svg:x1="29.625cm" svg:y1="2.74cm" svg:x2="29.625cm" svg:y2="2.727cm">
          <text:p/>
        </draw:line>
        <draw:line draw:style-name="gr9" draw:layer="layout" svg:x1="29.775cm" svg:y1="2.74cm" svg:x2="29.775cm" svg:y2="2.727cm">
          <text:p/>
        </draw:line>
        <draw:line draw:style-name="gr9" draw:layer="layout" svg:x1="29.925cm" svg:y1="2.74cm" svg:x2="29.925cm" svg:y2="2.727cm">
          <text:p/>
        </draw:line>
        <draw:line draw:style-name="gr9" draw:layer="layout" svg:x1="29.033cm" svg:y1="2.74cm" svg:x2="29.033cm" svg:y2="2.727cm">
          <text:p/>
        </draw:line>
        <draw:line draw:style-name="gr9" draw:layer="layout" svg:x1="29.183cm" svg:y1="2.74cm" svg:x2="29.183cm" svg:y2="2.727cm">
          <text:p/>
        </draw:line>
        <draw:line draw:style-name="gr9" draw:layer="layout" svg:x1="29.332cm" svg:y1="2.74cm" svg:x2="29.332cm" svg:y2="2.727cm">
          <text:p/>
        </draw:line>
        <draw:line draw:style-name="gr9" draw:layer="layout" svg:x1="28.433cm" svg:y1="2.74cm" svg:x2="28.433cm" svg:y2="2.727cm">
          <text:p/>
        </draw:line>
        <draw:line draw:style-name="gr9" draw:layer="layout" svg:x1="28.583cm" svg:y1="2.74cm" svg:x2="28.583cm" svg:y2="2.727cm">
          <text:p/>
        </draw:line>
        <draw:line draw:style-name="gr9" draw:layer="layout" svg:x1="28.733cm" svg:y1="2.74cm" svg:x2="28.733cm" svg:y2="2.727cm">
          <text:p/>
        </draw:line>
        <draw:line draw:style-name="gr9" draw:layer="layout" svg:x1="27.834cm" svg:y1="2.74cm" svg:x2="27.834cm" svg:y2="2.727cm">
          <text:p/>
        </draw:line>
        <draw:line draw:style-name="gr9" draw:layer="layout" svg:x1="27.984cm" svg:y1="2.74cm" svg:x2="27.984cm" svg:y2="2.727cm">
          <text:p/>
        </draw:line>
        <draw:line draw:style-name="gr9" draw:layer="layout" svg:x1="28.134cm" svg:y1="2.74cm" svg:x2="28.134cm" svg:y2="2.727cm">
          <text:p/>
        </draw:line>
        <draw:line draw:style-name="gr9" draw:layer="layout" svg:x1="27.234cm" svg:y1="2.74cm" svg:x2="27.234cm" svg:y2="2.727cm">
          <text:p/>
        </draw:line>
        <draw:line draw:style-name="gr9" draw:layer="layout" svg:x1="27.384cm" svg:y1="2.74cm" svg:x2="27.384cm" svg:y2="2.727cm">
          <text:p/>
        </draw:line>
        <draw:line draw:style-name="gr9" draw:layer="layout" svg:x1="27.534cm" svg:y1="2.74cm" svg:x2="27.534cm" svg:y2="2.727cm">
          <text:p/>
        </draw:line>
        <draw:line draw:style-name="gr9" draw:layer="layout" svg:x1="26.642cm" svg:y1="2.74cm" svg:x2="26.642cm" svg:y2="2.727cm">
          <text:p/>
        </draw:line>
        <draw:line draw:style-name="gr9" draw:layer="layout" svg:x1="26.792cm" svg:y1="2.74cm" svg:x2="26.792cm" svg:y2="2.727cm">
          <text:p/>
        </draw:line>
        <draw:line draw:style-name="gr9" draw:layer="layout" svg:x1="26.941cm" svg:y1="2.74cm" svg:x2="26.941cm" svg:y2="2.727cm">
          <text:p/>
        </draw:line>
        <draw:line draw:style-name="gr9" draw:layer="layout" svg:x1="26.042cm" svg:y1="2.74cm" svg:x2="26.042cm" svg:y2="2.727cm">
          <text:p/>
        </draw:line>
        <draw:line draw:style-name="gr9" draw:layer="layout" svg:x1="26.192cm" svg:y1="2.74cm" svg:x2="26.192cm" svg:y2="2.727cm">
          <text:p/>
        </draw:line>
        <draw:line draw:style-name="gr9" draw:layer="layout" svg:x1="26.342cm" svg:y1="2.74cm" svg:x2="26.342cm" svg:y2="2.727cm">
          <text:p/>
        </draw:line>
        <draw:line draw:style-name="gr9" draw:layer="layout" svg:x1="25.443cm" svg:y1="2.74cm" svg:x2="25.443cm" svg:y2="2.727cm">
          <text:p/>
        </draw:line>
        <draw:line draw:style-name="gr9" draw:layer="layout" svg:x1="25.593cm" svg:y1="2.74cm" svg:x2="25.593cm" svg:y2="2.727cm">
          <text:p/>
        </draw:line>
        <draw:line draw:style-name="gr9" draw:layer="layout" svg:x1="25.742cm" svg:y1="2.74cm" svg:x2="25.742cm" svg:y2="2.727cm">
          <text:p/>
        </draw:line>
        <draw:line draw:style-name="gr9" draw:layer="layout" svg:x1="24.843cm" svg:y1="2.74cm" svg:x2="24.843cm" svg:y2="2.727cm">
          <text:p/>
        </draw:line>
        <draw:line draw:style-name="gr9" draw:layer="layout" svg:x1="24.993cm" svg:y1="2.74cm" svg:x2="24.993cm" svg:y2="2.727cm">
          <text:p/>
        </draw:line>
        <draw:line draw:style-name="gr9" draw:layer="layout" svg:x1="25.143cm" svg:y1="2.74cm" svg:x2="25.143cm" svg:y2="2.727cm">
          <text:p/>
        </draw:line>
        <draw:line draw:style-name="gr9" draw:layer="layout" svg:x1="24.251cm" svg:y1="2.74cm" svg:x2="24.251cm" svg:y2="2.727cm">
          <text:p/>
        </draw:line>
        <draw:line draw:style-name="gr9" draw:layer="layout" svg:x1="24.401cm" svg:y1="2.74cm" svg:x2="24.401cm" svg:y2="2.727cm">
          <text:p/>
        </draw:line>
        <draw:line draw:style-name="gr9" draw:layer="layout" svg:x1="24.55cm" svg:y1="2.74cm" svg:x2="24.55cm" svg:y2="2.727cm">
          <text:p/>
        </draw:line>
        <draw:line draw:style-name="gr9" draw:layer="layout" svg:x1="23.651cm" svg:y1="2.74cm" svg:x2="23.651cm" svg:y2="2.727cm">
          <text:p/>
        </draw:line>
        <draw:line draw:style-name="gr9" draw:layer="layout" svg:x1="23.801cm" svg:y1="2.74cm" svg:x2="23.801cm" svg:y2="2.727cm">
          <text:p/>
        </draw:line>
        <draw:line draw:style-name="gr9" draw:layer="layout" svg:x1="23.951cm" svg:y1="2.74cm" svg:x2="23.951cm" svg:y2="2.727cm">
          <text:p/>
        </draw:line>
        <draw:line draw:style-name="gr9" draw:layer="layout" svg:x1="23.052cm" svg:y1="2.74cm" svg:x2="23.052cm" svg:y2="2.727cm">
          <text:p/>
        </draw:line>
        <draw:line draw:style-name="gr9" draw:layer="layout" svg:x1="23.202cm" svg:y1="2.74cm" svg:x2="23.202cm" svg:y2="2.727cm">
          <text:p/>
        </draw:line>
        <draw:line draw:style-name="gr9" draw:layer="layout" svg:x1="23.351cm" svg:y1="2.74cm" svg:x2="23.351cm" svg:y2="2.727cm">
          <text:p/>
        </draw:line>
        <draw:polygon draw:style-name="gr11" draw:layer="layout" svg:width="8.706cm" svg:height="0.013cm" svg:x="22.813cm" svg:y="8.332cm" svg:viewBox="0 0 8707 14" draw:points="0,14 8707,14 8707,0 0,0">
          <text:p/>
        </draw:polygon>
        <draw:line draw:style-name="gr10" draw:layer="layout" svg:x1="31.315cm" svg:y1="2.754cm" svg:x2="31.315cm" svg:y2="8.338cm">
          <text:p/>
        </draw:line>
        <draw:line draw:style-name="gr10" draw:layer="layout" svg:x1="31.104cm" svg:y1="2.754cm" svg:x2="31.104cm" svg:y2="8.338cm">
          <text:p/>
        </draw:line>
        <draw:line draw:style-name="gr10" draw:layer="layout" svg:x1="30.892cm" svg:y1="2.754cm" svg:x2="30.892cm" svg:y2="8.338cm">
          <text:p/>
        </draw:line>
        <draw:line draw:style-name="gr10" draw:layer="layout" svg:x1="30.681cm" svg:y1="2.754cm" svg:x2="30.681cm" svg:y2="8.338cm">
          <text:p/>
        </draw:line>
        <draw:line draw:style-name="gr10" draw:layer="layout" svg:x1="30.463cm" svg:y1="2.754cm" svg:x2="30.463cm" svg:y2="8.338cm">
          <text:p/>
        </draw:line>
        <draw:line draw:style-name="gr10" draw:layer="layout" svg:x1="30.252cm" svg:y1="2.754cm" svg:x2="30.252cm" svg:y2="8.338cm">
          <text:p/>
        </draw:line>
        <draw:line draw:style-name="gr10" draw:layer="layout" svg:x1="30.041cm" svg:y1="2.754cm" svg:x2="30.041cm" svg:y2="8.338cm">
          <text:p/>
        </draw:line>
        <draw:line draw:style-name="gr10" draw:layer="layout" svg:x1="29.83cm" svg:y1="2.754cm" svg:x2="29.83cm" svg:y2="8.338cm">
          <text:p/>
        </draw:line>
        <draw:line draw:style-name="gr10" draw:layer="layout" svg:x1="29.612cm" svg:y1="2.754cm" svg:x2="29.612cm" svg:y2="8.338cm">
          <text:p/>
        </draw:line>
        <draw:line draw:style-name="gr10" draw:layer="layout" svg:x1="29.401cm" svg:y1="2.754cm" svg:x2="29.401cm" svg:y2="8.338cm">
          <text:p/>
        </draw:line>
        <draw:line draw:style-name="gr10" draw:layer="layout" svg:x1="29.189cm" svg:y1="2.754cm" svg:x2="29.189cm" svg:y2="8.338cm">
          <text:p/>
        </draw:line>
        <draw:line draw:style-name="gr10" draw:layer="layout" svg:x1="28.978cm" svg:y1="2.754cm" svg:x2="28.978cm" svg:y2="8.338cm">
          <text:p/>
        </draw:line>
        <draw:line draw:style-name="gr10" draw:layer="layout" svg:x1="28.767cm" svg:y1="2.754cm" svg:x2="28.767cm" svg:y2="8.338cm">
          <text:p/>
        </draw:line>
        <draw:line draw:style-name="gr10" draw:layer="layout" svg:x1="28.549cm" svg:y1="2.754cm" svg:x2="28.549cm" svg:y2="8.338cm">
          <text:p/>
        </draw:line>
        <draw:line draw:style-name="gr10" draw:layer="layout" svg:x1="28.338cm" svg:y1="2.754cm" svg:x2="28.338cm" svg:y2="8.338cm">
          <text:p/>
        </draw:line>
        <draw:line draw:style-name="gr10" draw:layer="layout" svg:x1="28.127cm" svg:y1="2.754cm" svg:x2="28.127cm" svg:y2="8.338cm">
          <text:p/>
        </draw:line>
        <draw:line draw:style-name="gr10" draw:layer="layout" svg:x1="27.916cm" svg:y1="2.754cm" svg:x2="27.916cm" svg:y2="8.338cm">
          <text:p/>
        </draw:line>
        <draw:line draw:style-name="gr10" draw:layer="layout" svg:x1="27.698cm" svg:y1="2.754cm" svg:x2="27.698cm" svg:y2="8.338cm">
          <text:p/>
        </draw:line>
        <draw:line draw:style-name="gr10" draw:layer="layout" svg:x1="27.486cm" svg:y1="2.754cm" svg:x2="27.486cm" svg:y2="8.338cm">
          <text:p/>
        </draw:line>
        <draw:line draw:style-name="gr10" draw:layer="layout" svg:x1="27.275cm" svg:y1="2.754cm" svg:x2="27.275cm" svg:y2="8.338cm">
          <text:p/>
        </draw:line>
        <draw:line draw:style-name="gr10" draw:layer="layout" svg:x1="27.064cm" svg:y1="2.754cm" svg:x2="27.064cm" svg:y2="8.338cm">
          <text:p/>
        </draw:line>
        <draw:line draw:style-name="gr10" draw:layer="layout" svg:x1="26.853cm" svg:y1="2.754cm" svg:x2="26.853cm" svg:y2="8.338cm">
          <text:p/>
        </draw:line>
        <draw:line draw:style-name="gr10" draw:layer="layout" svg:x1="26.635cm" svg:y1="2.754cm" svg:x2="26.635cm" svg:y2="8.338cm">
          <text:p/>
        </draw:line>
        <draw:line draw:style-name="gr10" draw:layer="layout" svg:x1="26.424cm" svg:y1="2.754cm" svg:x2="26.424cm" svg:y2="8.338cm">
          <text:p/>
        </draw:line>
        <draw:line draw:style-name="gr10" draw:layer="layout" svg:x1="26.213cm" svg:y1="2.754cm" svg:x2="26.213cm" svg:y2="8.338cm">
          <text:p/>
        </draw:line>
        <draw:line draw:style-name="gr10" draw:layer="layout" svg:x1="26.001cm" svg:y1="2.754cm" svg:x2="26.001cm" svg:y2="8.338cm">
          <text:p/>
        </draw:line>
        <draw:line draw:style-name="gr10" draw:layer="layout" svg:x1="25.79cm" svg:y1="2.754cm" svg:x2="25.79cm" svg:y2="8.338cm">
          <text:p/>
        </draw:line>
        <draw:line draw:style-name="gr10" draw:layer="layout" svg:x1="25.572cm" svg:y1="2.754cm" svg:x2="25.572cm" svg:y2="8.338cm">
          <text:p/>
        </draw:line>
        <draw:line draw:style-name="gr10" draw:layer="layout" svg:x1="25.361cm" svg:y1="2.754cm" svg:x2="25.361cm" svg:y2="8.338cm">
          <text:p/>
        </draw:line>
        <draw:line draw:style-name="gr10" draw:layer="layout" svg:x1="25.15cm" svg:y1="2.754cm" svg:x2="25.15cm" svg:y2="8.338cm">
          <text:p/>
        </draw:line>
        <draw:line draw:style-name="gr10" draw:layer="layout" svg:x1="24.939cm" svg:y1="2.754cm" svg:x2="24.939cm" svg:y2="8.338cm">
          <text:p/>
        </draw:line>
        <draw:line draw:style-name="gr10" draw:layer="layout" svg:x1="24.721cm" svg:y1="2.754cm" svg:x2="24.721cm" svg:y2="8.338cm">
          <text:p/>
        </draw:line>
        <draw:line draw:style-name="gr10" draw:layer="layout" svg:x1="24.509cm" svg:y1="2.754cm" svg:x2="24.509cm" svg:y2="8.338cm">
          <text:p/>
        </draw:line>
        <draw:line draw:style-name="gr10" draw:layer="layout" svg:x1="24.298cm" svg:y1="2.754cm" svg:x2="24.298cm" svg:y2="8.338cm">
          <text:p/>
        </draw:line>
        <draw:line draw:style-name="gr10" draw:layer="layout" svg:x1="24.087cm" svg:y1="2.754cm" svg:x2="24.087cm" svg:y2="8.338cm">
          <text:p/>
        </draw:line>
        <draw:line draw:style-name="gr10" draw:layer="layout" svg:x1="23.876cm" svg:y1="2.754cm" svg:x2="23.876cm" svg:y2="8.338cm">
          <text:p/>
        </draw:line>
        <draw:line draw:style-name="gr10" draw:layer="layout" svg:x1="23.658cm" svg:y1="2.754cm" svg:x2="23.658cm" svg:y2="8.338cm">
          <text:p/>
        </draw:line>
        <draw:line draw:style-name="gr10" draw:layer="layout" svg:x1="23.447cm" svg:y1="2.754cm" svg:x2="23.447cm" svg:y2="8.338cm">
          <text:p/>
        </draw:line>
        <draw:line draw:style-name="gr10" draw:layer="layout" svg:x1="23.236cm" svg:y1="2.754cm" svg:x2="23.236cm" svg:y2="8.338cm">
          <text:p/>
        </draw:line>
        <draw:line draw:style-name="gr10" draw:layer="layout" svg:x1="23.024cm" svg:y1="2.754cm" svg:x2="23.024cm" svg:y2="8.338cm">
          <text:p/>
        </draw:line>
        <draw:line draw:style-name="gr13" draw:layer="layout" svg:x1="22.813cm" svg:y1="8.298cm" svg:x2="22.82cm" svg:y2="8.298cm">
          <text:p/>
        </draw:line>
        <draw:line draw:style-name="gr13" draw:layer="layout" svg:x1="22.82cm" svg:y1="8.298cm" svg:x2="22.829cm" svg:y2="8.305cm">
          <text:p/>
        </draw:line>
        <draw:line draw:style-name="gr13" draw:layer="layout" svg:x1="22.827cm" svg:y1="8.305cm" svg:x2="22.835cm" svg:y2="8.298cm">
          <text:p/>
        </draw:line>
        <draw:line draw:style-name="gr13" draw:layer="layout" svg:x1="22.834cm" svg:y1="8.298cm" svg:x2="22.841cm" svg:y2="8.298cm">
          <text:p/>
        </draw:line>
        <draw:line draw:style-name="gr13" draw:layer="layout" svg:x1="22.841cm" svg:y1="8.298cm" svg:x2="22.847cm" svg:y2="8.298cm">
          <text:p/>
        </draw:line>
        <draw:line draw:style-name="gr13" draw:layer="layout" svg:x1="22.847cm" svg:y1="8.298cm" svg:x2="22.854cm" svg:y2="8.298cm">
          <text:p/>
        </draw:line>
        <draw:line draw:style-name="gr13" draw:layer="layout" svg:x1="22.854cm" svg:y1="8.298cm" svg:x2="22.861cm" svg:y2="8.298cm">
          <text:p/>
        </draw:line>
        <draw:line draw:style-name="gr13" draw:layer="layout" svg:x1="22.861cm" svg:y1="8.298cm" svg:x2="22.868cm" svg:y2="8.298cm">
          <text:p/>
        </draw:line>
        <draw:line draw:style-name="gr13" draw:layer="layout" svg:x1="22.868cm" svg:y1="8.298cm" svg:x2="22.875cm" svg:y2="8.298cm">
          <text:p/>
        </draw:line>
        <draw:line draw:style-name="gr13" draw:layer="layout" svg:x1="22.875cm" svg:y1="8.299cm" svg:x2="22.882cm" svg:y2="8.291cm">
          <text:p/>
        </draw:line>
        <draw:line draw:style-name="gr13" draw:layer="layout" svg:x1="22.881cm" svg:y1="8.291cm" svg:x2="22.889cm" svg:y2="8.299cm">
          <text:p/>
        </draw:line>
        <draw:line draw:style-name="gr13" draw:layer="layout" svg:x1="22.888cm" svg:y1="8.298cm" svg:x2="22.895cm" svg:y2="8.298cm">
          <text:p/>
        </draw:line>
        <draw:line draw:style-name="gr13" draw:layer="layout" svg:x1="22.895cm" svg:y1="8.298cm" svg:x2="22.902cm" svg:y2="8.298cm">
          <text:p/>
        </draw:line>
        <draw:line draw:style-name="gr13" draw:layer="layout" svg:x1="22.902cm" svg:y1="8.298cm" svg:x2="22.902cm" svg:y2="8.291cm">
          <text:p/>
        </draw:line>
        <draw:line draw:style-name="gr13" draw:layer="layout" svg:x1="22.902cm" svg:y1="8.291cm" svg:x2="22.91cm" svg:y2="8.299cm">
          <text:p/>
        </draw:line>
        <draw:line draw:style-name="gr13" draw:layer="layout" svg:x1="22.909cm" svg:y1="8.299cm" svg:x2="22.917cm" svg:y2="8.291cm">
          <text:p/>
        </draw:line>
        <draw:line draw:style-name="gr13" draw:layer="layout" svg:x1="22.916cm" svg:y1="8.291cm" svg:x2="22.922cm" svg:y2="8.291cm">
          <text:p/>
        </draw:line>
        <draw:line draw:style-name="gr13" draw:layer="layout" svg:x1="22.922cm" svg:y1="8.291cm" svg:x2="22.922cm" svg:y2="8.284cm">
          <text:p/>
        </draw:line>
        <draw:line draw:style-name="gr13" draw:layer="layout" svg:x1="22.922cm" svg:y1="8.284cm" svg:x2="22.929cm" svg:y2="8.284cm">
          <text:p/>
        </draw:line>
        <draw:line draw:style-name="gr13" draw:layer="layout" svg:x1="22.929cm" svg:y1="8.284cm" svg:x2="22.936cm" svg:y2="8.284cm">
          <text:p/>
        </draw:line>
        <draw:line draw:style-name="gr13" draw:layer="layout" svg:x1="22.936cm" svg:y1="8.284cm" svg:x2="22.936cm" svg:y2="8.291cm">
          <text:p/>
        </draw:line>
        <draw:line draw:style-name="gr13" draw:layer="layout" svg:x1="22.936cm" svg:y1="8.292cm" svg:x2="22.944cm" svg:y2="8.284cm">
          <text:p/>
        </draw:line>
        <draw:line draw:style-name="gr13" draw:layer="layout" svg:x1="22.943cm" svg:y1="8.284cm" svg:x2="22.95cm" svg:y2="8.284cm">
          <text:p/>
        </draw:line>
        <draw:line draw:style-name="gr13" draw:layer="layout" svg:x1="22.95cm" svg:y1="8.284cm" svg:x2="22.956cm" svg:y2="8.284cm">
          <text:p/>
        </draw:line>
        <draw:line draw:style-name="gr13" draw:layer="layout" svg:x1="22.956cm" svg:y1="8.284cm" svg:x2="22.956cm" svg:y2="8.291cm">
          <text:p/>
        </draw:line>
        <draw:line draw:style-name="gr13" draw:layer="layout" svg:x1="22.956cm" svg:y1="8.292cm" svg:x2="22.964cm" svg:y2="8.284cm">
          <text:p/>
        </draw:line>
        <draw:line draw:style-name="gr13" draw:layer="layout" svg:x1="22.963cm" svg:y1="8.284cm" svg:x2="22.971cm" svg:y2="8.292cm">
          <text:p/>
        </draw:line>
        <draw:line draw:style-name="gr13" draw:layer="layout" svg:x1="22.97cm" svg:y1="8.291cm" svg:x2="22.977cm" svg:y2="8.291cm">
          <text:p/>
        </draw:line>
        <draw:line draw:style-name="gr13" draw:layer="layout" svg:x1="22.977cm" svg:y1="8.291cm" svg:x2="22.984cm" svg:y2="8.291cm">
          <text:p/>
        </draw:line>
        <draw:line draw:style-name="gr13" draw:layer="layout" svg:x1="22.984cm" svg:y1="8.292cm" svg:x2="22.991cm" svg:y2="8.284cm">
          <text:p/>
        </draw:line>
        <draw:line draw:style-name="gr13" draw:layer="layout" svg:x1="22.99cm" svg:y1="8.284cm" svg:x2="22.99cm" svg:y2="8.291cm">
          <text:p/>
        </draw:line>
        <draw:line draw:style-name="gr13" draw:layer="layout" svg:x1="22.99cm" svg:y1="8.292cm" svg:x2="22.998cm" svg:y2="8.284cm">
          <text:p/>
        </draw:line>
        <draw:line draw:style-name="gr13" draw:layer="layout" svg:x1="22.997cm" svg:y1="8.284cm" svg:x2="23.005cm" svg:y2="8.292cm">
          <text:p/>
        </draw:line>
        <draw:line draw:style-name="gr13" draw:layer="layout" svg:x1="23.004cm" svg:y1="8.291cm" svg:x2="23.004cm" svg:y2="8.284cm">
          <text:p/>
        </draw:line>
        <draw:line draw:style-name="gr13" draw:layer="layout" svg:x1="23.004cm" svg:y1="8.284cm" svg:x2="23.011cm" svg:y2="8.284cm">
          <text:p/>
        </draw:line>
        <draw:line draw:style-name="gr13" draw:layer="layout" svg:x1="23.011cm" svg:y1="8.284cm" svg:x2="23.018cm" svg:y2="8.284cm">
          <text:p/>
        </draw:line>
        <draw:line draw:style-name="gr13" draw:layer="layout" svg:x1="23.018cm" svg:y1="8.284cm" svg:x2="23.024cm" svg:y2="8.284cm">
          <text:p/>
        </draw:line>
        <draw:line draw:style-name="gr13" draw:layer="layout" svg:x1="23.024cm" svg:y1="8.284cm" svg:x2="23.031cm" svg:y2="8.284cm">
          <text:p/>
        </draw:line>
        <draw:line draw:style-name="gr13" draw:layer="layout" svg:x1="23.031cm" svg:y1="8.284cm" svg:x2="23.038cm" svg:y2="8.284cm">
          <text:p/>
        </draw:line>
        <draw:line draw:style-name="gr13" draw:layer="layout" svg:x1="23.038cm" svg:y1="8.284cm" svg:x2="23.038cm" svg:y2="8.291cm">
          <text:p/>
        </draw:line>
        <draw:line draw:style-name="gr13" draw:layer="layout" svg:x1="23.038cm" svg:y1="8.291cm" svg:x2="23.045cm" svg:y2="8.291cm">
          <text:p/>
        </draw:line>
        <draw:line draw:style-name="gr13" draw:layer="layout" svg:x1="23.045cm" svg:y1="8.291cm" svg:x2="23.045cm" svg:y2="8.284cm">
          <text:p/>
        </draw:line>
        <draw:line draw:style-name="gr13" draw:layer="layout" svg:x1="23.045cm" svg:y1="8.284cm" svg:x2="23.052cm" svg:y2="8.284cm">
          <text:p/>
        </draw:line>
        <draw:line draw:style-name="gr13" draw:layer="layout" svg:x1="23.052cm" svg:y1="8.284cm" svg:x2="23.06cm" svg:y2="8.292cm">
          <text:p/>
        </draw:line>
        <draw:line draw:style-name="gr13" draw:layer="layout" svg:x1="23.059cm" svg:y1="8.291cm" svg:x2="23.059cm" svg:y2="8.284cm">
          <text:p/>
        </draw:line>
        <draw:line draw:style-name="gr13" draw:layer="layout" svg:x1="23.059cm" svg:y1="8.284cm" svg:x2="23.065cm" svg:y2="8.284cm">
          <text:p/>
        </draw:line>
        <draw:line draw:style-name="gr13" draw:layer="layout" svg:x1="23.065cm" svg:y1="8.284cm" svg:x2="23.073cm" svg:y2="8.292cm">
          <text:p/>
        </draw:line>
        <draw:line draw:style-name="gr13" draw:layer="layout" svg:x1="23.072cm" svg:y1="8.292cm" svg:x2="23.081cm" svg:y2="8.284cm">
          <text:p/>
        </draw:line>
        <draw:line draw:style-name="gr13" draw:layer="layout" svg:x1="23.079cm" svg:y1="8.284cm" svg:x2="23.087cm" svg:y2="8.292cm">
          <text:p/>
        </draw:line>
        <draw:line draw:style-name="gr13" draw:layer="layout" svg:x1="23.086cm" svg:y1="8.291cm" svg:x2="23.093cm" svg:y2="8.291cm">
          <text:p/>
        </draw:line>
        <draw:line draw:style-name="gr13" draw:layer="layout" svg:x1="23.093cm" svg:y1="8.291cm" svg:x2="23.099cm" svg:y2="8.291cm">
          <text:p/>
        </draw:line>
        <draw:line draw:style-name="gr13" draw:layer="layout" svg:x1="23.099cm" svg:y1="8.291cm" svg:x2="23.106cm" svg:y2="8.291cm">
          <text:p/>
        </draw:line>
        <draw:line draw:style-name="gr13" draw:layer="layout" svg:x1="23.106cm" svg:y1="8.291cm" svg:x2="23.106cm" svg:y2="8.284cm">
          <text:p/>
        </draw:line>
        <draw:line draw:style-name="gr13" draw:layer="layout" svg:x1="23.106cm" svg:y1="8.284cm" svg:x2="23.113cm" svg:y2="8.284cm">
          <text:p/>
        </draw:line>
        <draw:line draw:style-name="gr13" draw:layer="layout" svg:x1="23.113cm" svg:y1="8.284cm" svg:x2="23.12cm" svg:y2="8.284cm">
          <text:p/>
        </draw:line>
        <draw:line draw:style-name="gr13" draw:layer="layout" svg:x1="23.12cm" svg:y1="8.284cm" svg:x2="23.127cm" svg:y2="8.284cm">
          <text:p/>
        </draw:line>
        <draw:line draw:style-name="gr13" draw:layer="layout" svg:x1="23.127cm" svg:y1="8.284cm" svg:x2="23.127cm" svg:y2="8.291cm">
          <text:p/>
        </draw:line>
        <draw:line draw:style-name="gr13" draw:layer="layout" svg:x1="23.127cm" svg:y1="8.292cm" svg:x2="23.134cm" svg:y2="8.284cm">
          <text:p/>
        </draw:line>
        <draw:line draw:style-name="gr13" draw:layer="layout" svg:x1="23.133cm" svg:y1="8.284cm" svg:x2="23.14cm" svg:y2="8.284cm">
          <text:p/>
        </draw:line>
        <draw:line draw:style-name="gr13" draw:layer="layout" svg:x1="23.14cm" svg:y1="8.284cm" svg:x2="23.147cm" svg:y2="8.284cm">
          <text:p/>
        </draw:line>
        <draw:line draw:style-name="gr13" draw:layer="layout" svg:x1="23.147cm" svg:y1="8.284cm" svg:x2="23.154cm" svg:y2="8.284cm">
          <text:p/>
        </draw:line>
        <draw:line draw:style-name="gr13" draw:layer="layout" svg:x1="23.154cm" svg:y1="8.284cm" svg:x2="23.161cm" svg:y2="8.284cm">
          <text:p/>
        </draw:line>
        <draw:line draw:style-name="gr13" draw:layer="layout" svg:x1="23.161cm" svg:y1="8.284cm" svg:x2="23.168cm" svg:y2="8.284cm">
          <text:p/>
        </draw:line>
        <draw:line draw:style-name="gr13" draw:layer="layout" svg:x1="23.168cm" svg:y1="8.284cm" svg:x2="23.175cm" svg:y2="8.292cm">
          <text:p/>
        </draw:line>
        <draw:line draw:style-name="gr13" draw:layer="layout" svg:x1="23.174cm" svg:y1="8.291cm" svg:x2="23.174cm" svg:y2="8.284cm">
          <text:p/>
        </draw:line>
        <draw:line draw:style-name="gr13" draw:layer="layout" svg:x1="23.174cm" svg:y1="8.284cm" svg:x2="23.181cm" svg:y2="8.284cm">
          <text:p/>
        </draw:line>
        <draw:line draw:style-name="gr13" draw:layer="layout" svg:x1="23.181cm" svg:y1="8.284cm" svg:x2="23.188cm" svg:y2="8.284cm">
          <text:p/>
        </draw:line>
        <draw:line draw:style-name="gr13" draw:layer="layout" svg:x1="23.188cm" svg:y1="8.284cm" svg:x2="23.196cm" svg:y2="8.292cm">
          <text:p/>
        </draw:line>
        <draw:line draw:style-name="gr13" draw:layer="layout" svg:x1="23.195cm" svg:y1="8.292cm" svg:x2="23.203cm" svg:y2="8.284cm">
          <text:p/>
        </draw:line>
        <draw:line draw:style-name="gr13" draw:layer="layout" svg:x1="23.202cm" svg:y1="8.284cm" svg:x2="23.208cm" svg:y2="8.284cm">
          <text:p/>
        </draw:line>
        <draw:line draw:style-name="gr13" draw:layer="layout" svg:x1="23.208cm" svg:y1="8.284cm" svg:x2="23.216cm" svg:y2="8.292cm">
          <text:p/>
        </draw:line>
        <draw:line draw:style-name="gr13" draw:layer="layout" svg:x1="23.215cm" svg:y1="8.292cm" svg:x2="23.223cm" svg:y2="8.284cm">
          <text:p/>
        </draw:line>
        <draw:line draw:style-name="gr13" draw:layer="layout" svg:x1="23.222cm" svg:y1="8.284cm" svg:x2="23.229cm" svg:y2="8.284cm">
          <text:p/>
        </draw:line>
        <draw:line draw:style-name="gr13" draw:layer="layout" svg:x1="23.229cm" svg:y1="8.284cm" svg:x2="23.236cm" svg:y2="8.284cm">
          <text:p/>
        </draw:line>
        <draw:line draw:style-name="gr13" draw:layer="layout" svg:x1="23.236cm" svg:y1="8.284cm" svg:x2="23.242cm" svg:y2="8.284cm">
          <text:p/>
        </draw:line>
        <draw:line draw:style-name="gr13" draw:layer="layout" svg:x1="23.242cm" svg:y1="8.284cm" svg:x2="23.249cm" svg:y2="8.284cm">
          <text:p/>
        </draw:line>
        <draw:line draw:style-name="gr13" draw:layer="layout" svg:x1="23.249cm" svg:y1="8.284cm" svg:x2="23.257cm" svg:y2="8.292cm">
          <text:p/>
        </draw:line>
        <draw:line draw:style-name="gr13" draw:layer="layout" svg:x1="23.256cm" svg:y1="8.291cm" svg:x2="23.263cm" svg:y2="8.291cm">
          <text:p/>
        </draw:line>
        <draw:line draw:style-name="gr13" draw:layer="layout" svg:x1="23.263cm" svg:y1="8.291cm" svg:x2="23.263cm" svg:y2="8.284cm">
          <text:p/>
        </draw:line>
        <draw:line draw:style-name="gr13" draw:layer="layout" svg:x1="23.263cm" svg:y1="8.284cm" svg:x2="23.271cm" svg:y2="8.292cm">
          <text:p/>
        </draw:line>
        <draw:line draw:style-name="gr13" draw:layer="layout" svg:x1="23.27cm" svg:y1="8.291cm" svg:x2="23.277cm" svg:y2="8.291cm">
          <text:p/>
        </draw:line>
        <draw:line draw:style-name="gr13" draw:layer="layout" svg:x1="23.277cm" svg:y1="8.291cm" svg:x2="23.277cm" svg:y2="8.284cm">
          <text:p/>
        </draw:line>
        <draw:line draw:style-name="gr13" draw:layer="layout" svg:x1="23.277cm" svg:y1="8.284cm" svg:x2="23.283cm" svg:y2="8.284cm">
          <text:p/>
        </draw:line>
        <draw:line draw:style-name="gr13" draw:layer="layout" svg:x1="23.283cm" svg:y1="8.284cm" svg:x2="23.29cm" svg:y2="8.284cm">
          <text:p/>
        </draw:line>
        <draw:line draw:style-name="gr13" draw:layer="layout" svg:x1="23.29cm" svg:y1="8.284cm" svg:x2="23.297cm" svg:y2="8.284cm">
          <text:p/>
        </draw:line>
        <draw:line draw:style-name="gr13" draw:layer="layout" svg:x1="23.297cm" svg:y1="8.284cm" svg:x2="23.304cm" svg:y2="8.284cm">
          <text:p/>
        </draw:line>
        <draw:line draw:style-name="gr13" draw:layer="layout" svg:x1="23.304cm" svg:y1="8.284cm" svg:x2="23.311cm" svg:y2="8.284cm">
          <text:p/>
        </draw:line>
        <draw:line draw:style-name="gr13" draw:layer="layout" svg:x1="23.311cm" svg:y1="8.284cm" svg:x2="23.311cm" svg:y2="8.291cm">
          <text:p/>
        </draw:line>
        <draw:line draw:style-name="gr13" draw:layer="layout" svg:x1="23.311cm" svg:y1="8.292cm" svg:x2="23.318cm" svg:y2="8.284cm">
          <text:p/>
        </draw:line>
        <draw:line draw:style-name="gr13" draw:layer="layout" svg:x1="23.317cm" svg:y1="8.284cm" svg:x2="23.324cm" svg:y2="8.284cm">
          <text:p/>
        </draw:line>
        <draw:line draw:style-name="gr13" draw:layer="layout" svg:x1="23.324cm" svg:y1="8.284cm" svg:x2="23.331cm" svg:y2="8.284cm">
          <text:p/>
        </draw:line>
        <draw:line draw:style-name="gr13" draw:layer="layout" svg:x1="23.331cm" svg:y1="8.284cm" svg:x2="23.331cm" svg:y2="8.291cm">
          <text:p/>
        </draw:line>
        <draw:line draw:style-name="gr13" draw:layer="layout" svg:x1="23.331cm" svg:y1="8.292cm" svg:x2="23.339cm" svg:y2="8.284cm">
          <text:p/>
        </draw:line>
        <draw:line draw:style-name="gr13" draw:layer="layout" svg:x1="23.338cm" svg:y1="8.284cm" svg:x2="23.345cm" svg:y2="8.284cm">
          <text:p/>
        </draw:line>
        <draw:line draw:style-name="gr13" draw:layer="layout" svg:x1="23.345cm" svg:y1="8.284cm" svg:x2="23.351cm" svg:y2="8.284cm">
          <text:p/>
        </draw:line>
        <draw:line draw:style-name="gr13" draw:layer="layout" svg:x1="23.351cm" svg:y1="8.284cm" svg:x2="23.358cm" svg:y2="8.284cm">
          <text:p/>
        </draw:line>
        <draw:line draw:style-name="gr13" draw:layer="layout" svg:x1="23.358cm" svg:y1="8.284cm" svg:x2="23.366cm" svg:y2="8.292cm">
          <text:p/>
        </draw:line>
        <draw:line draw:style-name="gr13" draw:layer="layout" svg:x1="23.365cm" svg:y1="8.291cm" svg:x2="23.365cm" svg:y2="8.284cm">
          <text:p/>
        </draw:line>
        <draw:line draw:style-name="gr13" draw:layer="layout" svg:x1="23.365cm" svg:y1="8.284cm" svg:x2="23.372cm" svg:y2="8.284cm">
          <text:p/>
        </draw:line>
        <draw:line draw:style-name="gr13" draw:layer="layout" svg:x1="23.372cm" svg:y1="8.284cm" svg:x2="23.379cm" svg:y2="8.284cm">
          <text:p/>
        </draw:line>
        <draw:line draw:style-name="gr13" draw:layer="layout" svg:x1="23.379cm" svg:y1="8.284cm" svg:x2="23.386cm" svg:y2="8.284cm">
          <text:p/>
        </draw:line>
        <draw:line draw:style-name="gr13" draw:layer="layout" svg:x1="23.386cm" svg:y1="8.284cm" svg:x2="23.386cm" svg:y2="8.291cm">
          <text:p/>
        </draw:line>
        <draw:line draw:style-name="gr13" draw:layer="layout" svg:x1="23.386cm" svg:y1="8.291cm" svg:x2="23.392cm" svg:y2="8.291cm">
          <text:p/>
        </draw:line>
        <draw:line draw:style-name="gr13" draw:layer="layout" svg:x1="23.392cm" svg:y1="8.292cm" svg:x2="23.4cm" svg:y2="8.284cm">
          <text:p/>
        </draw:line>
        <draw:line draw:style-name="gr13" draw:layer="layout" svg:x1="23.399cm" svg:y1="8.284cm" svg:x2="23.399cm" svg:y2="8.291cm">
          <text:p/>
        </draw:line>
        <draw:line draw:style-name="gr13" draw:layer="layout" svg:x1="23.399cm" svg:y1="8.292cm" svg:x2="23.407cm" svg:y2="8.284cm">
          <text:p/>
        </draw:line>
        <draw:line draw:style-name="gr13" draw:layer="layout" svg:x1="23.406cm" svg:y1="8.284cm" svg:x2="23.414cm" svg:y2="8.292cm">
          <text:p/>
        </draw:line>
        <draw:line draw:style-name="gr13" draw:layer="layout" svg:x1="23.413cm" svg:y1="8.291cm" svg:x2="23.413cm" svg:y2="8.284cm">
          <text:p/>
        </draw:line>
        <draw:line draw:style-name="gr13" draw:layer="layout" svg:x1="23.413cm" svg:y1="8.284cm" svg:x2="23.421cm" svg:y2="8.292cm">
          <text:p/>
        </draw:line>
        <draw:line draw:style-name="gr13" draw:layer="layout" svg:x1="23.42cm" svg:y1="8.291cm" svg:x2="23.426cm" svg:y2="8.291cm">
          <text:p/>
        </draw:line>
        <draw:line draw:style-name="gr13" draw:layer="layout" svg:x1="23.426cm" svg:y1="8.292cm" svg:x2="23.435cm" svg:y2="8.284cm">
          <text:p/>
        </draw:line>
        <draw:line draw:style-name="gr13" draw:layer="layout" svg:x1="23.433cm" svg:y1="8.284cm" svg:x2="23.44cm" svg:y2="8.284cm">
          <text:p/>
        </draw:line>
        <draw:line draw:style-name="gr13" draw:layer="layout" svg:x1="23.44cm" svg:y1="8.284cm" svg:x2="23.447cm" svg:y2="8.284cm">
          <text:p/>
        </draw:line>
        <draw:line draw:style-name="gr13" draw:layer="layout" svg:x1="23.447cm" svg:y1="8.284cm" svg:x2="23.454cm" svg:y2="8.284cm">
          <text:p/>
        </draw:line>
        <draw:line draw:style-name="gr13" draw:layer="layout" svg:x1="23.454cm" svg:y1="8.284cm" svg:x2="23.461cm" svg:y2="8.292cm">
          <text:p/>
        </draw:line>
        <draw:line draw:style-name="gr13" draw:layer="layout" svg:x1="23.46cm" svg:y1="8.292cm" svg:x2="23.468cm" svg:y2="8.284cm">
          <text:p/>
        </draw:line>
        <draw:line draw:style-name="gr13" draw:layer="layout" svg:x1="23.467cm" svg:y1="8.284cm" svg:x2="23.475cm" svg:y2="8.292cm">
          <text:p/>
        </draw:line>
        <draw:line draw:style-name="gr13" draw:layer="layout" svg:x1="23.474cm" svg:y1="8.292cm" svg:x2="23.483cm" svg:y2="8.284cm">
          <text:p/>
        </draw:line>
        <draw:line draw:style-name="gr13" draw:layer="layout" svg:x1="23.481cm" svg:y1="8.284cm" svg:x2="23.481cm" svg:y2="8.291cm">
          <text:p/>
        </draw:line>
        <draw:line draw:style-name="gr13" draw:layer="layout" svg:x1="23.481cm" svg:y1="8.292cm" svg:x2="23.489cm" svg:y2="8.284cm">
          <text:p/>
        </draw:line>
        <draw:line draw:style-name="gr13" draw:layer="layout" svg:x1="23.488cm" svg:y1="8.284cm" svg:x2="23.495cm" svg:y2="8.284cm">
          <text:p/>
        </draw:line>
        <draw:line draw:style-name="gr13" draw:layer="layout" svg:x1="23.495cm" svg:y1="8.284cm" svg:x2="23.501cm" svg:y2="8.284cm">
          <text:p/>
        </draw:line>
        <draw:line draw:style-name="gr13" draw:layer="layout" svg:x1="23.501cm" svg:y1="8.284cm" svg:x2="23.509cm" svg:y2="8.292cm">
          <text:p/>
        </draw:line>
        <draw:line draw:style-name="gr13" draw:layer="layout" svg:x1="23.508cm" svg:y1="8.292cm" svg:x2="23.516cm" svg:y2="8.284cm">
          <text:p/>
        </draw:line>
        <draw:line draw:style-name="gr13" draw:layer="layout" svg:x1="23.515cm" svg:y1="8.284cm" svg:x2="23.523cm" svg:y2="8.292cm">
          <text:p/>
        </draw:line>
        <draw:line draw:style-name="gr13" draw:layer="layout" svg:x1="23.522cm" svg:y1="8.291cm" svg:x2="23.522cm" svg:y2="8.284cm">
          <text:p/>
        </draw:line>
        <draw:line draw:style-name="gr13" draw:layer="layout" svg:x1="23.522cm" svg:y1="8.284cm" svg:x2="23.531cm" svg:y2="8.292cm">
          <text:p/>
        </draw:line>
        <draw:line draw:style-name="gr13" draw:layer="layout" svg:x1="23.529cm" svg:y1="8.291cm" svg:x2="23.535cm" svg:y2="8.291cm">
          <text:p/>
        </draw:line>
        <draw:line draw:style-name="gr13" draw:layer="layout" svg:x1="23.535cm" svg:y1="8.291cm" svg:x2="23.535cm" svg:y2="8.284cm">
          <text:p/>
        </draw:line>
        <draw:line draw:style-name="gr13" draw:layer="layout" svg:x1="23.535cm" svg:y1="8.284cm" svg:x2="23.542cm" svg:y2="8.284cm">
          <text:p/>
        </draw:line>
        <draw:line draw:style-name="gr13" draw:layer="layout" svg:x1="23.542cm" svg:y1="8.284cm" svg:x2="23.549cm" svg:y2="8.284cm">
          <text:p/>
        </draw:line>
        <draw:line draw:style-name="gr13" draw:layer="layout" svg:x1="23.549cm" svg:y1="8.284cm" svg:x2="23.556cm" svg:y2="8.284cm">
          <text:p/>
        </draw:line>
        <draw:line draw:style-name="gr13" draw:layer="layout" svg:x1="23.556cm" svg:y1="8.284cm" svg:x2="23.563cm" svg:y2="8.284cm">
          <text:p/>
        </draw:line>
        <draw:line draw:style-name="gr13" draw:layer="layout" svg:x1="23.563cm" svg:y1="8.284cm" svg:x2="23.569cm" svg:y2="8.284cm">
          <text:p/>
        </draw:line>
        <draw:line draw:style-name="gr13" draw:layer="layout" svg:x1="23.569cm" svg:y1="8.284cm" svg:x2="23.576cm" svg:y2="8.284cm">
          <text:p/>
        </draw:line>
        <draw:line draw:style-name="gr13" draw:layer="layout" svg:x1="23.576cm" svg:y1="8.284cm" svg:x2="23.583cm" svg:y2="8.284cm">
          <text:p/>
        </draw:line>
        <draw:line draw:style-name="gr13" draw:layer="layout" svg:x1="23.583cm" svg:y1="8.284cm" svg:x2="23.59cm" svg:y2="8.284cm">
          <text:p/>
        </draw:line>
        <draw:line draw:style-name="gr13" draw:layer="layout" svg:x1="23.59cm" svg:y1="8.284cm" svg:x2="23.597cm" svg:y2="8.284cm">
          <text:p/>
        </draw:line>
        <draw:line draw:style-name="gr13" draw:layer="layout" svg:x1="23.597cm" svg:y1="8.284cm" svg:x2="23.604cm" svg:y2="8.284cm">
          <text:p/>
        </draw:line>
        <draw:line draw:style-name="gr13" draw:layer="layout" svg:x1="23.604cm" svg:y1="8.284cm" svg:x2="23.61cm" svg:y2="8.284cm">
          <text:p/>
        </draw:line>
        <draw:line draw:style-name="gr13" draw:layer="layout" svg:x1="23.61cm" svg:y1="8.284cm" svg:x2="23.617cm" svg:y2="8.284cm">
          <text:p/>
        </draw:line>
        <draw:line draw:style-name="gr13" draw:layer="layout" svg:x1="23.617cm" svg:y1="8.286cm" svg:x2="23.625cm" svg:y2="8.277cm">
          <text:p/>
        </draw:line>
        <draw:line draw:style-name="gr13" draw:layer="layout" svg:x1="23.624cm" svg:y1="8.277cm" svg:x2="23.624cm" svg:y2="8.291cm">
          <text:p/>
        </draw:line>
        <draw:line draw:style-name="gr13" draw:layer="layout" svg:x1="23.624cm" svg:y1="8.292cm" svg:x2="23.633cm" svg:y2="8.284cm">
          <text:p/>
        </draw:line>
        <draw:line draw:style-name="gr13" draw:layer="layout" svg:x1="23.631cm" svg:y1="8.284cm" svg:x2="23.638cm" svg:y2="8.284cm">
          <text:p/>
        </draw:line>
        <draw:line draw:style-name="gr13" draw:layer="layout" svg:x1="23.638cm" svg:y1="8.284cm" svg:x2="23.644cm" svg:y2="8.284cm">
          <text:p/>
        </draw:line>
        <draw:line draw:style-name="gr13" draw:layer="layout" svg:x1="23.644cm" svg:y1="8.284cm" svg:x2="23.651cm" svg:y2="8.284cm">
          <text:p/>
        </draw:line>
        <draw:line draw:style-name="gr13" draw:layer="layout" svg:x1="23.651cm" svg:y1="8.284cm" svg:x2="23.658cm" svg:y2="8.284cm">
          <text:p/>
        </draw:line>
        <draw:line draw:style-name="gr13" draw:layer="layout" svg:x1="23.658cm" svg:y1="8.284cm" svg:x2="23.665cm" svg:y2="8.284cm">
          <text:p/>
        </draw:line>
        <draw:line draw:style-name="gr13" draw:layer="layout" svg:x1="23.665cm" svg:y1="8.284cm" svg:x2="23.672cm" svg:y2="8.284cm">
          <text:p/>
        </draw:line>
        <draw:line draw:style-name="gr13" draw:layer="layout" svg:x1="23.672cm" svg:y1="8.284cm" svg:x2="23.678cm" svg:y2="8.284cm">
          <text:p/>
        </draw:line>
        <draw:line draw:style-name="gr13" draw:layer="layout" svg:x1="23.678cm" svg:y1="8.284cm" svg:x2="23.678cm" svg:y2="8.277cm">
          <text:p/>
        </draw:line>
        <draw:line draw:style-name="gr13" draw:layer="layout" svg:x1="23.678cm" svg:y1="8.277cm" svg:x2="23.685cm" svg:y2="8.277cm">
          <text:p/>
        </draw:line>
        <draw:line draw:style-name="gr13" draw:layer="layout" svg:x1="23.685cm" svg:y1="8.277cm" svg:x2="23.692cm" svg:y2="8.277cm">
          <text:p/>
        </draw:line>
        <draw:line draw:style-name="gr13" draw:layer="layout" svg:x1="23.692cm" svg:y1="8.277cm" svg:x2="23.699cm" svg:y2="8.277cm">
          <text:p/>
        </draw:line>
        <draw:line draw:style-name="gr13" draw:layer="layout" svg:x1="23.699cm" svg:y1="8.277cm" svg:x2="23.707cm" svg:y2="8.286cm">
          <text:p/>
        </draw:line>
        <draw:line draw:style-name="gr13" draw:layer="layout" svg:x1="23.706cm" svg:y1="8.284cm" svg:x2="23.712cm" svg:y2="8.284cm">
          <text:p/>
        </draw:line>
        <draw:line draw:style-name="gr13" draw:layer="layout" svg:x1="23.712cm" svg:y1="8.284cm" svg:x2="23.712cm" svg:y2="8.277cm">
          <text:p/>
        </draw:line>
        <draw:line draw:style-name="gr13" draw:layer="layout" svg:x1="23.712cm" svg:y1="8.277cm" svg:x2="23.72cm" svg:y2="8.286cm">
          <text:p/>
        </draw:line>
        <draw:line draw:style-name="gr13" draw:layer="layout" svg:x1="23.719cm" svg:y1="8.286cm" svg:x2="23.727cm" svg:y2="8.277cm">
          <text:p/>
        </draw:line>
        <draw:line draw:style-name="gr13" draw:layer="layout" svg:x1="23.726cm" svg:y1="8.277cm" svg:x2="23.726cm" svg:y2="8.27cm">
          <text:p/>
        </draw:line>
        <draw:line draw:style-name="gr13" draw:layer="layout" svg:x1="23.726cm" svg:y1="8.27cm" svg:x2="23.733cm" svg:y2="8.27cm">
          <text:p/>
        </draw:line>
        <draw:line draw:style-name="gr13" draw:layer="layout" svg:x1="23.733cm" svg:y1="8.27cm" svg:x2="23.741cm" svg:y2="8.278cm">
          <text:p/>
        </draw:line>
        <draw:line draw:style-name="gr13" draw:layer="layout" svg:x1="23.74cm" svg:y1="8.277cm" svg:x2="23.74cm" svg:y2="8.27cm">
          <text:p/>
        </draw:line>
        <draw:line draw:style-name="gr13" draw:layer="layout" svg:x1="23.74cm" svg:y1="8.27cm" svg:x2="23.748cm" svg:y2="8.278cm">
          <text:p/>
        </draw:line>
        <draw:line draw:style-name="gr13" draw:layer="layout" svg:x1="23.747cm" svg:y1="8.277cm" svg:x2="23.753cm" svg:y2="8.277cm">
          <text:p/>
        </draw:line>
        <draw:line draw:style-name="gr13" draw:layer="layout" svg:x1="23.753cm" svg:y1="8.277cm" svg:x2="23.76cm" svg:y2="8.277cm">
          <text:p/>
        </draw:line>
        <draw:line draw:style-name="gr13" draw:layer="layout" svg:x1="23.76cm" svg:y1="8.277cm" svg:x2="23.76cm" svg:y2="8.27cm">
          <text:p/>
        </draw:line>
        <draw:line draw:style-name="gr13" draw:layer="layout" svg:x1="23.76cm" svg:y1="8.27cm" svg:x2="23.768cm" svg:y2="8.278cm">
          <text:p/>
        </draw:line>
        <draw:line draw:style-name="gr13" draw:layer="layout" svg:x1="23.767cm" svg:y1="8.278cm" svg:x2="23.775cm" svg:y2="8.27cm">
          <text:p/>
        </draw:line>
        <draw:line draw:style-name="gr13" draw:layer="layout" svg:x1="23.774cm" svg:y1="8.27cm" svg:x2="23.774cm" svg:y2="8.277cm">
          <text:p/>
        </draw:line>
        <draw:line draw:style-name="gr13" draw:layer="layout" svg:x1="23.774cm" svg:y1="8.278cm" svg:x2="23.783cm" svg:y2="8.27cm">
          <text:p/>
        </draw:line>
        <draw:line draw:style-name="gr13" draw:layer="layout" svg:x1="23.781cm" svg:y1="8.27cm" svg:x2="23.781cm" svg:y2="8.277cm">
          <text:p/>
        </draw:line>
        <draw:line draw:style-name="gr13" draw:layer="layout" svg:x1="23.781cm" svg:y1="8.278cm" svg:x2="23.788cm" svg:y2="8.27cm">
          <text:p/>
        </draw:line>
        <draw:line draw:style-name="gr13" draw:layer="layout" svg:x1="23.787cm" svg:y1="8.27cm" svg:x2="23.794cm" svg:y2="8.27cm">
          <text:p/>
        </draw:line>
        <draw:line draw:style-name="gr13" draw:layer="layout" svg:x1="23.794cm" svg:y1="8.27cm" svg:x2="23.794cm" svg:y2="8.264cm">
          <text:p/>
        </draw:line>
        <draw:line draw:style-name="gr13" draw:layer="layout" svg:x1="23.794cm" svg:y1="8.264cm" svg:x2="23.801cm" svg:y2="8.264cm">
          <text:p/>
        </draw:line>
        <draw:line draw:style-name="gr13" draw:layer="layout" svg:x1="23.801cm" svg:y1="8.264cm" svg:x2="23.808cm" svg:y2="8.264cm">
          <text:p/>
        </draw:line>
        <draw:line draw:style-name="gr13" draw:layer="layout" svg:x1="23.808cm" svg:y1="8.264cm" svg:x2="23.815cm" svg:y2="8.264cm">
          <text:p/>
        </draw:line>
        <draw:line draw:style-name="gr13" draw:layer="layout" svg:x1="23.815cm" svg:y1="8.264cm" svg:x2="23.821cm" svg:y2="8.264cm">
          <text:p/>
        </draw:line>
        <draw:line draw:style-name="gr13" draw:layer="layout" svg:x1="23.821cm" svg:y1="8.264cm" svg:x2="23.828cm" svg:y2="8.264cm">
          <text:p/>
        </draw:line>
        <draw:line draw:style-name="gr13" draw:layer="layout" svg:x1="23.828cm" svg:y1="8.264cm" svg:x2="23.828cm" svg:y2="8.27cm">
          <text:p/>
        </draw:line>
        <draw:line draw:style-name="gr13" draw:layer="layout" svg:x1="23.828cm" svg:y1="8.27cm" svg:x2="23.835cm" svg:y2="8.27cm">
          <text:p/>
        </draw:line>
        <draw:line draw:style-name="gr13" draw:layer="layout" svg:x1="23.835cm" svg:y1="8.271cm" svg:x2="23.843cm" svg:y2="8.264cm">
          <text:p/>
        </draw:line>
        <draw:line draw:style-name="gr13" draw:layer="layout" svg:x1="23.842cm" svg:y1="8.264cm" svg:x2="23.849cm" svg:y2="8.264cm">
          <text:p/>
        </draw:line>
        <draw:line draw:style-name="gr13" draw:layer="layout" svg:x1="23.849cm" svg:y1="8.264cm" svg:x2="23.849cm" svg:y2="8.257cm">
          <text:p/>
        </draw:line>
        <draw:line draw:style-name="gr13" draw:layer="layout" svg:x1="23.849cm" svg:y1="8.257cm" svg:x2="23.856cm" svg:y2="8.257cm">
          <text:p/>
        </draw:line>
        <draw:line draw:style-name="gr13" draw:layer="layout" svg:x1="23.856cm" svg:y1="8.257cm" svg:x2="23.863cm" svg:y2="8.265cm">
          <text:p/>
        </draw:line>
        <draw:line draw:style-name="gr13" draw:layer="layout" svg:x1="23.862cm" svg:y1="8.264cm" svg:x2="23.862cm" svg:y2="8.25cm">
          <text:p/>
        </draw:line>
        <draw:line draw:style-name="gr13" draw:layer="layout" svg:x1="23.862cm" svg:y1="8.25cm" svg:x2="23.869cm" svg:y2="8.25cm">
          <text:p/>
        </draw:line>
        <draw:line draw:style-name="gr13" draw:layer="layout" svg:x1="23.869cm" svg:y1="8.25cm" svg:x2="23.876cm" svg:y2="8.25cm">
          <text:p/>
        </draw:line>
        <draw:line draw:style-name="gr13" draw:layer="layout" svg:x1="23.876cm" svg:y1="8.25cm" svg:x2="23.883cm" svg:y2="8.25cm">
          <text:p/>
        </draw:line>
        <draw:line draw:style-name="gr13" draw:layer="layout" svg:x1="23.883cm" svg:y1="8.25cm" svg:x2="23.89cm" svg:y2="8.25cm">
          <text:p/>
        </draw:line>
        <draw:line draw:style-name="gr13" draw:layer="layout" svg:x1="23.89cm" svg:y1="8.25cm" svg:x2="23.896cm" svg:y2="8.25cm">
          <text:p/>
        </draw:line>
        <draw:line draw:style-name="gr13" draw:layer="layout" svg:x1="23.896cm" svg:y1="8.25cm" svg:x2="23.896cm" svg:y2="8.243cm">
          <text:p/>
        </draw:line>
        <draw:line draw:style-name="gr13" draw:layer="layout" svg:x1="23.896cm" svg:y1="8.243cm" svg:x2="23.903cm" svg:y2="8.243cm">
          <text:p/>
        </draw:line>
        <draw:line draw:style-name="gr13" draw:layer="layout" svg:x1="23.903cm" svg:y1="8.243cm" svg:x2="23.91cm" svg:y2="8.243cm">
          <text:p/>
        </draw:line>
        <draw:line draw:style-name="gr13" draw:layer="layout" svg:x1="23.91cm" svg:y1="8.243cm" svg:x2="23.917cm" svg:y2="8.243cm">
          <text:p/>
        </draw:line>
        <draw:line draw:style-name="gr13" draw:layer="layout" svg:x1="23.917cm" svg:y1="8.243cm" svg:x2="23.924cm" svg:y2="8.243cm">
          <text:p/>
        </draw:line>
        <draw:line draw:style-name="gr13" draw:layer="layout" svg:x1="23.924cm" svg:y1="8.243cm" svg:x2="23.93cm" svg:y2="8.243cm">
          <text:p/>
        </draw:line>
        <draw:line draw:style-name="gr13" draw:layer="layout" svg:x1="23.93cm" svg:y1="8.243cm" svg:x2="23.93cm" svg:y2="8.25cm">
          <text:p/>
        </draw:line>
        <draw:line draw:style-name="gr13" draw:layer="layout" svg:x1="23.93cm" svg:y1="8.251cm" svg:x2="23.939cm" svg:y2="8.243cm">
          <text:p/>
        </draw:line>
        <draw:line draw:style-name="gr13" draw:layer="layout" svg:x1="23.937cm" svg:y1="8.244cm" svg:x2="23.945cm" svg:y2="8.236cm">
          <text:p/>
        </draw:line>
        <draw:line draw:style-name="gr13" draw:layer="layout" svg:x1="23.944cm" svg:y1="8.236cm" svg:x2="23.951cm" svg:y2="8.236cm">
          <text:p/>
        </draw:line>
        <draw:line draw:style-name="gr13" draw:layer="layout" svg:x1="23.951cm" svg:y1="8.236cm" svg:x2="23.958cm" svg:y2="8.236cm">
          <text:p/>
        </draw:line>
        <draw:line draw:style-name="gr13" draw:layer="layout" svg:x1="23.958cm" svg:y1="8.237cm" svg:x2="23.966cm" svg:y2="8.223cm">
          <text:p/>
        </draw:line>
        <draw:line draw:style-name="gr13" draw:layer="layout" svg:x1="23.965cm" svg:y1="8.223cm" svg:x2="23.971cm" svg:y2="8.223cm">
          <text:p/>
        </draw:line>
        <draw:line draw:style-name="gr13" draw:layer="layout" svg:x1="23.971cm" svg:y1="8.224cm" svg:x2="23.979cm" svg:y2="8.216cm">
          <text:p/>
        </draw:line>
        <draw:line draw:style-name="gr13" draw:layer="layout" svg:x1="23.978cm" svg:y1="8.216cm" svg:x2="23.978cm" svg:y2="8.209cm">
          <text:p/>
        </draw:line>
        <draw:line draw:style-name="gr13" draw:layer="layout" svg:x1="23.978cm" svg:y1="8.209cm" svg:x2="23.985cm" svg:y2="8.209cm">
          <text:p/>
        </draw:line>
        <draw:line draw:style-name="gr13" draw:layer="layout" svg:x1="23.985cm" svg:y1="8.21cm" svg:x2="23.993cm" svg:y2="8.202cm">
          <text:p/>
        </draw:line>
        <draw:line draw:style-name="gr13" draw:layer="layout" svg:x1="23.992cm" svg:y1="8.202cm" svg:x2="23.999cm" svg:y2="8.202cm">
          <text:p/>
        </draw:line>
        <draw:line draw:style-name="gr13" draw:layer="layout" svg:x1="23.999cm" svg:y1="8.202cm" svg:x2="23.999cm" svg:y2="8.196cm">
          <text:p/>
        </draw:line>
        <draw:line draw:style-name="gr13" draw:layer="layout" svg:x1="23.999cm" svg:y1="8.196cm" svg:x2="24.006cm" svg:y2="8.203cm">
          <text:p/>
        </draw:line>
        <draw:line draw:style-name="gr13" draw:layer="layout" svg:x1="24.005cm" svg:y1="8.202cm" svg:x2="24.012cm" svg:y2="8.202cm">
          <text:p/>
        </draw:line>
        <draw:line draw:style-name="gr13" draw:layer="layout" svg:x1="24.012cm" svg:y1="8.202cm" svg:x2="24.012cm" svg:y2="8.209cm">
          <text:p/>
        </draw:line>
        <draw:line draw:style-name="gr13" draw:layer="layout" svg:x1="24.012cm" svg:y1="8.209cm" svg:x2="24.019cm" svg:y2="8.209cm">
          <text:p/>
        </draw:line>
        <draw:line draw:style-name="gr13" draw:layer="layout" svg:x1="24.019cm" svg:y1="8.21cm" svg:x2="24.027cm" svg:y2="8.202cm">
          <text:p/>
        </draw:line>
        <draw:line draw:style-name="gr13" draw:layer="layout" svg:x1="24.026cm" svg:y1="8.202cm" svg:x2="24.035cm" svg:y2="8.21cm">
          <text:p/>
        </draw:line>
        <draw:line draw:style-name="gr13" draw:layer="layout" svg:x1="24.033cm" svg:y1="8.209cm" svg:x2="24.033cm" svg:y2="8.202cm">
          <text:p/>
        </draw:line>
        <draw:line draw:style-name="gr13" draw:layer="layout" svg:x1="24.033cm" svg:y1="8.203cm" svg:x2="24.04cm" svg:y2="8.196cm">
          <text:p/>
        </draw:line>
        <draw:line draw:style-name="gr13" draw:layer="layout" svg:x1="24.039cm" svg:y1="8.197cm" svg:x2="24.047cm" svg:y2="8.189cm">
          <text:p/>
        </draw:line>
        <draw:line draw:style-name="gr13" draw:layer="layout" svg:x1="24.046cm" svg:y1="8.189cm" svg:x2="24.046cm" svg:y2="8.182cm">
          <text:p/>
        </draw:line>
        <draw:line draw:style-name="gr13" draw:layer="layout" svg:x1="24.046cm" svg:y1="8.183cm" svg:x2="24.054cm" svg:y2="8.168cm">
          <text:p/>
        </draw:line>
        <draw:line draw:style-name="gr13" draw:layer="layout" svg:x1="24.053cm" svg:y1="8.168cm" svg:x2="24.053cm" svg:y2="8.162cm">
          <text:p/>
        </draw:line>
        <draw:line draw:style-name="gr13" draw:layer="layout" svg:x1="24.053cm" svg:y1="8.163cm" svg:x2="24.061cm" svg:y2="8.148cm">
          <text:p/>
        </draw:line>
        <draw:line draw:style-name="gr13" draw:layer="layout" svg:x1="24.06cm" svg:y1="8.149cm" svg:x2="24.068cm" svg:y2="8.141cm">
          <text:p/>
        </draw:line>
        <draw:line draw:style-name="gr13" draw:layer="layout" svg:x1="24.067cm" svg:y1="8.141cm" svg:x2="24.067cm" svg:y2="8.128cm">
          <text:p/>
        </draw:line>
        <draw:line draw:style-name="gr13" draw:layer="layout" svg:x1="24.067cm" svg:y1="8.13cm" svg:x2="24.075cm" svg:y2="8.121cm">
          <text:p/>
        </draw:line>
        <draw:line draw:style-name="gr13" draw:layer="layout" svg:x1="24.074cm" svg:y1="8.122cm" svg:x2="24.081cm" svg:y2="8.114cm">
          <text:p/>
        </draw:line>
        <draw:line draw:style-name="gr13" draw:layer="layout" svg:x1="24.08cm" svg:y1="8.114cm" svg:x2="24.08cm" svg:y2="8.107cm">
          <text:p/>
        </draw:line>
        <draw:line draw:style-name="gr13" draw:layer="layout" svg:x1="24.08cm" svg:y1="8.108cm" svg:x2="24.089cm" svg:y2="8.1cm">
          <text:p/>
        </draw:line>
        <draw:line draw:style-name="gr13" draw:layer="layout" svg:x1="24.087cm" svg:y1="8.1cm" svg:x2="24.087cm" svg:y2="8.087cm">
          <text:p/>
        </draw:line>
        <draw:line draw:style-name="gr13" draw:layer="layout" svg:x1="24.087cm" svg:y1="8.087cm" svg:x2="24.094cm" svg:y2="8.087cm">
          <text:p/>
        </draw:line>
        <draw:line draw:style-name="gr13" draw:layer="layout" svg:x1="24.094cm" svg:y1="8.087cm" svg:x2="24.101cm" svg:y2="8.087cm">
          <text:p/>
        </draw:line>
        <draw:line draw:style-name="gr13" draw:layer="layout" svg:x1="24.101cm" svg:y1="8.087cm" svg:x2="24.109cm" svg:y2="8.095cm">
          <text:p/>
        </draw:line>
        <draw:line draw:style-name="gr13" draw:layer="layout" svg:x1="24.108cm" svg:y1="8.095cm" svg:x2="24.115cm" svg:y2="8.087cm">
          <text:p/>
        </draw:line>
        <draw:line draw:style-name="gr13" draw:layer="layout" svg:x1="24.114cm" svg:y1="8.087cm" svg:x2="24.122cm" svg:y2="8.101cm">
          <text:p/>
        </draw:line>
        <draw:line draw:style-name="gr13" draw:layer="layout" svg:x1="24.121cm" svg:y1="8.1cm" svg:x2="24.128cm" svg:y2="8.1cm">
          <text:p/>
        </draw:line>
        <draw:line draw:style-name="gr13" draw:layer="layout" svg:x1="24.128cm" svg:y1="8.101cm" svg:x2="24.137cm" svg:y2="8.094cm">
          <text:p/>
        </draw:line>
        <draw:line draw:style-name="gr13" draw:layer="layout" svg:x1="24.135cm" svg:y1="8.094cm" svg:x2="24.135cm" svg:y2="8.087cm">
          <text:p/>
        </draw:line>
        <draw:line draw:style-name="gr13" draw:layer="layout" svg:x1="24.135cm" svg:y1="8.088cm" svg:x2="24.143cm" svg:y2="8.08cm">
          <text:p/>
        </draw:line>
        <draw:line draw:style-name="gr13" draw:layer="layout" svg:x1="24.142cm" svg:y1="8.082cm" svg:x2="24.149cm" svg:y2="8.073cm">
          <text:p/>
        </draw:line>
        <draw:line draw:style-name="gr13" draw:layer="layout" svg:x1="24.148cm" svg:y1="8.074cm" svg:x2="24.156cm" svg:y2="8.066cm">
          <text:p/>
        </draw:line>
        <draw:line draw:style-name="gr13" draw:layer="layout" svg:x1="24.155cm" svg:y1="8.066cm" svg:x2="24.155cm" svg:y2="8.053cm">
          <text:p/>
        </draw:line>
        <draw:line draw:style-name="gr13" draw:layer="layout" svg:x1="24.155cm" svg:y1="8.054cm" svg:x2="24.163cm" svg:y2="8.046cm">
          <text:p/>
        </draw:line>
        <draw:line draw:style-name="gr13" draw:layer="layout" svg:x1="24.162cm" svg:y1="8.046cm" svg:x2="24.169cm" svg:y2="8.046cm">
          <text:p/>
        </draw:line>
        <draw:line draw:style-name="gr13" draw:layer="layout" svg:x1="24.169cm" svg:y1="8.046cm" svg:x2="24.169cm" svg:y2="8.039cm">
          <text:p/>
        </draw:line>
        <draw:line draw:style-name="gr13" draw:layer="layout" svg:x1="24.169cm" svg:y1="8.04cm" svg:x2="24.177cm" svg:y2="8.032cm">
          <text:p/>
        </draw:line>
        <draw:line draw:style-name="gr13" draw:layer="layout" svg:x1="24.176cm" svg:y1="8.033cm" svg:x2="24.185cm" svg:y2="8.012cm">
          <text:p/>
        </draw:line>
        <draw:line draw:style-name="gr13" draw:layer="layout" svg:x1="24.183cm" svg:y1="8.012cm" svg:x2="24.183cm" svg:y2="7.998cm">
          <text:p/>
        </draw:line>
        <draw:line draw:style-name="gr13" draw:layer="layout" svg:x1="24.183cm" svg:y1="7.999cm" svg:x2="24.19cm" svg:y2="7.992cm">
          <text:p/>
        </draw:line>
        <draw:line draw:style-name="gr13" draw:layer="layout" svg:x1="24.189cm" svg:y1="7.992cm" svg:x2="24.189cm" svg:y2="7.985cm">
          <text:p/>
        </draw:line>
        <draw:line draw:style-name="gr13" draw:layer="layout" svg:x1="24.189cm" svg:y1="7.986cm" svg:x2="24.197cm" svg:y2="7.971cm">
          <text:p/>
        </draw:line>
        <draw:line draw:style-name="gr13" draw:layer="layout" svg:x1="24.196cm" svg:y1="7.971cm" svg:x2="24.204cm" svg:y2="7.98cm">
          <text:p/>
        </draw:line>
        <draw:line draw:style-name="gr13" draw:layer="layout" svg:x1="24.203cm" svg:y1="7.978cm" svg:x2="24.203cm" svg:y2="7.971cm">
          <text:p/>
        </draw:line>
        <draw:line draw:style-name="gr13" draw:layer="layout" svg:x1="24.203cm" svg:y1="7.971cm" svg:x2="24.211cm" svg:y2="7.986cm">
          <text:p/>
        </draw:line>
        <draw:line draw:style-name="gr13" draw:layer="layout" svg:x1="24.21cm" svg:y1="7.985cm" svg:x2="24.218cm" svg:y2="7.999cm">
          <text:p/>
        </draw:line>
        <draw:line draw:style-name="gr13" draw:layer="layout" svg:x1="24.217cm" svg:y1="7.998cm" svg:x2="24.217cm" svg:y2="8.005cm">
          <text:p/>
        </draw:line>
        <draw:line draw:style-name="gr13" draw:layer="layout" svg:x1="24.217cm" svg:y1="8.005cm" svg:x2="24.224cm" svg:y2="8.02cm">
          <text:p/>
        </draw:line>
        <draw:line draw:style-name="gr13" draw:layer="layout" svg:x1="24.223cm" svg:y1="8.019cm" svg:x2="24.23cm" svg:y2="8.019cm">
          <text:p/>
        </draw:line>
        <draw:line draw:style-name="gr13" draw:layer="layout" svg:x1="24.23cm" svg:y1="8.019cm" svg:x2="24.237cm" svg:y2="8.019cm">
          <text:p/>
        </draw:line>
        <draw:line draw:style-name="gr13" draw:layer="layout" svg:x1="24.237cm" svg:y1="8.019cm" svg:x2="24.237cm" svg:y2="7.998cm">
          <text:p/>
        </draw:line>
        <draw:line draw:style-name="gr13" draw:layer="layout" svg:x1="24.237cm" svg:y1="7.999cm" svg:x2="24.245cm" svg:y2="7.985cm">
          <text:p/>
        </draw:line>
        <draw:line draw:style-name="gr13" draw:layer="layout" svg:x1="24.244cm" svg:y1="7.985cm" svg:x2="24.251cm" svg:y2="7.985cm">
          <text:p/>
        </draw:line>
        <draw:line draw:style-name="gr13" draw:layer="layout" svg:x1="24.251cm" svg:y1="7.985cm" svg:x2="24.251cm" svg:y2="7.971cm">
          <text:p/>
        </draw:line>
        <draw:line draw:style-name="gr13" draw:layer="layout" svg:x1="24.251cm" svg:y1="7.971cm" svg:x2="24.257cm" svg:y2="7.971cm">
          <text:p/>
        </draw:line>
        <draw:line draw:style-name="gr13" draw:layer="layout" svg:x1="24.257cm" svg:y1="7.971cm" svg:x2="24.264cm" svg:y2="7.971cm">
          <text:p/>
        </draw:line>
        <draw:line draw:style-name="gr13" draw:layer="layout" svg:x1="24.264cm" svg:y1="7.971cm" svg:x2="24.271cm" svg:y2="7.971cm">
          <text:p/>
        </draw:line>
        <draw:line draw:style-name="gr13" draw:layer="layout" svg:x1="24.271cm" svg:y1="7.971cm" svg:x2="24.271cm" svg:y2="7.958cm">
          <text:p/>
        </draw:line>
        <draw:line draw:style-name="gr13" draw:layer="layout" svg:x1="24.271cm" svg:y1="7.959cm" svg:x2="24.279cm" svg:y2="7.944cm">
          <text:p/>
        </draw:line>
        <draw:line draw:style-name="gr13" draw:layer="layout" svg:x1="24.278cm" svg:y1="7.945cm" svg:x2="24.287cm" svg:y2="7.924cm">
          <text:p/>
        </draw:line>
        <draw:line draw:style-name="gr13" draw:layer="layout" svg:x1="24.285cm" svg:y1="7.924cm" svg:x2="24.285cm" svg:y2="7.917cm">
          <text:p/>
        </draw:line>
        <draw:line draw:style-name="gr13" draw:layer="layout" svg:x1="24.285cm" svg:y1="7.918cm" svg:x2="24.293cm" svg:y2="7.896cm">
          <text:p/>
        </draw:line>
        <draw:line draw:style-name="gr13" draw:layer="layout" svg:x1="24.292cm" svg:y1="7.896cm" svg:x2="24.292cm" svg:y2="7.883cm">
          <text:p/>
        </draw:line>
        <draw:line draw:style-name="gr13" draw:layer="layout" svg:x1="24.292cm" svg:y1="7.884cm" svg:x2="24.299cm" svg:y2="7.869cm">
          <text:p/>
        </draw:line>
        <draw:line draw:style-name="gr13" draw:layer="layout" svg:x1="24.298cm" svg:y1="7.87cm" svg:x2="24.306cm" svg:y2="7.856cm">
          <text:p/>
        </draw:line>
        <draw:line draw:style-name="gr13" draw:layer="layout" svg:x1="24.305cm" svg:y1="7.856cm" svg:x2="24.305cm" svg:y2="7.842cm">
          <text:p/>
        </draw:line>
        <draw:line draw:style-name="gr13" draw:layer="layout" svg:x1="24.305cm" svg:y1="7.842cm" svg:x2="24.312cm" svg:y2="7.842cm">
          <text:p/>
        </draw:line>
        <draw:line draw:style-name="gr13" draw:layer="layout" svg:x1="24.312cm" svg:y1="7.843cm" svg:x2="24.32cm" svg:y2="7.835cm">
          <text:p/>
        </draw:line>
        <draw:line draw:style-name="gr13" draw:layer="layout" svg:x1="24.319cm" svg:y1="7.835cm" svg:x2="24.319cm" svg:y2="7.822cm">
          <text:p/>
        </draw:line>
        <draw:line draw:style-name="gr13" draw:layer="layout" svg:x1="24.319cm" svg:y1="7.824cm" svg:x2="24.327cm" svg:y2="7.815cm">
          <text:p/>
        </draw:line>
        <draw:line draw:style-name="gr13" draw:layer="layout" svg:x1="24.326cm" svg:y1="7.815cm" svg:x2="24.326cm" svg:y2="7.822cm">
          <text:p/>
        </draw:line>
        <draw:line draw:style-name="gr13" draw:layer="layout" svg:x1="24.326cm" svg:y1="7.823cm" svg:x2="24.333cm" svg:y2="7.808cm">
          <text:p/>
        </draw:line>
        <draw:line draw:style-name="gr13" draw:layer="layout" svg:x1="24.332cm" svg:y1="7.808cm" svg:x2="24.341cm" svg:y2="7.816cm">
          <text:p/>
        </draw:line>
        <draw:line draw:style-name="gr13" draw:layer="layout" svg:x1="24.339cm" svg:y1="7.815cm" svg:x2="24.339cm" svg:y2="7.822cm">
          <text:p/>
        </draw:line>
        <draw:line draw:style-name="gr13" draw:layer="layout" svg:x1="24.339cm" svg:y1="7.822cm" svg:x2="24.346cm" svg:y2="7.822cm">
          <text:p/>
        </draw:line>
        <draw:line draw:style-name="gr13" draw:layer="layout" svg:x1="24.346cm" svg:y1="7.823cm" svg:x2="24.354cm" svg:y2="7.801cm">
          <text:p/>
        </draw:line>
        <draw:line draw:style-name="gr13" draw:layer="layout" svg:x1="24.353cm" svg:y1="7.801cm" svg:x2="24.353cm" svg:y2="7.808cm">
          <text:p/>
        </draw:line>
        <draw:line draw:style-name="gr13" draw:layer="layout" svg:x1="24.353cm" svg:y1="7.81cm" svg:x2="24.361cm" svg:y2="7.794cm">
          <text:p/>
        </draw:line>
        <draw:line draw:style-name="gr13" draw:layer="layout" svg:x1="24.36cm" svg:y1="7.794cm" svg:x2="24.366cm" svg:y2="7.794cm">
          <text:p/>
        </draw:line>
        <draw:line draw:style-name="gr13" draw:layer="layout" svg:x1="24.366cm" svg:y1="7.795cm" svg:x2="24.374cm" svg:y2="7.781cm">
          <text:p/>
        </draw:line>
        <draw:line draw:style-name="gr13" draw:layer="layout" svg:x1="24.373cm" svg:y1="7.781cm" svg:x2="24.38cm" svg:y2="7.781cm">
          <text:p/>
        </draw:line>
        <draw:line draw:style-name="gr13" draw:layer="layout" svg:x1="24.38cm" svg:y1="7.781cm" svg:x2="24.389cm" svg:y2="7.788cm">
          <text:p/>
        </draw:line>
        <draw:line draw:style-name="gr13" draw:layer="layout" svg:x1="24.387cm" svg:y1="7.787cm" svg:x2="24.387cm" svg:y2="7.801cm">
          <text:p/>
        </draw:line>
        <draw:line draw:style-name="gr13" draw:layer="layout" svg:x1="24.387cm" svg:y1="7.801cm" svg:x2="24.394cm" svg:y2="7.801cm">
          <text:p/>
        </draw:line>
        <draw:line draw:style-name="gr13" draw:layer="layout" svg:x1="24.394cm" svg:y1="7.801cm" svg:x2="24.394cm" svg:y2="7.808cm">
          <text:p/>
        </draw:line>
        <draw:line draw:style-name="gr13" draw:layer="layout" svg:x1="24.394cm" svg:y1="7.808cm" svg:x2="24.402cm" svg:y2="7.829cm">
          <text:p/>
        </draw:line>
        <draw:line draw:style-name="gr13" draw:layer="layout" svg:x1="24.401cm" svg:y1="7.828cm" svg:x2="24.408cm" svg:y2="7.843cm">
          <text:p/>
        </draw:line>
        <draw:line draw:style-name="gr13" draw:layer="layout" svg:x1="24.407cm" svg:y1="7.842cm" svg:x2="24.407cm" svg:y2="7.849cm">
          <text:p/>
        </draw:line>
        <draw:line draw:style-name="gr13" draw:layer="layout" svg:x1="24.407cm" svg:y1="7.85cm" svg:x2="24.415cm" svg:y2="7.842cm">
          <text:p/>
        </draw:line>
        <draw:line draw:style-name="gr13" draw:layer="layout" svg:x1="24.414cm" svg:y1="7.843cm" svg:x2="24.422cm" svg:y2="7.835cm">
          <text:p/>
        </draw:line>
        <draw:line draw:style-name="gr13" draw:layer="layout" svg:x1="24.421cm" svg:y1="7.836cm" svg:x2="24.429cm" svg:y2="7.808cm">
          <text:p/>
        </draw:line>
        <draw:line draw:style-name="gr13" draw:layer="layout" svg:x1="24.428cm" svg:y1="7.808cm" svg:x2="24.428cm" svg:y2="7.815cm">
          <text:p/>
        </draw:line>
        <draw:line draw:style-name="gr13" draw:layer="layout" svg:x1="24.428cm" svg:y1="7.815cm" svg:x2="24.437cm" svg:y2="7.824cm">
          <text:p/>
        </draw:line>
        <draw:line draw:style-name="gr13" draw:layer="layout" svg:x1="24.435cm" svg:y1="7.822cm" svg:x2="24.441cm" svg:y2="7.822cm">
          <text:p/>
        </draw:line>
        <draw:line draw:style-name="gr13" draw:layer="layout" svg:x1="24.441cm" svg:y1="7.822cm" svg:x2="24.448cm" svg:y2="7.822cm">
          <text:p/>
        </draw:line>
        <draw:line draw:style-name="gr13" draw:layer="layout" svg:x1="24.448cm" svg:y1="7.822cm" svg:x2="24.448cm" svg:y2="7.808cm">
          <text:p/>
        </draw:line>
        <draw:line draw:style-name="gr13" draw:layer="layout" svg:x1="24.448cm" svg:y1="7.809cm" svg:x2="24.456cm" svg:y2="7.787cm">
          <text:p/>
        </draw:line>
        <draw:line draw:style-name="gr13" draw:layer="layout" svg:x1="24.455cm" svg:y1="7.787cm" svg:x2="24.462cm" svg:y2="7.787cm">
          <text:p/>
        </draw:line>
        <draw:line draw:style-name="gr13" draw:layer="layout" svg:x1="24.462cm" svg:y1="7.787cm" svg:x2="24.462cm" svg:y2="7.747cm">
          <text:p/>
        </draw:line>
        <draw:line draw:style-name="gr13" draw:layer="layout" svg:x1="24.462cm" svg:y1="7.748cm" svg:x2="24.47cm" svg:y2="7.679cm">
          <text:p/>
        </draw:line>
        <draw:line draw:style-name="gr13" draw:layer="layout" svg:x1="24.469cm" svg:y1="7.68cm" svg:x2="24.476cm" svg:y2="7.658cm">
          <text:p/>
        </draw:line>
        <draw:line draw:style-name="gr13" draw:layer="layout" svg:x1="24.475cm" svg:y1="7.658cm" svg:x2="24.475cm" svg:y2="7.59cm">
          <text:p/>
        </draw:line>
        <draw:line draw:style-name="gr13" draw:layer="layout" svg:x1="24.475cm" svg:y1="7.591cm" svg:x2="24.483cm" svg:y2="7.556cm">
          <text:p/>
        </draw:line>
        <draw:line draw:style-name="gr13" draw:layer="layout" svg:x1="24.482cm" svg:y1="7.556cm" svg:x2="24.482cm" svg:y2="7.522cm">
          <text:p/>
        </draw:line>
        <draw:line draw:style-name="gr13" draw:layer="layout" svg:x1="24.482cm" svg:y1="7.523cm" svg:x2="24.491cm" svg:y2="7.495cm">
          <text:p/>
        </draw:line>
        <draw:line draw:style-name="gr13" draw:layer="layout" svg:x1="24.489cm" svg:y1="7.496cm" svg:x2="24.497cm" svg:y2="7.475cm">
          <text:p/>
        </draw:line>
        <draw:line draw:style-name="gr13" draw:layer="layout" svg:x1="24.496cm" svg:y1="7.475cm" svg:x2="24.496cm" svg:y2="7.454cm">
          <text:p/>
        </draw:line>
        <draw:line draw:style-name="gr13" draw:layer="layout" svg:x1="24.496cm" svg:y1="7.454cm" svg:x2="24.504cm" svg:y2="7.462cm">
          <text:p/>
        </draw:line>
        <draw:line draw:style-name="gr13" draw:layer="layout" svg:x1="24.503cm" svg:y1="7.462cm" svg:x2="24.51cm" svg:y2="7.454cm">
          <text:p/>
        </draw:line>
        <draw:line draw:style-name="gr13" draw:layer="layout" svg:x1="24.509cm" svg:y1="7.454cm" svg:x2="24.509cm" svg:y2="7.441cm">
          <text:p/>
        </draw:line>
        <draw:line draw:style-name="gr13" draw:layer="layout" svg:x1="24.509cm" svg:y1="7.441cm" svg:x2="24.516cm" svg:y2="7.441cm">
          <text:p/>
        </draw:line>
        <draw:line draw:style-name="gr13" draw:layer="layout" svg:x1="24.516cm" svg:y1="7.442cm" svg:x2="24.524cm" svg:y2="7.434cm">
          <text:p/>
        </draw:line>
        <draw:line draw:style-name="gr13" draw:layer="layout" svg:x1="24.523cm" svg:y1="7.434cm" svg:x2="24.531cm" svg:y2="7.455cm">
          <text:p/>
        </draw:line>
        <draw:line draw:style-name="gr13" draw:layer="layout" svg:x1="24.53cm" svg:y1="7.454cm" svg:x2="24.53cm" svg:y2="7.461cm">
          <text:p/>
        </draw:line>
        <draw:line draw:style-name="gr13" draw:layer="layout" svg:x1="24.53cm" svg:y1="7.461cm" svg:x2="24.539cm" svg:y2="7.476cm">
          <text:p/>
        </draw:line>
        <draw:line draw:style-name="gr13" draw:layer="layout" svg:x1="24.537cm" svg:y1="7.475cm" svg:x2="24.545cm" svg:y2="7.496cm">
          <text:p/>
        </draw:line>
        <draw:line draw:style-name="gr13" draw:layer="layout" svg:x1="24.544cm" svg:y1="7.495cm" svg:x2="24.551cm" svg:y2="7.516cm">
          <text:p/>
        </draw:line>
        <draw:line draw:style-name="gr13" draw:layer="layout" svg:x1="24.55cm" svg:y1="7.515cm" svg:x2="24.55cm" svg:y2="7.522cm">
          <text:p/>
        </draw:line>
        <draw:line draw:style-name="gr13" draw:layer="layout" svg:x1="24.55cm" svg:y1="7.522cm" svg:x2="24.558cm" svg:y2="7.53cm">
          <text:p/>
        </draw:line>
        <draw:line draw:style-name="gr13" draw:layer="layout" svg:x1="24.557cm" svg:y1="7.529cm" svg:x2="24.565cm" svg:y2="7.537cm">
          <text:p/>
        </draw:line>
        <draw:line draw:style-name="gr13" draw:layer="layout" svg:x1="24.564cm" svg:y1="7.536cm" svg:x2="24.564cm" svg:y2="7.515cm">
          <text:p/>
        </draw:line>
        <draw:line draw:style-name="gr13" draw:layer="layout" svg:x1="24.564cm" svg:y1="7.516cm" svg:x2="24.572cm" svg:y2="7.495cm">
          <text:p/>
        </draw:line>
        <draw:line draw:style-name="gr13" draw:layer="layout" svg:x1="24.571cm" svg:y1="7.496cm" svg:x2="24.579cm" svg:y2="7.488cm">
          <text:p/>
        </draw:line>
        <draw:line draw:style-name="gr13" draw:layer="layout" svg:x1="24.578cm" svg:y1="7.488cm" svg:x2="24.578cm" svg:y2="7.461cm">
          <text:p/>
        </draw:line>
        <draw:line draw:style-name="gr13" draw:layer="layout" svg:x1="24.578cm" svg:y1="7.462cm" svg:x2="24.585cm" svg:y2="7.42cm">
          <text:p/>
        </draw:line>
        <draw:line draw:style-name="gr13" draw:layer="layout" svg:x1="24.584cm" svg:y1="7.42cm" svg:x2="24.584cm" svg:y2="7.434cm">
          <text:p/>
        </draw:line>
        <draw:line draw:style-name="gr13" draw:layer="layout" svg:x1="24.584cm" svg:y1="7.435cm" svg:x2="24.593cm" svg:y2="7.427cm">
          <text:p/>
        </draw:line>
        <draw:line draw:style-name="gr13" draw:layer="layout" svg:x1="24.591cm" svg:y1="7.428cm" svg:x2="24.599cm" svg:y2="7.42cm">
          <text:p/>
        </draw:line>
        <draw:line draw:style-name="gr13" draw:layer="layout" svg:x1="24.598cm" svg:y1="7.42cm" svg:x2="24.598cm" svg:y2="7.407cm">
          <text:p/>
        </draw:line>
        <draw:line draw:style-name="gr13" draw:layer="layout" svg:x1="24.598cm" svg:y1="7.408cm" svg:x2="24.606cm" svg:y2="7.393cm">
          <text:p/>
        </draw:line>
        <draw:line draw:style-name="gr13" draw:layer="layout" svg:x1="24.605cm" svg:y1="7.393cm" svg:x2="24.613cm" svg:y2="7.401cm">
          <text:p/>
        </draw:line>
        <draw:line draw:style-name="gr13" draw:layer="layout" svg:x1="24.612cm" svg:y1="7.4cm" svg:x2="24.612cm" svg:y2="7.393cm">
          <text:p/>
        </draw:line>
        <draw:line draw:style-name="gr13" draw:layer="layout" svg:x1="24.612cm" svg:y1="7.393cm" svg:x2="24.619cm" svg:y2="7.401cm">
          <text:p/>
        </draw:line>
        <draw:line draw:style-name="gr13" draw:layer="layout" svg:x1="24.618cm" svg:y1="7.4cm" svg:x2="24.618cm" svg:y2="7.413cm">
          <text:p/>
        </draw:line>
        <draw:line draw:style-name="gr13" draw:layer="layout" svg:x1="24.618cm" svg:y1="7.414cm" svg:x2="24.626cm" svg:y2="7.4cm">
          <text:p/>
        </draw:line>
        <draw:line draw:style-name="gr13" draw:layer="layout" svg:x1="24.625cm" svg:y1="7.401cm" svg:x2="24.633cm" svg:y2="7.393cm">
          <text:p/>
        </draw:line>
        <draw:line draw:style-name="gr13" draw:layer="layout" svg:x1="24.632cm" svg:y1="7.394cm" svg:x2="24.641cm" svg:y2="7.386cm">
          <text:p/>
        </draw:line>
        <draw:line draw:style-name="gr13" draw:layer="layout" svg:x1="24.639cm" svg:y1="7.387cm" svg:x2="24.647cm" svg:y2="7.352cm">
          <text:p/>
        </draw:line>
        <draw:line draw:style-name="gr13" draw:layer="layout" svg:x1="24.646cm" svg:y1="7.352cm" svg:x2="24.646cm" svg:y2="7.332cm">
          <text:p/>
        </draw:line>
        <draw:line draw:style-name="gr13" draw:layer="layout" svg:x1="24.646cm" svg:y1="7.333cm" svg:x2="24.654cm" svg:y2="7.291cm">
          <text:p/>
        </draw:line>
        <draw:line draw:style-name="gr13" draw:layer="layout" svg:x1="24.653cm" svg:y1="7.291cm" svg:x2="24.653cm" svg:y2="7.264cm">
          <text:p/>
        </draw:line>
        <draw:line draw:style-name="gr13" draw:layer="layout" svg:x1="24.653cm" svg:y1="7.265cm" svg:x2="24.66cm" svg:y2="7.25cm">
          <text:p/>
        </draw:line>
        <draw:line draw:style-name="gr13" draw:layer="layout" svg:x1="24.659cm" svg:y1="7.251cm" svg:x2="24.667cm" svg:y2="7.23cm">
          <text:p/>
        </draw:line>
        <draw:line draw:style-name="gr13" draw:layer="layout" svg:x1="24.666cm" svg:y1="7.23cm" svg:x2="24.674cm" svg:y2="7.285cm">
          <text:p/>
        </draw:line>
        <draw:line draw:style-name="gr13" draw:layer="layout" svg:x1="24.673cm" svg:y1="7.284cm" svg:x2="24.681cm" svg:y2="7.292cm">
          <text:p/>
        </draw:line>
        <draw:line draw:style-name="gr13" draw:layer="layout" svg:x1="24.68cm" svg:y1="7.291cm" svg:x2="24.68cm" svg:y2="7.332cm">
          <text:p/>
        </draw:line>
        <draw:line draw:style-name="gr13" draw:layer="layout" svg:x1="24.68cm" svg:y1="7.332cm" svg:x2="24.689cm" svg:y2="7.367cm">
          <text:p/>
        </draw:line>
        <draw:line draw:style-name="gr13" draw:layer="layout" svg:x1="24.687cm" svg:y1="7.366cm" svg:x2="24.687cm" svg:y2="7.379cm">
          <text:p/>
        </draw:line>
        <draw:line draw:style-name="gr13" draw:layer="layout" svg:x1="24.687cm" svg:y1="7.379cm" svg:x2="24.693cm" svg:y2="7.379cm">
          <text:p/>
        </draw:line>
        <draw:line draw:style-name="gr13" draw:layer="layout" svg:x1="24.693cm" svg:y1="7.38cm" svg:x2="24.701cm" svg:y2="7.366cm">
          <text:p/>
        </draw:line>
        <draw:line draw:style-name="gr13" draw:layer="layout" svg:x1="24.7cm" svg:y1="7.366cm" svg:x2="24.7cm" svg:y2="7.325cm">
          <text:p/>
        </draw:line>
        <draw:line draw:style-name="gr13" draw:layer="layout" svg:x1="24.7cm" svg:y1="7.326cm" svg:x2="24.708cm" svg:y2="7.311cm">
          <text:p/>
        </draw:line>
        <draw:line draw:style-name="gr13" draw:layer="layout" svg:x1="24.707cm" svg:y1="7.312cm" svg:x2="24.715cm" svg:y2="7.271cm">
          <text:p/>
        </draw:line>
        <draw:line draw:style-name="gr13" draw:layer="layout" svg:x1="24.714cm" svg:y1="7.271cm" svg:x2="24.714cm" svg:y2="7.243cm">
          <text:p/>
        </draw:line>
        <draw:line draw:style-name="gr13" draw:layer="layout" svg:x1="24.714cm" svg:y1="7.244cm" svg:x2="24.722cm" svg:y2="7.216cm">
          <text:p/>
        </draw:line>
        <draw:line draw:style-name="gr13" draw:layer="layout" svg:x1="24.721cm" svg:y1="7.216cm" svg:x2="24.721cm" svg:y2="7.202cm">
          <text:p/>
        </draw:line>
        <draw:line draw:style-name="gr13" draw:layer="layout" svg:x1="24.721cm" svg:y1="7.203cm" svg:x2="24.728cm" svg:y2="7.196cm">
          <text:p/>
        </draw:line>
        <draw:line draw:style-name="gr13" draw:layer="layout" svg:x1="24.727cm" svg:y1="7.197cm" svg:x2="24.735cm" svg:y2="7.175cm">
          <text:p/>
        </draw:line>
        <draw:line draw:style-name="gr13" draw:layer="layout" svg:x1="24.734cm" svg:y1="7.175cm" svg:x2="24.734cm" svg:y2="7.202cm">
          <text:p/>
        </draw:line>
        <draw:line draw:style-name="gr13" draw:layer="layout" svg:x1="24.734cm" svg:y1="7.202cm" svg:x2="24.743cm" svg:y2="7.224cm">
          <text:p/>
        </draw:line>
        <draw:line draw:style-name="gr13" draw:layer="layout" svg:x1="24.741cm" svg:y1="7.223cm" svg:x2="24.749cm" svg:y2="7.258cm">
          <text:p/>
        </draw:line>
        <draw:line draw:style-name="gr13" draw:layer="layout" svg:x1="24.748cm" svg:y1="7.257cm" svg:x2="24.748cm" svg:y2="7.318cm">
          <text:p/>
        </draw:line>
        <draw:line draw:style-name="gr13" draw:layer="layout" svg:x1="24.748cm" svg:y1="7.318cm" svg:x2="24.756cm" svg:y2="7.346cm">
          <text:p/>
        </draw:line>
        <draw:line draw:style-name="gr13" draw:layer="layout" svg:x1="24.755cm" svg:y1="7.345cm" svg:x2="24.755cm" svg:y2="7.379cm">
          <text:p/>
        </draw:line>
        <draw:line draw:style-name="gr13" draw:layer="layout" svg:x1="24.755cm" svg:y1="7.379cm" svg:x2="24.763cm" svg:y2="7.442cm">
          <text:p/>
        </draw:line>
        <draw:line draw:style-name="gr13" draw:layer="layout" svg:x1="24.762cm" svg:y1="7.441cm" svg:x2="24.769cm" svg:y2="7.469cm">
          <text:p/>
        </draw:line>
        <draw:line draw:style-name="gr13" draw:layer="layout" svg:x1="24.768cm" svg:y1="7.468cm" svg:x2="24.768cm" svg:y2="7.475cm">
          <text:p/>
        </draw:line>
        <draw:line draw:style-name="gr13" draw:layer="layout" svg:x1="24.768cm" svg:y1="7.476cm" svg:x2="24.776cm" svg:y2="7.447cm">
          <text:p/>
        </draw:line>
        <draw:line draw:style-name="gr13" draw:layer="layout" svg:x1="24.775cm" svg:y1="7.448cm" svg:x2="24.783cm" svg:y2="7.413cm">
          <text:p/>
        </draw:line>
        <draw:line draw:style-name="gr13" draw:layer="layout" svg:x1="24.782cm" svg:y1="7.413cm" svg:x2="24.782cm" svg:y2="7.4cm">
          <text:p/>
        </draw:line>
        <draw:line draw:style-name="gr13" draw:layer="layout" svg:x1="24.782cm" svg:y1="7.401cm" svg:x2="24.791cm" svg:y2="7.345cm">
          <text:p/>
        </draw:line>
        <draw:line draw:style-name="gr13" draw:layer="layout" svg:x1="24.789cm" svg:y1="7.345cm" svg:x2="24.789cm" svg:y2="7.284cm">
          <text:p/>
        </draw:line>
        <draw:line draw:style-name="gr13" draw:layer="layout" svg:x1="24.789cm" svg:y1="7.285cm" svg:x2="24.797cm" svg:y2="7.223cm">
          <text:p/>
        </draw:line>
        <draw:line draw:style-name="gr13" draw:layer="layout" svg:x1="24.796cm" svg:y1="7.224cm" svg:x2="24.803cm" svg:y2="7.216cm">
          <text:p/>
        </draw:line>
        <draw:line draw:style-name="gr13" draw:layer="layout" svg:x1="24.802cm" svg:y1="7.216cm" svg:x2="24.802cm" svg:y2="7.162cm">
          <text:p/>
        </draw:line>
        <draw:line draw:style-name="gr13" draw:layer="layout" svg:x1="24.802cm" svg:y1="7.163cm" svg:x2="24.81cm" svg:y2="7.141cm">
          <text:p/>
        </draw:line>
        <draw:line draw:style-name="gr13" draw:layer="layout" svg:x1="24.809cm" svg:y1="7.142cm" svg:x2="24.817cm" svg:y2="7.08cm">
          <text:p/>
        </draw:line>
        <draw:line draw:style-name="gr13" draw:layer="layout" svg:x1="24.816cm" svg:y1="7.08cm" svg:x2="24.816cm" svg:y2="7.06cm">
          <text:p/>
        </draw:line>
        <draw:line draw:style-name="gr13" draw:layer="layout" svg:x1="24.816cm" svg:y1="7.061cm" svg:x2="24.824cm" svg:y2="7.039cm">
          <text:p/>
        </draw:line>
        <draw:line draw:style-name="gr13" draw:layer="layout" svg:x1="24.823cm" svg:y1="7.039cm" svg:x2="24.823cm" svg:y2="6.992cm">
          <text:p/>
        </draw:line>
        <draw:line draw:style-name="gr13" draw:layer="layout" svg:x1="24.823cm" svg:y1="6.993cm" svg:x2="24.831cm" svg:y2="6.951cm">
          <text:p/>
        </draw:line>
        <draw:line draw:style-name="gr13" draw:layer="layout" svg:x1="24.83cm" svg:y1="6.952cm" svg:x2="24.837cm" svg:y2="6.903cm">
          <text:p/>
        </draw:line>
        <draw:line draw:style-name="gr13" draw:layer="layout" svg:x1="24.836cm" svg:y1="6.903cm" svg:x2="24.836cm" svg:y2="6.883cm">
          <text:p/>
        </draw:line>
        <draw:line draw:style-name="gr13" draw:layer="layout" svg:x1="24.836cm" svg:y1="6.884cm" svg:x2="24.845cm" svg:y2="6.835cm">
          <text:p/>
        </draw:line>
        <draw:line draw:style-name="gr13" draw:layer="layout" svg:x1="24.843cm" svg:y1="6.836cm" svg:x2="24.851cm" svg:y2="6.828cm">
          <text:p/>
        </draw:line>
        <draw:line draw:style-name="gr13" draw:layer="layout" svg:x1="24.85cm" svg:y1="6.828cm" svg:x2="24.85cm" svg:y2="6.849cm">
          <text:p/>
        </draw:line>
        <draw:line draw:style-name="gr13" draw:layer="layout" svg:x1="24.85cm" svg:y1="6.849cm" svg:x2="24.858cm" svg:y2="6.877cm">
          <text:p/>
        </draw:line>
        <draw:line draw:style-name="gr13" draw:layer="layout" svg:x1="24.857cm" svg:y1="6.876cm" svg:x2="24.857cm" svg:y2="6.924cm">
          <text:p/>
        </draw:line>
        <draw:line draw:style-name="gr13" draw:layer="layout" svg:x1="24.857cm" svg:y1="6.924cm" svg:x2="24.865cm" svg:y2="6.959cm">
          <text:p/>
        </draw:line>
        <draw:line draw:style-name="gr13" draw:layer="layout" svg:x1="24.864cm" svg:y1="6.958cm" svg:x2="24.872cm" svg:y2="6.999cm">
          <text:p/>
        </draw:line>
        <draw:line draw:style-name="gr13" draw:layer="layout" svg:x1="24.871cm" svg:y1="6.998cm" svg:x2="24.871cm" svg:y2="7.066cm">
          <text:p/>
        </draw:line>
        <draw:line draw:style-name="gr13" draw:layer="layout" svg:x1="24.871cm" svg:y1="7.066cm" svg:x2="24.878cm" svg:y2="7.115cm">
          <text:p/>
        </draw:line>
        <draw:line draw:style-name="gr13" draw:layer="layout" svg:x1="24.877cm" svg:y1="7.114cm" svg:x2="24.885cm" svg:y2="7.156cm">
          <text:p/>
        </draw:line>
        <draw:line draw:style-name="gr13" draw:layer="layout" svg:x1="24.884cm" svg:y1="7.155cm" svg:x2="24.884cm" svg:y2="7.196cm">
          <text:p/>
        </draw:line>
        <draw:line draw:style-name="gr13" draw:layer="layout" svg:x1="24.884cm" svg:y1="7.196cm" svg:x2="24.893cm" svg:y2="7.231cm">
          <text:p/>
        </draw:line>
        <draw:line draw:style-name="gr13" draw:layer="layout" svg:x1="24.891cm" svg:y1="7.23cm" svg:x2="24.891cm" svg:y2="7.223cm">
          <text:p/>
        </draw:line>
        <draw:line draw:style-name="gr13" draw:layer="layout" svg:x1="24.891cm" svg:y1="7.224cm" svg:x2="24.899cm" svg:y2="7.182cm">
          <text:p/>
        </draw:line>
        <draw:line draw:style-name="gr13" draw:layer="layout" svg:x1="24.898cm" svg:y1="7.183cm" svg:x2="24.906cm" svg:y2="7.162cm">
          <text:p/>
        </draw:line>
        <draw:line draw:style-name="gr13" draw:layer="layout" svg:x1="24.905cm" svg:y1="7.162cm" svg:x2="24.905cm" svg:y2="7.121cm">
          <text:p/>
        </draw:line>
        <draw:line draw:style-name="gr13" draw:layer="layout" svg:x1="24.905cm" svg:y1="7.122cm" svg:x2="24.912cm" svg:y2="7.06cm">
          <text:p/>
        </draw:line>
        <draw:line draw:style-name="gr13" draw:layer="layout" svg:x1="24.911cm" svg:y1="7.061cm" svg:x2="24.919cm" svg:y2="7.005cm">
          <text:p/>
        </draw:line>
        <draw:line draw:style-name="gr13" draw:layer="layout" svg:x1="24.918cm" svg:y1="7.005cm" svg:x2="24.918cm" svg:y2="6.971cm">
          <text:p/>
        </draw:line>
        <draw:line draw:style-name="gr13" draw:layer="layout" svg:x1="24.918cm" svg:y1="6.972cm" svg:x2="24.926cm" svg:y2="6.896cm">
          <text:p/>
        </draw:line>
        <draw:line draw:style-name="gr13" draw:layer="layout" svg:x1="24.925cm" svg:y1="6.896cm" svg:x2="24.925cm" svg:y2="6.876cm">
          <text:p/>
        </draw:line>
        <draw:line draw:style-name="gr13" draw:layer="layout" svg:x1="24.925cm" svg:y1="6.876cm" svg:x2="24.933cm" svg:y2="6.891cm">
          <text:p/>
        </draw:line>
        <draw:line draw:style-name="gr13" draw:layer="layout" svg:x1="24.932cm" svg:y1="6.891cm" svg:x2="24.941cm" svg:y2="6.883cm">
          <text:p/>
        </draw:line>
        <draw:line draw:style-name="gr13" draw:layer="layout" svg:x1="24.939cm" svg:y1="6.883cm" svg:x2="24.939cm" svg:y2="6.93cm">
          <text:p/>
        </draw:line>
        <draw:line draw:style-name="gr13" draw:layer="layout" svg:x1="24.939cm" svg:y1="6.93cm" svg:x2="24.946cm" svg:y2="6.945cm">
          <text:p/>
        </draw:line>
        <draw:line draw:style-name="gr13" draw:layer="layout" svg:x1="24.945cm" svg:y1="6.944cm" svg:x2="24.953cm" svg:y2="7.013cm">
          <text:p/>
        </draw:line>
        <draw:line draw:style-name="gr13" draw:layer="layout" svg:x1="24.952cm" svg:y1="7.012cm" svg:x2="24.952cm" svg:y2="7.06cm">
          <text:p/>
        </draw:line>
        <draw:line draw:style-name="gr13" draw:layer="layout" svg:x1="24.952cm" svg:y1="7.06cm" svg:x2="24.96cm" svg:y2="7.074cm">
          <text:p/>
        </draw:line>
        <draw:line draw:style-name="gr13" draw:layer="layout" svg:x1="24.959cm" svg:y1="7.073cm" svg:x2="24.959cm" svg:y2="7.08cm">
          <text:p/>
        </draw:line>
        <draw:line draw:style-name="gr13" draw:layer="layout" svg:x1="24.959cm" svg:y1="7.081cm" svg:x2="24.967cm" svg:y2="7.046cm">
          <text:p/>
        </draw:line>
        <draw:line draw:style-name="gr13" draw:layer="layout" svg:x1="24.966cm" svg:y1="7.047cm" svg:x2="24.974cm" svg:y2="6.998cm">
          <text:p/>
        </draw:line>
        <draw:line draw:style-name="gr13" draw:layer="layout" svg:x1="24.973cm" svg:y1="6.998cm" svg:x2="24.973cm" svg:y2="6.978cm">
          <text:p/>
        </draw:line>
        <draw:line draw:style-name="gr13" draw:layer="layout" svg:x1="24.973cm" svg:y1="6.979cm" svg:x2="24.981cm" svg:y2="6.924cm">
          <text:p/>
        </draw:line>
        <draw:line draw:style-name="gr13" draw:layer="layout" svg:x1="24.98cm" svg:y1="6.925cm" svg:x2="24.987cm" svg:y2="6.842cm">
          <text:p/>
        </draw:line>
        <draw:line draw:style-name="gr13" draw:layer="layout" svg:x1="24.986cm" svg:y1="6.842cm" svg:x2="24.986cm" svg:y2="6.808cm">
          <text:p/>
        </draw:line>
        <draw:line draw:style-name="gr13" draw:layer="layout" svg:x1="24.986cm" svg:y1="6.808cm" svg:x2="24.993cm" svg:y2="6.808cm">
          <text:p/>
        </draw:line>
        <draw:line draw:style-name="gr13" draw:layer="layout" svg:x1="24.993cm" svg:y1="6.808cm" svg:x2="24.993cm" svg:y2="6.794cm">
          <text:p/>
        </draw:line>
        <draw:line draw:style-name="gr13" draw:layer="layout" svg:x1="24.993cm" svg:y1="6.795cm" svg:x2="25.001cm" svg:y2="6.767cm">
          <text:p/>
        </draw:line>
        <draw:line draw:style-name="gr13" draw:layer="layout" svg:x1="25cm" svg:y1="6.768cm" svg:x2="25.008cm" svg:y2="6.713cm">
          <text:p/>
        </draw:line>
        <draw:line draw:style-name="gr13" draw:layer="layout" svg:x1="25.007cm" svg:y1="6.713cm" svg:x2="25.007cm" svg:y2="6.658cm">
          <text:p/>
        </draw:line>
        <draw:line draw:style-name="gr13" draw:layer="layout" svg:x1="25.007cm" svg:y1="6.659cm" svg:x2="25.015cm" svg:y2="6.645cm">
          <text:p/>
        </draw:line>
        <draw:line draw:style-name="gr13" draw:layer="layout" svg:x1="25.014cm" svg:y1="6.646cm" svg:x2="25.021cm" svg:y2="6.597cm">
          <text:p/>
        </draw:line>
        <draw:line draw:style-name="gr13" draw:layer="layout" svg:x1="25.02cm" svg:y1="6.597cm" svg:x2="25.02cm" svg:y2="6.604cm">
          <text:p/>
        </draw:line>
        <draw:line draw:style-name="gr13" draw:layer="layout" svg:x1="25.02cm" svg:y1="6.604cm" svg:x2="25.027cm" svg:y2="6.604cm">
          <text:p/>
        </draw:line>
        <draw:line draw:style-name="gr13" draw:layer="layout" svg:x1="25.027cm" svg:y1="6.604cm" svg:x2="25.027cm" svg:y2="6.617cm">
          <text:p/>
        </draw:line>
        <draw:line draw:style-name="gr13" draw:layer="layout" svg:x1="25.027cm" svg:y1="6.617cm" svg:x2="25.035cm" svg:y2="6.68cm">
          <text:p/>
        </draw:line>
        <draw:line draw:style-name="gr13" draw:layer="layout" svg:x1="25.034cm" svg:y1="6.679cm" svg:x2="25.043cm" svg:y2="6.714cm">
          <text:p/>
        </draw:line>
        <draw:line draw:style-name="gr13" draw:layer="layout" svg:x1="25.041cm" svg:y1="6.713cm" svg:x2="25.041cm" svg:y2="6.781cm">
          <text:p/>
        </draw:line>
        <draw:line draw:style-name="gr13" draw:layer="layout" svg:x1="25.041cm" svg:y1="6.781cm" svg:x2="25.049cm" svg:y2="6.843cm">
          <text:p/>
        </draw:line>
        <draw:line draw:style-name="gr13" draw:layer="layout" svg:x1="25.048cm" svg:y1="6.842cm" svg:x2="25.055cm" svg:y2="6.911cm">
          <text:p/>
        </draw:line>
        <draw:line draw:style-name="gr13" draw:layer="layout" svg:x1="25.054cm" svg:y1="6.91cm" svg:x2="25.054cm" svg:y2="6.944cm">
          <text:p/>
        </draw:line>
        <draw:line draw:style-name="gr13" draw:layer="layout" svg:x1="25.054cm" svg:y1="6.944cm" svg:x2="25.062cm" svg:y2="6.979cm">
          <text:p/>
        </draw:line>
        <draw:line draw:style-name="gr13" draw:layer="layout" svg:x1="25.061cm" svg:y1="6.978cm" svg:x2="25.061cm" svg:y2="7.012cm">
          <text:p/>
        </draw:line>
        <draw:line draw:style-name="gr13" draw:layer="layout" svg:x1="25.061cm" svg:y1="7.013cm" svg:x2="25.069cm" svg:y2="6.992cm">
          <text:p/>
        </draw:line>
        <draw:line draw:style-name="gr13" draw:layer="layout" svg:x1="25.068cm" svg:y1="6.993cm" svg:x2="25.076cm" svg:y2="6.971cm">
          <text:p/>
        </draw:line>
        <draw:line draw:style-name="gr13" draw:layer="layout" svg:x1="25.075cm" svg:y1="6.971cm" svg:x2="25.075cm" svg:y2="6.93cm">
          <text:p/>
        </draw:line>
        <draw:line draw:style-name="gr13" draw:layer="layout" svg:x1="25.075cm" svg:y1="6.931cm" svg:x2="25.083cm" svg:y2="6.876cm">
          <text:p/>
        </draw:line>
        <draw:line draw:style-name="gr13" draw:layer="layout" svg:x1="25.082cm" svg:y1="6.877cm" svg:x2="25.091cm" svg:y2="6.794cm">
          <text:p/>
        </draw:line>
        <draw:line draw:style-name="gr13" draw:layer="layout" svg:x1="25.089cm" svg:y1="6.794cm" svg:x2="25.089cm" svg:y2="6.74cm">
          <text:p/>
        </draw:line>
        <draw:line draw:style-name="gr13" draw:layer="layout" svg:x1="25.089cm" svg:y1="6.741cm" svg:x2="25.096cm" svg:y2="6.733cm">
          <text:p/>
        </draw:line>
        <draw:line draw:style-name="gr13" draw:layer="layout" svg:x1="25.095cm" svg:y1="6.733cm" svg:x2="25.095cm" svg:y2="6.699cm">
          <text:p/>
        </draw:line>
        <draw:line draw:style-name="gr13" draw:layer="layout" svg:x1="25.095cm" svg:y1="6.699cm" svg:x2="25.103cm" svg:y2="6.721cm">
          <text:p/>
        </draw:line>
        <draw:line draw:style-name="gr13" draw:layer="layout" svg:x1="25.102cm" svg:y1="6.72cm" svg:x2="25.11cm" svg:y2="6.748cm">
          <text:p/>
        </draw:line>
        <draw:line draw:style-name="gr13" draw:layer="layout" svg:x1="25.109cm" svg:y1="6.747cm" svg:x2="25.109cm" svg:y2="6.774cm">
          <text:p/>
        </draw:line>
        <draw:line draw:style-name="gr13" draw:layer="layout" svg:x1="25.109cm" svg:y1="6.774cm" svg:x2="25.117cm" svg:y2="6.802cm">
          <text:p/>
        </draw:line>
        <draw:line draw:style-name="gr13" draw:layer="layout" svg:x1="25.116cm" svg:y1="6.801cm" svg:x2="25.124cm" svg:y2="6.836cm">
          <text:p/>
        </draw:line>
        <draw:line draw:style-name="gr13" draw:layer="layout" svg:x1="25.123cm" svg:y1="6.835cm" svg:x2="25.123cm" svg:y2="6.869cm">
          <text:p/>
        </draw:line>
        <draw:line draw:style-name="gr13" draw:layer="layout" svg:x1="25.123cm" svg:y1="6.869cm" svg:x2="25.13cm" svg:y2="6.897cm">
          <text:p/>
        </draw:line>
        <draw:line draw:style-name="gr13" draw:layer="layout" svg:x1="25.129cm" svg:y1="6.896cm" svg:x2="25.129cm" svg:y2="6.917cm">
          <text:p/>
        </draw:line>
        <draw:line draw:style-name="gr13" draw:layer="layout" svg:x1="25.129cm" svg:y1="6.917cm" svg:x2="25.137cm" svg:y2="6.986cm">
          <text:p/>
        </draw:line>
        <draw:line draw:style-name="gr13" draw:layer="layout" svg:x1="25.136cm" svg:y1="6.985cm" svg:x2="25.145cm" svg:y2="6.993cm">
          <text:p/>
        </draw:line>
        <draw:line draw:style-name="gr13" draw:layer="layout" svg:x1="25.143cm" svg:y1="6.992cm" svg:x2="25.143cm" svg:y2="7.019cm">
          <text:p/>
        </draw:line>
        <draw:line draw:style-name="gr13" draw:layer="layout" svg:x1="25.143cm" svg:y1="7.019cm" svg:x2="25.151cm" svg:y2="7.027cm">
          <text:p/>
        </draw:line>
        <draw:line draw:style-name="gr13" draw:layer="layout" svg:x1="25.15cm" svg:y1="7.027cm" svg:x2="25.158cm" svg:y2="7.005cm">
          <text:p/>
        </draw:line>
        <draw:line draw:style-name="gr13" draw:layer="layout" svg:x1="25.157cm" svg:y1="7.005cm" svg:x2="25.157cm" svg:y2="6.985cm">
          <text:p/>
        </draw:line>
        <draw:line draw:style-name="gr13" draw:layer="layout" svg:x1="25.157cm" svg:y1="6.986cm" svg:x2="25.164cm" svg:y2="6.964cm">
          <text:p/>
        </draw:line>
        <draw:line draw:style-name="gr13" draw:layer="layout" svg:x1="25.163cm" svg:y1="6.964cm" svg:x2="25.163cm" svg:y2="6.937cm">
          <text:p/>
        </draw:line>
        <draw:line draw:style-name="gr13" draw:layer="layout" svg:x1="25.163cm" svg:y1="6.938cm" svg:x2="25.171cm" svg:y2="6.896cm">
          <text:p/>
        </draw:line>
        <draw:line draw:style-name="gr13" draw:layer="layout" svg:x1="25.17cm" svg:y1="6.897cm" svg:x2="25.178cm" svg:y2="6.849cm">
          <text:p/>
        </draw:line>
        <draw:line draw:style-name="gr13" draw:layer="layout" svg:x1="25.177cm" svg:y1="6.849cm" svg:x2="25.177cm" svg:y2="6.842cm">
          <text:p/>
        </draw:line>
        <draw:line draw:style-name="gr13" draw:layer="layout" svg:x1="25.177cm" svg:y1="6.843cm" svg:x2="25.185cm" svg:y2="6.801cm">
          <text:p/>
        </draw:line>
        <draw:line draw:style-name="gr13" draw:layer="layout" svg:x1="25.184cm" svg:y1="6.801cm" svg:x2="25.191cm" svg:y2="6.801cm">
          <text:p/>
        </draw:line>
        <draw:line draw:style-name="gr13" draw:layer="layout" svg:x1="25.191cm" svg:y1="6.802cm" svg:x2="25.199cm" svg:y2="6.74cm">
          <text:p/>
        </draw:line>
        <draw:line draw:style-name="gr13" draw:layer="layout" svg:x1="25.198cm" svg:y1="6.74cm" svg:x2="25.198cm" svg:y2="6.713cm">
          <text:p/>
        </draw:line>
        <draw:line draw:style-name="gr13" draw:layer="layout" svg:x1="25.198cm" svg:y1="6.714cm" svg:x2="25.205cm" svg:y2="6.699cm">
          <text:p/>
        </draw:line>
        <draw:line draw:style-name="gr13" draw:layer="layout" svg:x1="25.204cm" svg:y1="6.7cm" svg:x2="25.212cm" svg:y2="6.645cm">
          <text:p/>
        </draw:line>
        <draw:line draw:style-name="gr13" draw:layer="layout" svg:x1="25.211cm" svg:y1="6.645cm" svg:x2="25.211cm" svg:y2="6.617cm">
          <text:p/>
        </draw:line>
        <draw:line draw:style-name="gr13" draw:layer="layout" svg:x1="25.211cm" svg:y1="6.618cm" svg:x2="25.219cm" svg:y2="6.597cm">
          <text:p/>
        </draw:line>
        <draw:line draw:style-name="gr13" draw:layer="layout" svg:x1="25.218cm" svg:y1="6.597cm" svg:x2="25.218cm" svg:y2="6.57cm">
          <text:p/>
        </draw:line>
        <draw:line draw:style-name="gr13" draw:layer="layout" svg:x1="25.218cm" svg:y1="6.571cm" svg:x2="25.226cm" svg:y2="6.502cm">
          <text:p/>
        </draw:line>
        <draw:line draw:style-name="gr13" draw:layer="layout" svg:x1="25.225cm" svg:y1="6.502cm" svg:x2="25.233cm" svg:y2="6.53cm">
          <text:p/>
        </draw:line>
        <draw:line draw:style-name="gr13" draw:layer="layout" svg:x1="25.232cm" svg:y1="6.529cm" svg:x2="25.232cm" svg:y2="6.515cm">
          <text:p/>
        </draw:line>
        <draw:line draw:style-name="gr13" draw:layer="layout" svg:x1="25.232cm" svg:y1="6.516cm" svg:x2="25.239cm" svg:y2="6.495cm">
          <text:p/>
        </draw:line>
        <draw:line draw:style-name="gr13" draw:layer="layout" svg:x1="25.238cm" svg:y1="6.495cm" svg:x2="25.247cm" svg:y2="6.53cm">
          <text:p/>
        </draw:line>
        <draw:line draw:style-name="gr13" draw:layer="layout" svg:x1="25.245cm" svg:y1="6.529cm" svg:x2="25.245cm" svg:y2="6.57cm">
          <text:p/>
        </draw:line>
        <draw:line draw:style-name="gr13" draw:layer="layout" svg:x1="25.245cm" svg:y1="6.57cm" svg:x2="25.253cm" svg:y2="6.584cm">
          <text:p/>
        </draw:line>
        <draw:line draw:style-name="gr13" draw:layer="layout" svg:x1="25.252cm" svg:y1="6.583cm" svg:x2="25.252cm" svg:y2="6.577cm">
          <text:p/>
        </draw:line>
        <draw:line draw:style-name="gr13" draw:layer="layout" svg:x1="25.252cm" svg:y1="6.577cm" svg:x2="25.26cm" svg:y2="6.598cm">
          <text:p/>
        </draw:line>
        <draw:line draw:style-name="gr13" draw:layer="layout" svg:x1="25.259cm" svg:y1="6.597cm" svg:x2="25.267cm" svg:y2="6.612cm">
          <text:p/>
        </draw:line>
        <draw:line draw:style-name="gr13" draw:layer="layout" svg:x1="25.266cm" svg:y1="6.612cm" svg:x2="25.273cm" svg:y2="6.577cm">
          <text:p/>
        </draw:line>
        <draw:line draw:style-name="gr13" draw:layer="layout" svg:x1="25.272cm" svg:y1="6.578cm" svg:x2="25.28cm" svg:y2="6.536cm">
          <text:p/>
        </draw:line>
        <draw:line draw:style-name="gr13" draw:layer="layout" svg:x1="25.279cm" svg:y1="6.536cm" svg:x2="25.279cm" svg:y2="6.522cm">
          <text:p/>
        </draw:line>
        <draw:line draw:style-name="gr13" draw:layer="layout" svg:x1="25.279cm" svg:y1="6.523cm" svg:x2="25.287cm" svg:y2="6.42cm">
          <text:p/>
        </draw:line>
        <draw:line draw:style-name="gr13" draw:layer="layout" svg:x1="25.286cm" svg:y1="6.42cm" svg:x2="25.286cm" svg:y2="6.393cm">
          <text:p/>
        </draw:line>
        <draw:line draw:style-name="gr13" draw:layer="layout" svg:x1="25.286cm" svg:y1="6.394cm" svg:x2="25.295cm" svg:y2="6.298cm">
          <text:p/>
        </draw:line>
        <draw:line draw:style-name="gr13" draw:layer="layout" svg:x1="25.293cm" svg:y1="6.299cm" svg:x2="25.301cm" svg:y2="6.257cm">
          <text:p/>
        </draw:line>
        <draw:line draw:style-name="gr13" draw:layer="layout" svg:x1="25.3cm" svg:y1="6.257cm" svg:x2="25.3cm" svg:y2="6.155cm">
          <text:p/>
        </draw:line>
        <draw:line draw:style-name="gr13" draw:layer="layout" svg:x1="25.3cm" svg:y1="6.156cm" svg:x2="25.308cm" svg:y2="6.094cm">
          <text:p/>
        </draw:line>
        <draw:line draw:style-name="gr13" draw:layer="layout" svg:x1="25.307cm" svg:y1="6.096cm" svg:x2="25.314cm" svg:y2="6.087cm">
          <text:p/>
        </draw:line>
        <draw:line draw:style-name="gr13" draw:layer="layout" svg:x1="25.313cm" svg:y1="6.087cm" svg:x2="25.313cm" svg:y2="6.019cm">
          <text:p/>
        </draw:line>
        <draw:line draw:style-name="gr13" draw:layer="layout" svg:x1="25.313cm" svg:y1="6.02cm" svg:x2="25.321cm" svg:y2="5.964cm">
          <text:p/>
        </draw:line>
        <draw:line draw:style-name="gr13" draw:layer="layout" svg:x1="25.32cm" svg:y1="5.964cm" svg:x2="25.32cm" svg:y2="5.93cm">
          <text:p/>
        </draw:line>
        <draw:line draw:style-name="gr13" draw:layer="layout" svg:x1="25.32cm" svg:y1="5.93cm" svg:x2="25.328cm" svg:y2="5.965cm">
          <text:p/>
        </draw:line>
        <draw:line draw:style-name="gr13" draw:layer="layout" svg:x1="25.327cm" svg:y1="5.964cm" svg:x2="25.335cm" svg:y2="5.999cm">
          <text:p/>
        </draw:line>
        <draw:line draw:style-name="gr13" draw:layer="layout" svg:x1="25.334cm" svg:y1="5.998cm" svg:x2="25.334cm" svg:y2="5.964cm">
          <text:p/>
        </draw:line>
        <draw:line draw:style-name="gr13" draw:layer="layout" svg:x1="25.334cm" svg:y1="5.964cm" svg:x2="25.342cm" svg:y2="6.027cm">
          <text:p/>
        </draw:line>
        <draw:line draw:style-name="gr13" draw:layer="layout" svg:x1="25.341cm" svg:y1="6.027cm" svg:x2="25.348cm" svg:y2="6.012cm">
          <text:p/>
        </draw:line>
        <draw:line draw:style-name="gr13" draw:layer="layout" svg:x1="25.347cm" svg:y1="6.012cm" svg:x2="25.347cm" svg:y2="6.005cm">
          <text:p/>
        </draw:line>
        <draw:line draw:style-name="gr13" draw:layer="layout" svg:x1="25.347cm" svg:y1="6.006cm" svg:x2="25.355cm" svg:y2="5.971cm">
          <text:p/>
        </draw:line>
        <draw:line draw:style-name="gr13" draw:layer="layout" svg:x1="25.354cm" svg:y1="5.971cm" svg:x2="25.354cm" svg:y2="5.924cm">
          <text:p/>
        </draw:line>
        <draw:line draw:style-name="gr13" draw:layer="layout" svg:x1="25.354cm" svg:y1="5.925cm" svg:x2="25.362cm" svg:y2="5.917cm">
          <text:p/>
        </draw:line>
        <draw:line draw:style-name="gr13" draw:layer="layout" svg:x1="25.361cm" svg:y1="5.918cm" svg:x2="25.369cm" svg:y2="5.883cm">
          <text:p/>
        </draw:line>
        <draw:line draw:style-name="gr13" draw:layer="layout" svg:x1="25.368cm" svg:y1="5.883cm" svg:x2="25.368cm" svg:y2="5.951cm">
          <text:p/>
        </draw:line>
        <draw:line draw:style-name="gr13" draw:layer="layout" svg:x1="25.368cm" svg:y1="5.951cm" svg:x2="25.376cm" svg:y2="5.965cm">
          <text:p/>
        </draw:line>
        <draw:line draw:style-name="gr13" draw:layer="layout" svg:x1="25.375cm" svg:y1="5.965cm" svg:x2="25.382cm" svg:y2="5.958cm">
          <text:p/>
        </draw:line>
        <draw:line draw:style-name="gr13" draw:layer="layout" svg:x1="25.381cm" svg:y1="5.958cm" svg:x2="25.389cm" svg:y2="5.979cm">
          <text:p/>
        </draw:line>
        <draw:line draw:style-name="gr13" draw:layer="layout" svg:x1="25.388cm" svg:y1="5.978cm" svg:x2="25.388cm" svg:y2="6.012cm">
          <text:p/>
        </draw:line>
        <draw:line draw:style-name="gr13" draw:layer="layout" svg:x1="25.388cm" svg:y1="6.013cm" svg:x2="25.396cm" svg:y2="5.998cm">
          <text:p/>
        </draw:line>
        <draw:line draw:style-name="gr13" draw:layer="layout" svg:x1="25.395cm" svg:y1="5.998cm" svg:x2="25.403cm" svg:y2="6.02cm">
          <text:p/>
        </draw:line>
        <draw:line draw:style-name="gr13" draw:layer="layout" svg:x1="25.402cm" svg:y1="6.019cm" svg:x2="25.402cm" svg:y2="5.998cm">
          <text:p/>
        </draw:line>
        <draw:line draw:style-name="gr13" draw:layer="layout" svg:x1="25.402cm" svg:y1="5.998cm" svg:x2="25.41cm" svg:y2="6.034cm">
          <text:p/>
        </draw:line>
        <draw:line draw:style-name="gr13" draw:layer="layout" svg:x1="25.409cm" svg:y1="6.033cm" svg:x2="25.417cm" svg:y2="6.047cm">
          <text:p/>
        </draw:line>
        <draw:line draw:style-name="gr13" draw:layer="layout" svg:x1="25.416cm" svg:y1="6.046cm" svg:x2="25.416cm" svg:y2="6.067cm">
          <text:p/>
        </draw:line>
        <draw:line draw:style-name="gr13" draw:layer="layout" svg:x1="25.416cm" svg:y1="6.067cm" svg:x2="25.423cm" svg:y2="6.115cm">
          <text:p/>
        </draw:line>
        <draw:line draw:style-name="gr13" draw:layer="layout" svg:x1="25.422cm" svg:y1="6.114cm" svg:x2="25.422cm" svg:y2="6.107cm">
          <text:p/>
        </draw:line>
        <draw:line draw:style-name="gr13" draw:layer="layout" svg:x1="25.422cm" svg:y1="6.107cm" svg:x2="25.43cm" svg:y2="6.129cm">
          <text:p/>
        </draw:line>
        <draw:line draw:style-name="gr13" draw:layer="layout" svg:x1="25.429cm" svg:y1="6.128cm" svg:x2="25.437cm" svg:y2="6.142cm">
          <text:p/>
        </draw:line>
        <draw:line draw:style-name="gr13" draw:layer="layout" svg:x1="25.436cm" svg:y1="6.141cm" svg:x2="25.436cm" svg:y2="6.135cm">
          <text:p/>
        </draw:line>
        <draw:line draw:style-name="gr13" draw:layer="layout" svg:x1="25.436cm" svg:y1="6.136cm" svg:x2="25.445cm" svg:y2="6.128cm">
          <text:p/>
        </draw:line>
        <draw:line draw:style-name="gr13" draw:layer="layout" svg:x1="25.443cm" svg:y1="6.129cm" svg:x2="25.451cm" svg:y2="6.101cm">
          <text:p/>
        </draw:line>
        <draw:line draw:style-name="gr13" draw:layer="layout" svg:x1="25.45cm" svg:y1="6.101cm" svg:x2="25.45cm" svg:y2="6.135cm">
          <text:p/>
        </draw:line>
        <draw:line draw:style-name="gr13" draw:layer="layout" svg:x1="25.45cm" svg:y1="6.135cm" svg:x2="25.457cm" svg:y2="6.149cm">
          <text:p/>
        </draw:line>
        <draw:line draw:style-name="gr13" draw:layer="layout" svg:x1="25.456cm" svg:y1="6.149cm" svg:x2="25.464cm" svg:y2="6.101cm">
          <text:p/>
        </draw:line>
        <draw:line draw:style-name="gr13" draw:layer="layout" svg:x1="25.463cm" svg:y1="6.101cm" svg:x2="25.471cm" svg:y2="6.176cm">
          <text:p/>
        </draw:line>
        <draw:line draw:style-name="gr13" draw:layer="layout" svg:x1="25.47cm" svg:y1="6.175cm" svg:x2="25.47cm" svg:y2="6.155cm">
          <text:p/>
        </draw:line>
        <draw:line draw:style-name="gr13" draw:layer="layout" svg:x1="25.47cm" svg:y1="6.156cm" svg:x2="25.478cm" svg:y2="6.101cm">
          <text:p/>
        </draw:line>
        <draw:line draw:style-name="gr13" draw:layer="layout" svg:x1="25.477cm" svg:y1="6.102cm" svg:x2="25.485cm" svg:y2="6.046cm">
          <text:p/>
        </draw:line>
        <draw:line draw:style-name="gr13" draw:layer="layout" svg:x1="25.484cm" svg:y1="6.046cm" svg:x2="25.484cm" svg:y2="5.958cm">
          <text:p/>
        </draw:line>
        <draw:line draw:style-name="gr13" draw:layer="layout" svg:x1="25.484cm" svg:y1="5.959cm" svg:x2="25.491cm" svg:y2="5.869cm">
          <text:p/>
        </draw:line>
        <draw:line draw:style-name="gr13" draw:layer="layout" svg:x1="25.49cm" svg:y1="5.869cm" svg:x2="25.49cm" svg:y2="5.808cm">
          <text:p/>
        </draw:line>
        <draw:line draw:style-name="gr13" draw:layer="layout" svg:x1="25.49cm" svg:y1="5.809cm" svg:x2="25.499cm" svg:y2="5.713cm">
          <text:p/>
        </draw:line>
        <draw:line draw:style-name="gr13" draw:layer="layout" svg:x1="25.497cm" svg:y1="5.714cm" svg:x2="25.505cm" svg:y2="5.638cm">
          <text:p/>
        </draw:line>
        <draw:line draw:style-name="gr13" draw:layer="layout" svg:x1="25.504cm" svg:y1="5.638cm" svg:x2="25.504cm" svg:y2="5.631cm">
          <text:p/>
        </draw:line>
        <draw:line draw:style-name="gr13" draw:layer="layout" svg:x1="25.504cm" svg:y1="5.632cm" svg:x2="25.512cm" svg:y2="5.563cm">
          <text:p/>
        </draw:line>
        <draw:line draw:style-name="gr13" draw:layer="layout" svg:x1="25.511cm" svg:y1="5.563cm" svg:x2="25.519cm" svg:y2="5.571cm">
          <text:p/>
        </draw:line>
        <draw:line draw:style-name="gr13" draw:layer="layout" svg:x1="25.518cm" svg:y1="5.57cm" svg:x2="25.518cm" svg:y2="5.55cm">
          <text:p/>
        </draw:line>
        <draw:line draw:style-name="gr13" draw:layer="layout" svg:x1="25.518cm" svg:y1="5.552cm" svg:x2="25.525cm" svg:y2="5.522cm">
          <text:p/>
        </draw:line>
        <draw:line draw:style-name="gr13" draw:layer="layout" svg:x1="25.524cm" svg:y1="5.522cm" svg:x2="25.524cm" svg:y2="5.536cm">
          <text:p/>
        </draw:line>
        <draw:line draw:style-name="gr13" draw:layer="layout" svg:x1="25.524cm" svg:y1="5.537cm" svg:x2="25.532cm" svg:y2="5.441cm">
          <text:p/>
        </draw:line>
        <draw:line draw:style-name="gr13" draw:layer="layout" svg:x1="25.531cm" svg:y1="5.442cm" svg:x2="25.539cm" svg:y2="5.434cm">
          <text:p/>
        </draw:line>
        <draw:line draw:style-name="gr13" draw:layer="layout" svg:x1="25.538cm" svg:y1="5.434cm" svg:x2="25.538cm" svg:y2="5.516cm">
          <text:p/>
        </draw:line>
        <draw:line draw:style-name="gr13" draw:layer="layout" svg:x1="25.538cm" svg:y1="5.517cm" svg:x2="25.546cm" svg:y2="5.475cm">
          <text:p/>
        </draw:line>
        <draw:line draw:style-name="gr13" draw:layer="layout" svg:x1="25.545cm" svg:y1="5.475cm" svg:x2="25.553cm" svg:y2="5.537cm">
          <text:p/>
        </draw:line>
        <draw:line draw:style-name="gr13" draw:layer="layout" svg:x1="25.552cm" svg:y1="5.536cm" svg:x2="25.552cm" svg:y2="5.57cm">
          <text:p/>
        </draw:line>
        <draw:line draw:style-name="gr13" draw:layer="layout" svg:x1="25.552cm" svg:y1="5.57cm" svg:x2="25.56cm" svg:y2="5.639cm">
          <text:p/>
        </draw:line>
        <draw:line draw:style-name="gr13" draw:layer="layout" svg:x1="25.559cm" svg:y1="5.638cm" svg:x2="25.559cm" svg:y2="5.706cm">
          <text:p/>
        </draw:line>
        <draw:line draw:style-name="gr13" draw:layer="layout" svg:x1="25.559cm" svg:y1="5.706cm" svg:x2="25.566cm" svg:y2="5.836cm">
          <text:p/>
        </draw:line>
        <draw:line draw:style-name="gr13" draw:layer="layout" svg:x1="25.565cm" svg:y1="5.835cm" svg:x2="25.573cm" svg:y2="5.904cm">
          <text:p/>
        </draw:line>
        <draw:line draw:style-name="gr13" draw:layer="layout" svg:x1="25.572cm" svg:y1="5.903cm" svg:x2="25.572cm" svg:y2="5.958cm">
          <text:p/>
        </draw:line>
        <draw:line draw:style-name="gr13" draw:layer="layout" svg:x1="25.572cm" svg:y1="5.958cm" svg:x2="25.579cm" svg:y2="5.958cm">
          <text:p/>
        </draw:line>
        <draw:line draw:style-name="gr13" draw:layer="layout" svg:x1="25.579cm" svg:y1="5.959cm" svg:x2="25.587cm" svg:y2="5.951cm">
          <text:p/>
        </draw:line>
        <draw:line draw:style-name="gr13" draw:layer="layout" svg:x1="25.586cm" svg:y1="5.951cm" svg:x2="25.586cm" svg:y2="5.964cm">
          <text:p/>
        </draw:line>
        <draw:line draw:style-name="gr13" draw:layer="layout" svg:x1="25.586cm" svg:y1="5.965cm" svg:x2="25.595cm" svg:y2="5.93cm">
          <text:p/>
        </draw:line>
        <draw:line draw:style-name="gr13" draw:layer="layout" svg:x1="25.593cm" svg:y1="5.93cm" svg:x2="25.593cm" svg:y2="5.849cm">
          <text:p/>
        </draw:line>
        <draw:line draw:style-name="gr13" draw:layer="layout" svg:x1="25.593cm" svg:y1="5.849cm" svg:x2="25.6cm" svg:y2="5.877cm">
          <text:p/>
        </draw:line>
        <draw:line draw:style-name="gr13" draw:layer="layout" svg:x1="25.599cm" svg:y1="5.877cm" svg:x2="25.607cm" svg:y2="5.869cm">
          <text:p/>
        </draw:line>
        <draw:line draw:style-name="gr13" draw:layer="layout" svg:x1="25.606cm" svg:y1="5.869cm" svg:x2="25.606cm" svg:y2="5.801cm">
          <text:p/>
        </draw:line>
        <draw:line draw:style-name="gr13" draw:layer="layout" svg:x1="25.606cm" svg:y1="5.801cm" svg:x2="25.614cm" svg:y2="5.863cm">
          <text:p/>
        </draw:line>
        <draw:line draw:style-name="gr13" draw:layer="layout" svg:x1="25.613cm" svg:y1="5.863cm" svg:x2="25.621cm" svg:y2="5.835cm">
          <text:p/>
        </draw:line>
        <draw:line draw:style-name="gr13" draw:layer="layout" svg:x1="25.62cm" svg:y1="5.835cm" svg:x2="25.62cm" svg:y2="5.869cm">
          <text:p/>
        </draw:line>
        <draw:line draw:style-name="gr13" draw:layer="layout" svg:x1="25.62cm" svg:y1="5.87cm" svg:x2="25.628cm" svg:y2="5.856cm">
          <text:p/>
        </draw:line>
        <draw:line draw:style-name="gr13" draw:layer="layout" svg:x1="25.627cm" svg:y1="5.856cm" svg:x2="25.627cm" svg:y2="5.876cm">
          <text:p/>
        </draw:line>
        <draw:line draw:style-name="gr13" draw:layer="layout" svg:x1="25.627cm" svg:y1="5.877cm" svg:x2="25.634cm" svg:y2="5.835cm">
          <text:p/>
        </draw:line>
        <draw:line draw:style-name="gr13" draw:layer="layout" svg:x1="25.633cm" svg:y1="5.836cm" svg:x2="25.641cm" svg:y2="5.828cm">
          <text:p/>
        </draw:line>
        <draw:line draw:style-name="gr13" draw:layer="layout" svg:x1="25.64cm" svg:y1="5.828cm" svg:x2="25.64cm" svg:y2="5.781cm">
          <text:p/>
        </draw:line>
        <draw:line draw:style-name="gr13" draw:layer="layout" svg:x1="25.64cm" svg:y1="5.782cm" svg:x2="25.649cm" svg:y2="5.72cm">
          <text:p/>
        </draw:line>
        <draw:line draw:style-name="gr13" draw:layer="layout" svg:x1="25.647cm" svg:y1="5.72cm" svg:x2="25.654cm" svg:y2="5.72cm">
          <text:p/>
        </draw:line>
        <draw:line draw:style-name="gr13" draw:layer="layout" svg:x1="25.654cm" svg:y1="5.72cm" svg:x2="25.662cm" svg:y2="5.802cm">
          <text:p/>
        </draw:line>
        <draw:line draw:style-name="gr13" draw:layer="layout" svg:x1="25.661cm" svg:y1="5.801cm" svg:x2="25.661cm" svg:y2="5.835cm">
          <text:p/>
        </draw:line>
        <draw:line draw:style-name="gr13" draw:layer="layout" svg:x1="25.661cm" svg:y1="5.835cm" svg:x2="25.669cm" svg:y2="5.85cm">
          <text:p/>
        </draw:line>
        <draw:line draw:style-name="gr13" draw:layer="layout" svg:x1="25.668cm" svg:y1="5.849cm" svg:x2="25.674cm" svg:y2="5.849cm">
          <text:p/>
        </draw:line>
        <draw:line draw:style-name="gr13" draw:layer="layout" svg:x1="25.674cm" svg:y1="5.849cm" svg:x2="25.674cm" svg:y2="5.828cm">
          <text:p/>
        </draw:line>
        <draw:line draw:style-name="gr13" draw:layer="layout" svg:x1="25.674cm" svg:y1="5.828cm" svg:x2="25.682cm" svg:y2="5.863cm">
          <text:p/>
        </draw:line>
        <draw:line draw:style-name="gr13" draw:layer="layout" svg:x1="25.681cm" svg:y1="5.863cm" svg:x2="25.689cm" svg:y2="5.842cm">
          <text:p/>
        </draw:line>
        <draw:line draw:style-name="gr13" draw:layer="layout" svg:x1="25.688cm" svg:y1="5.842cm" svg:x2="25.688cm" svg:y2="5.781cm">
          <text:p/>
        </draw:line>
        <draw:line draw:style-name="gr13" draw:layer="layout" svg:x1="25.688cm" svg:y1="5.781cm" svg:x2="25.696cm" svg:y2="5.802cm">
          <text:p/>
        </draw:line>
        <draw:line draw:style-name="gr13" draw:layer="layout" svg:x1="25.695cm" svg:y1="5.801cm" svg:x2="25.695cm" svg:y2="5.781cm">
          <text:p/>
        </draw:line>
        <draw:line draw:style-name="gr13" draw:layer="layout" svg:x1="25.695cm" svg:y1="5.782cm" svg:x2="25.703cm" svg:y2="5.774cm">
          <text:p/>
        </draw:line>
        <draw:line draw:style-name="gr13" draw:layer="layout" svg:x1="25.702cm" svg:y1="5.774cm" svg:x2="25.709cm" svg:y2="5.789cm">
          <text:p/>
        </draw:line>
        <draw:line draw:style-name="gr13" draw:layer="layout" svg:x1="25.708cm" svg:y1="5.788cm" svg:x2="25.708cm" svg:y2="5.835cm">
          <text:p/>
        </draw:line>
        <draw:line draw:style-name="gr13" draw:layer="layout" svg:x1="25.708cm" svg:y1="5.835cm" svg:x2="25.715cm" svg:y2="5.835cm">
          <text:p/>
        </draw:line>
        <draw:line draw:style-name="gr13" draw:layer="layout" svg:x1="25.715cm" svg:y1="5.836cm" svg:x2="25.723cm" svg:y2="5.801cm">
          <text:p/>
        </draw:line>
        <draw:line draw:style-name="gr13" draw:layer="layout" svg:x1="25.722cm" svg:y1="5.801cm" svg:x2="25.722cm" svg:y2="5.781cm">
          <text:p/>
        </draw:line>
        <draw:line draw:style-name="gr13" draw:layer="layout" svg:x1="25.722cm" svg:y1="5.781cm" svg:x2="25.73cm" svg:y2="5.802cm">
          <text:p/>
        </draw:line>
        <draw:line draw:style-name="gr13" draw:layer="layout" svg:x1="25.729cm" svg:y1="5.801cm" svg:x2="25.729cm" svg:y2="5.869cm">
          <text:p/>
        </draw:line>
        <draw:line draw:style-name="gr13" draw:layer="layout" svg:x1="25.729cm" svg:y1="5.869cm" svg:x2="25.737cm" svg:y2="5.877cm">
          <text:p/>
        </draw:line>
        <draw:line draw:style-name="gr13" draw:layer="layout" svg:x1="25.736cm" svg:y1="5.876cm" svg:x2="25.743cm" svg:y2="5.931cm">
          <text:p/>
        </draw:line>
        <draw:line draw:style-name="gr13" draw:layer="layout" svg:x1="25.742cm" svg:y1="5.93cm" svg:x2="25.742cm" svg:y2="5.992cm">
          <text:p/>
        </draw:line>
        <draw:line draw:style-name="gr13" draw:layer="layout" svg:x1="25.742cm" svg:y1="5.993cm" svg:x2="25.751cm" svg:y2="5.971cm">
          <text:p/>
        </draw:line>
        <draw:line draw:style-name="gr13" draw:layer="layout" svg:x1="25.749cm" svg:y1="5.971cm" svg:x2="25.757cm" svg:y2="5.999cm">
          <text:p/>
        </draw:line>
        <draw:line draw:style-name="gr13" draw:layer="layout" svg:x1="25.756cm" svg:y1="5.998cm" svg:x2="25.756cm" svg:y2="6.012cm">
          <text:p/>
        </draw:line>
        <draw:line draw:style-name="gr13" draw:layer="layout" svg:x1="25.756cm" svg:y1="6.013cm" svg:x2="25.764cm" svg:y2="5.964cm">
          <text:p/>
        </draw:line>
        <draw:line draw:style-name="gr13" draw:layer="layout" svg:x1="25.763cm" svg:y1="5.964cm" svg:x2="25.763cm" svg:y2="5.903cm">
          <text:p/>
        </draw:line>
        <draw:line draw:style-name="gr13" draw:layer="layout" svg:x1="25.763cm" svg:y1="5.903cm" svg:x2="25.77cm" svg:y2="5.903cm">
          <text:p/>
        </draw:line>
        <draw:line draw:style-name="gr13" draw:layer="layout" svg:x1="25.77cm" svg:y1="5.904cm" svg:x2="25.778cm" svg:y2="5.842cm">
          <text:p/>
        </draw:line>
        <draw:line draw:style-name="gr13" draw:layer="layout" svg:x1="25.777cm" svg:y1="5.842cm" svg:x2="25.777cm" svg:y2="5.781cm">
          <text:p/>
        </draw:line>
        <draw:line draw:style-name="gr13" draw:layer="layout" svg:x1="25.777cm" svg:y1="5.782cm" svg:x2="25.784cm" svg:y2="5.713cm">
          <text:p/>
        </draw:line>
        <draw:line draw:style-name="gr13" draw:layer="layout" svg:x1="25.783cm" svg:y1="5.714cm" svg:x2="25.791cm" svg:y2="5.686cm">
          <text:p/>
        </draw:line>
        <draw:line draw:style-name="gr13" draw:layer="layout" svg:x1="25.79cm" svg:y1="5.686cm" svg:x2="25.79cm" svg:y2="5.624cm">
          <text:p/>
        </draw:line>
        <draw:line draw:style-name="gr13" draw:layer="layout" svg:x1="25.79cm" svg:y1="5.625cm" svg:x2="25.799cm" svg:y2="5.59cm">
          <text:p/>
        </draw:line>
        <draw:line draw:style-name="gr13" draw:layer="layout" svg:x1="25.797cm" svg:y1="5.59cm" svg:x2="25.797cm" svg:y2="5.57cm">
          <text:p/>
        </draw:line>
        <draw:line draw:style-name="gr13" draw:layer="layout" svg:x1="25.797cm" svg:y1="5.57cm" svg:x2="25.805cm" svg:y2="5.646cm">
          <text:p/>
        </draw:line>
        <draw:line draw:style-name="gr13" draw:layer="layout" svg:x1="25.804cm" svg:y1="5.645cm" svg:x2="25.812cm" svg:y2="5.714cm">
          <text:p/>
        </draw:line>
        <draw:line draw:style-name="gr13" draw:layer="layout" svg:x1="25.811cm" svg:y1="5.713cm" svg:x2="25.818cm" svg:y2="5.775cm">
          <text:p/>
        </draw:line>
        <draw:line draw:style-name="gr13" draw:layer="layout" svg:x1="25.817cm" svg:y1="5.775cm" svg:x2="25.825cm" svg:y2="5.706cm">
          <text:p/>
        </draw:line>
        <draw:line draw:style-name="gr13" draw:layer="layout" svg:x1="25.824cm" svg:y1="5.706cm" svg:x2="25.824cm" svg:y2="5.788cm">
          <text:p/>
        </draw:line>
        <draw:line draw:style-name="gr13" draw:layer="layout" svg:x1="25.824cm" svg:y1="5.789cm" svg:x2="25.832cm" svg:y2="5.733cm">
          <text:p/>
        </draw:line>
        <draw:line draw:style-name="gr13" draw:layer="layout" svg:x1="25.831cm" svg:y1="5.733cm" svg:x2="25.831cm" svg:y2="5.652cm">
          <text:p/>
        </draw:line>
        <draw:line draw:style-name="gr13" draw:layer="layout" svg:x1="25.831cm" svg:y1="5.653cm" svg:x2="25.839cm" svg:y2="5.577cm">
          <text:p/>
        </draw:line>
        <draw:line draw:style-name="gr13" draw:layer="layout" svg:x1="25.838cm" svg:y1="5.578cm" svg:x2="25.846cm" svg:y2="5.556cm">
          <text:p/>
        </draw:line>
        <draw:line draw:style-name="gr13" draw:layer="layout" svg:x1="25.845cm" svg:y1="5.556cm" svg:x2="25.845cm" svg:y2="5.495cm">
          <text:p/>
        </draw:line>
        <draw:line draw:style-name="gr13" draw:layer="layout" svg:x1="25.845cm" svg:y1="5.496cm" svg:x2="25.852cm" svg:y2="5.393cm">
          <text:p/>
        </draw:line>
        <draw:line draw:style-name="gr13" draw:layer="layout" svg:x1="25.851cm" svg:y1="5.393cm" svg:x2="25.859cm" svg:y2="5.476cm">
          <text:p/>
        </draw:line>
        <draw:line draw:style-name="gr13" draw:layer="layout" svg:x1="25.858cm" svg:y1="5.475cm" svg:x2="25.858cm" svg:y2="5.529cm">
          <text:p/>
        </draw:line>
        <draw:line draw:style-name="gr13" draw:layer="layout" svg:x1="25.858cm" svg:y1="5.529cm" svg:x2="25.866cm" svg:y2="5.598cm">
          <text:p/>
        </draw:line>
        <draw:line draw:style-name="gr13" draw:layer="layout" svg:x1="25.865cm" svg:y1="5.597cm" svg:x2="25.865cm" svg:y2="5.692cm">
          <text:p/>
        </draw:line>
        <draw:line draw:style-name="gr13" draw:layer="layout" svg:x1="25.865cm" svg:y1="5.692cm" svg:x2="25.873cm" svg:y2="5.891cm">
          <text:p/>
        </draw:line>
        <draw:line draw:style-name="gr13" draw:layer="layout" svg:x1="25.872cm" svg:y1="5.89cm" svg:x2="25.88cm" svg:y2="6.047cm">
          <text:p/>
        </draw:line>
        <draw:line draw:style-name="gr13" draw:layer="layout" svg:x1="25.879cm" svg:y1="6.046cm" svg:x2="25.879cm" svg:y2="6.203cm">
          <text:p/>
        </draw:line>
        <draw:line draw:style-name="gr13" draw:layer="layout" svg:x1="25.879cm" svg:y1="6.203cm" svg:x2="25.887cm" svg:y2="6.265cm">
          <text:p/>
        </draw:line>
        <draw:line draw:style-name="gr13" draw:layer="layout" svg:x1="25.886cm" svg:y1="6.264cm" svg:x2="25.893cm" svg:y2="6.306cm">
          <text:p/>
        </draw:line>
        <draw:line draw:style-name="gr13" draw:layer="layout" svg:x1="25.892cm" svg:y1="6.305cm" svg:x2="25.892cm" svg:y2="6.257cm">
          <text:p/>
        </draw:line>
        <draw:line draw:style-name="gr13" draw:layer="layout" svg:x1="25.892cm" svg:y1="6.258cm" svg:x2="25.901cm" svg:y2="6.148cm">
          <text:p/>
        </draw:line>
        <draw:line draw:style-name="gr13" draw:layer="layout" svg:x1="25.899cm" svg:y1="6.148cm" svg:x2="25.899cm" svg:y2="6.053cm">
          <text:p/>
        </draw:line>
        <draw:line draw:style-name="gr13" draw:layer="layout" svg:x1="25.899cm" svg:y1="6.054cm" svg:x2="25.907cm" svg:y2="5.964cm">
          <text:p/>
        </draw:line>
        <draw:line draw:style-name="gr13" draw:layer="layout" svg:x1="25.906cm" svg:y1="5.965cm" svg:x2="25.914cm" svg:y2="5.883cm">
          <text:p/>
        </draw:line>
        <draw:line draw:style-name="gr13" draw:layer="layout" svg:x1="25.913cm" svg:y1="5.883cm" svg:x2="25.913cm" svg:y2="5.842cm">
          <text:p/>
        </draw:line>
        <draw:line draw:style-name="gr13" draw:layer="layout" svg:x1="25.913cm" svg:y1="5.842cm" svg:x2="25.921cm" svg:y2="5.884cm">
          <text:p/>
        </draw:line>
        <draw:line draw:style-name="gr13" draw:layer="layout" svg:x1="25.92cm" svg:y1="5.883cm" svg:x2="25.927cm" svg:y2="5.952cm">
          <text:p/>
        </draw:line>
        <draw:line draw:style-name="gr13" draw:layer="layout" svg:x1="25.926cm" svg:y1="5.951cm" svg:x2="25.926cm" svg:y2="6.033cm">
          <text:p/>
        </draw:line>
        <draw:line draw:style-name="gr13" draw:layer="layout" svg:x1="25.926cm" svg:y1="6.033cm" svg:x2="25.934cm" svg:y2="6.149cm">
          <text:p/>
        </draw:line>
        <draw:line draw:style-name="gr13" draw:layer="layout" svg:x1="25.933cm" svg:y1="6.148cm" svg:x2="25.933cm" svg:y2="6.23cm">
          <text:p/>
        </draw:line>
        <draw:line draw:style-name="gr13" draw:layer="layout" svg:x1="25.933cm" svg:y1="6.23cm" svg:x2="25.941cm" svg:y2="6.258cm">
          <text:p/>
        </draw:line>
        <draw:line draw:style-name="gr13" draw:layer="layout" svg:x1="25.94cm" svg:y1="6.257cm" svg:x2="25.947cm" svg:y2="6.257cm">
          <text:p/>
        </draw:line>
        <draw:line draw:style-name="gr13" draw:layer="layout" svg:x1="25.947cm" svg:y1="6.257cm" svg:x2="25.947cm" svg:y2="6.23cm">
          <text:p/>
        </draw:line>
        <draw:line draw:style-name="gr13" draw:layer="layout" svg:x1="25.947cm" svg:y1="6.231cm" svg:x2="25.955cm" svg:y2="6.162cm">
          <text:p/>
        </draw:line>
        <draw:line draw:style-name="gr13" draw:layer="layout" svg:x1="25.954cm" svg:y1="6.163cm" svg:x2="25.961cm" svg:y2="6.039cm">
          <text:p/>
        </draw:line>
        <draw:line draw:style-name="gr13" draw:layer="layout" svg:x1="25.96cm" svg:y1="6.039cm" svg:x2="25.96cm" svg:y2="5.978cm">
          <text:p/>
        </draw:line>
        <draw:line draw:style-name="gr13" draw:layer="layout" svg:x1="25.96cm" svg:y1="5.979cm" svg:x2="25.968cm" svg:y2="5.856cm">
          <text:p/>
        </draw:line>
        <draw:line draw:style-name="gr13" draw:layer="layout" svg:x1="25.967cm" svg:y1="5.856cm" svg:x2="25.967cm" svg:y2="5.706cm">
          <text:p/>
        </draw:line>
        <draw:line draw:style-name="gr13" draw:layer="layout" svg:x1="25.967cm" svg:y1="5.707cm" svg:x2="25.975cm" svg:y2="5.652cm">
          <text:p/>
        </draw:line>
        <draw:line draw:style-name="gr13" draw:layer="layout" svg:x1="25.974cm" svg:y1="5.653cm" svg:x2="25.982cm" svg:y2="5.631cm">
          <text:p/>
        </draw:line>
        <draw:line draw:style-name="gr13" draw:layer="layout" svg:x1="25.981cm" svg:y1="5.631cm" svg:x2="25.981cm" svg:y2="5.672cm">
          <text:p/>
        </draw:line>
        <draw:line draw:style-name="gr13" draw:layer="layout" svg:x1="25.981cm" svg:y1="5.672cm" svg:x2="25.989cm" svg:y2="5.707cm">
          <text:p/>
        </draw:line>
        <draw:line draw:style-name="gr13" draw:layer="layout" svg:x1="25.988cm" svg:y1="5.706cm" svg:x2="25.988cm" svg:y2="5.747cm">
          <text:p/>
        </draw:line>
        <draw:line draw:style-name="gr13" draw:layer="layout" svg:x1="25.988cm" svg:y1="5.747cm" svg:x2="25.997cm" svg:y2="5.843cm">
          <text:p/>
        </draw:line>
        <draw:line draw:style-name="gr13" draw:layer="layout" svg:x1="25.995cm" svg:y1="5.842cm" svg:x2="26.002cm" svg:y2="5.857cm">
          <text:p/>
        </draw:line>
        <draw:line draw:style-name="gr13" draw:layer="layout" svg:x1="26.001cm" svg:y1="5.856cm" svg:x2="26.001cm" svg:y2="5.89cm">
          <text:p/>
        </draw:line>
        <draw:line draw:style-name="gr13" draw:layer="layout" svg:x1="26.001cm" svg:y1="5.891cm" svg:x2="26.009cm" svg:y2="5.842cm">
          <text:p/>
        </draw:line>
        <draw:line draw:style-name="gr13" draw:layer="layout" svg:x1="26.008cm" svg:y1="5.843cm" svg:x2="26.016cm" svg:y2="5.767cm">
          <text:p/>
        </draw:line>
        <draw:line draw:style-name="gr13" draw:layer="layout" svg:x1="26.015cm" svg:y1="5.767cm" svg:x2="26.015cm" svg:y2="5.706cm">
          <text:p/>
        </draw:line>
        <draw:line draw:style-name="gr13" draw:layer="layout" svg:x1="26.015cm" svg:y1="5.707cm" svg:x2="26.023cm" svg:y2="5.658cm">
          <text:p/>
        </draw:line>
        <draw:line draw:style-name="gr13" draw:layer="layout" svg:x1="26.022cm" svg:y1="5.658cm" svg:x2="26.022cm" svg:y2="5.604cm">
          <text:p/>
        </draw:line>
        <draw:line draw:style-name="gr13" draw:layer="layout" svg:x1="26.022cm" svg:y1="5.605cm" svg:x2="26.03cm" svg:y2="5.536cm">
          <text:p/>
        </draw:line>
        <draw:line draw:style-name="gr13" draw:layer="layout" svg:x1="26.029cm" svg:y1="5.537cm" svg:x2="26.036cm" svg:y2="5.488cm">
          <text:p/>
        </draw:line>
        <draw:line draw:style-name="gr13" draw:layer="layout" svg:x1="26.035cm" svg:y1="5.488cm" svg:x2="26.035cm" svg:y2="5.454cm">
          <text:p/>
        </draw:line>
        <draw:line draw:style-name="gr13" draw:layer="layout" svg:x1="26.035cm" svg:y1="5.454cm" svg:x2="26.043cm" svg:y2="5.51cm">
          <text:p/>
        </draw:line>
        <draw:line draw:style-name="gr13" draw:layer="layout" svg:x1="26.042cm" svg:y1="5.509cm" svg:x2="26.051cm" svg:y2="5.551cm">
          <text:p/>
        </draw:line>
        <draw:line draw:style-name="gr13" draw:layer="layout" svg:x1="26.049cm" svg:y1="5.55cm" svg:x2="26.049cm" svg:y2="5.563cm">
          <text:p/>
        </draw:line>
        <draw:line draw:style-name="gr13" draw:layer="layout" svg:x1="26.049cm" svg:y1="5.563cm" svg:x2="26.057cm" svg:y2="5.612cm">
          <text:p/>
        </draw:line>
        <draw:line draw:style-name="gr13" draw:layer="layout" svg:x1="26.056cm" svg:y1="5.611cm" svg:x2="26.056cm" svg:y2="5.645cm">
          <text:p/>
        </draw:line>
        <draw:line draw:style-name="gr13" draw:layer="layout" svg:x1="26.056cm" svg:y1="5.645cm" svg:x2="26.064cm" svg:y2="5.659cm">
          <text:p/>
        </draw:line>
        <draw:line draw:style-name="gr13" draw:layer="layout" svg:x1="26.063cm" svg:y1="5.658cm" svg:x2="26.07cm" svg:y2="5.768cm">
          <text:p/>
        </draw:line>
        <draw:line draw:style-name="gr13" draw:layer="layout" svg:x1="26.069cm" svg:y1="5.768cm" svg:x2="26.077cm" svg:y2="5.747cm">
          <text:p/>
        </draw:line>
        <draw:line draw:style-name="gr13" draw:layer="layout" svg:x1="26.076cm" svg:y1="5.748cm" svg:x2="26.084cm" svg:y2="5.686cm">
          <text:p/>
        </draw:line>
        <draw:line draw:style-name="gr13" draw:layer="layout" svg:x1="26.083cm" svg:y1="5.686cm" svg:x2="26.083cm" svg:y2="5.584cm">
          <text:p/>
        </draw:line>
        <draw:line draw:style-name="gr13" draw:layer="layout" svg:x1="26.083cm" svg:y1="5.585cm" svg:x2="26.091cm" svg:y2="5.461cm">
          <text:p/>
        </draw:line>
        <draw:line draw:style-name="gr13" draw:layer="layout" svg:x1="26.09cm" svg:y1="5.461cm" svg:x2="26.09cm" svg:y2="5.427cm">
          <text:p/>
        </draw:line>
        <draw:line draw:style-name="gr13" draw:layer="layout" svg:x1="26.09cm" svg:y1="5.428cm" svg:x2="26.099cm" svg:y2="5.298cm">
          <text:p/>
        </draw:line>
        <draw:line draw:style-name="gr13" draw:layer="layout" svg:x1="26.097cm" svg:y1="5.299cm" svg:x2="26.105cm" svg:y2="5.203cm">
          <text:p/>
        </draw:line>
        <draw:line draw:style-name="gr13" draw:layer="layout" svg:x1="26.104cm" svg:y1="5.203cm" svg:x2="26.104cm" svg:y2="5.182cm">
          <text:p/>
        </draw:line>
        <draw:line draw:style-name="gr13" draw:layer="layout" svg:x1="26.104cm" svg:y1="5.183cm" svg:x2="26.111cm" svg:y2="5.121cm">
          <text:p/>
        </draw:line>
        <draw:line draw:style-name="gr13" draw:layer="layout" svg:x1="26.11cm" svg:y1="5.121cm" svg:x2="26.118cm" svg:y2="5.13cm">
          <text:p/>
        </draw:line>
        <draw:line draw:style-name="gr13" draw:layer="layout" svg:x1="26.117cm" svg:y1="5.128cm" svg:x2="26.117cm" svg:y2="5.182cm">
          <text:p/>
        </draw:line>
        <draw:line draw:style-name="gr13" draw:layer="layout" svg:x1="26.117cm" svg:y1="5.182cm" svg:x2="26.125cm" svg:y2="5.21cm">
          <text:p/>
        </draw:line>
        <draw:line draw:style-name="gr13" draw:layer="layout" svg:x1="26.124cm" svg:y1="5.209cm" svg:x2="26.124cm" svg:y2="5.216cm">
          <text:p/>
        </draw:line>
        <draw:line draw:style-name="gr13" draw:layer="layout" svg:x1="26.124cm" svg:y1="5.216cm" svg:x2="26.132cm" svg:y2="5.319cm">
          <text:p/>
        </draw:line>
        <draw:line draw:style-name="gr13" draw:layer="layout" svg:x1="26.131cm" svg:y1="5.318cm" svg:x2="26.139cm" svg:y2="5.38cm">
          <text:p/>
        </draw:line>
        <draw:line draw:style-name="gr13" draw:layer="layout" svg:x1="26.138cm" svg:y1="5.379cm" svg:x2="26.138cm" svg:y2="5.407cm">
          <text:p/>
        </draw:line>
        <draw:line draw:style-name="gr13" draw:layer="layout" svg:x1="26.138cm" svg:y1="5.407cm" svg:x2="26.145cm" svg:y2="5.442cm">
          <text:p/>
        </draw:line>
        <draw:line draw:style-name="gr13" draw:layer="layout" svg:x1="26.144cm" svg:y1="5.441cm" svg:x2="26.153cm" svg:y2="5.462cm">
          <text:p/>
        </draw:line>
        <draw:line draw:style-name="gr13" draw:layer="layout" svg:x1="26.151cm" svg:y1="5.461cm" svg:x2="26.151cm" svg:y2="5.468cm">
          <text:p/>
        </draw:line>
        <draw:line draw:style-name="gr13" draw:layer="layout" svg:x1="26.151cm" svg:y1="5.468cm" svg:x2="26.158cm" svg:y2="5.468cm">
          <text:p/>
        </draw:line>
        <draw:line draw:style-name="gr13" draw:layer="layout" svg:x1="26.158cm" svg:y1="5.468cm" svg:x2="26.158cm" svg:y2="5.509cm">
          <text:p/>
        </draw:line>
        <draw:line draw:style-name="gr13" draw:layer="layout" svg:x1="26.158cm" svg:y1="5.51cm" svg:x2="26.166cm" svg:y2="5.475cm">
          <text:p/>
        </draw:line>
        <draw:line draw:style-name="gr13" draw:layer="layout" svg:x1="26.165cm" svg:y1="5.475cm" svg:x2="26.173cm" svg:y2="5.496cm">
          <text:p/>
        </draw:line>
        <draw:line draw:style-name="gr13" draw:layer="layout" svg:x1="26.172cm" svg:y1="5.495cm" svg:x2="26.172cm" svg:y2="5.509cm">
          <text:p/>
        </draw:line>
        <draw:line draw:style-name="gr13" draw:layer="layout" svg:x1="26.172cm" svg:y1="5.509cm" svg:x2="26.179cm" svg:y2="5.564cm">
          <text:p/>
        </draw:line>
        <draw:line draw:style-name="gr13" draw:layer="layout" svg:x1="26.178cm" svg:y1="5.563cm" svg:x2="26.186cm" svg:y2="5.591cm">
          <text:p/>
        </draw:line>
        <draw:line draw:style-name="gr13" draw:layer="layout" svg:x1="26.185cm" svg:y1="5.59cm" svg:x2="26.185cm" svg:y2="5.631cm">
          <text:p/>
        </draw:line>
        <draw:line draw:style-name="gr13" draw:layer="layout" svg:x1="26.185cm" svg:y1="5.631cm" svg:x2="26.193cm" svg:y2="5.693cm">
          <text:p/>
        </draw:line>
        <draw:line draw:style-name="gr13" draw:layer="layout" svg:x1="26.192cm" svg:y1="5.692cm" svg:x2="26.192cm" svg:y2="5.665cm">
          <text:p/>
        </draw:line>
        <draw:line draw:style-name="gr13" draw:layer="layout" svg:x1="26.192cm" svg:y1="5.666cm" svg:x2="26.201cm" svg:y2="5.624cm">
          <text:p/>
        </draw:line>
        <draw:line draw:style-name="gr13" draw:layer="layout" svg:x1="26.199cm" svg:y1="5.625cm" svg:x2="26.207cm" svg:y2="5.57cm">
          <text:p/>
        </draw:line>
        <draw:line draw:style-name="gr13" draw:layer="layout" svg:x1="26.206cm" svg:y1="5.57cm" svg:x2="26.206cm" svg:y2="5.502cm">
          <text:p/>
        </draw:line>
        <draw:line draw:style-name="gr13" draw:layer="layout" svg:x1="26.206cm" svg:y1="5.503cm" svg:x2="26.214cm" svg:y2="5.427cm">
          <text:p/>
        </draw:line>
        <draw:line draw:style-name="gr13" draw:layer="layout" svg:x1="26.213cm" svg:y1="5.428cm" svg:x2="26.22cm" svg:y2="5.325cm">
          <text:p/>
        </draw:line>
        <draw:line draw:style-name="gr13" draw:layer="layout" svg:x1="26.219cm" svg:y1="5.325cm" svg:x2="26.219cm" svg:y2="5.264cm">
          <text:p/>
        </draw:line>
        <draw:line draw:style-name="gr13" draw:layer="layout" svg:x1="26.219cm" svg:y1="5.265cm" svg:x2="26.227cm" svg:y2="5.223cm">
          <text:p/>
        </draw:line>
        <draw:line draw:style-name="gr13" draw:layer="layout" svg:x1="26.226cm" svg:y1="5.223cm" svg:x2="26.226cm" svg:y2="5.237cm">
          <text:p/>
        </draw:line>
        <draw:line draw:style-name="gr13" draw:layer="layout" svg:x1="26.226cm" svg:y1="5.237cm" svg:x2="26.234cm" svg:y2="5.244cm">
          <text:p/>
        </draw:line>
        <draw:line draw:style-name="gr13" draw:layer="layout" svg:x1="26.233cm" svg:y1="5.243cm" svg:x2="26.241cm" svg:y2="5.319cm">
          <text:p/>
        </draw:line>
        <draw:line draw:style-name="gr13" draw:layer="layout" svg:x1="26.24cm" svg:y1="5.318cm" svg:x2="26.24cm" svg:y2="5.325cm">
          <text:p/>
        </draw:line>
        <draw:line draw:style-name="gr13" draw:layer="layout" svg:x1="26.24cm" svg:y1="5.325cm" svg:x2="26.249cm" svg:y2="5.394cm">
          <text:p/>
        </draw:line>
        <draw:line draw:style-name="gr13" draw:layer="layout" svg:x1="26.247cm" svg:y1="5.394cm" svg:x2="26.254cm" svg:y2="5.386cm">
          <text:p/>
        </draw:line>
        <draw:line draw:style-name="gr13" draw:layer="layout" svg:x1="26.253cm" svg:y1="5.387cm" svg:x2="26.261cm" svg:y2="5.373cm">
          <text:p/>
        </draw:line>
        <draw:line draw:style-name="gr13" draw:layer="layout" svg:x1="26.26cm" svg:y1="5.373cm" svg:x2="26.26cm" svg:y2="5.277cm">
          <text:p/>
        </draw:line>
        <draw:line draw:style-name="gr13" draw:layer="layout" svg:x1="26.26cm" svg:y1="5.278cm" svg:x2="26.268cm" svg:y2="5.257cm">
          <text:p/>
        </draw:line>
        <draw:line draw:style-name="gr13" draw:layer="layout" svg:x1="26.267cm" svg:y1="5.258cm" svg:x2="26.275cm" svg:y2="5.189cm">
          <text:p/>
        </draw:line>
        <draw:line draw:style-name="gr13" draw:layer="layout" svg:x1="26.274cm" svg:y1="5.189cm" svg:x2="26.274cm" svg:y2="5.128cm">
          <text:p/>
        </draw:line>
        <draw:line draw:style-name="gr13" draw:layer="layout" svg:x1="26.274cm" svg:y1="5.13cm" svg:x2="26.282cm" svg:y2="5.121cm">
          <text:p/>
        </draw:line>
        <draw:line draw:style-name="gr13" draw:layer="layout" svg:x1="26.281cm" svg:y1="5.122cm" svg:x2="26.288cm" svg:y2="5.094cm">
          <text:p/>
        </draw:line>
        <draw:line draw:style-name="gr13" draw:layer="layout" svg:x1="26.287cm" svg:y1="5.094cm" svg:x2="26.287cm" svg:y2="5.101cm">
          <text:p/>
        </draw:line>
        <draw:line draw:style-name="gr13" draw:layer="layout" svg:x1="26.287cm" svg:y1="5.101cm" svg:x2="26.295cm" svg:y2="5.129cm">
          <text:p/>
        </draw:line>
        <draw:line draw:style-name="gr13" draw:layer="layout" svg:x1="26.294cm" svg:y1="5.128cm" svg:x2="26.294cm" svg:y2="5.141cm">
          <text:p/>
        </draw:line>
        <draw:line draw:style-name="gr13" draw:layer="layout" svg:x1="26.294cm" svg:y1="5.141cm" svg:x2="26.303cm" svg:y2="5.21cm">
          <text:p/>
        </draw:line>
        <draw:line draw:style-name="gr13" draw:layer="layout" svg:x1="26.301cm" svg:y1="5.209cm" svg:x2="26.309cm" svg:y2="5.258cm">
          <text:p/>
        </draw:line>
        <draw:line draw:style-name="gr13" draw:layer="layout" svg:x1="26.308cm" svg:y1="5.257cm" svg:x2="26.308cm" svg:y2="5.25cm">
          <text:p/>
        </draw:line>
        <draw:line draw:style-name="gr13" draw:layer="layout" svg:x1="26.308cm" svg:y1="5.25cm" svg:x2="26.316cm" svg:y2="5.273cm">
          <text:p/>
        </draw:line>
        <draw:line draw:style-name="gr13" draw:layer="layout" svg:x1="26.315cm" svg:y1="5.271cm" svg:x2="26.323cm" svg:y2="5.292cm">
          <text:p/>
        </draw:line>
        <draw:line draw:style-name="gr13" draw:layer="layout" svg:x1="26.322cm" svg:y1="5.291cm" svg:x2="26.322cm" svg:y2="5.352cm">
          <text:p/>
        </draw:line>
        <draw:line draw:style-name="gr13" draw:layer="layout" svg:x1="26.322cm" svg:y1="5.352cm" svg:x2="26.329cm" svg:y2="5.503cm">
          <text:p/>
        </draw:line>
        <draw:line draw:style-name="gr13" draw:layer="layout" svg:x1="26.328cm" svg:y1="5.502cm" svg:x2="26.328cm" svg:y2="5.638cm">
          <text:p/>
        </draw:line>
        <draw:line draw:style-name="gr13" draw:layer="layout" svg:x1="26.328cm" svg:y1="5.638cm" svg:x2="26.336cm" svg:y2="5.789cm">
          <text:p/>
        </draw:line>
        <draw:line draw:style-name="gr13" draw:layer="layout" svg:x1="26.335cm" svg:y1="5.788cm" svg:x2="26.343cm" svg:y2="5.952cm">
          <text:p/>
        </draw:line>
        <draw:line draw:style-name="gr13" draw:layer="layout" svg:x1="26.342cm" svg:y1="5.951cm" svg:x2="26.342cm" svg:y2="6.067cm">
          <text:p/>
        </draw:line>
        <draw:line draw:style-name="gr13" draw:layer="layout" svg:x1="26.342cm" svg:y1="6.067cm" svg:x2="26.351cm" svg:y2="6.163cm">
          <text:p/>
        </draw:line>
        <draw:line draw:style-name="gr13" draw:layer="layout" svg:x1="26.349cm" svg:y1="6.162cm" svg:x2="26.357cm" svg:y2="6.197cm">
          <text:p/>
        </draw:line>
        <draw:line draw:style-name="gr13" draw:layer="layout" svg:x1="26.356cm" svg:y1="6.196cm" svg:x2="26.356cm" svg:y2="6.209cm">
          <text:p/>
        </draw:line>
        <draw:line draw:style-name="gr13" draw:layer="layout" svg:x1="26.356cm" svg:y1="6.21cm" svg:x2="26.363cm" svg:y2="6.162cm">
          <text:p/>
        </draw:line>
        <draw:line draw:style-name="gr13" draw:layer="layout" svg:x1="26.362cm" svg:y1="6.162cm" svg:x2="26.362cm" svg:y2="6.067cm">
          <text:p/>
        </draw:line>
        <draw:line draw:style-name="gr13" draw:layer="layout" svg:x1="26.362cm" svg:y1="6.068cm" svg:x2="26.37cm" svg:y2="5.971cm">
          <text:p/>
        </draw:line>
        <draw:line draw:style-name="gr13" draw:layer="layout" svg:x1="26.369cm" svg:y1="5.972cm" svg:x2="26.377cm" svg:y2="5.862cm">
          <text:p/>
        </draw:line>
        <draw:line draw:style-name="gr13" draw:layer="layout" svg:x1="26.376cm" svg:y1="5.862cm" svg:x2="26.376cm" svg:y2="5.713cm">
          <text:p/>
        </draw:line>
        <draw:line draw:style-name="gr13" draw:layer="layout" svg:x1="26.376cm" svg:y1="5.714cm" svg:x2="26.384cm" svg:y2="5.577cm">
          <text:p/>
        </draw:line>
        <draw:line draw:style-name="gr13" draw:layer="layout" svg:x1="26.383cm" svg:y1="5.578cm" svg:x2="26.391cm" svg:y2="5.482cm">
          <text:p/>
        </draw:line>
        <draw:line draw:style-name="gr13" draw:layer="layout" svg:x1="26.39cm" svg:y1="5.482cm" svg:x2="26.39cm" svg:y2="5.352cm">
          <text:p/>
        </draw:line>
        <draw:line draw:style-name="gr13" draw:layer="layout" svg:x1="26.39cm" svg:y1="5.353cm" svg:x2="26.397cm" svg:y2="5.271cm">
          <text:p/>
        </draw:line>
        <draw:line draw:style-name="gr13" draw:layer="layout" svg:x1="26.396cm" svg:y1="5.271cm" svg:x2="26.396cm" svg:y2="5.223cm">
          <text:p/>
        </draw:line>
        <draw:line draw:style-name="gr13" draw:layer="layout" svg:x1="26.396cm" svg:y1="5.223cm" svg:x2="26.405cm" svg:y2="5.232cm">
          <text:p/>
        </draw:line>
        <draw:line draw:style-name="gr13" draw:layer="layout" svg:x1="26.403cm" svg:y1="5.231cm" svg:x2="26.411cm" svg:y2="5.189cm">
          <text:p/>
        </draw:line>
        <draw:line draw:style-name="gr13" draw:layer="layout" svg:x1="26.41cm" svg:y1="5.189cm" svg:x2="26.41cm" svg:y2="5.169cm">
          <text:p/>
        </draw:line>
        <draw:line draw:style-name="gr13" draw:layer="layout" svg:x1="26.41cm" svg:y1="5.17cm" svg:x2="26.418cm" svg:y2="5.128cm">
          <text:p/>
        </draw:line>
        <draw:line draw:style-name="gr13" draw:layer="layout" svg:x1="26.417cm" svg:y1="5.128cm" svg:x2="26.425cm" svg:y2="5.149cm">
          <text:p/>
        </draw:line>
        <draw:line draw:style-name="gr13" draw:layer="layout" svg:x1="26.424cm" svg:y1="5.148cm" svg:x2="26.424cm" svg:y2="5.135cm">
          <text:p/>
        </draw:line>
        <draw:line draw:style-name="gr13" draw:layer="layout" svg:x1="26.424cm" svg:y1="5.136cm" svg:x2="26.431cm" svg:y2="5.121cm">
          <text:p/>
        </draw:line>
        <draw:line draw:style-name="gr13" draw:layer="layout" svg:x1="26.43cm" svg:y1="5.121cm" svg:x2="26.43cm" svg:y2="5.216cm">
          <text:p/>
        </draw:line>
        <draw:line draw:style-name="gr13" draw:layer="layout" svg:x1="26.43cm" svg:y1="5.216cm" svg:x2="26.438cm" svg:y2="5.251cm">
          <text:p/>
        </draw:line>
        <draw:line draw:style-name="gr13" draw:layer="layout" svg:x1="26.437cm" svg:y1="5.25cm" svg:x2="26.445cm" svg:y2="5.346cm">
          <text:p/>
        </draw:line>
        <draw:line draw:style-name="gr13" draw:layer="layout" svg:x1="26.444cm" svg:y1="5.345cm" svg:x2="26.444cm" svg:y2="5.42cm">
          <text:p/>
        </draw:line>
        <draw:line draw:style-name="gr13" draw:layer="layout" svg:x1="26.444cm" svg:y1="5.42cm" svg:x2="26.453cm" svg:y2="5.537cm">
          <text:p/>
        </draw:line>
        <draw:line draw:style-name="gr13" draw:layer="layout" svg:x1="26.451cm" svg:y1="5.536cm" svg:x2="26.459cm" svg:y2="5.612cm">
          <text:p/>
        </draw:line>
        <draw:line draw:style-name="gr13" draw:layer="layout" svg:x1="26.458cm" svg:y1="5.611cm" svg:x2="26.458cm" svg:y2="5.59cm">
          <text:p/>
        </draw:line>
        <draw:line draw:style-name="gr13" draw:layer="layout" svg:x1="26.458cm" svg:y1="5.591cm" svg:x2="26.466cm" svg:y2="5.55cm">
          <text:p/>
        </draw:line>
        <draw:line draw:style-name="gr13" draw:layer="layout" svg:x1="26.465cm" svg:y1="5.55cm" svg:x2="26.465cm" svg:y2="5.488cm">
          <text:p/>
        </draw:line>
        <draw:line draw:style-name="gr13" draw:layer="layout" svg:x1="26.465cm" svg:y1="5.489cm" svg:x2="26.472cm" svg:y2="5.434cm">
          <text:p/>
        </draw:line>
        <draw:line draw:style-name="gr13" draw:layer="layout" svg:x1="26.471cm" svg:y1="5.435cm" svg:x2="26.479cm" svg:y2="5.373cm">
          <text:p/>
        </draw:line>
        <draw:line draw:style-name="gr13" draw:layer="layout" svg:x1="26.478cm" svg:y1="5.373cm" svg:x2="26.478cm" svg:y2="5.311cm">
          <text:p/>
        </draw:line>
        <draw:line draw:style-name="gr13" draw:layer="layout" svg:x1="26.478cm" svg:y1="5.312cm" svg:x2="26.486cm" svg:y2="5.223cm">
          <text:p/>
        </draw:line>
        <draw:line draw:style-name="gr13" draw:layer="layout" svg:x1="26.485cm" svg:y1="5.224cm" svg:x2="26.493cm" svg:y2="5.182cm">
          <text:p/>
        </draw:line>
        <draw:line draw:style-name="gr13" draw:layer="layout" svg:x1="26.492cm" svg:y1="5.184cm" svg:x2="26.501cm" svg:y2="5.141cm">
          <text:p/>
        </draw:line>
        <draw:line draw:style-name="gr13" draw:layer="layout" svg:x1="26.499cm" svg:y1="5.141cm" svg:x2="26.499cm" svg:y2="5.08cm">
          <text:p/>
        </draw:line>
        <draw:line draw:style-name="gr13" draw:layer="layout" svg:x1="26.499cm" svg:y1="5.081cm" svg:x2="26.505cm" svg:y2="4.992cm">
          <text:p/>
        </draw:line>
        <draw:line draw:style-name="gr13" draw:layer="layout" svg:x1="26.505cm" svg:y1="4.993cm" svg:x2="26.513cm" svg:y2="4.985cm">
          <text:p/>
        </draw:line>
        <draw:line draw:style-name="gr13" draw:layer="layout" svg:x1="26.512cm" svg:y1="4.985cm" svg:x2="26.512cm" svg:y2="4.965cm">
          <text:p/>
        </draw:line>
        <draw:line draw:style-name="gr13" draw:layer="layout" svg:x1="26.512cm" svg:y1="4.965cm" svg:x2="26.52cm" svg:y2="5.006cm">
          <text:p/>
        </draw:line>
        <draw:line draw:style-name="gr13" draw:layer="layout" svg:x1="26.519cm" svg:y1="5.005cm" svg:x2="26.527cm" svg:y2="5.047cm">
          <text:p/>
        </draw:line>
        <draw:line draw:style-name="gr13" draw:layer="layout" svg:x1="26.526cm" svg:y1="5.046cm" svg:x2="26.526cm" svg:y2="5.162cm">
          <text:p/>
        </draw:line>
        <draw:line draw:style-name="gr13" draw:layer="layout" svg:x1="26.526cm" svg:y1="5.162cm" svg:x2="26.534cm" svg:y2="5.278cm">
          <text:p/>
        </draw:line>
        <draw:line draw:style-name="gr13" draw:layer="layout" svg:x1="26.533cm" svg:y1="5.277cm" svg:x2="26.533cm" svg:y2="5.448cm">
          <text:p/>
        </draw:line>
        <draw:line draw:style-name="gr13" draw:layer="layout" svg:x1="26.533cm" svg:y1="5.448cm" svg:x2="26.54cm" svg:y2="5.537cm">
          <text:p/>
        </draw:line>
        <draw:line draw:style-name="gr13" draw:layer="layout" svg:x1="26.539cm" svg:y1="5.536cm" svg:x2="26.547cm" svg:y2="5.605cm">
          <text:p/>
        </draw:line>
        <draw:line draw:style-name="gr13" draw:layer="layout" svg:x1="26.546cm" svg:y1="5.604cm" svg:x2="26.546cm" svg:y2="5.618cm">
          <text:p/>
        </draw:line>
        <draw:line draw:style-name="gr13" draw:layer="layout" svg:x1="26.546cm" svg:y1="5.619cm" svg:x2="26.555cm" svg:y2="5.604cm">
          <text:p/>
        </draw:line>
        <draw:line draw:style-name="gr13" draw:layer="layout" svg:x1="26.553cm" svg:y1="5.605cm" svg:x2="26.561cm" svg:y2="5.543cm">
          <text:p/>
        </draw:line>
        <draw:line draw:style-name="gr13" draw:layer="layout" svg:x1="26.56cm" svg:y1="5.543cm" svg:x2="26.56cm" svg:y2="5.461cm">
          <text:p/>
        </draw:line>
        <draw:line draw:style-name="gr13" draw:layer="layout" svg:x1="26.56cm" svg:y1="5.462cm" svg:x2="26.568cm" svg:y2="5.339cm">
          <text:p/>
        </draw:line>
        <draw:line draw:style-name="gr13" draw:layer="layout" svg:x1="26.567cm" svg:y1="5.339cm" svg:x2="26.567cm" svg:y2="5.25cm">
          <text:p/>
        </draw:line>
        <draw:line draw:style-name="gr13" draw:layer="layout" svg:x1="26.567cm" svg:y1="5.251cm" svg:x2="26.575cm" svg:y2="5.209cm">
          <text:p/>
        </draw:line>
        <draw:line draw:style-name="gr13" draw:layer="layout" svg:x1="26.574cm" svg:y1="5.21cm" svg:x2="26.581cm" svg:y2="5.162cm">
          <text:p/>
        </draw:line>
        <draw:line draw:style-name="gr13" draw:layer="layout" svg:x1="26.58cm" svg:y1="5.162cm" svg:x2="26.58cm" svg:y2="5.189cm">
          <text:p/>
        </draw:line>
        <draw:line draw:style-name="gr13" draw:layer="layout" svg:x1="26.58cm" svg:y1="5.189cm" svg:x2="26.588cm" svg:y2="5.224cm">
          <text:p/>
        </draw:line>
        <draw:line draw:style-name="gr13" draw:layer="layout" svg:x1="26.587cm" svg:y1="5.223cm" svg:x2="26.595cm" svg:y2="5.244cm">
          <text:p/>
        </draw:line>
        <draw:line draw:style-name="gr13" draw:layer="layout" svg:x1="26.594cm" svg:y1="5.243cm" svg:x2="26.594cm" svg:y2="5.257cm">
          <text:p/>
        </draw:line>
        <draw:line draw:style-name="gr13" draw:layer="layout" svg:x1="26.594cm" svg:y1="5.258cm" svg:x2="26.603cm" svg:y2="5.216cm">
          <text:p/>
        </draw:line>
        <draw:line draw:style-name="gr13" draw:layer="layout" svg:x1="26.601cm" svg:y1="5.216cm" svg:x2="26.601cm" svg:y2="5.162cm">
          <text:p/>
        </draw:line>
        <draw:line draw:style-name="gr13" draw:layer="layout" svg:x1="26.601cm" svg:y1="5.162cm" svg:x2="26.608cm" svg:y2="5.162cm">
          <text:p/>
        </draw:line>
        <draw:line draw:style-name="gr13" draw:layer="layout" svg:x1="26.608cm" svg:y1="5.163cm" svg:x2="26.615cm" svg:y2="5.128cm">
          <text:p/>
        </draw:line>
        <draw:line draw:style-name="gr13" draw:layer="layout" svg:x1="26.614cm" svg:y1="5.128cm" svg:x2="26.614cm" svg:y2="5.141cm">
          <text:p/>
        </draw:line>
        <draw:line draw:style-name="gr13" draw:layer="layout" svg:x1="26.614cm" svg:y1="5.141cm" svg:x2="26.622cm" svg:y2="5.21cm">
          <text:p/>
        </draw:line>
        <draw:line draw:style-name="gr13" draw:layer="layout" svg:x1="26.621cm" svg:y1="5.209cm" svg:x2="26.629cm" svg:y2="5.251cm">
          <text:p/>
        </draw:line>
        <draw:line draw:style-name="gr13" draw:layer="layout" svg:x1="26.628cm" svg:y1="5.25cm" svg:x2="26.628cm" svg:y2="5.345cm">
          <text:p/>
        </draw:line>
        <draw:line draw:style-name="gr13" draw:layer="layout" svg:x1="26.628cm" svg:y1="5.345cm" svg:x2="26.636cm" svg:y2="5.476cm">
          <text:p/>
        </draw:line>
        <draw:line draw:style-name="gr13" draw:layer="layout" svg:x1="26.635cm" svg:y1="5.475cm" svg:x2="26.635cm" svg:y2="5.482cm">
          <text:p/>
        </draw:line>
        <draw:line draw:style-name="gr13" draw:layer="layout" svg:x1="26.635cm" svg:y1="5.483cm" svg:x2="26.643cm" svg:y2="5.454cm">
          <text:p/>
        </draw:line>
        <draw:line draw:style-name="gr13" draw:layer="layout" svg:x1="26.642cm" svg:y1="5.455cm" svg:x2="26.649cm" svg:y2="5.434cm">
          <text:p/>
        </draw:line>
        <draw:line draw:style-name="gr13" draw:layer="layout" svg:x1="26.648cm" svg:y1="5.434cm" svg:x2="26.648cm" svg:y2="5.427cm">
          <text:p/>
        </draw:line>
        <draw:line draw:style-name="gr13" draw:layer="layout" svg:x1="26.648cm" svg:y1="5.427cm" svg:x2="26.657cm" svg:y2="5.436cm">
          <text:p/>
        </draw:line>
        <draw:line draw:style-name="gr13" draw:layer="layout" svg:x1="26.655cm" svg:y1="5.434cm" svg:x2="26.662cm" svg:y2="5.434cm">
          <text:p/>
        </draw:line>
        <draw:line draw:style-name="gr13" draw:layer="layout" svg:x1="26.662cm" svg:y1="5.434cm" svg:x2="26.662cm" svg:y2="5.379cm">
          <text:p/>
        </draw:line>
        <draw:line draw:style-name="gr13" draw:layer="layout" svg:x1="26.662cm" svg:y1="5.38cm" svg:x2="26.67cm" svg:y2="5.352cm">
          <text:p/>
        </draw:line>
        <draw:line draw:style-name="gr13" draw:layer="layout" svg:x1="26.669cm" svg:y1="5.352cm" svg:x2="26.669cm" svg:y2="5.311cm">
          <text:p/>
        </draw:line>
        <draw:line draw:style-name="gr13" draw:layer="layout" svg:x1="26.669cm" svg:y1="5.312cm" svg:x2="26.677cm" svg:y2="5.25cm">
          <text:p/>
        </draw:line>
        <draw:line draw:style-name="gr13" draw:layer="layout" svg:x1="26.676cm" svg:y1="5.251cm" svg:x2="26.684cm" svg:y2="5.087cm">
          <text:p/>
        </draw:line>
        <draw:line draw:style-name="gr13" draw:layer="layout" svg:x1="26.683cm" svg:y1="5.087cm" svg:x2="26.683cm" svg:y2="4.978cm">
          <text:p/>
        </draw:line>
        <draw:line draw:style-name="gr13" draw:layer="layout" svg:x1="26.683cm" svg:y1="4.979cm" svg:x2="26.69cm" svg:y2="4.849cm">
          <text:p/>
        </draw:line>
        <draw:line draw:style-name="gr13" draw:layer="layout" svg:x1="26.689cm" svg:y1="4.85cm" svg:x2="26.697cm" svg:y2="4.699cm">
          <text:p/>
        </draw:line>
        <draw:line draw:style-name="gr13" draw:layer="layout" svg:x1="26.696cm" svg:y1="4.699cm" svg:x2="26.696cm" svg:y2="4.577cm">
          <text:p/>
        </draw:line>
        <draw:line draw:style-name="gr13" draw:layer="layout" svg:x1="26.696cm" svg:y1="4.578cm" svg:x2="26.705cm" svg:y2="4.516cm">
          <text:p/>
        </draw:line>
        <draw:line draw:style-name="gr13" draw:layer="layout" svg:x1="26.703cm" svg:y1="4.516cm" svg:x2="26.703cm" svg:y2="4.461cm">
          <text:p/>
        </draw:line>
        <draw:line draw:style-name="gr13" draw:layer="layout" svg:x1="26.703cm" svg:y1="4.461cm" svg:x2="26.711cm" svg:y2="4.489cm">
          <text:p/>
        </draw:line>
        <draw:line draw:style-name="gr13" draw:layer="layout" svg:x1="26.71cm" svg:y1="4.488cm" svg:x2="26.718cm" svg:y2="4.523cm">
          <text:p/>
        </draw:line>
        <draw:line draw:style-name="gr13" draw:layer="layout" svg:x1="26.717cm" svg:y1="4.522cm" svg:x2="26.717cm" svg:y2="4.529cm">
          <text:p/>
        </draw:line>
        <draw:line draw:style-name="gr13" draw:layer="layout" svg:x1="26.717cm" svg:y1="4.53cm" svg:x2="26.724cm" svg:y2="4.522cm">
          <text:p/>
        </draw:line>
        <draw:line draw:style-name="gr13" draw:layer="layout" svg:x1="26.723cm" svg:y1="4.522cm" svg:x2="26.731cm" svg:y2="4.591cm">
          <text:p/>
        </draw:line>
        <draw:line draw:style-name="gr13" draw:layer="layout" svg:x1="26.73cm" svg:y1="4.59cm" svg:x2="26.73cm" svg:y2="4.638cm">
          <text:p/>
        </draw:line>
        <draw:line draw:style-name="gr13" draw:layer="layout" svg:x1="26.73cm" svg:y1="4.638cm" svg:x2="26.738cm" svg:y2="4.673cm">
          <text:p/>
        </draw:line>
        <draw:line draw:style-name="gr13" draw:layer="layout" svg:x1="26.737cm" svg:y1="4.672cm" svg:x2="26.737cm" svg:y2="4.726cm">
          <text:p/>
        </draw:line>
        <draw:line draw:style-name="gr13" draw:layer="layout" svg:x1="26.737cm" svg:y1="4.726cm" svg:x2="26.745cm" svg:y2="4.797cm">
          <text:p/>
        </draw:line>
        <draw:line draw:style-name="gr13" draw:layer="layout" svg:x1="26.744cm" svg:y1="4.795cm" svg:x2="26.753cm" svg:y2="4.884cm">
          <text:p/>
        </draw:line>
        <draw:line draw:style-name="gr13" draw:layer="layout" svg:x1="26.751cm" svg:y1="4.883cm" svg:x2="26.751cm" svg:y2="4.944cm">
          <text:p/>
        </draw:line>
        <draw:line draw:style-name="gr13" draw:layer="layout" svg:x1="26.751cm" svg:y1="4.944cm" svg:x2="26.758cm" svg:y2="5.074cm">
          <text:p/>
        </draw:line>
        <draw:line draw:style-name="gr13" draw:layer="layout" svg:x1="26.757cm" svg:y1="5.073cm" svg:x2="26.765cm" svg:y2="5.115cm">
          <text:p/>
        </draw:line>
        <draw:line draw:style-name="gr13" draw:layer="layout" svg:x1="26.764cm" svg:y1="5.114cm" svg:x2="26.764cm" svg:y2="5.162cm">
          <text:p/>
        </draw:line>
        <draw:line draw:style-name="gr13" draw:layer="layout" svg:x1="26.764cm" svg:y1="5.162cm" svg:x2="26.772cm" svg:y2="5.176cm">
          <text:p/>
        </draw:line>
        <draw:line draw:style-name="gr13" draw:layer="layout" svg:x1="26.771cm" svg:y1="5.175cm" svg:x2="26.771cm" svg:y2="5.094cm">
          <text:p/>
        </draw:line>
        <draw:line draw:style-name="gr13" draw:layer="layout" svg:x1="26.771cm" svg:y1="5.095cm" svg:x2="26.779cm" svg:y2="5.019cm">
          <text:p/>
        </draw:line>
        <draw:line draw:style-name="gr13" draw:layer="layout" svg:x1="26.778cm" svg:y1="5.02cm" svg:x2="26.786cm" svg:y2="4.89cm">
          <text:p/>
        </draw:line>
        <draw:line draw:style-name="gr13" draw:layer="layout" svg:x1="26.785cm" svg:y1="4.89cm" svg:x2="26.785cm" svg:y2="4.822cm">
          <text:p/>
        </draw:line>
        <draw:line draw:style-name="gr13" draw:layer="layout" svg:x1="26.785cm" svg:y1="4.823cm" svg:x2="26.793cm" svg:y2="4.726cm">
          <text:p/>
        </draw:line>
        <draw:line draw:style-name="gr13" draw:layer="layout" svg:x1="26.792cm" svg:y1="4.726cm" svg:x2="26.792cm" svg:y2="4.699cm">
          <text:p/>
        </draw:line>
        <draw:line draw:style-name="gr13" draw:layer="layout" svg:x1="26.792cm" svg:y1="4.7cm" svg:x2="26.799cm" svg:y2="4.686cm">
          <text:p/>
        </draw:line>
        <draw:line draw:style-name="gr13" draw:layer="layout" svg:x1="26.798cm" svg:y1="4.686cm" svg:x2="26.807cm" svg:y2="4.741cm">
          <text:p/>
        </draw:line>
        <draw:line draw:style-name="gr13" draw:layer="layout" svg:x1="26.805cm" svg:y1="4.74cm" svg:x2="26.805cm" svg:y2="4.781cm">
          <text:p/>
        </draw:line>
        <draw:line draw:style-name="gr13" draw:layer="layout" svg:x1="26.805cm" svg:y1="4.781cm" svg:x2="26.813cm" svg:y2="4.891cm">
          <text:p/>
        </draw:line>
        <draw:line draw:style-name="gr13" draw:layer="layout" svg:x1="26.812cm" svg:y1="4.89cm" svg:x2="26.82cm" svg:y2="5.04cm">
          <text:p/>
        </draw:line>
        <draw:line draw:style-name="gr13" draw:layer="layout" svg:x1="26.819cm" svg:y1="5.039cm" svg:x2="26.819cm" svg:y2="5.196cm">
          <text:p/>
        </draw:line>
        <draw:line draw:style-name="gr13" draw:layer="layout" svg:x1="26.819cm" svg:y1="5.196cm" svg:x2="26.827cm" svg:y2="5.326cm">
          <text:p/>
        </draw:line>
        <draw:line draw:style-name="gr13" draw:layer="layout" svg:x1="26.826cm" svg:y1="5.325cm" svg:x2="26.826cm" svg:y2="5.427cm">
          <text:p/>
        </draw:line>
        <draw:line draw:style-name="gr13" draw:layer="layout" svg:x1="26.826cm" svg:y1="5.427cm" svg:x2="26.833cm" svg:y2="5.496cm">
          <text:p/>
        </draw:line>
        <draw:line draw:style-name="gr13" draw:layer="layout" svg:x1="26.832cm" svg:y1="5.495cm" svg:x2="26.84cm" svg:y2="5.51cm">
          <text:p/>
        </draw:line>
        <draw:line draw:style-name="gr13" draw:layer="layout" svg:x1="26.839cm" svg:y1="5.509cm" svg:x2="26.839cm" svg:y2="5.475cm">
          <text:p/>
        </draw:line>
        <draw:line draw:style-name="gr13" draw:layer="layout" svg:x1="26.839cm" svg:y1="5.476cm" svg:x2="26.847cm" svg:y2="5.414cm">
          <text:p/>
        </draw:line>
        <draw:line draw:style-name="gr13" draw:layer="layout" svg:x1="26.846cm" svg:y1="5.415cm" svg:x2="26.855cm" svg:y2="5.291cm">
          <text:p/>
        </draw:line>
        <draw:line draw:style-name="gr13" draw:layer="layout" svg:x1="26.853cm" svg:y1="5.291cm" svg:x2="26.853cm" svg:y2="5.175cm">
          <text:p/>
        </draw:line>
        <draw:line draw:style-name="gr13" draw:layer="layout" svg:x1="26.853cm" svg:y1="5.176cm" svg:x2="26.861cm" svg:y2="5.046cm">
          <text:p/>
        </draw:line>
        <draw:line draw:style-name="gr13" draw:layer="layout" svg:x1="26.86cm" svg:y1="5.046cm" svg:x2="26.86cm" svg:y2="4.931cm">
          <text:p/>
        </draw:line>
        <draw:line draw:style-name="gr13" draw:layer="layout" svg:x1="26.86cm" svg:y1="4.932cm" svg:x2="26.867cm" svg:y2="4.849cm">
          <text:p/>
        </draw:line>
        <draw:line draw:style-name="gr13" draw:layer="layout" svg:x1="26.866cm" svg:y1="4.85cm" svg:x2="26.874cm" svg:y2="4.842cm">
          <text:p/>
        </draw:line>
        <draw:line draw:style-name="gr13" draw:layer="layout" svg:x1="26.873cm" svg:y1="4.842cm" svg:x2="26.873cm" svg:y2="4.801cm">
          <text:p/>
        </draw:line>
        <draw:line draw:style-name="gr13" draw:layer="layout" svg:x1="26.873cm" svg:y1="4.802cm" svg:x2="26.881cm" svg:y2="4.76cm">
          <text:p/>
        </draw:line>
        <draw:line draw:style-name="gr13" draw:layer="layout" svg:x1="26.88cm" svg:y1="4.761cm" svg:x2="26.888cm" svg:y2="4.706cm">
          <text:p/>
        </draw:line>
        <draw:line draw:style-name="gr13" draw:layer="layout" svg:x1="26.887cm" svg:y1="4.706cm" svg:x2="26.887cm" svg:y2="4.699cm">
          <text:p/>
        </draw:line>
        <draw:line draw:style-name="gr13" draw:layer="layout" svg:x1="26.887cm" svg:y1="4.7cm" svg:x2="26.895cm" svg:y2="4.652cm">
          <text:p/>
        </draw:line>
        <draw:line draw:style-name="gr13" draw:layer="layout" svg:x1="26.894cm" svg:y1="4.652cm" svg:x2="26.894cm" svg:y2="4.57cm">
          <text:p/>
        </draw:line>
        <draw:line draw:style-name="gr13" draw:layer="layout" svg:x1="26.894cm" svg:y1="4.57cm" svg:x2="26.903cm" svg:y2="4.586cm">
          <text:p/>
        </draw:line>
        <draw:line draw:style-name="gr13" draw:layer="layout" svg:x1="26.901cm" svg:y1="4.585cm" svg:x2="26.908cm" svg:y2="4.55cm">
          <text:p/>
        </draw:line>
        <draw:line draw:style-name="gr13" draw:layer="layout" svg:x1="26.907cm" svg:y1="4.55cm" svg:x2="26.907cm" svg:y2="4.509cm">
          <text:p/>
        </draw:line>
        <draw:line draw:style-name="gr13" draw:layer="layout" svg:x1="26.907cm" svg:y1="4.51cm" svg:x2="26.915cm" svg:y2="4.495cm">
          <text:p/>
        </draw:line>
        <draw:line draw:style-name="gr13" draw:layer="layout" svg:x1="26.914cm" svg:y1="4.496cm" svg:x2="26.922cm" svg:y2="4.475cm">
          <text:p/>
        </draw:line>
        <draw:line draw:style-name="gr13" draw:layer="layout" svg:x1="26.921cm" svg:y1="4.475cm" svg:x2="26.921cm" svg:y2="4.427cm">
          <text:p/>
        </draw:line>
        <draw:line draw:style-name="gr13" draw:layer="layout" svg:x1="26.921cm" svg:y1="4.427cm" svg:x2="26.929cm" svg:y2="4.462cm">
          <text:p/>
        </draw:line>
        <draw:line draw:style-name="gr13" draw:layer="layout" svg:x1="26.928cm" svg:y1="4.461cm" svg:x2="26.928cm" svg:y2="4.482cm">
          <text:p/>
        </draw:line>
        <draw:line draw:style-name="gr13" draw:layer="layout" svg:x1="26.928cm" svg:y1="4.483cm" svg:x2="26.936cm" svg:y2="4.468cm">
          <text:p/>
        </draw:line>
        <draw:line draw:style-name="gr13" draw:layer="layout" svg:x1="26.935cm" svg:y1="4.468cm" svg:x2="26.942cm" svg:y2="4.517cm">
          <text:p/>
        </draw:line>
        <draw:line draw:style-name="gr13" draw:layer="layout" svg:x1="26.941cm" svg:y1="4.516cm" svg:x2="26.941cm" svg:y2="4.448cm">
          <text:p/>
        </draw:line>
        <draw:line draw:style-name="gr13" draw:layer="layout" svg:x1="26.941cm" svg:y1="4.449cm" svg:x2="26.949cm" svg:y2="4.414cm">
          <text:p/>
        </draw:line>
        <draw:line draw:style-name="gr13" draw:layer="layout" svg:x1="26.948cm" svg:y1="4.415cm" svg:x2="26.957cm" svg:y2="4.386cm">
          <text:p/>
        </draw:line>
        <draw:line draw:style-name="gr13" draw:layer="layout" svg:x1="26.955cm" svg:y1="4.386cm" svg:x2="26.955cm" svg:y2="4.352cm">
          <text:p/>
        </draw:line>
        <draw:line draw:style-name="gr13" draw:layer="layout" svg:x1="26.955cm" svg:y1="4.352cm" svg:x2="26.963cm" svg:y2="4.401cm">
          <text:p/>
        </draw:line>
        <draw:line draw:style-name="gr13" draw:layer="layout" svg:x1="26.962cm" svg:y1="4.4cm" svg:x2="26.962cm" svg:y2="4.346cm">
          <text:p/>
        </draw:line>
        <draw:line draw:style-name="gr13" draw:layer="layout" svg:x1="26.962cm" svg:y1="4.347cm" svg:x2="26.97cm" svg:y2="4.339cm">
          <text:p/>
        </draw:line>
        <draw:line draw:style-name="gr13" draw:layer="layout" svg:x1="26.969cm" svg:y1="4.339cm" svg:x2="26.976cm" svg:y2="4.394cm">
          <text:p/>
        </draw:line>
        <draw:line draw:style-name="gr13" draw:layer="layout" svg:x1="26.975cm" svg:y1="4.393cm" svg:x2="26.975cm" svg:y2="4.339cm">
          <text:p/>
        </draw:line>
        <draw:line draw:style-name="gr13" draw:layer="layout" svg:x1="26.975cm" svg:y1="4.339cm" svg:x2="26.983cm" svg:y2="4.353cm">
          <text:p/>
        </draw:line>
        <draw:line draw:style-name="gr13" draw:layer="layout" svg:x1="26.982cm" svg:y1="4.352cm" svg:x2="26.99cm" svg:y2="4.408cm">
          <text:p/>
        </draw:line>
        <draw:line draw:style-name="gr13" draw:layer="layout" svg:x1="26.989cm" svg:y1="4.407cm" svg:x2="26.989cm" svg:y2="4.488cm">
          <text:p/>
        </draw:line>
        <draw:line draw:style-name="gr13" draw:layer="layout" svg:x1="26.989cm" svg:y1="4.488cm" svg:x2="26.997cm" svg:y2="4.537cm">
          <text:p/>
        </draw:line>
        <draw:line draw:style-name="gr13" draw:layer="layout" svg:x1="26.996cm" svg:y1="4.536cm" svg:x2="26.996cm" svg:y2="4.584cm">
          <text:p/>
        </draw:line>
        <draw:line draw:style-name="gr13" draw:layer="layout" svg:x1="26.996cm" svg:y1="4.584cm" svg:x2="27.005cm" svg:y2="4.666cm">
          <text:p/>
        </draw:line>
        <draw:line draw:style-name="gr13" draw:layer="layout" svg:x1="27.003cm" svg:y1="4.665cm" svg:x2="27.011cm" svg:y2="4.707cm">
          <text:p/>
        </draw:line>
        <draw:line draw:style-name="gr13" draw:layer="layout" svg:x1="27.01cm" svg:y1="4.706cm" svg:x2="27.017cm" svg:y2="4.748cm">
          <text:p/>
        </draw:line>
        <draw:line draw:style-name="gr13" draw:layer="layout" svg:x1="27.016cm" svg:y1="4.748cm" svg:x2="27.024cm" svg:y2="4.74cm">
          <text:p/>
        </draw:line>
        <draw:line draw:style-name="gr13" draw:layer="layout" svg:x1="27.023cm" svg:y1="4.74cm" svg:x2="27.023cm" svg:y2="4.754cm">
          <text:p/>
        </draw:line>
        <draw:line draw:style-name="gr13" draw:layer="layout" svg:x1="27.023cm" svg:y1="4.754cm" svg:x2="27.03cm" svg:y2="4.754cm">
          <text:p/>
        </draw:line>
        <draw:line draw:style-name="gr13" draw:layer="layout" svg:x1="27.03cm" svg:y1="4.754cm" svg:x2="27.03cm" svg:y2="4.747cm">
          <text:p/>
        </draw:line>
        <draw:line draw:style-name="gr13" draw:layer="layout" svg:x1="27.03cm" svg:y1="4.747cm" svg:x2="27.037cm" svg:y2="4.747cm">
          <text:p/>
        </draw:line>
        <draw:line draw:style-name="gr13" draw:layer="layout" svg:x1="27.037cm" svg:y1="4.748cm" svg:x2="27.045cm" svg:y2="4.72cm">
          <text:p/>
        </draw:line>
        <draw:line draw:style-name="gr13" draw:layer="layout" svg:x1="27.044cm" svg:y1="4.72cm" svg:x2="27.044cm" svg:y2="4.645cm">
          <text:p/>
        </draw:line>
        <draw:line draw:style-name="gr13" draw:layer="layout" svg:x1="27.044cm" svg:y1="4.646cm" svg:x2="27.051cm" svg:y2="4.631cm">
          <text:p/>
        </draw:line>
        <draw:line draw:style-name="gr13" draw:layer="layout" svg:x1="27.05cm" svg:y1="4.632cm" svg:x2="27.059cm" svg:y2="4.577cm">
          <text:p/>
        </draw:line>
        <draw:line draw:style-name="gr13" draw:layer="layout" svg:x1="27.057cm" svg:y1="4.577cm" svg:x2="27.057cm" svg:y2="4.699cm">
          <text:p/>
        </draw:line>
        <draw:line draw:style-name="gr13" draw:layer="layout" svg:x1="27.057cm" svg:y1="4.699cm" svg:x2="27.065cm" svg:y2="4.768cm">
          <text:p/>
        </draw:line>
        <draw:line draw:style-name="gr13" draw:layer="layout" svg:x1="27.064cm" svg:y1="4.767cm" svg:x2="27.064cm" svg:y2="4.869cm">
          <text:p/>
        </draw:line>
        <draw:line draw:style-name="gr13" draw:layer="layout" svg:x1="27.064cm" svg:y1="4.869cm" svg:x2="27.072cm" svg:y2="5cm">
          <text:p/>
        </draw:line>
        <draw:line draw:style-name="gr13" draw:layer="layout" svg:x1="27.071cm" svg:y1="4.999cm" svg:x2="27.079cm" svg:y2="5.17cm">
          <text:p/>
        </draw:line>
        <draw:line draw:style-name="gr13" draw:layer="layout" svg:x1="27.078cm" svg:y1="5.169cm" svg:x2="27.078cm" svg:y2="5.305cm">
          <text:p/>
        </draw:line>
        <draw:line draw:style-name="gr13" draw:layer="layout" svg:x1="27.078cm" svg:y1="5.305cm" svg:x2="27.085cm" svg:y2="5.462cm">
          <text:p/>
        </draw:line>
        <draw:line draw:style-name="gr13" draw:layer="layout" svg:x1="27.084cm" svg:y1="5.461cm" svg:x2="27.092cm" svg:y2="5.537cm">
          <text:p/>
        </draw:line>
        <draw:line draw:style-name="gr13" draw:layer="layout" svg:x1="27.091cm" svg:y1="5.536cm" svg:x2="27.091cm" svg:y2="5.597cm">
          <text:p/>
        </draw:line>
        <draw:line draw:style-name="gr13" draw:layer="layout" svg:x1="27.091cm" svg:y1="5.597cm" svg:x2="27.099cm" svg:y2="5.639cm">
          <text:p/>
        </draw:line>
        <draw:line draw:style-name="gr13" draw:layer="layout" svg:x1="27.098cm" svg:y1="5.638cm" svg:x2="27.098cm" svg:y2="5.631cm">
          <text:p/>
        </draw:line>
        <draw:line draw:style-name="gr13" draw:layer="layout" svg:x1="27.098cm" svg:y1="5.631cm" svg:x2="27.107cm" svg:y2="5.64cm">
          <text:p/>
        </draw:line>
        <draw:line draw:style-name="gr13" draw:layer="layout" svg:x1="27.105cm" svg:y1="5.64cm" svg:x2="27.113cm" svg:y2="5.631cm">
          <text:p/>
        </draw:line>
        <draw:line draw:style-name="gr13" draw:layer="layout" svg:x1="27.112cm" svg:y1="5.631cm" svg:x2="27.112cm" svg:y2="5.584cm">
          <text:p/>
        </draw:line>
        <draw:line draw:style-name="gr13" draw:layer="layout" svg:x1="27.112cm" svg:y1="5.585cm" svg:x2="27.12cm" svg:y2="5.461cm">
          <text:p/>
        </draw:line>
        <draw:line draw:style-name="gr13" draw:layer="layout" svg:x1="27.119cm" svg:y1="5.462cm" svg:x2="27.126cm" svg:y2="5.339cm">
          <text:p/>
        </draw:line>
        <draw:line draw:style-name="gr13" draw:layer="layout" svg:x1="27.125cm" svg:y1="5.339cm" svg:x2="27.125cm" svg:y2="5.25cm">
          <text:p/>
        </draw:line>
        <draw:line draw:style-name="gr13" draw:layer="layout" svg:x1="27.125cm" svg:y1="5.251cm" svg:x2="27.133cm" svg:y2="5.141cm">
          <text:p/>
        </draw:line>
        <draw:line draw:style-name="gr13" draw:layer="layout" svg:x1="27.132cm" svg:y1="5.141cm" svg:x2="27.132cm" svg:y2="5.08cm">
          <text:p/>
        </draw:line>
        <draw:line draw:style-name="gr13" draw:layer="layout" svg:x1="27.132cm" svg:y1="5.08cm" svg:x2="27.14cm" svg:y2="5.115cm">
          <text:p/>
        </draw:line>
        <draw:line draw:style-name="gr13" draw:layer="layout" svg:x1="27.139cm" svg:y1="5.114cm" svg:x2="27.147cm" svg:y2="5.142cm">
          <text:p/>
        </draw:line>
        <draw:line draw:style-name="gr13" draw:layer="layout" svg:x1="27.146cm" svg:y1="5.141cm" svg:x2="27.146cm" svg:y2="5.182cm">
          <text:p/>
        </draw:line>
        <draw:line draw:style-name="gr13" draw:layer="layout" svg:x1="27.146cm" svg:y1="5.182cm" svg:x2="27.155cm" svg:y2="5.319cm">
          <text:p/>
        </draw:line>
        <draw:line draw:style-name="gr13" draw:layer="layout" svg:x1="27.153cm" svg:y1="5.318cm" svg:x2="27.16cm" svg:y2="5.503cm">
          <text:p/>
        </draw:line>
        <draw:line draw:style-name="gr13" draw:layer="layout" svg:x1="27.159cm" svg:y1="5.502cm" svg:x2="27.159cm" svg:y2="5.652cm">
          <text:p/>
        </draw:line>
        <draw:line draw:style-name="gr13" draw:layer="layout" svg:x1="27.159cm" svg:y1="5.652cm" svg:x2="27.167cm" svg:y2="5.768cm">
          <text:p/>
        </draw:line>
        <draw:line draw:style-name="gr13" draw:layer="layout" svg:x1="27.166cm" svg:y1="5.767cm" svg:x2="27.166cm" svg:y2="5.883cm">
          <text:p/>
        </draw:line>
        <draw:line draw:style-name="gr13" draw:layer="layout" svg:x1="27.166cm" svg:y1="5.883cm" svg:x2="27.174cm" svg:y2="5.972cm">
          <text:p/>
        </draw:line>
        <draw:line draw:style-name="gr13" draw:layer="layout" svg:x1="27.173cm" svg:y1="5.971cm" svg:x2="27.181cm" svg:y2="6.02cm">
          <text:p/>
        </draw:line>
        <draw:line draw:style-name="gr13" draw:layer="layout" svg:x1="27.18cm" svg:y1="6.019cm" svg:x2="27.18cm" svg:y2="6.087cm">
          <text:p/>
        </draw:line>
        <draw:line draw:style-name="gr13" draw:layer="layout" svg:x1="27.18cm" svg:y1="6.087cm" svg:x2="27.187cm" svg:y2="6.087cm">
          <text:p/>
        </draw:line>
        <draw:line draw:style-name="gr13" draw:layer="layout" svg:x1="27.187cm" svg:y1="6.087cm" svg:x2="27.194cm" svg:y2="6.108cm">
          <text:p/>
        </draw:line>
        <draw:line draw:style-name="gr13" draw:layer="layout" svg:x1="27.193cm" svg:y1="6.107cm" svg:x2="27.193cm" svg:y2="6.073cm">
          <text:p/>
        </draw:line>
        <draw:line draw:style-name="gr13" draw:layer="layout" svg:x1="27.193cm" svg:y1="6.074cm" svg:x2="27.201cm" svg:y2="6.033cm">
          <text:p/>
        </draw:line>
        <draw:line draw:style-name="gr13" draw:layer="layout" svg:x1="27.2cm" svg:y1="6.033cm" svg:x2="27.2cm" svg:y2="6.005cm">
          <text:p/>
        </draw:line>
        <draw:line draw:style-name="gr13" draw:layer="layout" svg:x1="27.2cm" svg:y1="6.006cm" svg:x2="27.209cm" svg:y2="5.937cm">
          <text:p/>
        </draw:line>
        <draw:line draw:style-name="gr13" draw:layer="layout" svg:x1="27.207cm" svg:y1="5.938cm" svg:x2="27.215cm" svg:y2="5.774cm">
          <text:p/>
        </draw:line>
        <draw:line draw:style-name="gr13" draw:layer="layout" svg:x1="27.214cm" svg:y1="5.774cm" svg:x2="27.214cm" svg:y2="5.57cm">
          <text:p/>
        </draw:line>
        <draw:line draw:style-name="gr13" draw:layer="layout" svg:x1="27.214cm" svg:y1="5.571cm" svg:x2="27.222cm" svg:y2="5.4cm">
          <text:p/>
        </draw:line>
        <draw:line draw:style-name="gr13" draw:layer="layout" svg:x1="27.221cm" svg:y1="5.402cm" svg:x2="27.229cm" svg:y2="5.216cm">
          <text:p/>
        </draw:line>
        <draw:line draw:style-name="gr13" draw:layer="layout" svg:x1="27.228cm" svg:y1="5.216cm" svg:x2="27.228cm" svg:y2="5.046cm">
          <text:p/>
        </draw:line>
        <draw:line draw:style-name="gr13" draw:layer="layout" svg:x1="27.228cm" svg:y1="5.047cm" svg:x2="27.235cm" svg:y2="4.91cm">
          <text:p/>
        </draw:line>
        <draw:line draw:style-name="gr13" draw:layer="layout" svg:x1="27.234cm" svg:y1="4.91cm" svg:x2="27.234cm" svg:y2="4.767cm">
          <text:p/>
        </draw:line>
        <draw:line draw:style-name="gr13" draw:layer="layout" svg:x1="27.234cm" svg:y1="4.768cm" svg:x2="27.242cm" svg:y2="4.686cm">
          <text:p/>
        </draw:line>
        <draw:line draw:style-name="gr13" draw:layer="layout" svg:x1="27.241cm" svg:y1="4.687cm" svg:x2="27.249cm" svg:y2="4.618cm">
          <text:p/>
        </draw:line>
        <draw:line draw:style-name="gr13" draw:layer="layout" svg:x1="27.248cm" svg:y1="4.618cm" svg:x2="27.248cm" svg:y2="4.522cm">
          <text:p/>
        </draw:line>
        <draw:line draw:style-name="gr13" draw:layer="layout" svg:x1="27.248cm" svg:y1="4.523cm" svg:x2="27.257cm" svg:y2="4.448cm">
          <text:p/>
        </draw:line>
        <draw:line draw:style-name="gr13" draw:layer="layout" svg:x1="27.255cm" svg:y1="4.449cm" svg:x2="27.263cm" svg:y2="4.4cm">
          <text:p/>
        </draw:line>
        <draw:line draw:style-name="gr13" draw:layer="layout" svg:x1="27.262cm" svg:y1="4.4cm" svg:x2="27.262cm" svg:y2="4.278cm">
          <text:p/>
        </draw:line>
        <draw:line draw:style-name="gr13" draw:layer="layout" svg:x1="27.262cm" svg:y1="4.279cm" svg:x2="27.269cm" svg:y2="4.21cm">
          <text:p/>
        </draw:line>
        <draw:line draw:style-name="gr13" draw:layer="layout" svg:x1="27.268cm" svg:y1="4.21cm" svg:x2="27.268cm" svg:y2="4.141cm">
          <text:p/>
        </draw:line>
        <draw:line draw:style-name="gr13" draw:layer="layout" svg:x1="27.268cm" svg:y1="4.141cm" svg:x2="27.276cm" svg:y2="4.149cm">
          <text:p/>
        </draw:line>
        <draw:line draw:style-name="gr13" draw:layer="layout" svg:x1="27.275cm" svg:y1="4.148cm" svg:x2="27.282cm" svg:y2="4.148cm">
          <text:p/>
        </draw:line>
        <draw:line draw:style-name="gr13" draw:layer="layout" svg:x1="27.282cm" svg:y1="4.148cm" svg:x2="27.282cm" svg:y2="4.189cm">
          <text:p/>
        </draw:line>
        <draw:line draw:style-name="gr13" draw:layer="layout" svg:x1="27.282cm" svg:y1="4.189cm" svg:x2="27.29cm" svg:y2="4.251cm">
          <text:p/>
        </draw:line>
        <draw:line draw:style-name="gr13" draw:layer="layout" svg:x1="27.289cm" svg:y1="4.25cm" svg:x2="27.297cm" svg:y2="4.353cm">
          <text:p/>
        </draw:line>
        <draw:line draw:style-name="gr13" draw:layer="layout" svg:x1="27.296cm" svg:y1="4.352cm" svg:x2="27.296cm" svg:y2="4.482cm">
          <text:p/>
        </draw:line>
        <draw:line draw:style-name="gr13" draw:layer="layout" svg:x1="27.296cm" svg:y1="4.482cm" svg:x2="27.303cm" svg:y2="4.632cm">
          <text:p/>
        </draw:line>
        <draw:line draw:style-name="gr13" draw:layer="layout" svg:x1="27.302cm" svg:y1="4.631cm" svg:x2="27.302cm" svg:y2="4.774cm">
          <text:p/>
        </draw:line>
        <draw:line draw:style-name="gr13" draw:layer="layout" svg:x1="27.302cm" svg:y1="4.774cm" svg:x2="27.311cm" svg:y2="4.877cm">
          <text:p/>
        </draw:line>
        <draw:line draw:style-name="gr13" draw:layer="layout" svg:x1="27.309cm" svg:y1="4.876cm" svg:x2="27.317cm" svg:y2="4.918cm">
          <text:p/>
        </draw:line>
        <draw:line draw:style-name="gr13" draw:layer="layout" svg:x1="27.316cm" svg:y1="4.917cm" svg:x2="27.316cm" svg:y2="5.012cm">
          <text:p/>
        </draw:line>
        <draw:line draw:style-name="gr13" draw:layer="layout" svg:x1="27.316cm" svg:y1="5.012cm" svg:x2="27.324cm" svg:y2="5.129cm">
          <text:p/>
        </draw:line>
        <draw:line draw:style-name="gr13" draw:layer="layout" svg:x1="27.323cm" svg:y1="5.128cm" svg:x2="27.331cm" svg:y2="5.21cm">
          <text:p/>
        </draw:line>
        <draw:line draw:style-name="gr13" draw:layer="layout" svg:x1="27.33cm" svg:y1="5.209cm" svg:x2="27.33cm" svg:y2="5.25cm">
          <text:p/>
        </draw:line>
        <draw:line draw:style-name="gr13" draw:layer="layout" svg:x1="27.33cm" svg:y1="5.251cm" svg:x2="27.338cm" svg:y2="5.243cm">
          <text:p/>
        </draw:line>
        <draw:line draw:style-name="gr13" draw:layer="layout" svg:x1="27.337cm" svg:y1="5.243cm" svg:x2="27.337cm" svg:y2="5.277cm">
          <text:p/>
        </draw:line>
        <draw:line draw:style-name="gr13" draw:layer="layout" svg:x1="27.337cm" svg:y1="5.278cm" svg:x2="27.344cm" svg:y2="5.264cm">
          <text:p/>
        </draw:line>
        <draw:line draw:style-name="gr13" draw:layer="layout" svg:x1="27.343cm" svg:y1="5.265cm" svg:x2="27.351cm" svg:y2="5.209cm">
          <text:p/>
        </draw:line>
        <draw:line draw:style-name="gr13" draw:layer="layout" svg:x1="27.35cm" svg:y1="5.209cm" svg:x2="27.35cm" svg:y2="5.141cm">
          <text:p/>
        </draw:line>
        <draw:line draw:style-name="gr13" draw:layer="layout" svg:x1="27.35cm" svg:y1="5.142cm" svg:x2="27.359cm" svg:y2="5.019cm">
          <text:p/>
        </draw:line>
        <draw:line draw:style-name="gr13" draw:layer="layout" svg:x1="27.357cm" svg:y1="5.02cm" svg:x2="27.365cm" svg:y2="4.917cm">
          <text:p/>
        </draw:line>
        <draw:line draw:style-name="gr13" draw:layer="layout" svg:x1="27.364cm" svg:y1="4.917cm" svg:x2="27.364cm" svg:y2="4.822cm">
          <text:p/>
        </draw:line>
        <draw:line draw:style-name="gr13" draw:layer="layout" svg:x1="27.364cm" svg:y1="4.823cm" svg:x2="27.372cm" svg:y2="4.774cm">
          <text:p/>
        </draw:line>
        <draw:line draw:style-name="gr13" draw:layer="layout" svg:x1="27.371cm" svg:y1="4.774cm" svg:x2="27.371cm" svg:y2="4.795cm">
          <text:p/>
        </draw:line>
        <draw:line draw:style-name="gr13" draw:layer="layout" svg:x1="27.371cm" svg:y1="4.795cm" svg:x2="27.378cm" svg:y2="4.85cm">
          <text:p/>
        </draw:line>
        <draw:line draw:style-name="gr13" draw:layer="layout" svg:x1="27.377cm" svg:y1="4.849cm" svg:x2="27.385cm" svg:y2="4.945cm">
          <text:p/>
        </draw:line>
        <draw:line draw:style-name="gr13" draw:layer="layout" svg:x1="27.384cm" svg:y1="4.944cm" svg:x2="27.384cm" svg:y2="5.053cm">
          <text:p/>
        </draw:line>
        <draw:line draw:style-name="gr13" draw:layer="layout" svg:x1="27.384cm" svg:y1="5.053cm" svg:x2="27.392cm" svg:y2="5.163cm">
          <text:p/>
        </draw:line>
        <draw:line draw:style-name="gr13" draw:layer="layout" svg:x1="27.391cm" svg:y1="5.162cm" svg:x2="27.399cm" svg:y2="5.238cm">
          <text:p/>
        </draw:line>
        <draw:line draw:style-name="gr13" draw:layer="layout" svg:x1="27.398cm" svg:y1="5.237cm" svg:x2="27.398cm" svg:y2="5.311cm">
          <text:p/>
        </draw:line>
        <draw:line draw:style-name="gr13" draw:layer="layout" svg:x1="27.398cm" svg:y1="5.311cm" svg:x2="27.405cm" svg:y2="5.311cm">
          <text:p/>
        </draw:line>
        <draw:line draw:style-name="gr13" draw:layer="layout" svg:x1="27.405cm" svg:y1="5.311cm" svg:x2="27.405cm" svg:y2="5.257cm">
          <text:p/>
        </draw:line>
        <draw:line draw:style-name="gr13" draw:layer="layout" svg:x1="27.405cm" svg:y1="5.258cm" svg:x2="27.412cm" svg:y2="5.087cm">
          <text:p/>
        </draw:line>
        <draw:line draw:style-name="gr13" draw:layer="layout" svg:x1="27.411cm" svg:y1="5.088cm" svg:x2="27.419cm" svg:y2="4.91cm">
          <text:p/>
        </draw:line>
        <draw:line draw:style-name="gr13" draw:layer="layout" svg:x1="27.418cm" svg:y1="4.91cm" svg:x2="27.418cm" svg:y2="4.767cm">
          <text:p/>
        </draw:line>
        <draw:line draw:style-name="gr13" draw:layer="layout" svg:x1="27.418cm" svg:y1="4.768cm" svg:x2="27.426cm" svg:y2="4.529cm">
          <text:p/>
        </draw:line>
        <draw:line draw:style-name="gr13" draw:layer="layout" svg:x1="27.425cm" svg:y1="4.53cm" svg:x2="27.433cm" svg:y2="4.4cm">
          <text:p/>
        </draw:line>
        <draw:line draw:style-name="gr13" draw:layer="layout" svg:x1="27.432cm" svg:y1="4.4cm" svg:x2="27.432cm" svg:y2="4.264cm">
          <text:p/>
        </draw:line>
        <draw:line draw:style-name="gr13" draw:layer="layout" svg:x1="27.432cm" svg:y1="4.265cm" svg:x2="27.44cm" svg:y2="4.135cm">
          <text:p/>
        </draw:line>
        <draw:line draw:style-name="gr13" draw:layer="layout" svg:x1="27.439cm" svg:y1="4.135cm" svg:x2="27.439cm" svg:y2="4.012cm">
          <text:p/>
        </draw:line>
        <draw:line draw:style-name="gr13" draw:layer="layout" svg:x1="27.439cm" svg:y1="4.013cm" svg:x2="27.446cm" svg:y2="3.89cm">
          <text:p/>
        </draw:line>
        <draw:line draw:style-name="gr13" draw:layer="layout" svg:x1="27.445cm" svg:y1="3.89cm" svg:x2="27.453cm" svg:y2="3.911cm">
          <text:p/>
        </draw:line>
        <draw:line draw:style-name="gr13" draw:layer="layout" svg:x1="27.452cm" svg:y1="3.91cm" svg:x2="27.452cm" svg:y2="4.026cm">
          <text:p/>
        </draw:line>
        <draw:line draw:style-name="gr13" draw:layer="layout" svg:x1="27.452cm" svg:y1="4.026cm" svg:x2="27.461cm" svg:y2="4.204cm">
          <text:p/>
        </draw:line>
        <draw:line draw:style-name="gr13" draw:layer="layout" svg:x1="27.459cm" svg:y1="4.203cm" svg:x2="27.467cm" svg:y2="4.367cm">
          <text:p/>
        </draw:line>
        <draw:line draw:style-name="gr13" draw:layer="layout" svg:x1="27.466cm" svg:y1="4.366cm" svg:x2="27.466cm" svg:y2="4.563cm">
          <text:p/>
        </draw:line>
        <draw:line draw:style-name="gr13" draw:layer="layout" svg:x1="27.466cm" svg:y1="4.563cm" svg:x2="27.474cm" svg:y2="4.741cm">
          <text:p/>
        </draw:line>
        <draw:line draw:style-name="gr13" draw:layer="layout" svg:x1="27.473cm" svg:y1="4.74cm" svg:x2="27.473cm" svg:y2="4.971cm">
          <text:p/>
        </draw:line>
        <draw:line draw:style-name="gr13" draw:layer="layout" svg:x1="27.473cm" svg:y1="4.971cm" svg:x2="27.481cm" svg:y2="5.047cm">
          <text:p/>
        </draw:line>
        <draw:line draw:style-name="gr13" draw:layer="layout" svg:x1="27.48cm" svg:y1="5.047cm" svg:x2="27.487cm" svg:y2="5.019cm">
          <text:p/>
        </draw:line>
        <draw:line draw:style-name="gr13" draw:layer="layout" svg:x1="27.486cm" svg:y1="5.019cm" svg:x2="27.486cm" svg:y2="4.971cm">
          <text:p/>
        </draw:line>
        <draw:line draw:style-name="gr13" draw:layer="layout" svg:x1="27.486cm" svg:y1="4.972cm" svg:x2="27.494cm" svg:y2="4.897cm">
          <text:p/>
        </draw:line>
        <draw:line draw:style-name="gr13" draw:layer="layout" svg:x1="27.493cm" svg:y1="4.898cm" svg:x2="27.501cm" svg:y2="4.795cm">
          <text:p/>
        </draw:line>
        <draw:line draw:style-name="gr13" draw:layer="layout" svg:x1="27.5cm" svg:y1="4.795cm" svg:x2="27.5cm" svg:y2="4.679cm">
          <text:p/>
        </draw:line>
        <draw:line draw:style-name="gr13" draw:layer="layout" svg:x1="27.5cm" svg:y1="4.68cm" svg:x2="27.509cm" svg:y2="4.509cm">
          <text:p/>
        </draw:line>
        <draw:line draw:style-name="gr13" draw:layer="layout" svg:x1="27.507cm" svg:y1="4.509cm" svg:x2="27.507cm" svg:y2="4.339cm">
          <text:p/>
        </draw:line>
        <draw:line draw:style-name="gr13" draw:layer="layout" svg:x1="27.507cm" svg:y1="4.34cm" svg:x2="27.515cm" svg:y2="4.264cm">
          <text:p/>
        </draw:line>
        <draw:line draw:style-name="gr13" draw:layer="layout" svg:x1="27.514cm" svg:y1="4.265cm" svg:x2="27.521cm" svg:y2="4.155cm">
          <text:p/>
        </draw:line>
        <draw:line draw:style-name="gr13" draw:layer="layout" svg:x1="27.52cm" svg:y1="4.155cm" svg:x2="27.52cm" svg:y2="4.087cm">
          <text:p/>
        </draw:line>
        <draw:line draw:style-name="gr13" draw:layer="layout" svg:x1="27.52cm" svg:y1="4.088cm" svg:x2="27.528cm" svg:y2="4.012cm">
          <text:p/>
        </draw:line>
        <draw:line draw:style-name="gr13" draw:layer="layout" svg:x1="27.527cm" svg:y1="4.012cm" svg:x2="27.535cm" svg:y2="4.061cm">
          <text:p/>
        </draw:line>
        <draw:line draw:style-name="gr13" draw:layer="layout" svg:x1="27.534cm" svg:y1="4.06cm" svg:x2="27.534cm" svg:y2="4.067cm">
          <text:p/>
        </draw:line>
        <draw:line draw:style-name="gr13" draw:layer="layout" svg:x1="27.534cm" svg:y1="4.067cm" svg:x2="27.542cm" svg:y2="4.17cm">
          <text:p/>
        </draw:line>
        <draw:line draw:style-name="gr13" draw:layer="layout" svg:x1="27.541cm" svg:y1="4.169cm" svg:x2="27.541cm" svg:y2="4.216cm">
          <text:p/>
        </draw:line>
        <draw:line draw:style-name="gr13" draw:layer="layout" svg:x1="27.541cm" svg:y1="4.216cm" svg:x2="27.549cm" svg:y2="4.367cm">
          <text:p/>
        </draw:line>
        <draw:line draw:style-name="gr13" draw:layer="layout" svg:x1="27.548cm" svg:y1="4.366cm" svg:x2="27.555cm" svg:y2="4.469cm">
          <text:p/>
        </draw:line>
        <draw:line draw:style-name="gr13" draw:layer="layout" svg:x1="27.554cm" svg:y1="4.468cm" svg:x2="27.554cm" svg:y2="4.59cm">
          <text:p/>
        </draw:line>
        <draw:line draw:style-name="gr13" draw:layer="layout" svg:x1="27.554cm" svg:y1="4.59cm" svg:x2="27.563cm" svg:y2="4.687cm">
          <text:p/>
        </draw:line>
        <draw:line draw:style-name="gr13" draw:layer="layout" svg:x1="27.561cm" svg:y1="4.686cm" svg:x2="27.561cm" svg:y2="4.754cm">
          <text:p/>
        </draw:line>
        <draw:line draw:style-name="gr13" draw:layer="layout" svg:x1="27.561cm" svg:y1="4.754cm" svg:x2="27.569cm" svg:y2="4.802cm">
          <text:p/>
        </draw:line>
        <draw:line draw:style-name="gr13" draw:layer="layout" svg:x1="27.568cm" svg:y1="4.802cm" svg:x2="27.576cm" svg:y2="4.781cm">
          <text:p/>
        </draw:line>
        <draw:line draw:style-name="gr13" draw:layer="layout" svg:x1="27.575cm" svg:y1="4.781cm" svg:x2="27.575cm" svg:y2="4.822cm">
          <text:p/>
        </draw:line>
        <draw:line draw:style-name="gr13" draw:layer="layout" svg:x1="27.575cm" svg:y1="4.823cm" svg:x2="27.583cm" svg:y2="4.74cm">
          <text:p/>
        </draw:line>
        <draw:line draw:style-name="gr13" draw:layer="layout" svg:x1="27.582cm" svg:y1="4.741cm" svg:x2="27.59cm" svg:y2="4.584cm">
          <text:p/>
        </draw:line>
        <draw:line draw:style-name="gr13" draw:layer="layout" svg:x1="27.589cm" svg:y1="4.584cm" svg:x2="27.589cm" svg:y2="4.427cm">
          <text:p/>
        </draw:line>
        <draw:line draw:style-name="gr13" draw:layer="layout" svg:x1="27.589cm" svg:y1="4.428cm" svg:x2="27.596cm" svg:y2="4.291cm">
          <text:p/>
        </draw:line>
        <draw:line draw:style-name="gr13" draw:layer="layout" svg:x1="27.595cm" svg:y1="4.291cm" svg:x2="27.595cm" svg:y2="4.121cm">
          <text:p/>
        </draw:line>
        <draw:line draw:style-name="gr13" draw:layer="layout" svg:x1="27.595cm" svg:y1="4.122cm" svg:x2="27.603cm" svg:y2="3.999cm">
          <text:p/>
        </draw:line>
        <draw:line draw:style-name="gr13" draw:layer="layout" svg:x1="27.602cm" svg:y1="4cm" svg:x2="27.611cm" svg:y2="3.863cm">
          <text:p/>
        </draw:line>
        <draw:line draw:style-name="gr13" draw:layer="layout" svg:x1="27.609cm" svg:y1="3.863cm" svg:x2="27.609cm" svg:y2="3.74cm">
          <text:p/>
        </draw:line>
        <draw:line draw:style-name="gr13" draw:layer="layout" svg:x1="27.609cm" svg:y1="3.741cm" svg:x2="27.617cm" svg:y2="3.672cm">
          <text:p/>
        </draw:line>
        <draw:line draw:style-name="gr13" draw:layer="layout" svg:x1="27.616cm" svg:y1="3.673cm" svg:x2="27.624cm" svg:y2="3.597cm">
          <text:p/>
        </draw:line>
        <draw:line draw:style-name="gr13" draw:layer="layout" svg:x1="27.623cm" svg:y1="3.597cm" svg:x2="27.623cm" svg:y2="3.557cm">
          <text:p/>
        </draw:line>
        <draw:line draw:style-name="gr13" draw:layer="layout" svg:x1="27.623cm" svg:y1="3.558cm" svg:x2="27.63cm" svg:y2="3.522cm">
          <text:p/>
        </draw:line>
        <draw:line draw:style-name="gr13" draw:layer="layout" svg:x1="27.629cm" svg:y1="3.522cm" svg:x2="27.629cm" svg:y2="3.454cm">
          <text:p/>
        </draw:line>
        <draw:line draw:style-name="gr13" draw:layer="layout" svg:x1="27.629cm" svg:y1="3.455cm" svg:x2="27.637cm" svg:y2="3.407cm">
          <text:p/>
        </draw:line>
        <draw:line draw:style-name="gr13" draw:layer="layout" svg:x1="27.636cm" svg:y1="3.408cm" svg:x2="27.644cm" svg:y2="3.325cm">
          <text:p/>
        </draw:line>
        <draw:line draw:style-name="gr13" draw:layer="layout" svg:x1="27.643cm" svg:y1="3.325cm" svg:x2="27.643cm" svg:y2="3.305cm">
          <text:p/>
        </draw:line>
        <draw:line draw:style-name="gr13" draw:layer="layout" svg:x1="27.643cm" svg:y1="3.305cm" svg:x2="27.651cm" svg:y2="3.333cm">
          <text:p/>
        </draw:line>
        <draw:line draw:style-name="gr13" draw:layer="layout" svg:x1="27.65cm" svg:y1="3.332cm" svg:x2="27.659cm" svg:y2="3.435cm">
          <text:p/>
        </draw:line>
        <draw:line draw:style-name="gr13" draw:layer="layout" svg:x1="27.657cm" svg:y1="3.434cm" svg:x2="27.657cm" svg:y2="3.454cm">
          <text:p/>
        </draw:line>
        <draw:line draw:style-name="gr13" draw:layer="layout" svg:x1="27.657cm" svg:y1="3.455cm" svg:x2="27.664cm" svg:y2="3.441cm">
          <text:p/>
        </draw:line>
        <draw:line draw:style-name="gr13" draw:layer="layout" svg:x1="27.663cm" svg:y1="3.441cm" svg:x2="27.663cm" svg:y2="3.516cm">
          <text:p/>
        </draw:line>
        <draw:line draw:style-name="gr13" draw:layer="layout" svg:x1="27.663cm" svg:y1="3.516cm" svg:x2="27.671cm" svg:y2="3.53cm">
          <text:p/>
        </draw:line>
        <draw:line draw:style-name="gr13" draw:layer="layout" svg:x1="27.67cm" svg:y1="3.529cm" svg:x2="27.678cm" svg:y2="3.585cm">
          <text:p/>
        </draw:line>
        <draw:line draw:style-name="gr13" draw:layer="layout" svg:x1="27.677cm" svg:y1="3.584cm" svg:x2="27.677cm" svg:y2="3.618cm">
          <text:p/>
        </draw:line>
        <draw:line draw:style-name="gr13" draw:layer="layout" svg:x1="27.677cm" svg:y1="3.618cm" svg:x2="27.685cm" svg:y2="3.653cm">
          <text:p/>
        </draw:line>
        <draw:line draw:style-name="gr13" draw:layer="layout" svg:x1="27.684cm" svg:y1="3.652cm" svg:x2="27.692cm" svg:y2="3.7cm">
          <text:p/>
        </draw:line>
        <draw:line draw:style-name="gr13" draw:layer="layout" svg:x1="27.691cm" svg:y1="3.699cm" svg:x2="27.691cm" svg:y2="3.767cm">
          <text:p/>
        </draw:line>
        <draw:line draw:style-name="gr13" draw:layer="layout" svg:x1="27.691cm" svg:y1="3.767cm" svg:x2="27.699cm" svg:y2="3.775cm">
          <text:p/>
        </draw:line>
        <draw:line draw:style-name="gr13" draw:layer="layout" svg:x1="27.698cm" svg:y1="3.774cm" svg:x2="27.698cm" svg:y2="3.788cm">
          <text:p/>
        </draw:line>
        <draw:line draw:style-name="gr13" draw:layer="layout" svg:x1="27.698cm" svg:y1="3.789cm" svg:x2="27.705cm" svg:y2="3.761cm">
          <text:p/>
        </draw:line>
        <draw:line draw:style-name="gr13" draw:layer="layout" svg:x1="27.704cm" svg:y1="3.762cm" svg:x2="27.713cm" svg:y2="3.72cm">
          <text:p/>
        </draw:line>
        <draw:line draw:style-name="gr13" draw:layer="layout" svg:x1="27.711cm" svg:y1="3.72cm" svg:x2="27.711cm" svg:y2="3.693cm">
          <text:p/>
        </draw:line>
        <draw:line draw:style-name="gr13" draw:layer="layout" svg:x1="27.711cm" svg:y1="3.694cm" svg:x2="27.719cm" svg:y2="3.665cm">
          <text:p/>
        </draw:line>
        <draw:line draw:style-name="gr13" draw:layer="layout" svg:x1="27.718cm" svg:y1="3.666cm" svg:x2="27.726cm" svg:y2="3.522cm">
          <text:p/>
        </draw:line>
        <draw:line draw:style-name="gr13" draw:layer="layout" svg:x1="27.725cm" svg:y1="3.522cm" svg:x2="27.725cm" svg:y2="3.502cm">
          <text:p/>
        </draw:line>
        <draw:line draw:style-name="gr13" draw:layer="layout" svg:x1="27.725cm" svg:y1="3.503cm" svg:x2="27.733cm" svg:y2="3.434cm">
          <text:p/>
        </draw:line>
        <draw:line draw:style-name="gr13" draw:layer="layout" svg:x1="27.732cm" svg:y1="3.434cm" svg:x2="27.732cm" svg:y2="3.502cm">
          <text:p/>
        </draw:line>
        <draw:line draw:style-name="gr13" draw:layer="layout" svg:x1="27.732cm" svg:y1="3.502cm" svg:x2="27.739cm" svg:y2="3.51cm">
          <text:p/>
        </draw:line>
        <draw:line draw:style-name="gr13" draw:layer="layout" svg:x1="27.738cm" svg:y1="3.509cm" svg:x2="27.746cm" svg:y2="3.592cm">
          <text:p/>
        </draw:line>
        <draw:line draw:style-name="gr13" draw:layer="layout" svg:x1="27.745cm" svg:y1="3.591cm" svg:x2="27.745cm" svg:y2="3.652cm">
          <text:p/>
        </draw:line>
        <draw:line draw:style-name="gr13" draw:layer="layout" svg:x1="27.745cm" svg:y1="3.652cm" svg:x2="27.753cm" svg:y2="3.843cm">
          <text:p/>
        </draw:line>
        <draw:line draw:style-name="gr13" draw:layer="layout" svg:x1="27.752cm" svg:y1="3.842cm" svg:x2="27.761cm" svg:y2="3.911cm">
          <text:p/>
        </draw:line>
        <draw:line draw:style-name="gr13" draw:layer="layout" svg:x1="27.759cm" svg:y1="3.91cm" svg:x2="27.759cm" svg:y2="3.999cm">
          <text:p/>
        </draw:line>
        <draw:line draw:style-name="gr13" draw:layer="layout" svg:x1="27.759cm" svg:y1="3.999cm" svg:x2="27.767cm" svg:y2="4.081cm">
          <text:p/>
        </draw:line>
        <draw:line draw:style-name="gr13" draw:layer="layout" svg:x1="27.766cm" svg:y1="4.08cm" svg:x2="27.766cm" svg:y2="4.087cm">
          <text:p/>
        </draw:line>
        <draw:line draw:style-name="gr13" draw:layer="layout" svg:x1="27.766cm" svg:y1="4.087cm" svg:x2="27.773cm" svg:y2="4.122cm">
          <text:p/>
        </draw:line>
        <draw:line draw:style-name="gr13" draw:layer="layout" svg:x1="27.772cm" svg:y1="4.122cm" svg:x2="27.78cm" svg:y2="4.087cm">
          <text:p/>
        </draw:line>
        <draw:line draw:style-name="gr13" draw:layer="layout" svg:x1="27.779cm" svg:y1="4.087cm" svg:x2="27.779cm" svg:y2="4.026cm">
          <text:p/>
        </draw:line>
        <draw:line draw:style-name="gr13" draw:layer="layout" svg:x1="27.779cm" svg:y1="4.027cm" svg:x2="27.787cm" svg:y2="3.985cm">
          <text:p/>
        </draw:line>
        <draw:line draw:style-name="gr13" draw:layer="layout" svg:x1="27.786cm" svg:y1="3.986cm" svg:x2="27.794cm" svg:y2="3.971cm">
          <text:p/>
        </draw:line>
        <draw:line draw:style-name="gr13" draw:layer="layout" svg:x1="27.793cm" svg:y1="3.971cm" svg:x2="27.801cm" svg:y2="4.027cm">
          <text:p/>
        </draw:line>
        <draw:line draw:style-name="gr13" draw:layer="layout" svg:x1="27.8cm" svg:y1="4.026cm" svg:x2="27.8cm" svg:y2="4.087cm">
          <text:p/>
        </draw:line>
        <draw:line draw:style-name="gr13" draw:layer="layout" svg:x1="27.8cm" svg:y1="4.087cm" svg:x2="27.809cm" svg:y2="4.142cm">
          <text:p/>
        </draw:line>
        <draw:line draw:style-name="gr13" draw:layer="layout" svg:x1="27.807cm" svg:y1="4.141cm" svg:x2="27.814cm" svg:y2="4.231cm">
          <text:p/>
        </draw:line>
        <draw:line draw:style-name="gr13" draw:layer="layout" svg:x1="27.813cm" svg:y1="4.23cm" svg:x2="27.813cm" svg:y2="4.216cm">
          <text:p/>
        </draw:line>
        <draw:line draw:style-name="gr13" draw:layer="layout" svg:x1="27.813cm" svg:y1="4.217cm" svg:x2="27.821cm" svg:y2="4.148cm">
          <text:p/>
        </draw:line>
        <draw:line draw:style-name="gr13" draw:layer="layout" svg:x1="27.82cm" svg:y1="4.149cm" svg:x2="27.828cm" svg:y2="4.06cm">
          <text:p/>
        </draw:line>
        <draw:line draw:style-name="gr13" draw:layer="layout" svg:x1="27.827cm" svg:y1="4.06cm" svg:x2="27.827cm" svg:y2="3.89cm">
          <text:p/>
        </draw:line>
        <draw:line draw:style-name="gr13" draw:layer="layout" svg:x1="27.827cm" svg:y1="3.891cm" svg:x2="27.835cm" svg:y2="3.781cm">
          <text:p/>
        </draw:line>
        <draw:line draw:style-name="gr13" draw:layer="layout" svg:x1="27.834cm" svg:y1="3.781cm" svg:x2="27.834cm" svg:y2="3.631cm">
          <text:p/>
        </draw:line>
        <draw:line draw:style-name="gr13" draw:layer="layout" svg:x1="27.834cm" svg:y1="3.632cm" svg:x2="27.842cm" svg:y2="3.55cm">
          <text:p/>
        </draw:line>
        <draw:line draw:style-name="gr13" draw:layer="layout" svg:x1="27.841cm" svg:y1="3.551cm" svg:x2="27.848cm" svg:y2="3.434cm">
          <text:p/>
        </draw:line>
        <draw:line draw:style-name="gr13" draw:layer="layout" svg:x1="27.847cm" svg:y1="3.434cm" svg:x2="27.847cm" svg:y2="3.414cm">
          <text:p/>
        </draw:line>
        <draw:line draw:style-name="gr13" draw:layer="layout" svg:x1="27.847cm" svg:y1="3.414cm" svg:x2="27.855cm" svg:y2="3.435cm">
          <text:p/>
        </draw:line>
        <draw:line draw:style-name="gr13" draw:layer="layout" svg:x1="27.854cm" svg:y1="3.434cm" svg:x2="27.863cm" svg:y2="3.503cm">
          <text:p/>
        </draw:line>
        <draw:line draw:style-name="gr13" draw:layer="layout" svg:x1="27.861cm" svg:y1="3.502cm" svg:x2="27.861cm" svg:y2="3.543cm">
          <text:p/>
        </draw:line>
        <draw:line draw:style-name="gr13" draw:layer="layout" svg:x1="27.861cm" svg:y1="3.544cm" svg:x2="27.869cm" svg:y2="3.509cm">
          <text:p/>
        </draw:line>
        <draw:line draw:style-name="gr13" draw:layer="layout" svg:x1="27.868cm" svg:y1="3.509cm" svg:x2="27.868cm" svg:y2="3.475cm">
          <text:p/>
        </draw:line>
        <draw:line draw:style-name="gr13" draw:layer="layout" svg:x1="27.868cm" svg:y1="3.476cm" svg:x2="27.876cm" svg:y2="3.4cm">
          <text:p/>
        </draw:line>
        <draw:line draw:style-name="gr13" draw:layer="layout" svg:x1="27.875cm" svg:y1="3.401cm" svg:x2="27.882cm" svg:y2="3.366cm">
          <text:p/>
        </draw:line>
        <draw:line draw:style-name="gr13" draw:layer="layout" svg:x1="27.881cm" svg:y1="3.366cm" svg:x2="27.881cm" svg:y2="3.298cm">
          <text:p/>
        </draw:line>
        <draw:line draw:style-name="gr13" draw:layer="layout" svg:x1="27.881cm" svg:y1="3.299cm" svg:x2="27.889cm" svg:y2="3.223cm">
          <text:p/>
        </draw:line>
        <draw:line draw:style-name="gr13" draw:layer="layout" svg:x1="27.888cm" svg:y1="3.224cm" svg:x2="27.896cm" svg:y2="3.135cm">
          <text:p/>
        </draw:line>
        <draw:line draw:style-name="gr13" draw:layer="layout" svg:x1="27.895cm" svg:y1="3.135cm" svg:x2="27.895cm" svg:y2="3.162cm">
          <text:p/>
        </draw:line>
        <draw:line draw:style-name="gr13" draw:layer="layout" svg:x1="27.895cm" svg:y1="3.162cm" svg:x2="27.903cm" svg:y2="3.211cm">
          <text:p/>
        </draw:line>
        <draw:line draw:style-name="gr13" draw:layer="layout" svg:x1="27.902cm" svg:y1="3.21cm" svg:x2="27.902cm" svg:y2="3.312cm">
          <text:p/>
        </draw:line>
        <draw:line draw:style-name="gr13" draw:layer="layout" svg:x1="27.902cm" svg:y1="3.312cm" svg:x2="27.911cm" svg:y2="3.51cm">
          <text:p/>
        </draw:line>
        <draw:line draw:style-name="gr13" draw:layer="layout" svg:x1="27.909cm" svg:y1="3.509cm" svg:x2="27.917cm" svg:y2="3.7cm">
          <text:p/>
        </draw:line>
        <draw:line draw:style-name="gr13" draw:layer="layout" svg:x1="27.916cm" svg:y1="3.699cm" svg:x2="27.916cm" svg:y2="3.89cm">
          <text:p/>
        </draw:line>
        <draw:line draw:style-name="gr13" draw:layer="layout" svg:x1="27.916cm" svg:y1="3.89cm" svg:x2="27.923cm" svg:y2="4.115cm">
          <text:p/>
        </draw:line>
        <draw:line draw:style-name="gr13" draw:layer="layout" svg:x1="27.922cm" svg:y1="4.114cm" svg:x2="27.93cm" svg:y2="4.292cm">
          <text:p/>
        </draw:line>
        <draw:line draw:style-name="gr13" draw:layer="layout" svg:x1="27.929cm" svg:y1="4.291cm" svg:x2="27.929cm" svg:y2="4.441cm">
          <text:p/>
        </draw:line>
        <draw:line draw:style-name="gr13" draw:layer="layout" svg:x1="27.929cm" svg:y1="4.441cm" svg:x2="27.937cm" svg:y2="4.53cm">
          <text:p/>
        </draw:line>
        <draw:line draw:style-name="gr13" draw:layer="layout" svg:x1="27.936cm" svg:y1="4.53cm" svg:x2="27.944cm" svg:y2="4.482cm">
          <text:p/>
        </draw:line>
        <draw:line draw:style-name="gr13" draw:layer="layout" svg:x1="27.943cm" svg:y1="4.483cm" svg:x2="27.951cm" svg:y2="4.407cm">
          <text:p/>
        </draw:line>
        <draw:line draw:style-name="gr13" draw:layer="layout" svg:x1="27.95cm" svg:y1="4.407cm" svg:x2="27.95cm" svg:y2="4.271cm">
          <text:p/>
        </draw:line>
        <draw:line draw:style-name="gr13" draw:layer="layout" svg:x1="27.95cm" svg:y1="4.272cm" svg:x2="27.957cm" svg:y2="4.101cm">
          <text:p/>
        </draw:line>
        <draw:line draw:style-name="gr13" draw:layer="layout" svg:x1="27.956cm" svg:y1="4.102cm" svg:x2="27.965cm" svg:y2="3.903cm">
          <text:p/>
        </draw:line>
        <draw:line draw:style-name="gr13" draw:layer="layout" svg:x1="27.963cm" svg:y1="3.903cm" svg:x2="27.963cm" svg:y2="3.672cm">
          <text:p/>
        </draw:line>
        <draw:line draw:style-name="gr13" draw:layer="layout" svg:x1="27.963cm" svg:y1="3.673cm" svg:x2="27.971cm" svg:y2="3.495cm">
          <text:p/>
        </draw:line>
        <draw:line draw:style-name="gr13" draw:layer="layout" svg:x1="27.97cm" svg:y1="3.495cm" svg:x2="27.97cm" svg:y2="3.284cm">
          <text:p/>
        </draw:line>
        <draw:line draw:style-name="gr13" draw:layer="layout" svg:x1="27.97cm" svg:y1="3.285cm" svg:x2="27.978cm" svg:y2="3.162cm">
          <text:p/>
        </draw:line>
        <draw:line draw:style-name="gr13" draw:layer="layout" svg:x1="27.977cm" svg:y1="3.163cm" svg:x2="27.985cm" svg:y2="3.026cm">
          <text:p/>
        </draw:line>
        <draw:line draw:style-name="gr13" draw:layer="layout" svg:x1="27.984cm" svg:y1="3.026cm" svg:x2="27.984cm" svg:y2="2.972cm">
          <text:p/>
        </draw:line>
        <draw:line draw:style-name="gr13" draw:layer="layout" svg:x1="27.984cm" svg:y1="2.972cm" svg:x2="27.991cm" svg:y2="3.041cm">
          <text:p/>
        </draw:line>
        <draw:line draw:style-name="gr13" draw:layer="layout" svg:x1="27.99cm" svg:y1="3.04cm" svg:x2="27.998cm" svg:y2="3.183cm">
          <text:p/>
        </draw:line>
        <draw:line draw:style-name="gr13" draw:layer="layout" svg:x1="27.997cm" svg:y1="3.182cm" svg:x2="27.997cm" svg:y2="3.407cm">
          <text:p/>
        </draw:line>
        <draw:line draw:style-name="gr13" draw:layer="layout" svg:x1="27.997cm" svg:y1="3.407cm" svg:x2="28.005cm" svg:y2="3.646cm">
          <text:p/>
        </draw:line>
        <draw:line draw:style-name="gr13" draw:layer="layout" svg:x1="28.004cm" svg:y1="3.645cm" svg:x2="28.004cm" svg:y2="3.937cm">
          <text:p/>
        </draw:line>
        <draw:line draw:style-name="gr13" draw:layer="layout" svg:x1="28.004cm" svg:y1="3.937cm" svg:x2="28.013cm" svg:y2="4.285cm">
          <text:p/>
        </draw:line>
        <draw:line draw:style-name="gr13" draw:layer="layout" svg:x1="28.011cm" svg:y1="4.284cm" svg:x2="28.019cm" svg:y2="4.598cm">
          <text:p/>
        </draw:line>
        <draw:line draw:style-name="gr13" draw:layer="layout" svg:x1="28.018cm" svg:y1="4.597cm" svg:x2="28.018cm" svg:y2="4.76cm">
          <text:p/>
        </draw:line>
        <draw:line draw:style-name="gr13" draw:layer="layout" svg:x1="28.018cm" svg:y1="4.76cm" svg:x2="28.026cm" svg:y2="4.925cm">
          <text:p/>
        </draw:line>
        <draw:line draw:style-name="gr13" draw:layer="layout" svg:x1="28.025cm" svg:y1="4.925cm" svg:x2="28.032cm" svg:y2="4.897cm">
          <text:p/>
        </draw:line>
        <draw:line draw:style-name="gr13" draw:layer="layout" svg:x1="28.031cm" svg:y1="4.897cm" svg:x2="28.031cm" svg:y2="4.767cm">
          <text:p/>
        </draw:line>
        <draw:line draw:style-name="gr13" draw:layer="layout" svg:x1="28.031cm" svg:y1="4.768cm" svg:x2="28.039cm" svg:y2="4.604cm">
          <text:p/>
        </draw:line>
        <draw:line draw:style-name="gr13" draw:layer="layout" svg:x1="28.038cm" svg:y1="4.604cm" svg:x2="28.038cm" svg:y2="4.407cm">
          <text:p/>
        </draw:line>
        <draw:line draw:style-name="gr13" draw:layer="layout" svg:x1="28.038cm" svg:y1="4.408cm" svg:x2="28.046cm" svg:y2="4.196cm">
          <text:p/>
        </draw:line>
        <draw:line draw:style-name="gr13" draw:layer="layout" svg:x1="28.045cm" svg:y1="4.197cm" svg:x2="28.053cm" svg:y2="4.121cm">
          <text:p/>
        </draw:line>
        <draw:line draw:style-name="gr13" draw:layer="layout" svg:x1="28.052cm" svg:y1="4.121cm" svg:x2="28.052cm" svg:y2="3.971cm">
          <text:p/>
        </draw:line>
        <draw:line draw:style-name="gr13" draw:layer="layout" svg:x1="28.052cm" svg:y1="3.972cm" svg:x2="28.061cm" svg:y2="3.856cm">
          <text:p/>
        </draw:line>
        <draw:line draw:style-name="gr13" draw:layer="layout" svg:x1="28.059cm" svg:y1="3.857cm" svg:x2="28.066cm" svg:y2="3.801cm">
          <text:p/>
        </draw:line>
        <draw:line draw:style-name="gr13" draw:layer="layout" svg:x1="28.065cm" svg:y1="3.801cm" svg:x2="28.065cm" svg:y2="3.842cm">
          <text:p/>
        </draw:line>
        <draw:line draw:style-name="gr13" draw:layer="layout" svg:x1="28.065cm" svg:y1="3.842cm" svg:x2="28.073cm" svg:y2="3.904cm">
          <text:p/>
        </draw:line>
        <draw:line draw:style-name="gr13" draw:layer="layout" svg:x1="28.072cm" svg:y1="3.903cm" svg:x2="28.072cm" svg:y2="3.924cm">
          <text:p/>
        </draw:line>
        <draw:line draw:style-name="gr13" draw:layer="layout" svg:x1="28.072cm" svg:y1="3.924cm" svg:x2="28.08cm" svg:y2="3.966cm">
          <text:p/>
        </draw:line>
        <draw:line draw:style-name="gr13" draw:layer="layout" svg:x1="28.079cm" svg:y1="3.965cm" svg:x2="28.087cm" svg:y2="4.047cm">
          <text:p/>
        </draw:line>
        <draw:line draw:style-name="gr13" draw:layer="layout" svg:x1="28.086cm" svg:y1="4.046cm" svg:x2="28.086cm" svg:y2="4.25cm">
          <text:p/>
        </draw:line>
        <draw:line draw:style-name="gr13" draw:layer="layout" svg:x1="28.086cm" svg:y1="4.25cm" svg:x2="28.094cm" svg:y2="4.462cm">
          <text:p/>
        </draw:line>
        <draw:line draw:style-name="gr13" draw:layer="layout" svg:x1="28.093cm" svg:y1="4.461cm" svg:x2="28.1cm" svg:y2="4.748cm">
          <text:p/>
        </draw:line>
        <draw:line draw:style-name="gr13" draw:layer="layout" svg:x1="28.099cm" svg:y1="4.747cm" svg:x2="28.099cm" svg:y2="4.985cm">
          <text:p/>
        </draw:line>
        <draw:line draw:style-name="gr13" draw:layer="layout" svg:x1="28.099cm" svg:y1="4.985cm" svg:x2="28.107cm" svg:y2="5.244cm">
          <text:p/>
        </draw:line>
        <draw:line draw:style-name="gr13" draw:layer="layout" svg:x1="28.106cm" svg:y1="5.243cm" svg:x2="28.106cm" svg:y2="5.414cm">
          <text:p/>
        </draw:line>
        <draw:line draw:style-name="gr13" draw:layer="layout" svg:x1="28.106cm" svg:y1="5.414cm" svg:x2="28.115cm" svg:y2="5.551cm">
          <text:p/>
        </draw:line>
        <draw:line draw:style-name="gr13" draw:layer="layout" svg:x1="28.113cm" svg:y1="5.55cm" svg:x2="28.121cm" svg:y2="5.564cm">
          <text:p/>
        </draw:line>
        <draw:line draw:style-name="gr13" draw:layer="layout" svg:x1="28.12cm" svg:y1="5.563cm" svg:x2="28.12cm" svg:y2="5.434cm">
          <text:p/>
        </draw:line>
        <draw:line draw:style-name="gr13" draw:layer="layout" svg:x1="28.12cm" svg:y1="5.435cm" svg:x2="28.128cm" svg:y2="5.284cm">
          <text:p/>
        </draw:line>
        <draw:line draw:style-name="gr13" draw:layer="layout" svg:x1="28.127cm" svg:y1="5.285cm" svg:x2="28.135cm" svg:y2="5.039cm">
          <text:p/>
        </draw:line>
        <draw:line draw:style-name="gr13" draw:layer="layout" svg:x1="28.134cm" svg:y1="5.039cm" svg:x2="28.134cm" svg:y2="4.767cm">
          <text:p/>
        </draw:line>
        <draw:line draw:style-name="gr13" draw:layer="layout" svg:x1="28.134cm" svg:y1="4.768cm" svg:x2="28.141cm" svg:y2="4.522cm">
          <text:p/>
        </draw:line>
        <draw:line draw:style-name="gr13" draw:layer="layout" svg:x1="28.14cm" svg:y1="4.522cm" svg:x2="28.14cm" svg:y2="4.352cm">
          <text:p/>
        </draw:line>
        <draw:line draw:style-name="gr13" draw:layer="layout" svg:x1="28.14cm" svg:y1="4.353cm" svg:x2="28.148cm" svg:y2="4.182cm">
          <text:p/>
        </draw:line>
        <draw:line draw:style-name="gr13" draw:layer="layout" svg:x1="28.147cm" svg:y1="4.183cm" svg:x2="28.155cm" svg:y2="4.101cm">
          <text:p/>
        </draw:line>
        <draw:line draw:style-name="gr13" draw:layer="layout" svg:x1="28.154cm" svg:y1="4.101cm" svg:x2="28.154cm" svg:y2="4.141cm">
          <text:p/>
        </draw:line>
        <draw:line draw:style-name="gr13" draw:layer="layout" svg:x1="28.154cm" svg:y1="4.141cm" svg:x2="28.163cm" svg:y2="4.313cm">
          <text:p/>
        </draw:line>
        <draw:line draw:style-name="gr13" draw:layer="layout" svg:x1="28.161cm" svg:y1="4.312cm" svg:x2="28.169cm" svg:y2="4.483cm">
          <text:p/>
        </draw:line>
        <draw:line draw:style-name="gr13" draw:layer="layout" svg:x1="28.168cm" svg:y1="4.482cm" svg:x2="28.168cm" svg:y2="4.624cm">
          <text:p/>
        </draw:line>
        <draw:line draw:style-name="gr13" draw:layer="layout" svg:x1="28.168cm" svg:y1="4.624cm" svg:x2="28.175cm" svg:y2="4.823cm">
          <text:p/>
        </draw:line>
        <draw:line draw:style-name="gr13" draw:layer="layout" svg:x1="28.174cm" svg:y1="4.822cm" svg:x2="28.174cm" svg:y2="4.999cm">
          <text:p/>
        </draw:line>
        <draw:line draw:style-name="gr13" draw:layer="layout" svg:x1="28.174cm" svg:y1="4.999cm" svg:x2="28.182cm" svg:y2="5.176cm">
          <text:p/>
        </draw:line>
        <draw:line draw:style-name="gr13" draw:layer="layout" svg:x1="28.181cm" svg:y1="5.175cm" svg:x2="28.189cm" svg:y2="5.326cm">
          <text:p/>
        </draw:line>
        <draw:line draw:style-name="gr13" draw:layer="layout" svg:x1="28.188cm" svg:y1="5.325cm" svg:x2="28.188cm" svg:y2="5.407cm">
          <text:p/>
        </draw:line>
        <draw:line draw:style-name="gr13" draw:layer="layout" svg:x1="28.188cm" svg:y1="5.407cm" svg:x2="28.196cm" svg:y2="5.428cm">
          <text:p/>
        </draw:line>
        <draw:line draw:style-name="gr13" draw:layer="layout" svg:x1="28.195cm" svg:y1="5.428cm" svg:x2="28.203cm" svg:y2="5.379cm">
          <text:p/>
        </draw:line>
        <draw:line draw:style-name="gr13" draw:layer="layout" svg:x1="28.202cm" svg:y1="5.379cm" svg:x2="28.202cm" svg:y2="5.311cm">
          <text:p/>
        </draw:line>
        <draw:line draw:style-name="gr13" draw:layer="layout" svg:x1="28.202cm" svg:y1="5.312cm" svg:x2="28.209cm" svg:y2="5.155cm">
          <text:p/>
        </draw:line>
        <draw:line draw:style-name="gr13" draw:layer="layout" svg:x1="28.208cm" svg:y1="5.155cm" svg:x2="28.208cm" svg:y2="4.958cm">
          <text:p/>
        </draw:line>
        <draw:line draw:style-name="gr13" draw:layer="layout" svg:x1="28.208cm" svg:y1="4.959cm" svg:x2="28.217cm" svg:y2="4.604cm">
          <text:p/>
        </draw:line>
        <draw:line draw:style-name="gr13" draw:layer="layout" svg:x1="28.215cm" svg:y1="4.605cm" svg:x2="28.223cm" svg:y2="4.271cm">
          <text:p/>
        </draw:line>
        <draw:line draw:style-name="gr13" draw:layer="layout" svg:x1="28.222cm" svg:y1="4.271cm" svg:x2="28.222cm" svg:y2="3.992cm">
          <text:p/>
        </draw:line>
        <draw:line draw:style-name="gr13" draw:layer="layout" svg:x1="28.222cm" svg:y1="3.993cm" svg:x2="28.23cm" svg:y2="3.713cm">
          <text:p/>
        </draw:line>
        <draw:line draw:style-name="gr13" draw:layer="layout" svg:x1="28.229cm" svg:y1="3.714cm" svg:x2="28.237cm" svg:y2="3.584cm">
          <text:p/>
        </draw:line>
        <draw:line draw:style-name="gr13" draw:layer="layout" svg:x1="28.236cm" svg:y1="3.584cm" svg:x2="28.236cm" svg:y2="3.597cm">
          <text:p/>
        </draw:line>
        <draw:line draw:style-name="gr13" draw:layer="layout" svg:x1="28.236cm" svg:y1="3.598cm" svg:x2="28.244cm" svg:y2="3.591cm">
          <text:p/>
        </draw:line>
        <draw:line draw:style-name="gr13" draw:layer="layout" svg:x1="28.243cm" svg:y1="3.591cm" svg:x2="28.243cm" svg:y2="3.74cm">
          <text:p/>
        </draw:line>
        <draw:line draw:style-name="gr13" draw:layer="layout" svg:x1="28.243cm" svg:y1="3.74cm" svg:x2="28.25cm" svg:y2="3.823cm">
          <text:p/>
        </draw:line>
        <draw:line draw:style-name="gr13" draw:layer="layout" svg:x1="28.249cm" svg:y1="3.822cm" svg:x2="28.257cm" svg:y2="4.04cm">
          <text:p/>
        </draw:line>
        <draw:line draw:style-name="gr13" draw:layer="layout" svg:x1="28.256cm" svg:y1="4.039cm" svg:x2="28.256cm" svg:y2="4.155cm">
          <text:p/>
        </draw:line>
        <draw:line draw:style-name="gr13" draw:layer="layout" svg:x1="28.256cm" svg:y1="4.155cm" svg:x2="28.265cm" svg:y2="4.326cm">
          <text:p/>
        </draw:line>
        <draw:line draw:style-name="gr13" draw:layer="layout" svg:x1="28.263cm" svg:y1="4.325cm" svg:x2="28.271cm" svg:y2="4.367cm">
          <text:p/>
        </draw:line>
        <draw:line draw:style-name="gr13" draw:layer="layout" svg:x1="28.27cm" svg:y1="4.366cm" svg:x2="28.27cm" svg:y2="4.359cm">
          <text:p/>
        </draw:line>
        <draw:line draw:style-name="gr13" draw:layer="layout" svg:x1="28.27cm" svg:y1="4.36cm" svg:x2="28.278cm" svg:y2="4.352cm">
          <text:p/>
        </draw:line>
        <draw:line draw:style-name="gr13" draw:layer="layout" svg:x1="28.277cm" svg:y1="4.352cm" svg:x2="28.277cm" svg:y2="4.305cm">
          <text:p/>
        </draw:line>
        <draw:line draw:style-name="gr13" draw:layer="layout" svg:x1="28.277cm" svg:y1="4.306cm" svg:x2="28.284cm" svg:y2="4.21cm">
          <text:p/>
        </draw:line>
        <draw:line draw:style-name="gr13" draw:layer="layout" svg:x1="28.283cm" svg:y1="4.211cm" svg:x2="28.291cm" svg:y2="4.182cm">
          <text:p/>
        </draw:line>
        <draw:line draw:style-name="gr13" draw:layer="layout" svg:x1="28.29cm" svg:y1="4.182cm" svg:x2="28.29cm" svg:y2="4.203cm">
          <text:p/>
        </draw:line>
        <draw:line draw:style-name="gr13" draw:layer="layout" svg:x1="28.29cm" svg:y1="4.203cm" svg:x2="28.298cm" svg:y2="4.245cm">
          <text:p/>
        </draw:line>
        <draw:line draw:style-name="gr13" draw:layer="layout" svg:x1="28.297cm" svg:y1="4.244cm" svg:x2="28.305cm" svg:y2="4.251cm">
          <text:p/>
        </draw:line>
        <draw:line draw:style-name="gr13" draw:layer="layout" svg:x1="28.304cm" svg:y1="4.25cm" svg:x2="28.304cm" svg:y2="4.244cm">
          <text:p/>
        </draw:line>
        <draw:line draw:style-name="gr13" draw:layer="layout" svg:x1="28.304cm" svg:y1="4.245cm" svg:x2="28.313cm" svg:y2="4.196cm">
          <text:p/>
        </draw:line>
        <draw:line draw:style-name="gr13" draw:layer="layout" svg:x1="28.311cm" svg:y1="4.196cm" svg:x2="28.311cm" svg:y2="4.182cm">
          <text:p/>
        </draw:line>
        <draw:line draw:style-name="gr13" draw:layer="layout" svg:x1="28.311cm" svg:y1="4.182cm" svg:x2="28.318cm" svg:y2="4.211cm">
          <text:p/>
        </draw:line>
        <draw:line draw:style-name="gr13" draw:layer="layout" svg:x1="28.317cm" svg:y1="4.21cm" svg:x2="28.325cm" svg:y2="4.217cm">
          <text:p/>
        </draw:line>
        <draw:line draw:style-name="gr13" draw:layer="layout" svg:x1="28.324cm" svg:y1="4.216cm" svg:x2="28.324cm" svg:y2="4.155cm">
          <text:p/>
        </draw:line>
        <draw:line draw:style-name="gr13" draw:layer="layout" svg:x1="28.324cm" svg:y1="4.156cm" svg:x2="28.332cm" svg:y2="4.073cm">
          <text:p/>
        </draw:line>
        <draw:line draw:style-name="gr13" draw:layer="layout" svg:x1="28.331cm" svg:y1="4.074cm" svg:x2="28.339cm" svg:y2="3.937cm">
          <text:p/>
        </draw:line>
        <draw:line draw:style-name="gr13" draw:layer="layout" svg:x1="28.338cm" svg:y1="3.937cm" svg:x2="28.338cm" svg:y2="3.883cm">
          <text:p/>
        </draw:line>
        <draw:line draw:style-name="gr13" draw:layer="layout" svg:x1="28.338cm" svg:y1="3.884cm" svg:x2="28.346cm" svg:y2="3.74cm">
          <text:p/>
        </draw:line>
        <draw:line draw:style-name="gr13" draw:layer="layout" svg:x1="28.345cm" svg:y1="3.74cm" svg:x2="28.345cm" svg:y2="3.686cm">
          <text:p/>
        </draw:line>
        <draw:line draw:style-name="gr13" draw:layer="layout" svg:x1="28.345cm" svg:y1="3.687cm" svg:x2="28.353cm" svg:y2="3.57cm">
          <text:p/>
        </draw:line>
        <draw:line draw:style-name="gr13" draw:layer="layout" svg:x1="28.352cm" svg:y1="3.571cm" svg:x2="28.359cm" svg:y2="3.414cm">
          <text:p/>
        </draw:line>
        <draw:line draw:style-name="gr13" draw:layer="layout" svg:x1="28.358cm" svg:y1="3.414cm" svg:x2="28.358cm" svg:y2="3.359cm">
          <text:p/>
        </draw:line>
        <draw:line draw:style-name="gr13" draw:layer="layout" svg:x1="28.358cm" svg:y1="3.36cm" svg:x2="28.367cm" svg:y2="3.305cm">
          <text:p/>
        </draw:line>
        <draw:line draw:style-name="gr13" draw:layer="layout" svg:x1="28.365cm" svg:y1="3.305cm" svg:x2="28.365cm" svg:y2="3.318cm">
          <text:p/>
        </draw:line>
        <draw:line draw:style-name="gr13" draw:layer="layout" svg:x1="28.365cm" svg:y1="3.319cm" svg:x2="28.373cm" svg:y2="3.278cm">
          <text:p/>
        </draw:line>
        <draw:line draw:style-name="gr13" draw:layer="layout" svg:x1="28.372cm" svg:y1="3.279cm" svg:x2="28.38cm" svg:y2="3.203cm">
          <text:p/>
        </draw:line>
        <draw:line draw:style-name="gr13" draw:layer="layout" svg:x1="28.379cm" svg:y1="3.203cm" svg:x2="28.379cm" svg:y2="3.176cm">
          <text:p/>
        </draw:line>
        <draw:line draw:style-name="gr13" draw:layer="layout" svg:x1="28.379cm" svg:y1="3.177cm" svg:x2="28.387cm" svg:y2="3.074cm">
          <text:p/>
        </draw:line>
        <draw:line draw:style-name="gr13" draw:layer="layout" svg:x1="28.386cm" svg:y1="3.075cm" svg:x2="28.393cm" svg:y2="3.046cm">
          <text:p/>
        </draw:line>
        <draw:line draw:style-name="gr13" draw:layer="layout" svg:x1="28.392cm" svg:y1="3.046cm" svg:x2="28.392cm" svg:y2="2.999cm">
          <text:p/>
        </draw:line>
        <draw:line draw:style-name="gr13" draw:layer="layout" svg:x1="28.392cm" svg:y1="3cm" svg:x2="28.4cm" svg:y2="2.883cm">
          <text:p/>
        </draw:line>
        <draw:line draw:style-name="gr13" draw:layer="layout" svg:x1="28.399cm" svg:y1="2.883cm" svg:x2="28.399cm" svg:y2="2.904cm">
          <text:p/>
        </draw:line>
        <draw:line draw:style-name="gr13" draw:layer="layout" svg:x1="28.399cm" svg:y1="2.905cm" svg:x2="28.407cm" svg:y2="2.781cm">
          <text:p/>
        </draw:line>
        <draw:line draw:style-name="gr13" draw:layer="layout" svg:x1="28.406cm" svg:y1="2.781cm" svg:x2="28.413cm" svg:y2="2.781cm">
          <text:p/>
        </draw:line>
        <draw:line draw:style-name="gr13" draw:layer="layout" svg:x1="28.413cm" svg:y1="2.781cm" svg:x2="28.413cm" svg:y2="2.808cm">
          <text:p/>
        </draw:line>
        <draw:line draw:style-name="gr13" draw:layer="layout" svg:x1="28.413cm" svg:y1="2.808cm" svg:x2="28.421cm" svg:y2="2.966cm">
          <text:p/>
        </draw:line>
        <draw:line draw:style-name="gr13" draw:layer="layout" svg:x1="28.42cm" svg:y1="2.965cm" svg:x2="28.427cm" svg:y2="3.047cm">
          <text:p/>
        </draw:line>
        <draw:line draw:style-name="gr13" draw:layer="layout" svg:x1="28.426cm" svg:y1="3.046cm" svg:x2="28.426cm" svg:y2="3.135cm">
          <text:p/>
        </draw:line>
        <draw:line draw:style-name="gr13" draw:layer="layout" svg:x1="28.426cm" svg:y1="3.135cm" svg:x2="28.434cm" svg:y2="3.285cm">
          <text:p/>
        </draw:line>
        <draw:line draw:style-name="gr13" draw:layer="layout" svg:x1="28.433cm" svg:y1="3.284cm" svg:x2="28.433cm" svg:y2="3.488cm">
          <text:p/>
        </draw:line>
        <draw:line draw:style-name="gr13" draw:layer="layout" svg:x1="28.433cm" svg:y1="3.488cm" svg:x2="28.441cm" svg:y2="3.7cm">
          <text:p/>
        </draw:line>
        <draw:line draw:style-name="gr13" draw:layer="layout" svg:x1="28.44cm" svg:y1="3.699cm" svg:x2="28.448cm" svg:y2="3.857cm">
          <text:p/>
        </draw:line>
        <draw:line draw:style-name="gr13" draw:layer="layout" svg:x1="28.447cm" svg:y1="3.856cm" svg:x2="28.447cm" svg:y2="3.924cm">
          <text:p/>
        </draw:line>
        <draw:line draw:style-name="gr13" draw:layer="layout" svg:x1="28.447cm" svg:y1="3.924cm" svg:x2="28.455cm" svg:y2="3.979cm">
          <text:p/>
        </draw:line>
        <draw:line draw:style-name="gr13" draw:layer="layout" svg:x1="28.454cm" svg:y1="3.978cm" svg:x2="28.461cm" svg:y2="4.006cm">
          <text:p/>
        </draw:line>
        <draw:line draw:style-name="gr13" draw:layer="layout" svg:x1="28.46cm" svg:y1="4.005cm" svg:x2="28.46cm" svg:y2="4.026cm">
          <text:p/>
        </draw:line>
        <draw:line draw:style-name="gr13" draw:layer="layout" svg:x1="28.46cm" svg:y1="4.026cm" svg:x2="28.469cm" svg:y2="4.102cm">
          <text:p/>
        </draw:line>
        <draw:line draw:style-name="gr13" draw:layer="layout" svg:x1="28.467cm" svg:y1="4.101cm" svg:x2="28.467cm" svg:y2="4.033cm">
          <text:p/>
        </draw:line>
        <draw:line draw:style-name="gr13" draw:layer="layout" svg:x1="28.467cm" svg:y1="4.033cm" svg:x2="28.475cm" svg:y2="4.163cm">
          <text:p/>
        </draw:line>
        <draw:line draw:style-name="gr13" draw:layer="layout" svg:x1="28.474cm" svg:y1="4.163cm" svg:x2="28.482cm" svg:y2="4.135cm">
          <text:p/>
        </draw:line>
        <draw:line draw:style-name="gr13" draw:layer="layout" svg:x1="28.481cm" svg:y1="4.135cm" svg:x2="28.481cm" svg:y2="4.21cm">
          <text:p/>
        </draw:line>
        <draw:line draw:style-name="gr13" draw:layer="layout" svg:x1="28.481cm" svg:y1="4.21cm" svg:x2="28.489cm" svg:y2="4.333cm">
          <text:p/>
        </draw:line>
        <draw:line draw:style-name="gr13" draw:layer="layout" svg:x1="28.488cm" svg:y1="4.332cm" svg:x2="28.496cm" svg:y2="4.435cm">
          <text:p/>
        </draw:line>
        <draw:line draw:style-name="gr13" draw:layer="layout" svg:x1="28.495cm" svg:y1="4.434cm" svg:x2="28.495cm" svg:y2="4.529cm">
          <text:p/>
        </draw:line>
        <draw:line draw:style-name="gr13" draw:layer="layout" svg:x1="28.495cm" svg:y1="4.529cm" svg:x2="28.502cm" svg:y2="4.605cm">
          <text:p/>
        </draw:line>
        <draw:line draw:style-name="gr13" draw:layer="layout" svg:x1="28.501cm" svg:y1="4.604cm" svg:x2="28.501cm" svg:y2="4.679cm">
          <text:p/>
        </draw:line>
        <draw:line draw:style-name="gr13" draw:layer="layout" svg:x1="28.501cm" svg:y1="4.679cm" svg:x2="28.509cm" svg:y2="4.693cm">
          <text:p/>
        </draw:line>
        <draw:line draw:style-name="gr13" draw:layer="layout" svg:x1="28.508cm" svg:y1="4.693cm" svg:x2="28.517cm" svg:y2="4.652cm">
          <text:p/>
        </draw:line>
        <draw:line draw:style-name="gr13" draw:layer="layout" svg:x1="28.515cm" svg:y1="4.652cm" svg:x2="28.515cm" svg:y2="4.658cm">
          <text:p/>
        </draw:line>
        <draw:line draw:style-name="gr13" draw:layer="layout" svg:x1="28.515cm" svg:y1="4.659cm" svg:x2="28.523cm" svg:y2="4.475cm">
          <text:p/>
        </draw:line>
        <draw:line draw:style-name="gr13" draw:layer="layout" svg:x1="28.522cm" svg:y1="4.476cm" svg:x2="28.53cm" svg:y2="4.325cm">
          <text:p/>
        </draw:line>
        <draw:line draw:style-name="gr13" draw:layer="layout" svg:x1="28.529cm" svg:y1="4.325cm" svg:x2="28.529cm" svg:y2="4.087cm">
          <text:p/>
        </draw:line>
        <draw:line draw:style-name="gr13" draw:layer="layout" svg:x1="28.529cm" svg:y1="4.088cm" svg:x2="28.536cm" svg:y2="3.876cm">
          <text:p/>
        </draw:line>
        <draw:line draw:style-name="gr13" draw:layer="layout" svg:x1="28.535cm" svg:y1="3.876cm" svg:x2="28.535cm" svg:y2="3.801cm">
          <text:p/>
        </draw:line>
        <draw:line draw:style-name="gr13" draw:layer="layout" svg:x1="28.535cm" svg:y1="3.802cm" svg:x2="28.543cm" svg:y2="3.665cm">
          <text:p/>
        </draw:line>
        <draw:line draw:style-name="gr13" draw:layer="layout" svg:x1="28.542cm" svg:y1="3.665cm" svg:x2="28.549cm" svg:y2="3.665cm">
          <text:p/>
        </draw:line>
        <draw:line draw:style-name="gr13" draw:layer="layout" svg:x1="28.549cm" svg:y1="3.665cm" svg:x2="28.549cm" svg:y2="3.57cm">
          <text:p/>
        </draw:line>
        <draw:line draw:style-name="gr13" draw:layer="layout" svg:x1="28.549cm" svg:y1="3.57cm" svg:x2="28.557cm" svg:y2="3.598cm">
          <text:p/>
        </draw:line>
        <draw:line draw:style-name="gr13" draw:layer="layout" svg:x1="28.556cm" svg:y1="3.597cm" svg:x2="28.565cm" svg:y2="3.606cm">
          <text:p/>
        </draw:line>
        <draw:line draw:style-name="gr13" draw:layer="layout" svg:x1="28.563cm" svg:y1="3.604cm" svg:x2="28.563cm" svg:y2="3.693cm">
          <text:p/>
        </draw:line>
        <draw:line draw:style-name="gr13" draw:layer="layout" svg:x1="28.563cm" svg:y1="3.694cm" svg:x2="28.57cm" svg:y2="3.652cm">
          <text:p/>
        </draw:line>
        <draw:line draw:style-name="gr13" draw:layer="layout" svg:x1="28.569cm" svg:y1="3.652cm" svg:x2="28.569cm" svg:y2="3.686cm">
          <text:p/>
        </draw:line>
        <draw:line draw:style-name="gr13" draw:layer="layout" svg:x1="28.569cm" svg:y1="3.686cm" svg:x2="28.576cm" svg:y2="3.686cm">
          <text:p/>
        </draw:line>
        <draw:line draw:style-name="gr13" draw:layer="layout" svg:x1="28.576cm" svg:y1="3.687cm" svg:x2="28.584cm" svg:y2="3.563cm">
          <text:p/>
        </draw:line>
        <draw:line draw:style-name="gr13" draw:layer="layout" svg:x1="28.583cm" svg:y1="3.563cm" svg:x2="28.583cm" svg:y2="3.55cm">
          <text:p/>
        </draw:line>
        <draw:line draw:style-name="gr13" draw:layer="layout" svg:x1="28.583cm" svg:y1="3.55cm" svg:x2="28.591cm" svg:y2="3.578cm">
          <text:p/>
        </draw:line>
        <draw:line draw:style-name="gr13" draw:layer="layout" svg:x1="28.59cm" svg:y1="3.577cm" svg:x2="28.598cm" svg:y2="3.673cm">
          <text:p/>
        </draw:line>
        <draw:line draw:style-name="gr13" draw:layer="layout" svg:x1="28.597cm" svg:y1="3.672cm" svg:x2="28.597cm" svg:y2="3.706cm">
          <text:p/>
        </draw:line>
        <draw:line draw:style-name="gr13" draw:layer="layout" svg:x1="28.597cm" svg:y1="3.706cm" svg:x2="28.605cm" svg:y2="3.966cm">
          <text:p/>
        </draw:line>
        <draw:line draw:style-name="gr13" draw:layer="layout" svg:x1="28.604cm" svg:y1="3.965cm" svg:x2="28.604cm" svg:y2="4.148cm">
          <text:p/>
        </draw:line>
        <draw:line draw:style-name="gr13" draw:layer="layout" svg:x1="28.604cm" svg:y1="4.148cm" svg:x2="28.611cm" svg:y2="4.299cm">
          <text:p/>
        </draw:line>
        <draw:line draw:style-name="gr13" draw:layer="layout" svg:x1="28.61cm" svg:y1="4.298cm" svg:x2="28.619cm" svg:y2="4.489cm">
          <text:p/>
        </draw:line>
        <draw:line draw:style-name="gr13" draw:layer="layout" svg:x1="28.617cm" svg:y1="4.488cm" svg:x2="28.617cm" svg:y2="4.631cm">
          <text:p/>
        </draw:line>
        <draw:line draw:style-name="gr13" draw:layer="layout" svg:x1="28.617cm" svg:y1="4.631cm" svg:x2="28.625cm" svg:y2="4.666cm">
          <text:p/>
        </draw:line>
        <draw:line draw:style-name="gr13" draw:layer="layout" svg:x1="28.624cm" svg:y1="4.665cm" svg:x2="28.632cm" svg:y2="4.755cm">
          <text:p/>
        </draw:line>
        <draw:line draw:style-name="gr13" draw:layer="layout" svg:x1="28.631cm" svg:y1="4.754cm" svg:x2="28.631cm" svg:y2="4.835cm">
          <text:p/>
        </draw:line>
        <draw:line draw:style-name="gr13" draw:layer="layout" svg:x1="28.631cm" svg:y1="4.835cm" svg:x2="28.639cm" svg:y2="4.891cm">
          <text:p/>
        </draw:line>
        <draw:line draw:style-name="gr13" draw:layer="layout" svg:x1="28.638cm" svg:y1="4.89cm" svg:x2="28.638cm" svg:y2="4.958cm">
          <text:p/>
        </draw:line>
        <draw:line draw:style-name="gr13" draw:layer="layout" svg:x1="28.638cm" svg:y1="4.959cm" svg:x2="28.645cm" svg:y2="4.924cm">
          <text:p/>
        </draw:line>
        <draw:line draw:style-name="gr13" draw:layer="layout" svg:x1="28.644cm" svg:y1="4.924cm" svg:x2="28.652cm" svg:y2="4.993cm">
          <text:p/>
        </draw:line>
        <draw:line draw:style-name="gr13" draw:layer="layout" svg:x1="28.651cm" svg:y1="4.992cm" svg:x2="28.651cm" svg:y2="5.087cm">
          <text:p/>
        </draw:line>
        <draw:line draw:style-name="gr13" draw:layer="layout" svg:x1="28.651cm" svg:y1="5.088cm" svg:x2="28.659cm" svg:y2="5.08cm">
          <text:p/>
        </draw:line>
        <draw:line draw:style-name="gr13" draw:layer="layout" svg:x1="28.658cm" svg:y1="5.08cm" svg:x2="28.667cm" svg:y2="5.183cm">
          <text:p/>
        </draw:line>
        <draw:line draw:style-name="gr13" draw:layer="layout" svg:x1="28.665cm" svg:y1="5.182cm" svg:x2="28.665cm" svg:y2="5.223cm">
          <text:p/>
        </draw:line>
        <draw:line draw:style-name="gr13" draw:layer="layout" svg:x1="28.665cm" svg:y1="5.223cm" svg:x2="28.673cm" svg:y2="5.251cm">
          <text:p/>
        </draw:line>
        <draw:line draw:style-name="gr13" draw:layer="layout" svg:x1="28.672cm" svg:y1="5.25cm" svg:x2="28.672cm" svg:y2="5.311cm">
          <text:p/>
        </draw:line>
        <draw:line draw:style-name="gr13" draw:layer="layout" svg:x1="28.672cm" svg:y1="5.311cm" svg:x2="28.679cm" svg:y2="5.428cm">
          <text:p/>
        </draw:line>
        <draw:line draw:style-name="gr13" draw:layer="layout" svg:x1="28.678cm" svg:y1="5.427cm" svg:x2="28.686cm" svg:y2="5.571cm">
          <text:p/>
        </draw:line>
        <draw:line draw:style-name="gr13" draw:layer="layout" svg:x1="28.685cm" svg:y1="5.57cm" svg:x2="28.685cm" svg:y2="5.652cm">
          <text:p/>
        </draw:line>
        <draw:line draw:style-name="gr13" draw:layer="layout" svg:x1="28.685cm" svg:y1="5.652cm" svg:x2="28.693cm" svg:y2="5.741cm">
          <text:p/>
        </draw:line>
        <draw:line draw:style-name="gr13" draw:layer="layout" svg:x1="28.692cm" svg:y1="5.74cm" svg:x2="28.7cm" svg:y2="5.809cm">
          <text:p/>
        </draw:line>
        <draw:line draw:style-name="gr13" draw:layer="layout" svg:x1="28.699cm" svg:y1="5.808cm" svg:x2="28.699cm" svg:y2="5.774cm">
          <text:p/>
        </draw:line>
        <draw:line draw:style-name="gr13" draw:layer="layout" svg:x1="28.699cm" svg:y1="5.775cm" svg:x2="28.707cm" svg:y2="5.76cm">
          <text:p/>
        </draw:line>
        <draw:line draw:style-name="gr13" draw:layer="layout" svg:x1="28.706cm" svg:y1="5.76cm" svg:x2="28.706cm" svg:y2="5.781cm">
          <text:p/>
        </draw:line>
        <draw:line draw:style-name="gr13" draw:layer="layout" svg:x1="28.706cm" svg:y1="5.781cm" svg:x2="28.715cm" svg:y2="5.795cm">
          <text:p/>
        </draw:line>
        <draw:line draw:style-name="gr13" draw:layer="layout" svg:x1="28.713cm" svg:y1="5.794cm" svg:x2="28.719cm" svg:y2="5.794cm">
          <text:p/>
        </draw:line>
        <draw:line draw:style-name="gr13" draw:layer="layout" svg:x1="28.719cm" svg:y1="5.794cm" svg:x2="28.719cm" svg:y2="5.822cm">
          <text:p/>
        </draw:line>
        <draw:line draw:style-name="gr13" draw:layer="layout" svg:x1="28.719cm" svg:y1="5.822cm" svg:x2="28.727cm" svg:y2="5.884cm">
          <text:p/>
        </draw:line>
        <draw:line draw:style-name="gr13" draw:layer="layout" svg:x1="28.726cm" svg:y1="5.883cm" svg:x2="28.734cm" svg:y2="5.892cm">
          <text:p/>
        </draw:line>
        <draw:line draw:style-name="gr13" draw:layer="layout" svg:x1="28.733cm" svg:y1="5.89cm" svg:x2="28.733cm" svg:y2="5.917cm">
          <text:p/>
        </draw:line>
        <draw:line draw:style-name="gr13" draw:layer="layout" svg:x1="28.733cm" svg:y1="5.917cm" svg:x2="28.741cm" svg:y2="5.979cm">
          <text:p/>
        </draw:line>
        <draw:line draw:style-name="gr13" draw:layer="layout" svg:x1="28.74cm" svg:y1="5.978cm" svg:x2="28.74cm" svg:y2="5.917cm">
          <text:p/>
        </draw:line>
        <draw:line draw:style-name="gr13" draw:layer="layout" svg:x1="28.74cm" svg:y1="5.917cm" svg:x2="28.748cm" svg:y2="5.952cm">
          <text:p/>
        </draw:line>
        <draw:line draw:style-name="gr13" draw:layer="layout" svg:x1="28.747cm" svg:y1="5.951cm" svg:x2="28.753cm" svg:y2="5.951cm">
          <text:p/>
        </draw:line>
        <draw:line draw:style-name="gr13" draw:layer="layout" svg:x1="28.753cm" svg:y1="5.951cm" svg:x2="28.753cm" svg:y2="5.944cm">
          <text:p/>
        </draw:line>
        <draw:line draw:style-name="gr13" draw:layer="layout" svg:x1="28.753cm" svg:y1="5.944cm" svg:x2="28.761cm" svg:y2="5.952cm">
          <text:p/>
        </draw:line>
        <draw:line draw:style-name="gr13" draw:layer="layout" svg:x1="28.76cm" svg:y1="5.951cm" svg:x2="28.769cm" svg:y2="5.965cm">
          <text:p/>
        </draw:line>
        <draw:line draw:style-name="gr13" draw:layer="layout" svg:x1="28.767cm" svg:y1="5.964cm" svg:x2="28.767cm" svg:y2="5.971cm">
          <text:p/>
        </draw:line>
        <draw:line draw:style-name="gr13" draw:layer="layout" svg:x1="28.767cm" svg:y1="5.971cm" svg:x2="28.775cm" svg:y2="5.986cm">
          <text:p/>
        </draw:line>
        <draw:line draw:style-name="gr13" draw:layer="layout" svg:x1="28.774cm" svg:y1="5.985cm" svg:x2="28.774cm" svg:y2="5.91cm">
          <text:p/>
        </draw:line>
        <draw:line draw:style-name="gr13" draw:layer="layout" svg:x1="28.774cm" svg:y1="5.911cm" svg:x2="28.782cm" svg:y2="5.781cm">
          <text:p/>
        </draw:line>
        <draw:line draw:style-name="gr13" draw:layer="layout" svg:x1="28.781cm" svg:y1="5.782cm" svg:x2="28.788cm" svg:y2="5.665cm">
          <text:p/>
        </draw:line>
        <draw:line draw:style-name="gr13" draw:layer="layout" svg:x1="28.787cm" svg:y1="5.665cm" svg:x2="28.787cm" svg:y2="5.522cm">
          <text:p/>
        </draw:line>
        <draw:line draw:style-name="gr13" draw:layer="layout" svg:x1="28.787cm" svg:y1="5.523cm" svg:x2="28.795cm" svg:y2="5.339cm">
          <text:p/>
        </draw:line>
        <draw:line draw:style-name="gr13" draw:layer="layout" svg:x1="28.794cm" svg:y1="5.34cm" svg:x2="28.802cm" svg:y2="5.175cm">
          <text:p/>
        </draw:line>
        <draw:line draw:style-name="gr13" draw:layer="layout" svg:x1="28.801cm" svg:y1="5.175cm" svg:x2="28.801cm" svg:y2="5.005cm">
          <text:p/>
        </draw:line>
        <draw:line draw:style-name="gr13" draw:layer="layout" svg:x1="28.801cm" svg:y1="5.006cm" svg:x2="28.809cm" svg:y2="4.917cm">
          <text:p/>
        </draw:line>
        <draw:line draw:style-name="gr13" draw:layer="layout" svg:x1="28.808cm" svg:y1="4.917cm" svg:x2="28.808cm" svg:y2="4.713cm">
          <text:p/>
        </draw:line>
        <draw:line draw:style-name="gr13" draw:layer="layout" svg:x1="28.808cm" svg:y1="4.714cm" svg:x2="28.817cm" svg:y2="4.645cm">
          <text:p/>
        </draw:line>
        <draw:line draw:style-name="gr13" draw:layer="layout" svg:x1="28.815cm" svg:y1="4.645cm" svg:x2="28.822cm" svg:y2="4.645cm">
          <text:p/>
        </draw:line>
        <draw:line draw:style-name="gr13" draw:layer="layout" svg:x1="28.822cm" svg:y1="4.645cm" svg:x2="28.822cm" svg:y2="4.658cm">
          <text:p/>
        </draw:line>
        <draw:line draw:style-name="gr13" draw:layer="layout" svg:x1="28.822cm" svg:y1="4.658cm" svg:x2="28.829cm" svg:y2="4.68cm">
          <text:p/>
        </draw:line>
        <draw:line draw:style-name="gr13" draw:layer="layout" svg:x1="28.828cm" svg:y1="4.679cm" svg:x2="28.836cm" svg:y2="4.7cm">
          <text:p/>
        </draw:line>
        <draw:line draw:style-name="gr13" draw:layer="layout" svg:x1="28.835cm" svg:y1="4.699cm" svg:x2="28.835cm" svg:y2="4.652cm">
          <text:p/>
        </draw:line>
        <draw:line draw:style-name="gr13" draw:layer="layout" svg:x1="28.835cm" svg:y1="4.653cm" svg:x2="28.843cm" svg:y2="4.638cm">
          <text:p/>
        </draw:line>
        <draw:line draw:style-name="gr13" draw:layer="layout" svg:x1="28.842cm" svg:y1="4.638cm" svg:x2="28.842cm" svg:y2="4.74cm">
          <text:p/>
        </draw:line>
        <draw:line draw:style-name="gr13" draw:layer="layout" svg:x1="28.842cm" svg:y1="4.741cm" svg:x2="28.85cm" svg:y2="4.733cm">
          <text:p/>
        </draw:line>
        <draw:line draw:style-name="gr13" draw:layer="layout" svg:x1="28.849cm" svg:y1="4.733cm" svg:x2="28.857cm" svg:y2="4.768cm">
          <text:p/>
        </draw:line>
        <draw:line draw:style-name="gr13" draw:layer="layout" svg:x1="28.856cm" svg:y1="4.767cm" svg:x2="28.856cm" svg:y2="4.829cm">
          <text:p/>
        </draw:line>
        <draw:line draw:style-name="gr13" draw:layer="layout" svg:x1="28.856cm" svg:y1="4.83cm" svg:x2="28.863cm" svg:y2="4.795cm">
          <text:p/>
        </draw:line>
        <draw:line draw:style-name="gr13" draw:layer="layout" svg:x1="28.862cm" svg:y1="4.795cm" svg:x2="28.871cm" svg:y2="4.884cm">
          <text:p/>
        </draw:line>
        <draw:line draw:style-name="gr13" draw:layer="layout" svg:x1="28.869cm" svg:y1="4.883cm" svg:x2="28.869cm" svg:y2="4.944cm">
          <text:p/>
        </draw:line>
        <draw:line draw:style-name="gr13" draw:layer="layout" svg:x1="28.869cm" svg:y1="4.944cm" svg:x2="28.877cm" svg:y2="4.979cm">
          <text:p/>
        </draw:line>
        <draw:line draw:style-name="gr13" draw:layer="layout" svg:x1="28.876cm" svg:y1="4.978cm" svg:x2="28.876cm" svg:y2="5.06cm">
          <text:p/>
        </draw:line>
        <draw:line draw:style-name="gr13" draw:layer="layout" svg:x1="28.876cm" svg:y1="5.06cm" svg:x2="28.884cm" svg:y2="5.122cm">
          <text:p/>
        </draw:line>
        <draw:line draw:style-name="gr13" draw:layer="layout" svg:x1="28.883cm" svg:y1="5.121cm" svg:x2="28.891cm" svg:y2="5.265cm">
          <text:p/>
        </draw:line>
        <draw:line draw:style-name="gr13" draw:layer="layout" svg:x1="28.89cm" svg:y1="5.264cm" svg:x2="28.89cm" svg:y2="5.366cm">
          <text:p/>
        </draw:line>
        <draw:line draw:style-name="gr13" draw:layer="layout" svg:x1="28.89cm" svg:y1="5.366cm" svg:x2="28.897cm" svg:y2="5.503cm">
          <text:p/>
        </draw:line>
        <draw:line draw:style-name="gr13" draw:layer="layout" svg:x1="28.896cm" svg:y1="5.502cm" svg:x2="28.904cm" svg:y2="5.523cm">
          <text:p/>
        </draw:line>
        <draw:line draw:style-name="gr13" draw:layer="layout" svg:x1="28.903cm" svg:y1="5.522cm" svg:x2="28.903cm" svg:y2="5.577cm">
          <text:p/>
        </draw:line>
        <draw:line draw:style-name="gr13" draw:layer="layout" svg:x1="28.903cm" svg:y1="5.578cm" svg:x2="28.911cm" svg:y2="5.543cm">
          <text:p/>
        </draw:line>
        <draw:line draw:style-name="gr13" draw:layer="layout" svg:x1="28.91cm" svg:y1="5.543cm" svg:x2="28.91cm" svg:y2="5.597cm">
          <text:p/>
        </draw:line>
        <draw:line draw:style-name="gr13" draw:layer="layout" svg:x1="28.91cm" svg:y1="5.598cm" svg:x2="28.919cm" svg:y2="5.468cm">
          <text:p/>
        </draw:line>
        <draw:line draw:style-name="gr13" draw:layer="layout" svg:x1="28.917cm" svg:y1="5.469cm" svg:x2="28.925cm" svg:y2="5.257cm">
          <text:p/>
        </draw:line>
        <draw:line draw:style-name="gr13" draw:layer="layout" svg:x1="28.924cm" svg:y1="5.257cm" svg:x2="28.924cm" svg:y2="5.203cm">
          <text:p/>
        </draw:line>
        <draw:line draw:style-name="gr13" draw:layer="layout" svg:x1="28.924cm" svg:y1="5.204cm" svg:x2="28.932cm" svg:y2="5.053cm">
          <text:p/>
        </draw:line>
        <draw:line draw:style-name="gr13" draw:layer="layout" svg:x1="28.931cm" svg:y1="5.054cm" svg:x2="28.938cm" svg:y2="4.971cm">
          <text:p/>
        </draw:line>
        <draw:line draw:style-name="gr13" draw:layer="layout" svg:x1="28.937cm" svg:y1="4.971cm" svg:x2="28.937cm" svg:y2="4.842cm">
          <text:p/>
        </draw:line>
        <draw:line draw:style-name="gr13" draw:layer="layout" svg:x1="28.937cm" svg:y1="4.842cm" svg:x2="28.945cm" svg:y2="4.904cm">
          <text:p/>
        </draw:line>
        <draw:line draw:style-name="gr13" draw:layer="layout" svg:x1="28.944cm" svg:y1="4.903cm" svg:x2="28.944cm" svg:y2="4.856cm">
          <text:p/>
        </draw:line>
        <draw:line draw:style-name="gr13" draw:layer="layout" svg:x1="28.944cm" svg:y1="4.857cm" svg:x2="28.952cm" svg:y2="4.849cm">
          <text:p/>
        </draw:line>
        <draw:line draw:style-name="gr13" draw:layer="layout" svg:x1="28.951cm" svg:y1="4.849cm" svg:x2="28.959cm" svg:y2="4.932cm">
          <text:p/>
        </draw:line>
        <draw:line draw:style-name="gr13" draw:layer="layout" svg:x1="28.958cm" svg:y1="4.931cm" svg:x2="28.958cm" svg:y2="5.026cm">
          <text:p/>
        </draw:line>
        <draw:line draw:style-name="gr13" draw:layer="layout" svg:x1="28.958cm" svg:y1="5.026cm" svg:x2="28.967cm" svg:y2="5.17cm">
          <text:p/>
        </draw:line>
        <draw:line draw:style-name="gr13" draw:layer="layout" svg:x1="28.965cm" svg:y1="5.169cm" svg:x2="28.972cm" svg:y2="5.231cm">
          <text:p/>
        </draw:line>
        <draw:line draw:style-name="gr13" draw:layer="layout" svg:x1="28.971cm" svg:y1="5.23cm" svg:x2="28.971cm" svg:y2="5.373cm">
          <text:p/>
        </draw:line>
        <draw:line draw:style-name="gr13" draw:layer="layout" svg:x1="28.971cm" svg:y1="5.373cm" svg:x2="28.979cm" svg:y2="5.476cm">
          <text:p/>
        </draw:line>
        <draw:line draw:style-name="gr13" draw:layer="layout" svg:x1="28.978cm" svg:y1="5.475cm" svg:x2="28.978cm" svg:y2="5.563cm">
          <text:p/>
        </draw:line>
        <draw:line draw:style-name="gr13" draw:layer="layout" svg:x1="28.978cm" svg:y1="5.563cm" svg:x2="28.986cm" svg:y2="5.591cm">
          <text:p/>
        </draw:line>
        <draw:line draw:style-name="gr13" draw:layer="layout" svg:x1="28.985cm" svg:y1="5.591cm" svg:x2="28.993cm" svg:y2="5.543cm">
          <text:p/>
        </draw:line>
        <draw:line draw:style-name="gr13" draw:layer="layout" svg:x1="28.992cm" svg:y1="5.543cm" svg:x2="28.992cm" svg:y2="5.502cm">
          <text:p/>
        </draw:line>
        <draw:line draw:style-name="gr13" draw:layer="layout" svg:x1="28.992cm" svg:y1="5.503cm" svg:x2="29cm" svg:y2="5.373cm">
          <text:p/>
        </draw:line>
        <draw:line draw:style-name="gr13" draw:layer="layout" svg:x1="28.999cm" svg:y1="5.374cm" svg:x2="29.006cm" svg:y2="5.257cm">
          <text:p/>
        </draw:line>
        <draw:line draw:style-name="gr13" draw:layer="layout" svg:x1="29.005cm" svg:y1="5.258cm" svg:x2="29.013cm" svg:y2="5.209cm">
          <text:p/>
        </draw:line>
        <draw:line draw:style-name="gr13" draw:layer="layout" svg:x1="29.012cm" svg:y1="5.209cm" svg:x2="29.012cm" svg:y2="5.216cm">
          <text:p/>
        </draw:line>
        <draw:line draw:style-name="gr13" draw:layer="layout" svg:x1="29.012cm" svg:y1="5.217cm" svg:x2="29.021cm" svg:y2="5.189cm">
          <text:p/>
        </draw:line>
        <draw:line draw:style-name="gr13" draw:layer="layout" svg:x1="29.019cm" svg:y1="5.189cm" svg:x2="29.027cm" svg:y2="5.278cm">
          <text:p/>
        </draw:line>
        <draw:line draw:style-name="gr13" draw:layer="layout" svg:x1="29.026cm" svg:y1="5.277cm" svg:x2="29.026cm" svg:y2="5.332cm">
          <text:p/>
        </draw:line>
        <draw:line draw:style-name="gr13" draw:layer="layout" svg:x1="29.026cm" svg:y1="5.332cm" svg:x2="29.034cm" svg:y2="5.421cm">
          <text:p/>
        </draw:line>
        <draw:line draw:style-name="gr13" draw:layer="layout" svg:x1="29.033cm" svg:y1="5.42cm" svg:x2="29.041cm" svg:y2="5.476cm">
          <text:p/>
        </draw:line>
        <draw:line draw:style-name="gr13" draw:layer="layout" svg:x1="29.04cm" svg:y1="5.475cm" svg:x2="29.04cm" svg:y2="5.55cm">
          <text:p/>
        </draw:line>
        <draw:line draw:style-name="gr13" draw:layer="layout" svg:x1="29.04cm" svg:y1="5.55cm" svg:x2="29.047cm" svg:y2="5.625cm">
          <text:p/>
        </draw:line>
        <draw:line draw:style-name="gr13" draw:layer="layout" svg:x1="29.046cm" svg:y1="5.624cm" svg:x2="29.046cm" svg:y2="5.59cm">
          <text:p/>
        </draw:line>
        <draw:line draw:style-name="gr13" draw:layer="layout" svg:x1="29.046cm" svg:y1="5.591cm" svg:x2="29.054cm" svg:y2="5.516cm">
          <text:p/>
        </draw:line>
        <draw:line draw:style-name="gr13" draw:layer="layout" svg:x1="29.053cm" svg:y1="5.516cm" svg:x2="29.061cm" svg:y2="5.578cm">
          <text:p/>
        </draw:line>
        <draw:line draw:style-name="gr13" draw:layer="layout" svg:x1="29.06cm" svg:y1="5.577cm" svg:x2="29.06cm" svg:y2="5.645cm">
          <text:p/>
        </draw:line>
        <draw:line draw:style-name="gr13" draw:layer="layout" svg:x1="29.06cm" svg:y1="5.646cm" svg:x2="29.069cm" svg:y2="5.584cm">
          <text:p/>
        </draw:line>
        <draw:line draw:style-name="gr13" draw:layer="layout" svg:x1="29.067cm" svg:y1="5.584cm" svg:x2="29.075cm" svg:y2="5.625cm">
          <text:p/>
        </draw:line>
        <draw:line draw:style-name="gr13" draw:layer="layout" svg:x1="29.074cm" svg:y1="5.624cm" svg:x2="29.074cm" svg:y2="5.611cm">
          <text:p/>
        </draw:line>
        <draw:line draw:style-name="gr13" draw:layer="layout" svg:x1="29.074cm" svg:y1="5.611cm" svg:x2="29.081cm" svg:y2="5.673cm">
          <text:p/>
        </draw:line>
        <draw:line draw:style-name="gr13" draw:layer="layout" svg:x1="29.08cm" svg:y1="5.672cm" svg:x2="29.08cm" svg:y2="5.76cm">
          <text:p/>
        </draw:line>
        <draw:line draw:style-name="gr13" draw:layer="layout" svg:x1="29.08cm" svg:y1="5.76cm" svg:x2="29.088cm" svg:y2="5.775cm">
          <text:p/>
        </draw:line>
        <draw:line draw:style-name="gr13" draw:layer="layout" svg:x1="29.087cm" svg:y1="5.774cm" svg:x2="29.095cm" svg:y2="5.802cm">
          <text:p/>
        </draw:line>
        <draw:line draw:style-name="gr13" draw:layer="layout" svg:x1="29.094cm" svg:y1="5.801cm" svg:x2="29.094cm" svg:y2="5.733cm">
          <text:p/>
        </draw:line>
        <draw:line draw:style-name="gr13" draw:layer="layout" svg:x1="29.094cm" svg:y1="5.734cm" svg:x2="29.102cm" svg:y2="5.665cm">
          <text:p/>
        </draw:line>
        <draw:line draw:style-name="gr13" draw:layer="layout" svg:x1="29.101cm" svg:y1="5.666cm" svg:x2="29.109cm" svg:y2="5.624cm">
          <text:p/>
        </draw:line>
        <draw:line draw:style-name="gr13" draw:layer="layout" svg:x1="29.108cm" svg:y1="5.624cm" svg:x2="29.108cm" svg:y2="5.57cm">
          <text:p/>
        </draw:line>
        <draw:line draw:style-name="gr13" draw:layer="layout" svg:x1="29.108cm" svg:y1="5.571cm" svg:x2="29.115cm" svg:y2="5.407cm">
          <text:p/>
        </draw:line>
        <draw:line draw:style-name="gr13" draw:layer="layout" svg:x1="29.114cm" svg:y1="5.407cm" svg:x2="29.114cm" svg:y2="5.352cm">
          <text:p/>
        </draw:line>
        <draw:line draw:style-name="gr13" draw:layer="layout" svg:x1="29.114cm" svg:y1="5.353cm" svg:x2="29.123cm" svg:y2="5.257cm">
          <text:p/>
        </draw:line>
        <draw:line draw:style-name="gr13" draw:layer="layout" svg:x1="29.121cm" svg:y1="5.258cm" svg:x2="29.129cm" svg:y2="5.196cm">
          <text:p/>
        </draw:line>
        <draw:line draw:style-name="gr13" draw:layer="layout" svg:x1="29.128cm" svg:y1="5.196cm" svg:x2="29.128cm" svg:y2="5.148cm">
          <text:p/>
        </draw:line>
        <draw:line draw:style-name="gr13" draw:layer="layout" svg:x1="29.128cm" svg:y1="5.149cm" svg:x2="29.136cm" svg:y2="5.073cm">
          <text:p/>
        </draw:line>
        <draw:line draw:style-name="gr13" draw:layer="layout" svg:x1="29.135cm" svg:y1="5.073cm" svg:x2="29.143cm" svg:y2="5.115cm">
          <text:p/>
        </draw:line>
        <draw:line draw:style-name="gr13" draw:layer="layout" svg:x1="29.142cm" svg:y1="5.114cm" svg:x2="29.142cm" svg:y2="5.141cm">
          <text:p/>
        </draw:line>
        <draw:line draw:style-name="gr13" draw:layer="layout" svg:x1="29.142cm" svg:y1="5.142cm" svg:x2="29.15cm" svg:y2="5.08cm">
          <text:p/>
        </draw:line>
        <draw:line draw:style-name="gr13" draw:layer="layout" svg:x1="29.149cm" svg:y1="5.08cm" svg:x2="29.149cm" svg:y2="5.155cm">
          <text:p/>
        </draw:line>
        <draw:line draw:style-name="gr13" draw:layer="layout" svg:x1="29.149cm" svg:y1="5.156cm" svg:x2="29.156cm" svg:y2="5.08cm">
          <text:p/>
        </draw:line>
        <draw:line draw:style-name="gr13" draw:layer="layout" svg:x1="29.155cm" svg:y1="5.08cm" svg:x2="29.163cm" svg:y2="5.088cm">
          <text:p/>
        </draw:line>
        <draw:line draw:style-name="gr13" draw:layer="layout" svg:x1="29.162cm" svg:y1="5.087cm" svg:x2="29.169cm" svg:y2="5.087cm">
          <text:p/>
        </draw:line>
        <draw:line draw:style-name="gr13" draw:layer="layout" svg:x1="29.169cm" svg:y1="5.087cm" svg:x2="29.169cm" svg:y2="5.203cm">
          <text:p/>
        </draw:line>
        <draw:line draw:style-name="gr13" draw:layer="layout" svg:x1="29.169cm" svg:y1="5.203cm" svg:x2="29.176cm" svg:y2="5.203cm">
          <text:p/>
        </draw:line>
        <draw:line draw:style-name="gr13" draw:layer="layout" svg:x1="29.176cm" svg:y1="5.204cm" svg:x2="29.184cm" svg:y2="5.175cm">
          <text:p/>
        </draw:line>
        <draw:line draw:style-name="gr13" draw:layer="layout" svg:x1="29.183cm" svg:y1="5.175cm" svg:x2="29.183cm" svg:y2="5.277cm">
          <text:p/>
        </draw:line>
        <draw:line draw:style-name="gr13" draw:layer="layout" svg:x1="29.183cm" svg:y1="5.277cm" svg:x2="29.19cm" svg:y2="5.326cm">
          <text:p/>
        </draw:line>
        <draw:line draw:style-name="gr13" draw:layer="layout" svg:x1="29.189cm" svg:y1="5.325cm" svg:x2="29.197cm" svg:y2="5.47cm">
          <text:p/>
        </draw:line>
        <draw:line draw:style-name="gr13" draw:layer="layout" svg:x1="29.196cm" svg:y1="5.468cm" svg:x2="29.196cm" svg:y2="5.461cm">
          <text:p/>
        </draw:line>
        <draw:line draw:style-name="gr13" draw:layer="layout" svg:x1="29.196cm" svg:y1="5.461cm" svg:x2="29.204cm" svg:y2="5.544cm">
          <text:p/>
        </draw:line>
        <draw:line draw:style-name="gr13" draw:layer="layout" svg:x1="29.203cm" svg:y1="5.543cm" svg:x2="29.203cm" svg:y2="5.529cm">
          <text:p/>
        </draw:line>
        <draw:line draw:style-name="gr13" draw:layer="layout" svg:x1="29.203cm" svg:y1="5.53cm" svg:x2="29.211cm" svg:y2="5.495cm">
          <text:p/>
        </draw:line>
        <draw:line draw:style-name="gr13" draw:layer="layout" svg:x1="29.21cm" svg:y1="5.496cm" svg:x2="29.219cm" svg:y2="5.488cm">
          <text:p/>
        </draw:line>
        <draw:line draw:style-name="gr13" draw:layer="layout" svg:x1="29.217cm" svg:y1="5.488cm" svg:x2="29.217cm" svg:y2="5.482cm">
          <text:p/>
        </draw:line>
        <draw:line draw:style-name="gr13" draw:layer="layout" svg:x1="29.217cm" svg:y1="5.483cm" svg:x2="29.224cm" svg:y2="5.393cm">
          <text:p/>
        </draw:line>
        <draw:line draw:style-name="gr13" draw:layer="layout" svg:x1="29.223cm" svg:y1="5.394cm" svg:x2="29.231cm" svg:y2="5.345cm">
          <text:p/>
        </draw:line>
        <draw:line draw:style-name="gr13" draw:layer="layout" svg:x1="29.23cm" svg:y1="5.345cm" svg:x2="29.23cm" svg:y2="5.257cm">
          <text:p/>
        </draw:line>
        <draw:line draw:style-name="gr13" draw:layer="layout" svg:x1="29.23cm" svg:y1="5.258cm" svg:x2="29.238cm" svg:y2="5.169cm">
          <text:p/>
        </draw:line>
        <draw:line draw:style-name="gr13" draw:layer="layout" svg:x1="29.237cm" svg:y1="5.169cm" svg:x2="29.237cm" svg:y2="5.162cm">
          <text:p/>
        </draw:line>
        <draw:line draw:style-name="gr13" draw:layer="layout" svg:x1="29.237cm" svg:y1="5.162cm" svg:x2="29.245cm" svg:y2="5.19cm">
          <text:p/>
        </draw:line>
        <draw:line draw:style-name="gr13" draw:layer="layout" svg:x1="29.244cm" svg:y1="5.19cm" svg:x2="29.252cm" svg:y2="5.135cm">
          <text:p/>
        </draw:line>
        <draw:line draw:style-name="gr13" draw:layer="layout" svg:x1="29.251cm" svg:y1="5.136cm" svg:x2="29.259cm" svg:y2="5.067cm">
          <text:p/>
        </draw:line>
        <draw:line draw:style-name="gr13" draw:layer="layout" svg:x1="29.258cm" svg:y1="5.067cm" svg:x2="29.265cm" svg:y2="5.115cm">
          <text:p/>
        </draw:line>
        <draw:line draw:style-name="gr13" draw:layer="layout" svg:x1="29.264cm" svg:y1="5.114cm" svg:x2="29.264cm" svg:y2="5.135cm">
          <text:p/>
        </draw:line>
        <draw:line draw:style-name="gr13" draw:layer="layout" svg:x1="29.264cm" svg:y1="5.135cm" svg:x2="29.273cm" svg:y2="5.231cm">
          <text:p/>
        </draw:line>
        <draw:line draw:style-name="gr13" draw:layer="layout" svg:x1="29.271cm" svg:y1="5.23cm" svg:x2="29.271cm" svg:y2="5.216cm">
          <text:p/>
        </draw:line>
        <draw:line draw:style-name="gr13" draw:layer="layout" svg:x1="29.271cm" svg:y1="5.216cm" svg:x2="29.279cm" svg:y2="5.306cm">
          <text:p/>
        </draw:line>
        <draw:line draw:style-name="gr13" draw:layer="layout" svg:x1="29.278cm" svg:y1="5.305cm" svg:x2="29.285cm" svg:y2="5.305cm">
          <text:p/>
        </draw:line>
        <draw:line draw:style-name="gr13" draw:layer="layout" svg:x1="29.285cm" svg:y1="5.305cm" svg:x2="29.285cm" svg:y2="5.441cm">
          <text:p/>
        </draw:line>
        <draw:line draw:style-name="gr13" draw:layer="layout" svg:x1="29.285cm" svg:y1="5.441cm" svg:x2="29.293cm" svg:y2="5.53cm">
          <text:p/>
        </draw:line>
        <draw:line draw:style-name="gr13" draw:layer="layout" svg:x1="29.292cm" svg:y1="5.53cm" svg:x2="29.299cm" svg:y2="5.516cm">
          <text:p/>
        </draw:line>
        <draw:line draw:style-name="gr13" draw:layer="layout" svg:x1="29.298cm" svg:y1="5.516cm" svg:x2="29.298cm" svg:y2="5.692cm">
          <text:p/>
        </draw:line>
        <draw:line draw:style-name="gr13" draw:layer="layout" svg:x1="29.298cm" svg:y1="5.692cm" svg:x2="29.306cm" svg:y2="5.741cm">
          <text:p/>
        </draw:line>
        <draw:line draw:style-name="gr13" draw:layer="layout" svg:x1="29.305cm" svg:y1="5.74cm" svg:x2="29.305cm" svg:y2="5.869cm">
          <text:p/>
        </draw:line>
        <draw:line draw:style-name="gr13" draw:layer="layout" svg:x1="29.305cm" svg:y1="5.869cm" svg:x2="29.313cm" svg:y2="5.911cm">
          <text:p/>
        </draw:line>
        <draw:line draw:style-name="gr13" draw:layer="layout" svg:x1="29.312cm" svg:y1="5.91cm" svg:x2="29.321cm" svg:y2="6.013cm">
          <text:p/>
        </draw:line>
        <draw:line draw:style-name="gr13" draw:layer="layout" svg:x1="29.319cm" svg:y1="6.012cm" svg:x2="29.319cm" svg:y2="5.958cm">
          <text:p/>
        </draw:line>
        <draw:line draw:style-name="gr13" draw:layer="layout" svg:x1="29.319cm" svg:y1="5.958cm" svg:x2="29.327cm" svg:y2="6.013cm">
          <text:p/>
        </draw:line>
        <draw:line draw:style-name="gr13" draw:layer="layout" svg:x1="29.326cm" svg:y1="6.012cm" svg:x2="29.333cm" svg:y2="6.061cm">
          <text:p/>
        </draw:line>
        <draw:line draw:style-name="gr13" draw:layer="layout" svg:x1="29.332cm" svg:y1="6.06cm" svg:x2="29.332cm" svg:y2="6.033cm">
          <text:p/>
        </draw:line>
        <draw:line draw:style-name="gr13" draw:layer="layout" svg:x1="29.332cm" svg:y1="6.033cm" svg:x2="29.34cm" svg:y2="6.142cm">
          <text:p/>
        </draw:line>
        <draw:line draw:style-name="gr13" draw:layer="layout" svg:x1="29.339cm" svg:y1="6.141cm" svg:x2="29.339cm" svg:y2="6.223cm">
          <text:p/>
        </draw:line>
        <draw:line draw:style-name="gr13" draw:layer="layout" svg:x1="29.339cm" svg:y1="6.223cm" svg:x2="29.347cm" svg:y2="6.353cm">
          <text:p/>
        </draw:line>
        <draw:line draw:style-name="gr13" draw:layer="layout" svg:x1="29.346cm" svg:y1="6.352cm" svg:x2="29.354cm" svg:y2="6.435cm">
          <text:p/>
        </draw:line>
        <draw:line draw:style-name="gr13" draw:layer="layout" svg:x1="29.353cm" svg:y1="6.434cm" svg:x2="29.353cm" svg:y2="6.57cm">
          <text:p/>
        </draw:line>
        <draw:line draw:style-name="gr13" draw:layer="layout" svg:x1="29.353cm" svg:y1="6.57cm" svg:x2="29.361cm" svg:y2="6.693cm">
          <text:p/>
        </draw:line>
        <draw:line draw:style-name="gr13" draw:layer="layout" svg:x1="29.36cm" svg:y1="6.692cm" svg:x2="29.367cm" svg:y2="6.843cm">
          <text:p/>
        </draw:line>
        <draw:line draw:style-name="gr13" draw:layer="layout" svg:x1="29.366cm" svg:y1="6.842cm" svg:x2="29.366cm" svg:y2="6.978cm">
          <text:p/>
        </draw:line>
        <draw:line draw:style-name="gr13" draw:layer="layout" svg:x1="29.366cm" svg:y1="6.978cm" svg:x2="29.375cm" svg:y2="7.095cm">
          <text:p/>
        </draw:line>
        <draw:line draw:style-name="gr13" draw:layer="layout" svg:x1="29.373cm" svg:y1="7.094cm" svg:x2="29.373cm" svg:y2="7.223cm">
          <text:p/>
        </draw:line>
        <draw:line draw:style-name="gr13" draw:layer="layout" svg:x1="29.373cm" svg:y1="7.223cm" svg:x2="29.381cm" svg:y2="7.326cm">
          <text:p/>
        </draw:line>
        <draw:line draw:style-name="gr13" draw:layer="layout" svg:x1="29.38cm" svg:y1="7.325cm" svg:x2="29.388cm" svg:y2="7.408cm">
          <text:p/>
        </draw:line>
        <draw:line draw:style-name="gr13" draw:layer="layout" svg:x1="29.387cm" svg:y1="7.407cm" svg:x2="29.387cm" svg:y2="7.495cm">
          <text:p/>
        </draw:line>
        <draw:line draw:style-name="gr13" draw:layer="layout" svg:x1="29.387cm" svg:y1="7.495cm" svg:x2="29.395cm" svg:y2="7.53cm">
          <text:p/>
        </draw:line>
        <draw:line draw:style-name="gr13" draw:layer="layout" svg:x1="29.394cm" svg:y1="7.529cm" svg:x2="29.402cm" svg:y2="7.557cm">
          <text:p/>
        </draw:line>
        <draw:line draw:style-name="gr13" draw:layer="layout" svg:x1="29.401cm" svg:y1="7.556cm" svg:x2="29.401cm" svg:y2="7.57cm">
          <text:p/>
        </draw:line>
        <draw:line draw:style-name="gr13" draw:layer="layout" svg:x1="29.401cm" svg:y1="7.571cm" svg:x2="29.408cm" svg:y2="7.509cm">
          <text:p/>
        </draw:line>
        <draw:line draw:style-name="gr13" draw:layer="layout" svg:x1="29.407cm" svg:y1="7.509cm" svg:x2="29.407cm" svg:y2="7.475cm">
          <text:p/>
        </draw:line>
        <draw:line draw:style-name="gr13" draw:layer="layout" svg:x1="29.407cm" svg:y1="7.476cm" svg:x2="29.415cm" svg:y2="7.379cm">
          <text:p/>
        </draw:line>
        <draw:line draw:style-name="gr13" draw:layer="layout" svg:x1="29.414cm" svg:y1="7.38cm" svg:x2="29.423cm" svg:y2="7.291cm">
          <text:p/>
        </draw:line>
        <draw:line draw:style-name="gr13" draw:layer="layout" svg:x1="29.421cm" svg:y1="7.291cm" svg:x2="29.421cm" svg:y2="7.216cm">
          <text:p/>
        </draw:line>
        <draw:line draw:style-name="gr13" draw:layer="layout" svg:x1="29.421cm" svg:y1="7.217cm" svg:x2="29.429cm" svg:y2="7.107cm">
          <text:p/>
        </draw:line>
        <draw:line draw:style-name="gr13" draw:layer="layout" svg:x1="29.428cm" svg:y1="7.108cm" svg:x2="29.436cm" svg:y2="7.005cm">
          <text:p/>
        </draw:line>
        <draw:line draw:style-name="gr13" draw:layer="layout" svg:x1="29.435cm" svg:y1="7.005cm" svg:x2="29.435cm" svg:y2="6.93cm">
          <text:p/>
        </draw:line>
        <draw:line draw:style-name="gr13" draw:layer="layout" svg:x1="29.435cm" svg:y1="6.931cm" svg:x2="29.442cm" svg:y2="6.869cm">
          <text:p/>
        </draw:line>
        <draw:line draw:style-name="gr13" draw:layer="layout" svg:x1="29.441cm" svg:y1="6.869cm" svg:x2="29.441cm" svg:y2="6.808cm">
          <text:p/>
        </draw:line>
        <draw:line draw:style-name="gr13" draw:layer="layout" svg:x1="29.441cm" svg:y1="6.809cm" svg:x2="29.449cm" svg:y2="6.788cm">
          <text:p/>
        </draw:line>
        <draw:line draw:style-name="gr13" draw:layer="layout" svg:x1="29.448cm" svg:y1="6.789cm" svg:x2="29.456cm" svg:y2="6.76cm">
          <text:p/>
        </draw:line>
        <draw:line draw:style-name="gr13" draw:layer="layout" svg:x1="29.455cm" svg:y1="6.76cm" svg:x2="29.455cm" svg:y2="6.72cm">
          <text:p/>
        </draw:line>
        <draw:line draw:style-name="gr13" draw:layer="layout" svg:x1="29.455cm" svg:y1="6.721cm" svg:x2="29.463cm" svg:y2="6.638cm">
          <text:p/>
        </draw:line>
        <draw:line draw:style-name="gr13" draw:layer="layout" svg:x1="29.462cm" svg:y1="6.639cm" svg:x2="29.471cm" svg:y2="6.604cm">
          <text:p/>
        </draw:line>
        <draw:line draw:style-name="gr13" draw:layer="layout" svg:x1="29.469cm" svg:y1="6.604cm" svg:x2="29.469cm" svg:y2="6.617cm">
          <text:p/>
        </draw:line>
        <draw:line draw:style-name="gr13" draw:layer="layout" svg:x1="29.469cm" svg:y1="6.618cm" svg:x2="29.476cm" svg:y2="6.563cm">
          <text:p/>
        </draw:line>
        <draw:line draw:style-name="gr13" draw:layer="layout" svg:x1="29.475cm" svg:y1="6.563cm" svg:x2="29.475cm" svg:y2="6.502cm">
          <text:p/>
        </draw:line>
        <draw:line draw:style-name="gr13" draw:layer="layout" svg:x1="29.475cm" svg:y1="6.503cm" svg:x2="29.483cm" svg:y2="6.468cm">
          <text:p/>
        </draw:line>
        <draw:line draw:style-name="gr13" draw:layer="layout" svg:x1="29.482cm" svg:y1="6.469cm" svg:x2="29.49cm" svg:y2="6.454cm">
          <text:p/>
        </draw:line>
        <draw:line draw:style-name="gr13" draw:layer="layout" svg:x1="29.489cm" svg:y1="6.454cm" svg:x2="29.489cm" svg:y2="6.393cm">
          <text:p/>
        </draw:line>
        <draw:line draw:style-name="gr13" draw:layer="layout" svg:x1="29.489cm" svg:y1="6.394cm" svg:x2="29.497cm" svg:y2="6.325cm">
          <text:p/>
        </draw:line>
        <draw:line draw:style-name="gr13" draw:layer="layout" svg:x1="29.496cm" svg:y1="6.326cm" svg:x2="29.504cm" svg:y2="6.311cm">
          <text:p/>
        </draw:line>
        <draw:line draw:style-name="gr13" draw:layer="layout" svg:x1="29.503cm" svg:y1="6.311cm" svg:x2="29.503cm" svg:y2="6.291cm">
          <text:p/>
        </draw:line>
        <draw:line draw:style-name="gr13" draw:layer="layout" svg:x1="29.503cm" svg:y1="6.291cm" svg:x2="29.51cm" svg:y2="6.291cm">
          <text:p/>
        </draw:line>
        <draw:line draw:style-name="gr13" draw:layer="layout" svg:x1="29.51cm" svg:y1="6.291cm" svg:x2="29.51cm" svg:y2="6.243cm">
          <text:p/>
        </draw:line>
        <draw:line draw:style-name="gr13" draw:layer="layout" svg:x1="29.51cm" svg:y1="6.244cm" svg:x2="29.517cm" svg:y2="6.23cm">
          <text:p/>
        </draw:line>
        <draw:line draw:style-name="gr13" draw:layer="layout" svg:x1="29.516cm" svg:y1="6.23cm" svg:x2="29.525cm" svg:y2="6.244cm">
          <text:p/>
        </draw:line>
        <draw:line draw:style-name="gr13" draw:layer="layout" svg:x1="29.523cm" svg:y1="6.243cm" svg:x2="29.523cm" svg:y2="6.277cm">
          <text:p/>
        </draw:line>
        <draw:line draw:style-name="gr13" draw:layer="layout" svg:x1="29.523cm" svg:y1="6.277cm" svg:x2="29.531cm" svg:y2="6.353cm">
          <text:p/>
        </draw:line>
        <draw:line draw:style-name="gr13" draw:layer="layout" svg:x1="29.53cm" svg:y1="6.353cm" svg:x2="29.538cm" svg:y2="6.332cm">
          <text:p/>
        </draw:line>
        <draw:line draw:style-name="gr13" draw:layer="layout" svg:x1="29.537cm" svg:y1="6.332cm" svg:x2="29.545cm" svg:y2="6.36cm">
          <text:p/>
        </draw:line>
        <draw:line draw:style-name="gr13" draw:layer="layout" svg:x1="29.544cm" svg:y1="6.359cm" svg:x2="29.544cm" svg:y2="6.325cm">
          <text:p/>
        </draw:line>
        <draw:line draw:style-name="gr13" draw:layer="layout" svg:x1="29.544cm" svg:y1="6.325cm" svg:x2="29.551cm" svg:y2="6.387cm">
          <text:p/>
        </draw:line>
        <draw:line draw:style-name="gr13" draw:layer="layout" svg:x1="29.55cm" svg:y1="6.386cm" svg:x2="29.558cm" svg:y2="6.448cm">
          <text:p/>
        </draw:line>
        <draw:line draw:style-name="gr13" draw:layer="layout" svg:x1="29.557cm" svg:y1="6.447cm" svg:x2="29.557cm" svg:y2="6.468cm">
          <text:p/>
        </draw:line>
        <draw:line draw:style-name="gr13" draw:layer="layout" svg:x1="29.557cm" svg:y1="6.468cm" svg:x2="29.565cm" svg:y2="6.516cm">
          <text:p/>
        </draw:line>
        <draw:line draw:style-name="gr13" draw:layer="layout" svg:x1="29.564cm" svg:y1="6.515cm" svg:x2="29.573cm" svg:y2="6.523cm">
          <text:p/>
        </draw:line>
        <draw:line draw:style-name="gr13" draw:layer="layout" svg:x1="29.571cm" svg:y1="6.522cm" svg:x2="29.571cm" svg:y2="6.617cm">
          <text:p/>
        </draw:line>
        <draw:line draw:style-name="gr13" draw:layer="layout" svg:x1="29.571cm" svg:y1="6.617cm" svg:x2="29.579cm" svg:y2="6.687cm">
          <text:p/>
        </draw:line>
        <draw:line draw:style-name="gr13" draw:layer="layout" svg:x1="29.578cm" svg:y1="6.686cm" svg:x2="29.578cm" svg:y2="6.794cm">
          <text:p/>
        </draw:line>
        <draw:line draw:style-name="gr13" draw:layer="layout" svg:x1="29.578cm" svg:y1="6.794cm" svg:x2="29.585cm" svg:y2="6.884cm">
          <text:p/>
        </draw:line>
        <draw:line draw:style-name="gr13" draw:layer="layout" svg:x1="29.584cm" svg:y1="6.883cm" svg:x2="29.592cm" svg:y2="6.979cm">
          <text:p/>
        </draw:line>
        <draw:line draw:style-name="gr13" draw:layer="layout" svg:x1="29.591cm" svg:y1="6.978cm" svg:x2="29.591cm" svg:y2="7.066cm">
          <text:p/>
        </draw:line>
        <draw:line draw:style-name="gr13" draw:layer="layout" svg:x1="29.591cm" svg:y1="7.066cm" svg:x2="29.599cm" svg:y2="7.135cm">
          <text:p/>
        </draw:line>
        <draw:line draw:style-name="gr13" draw:layer="layout" svg:x1="29.598cm" svg:y1="7.134cm" svg:x2="29.606cm" svg:y2="7.224cm">
          <text:p/>
        </draw:line>
        <draw:line draw:style-name="gr13" draw:layer="layout" svg:x1="29.605cm" svg:y1="7.223cm" svg:x2="29.605cm" svg:y2="7.291cm">
          <text:p/>
        </draw:line>
        <draw:line draw:style-name="gr13" draw:layer="layout" svg:x1="29.605cm" svg:y1="7.291cm" svg:x2="29.613cm" svg:y2="7.387cm">
          <text:p/>
        </draw:line>
        <draw:line draw:style-name="gr13" draw:layer="layout" svg:x1="29.612cm" svg:y1="7.386cm" svg:x2="29.612cm" svg:y2="7.468cm">
          <text:p/>
        </draw:line>
        <draw:line draw:style-name="gr13" draw:layer="layout" svg:x1="29.612cm" svg:y1="7.468cm" svg:x2="29.621cm" svg:y2="7.55cm">
          <text:p/>
        </draw:line>
        <draw:line draw:style-name="gr13" draw:layer="layout" svg:x1="29.619cm" svg:y1="7.549cm" svg:x2="29.626cm" svg:y2="7.598cm">
          <text:p/>
        </draw:line>
        <draw:line draw:style-name="gr13" draw:layer="layout" svg:x1="29.625cm" svg:y1="7.597cm" svg:x2="29.625cm" svg:y2="7.658cm">
          <text:p/>
        </draw:line>
        <draw:line draw:style-name="gr13" draw:layer="layout" svg:x1="29.625cm" svg:y1="7.658cm" svg:x2="29.633cm" svg:y2="7.666cm">
          <text:p/>
        </draw:line>
        <draw:line draw:style-name="gr13" draw:layer="layout" svg:x1="29.632cm" svg:y1="7.665cm" svg:x2="29.64cm" svg:y2="7.68cm">
          <text:p/>
        </draw:line>
        <draw:line draw:style-name="gr13" draw:layer="layout" svg:x1="29.639cm" svg:y1="7.679cm" svg:x2="29.639cm" svg:y2="7.665cm">
          <text:p/>
        </draw:line>
        <draw:line draw:style-name="gr13" draw:layer="layout" svg:x1="29.639cm" svg:y1="7.666cm" svg:x2="29.647cm" svg:y2="7.638cm">
          <text:p/>
        </draw:line>
        <draw:line draw:style-name="gr13" draw:layer="layout" svg:x1="29.646cm" svg:y1="7.638cm" svg:x2="29.646cm" svg:y2="7.583cm">
          <text:p/>
        </draw:line>
        <draw:line draw:style-name="gr13" draw:layer="layout" svg:x1="29.646cm" svg:y1="7.584cm" svg:x2="29.654cm" svg:y2="7.536cm">
          <text:p/>
        </draw:line>
        <draw:line draw:style-name="gr13" draw:layer="layout" svg:x1="29.653cm" svg:y1="7.537cm" svg:x2="29.66cm" svg:y2="7.461cm">
          <text:p/>
        </draw:line>
        <draw:line draw:style-name="gr13" draw:layer="layout" svg:x1="29.659cm" svg:y1="7.461cm" svg:x2="29.659cm" svg:y2="7.4cm">
          <text:p/>
        </draw:line>
        <draw:line draw:style-name="gr13" draw:layer="layout" svg:x1="29.659cm" svg:y1="7.401cm" svg:x2="29.667cm" svg:y2="7.325cm">
          <text:p/>
        </draw:line>
        <draw:line draw:style-name="gr13" draw:layer="layout" svg:x1="29.666cm" svg:y1="7.326cm" svg:x2="29.675cm" svg:y2="7.243cm">
          <text:p/>
        </draw:line>
        <draw:line draw:style-name="gr13" draw:layer="layout" svg:x1="29.673cm" svg:y1="7.243cm" svg:x2="29.673cm" svg:y2="7.175cm">
          <text:p/>
        </draw:line>
        <draw:line draw:style-name="gr13" draw:layer="layout" svg:x1="29.673cm" svg:y1="7.176cm" svg:x2="29.681cm" svg:y2="7.114cm">
          <text:p/>
        </draw:line>
        <draw:line draw:style-name="gr13" draw:layer="layout" svg:x1="29.68cm" svg:y1="7.114cm" svg:x2="29.68cm" svg:y2="7.073cm">
          <text:p/>
        </draw:line>
        <draw:line draw:style-name="gr13" draw:layer="layout" svg:x1="29.68cm" svg:y1="7.074cm" svg:x2="29.688cm" svg:y2="6.978cm">
          <text:p/>
        </draw:line>
        <draw:line draw:style-name="gr13" draw:layer="layout" svg:x1="29.687cm" svg:y1="6.979cm" svg:x2="29.694cm" svg:y2="6.917cm">
          <text:p/>
        </draw:line>
        <draw:line draw:style-name="gr13" draw:layer="layout" svg:x1="29.693cm" svg:y1="6.917cm" svg:x2="29.693cm" svg:y2="6.856cm">
          <text:p/>
        </draw:line>
        <draw:line draw:style-name="gr13" draw:layer="layout" svg:x1="29.693cm" svg:y1="6.857cm" svg:x2="29.701cm" svg:y2="6.822cm">
          <text:p/>
        </draw:line>
        <draw:line draw:style-name="gr13" draw:layer="layout" svg:x1="29.7cm" svg:y1="6.822cm" svg:x2="29.707cm" svg:y2="6.822cm">
          <text:p/>
        </draw:line>
        <draw:line draw:style-name="gr13" draw:layer="layout" svg:x1="29.707cm" svg:y1="6.822cm" svg:x2="29.707cm" svg:y2="6.76cm">
          <text:p/>
        </draw:line>
        <draw:line draw:style-name="gr13" draw:layer="layout" svg:x1="29.707cm" svg:y1="6.761cm" svg:x2="29.715cm" svg:y2="6.747cm">
          <text:p/>
        </draw:line>
        <draw:line draw:style-name="gr13" draw:layer="layout" svg:x1="29.714cm" svg:y1="6.747cm" svg:x2="29.714cm" svg:y2="6.713cm">
          <text:p/>
        </draw:line>
        <draw:line draw:style-name="gr13" draw:layer="layout" svg:x1="29.714cm" svg:y1="6.713cm" svg:x2="29.723cm" svg:y2="6.775cm">
          <text:p/>
        </draw:line>
        <draw:line draw:style-name="gr13" draw:layer="layout" svg:x1="29.721cm" svg:y1="6.775cm" svg:x2="29.729cm" svg:y2="6.767cm">
          <text:p/>
        </draw:line>
        <draw:line draw:style-name="gr13" draw:layer="layout" svg:x1="29.728cm" svg:y1="6.767cm" svg:x2="29.728cm" svg:y2="6.808cm">
          <text:p/>
        </draw:line>
        <draw:line draw:style-name="gr13" draw:layer="layout" svg:x1="29.728cm" svg:y1="6.809cm" svg:x2="29.735cm" svg:y2="6.774cm">
          <text:p/>
        </draw:line>
        <draw:line draw:style-name="gr13" draw:layer="layout" svg:x1="29.734cm" svg:y1="6.775cm" svg:x2="29.742cm" svg:y2="6.767cm">
          <text:p/>
        </draw:line>
        <draw:line draw:style-name="gr13" draw:layer="layout" svg:x1="29.741cm" svg:y1="6.767cm" svg:x2="29.741cm" svg:y2="6.774cm">
          <text:p/>
        </draw:line>
        <draw:line draw:style-name="gr13" draw:layer="layout" svg:x1="29.741cm" svg:y1="6.774cm" svg:x2="29.749cm" svg:y2="6.795cm">
          <text:p/>
        </draw:line>
        <draw:line draw:style-name="gr13" draw:layer="layout" svg:x1="29.748cm" svg:y1="6.794cm" svg:x2="29.748cm" svg:y2="6.754cm">
          <text:p/>
        </draw:line>
        <draw:line draw:style-name="gr13" draw:layer="layout" svg:x1="29.748cm" svg:y1="6.754cm" svg:x2="29.756cm" svg:y2="6.795cm">
          <text:p/>
        </draw:line>
        <draw:line draw:style-name="gr13" draw:layer="layout" svg:x1="29.755cm" svg:y1="6.795cm" svg:x2="29.763cm" svg:y2="6.774cm">
          <text:p/>
        </draw:line>
        <draw:line draw:style-name="gr13" draw:layer="layout" svg:x1="29.762cm" svg:y1="6.775cm" svg:x2="29.769cm" svg:y2="6.733cm">
          <text:p/>
        </draw:line>
        <draw:line draw:style-name="gr13" draw:layer="layout" svg:x1="29.768cm" svg:y1="6.733cm" svg:x2="29.777cm" svg:y2="6.761cm">
          <text:p/>
        </draw:line>
        <draw:line draw:style-name="gr13" draw:layer="layout" svg:x1="29.775cm" svg:y1="6.76cm" svg:x2="29.775cm" svg:y2="6.754cm">
          <text:p/>
        </draw:line>
        <draw:line draw:style-name="gr13" draw:layer="layout" svg:x1="29.775cm" svg:y1="6.754cm" svg:x2="29.782cm" svg:y2="6.754cm">
          <text:p/>
        </draw:line>
        <draw:line draw:style-name="gr13" draw:layer="layout" svg:x1="29.782cm" svg:y1="6.754cm" svg:x2="29.782cm" svg:y2="6.774cm">
          <text:p/>
        </draw:line>
        <draw:line draw:style-name="gr13" draw:layer="layout" svg:x1="29.782cm" svg:y1="6.774cm" svg:x2="29.79cm" svg:y2="6.795cm">
          <text:p/>
        </draw:line>
        <draw:line draw:style-name="gr13" draw:layer="layout" svg:x1="29.789cm" svg:y1="6.795cm" svg:x2="29.797cm" svg:y2="6.774cm">
          <text:p/>
        </draw:line>
        <draw:line draw:style-name="gr13" draw:layer="layout" svg:x1="29.796cm" svg:y1="6.774cm" svg:x2="29.796cm" svg:y2="6.767cm">
          <text:p/>
        </draw:line>
        <draw:line draw:style-name="gr13" draw:layer="layout" svg:x1="29.796cm" svg:y1="6.767cm" svg:x2="29.803cm" svg:y2="6.789cm">
          <text:p/>
        </draw:line>
        <draw:line draw:style-name="gr13" draw:layer="layout" svg:x1="29.802cm" svg:y1="6.788cm" svg:x2="29.81cm" svg:y2="6.802cm">
          <text:p/>
        </draw:line>
        <draw:line draw:style-name="gr13" draw:layer="layout" svg:x1="29.809cm" svg:y1="6.801cm" svg:x2="29.809cm" svg:y2="6.869cm">
          <text:p/>
        </draw:line>
        <draw:line draw:style-name="gr13" draw:layer="layout" svg:x1="29.809cm" svg:y1="6.871cm" svg:x2="29.817cm" svg:y2="6.862cm">
          <text:p/>
        </draw:line>
        <draw:line draw:style-name="gr13" draw:layer="layout" svg:x1="29.816cm" svg:y1="6.862cm" svg:x2="29.816cm" svg:y2="6.869cm">
          <text:p/>
        </draw:line>
        <draw:line draw:style-name="gr13" draw:layer="layout" svg:x1="29.816cm" svg:y1="6.869cm" svg:x2="29.823cm" svg:y2="6.869cm">
          <text:p/>
        </draw:line>
        <draw:line draw:style-name="gr13" draw:layer="layout" svg:x1="29.823cm" svg:y1="6.869cm" svg:x2="29.831cm" svg:y2="6.911cm">
          <text:p/>
        </draw:line>
        <draw:line draw:style-name="gr13" draw:layer="layout" svg:x1="29.83cm" svg:y1="6.91cm" svg:x2="29.83cm" svg:y2="6.903cm">
          <text:p/>
        </draw:line>
        <draw:line draw:style-name="gr13" draw:layer="layout" svg:x1="29.83cm" svg:y1="6.903cm" svg:x2="29.838cm" svg:y2="6.938cm">
          <text:p/>
        </draw:line>
        <draw:line draw:style-name="gr13" draw:layer="layout" svg:x1="29.837cm" svg:y1="6.938cm" svg:x2="29.844cm" svg:y2="6.93cm">
          <text:p/>
        </draw:line>
        <draw:line draw:style-name="gr13" draw:layer="layout" svg:x1="29.843cm" svg:y1="6.93cm" svg:x2="29.843cm" svg:y2="6.883cm">
          <text:p/>
        </draw:line>
        <draw:line draw:style-name="gr13" draw:layer="layout" svg:x1="29.843cm" svg:y1="6.884cm" svg:x2="29.851cm" svg:y2="6.869cm">
          <text:p/>
        </draw:line>
        <draw:line draw:style-name="gr13" draw:layer="layout" svg:x1="29.85cm" svg:y1="6.869cm" svg:x2="29.85cm" svg:y2="6.89cm">
          <text:p/>
        </draw:line>
        <draw:line draw:style-name="gr13" draw:layer="layout" svg:x1="29.85cm" svg:y1="6.89cm" svg:x2="29.858cm" svg:y2="6.918cm">
          <text:p/>
        </draw:line>
        <draw:line draw:style-name="gr13" draw:layer="layout" svg:x1="29.857cm" svg:y1="6.917cm" svg:x2="29.865cm" svg:y2="6.931cm">
          <text:p/>
        </draw:line>
        <draw:line draw:style-name="gr13" draw:layer="layout" svg:x1="29.864cm" svg:y1="6.93cm" svg:x2="29.864cm" svg:y2="6.951cm">
          <text:p/>
        </draw:line>
        <draw:line draw:style-name="gr13" draw:layer="layout" svg:x1="29.864cm" svg:y1="6.951cm" svg:x2="29.873cm" svg:y2="6.972cm">
          <text:p/>
        </draw:line>
        <draw:line draw:style-name="gr13" draw:layer="layout" svg:x1="29.871cm" svg:y1="6.971cm" svg:x2="29.878cm" svg:y2="6.993cm">
          <text:p/>
        </draw:line>
        <draw:line draw:style-name="gr13" draw:layer="layout" svg:x1="29.877cm" svg:y1="6.992cm" svg:x2="29.877cm" svg:y2="7.005cm">
          <text:p/>
        </draw:line>
        <draw:line draw:style-name="gr13" draw:layer="layout" svg:x1="29.877cm" svg:y1="7.005cm" svg:x2="29.885cm" svg:y2="7.047cm">
          <text:p/>
        </draw:line>
        <draw:line draw:style-name="gr13" draw:layer="layout" svg:x1="29.884cm" svg:y1="7.046cm" svg:x2="29.884cm" svg:y2="7.066cm">
          <text:p/>
        </draw:line>
        <draw:line draw:style-name="gr13" draw:layer="layout" svg:x1="29.884cm" svg:y1="7.066cm" svg:x2="29.892cm" svg:y2="7.082cm">
          <text:p/>
        </draw:line>
        <draw:line draw:style-name="gr13" draw:layer="layout" svg:x1="29.891cm" svg:y1="7.08cm" svg:x2="29.899cm" svg:y2="7.088cm">
          <text:p/>
        </draw:line>
        <draw:line draw:style-name="gr13" draw:layer="layout" svg:x1="29.898cm" svg:y1="7.087cm" svg:x2="29.898cm" svg:y2="7.073cm">
          <text:p/>
        </draw:line>
        <draw:line draw:style-name="gr13" draw:layer="layout" svg:x1="29.898cm" svg:y1="7.074cm" svg:x2="29.906cm" svg:y2="7.066cm">
          <text:p/>
        </draw:line>
        <draw:line draw:style-name="gr13" draw:layer="layout" svg:x1="29.905cm" svg:y1="7.066cm" svg:x2="29.912cm" svg:y2="7.074cm">
          <text:p/>
        </draw:line>
        <draw:line draw:style-name="gr13" draw:layer="layout" svg:x1="29.911cm" svg:y1="7.073cm" svg:x2="29.911cm" svg:y2="7.053cm">
          <text:p/>
        </draw:line>
        <draw:line draw:style-name="gr13" draw:layer="layout" svg:x1="29.911cm" svg:y1="7.054cm" svg:x2="29.919cm" svg:y2="7.032cm">
          <text:p/>
        </draw:line>
        <draw:line draw:style-name="gr13" draw:layer="layout" svg:x1="29.918cm" svg:y1="7.032cm" svg:x2="29.918cm" svg:y2="7.107cm">
          <text:p/>
        </draw:line>
        <draw:line draw:style-name="gr13" draw:layer="layout" svg:x1="29.918cm" svg:y1="7.108cm" svg:x2="29.927cm" svg:y2="7.08cm">
          <text:p/>
        </draw:line>
        <draw:line draw:style-name="gr13" draw:layer="layout" svg:x1="29.925cm" svg:y1="7.081cm" svg:x2="29.933cm" svg:y2="7.053cm">
          <text:p/>
        </draw:line>
        <draw:line draw:style-name="gr13" draw:layer="layout" svg:x1="29.932cm" svg:y1="7.053cm" svg:x2="29.932cm" svg:y2="7.073cm">
          <text:p/>
        </draw:line>
        <draw:line draw:style-name="gr13" draw:layer="layout" svg:x1="29.932cm" svg:y1="7.073cm" svg:x2="29.94cm" svg:y2="7.088cm">
          <text:p/>
        </draw:line>
        <draw:line draw:style-name="gr13" draw:layer="layout" svg:x1="29.939cm" svg:y1="7.087cm" svg:x2="29.939cm" svg:y2="7.073cm">
          <text:p/>
        </draw:line>
        <draw:line draw:style-name="gr13" draw:layer="layout" svg:x1="29.939cm" svg:y1="7.073cm" svg:x2="29.947cm" svg:y2="7.122cm">
          <text:p/>
        </draw:line>
        <draw:line draw:style-name="gr13" draw:layer="layout" svg:x1="29.946cm" svg:y1="7.121cm" svg:x2="29.953cm" svg:y2="7.135cm">
          <text:p/>
        </draw:line>
        <draw:line draw:style-name="gr13" draw:layer="layout" svg:x1="29.952cm" svg:y1="7.135cm" svg:x2="29.96cm" svg:y2="7.1cm">
          <text:p/>
        </draw:line>
        <draw:line draw:style-name="gr13" draw:layer="layout" svg:x1="29.959cm" svg:y1="7.1cm" svg:x2="29.967cm" svg:y2="7.149cm">
          <text:p/>
        </draw:line>
        <draw:line draw:style-name="gr13" draw:layer="layout" svg:x1="29.966cm" svg:y1="7.148cm" svg:x2="29.966cm" svg:y2="7.162cm">
          <text:p/>
        </draw:line>
        <draw:line draw:style-name="gr13" draw:layer="layout" svg:x1="29.966cm" svg:y1="7.162cm" svg:x2="29.975cm" svg:y2="7.169cm">
          <text:p/>
        </draw:line>
        <draw:line draw:style-name="gr13" draw:layer="layout" svg:x1="29.973cm" svg:y1="7.168cm" svg:x2="29.973cm" svg:y2="7.175cm">
          <text:p/>
        </draw:line>
        <draw:line draw:style-name="gr13" draw:layer="layout" svg:x1="29.973cm" svg:y1="7.175cm" svg:x2="29.981cm" svg:y2="7.19cm">
          <text:p/>
        </draw:line>
        <draw:line draw:style-name="gr13" draw:layer="layout" svg:x1="29.98cm" svg:y1="7.19cm" svg:x2="29.987cm" svg:y2="7.148cm">
          <text:p/>
        </draw:line>
        <draw:line draw:style-name="gr13" draw:layer="layout" svg:x1="29.986cm" svg:y1="7.148cm" svg:x2="29.986cm" svg:y2="7.182cm">
          <text:p/>
        </draw:line>
        <draw:line draw:style-name="gr13" draw:layer="layout" svg:x1="29.986cm" svg:y1="7.182cm" svg:x2="29.994cm" svg:y2="7.217cm">
          <text:p/>
        </draw:line>
        <draw:line draw:style-name="gr13" draw:layer="layout" svg:x1="29.993cm" svg:y1="7.217cm" svg:x2="30.001cm" svg:y2="7.202cm">
          <text:p/>
        </draw:line>
        <draw:line draw:style-name="gr13" draw:layer="layout" svg:x1="30cm" svg:y1="7.202cm" svg:x2="30cm" svg:y2="7.223cm">
          <text:p/>
        </draw:line>
        <draw:line draw:style-name="gr13" draw:layer="layout" svg:x1="30cm" svg:y1="7.223cm" svg:x2="30.007cm" svg:y2="7.223cm">
          <text:p/>
        </draw:line>
        <draw:line draw:style-name="gr13" draw:layer="layout" svg:x1="30.007cm" svg:y1="7.223cm" svg:x2="30.007cm" svg:y2="7.25cm">
          <text:p/>
        </draw:line>
        <draw:line draw:style-name="gr13" draw:layer="layout" svg:x1="30.007cm" svg:y1="7.251cm" svg:x2="30.015cm" svg:y2="7.243cm">
          <text:p/>
        </draw:line>
        <draw:line draw:style-name="gr13" draw:layer="layout" svg:x1="30.014cm" svg:y1="7.243cm" svg:x2="30.02cm" svg:y2="7.243cm">
          <text:p/>
        </draw:line>
        <draw:line draw:style-name="gr13" draw:layer="layout" svg:x1="30.02cm" svg:y1="7.243cm" svg:x2="30.02cm" svg:y2="7.271cm">
          <text:p/>
        </draw:line>
        <draw:line draw:style-name="gr13" draw:layer="layout" svg:x1="30.02cm" svg:y1="7.273cm" svg:x2="30.029cm" svg:y2="7.25cm">
          <text:p/>
        </draw:line>
        <draw:line draw:style-name="gr13" draw:layer="layout" svg:x1="30.027cm" svg:y1="7.25cm" svg:x2="30.035cm" svg:y2="7.285cm">
          <text:p/>
        </draw:line>
        <draw:line draw:style-name="gr13" draw:layer="layout" svg:x1="30.034cm" svg:y1="7.284cm" svg:x2="30.034cm" svg:y2="7.305cm">
          <text:p/>
        </draw:line>
        <draw:line draw:style-name="gr13" draw:layer="layout" svg:x1="30.034cm" svg:y1="7.306cm" svg:x2="30.042cm" svg:y2="7.291cm">
          <text:p/>
        </draw:line>
        <draw:line draw:style-name="gr13" draw:layer="layout" svg:x1="30.041cm" svg:y1="7.291cm" svg:x2="30.041cm" svg:y2="7.318cm">
          <text:p/>
        </draw:line>
        <draw:line draw:style-name="gr13" draw:layer="layout" svg:x1="30.041cm" svg:y1="7.318cm" svg:x2="30.049cm" svg:y2="7.34cm">
          <text:p/>
        </draw:line>
        <draw:line draw:style-name="gr13" draw:layer="layout" svg:x1="30.048cm" svg:y1="7.339cm" svg:x2="30.056cm" svg:y2="7.367cm">
          <text:p/>
        </draw:line>
        <draw:line draw:style-name="gr13" draw:layer="layout" svg:x1="30.055cm" svg:y1="7.366cm" svg:x2="30.055cm" svg:y2="7.413cm">
          <text:p/>
        </draw:line>
        <draw:line draw:style-name="gr13" draw:layer="layout" svg:x1="30.055cm" svg:y1="7.413cm" svg:x2="30.062cm" svg:y2="7.448cm">
          <text:p/>
        </draw:line>
        <draw:line draw:style-name="gr13" draw:layer="layout" svg:x1="30.061cm" svg:y1="7.447cm" svg:x2="30.069cm" svg:y2="7.462cm">
          <text:p/>
        </draw:line>
        <draw:line draw:style-name="gr13" draw:layer="layout" svg:x1="30.068cm" svg:y1="7.461cm" svg:x2="30.068cm" svg:y2="7.454cm">
          <text:p/>
        </draw:line>
        <draw:line draw:style-name="gr13" draw:layer="layout" svg:x1="30.068cm" svg:y1="7.454cm" svg:x2="30.077cm" svg:y2="7.51cm">
          <text:p/>
        </draw:line>
        <draw:line draw:style-name="gr13" draw:layer="layout" svg:x1="30.075cm" svg:y1="7.509cm" svg:x2="30.075cm" svg:y2="7.475cm">
          <text:p/>
        </draw:line>
        <draw:line draw:style-name="gr13" draw:layer="layout" svg:x1="30.075cm" svg:y1="7.476cm" svg:x2="30.083cm" svg:y2="7.468cm">
          <text:p/>
        </draw:line>
        <draw:line draw:style-name="gr13" draw:layer="layout" svg:x1="30.082cm" svg:y1="7.468cm" svg:x2="30.09cm" svg:y2="7.476cm">
          <text:p/>
        </draw:line>
        <draw:line draw:style-name="gr13" draw:layer="layout" svg:x1="30.089cm" svg:y1="7.475cm" svg:x2="30.089cm" svg:y2="7.461cm">
          <text:p/>
        </draw:line>
        <draw:line draw:style-name="gr13" draw:layer="layout" svg:x1="30.089cm" svg:y1="7.461cm" svg:x2="30.096cm" svg:y2="7.47cm">
          <text:p/>
        </draw:line>
        <draw:line draw:style-name="gr13" draw:layer="layout" svg:x1="30.095cm" svg:y1="7.469cm" svg:x2="30.103cm" svg:y2="7.441cm">
          <text:p/>
        </draw:line>
        <draw:line draw:style-name="gr13" draw:layer="layout" svg:x1="30.102cm" svg:y1="7.441cm" svg:x2="30.109cm" svg:y2="7.441cm">
          <text:p/>
        </draw:line>
        <draw:line draw:style-name="gr13" draw:layer="layout" svg:x1="30.109cm" svg:y1="7.441cm" svg:x2="30.117cm" svg:y2="7.455cm">
          <text:p/>
        </draw:line>
        <draw:line draw:style-name="gr13" draw:layer="layout" svg:x1="30.116cm" svg:y1="7.454cm" svg:x2="30.123cm" svg:y2="7.454cm">
          <text:p/>
        </draw:line>
        <draw:line draw:style-name="gr13" draw:layer="layout" svg:x1="30.123cm" svg:y1="7.454cm" svg:x2="30.123cm" svg:y2="7.468cm">
          <text:p/>
        </draw:line>
        <draw:line draw:style-name="gr13" draw:layer="layout" svg:x1="30.123cm" svg:y1="7.468cm" svg:x2="30.129cm" svg:y2="7.468cm">
          <text:p/>
        </draw:line>
        <draw:line draw:style-name="gr13" draw:layer="layout" svg:x1="30.129cm" svg:y1="7.468cm" svg:x2="30.137cm" svg:y2="7.482cm">
          <text:p/>
        </draw:line>
        <draw:line draw:style-name="gr13" draw:layer="layout" svg:x1="30.136cm" svg:y1="7.481cm" svg:x2="30.136cm" svg:y2="7.509cm">
          <text:p/>
        </draw:line>
        <draw:line draw:style-name="gr13" draw:layer="layout" svg:x1="30.136cm" svg:y1="7.509cm" svg:x2="30.144cm" svg:y2="7.544cm">
          <text:p/>
        </draw:line>
        <draw:line draw:style-name="gr13" draw:layer="layout" svg:x1="30.143cm" svg:y1="7.543cm" svg:x2="30.143cm" svg:y2="7.57cm">
          <text:p/>
        </draw:line>
        <draw:line draw:style-name="gr13" draw:layer="layout" svg:x1="30.143cm" svg:y1="7.57cm" svg:x2="30.151cm" svg:y2="7.584cm">
          <text:p/>
        </draw:line>
        <draw:line draw:style-name="gr13" draw:layer="layout" svg:x1="30.15cm" svg:y1="7.583cm" svg:x2="30.158cm" svg:y2="7.618cm">
          <text:p/>
        </draw:line>
        <draw:line draw:style-name="gr13" draw:layer="layout" svg:x1="30.157cm" svg:y1="7.617cm" svg:x2="30.165cm" svg:y2="7.652cm">
          <text:p/>
        </draw:line>
        <draw:line draw:style-name="gr13" draw:layer="layout" svg:x1="30.164cm" svg:y1="7.651cm" svg:x2="30.171cm" svg:y2="7.659cm">
          <text:p/>
        </draw:line>
        <draw:line draw:style-name="gr13" draw:layer="layout" svg:x1="30.17cm" svg:y1="7.658cm" svg:x2="30.17cm" svg:y2="7.638cm">
          <text:p/>
        </draw:line>
        <draw:line draw:style-name="gr13" draw:layer="layout" svg:x1="30.17cm" svg:y1="7.639cm" svg:x2="30.179cm" svg:y2="7.631cm">
          <text:p/>
        </draw:line>
        <draw:line draw:style-name="gr13" draw:layer="layout" svg:x1="30.177cm" svg:y1="7.631cm" svg:x2="30.177cm" svg:y2="7.638cm">
          <text:p/>
        </draw:line>
        <draw:line draw:style-name="gr13" draw:layer="layout" svg:x1="30.177cm" svg:y1="7.639cm" svg:x2="30.185cm" svg:y2="7.611cm">
          <text:p/>
        </draw:line>
        <draw:line draw:style-name="gr13" draw:layer="layout" svg:x1="30.184cm" svg:y1="7.611cm" svg:x2="30.192cm" svg:y2="7.618cm">
          <text:p/>
        </draw:line>
        <draw:line draw:style-name="gr13" draw:layer="layout" svg:x1="30.191cm" svg:y1="7.618cm" svg:x2="30.199cm" svg:y2="7.604cm">
          <text:p/>
        </draw:line>
        <draw:line draw:style-name="gr13" draw:layer="layout" svg:x1="30.198cm" svg:y1="7.604cm" svg:x2="30.205cm" svg:y2="7.625cm">
          <text:p/>
        </draw:line>
        <draw:line draw:style-name="gr13" draw:layer="layout" svg:x1="30.204cm" svg:y1="7.624cm" svg:x2="30.204cm" svg:y2="7.617cm">
          <text:p/>
        </draw:line>
        <draw:line draw:style-name="gr13" draw:layer="layout" svg:x1="30.204cm" svg:y1="7.617cm" svg:x2="30.212cm" svg:y2="7.639cm">
          <text:p/>
        </draw:line>
        <draw:line draw:style-name="gr13" draw:layer="layout" svg:x1="30.211cm" svg:y1="7.638cm" svg:x2="30.219cm" svg:y2="7.659cm">
          <text:p/>
        </draw:line>
        <draw:line draw:style-name="gr13" draw:layer="layout" svg:x1="30.218cm" svg:y1="7.658cm" svg:x2="30.225cm" svg:y2="7.658cm">
          <text:p/>
        </draw:line>
        <draw:line draw:style-name="gr13" draw:layer="layout" svg:x1="30.225cm" svg:y1="7.658cm" svg:x2="30.225cm" svg:y2="7.665cm">
          <text:p/>
        </draw:line>
        <draw:line draw:style-name="gr13" draw:layer="layout" svg:x1="30.225cm" svg:y1="7.665cm" svg:x2="30.233cm" svg:y2="7.7cm">
          <text:p/>
        </draw:line>
        <draw:line draw:style-name="gr13" draw:layer="layout" svg:x1="30.232cm" svg:y1="7.699cm" svg:x2="30.239cm" svg:y2="7.707cm">
          <text:p/>
        </draw:line>
        <draw:line draw:style-name="gr13" draw:layer="layout" svg:x1="30.238cm" svg:y1="7.706cm" svg:x2="30.238cm" svg:y2="7.713cm">
          <text:p/>
        </draw:line>
        <draw:line draw:style-name="gr13" draw:layer="layout" svg:x1="30.238cm" svg:y1="7.714cm" svg:x2="30.246cm" svg:y2="7.706cm">
          <text:p/>
        </draw:line>
        <draw:line draw:style-name="gr13" draw:layer="layout" svg:x1="30.245cm" svg:y1="7.706cm" svg:x2="30.245cm" svg:y2="7.719cm">
          <text:p/>
        </draw:line>
        <draw:line draw:style-name="gr13" draw:layer="layout" svg:x1="30.245cm" svg:y1="7.72cm" svg:x2="30.253cm" svg:y2="7.713cm">
          <text:p/>
        </draw:line>
        <draw:line draw:style-name="gr13" draw:layer="layout" svg:x1="30.252cm" svg:y1="7.713cm" svg:x2="30.26cm" svg:y2="7.734cm">
          <text:p/>
        </draw:line>
        <draw:line draw:style-name="gr13" draw:layer="layout" svg:x1="30.259cm" svg:y1="7.733cm" svg:x2="30.259cm" svg:y2="7.74cm">
          <text:p/>
        </draw:line>
        <draw:line draw:style-name="gr13" draw:layer="layout" svg:x1="30.259cm" svg:y1="7.74cm" svg:x2="30.267cm" svg:y2="7.754cm">
          <text:p/>
        </draw:line>
        <draw:line draw:style-name="gr13" draw:layer="layout" svg:x1="30.266cm" svg:y1="7.754cm" svg:x2="30.275cm" svg:y2="7.74cm">
          <text:p/>
        </draw:line>
        <draw:line draw:style-name="gr13" draw:layer="layout" svg:x1="30.273cm" svg:y1="7.74cm" svg:x2="30.273cm" svg:y2="7.767cm">
          <text:p/>
        </draw:line>
        <draw:line draw:style-name="gr13" draw:layer="layout" svg:x1="30.273cm" svg:y1="7.767cm" svg:x2="30.28cm" svg:y2="7.782cm">
          <text:p/>
        </draw:line>
        <draw:line draw:style-name="gr13" draw:layer="layout" svg:x1="30.279cm" svg:y1="7.781cm" svg:x2="30.279cm" svg:y2="7.774cm">
          <text:p/>
        </draw:line>
        <draw:line draw:style-name="gr13" draw:layer="layout" svg:x1="30.279cm" svg:y1="7.774cm" svg:x2="30.287cm" svg:y2="7.802cm">
          <text:p/>
        </draw:line>
        <draw:line draw:style-name="gr13" draw:layer="layout" svg:x1="30.286cm" svg:y1="7.801cm" svg:x2="30.293cm" svg:y2="7.801cm">
          <text:p/>
        </draw:line>
        <draw:line draw:style-name="gr13" draw:layer="layout" svg:x1="30.293cm" svg:y1="7.801cm" svg:x2="30.293cm" svg:y2="7.822cm">
          <text:p/>
        </draw:line>
        <draw:line draw:style-name="gr13" draw:layer="layout" svg:x1="30.293cm" svg:y1="7.823cm" svg:x2="30.301cm" svg:y2="7.808cm">
          <text:p/>
        </draw:line>
        <draw:line draw:style-name="gr13" draw:layer="layout" svg:x1="30.3cm" svg:y1="7.809cm" svg:x2="30.308cm" svg:y2="7.801cm">
          <text:p/>
        </draw:line>
        <draw:line draw:style-name="gr13" draw:layer="layout" svg:x1="30.307cm" svg:y1="7.801cm" svg:x2="30.307cm" svg:y2="7.794cm">
          <text:p/>
        </draw:line>
        <draw:line draw:style-name="gr13" draw:layer="layout" svg:x1="30.307cm" svg:y1="7.794cm" svg:x2="30.314cm" svg:y2="7.81cm">
          <text:p/>
        </draw:line>
        <draw:line draw:style-name="gr13" draw:layer="layout" svg:x1="30.313cm" svg:y1="7.808cm" svg:x2="30.313cm" svg:y2="7.801cm">
          <text:p/>
        </draw:line>
        <draw:line draw:style-name="gr13" draw:layer="layout" svg:x1="30.313cm" svg:y1="7.801cm" svg:x2="30.321cm" svg:y2="7.809cm">
          <text:p/>
        </draw:line>
        <draw:line draw:style-name="gr13" draw:layer="layout" svg:x1="30.32cm" svg:y1="7.808cm" svg:x2="30.329cm" svg:y2="7.823cm">
          <text:p/>
        </draw:line>
        <draw:line draw:style-name="gr13" draw:layer="layout" svg:x1="30.327cm" svg:y1="7.822cm" svg:x2="30.327cm" svg:y2="7.815cm">
          <text:p/>
        </draw:line>
        <draw:line draw:style-name="gr13" draw:layer="layout" svg:x1="30.327cm" svg:y1="7.816cm" svg:x2="30.335cm" svg:y2="7.808cm">
          <text:p/>
        </draw:line>
        <draw:line draw:style-name="gr13" draw:layer="layout" svg:x1="30.334cm" svg:y1="7.808cm" svg:x2="30.342cm" svg:y2="7.823cm">
          <text:p/>
        </draw:line>
        <draw:line draw:style-name="gr13" draw:layer="layout" svg:x1="30.341cm" svg:y1="7.822cm" svg:x2="30.341cm" svg:y2="7.815cm">
          <text:p/>
        </draw:line>
        <draw:line draw:style-name="gr13" draw:layer="layout" svg:x1="30.341cm" svg:y1="7.815cm" svg:x2="30.348cm" svg:y2="7.829cm">
          <text:p/>
        </draw:line>
        <draw:line draw:style-name="gr13" draw:layer="layout" svg:x1="30.347cm" svg:y1="7.828cm" svg:x2="30.347cm" svg:y2="7.849cm">
          <text:p/>
        </draw:line>
        <draw:line draw:style-name="gr13" draw:layer="layout" svg:x1="30.347cm" svg:y1="7.849cm" svg:x2="30.355cm" svg:y2="7.857cm">
          <text:p/>
        </draw:line>
        <draw:line draw:style-name="gr13" draw:layer="layout" svg:x1="30.354cm" svg:y1="7.857cm" svg:x2="30.362cm" svg:y2="7.849cm">
          <text:p/>
        </draw:line>
        <draw:line draw:style-name="gr13" draw:layer="layout" svg:x1="30.361cm" svg:y1="7.849cm" svg:x2="30.361cm" svg:y2="7.842cm">
          <text:p/>
        </draw:line>
        <draw:line draw:style-name="gr13" draw:layer="layout" svg:x1="30.361cm" svg:y1="7.842cm" svg:x2="30.369cm" svg:y2="7.863cm">
          <text:p/>
        </draw:line>
        <draw:line draw:style-name="gr13" draw:layer="layout" svg:x1="30.368cm" svg:y1="7.862cm" svg:x2="30.377cm" svg:y2="7.877cm">
          <text:p/>
        </draw:line>
        <draw:line draw:style-name="gr13" draw:layer="layout" svg:x1="30.375cm" svg:y1="7.876cm" svg:x2="30.375cm" svg:y2="7.869cm">
          <text:p/>
        </draw:line>
        <draw:line draw:style-name="gr13" draw:layer="layout" svg:x1="30.375cm" svg:y1="7.869cm" svg:x2="30.382cm" svg:y2="7.878cm">
          <text:p/>
        </draw:line>
        <draw:line draw:style-name="gr13" draw:layer="layout" svg:x1="30.381cm" svg:y1="7.876cm" svg:x2="30.381cm" svg:y2="7.89cm">
          <text:p/>
        </draw:line>
        <draw:line draw:style-name="gr13" draw:layer="layout" svg:x1="30.381cm" svg:y1="7.89cm" svg:x2="30.388cm" svg:y2="7.89cm">
          <text:p/>
        </draw:line>
        <draw:line draw:style-name="gr13" draw:layer="layout" svg:x1="30.388cm" svg:y1="7.891cm" svg:x2="30.396cm" svg:y2="7.876cm">
          <text:p/>
        </draw:line>
        <draw:line draw:style-name="gr13" draw:layer="layout" svg:x1="30.395cm" svg:y1="7.876cm" svg:x2="30.395cm" svg:y2="7.89cm">
          <text:p/>
        </draw:line>
        <draw:line draw:style-name="gr13" draw:layer="layout" svg:x1="30.395cm" svg:y1="7.891cm" svg:x2="30.403cm" svg:y2="7.876cm">
          <text:p/>
        </draw:line>
        <draw:line draw:style-name="gr13" draw:layer="layout" svg:x1="30.402cm" svg:y1="7.876cm" svg:x2="30.409cm" svg:y2="7.876cm">
          <text:p/>
        </draw:line>
        <draw:line draw:style-name="gr13" draw:layer="layout" svg:x1="30.409cm" svg:y1="7.876cm" svg:x2="30.417cm" svg:y2="7.884cm">
          <text:p/>
        </draw:line>
        <draw:line draw:style-name="gr13" draw:layer="layout" svg:x1="30.416cm" svg:y1="7.883cm" svg:x2="30.423cm" svg:y2="7.891cm">
          <text:p/>
        </draw:line>
        <draw:line draw:style-name="gr13" draw:layer="layout" svg:x1="30.422cm" svg:y1="7.89cm" svg:x2="30.431cm" svg:y2="7.897cm">
          <text:p/>
        </draw:line>
        <draw:line draw:style-name="gr13" draw:layer="layout" svg:x1="30.429cm" svg:y1="7.896cm" svg:x2="30.437cm" svg:y2="7.904cm">
          <text:p/>
        </draw:line>
        <draw:line draw:style-name="gr13" draw:layer="layout" svg:x1="30.436cm" svg:y1="7.903cm" svg:x2="30.443cm" svg:y2="7.903cm">
          <text:p/>
        </draw:line>
        <draw:line draw:style-name="gr13" draw:layer="layout" svg:x1="30.443cm" svg:y1="7.903cm" svg:x2="30.443cm" svg:y2="7.89cm">
          <text:p/>
        </draw:line>
        <draw:line draw:style-name="gr13" draw:layer="layout" svg:x1="30.443cm" svg:y1="7.89cm" svg:x2="30.451cm" svg:y2="7.897cm">
          <text:p/>
        </draw:line>
        <draw:line draw:style-name="gr13" draw:layer="layout" svg:x1="30.45cm" svg:y1="7.896cm" svg:x2="30.45cm" svg:y2="7.903cm">
          <text:p/>
        </draw:line>
        <draw:line draw:style-name="gr13" draw:layer="layout" svg:x1="30.45cm" svg:y1="7.903cm" svg:x2="30.456cm" svg:y2="7.903cm">
          <text:p/>
        </draw:line>
        <draw:line draw:style-name="gr13" draw:layer="layout" svg:x1="30.456cm" svg:y1="7.904cm" svg:x2="30.464cm" svg:y2="7.896cm">
          <text:p/>
        </draw:line>
        <draw:line draw:style-name="gr13" draw:layer="layout" svg:x1="30.463cm" svg:y1="7.896cm" svg:x2="30.471cm" svg:y2="7.904cm">
          <text:p/>
        </draw:line>
        <draw:line draw:style-name="gr13" draw:layer="layout" svg:x1="30.47cm" svg:y1="7.903cm" svg:x2="30.477cm" svg:y2="7.903cm">
          <text:p/>
        </draw:line>
        <draw:line draw:style-name="gr13" draw:layer="layout" svg:x1="30.477cm" svg:y1="7.903cm" svg:x2="30.485cm" svg:y2="7.911cm">
          <text:p/>
        </draw:line>
        <draw:line draw:style-name="gr13" draw:layer="layout" svg:x1="30.484cm" svg:y1="7.91cm" svg:x2="30.491cm" svg:y2="7.925cm">
          <text:p/>
        </draw:line>
        <draw:line draw:style-name="gr13" draw:layer="layout" svg:x1="30.49cm" svg:y1="7.924cm" svg:x2="30.498cm" svg:y2="7.931cm">
          <text:p/>
        </draw:line>
        <draw:line draw:style-name="gr13" draw:layer="layout" svg:x1="30.497cm" svg:y1="7.93cm" svg:x2="30.497cm" svg:y2="7.937cm">
          <text:p/>
        </draw:line>
        <draw:line draw:style-name="gr13" draw:layer="layout" svg:x1="30.497cm" svg:y1="7.937cm" svg:x2="30.504cm" svg:y2="7.937cm">
          <text:p/>
        </draw:line>
        <draw:line draw:style-name="gr13" draw:layer="layout" svg:x1="30.504cm" svg:y1="7.937cm" svg:x2="30.512cm" svg:y2="7.953cm">
          <text:p/>
        </draw:line>
        <draw:line draw:style-name="gr13" draw:layer="layout" svg:x1="30.511cm" svg:y1="7.951cm" svg:x2="30.511cm" svg:y2="7.964cm">
          <text:p/>
        </draw:line>
        <draw:line draw:style-name="gr13" draw:layer="layout" svg:x1="30.511cm" svg:y1="7.964cm" svg:x2="30.518cm" svg:y2="7.964cm">
          <text:p/>
        </draw:line>
        <draw:line draw:style-name="gr13" draw:layer="layout" svg:x1="30.518cm" svg:y1="7.964cm" svg:x2="30.518cm" svg:y2="7.978cm">
          <text:p/>
        </draw:line>
        <draw:line draw:style-name="gr13" draw:layer="layout" svg:x1="30.518cm" svg:y1="7.978cm" svg:x2="30.527cm" svg:y2="7.986cm">
          <text:p/>
        </draw:line>
        <draw:line draw:style-name="gr13" draw:layer="layout" svg:x1="30.525cm" svg:y1="7.985cm" svg:x2="30.532cm" svg:y2="7.999cm">
          <text:p/>
        </draw:line>
        <draw:line draw:style-name="gr13" draw:layer="layout" svg:x1="30.531cm" svg:y1="7.998cm" svg:x2="30.531cm" svg:y2="8.005cm">
          <text:p/>
        </draw:line>
        <draw:line draw:style-name="gr13" draw:layer="layout" svg:x1="30.531cm" svg:y1="8.005cm" svg:x2="30.538cm" svg:y2="8.005cm">
          <text:p/>
        </draw:line>
        <draw:line draw:style-name="gr13" draw:layer="layout" svg:x1="30.538cm" svg:y1="8.005cm" svg:x2="30.546cm" svg:y2="8.027cm">
          <text:p/>
        </draw:line>
        <draw:line draw:style-name="gr13" draw:layer="layout" svg:x1="30.545cm" svg:y1="8.026cm" svg:x2="30.553cm" svg:y2="8.033cm">
          <text:p/>
        </draw:line>
        <draw:line draw:style-name="gr13" draw:layer="layout" svg:x1="30.552cm" svg:y1="8.032cm" svg:x2="30.552cm" svg:y2="8.039cm">
          <text:p/>
        </draw:line>
        <draw:line draw:style-name="gr13" draw:layer="layout" svg:x1="30.552cm" svg:y1="8.039cm" svg:x2="30.56cm" svg:y2="8.061cm">
          <text:p/>
        </draw:line>
        <draw:line draw:style-name="gr13" draw:layer="layout" svg:x1="30.559cm" svg:y1="8.061cm" svg:x2="30.566cm" svg:y2="8.046cm">
          <text:p/>
        </draw:line>
        <draw:line draw:style-name="gr13" draw:layer="layout" svg:x1="30.565cm" svg:y1="8.046cm" svg:x2="30.572cm" svg:y2="8.046cm">
          <text:p/>
        </draw:line>
        <draw:line draw:style-name="gr13" draw:layer="layout" svg:x1="30.572cm" svg:y1="8.046cm" svg:x2="30.579cm" svg:y2="8.046cm">
          <text:p/>
        </draw:line>
        <draw:line draw:style-name="gr13" draw:layer="layout" svg:x1="30.579cm" svg:y1="8.046cm" svg:x2="30.579cm" svg:y2="8.039cm">
          <text:p/>
        </draw:line>
        <draw:line draw:style-name="gr13" draw:layer="layout" svg:x1="30.579cm" svg:y1="8.04cm" svg:x2="30.587cm" svg:y2="8.032cm">
          <text:p/>
        </draw:line>
        <draw:line draw:style-name="gr13" draw:layer="layout" svg:x1="30.586cm" svg:y1="8.032cm" svg:x2="30.586cm" svg:y2="8.039cm">
          <text:p/>
        </draw:line>
        <draw:line draw:style-name="gr13" draw:layer="layout" svg:x1="30.586cm" svg:y1="8.04cm" svg:x2="30.594cm" svg:y2="8.032cm">
          <text:p/>
        </draw:line>
        <draw:line draw:style-name="gr13" draw:layer="layout" svg:x1="30.593cm" svg:y1="8.032cm" svg:x2="30.599cm" svg:y2="8.032cm">
          <text:p/>
        </draw:line>
        <draw:line draw:style-name="gr13" draw:layer="layout" svg:x1="30.599cm" svg:y1="8.032cm" svg:x2="30.599cm" svg:y2="8.026cm">
          <text:p/>
        </draw:line>
        <draw:line draw:style-name="gr13" draw:layer="layout" svg:x1="30.599cm" svg:y1="8.026cm" svg:x2="30.606cm" svg:y2="8.026cm">
          <text:p/>
        </draw:line>
        <draw:line draw:style-name="gr13" draw:layer="layout" svg:x1="30.606cm" svg:y1="8.026cm" svg:x2="30.613cm" svg:y2="8.026cm">
          <text:p/>
        </draw:line>
        <draw:line draw:style-name="gr13" draw:layer="layout" svg:x1="30.613cm" svg:y1="8.026cm" svg:x2="30.621cm" svg:y2="8.033cm">
          <text:p/>
        </draw:line>
        <draw:line draw:style-name="gr13" draw:layer="layout" svg:x1="30.62cm" svg:y1="8.033cm" svg:x2="30.629cm" svg:y2="8.026cm">
          <text:p/>
        </draw:line>
        <draw:line draw:style-name="gr13" draw:layer="layout" svg:x1="30.627cm" svg:y1="8.026cm" svg:x2="30.635cm" svg:y2="8.04cm">
          <text:p/>
        </draw:line>
        <draw:line draw:style-name="gr13" draw:layer="layout" svg:x1="30.634cm" svg:y1="8.039cm" svg:x2="30.634cm" svg:y2="8.032cm">
          <text:p/>
        </draw:line>
        <draw:line draw:style-name="gr13" draw:layer="layout" svg:x1="30.634cm" svg:y1="8.033cm" svg:x2="30.641cm" svg:y2="8.026cm">
          <text:p/>
        </draw:line>
        <draw:line draw:style-name="gr13" draw:layer="layout" svg:x1="30.64cm" svg:y1="8.026cm" svg:x2="30.648cm" svg:y2="8.033cm">
          <text:p/>
        </draw:line>
        <draw:line draw:style-name="gr13" draw:layer="layout" svg:x1="30.647cm" svg:y1="8.032cm" svg:x2="30.647cm" svg:y2="8.026cm">
          <text:p/>
        </draw:line>
        <draw:line draw:style-name="gr13" draw:layer="layout" svg:x1="30.647cm" svg:y1="8.026cm" svg:x2="30.655cm" svg:y2="8.033cm">
          <text:p/>
        </draw:line>
        <draw:line draw:style-name="gr13" draw:layer="layout" svg:x1="30.654cm" svg:y1="8.032cm" svg:x2="30.654cm" svg:y2="8.039cm">
          <text:p/>
        </draw:line>
        <draw:line draw:style-name="gr13" draw:layer="layout" svg:x1="30.654cm" svg:y1="8.04cm" svg:x2="30.662cm" svg:y2="8.032cm">
          <text:p/>
        </draw:line>
        <draw:line draw:style-name="gr13" draw:layer="layout" svg:x1="30.661cm" svg:y1="8.032cm" svg:x2="30.668cm" svg:y2="8.032cm">
          <text:p/>
        </draw:line>
        <draw:line draw:style-name="gr13" draw:layer="layout" svg:x1="30.668cm" svg:y1="8.032cm" svg:x2="30.668cm" svg:y2="8.039cm">
          <text:p/>
        </draw:line>
        <draw:line draw:style-name="gr13" draw:layer="layout" svg:x1="30.668cm" svg:y1="8.039cm" svg:x2="30.675cm" svg:y2="8.047cm">
          <text:p/>
        </draw:line>
        <draw:line draw:style-name="gr13" draw:layer="layout" svg:x1="30.674cm" svg:y1="8.046cm" svg:x2="30.681cm" svg:y2="8.046cm">
          <text:p/>
        </draw:line>
        <draw:line draw:style-name="gr13" draw:layer="layout" svg:x1="30.681cm" svg:y1="8.046cm" svg:x2="30.681cm" svg:y2="8.053cm">
          <text:p/>
        </draw:line>
        <draw:line draw:style-name="gr13" draw:layer="layout" svg:x1="30.681cm" svg:y1="8.053cm" svg:x2="30.688cm" svg:y2="8.053cm">
          <text:p/>
        </draw:line>
        <draw:line draw:style-name="gr13" draw:layer="layout" svg:x1="30.688cm" svg:y1="8.053cm" svg:x2="30.688cm" svg:y2="8.06cm">
          <text:p/>
        </draw:line>
        <draw:line draw:style-name="gr13" draw:layer="layout" svg:x1="30.688cm" svg:y1="8.061cm" svg:x2="30.696cm" svg:y2="8.053cm">
          <text:p/>
        </draw:line>
        <draw:line draw:style-name="gr13" draw:layer="layout" svg:x1="30.695cm" svg:y1="8.053cm" svg:x2="30.703cm" svg:y2="8.061cm">
          <text:p/>
        </draw:line>
        <draw:line draw:style-name="gr13" draw:layer="layout" svg:x1="30.702cm" svg:y1="8.06cm" svg:x2="30.709cm" svg:y2="8.067cm">
          <text:p/>
        </draw:line>
        <draw:line draw:style-name="gr13" draw:layer="layout" svg:x1="30.708cm" svg:y1="8.066cm" svg:x2="30.715cm" svg:y2="8.066cm">
          <text:p/>
        </draw:line>
        <draw:line draw:style-name="gr13" draw:layer="layout" svg:x1="30.715cm" svg:y1="8.066cm" svg:x2="30.723cm" svg:y2="8.074cm">
          <text:p/>
        </draw:line>
        <draw:line draw:style-name="gr13" draw:layer="layout" svg:x1="30.722cm" svg:y1="8.073cm" svg:x2="30.731cm" svg:y2="8.082cm">
          <text:p/>
        </draw:line>
        <draw:line draw:style-name="gr13" draw:layer="layout" svg:x1="30.729cm" svg:y1="8.082cm" svg:x2="30.737cm" svg:y2="8.073cm">
          <text:p/>
        </draw:line>
        <draw:line draw:style-name="gr13" draw:layer="layout" svg:x1="30.736cm" svg:y1="8.073cm" svg:x2="30.744cm" svg:y2="8.088cm">
          <text:p/>
        </draw:line>
        <draw:line draw:style-name="gr13" draw:layer="layout" svg:x1="30.743cm" svg:y1="8.087cm" svg:x2="30.749cm" svg:y2="8.087cm">
          <text:p/>
        </draw:line>
        <draw:line draw:style-name="gr13" draw:layer="layout" svg:x1="30.749cm" svg:y1="8.087cm" svg:x2="30.757cm" svg:y2="8.101cm">
          <text:p/>
        </draw:line>
        <draw:line draw:style-name="gr13" draw:layer="layout" svg:x1="30.756cm" svg:y1="8.1cm" svg:x2="30.763cm" svg:y2="8.1cm">
          <text:p/>
        </draw:line>
        <draw:line draw:style-name="gr13" draw:layer="layout" svg:x1="30.763cm" svg:y1="8.1cm" svg:x2="30.771cm" svg:y2="8.108cm">
          <text:p/>
        </draw:line>
        <draw:line draw:style-name="gr13" draw:layer="layout" svg:x1="30.77cm" svg:y1="8.107cm" svg:x2="30.779cm" svg:y2="8.115cm">
          <text:p/>
        </draw:line>
        <draw:line draw:style-name="gr13" draw:layer="layout" svg:x1="30.777cm" svg:y1="8.114cm" svg:x2="30.784cm" svg:y2="8.122cm">
          <text:p/>
        </draw:line>
        <draw:line draw:style-name="gr13" draw:layer="layout" svg:x1="30.783cm" svg:y1="8.122cm" svg:x2="30.791cm" svg:y2="8.114cm">
          <text:p/>
        </draw:line>
        <draw:line draw:style-name="gr13" draw:layer="layout" svg:x1="30.79cm" svg:y1="8.114cm" svg:x2="30.797cm" svg:y2="8.114cm">
          <text:p/>
        </draw:line>
        <draw:line draw:style-name="gr13" draw:layer="layout" svg:x1="30.797cm" svg:y1="8.114cm" svg:x2="30.804cm" svg:y2="8.114cm">
          <text:p/>
        </draw:line>
        <draw:line draw:style-name="gr13" draw:layer="layout" svg:x1="30.804cm" svg:y1="8.114cm" svg:x2="30.804cm" svg:y2="8.107cm">
          <text:p/>
        </draw:line>
        <draw:line draw:style-name="gr13" draw:layer="layout" svg:x1="30.804cm" svg:y1="8.107cm" svg:x2="30.812cm" svg:y2="8.122cm">
          <text:p/>
        </draw:line>
        <draw:line draw:style-name="gr13" draw:layer="layout" svg:x1="30.811cm" svg:y1="8.121cm" svg:x2="30.811cm" svg:y2="8.107cm">
          <text:p/>
        </draw:line>
        <draw:line draw:style-name="gr13" draw:layer="layout" svg:x1="30.811cm" svg:y1="8.107cm" svg:x2="30.817cm" svg:y2="8.107cm">
          <text:p/>
        </draw:line>
        <draw:line draw:style-name="gr13" draw:layer="layout" svg:x1="30.817cm" svg:y1="8.107cm" svg:x2="30.824cm" svg:y2="8.107cm">
          <text:p/>
        </draw:line>
        <draw:line draw:style-name="gr13" draw:layer="layout" svg:x1="30.824cm" svg:y1="8.107cm" svg:x2="30.824cm" svg:y2="8.114cm">
          <text:p/>
        </draw:line>
        <draw:line draw:style-name="gr13" draw:layer="layout" svg:x1="30.824cm" svg:y1="8.114cm" svg:x2="30.831cm" svg:y2="8.114cm">
          <text:p/>
        </draw:line>
        <draw:line draw:style-name="gr13" draw:layer="layout" svg:x1="30.831cm" svg:y1="8.114cm" svg:x2="30.839cm" svg:y2="8.122cm">
          <text:p/>
        </draw:line>
        <draw:line draw:style-name="gr13" draw:layer="layout" svg:x1="30.838cm" svg:y1="8.121cm" svg:x2="30.845cm" svg:y2="8.121cm">
          <text:p/>
        </draw:line>
        <draw:line draw:style-name="gr13" draw:layer="layout" svg:x1="30.845cm" svg:y1="8.121cm" svg:x2="30.845cm" svg:y2="8.134cm">
          <text:p/>
        </draw:line>
        <draw:line draw:style-name="gr13" draw:layer="layout" svg:x1="30.845cm" svg:y1="8.134cm" svg:x2="30.852cm" svg:y2="8.134cm">
          <text:p/>
        </draw:line>
        <draw:line draw:style-name="gr13" draw:layer="layout" svg:x1="30.852cm" svg:y1="8.134cm" svg:x2="30.858cm" svg:y2="8.134cm">
          <text:p/>
        </draw:line>
        <draw:line draw:style-name="gr13" draw:layer="layout" svg:x1="30.858cm" svg:y1="8.134cm" svg:x2="30.865cm" svg:y2="8.134cm">
          <text:p/>
        </draw:line>
        <draw:line draw:style-name="gr13" draw:layer="layout" svg:x1="30.865cm" svg:y1="8.134cm" svg:x2="30.873cm" svg:y2="8.142cm">
          <text:p/>
        </draw:line>
        <draw:line draw:style-name="gr13" draw:layer="layout" svg:x1="30.872cm" svg:y1="8.141cm" svg:x2="30.872cm" svg:y2="8.134cm">
          <text:p/>
        </draw:line>
        <draw:line draw:style-name="gr13" draw:layer="layout" svg:x1="30.872cm" svg:y1="8.134cm" svg:x2="30.879cm" svg:y2="8.134cm">
          <text:p/>
        </draw:line>
        <draw:line draw:style-name="gr13" draw:layer="layout" svg:x1="30.879cm" svg:y1="8.134cm" svg:x2="30.887cm" svg:y2="8.142cm">
          <text:p/>
        </draw:line>
        <draw:line draw:style-name="gr13" draw:layer="layout" svg:x1="30.886cm" svg:y1="8.141cm" svg:x2="30.892cm" svg:y2="8.141cm">
          <text:p/>
        </draw:line>
        <draw:line draw:style-name="gr13" draw:layer="layout" svg:x1="30.892cm" svg:y1="8.142cm" svg:x2="30.9cm" svg:y2="8.134cm">
          <text:p/>
        </draw:line>
        <draw:line draw:style-name="gr13" draw:layer="layout" svg:x1="30.899cm" svg:y1="8.134cm" svg:x2="30.907cm" svg:y2="8.149cm">
          <text:p/>
        </draw:line>
        <draw:line draw:style-name="gr13" draw:layer="layout" svg:x1="30.906cm" svg:y1="8.148cm" svg:x2="30.906cm" svg:y2="8.141cm">
          <text:p/>
        </draw:line>
        <draw:line draw:style-name="gr13" draw:layer="layout" svg:x1="30.906cm" svg:y1="8.141cm" svg:x2="30.913cm" svg:y2="8.141cm">
          <text:p/>
        </draw:line>
        <draw:line draw:style-name="gr13" draw:layer="layout" svg:x1="30.913cm" svg:y1="8.141cm" svg:x2="30.913cm" svg:y2="8.155cm">
          <text:p/>
        </draw:line>
        <draw:line draw:style-name="gr13" draw:layer="layout" svg:x1="30.913cm" svg:y1="8.156cm" svg:x2="30.921cm" svg:y2="8.148cm">
          <text:p/>
        </draw:line>
        <draw:line draw:style-name="gr13" draw:layer="layout" svg:x1="30.92cm" svg:y1="8.148cm" svg:x2="30.926cm" svg:y2="8.148cm">
          <text:p/>
        </draw:line>
        <draw:line draw:style-name="gr13" draw:layer="layout" svg:x1="30.926cm" svg:y1="8.148cm" svg:x2="30.926cm" svg:y2="8.155cm">
          <text:p/>
        </draw:line>
        <draw:line draw:style-name="gr13" draw:layer="layout" svg:x1="30.926cm" svg:y1="8.155cm" svg:x2="30.935cm" svg:y2="8.163cm">
          <text:p/>
        </draw:line>
        <draw:line draw:style-name="gr13" draw:layer="layout" svg:x1="30.933cm" svg:y1="8.162cm" svg:x2="30.94cm" svg:y2="8.162cm">
          <text:p/>
        </draw:line>
        <draw:line draw:style-name="gr13" draw:layer="layout" svg:x1="30.94cm" svg:y1="8.162cm" svg:x2="30.947cm" svg:y2="8.162cm">
          <text:p/>
        </draw:line>
        <draw:line draw:style-name="gr13" draw:layer="layout" svg:x1="30.947cm" svg:y1="8.162cm" svg:x2="30.954cm" svg:y2="8.162cm">
          <text:p/>
        </draw:line>
        <draw:line draw:style-name="gr13" draw:layer="layout" svg:x1="30.954cm" svg:y1="8.162cm" svg:x2="30.961cm" svg:y2="8.162cm">
          <text:p/>
        </draw:line>
        <draw:line draw:style-name="gr13" draw:layer="layout" svg:x1="30.961cm" svg:y1="8.162cm" svg:x2="30.961cm" svg:y2="8.168cm">
          <text:p/>
        </draw:line>
        <draw:line draw:style-name="gr13" draw:layer="layout" svg:x1="30.961cm" svg:y1="8.169cm" svg:x2="30.968cm" svg:y2="8.162cm">
          <text:p/>
        </draw:line>
        <draw:line draw:style-name="gr13" draw:layer="layout" svg:x1="30.967cm" svg:y1="8.162cm" svg:x2="30.975cm" svg:y2="8.169cm">
          <text:p/>
        </draw:line>
        <draw:line draw:style-name="gr13" draw:layer="layout" svg:x1="30.974cm" svg:y1="8.168cm" svg:x2="30.981cm" svg:y2="8.168cm">
          <text:p/>
        </draw:line>
        <draw:line draw:style-name="gr13" draw:layer="layout" svg:x1="30.981cm" svg:y1="8.168cm" svg:x2="30.981cm" svg:y2="8.162cm">
          <text:p/>
        </draw:line>
        <draw:line draw:style-name="gr13" draw:layer="layout" svg:x1="30.981cm" svg:y1="8.162cm" svg:x2="30.989cm" svg:y2="8.169cm">
          <text:p/>
        </draw:line>
        <draw:line draw:style-name="gr13" draw:layer="layout" svg:x1="30.988cm" svg:y1="8.169cm" svg:x2="30.996cm" svg:y2="8.162cm">
          <text:p/>
        </draw:line>
        <draw:line draw:style-name="gr13" draw:layer="layout" svg:x1="30.995cm" svg:y1="8.162cm" svg:x2="31.001cm" svg:y2="8.162cm">
          <text:p/>
        </draw:line>
        <draw:line draw:style-name="gr13" draw:layer="layout" svg:x1="31.001cm" svg:y1="8.162cm" svg:x2="31.008cm" svg:y2="8.162cm">
          <text:p/>
        </draw:line>
        <draw:line draw:style-name="gr13" draw:layer="layout" svg:x1="31.008cm" svg:y1="8.162cm" svg:x2="31.008cm" svg:y2="8.168cm">
          <text:p/>
        </draw:line>
        <draw:line draw:style-name="gr13" draw:layer="layout" svg:x1="31.008cm" svg:y1="8.169cm" svg:x2="31.016cm" svg:y2="8.162cm">
          <text:p/>
        </draw:line>
        <draw:line draw:style-name="gr13" draw:layer="layout" svg:x1="31.015cm" svg:y1="8.162cm" svg:x2="31.015cm" svg:y2="8.168cm">
          <text:p/>
        </draw:line>
        <draw:line draw:style-name="gr13" draw:layer="layout" svg:x1="31.015cm" svg:y1="8.168cm" svg:x2="31.022cm" svg:y2="8.168cm">
          <text:p/>
        </draw:line>
        <draw:line draw:style-name="gr13" draw:layer="layout" svg:x1="31.022cm" svg:y1="8.168cm" svg:x2="31.029cm" svg:y2="8.168cm">
          <text:p/>
        </draw:line>
        <draw:line draw:style-name="gr13" draw:layer="layout" svg:x1="31.029cm" svg:y1="8.168cm" svg:x2="31.029cm" svg:y2="8.175cm">
          <text:p/>
        </draw:line>
        <draw:line draw:style-name="gr13" draw:layer="layout" svg:x1="31.029cm" svg:y1="8.175cm" svg:x2="31.035cm" svg:y2="8.175cm">
          <text:p/>
        </draw:line>
        <draw:line draw:style-name="gr13" draw:layer="layout" svg:x1="31.035cm" svg:y1="8.175cm" svg:x2="31.043cm" svg:y2="8.184cm">
          <text:p/>
        </draw:line>
        <draw:line draw:style-name="gr13" draw:layer="layout" svg:x1="31.042cm" svg:y1="8.182cm" svg:x2="31.042cm" svg:y2="8.175cm">
          <text:p/>
        </draw:line>
        <draw:line draw:style-name="gr13" draw:layer="layout" svg:x1="31.042cm" svg:y1="8.175cm" svg:x2="31.05cm" svg:y2="8.184cm">
          <text:p/>
        </draw:line>
        <draw:line draw:style-name="gr13" draw:layer="layout" svg:x1="31.049cm" svg:y1="8.182cm" svg:x2="31.057cm" svg:y2="8.19cm">
          <text:p/>
        </draw:line>
        <draw:line draw:style-name="gr13" draw:layer="layout" svg:x1="31.056cm" svg:y1="8.19cm" svg:x2="31.064cm" svg:y2="8.182cm">
          <text:p/>
        </draw:line>
        <draw:line draw:style-name="gr13" draw:layer="layout" svg:x1="31.063cm" svg:y1="8.182cm" svg:x2="31.071cm" svg:y2="8.19cm">
          <text:p/>
        </draw:line>
        <draw:line draw:style-name="gr13" draw:layer="layout" svg:x1="31.07cm" svg:y1="8.189cm" svg:x2="31.077cm" svg:y2="8.197cm">
          <text:p/>
        </draw:line>
        <draw:line draw:style-name="gr13" draw:layer="layout" svg:x1="31.076cm" svg:y1="8.196cm" svg:x2="31.076cm" svg:y2="8.189cm">
          <text:p/>
        </draw:line>
        <draw:line draw:style-name="gr13" draw:layer="layout" svg:x1="31.076cm" svg:y1="8.189cm" svg:x2="31.085cm" svg:y2="8.197cm">
          <text:p/>
        </draw:line>
        <draw:line draw:style-name="gr13" draw:layer="layout" svg:x1="31.083cm" svg:y1="8.196cm" svg:x2="31.083cm" svg:y2="8.189cm">
          <text:p/>
        </draw:line>
        <draw:line draw:style-name="gr13" draw:layer="layout" svg:x1="31.083cm" svg:y1="8.189cm" svg:x2="31.091cm" svg:y2="8.197cm">
          <text:p/>
        </draw:line>
        <draw:line draw:style-name="gr13" draw:layer="layout" svg:x1="31.09cm" svg:y1="8.196cm" svg:x2="31.097cm" svg:y2="8.196cm">
          <text:p/>
        </draw:line>
        <draw:line draw:style-name="gr13" draw:layer="layout" svg:x1="31.097cm" svg:y1="8.196cm" svg:x2="31.097cm" svg:y2="8.202cm">
          <text:p/>
        </draw:line>
        <draw:line draw:style-name="gr13" draw:layer="layout" svg:x1="31.097cm" svg:y1="8.203cm" svg:x2="31.105cm" svg:y2="8.196cm">
          <text:p/>
        </draw:line>
        <draw:line draw:style-name="gr13" draw:layer="layout" svg:x1="31.104cm" svg:y1="8.196cm" svg:x2="31.11cm" svg:y2="8.196cm">
          <text:p/>
        </draw:line>
        <draw:line draw:style-name="gr13" draw:layer="layout" svg:x1="31.11cm" svg:y1="8.196cm" svg:x2="31.118cm" svg:y2="8.203cm">
          <text:p/>
        </draw:line>
        <draw:line draw:style-name="gr13" draw:layer="layout" svg:x1="31.117cm" svg:y1="8.202cm" svg:x2="31.117cm" svg:y2="8.196cm">
          <text:p/>
        </draw:line>
        <draw:line draw:style-name="gr13" draw:layer="layout" svg:x1="31.117cm" svg:y1="8.196cm" svg:x2="31.124cm" svg:y2="8.196cm">
          <text:p/>
        </draw:line>
        <draw:line draw:style-name="gr13" draw:layer="layout" svg:x1="31.124cm" svg:y1="8.196cm" svg:x2="31.133cm" svg:y2="8.203cm">
          <text:p/>
        </draw:line>
        <draw:line draw:style-name="gr13" draw:layer="layout" svg:x1="31.131cm" svg:y1="8.202cm" svg:x2="31.131cm" svg:y2="8.196cm">
          <text:p/>
        </draw:line>
        <draw:line draw:style-name="gr13" draw:layer="layout" svg:x1="31.131cm" svg:y1="8.196cm" svg:x2="31.139cm" svg:y2="8.203cm">
          <text:p/>
        </draw:line>
        <draw:line draw:style-name="gr13" draw:layer="layout" svg:x1="31.138cm" svg:y1="8.202cm" svg:x2="31.144cm" svg:y2="8.202cm">
          <text:p/>
        </draw:line>
        <draw:line draw:style-name="gr13" draw:layer="layout" svg:x1="31.144cm" svg:y1="8.202cm" svg:x2="31.151cm" svg:y2="8.202cm">
          <text:p/>
        </draw:line>
        <draw:line draw:style-name="gr13" draw:layer="layout" svg:x1="31.151cm" svg:y1="8.202cm" svg:x2="31.159cm" svg:y2="8.21cm">
          <text:p/>
        </draw:line>
        <draw:line draw:style-name="gr13" draw:layer="layout" svg:x1="31.158cm" svg:y1="8.21cm" svg:x2="31.166cm" svg:y2="8.202cm">
          <text:p/>
        </draw:line>
        <draw:line draw:style-name="gr13" draw:layer="layout" svg:x1="31.165cm" svg:y1="8.202cm" svg:x2="31.173cm" svg:y2="8.21cm">
          <text:p/>
        </draw:line>
        <draw:line draw:style-name="gr13" draw:layer="layout" svg:x1="31.172cm" svg:y1="8.209cm" svg:x2="31.179cm" svg:y2="8.209cm">
          <text:p/>
        </draw:line>
        <draw:line draw:style-name="gr13" draw:layer="layout" svg:x1="31.179cm" svg:y1="8.209cm" svg:x2="31.185cm" svg:y2="8.209cm">
          <text:p/>
        </draw:line>
        <draw:line draw:style-name="gr13" draw:layer="layout" svg:x1="31.185cm" svg:y1="8.209cm" svg:x2="31.192cm" svg:y2="8.209cm">
          <text:p/>
        </draw:line>
        <draw:line draw:style-name="gr13" draw:layer="layout" svg:x1="31.192cm" svg:y1="8.209cm" svg:x2="31.199cm" svg:y2="8.209cm">
          <text:p/>
        </draw:line>
        <draw:line draw:style-name="gr13" draw:layer="layout" svg:x1="31.199cm" svg:y1="8.209cm" svg:x2="31.206cm" svg:y2="8.209cm">
          <text:p/>
        </draw:line>
        <draw:line draw:style-name="gr13" draw:layer="layout" svg:x1="31.206cm" svg:y1="8.209cm" svg:x2="31.213cm" svg:y2="8.209cm">
          <text:p/>
        </draw:line>
        <draw:line draw:style-name="gr13" draw:layer="layout" svg:x1="31.213cm" svg:y1="8.209cm" svg:x2="31.219cm" svg:y2="8.209cm">
          <text:p/>
        </draw:line>
        <draw:line draw:style-name="gr13" draw:layer="layout" svg:x1="31.219cm" svg:y1="8.209cm" svg:x2="31.226cm" svg:y2="8.209cm">
          <text:p/>
        </draw:line>
        <draw:line draw:style-name="gr13" draw:layer="layout" svg:x1="31.226cm" svg:y1="8.209cm" svg:x2="31.233cm" svg:y2="8.209cm">
          <text:p/>
        </draw:line>
        <draw:line draw:style-name="gr13" draw:layer="layout" svg:x1="31.233cm" svg:y1="8.209cm" svg:x2="31.233cm" svg:y2="8.216cm">
          <text:p/>
        </draw:line>
        <draw:line draw:style-name="gr13" draw:layer="layout" svg:x1="31.233cm" svg:y1="8.216cm" svg:x2="31.24cm" svg:y2="8.216cm">
          <text:p/>
        </draw:line>
        <draw:line draw:style-name="gr13" draw:layer="layout" svg:x1="31.24cm" svg:y1="8.216cm" svg:x2="31.247cm" svg:y2="8.216cm">
          <text:p/>
        </draw:line>
        <draw:line draw:style-name="gr13" draw:layer="layout" svg:x1="31.247cm" svg:y1="8.216cm" svg:x2="31.254cm" svg:y2="8.224cm">
          <text:p/>
        </draw:line>
        <draw:line draw:style-name="gr13" draw:layer="layout" svg:x1="31.253cm" svg:y1="8.223cm" svg:x2="31.253cm" svg:y2="8.216cm">
          <text:p/>
        </draw:line>
        <draw:line draw:style-name="gr13" draw:layer="layout" svg:x1="31.253cm" svg:y1="8.216cm" svg:x2="31.261cm" svg:y2="8.224cm">
          <text:p/>
        </draw:line>
        <draw:line draw:style-name="gr13" draw:layer="layout" svg:x1="31.26cm" svg:y1="8.223cm" svg:x2="31.267cm" svg:y2="8.223cm">
          <text:p/>
        </draw:line>
        <draw:line draw:style-name="gr13" draw:layer="layout" svg:x1="31.267cm" svg:y1="8.223cm" svg:x2="31.274cm" svg:y2="8.223cm">
          <text:p/>
        </draw:line>
        <draw:line draw:style-name="gr13" draw:layer="layout" svg:x1="31.274cm" svg:y1="8.223cm" svg:x2="31.281cm" svg:y2="8.223cm">
          <text:p/>
        </draw:line>
        <draw:line draw:style-name="gr13" draw:layer="layout" svg:x1="31.281cm" svg:y1="8.223cm" svg:x2="31.288cm" svg:y2="8.232cm">
          <text:p/>
        </draw:line>
        <draw:line draw:style-name="gr13" draw:layer="layout" svg:x1="31.287cm" svg:y1="8.23cm" svg:x2="31.287cm" svg:y2="8.223cm">
          <text:p/>
        </draw:line>
        <draw:line draw:style-name="gr13" draw:layer="layout" svg:x1="31.287cm" svg:y1="8.223cm" svg:x2="31.294cm" svg:y2="8.223cm">
          <text:p/>
        </draw:line>
        <draw:line draw:style-name="gr13" draw:layer="layout" svg:x1="31.294cm" svg:y1="8.223cm" svg:x2="31.302cm" svg:y2="8.232cm">
          <text:p/>
        </draw:line>
        <draw:line draw:style-name="gr13" draw:layer="layout" svg:x1="31.301cm" svg:y1="8.23cm" svg:x2="31.301cm" svg:y2="8.223cm">
          <text:p/>
        </draw:line>
        <draw:line draw:style-name="gr13" draw:layer="layout" svg:x1="31.301cm" svg:y1="8.223cm" svg:x2="31.308cm" svg:y2="8.223cm">
          <text:p/>
        </draw:line>
        <draw:line draw:style-name="gr13" draw:layer="layout" svg:x1="31.308cm" svg:y1="8.223cm" svg:x2="31.315cm" svg:y2="8.223cm">
          <text:p/>
        </draw:line>
        <draw:line draw:style-name="gr13" draw:layer="layout" svg:x1="31.315cm" svg:y1="8.223cm" svg:x2="31.322cm" svg:y2="8.223cm">
          <text:p/>
        </draw:line>
        <draw:line draw:style-name="gr13" draw:layer="layout" svg:x1="31.322cm" svg:y1="8.223cm" svg:x2="31.328cm" svg:y2="8.223cm">
          <text:p/>
        </draw:line>
        <draw:line draw:style-name="gr13" draw:layer="layout" svg:x1="31.328cm" svg:y1="8.223cm" svg:x2="31.335cm" svg:y2="8.223cm">
          <text:p/>
        </draw:line>
        <draw:line draw:style-name="gr13" draw:layer="layout" svg:x1="31.335cm" svg:y1="8.223cm" svg:x2="31.342cm" svg:y2="8.223cm">
          <text:p/>
        </draw:line>
        <draw:line draw:style-name="gr13" draw:layer="layout" svg:x1="31.342cm" svg:y1="8.223cm" svg:x2="31.349cm" svg:y2="8.223cm">
          <text:p/>
        </draw:line>
        <draw:line draw:style-name="gr13" draw:layer="layout" svg:x1="31.349cm" svg:y1="8.223cm" svg:x2="31.356cm" svg:y2="8.223cm">
          <text:p/>
        </draw:line>
        <draw:line draw:style-name="gr13" draw:layer="layout" svg:x1="31.356cm" svg:y1="8.223cm" svg:x2="31.362cm" svg:y2="8.223cm">
          <text:p/>
        </draw:line>
        <draw:line draw:style-name="gr13" draw:layer="layout" svg:x1="31.362cm" svg:y1="8.223cm" svg:x2="31.37cm" svg:y2="8.232cm">
          <text:p/>
        </draw:line>
        <draw:line draw:style-name="gr13" draw:layer="layout" svg:x1="31.369cm" svg:y1="8.23cm" svg:x2="31.369cm" svg:y2="8.223cm">
          <text:p/>
        </draw:line>
        <draw:line draw:style-name="gr13" draw:layer="layout" svg:x1="31.369cm" svg:y1="8.223cm" svg:x2="31.376cm" svg:y2="8.223cm">
          <text:p/>
        </draw:line>
        <draw:line draw:style-name="gr13" draw:layer="layout" svg:x1="31.376cm" svg:y1="8.223cm" svg:x2="31.383cm" svg:y2="8.223cm">
          <text:p/>
        </draw:line>
        <draw:line draw:style-name="gr13" draw:layer="layout" svg:x1="31.383cm" svg:y1="8.223cm" svg:x2="31.383cm" svg:y2="8.23cm">
          <text:p/>
        </draw:line>
        <draw:line draw:style-name="gr13" draw:layer="layout" svg:x1="31.383cm" svg:y1="8.23cm" svg:x2="31.39cm" svg:y2="8.23cm">
          <text:p/>
        </draw:line>
        <draw:line draw:style-name="gr13" draw:layer="layout" svg:x1="31.39cm" svg:y1="8.232cm" svg:x2="31.397cm" svg:y2="8.223cm">
          <text:p/>
        </draw:line>
        <draw:line draw:style-name="gr13" draw:layer="layout" svg:x1="31.396cm" svg:y1="8.223cm" svg:x2="31.404cm" svg:y2="8.232cm">
          <text:p/>
        </draw:line>
        <draw:line draw:style-name="gr13" draw:layer="layout" svg:x1="31.403cm" svg:y1="8.23cm" svg:x2="31.41cm" svg:y2="8.23cm">
          <text:p/>
        </draw:line>
        <draw:line draw:style-name="gr13" draw:layer="layout" svg:x1="31.41cm" svg:y1="8.23cm" svg:x2="31.417cm" svg:y2="8.23cm">
          <text:p/>
        </draw:line>
        <draw:line draw:style-name="gr13" draw:layer="layout" svg:x1="31.417cm" svg:y1="8.23cm" svg:x2="31.424cm" svg:y2="8.23cm">
          <text:p/>
        </draw:line>
        <draw:line draw:style-name="gr13" draw:layer="layout" svg:x1="31.424cm" svg:y1="8.23cm" svg:x2="31.431cm" svg:y2="8.23cm">
          <text:p/>
        </draw:line>
        <draw:line draw:style-name="gr13" draw:layer="layout" svg:x1="31.431cm" svg:y1="8.23cm" svg:x2="31.437cm" svg:y2="8.23cm">
          <text:p/>
        </draw:line>
        <draw:line draw:style-name="gr13" draw:layer="layout" svg:x1="31.437cm" svg:y1="8.23cm" svg:x2="31.445cm" svg:y2="8.237cm">
          <text:p/>
        </draw:line>
        <draw:line draw:style-name="gr13" draw:layer="layout" svg:x1="31.444cm" svg:y1="8.236cm" svg:x2="31.451cm" svg:y2="8.236cm">
          <text:p/>
        </draw:line>
        <draw:line draw:style-name="gr13" draw:layer="layout" svg:x1="31.451cm" svg:y1="8.236cm" svg:x2="31.459cm" svg:y2="8.244cm">
          <text:p/>
        </draw:line>
        <draw:line draw:style-name="gr13" draw:layer="layout" svg:x1="31.458cm" svg:y1="8.243cm" svg:x2="31.458cm" svg:y2="8.236cm">
          <text:p/>
        </draw:line>
        <draw:line draw:style-name="gr13" draw:layer="layout" svg:x1="31.458cm" svg:y1="8.236cm" svg:x2="31.465cm" svg:y2="8.236cm">
          <text:p/>
        </draw:line>
        <draw:line draw:style-name="gr13" draw:layer="layout" svg:x1="31.465cm" svg:y1="8.236cm" svg:x2="31.472cm" svg:y2="8.244cm">
          <text:p/>
        </draw:line>
        <draw:line draw:style-name="gr13" draw:layer="layout" svg:x1="31.471cm" svg:y1="8.243cm" svg:x2="31.478cm" svg:y2="8.243cm">
          <text:p/>
        </draw:line>
        <draw:line draw:style-name="gr13" draw:layer="layout" svg:x1="31.478cm" svg:y1="8.243cm" svg:x2="31.485cm" svg:y2="8.243cm">
          <text:p/>
        </draw:line>
        <draw:line draw:style-name="gr13" draw:layer="layout" svg:x1="31.485cm" svg:y1="8.243cm" svg:x2="31.492cm" svg:y2="8.243cm">
          <text:p/>
        </draw:line>
        <draw:line draw:style-name="gr13" draw:layer="layout" svg:x1="31.492cm" svg:y1="8.243cm" svg:x2="31.499cm" svg:y2="8.243cm">
          <text:p/>
        </draw:line>
        <draw:line draw:style-name="gr13" draw:layer="layout" svg:x1="31.499cm" svg:y1="8.243cm" svg:x2="31.505cm" svg:y2="8.243cm">
          <text:p/>
        </draw:line>
        <draw:line draw:style-name="gr13" draw:layer="layout" svg:x1="31.505cm" svg:y1="8.243cm" svg:x2="31.512cm" svg:y2="8.243cm">
          <text:p/>
        </draw:line>
        <draw:line draw:style-name="gr13" draw:layer="layout" svg:x1="31.512cm" svg:y1="8.243cm" svg:x2="31.519cm" svg:y2="8.243cm">
          <text:p/>
        </draw:line>
        <draw:frame draw:style-name="gr14" draw:layer="layout" svg:width="7.63cm" svg:height="0.746cm" svg:x="23.901cm" svg:y="2.071cm">
          <draw:text-box>
            <text:p text:style-name="P2"><text:span text:style-name="T1">Measurement Spectrum</text:span></text:p>
          </draw:text-box>
        </draw:frame>
        <draw:frame draw:style-name="gr15" draw:layer="layout" svg:width="0.815cm" svg:height="0.497cm" svg:x="23.755cm" svg:y="8.499cm">
          <draw:text-box>
            <text:p text:style-name="P2"><text:span text:style-name="T2">300</text:span></text:p>
          </draw:text-box>
        </draw:frame>
        <draw:frame draw:style-name="gr16" draw:layer="layout" svg:width="0.815cm" svg:height="0.497cm" svg:x="26.724cm" svg:y="8.499cm">
          <draw:text-box>
            <text:p text:style-name="P2"><text:span text:style-name="T2">350</text:span></text:p>
          </draw:text-box>
        </draw:frame>
        <draw:path draw:style-name="gr17" draw:layer="layout" svg:width="0.212cm" svg:height="5.999cm" svg:x="22.692cm" svg:y="2.363cm" svg:viewBox="0 0 213 6000" svg:d="M125 6000v-5683h-36v5683zM213 352l-106-352-107 352z">
          <text:p/>
        </draw:path>
        <draw:path draw:style-name="gr17" draw:layer="layout" svg:width="9.05cm" svg:height="0.212cm" svg:x="22.802cm" svg:y="8.23cm" svg:viewBox="0 0 9051 213" svg:d="M0 88h8734v37h-8734zM8698 0l353 107-353 106z">
          <text:p/>
        </draw:path>
        <draw:frame draw:style-name="gr16" draw:layer="layout" svg:width="0.815cm" svg:height="0.497cm" svg:x="29.693cm" svg:y="8.499cm">
          <draw:text-box>
            <text:p text:style-name="P2"><text:span text:style-name="T2">400</text:span></text:p>
          </draw:text-box>
        </draw:frame>
        <draw:frame draw:style-name="gr18" draw:layer="layout" svg:width="2.508cm" svg:height="0.497cm" svg:x="30.935cm" svg:y="8.656cm">
          <draw:text-box>
            <text:p text:style-name="P2"><text:span text:style-name="T2">Wavelength</text:span></text:p>
          </draw:text-box>
        </draw:frame>
        <draw:frame draw:style-name="gr19" draw:layer="layout" svg:width="1.01cm" svg:height="0.497cm" svg:x="31.544cm" svg:y="9.164cm">
          <draw:text-box>
            <text:p text:style-name="P2"><text:span text:style-name="T2">[nm]</text:span></text:p>
          </draw:text-box>
        </draw:frame>
        <draw:frame draw:style-name="gr20" draw:layer="layout" svg:width="0.129cm" svg:height="0.497cm" draw:transform="rotate (1.5707963267949) translate (22.153cm 6.116cm)">
          <draw:text-box>
            <text:p text:style-name="P2"><text:span text:style-name="T2">I</text:span></text:p>
          </draw:text-box>
        </draw:frame>
        <draw:frame draw:style-name="gr20" draw:layer="layout" svg:width="0.269cm" svg:height="0.497cm" draw:transform="rotate (1.5707963267949) translate (22.153cm 6.009cm)">
          <draw:text-box>
            <text:p text:style-name="P2"><text:span text:style-name="T2">n</text:span></text:p>
          </draw:text-box>
        </draw:frame>
        <draw:frame draw:style-name="gr20" draw:layer="layout" svg:width="0.167cm" svg:height="0.497cm" draw:transform="rotate (1.5707963267949) translate (22.153cm 5.79cm)">
          <draw:text-box>
            <text:p text:style-name="P2"><text:span text:style-name="T2">t</text:span></text:p>
          </draw:text-box>
        </draw:frame>
        <draw:frame draw:style-name="gr20" draw:layer="layout" svg:width="0.264cm" svg:height="0.497cm" draw:transform="rotate (1.5707963267949) translate (22.153cm 5.65cm)">
          <draw:text-box>
            <text:p text:style-name="P2"><text:span text:style-name="T2">e</text:span></text:p>
          </draw:text-box>
        </draw:frame>
        <draw:frame draw:style-name="gr20" draw:layer="layout" svg:width="0.269cm" svg:height="0.497cm" draw:transform="rotate (1.5707963267949) translate (22.153cm 5.439cm)">
          <draw:text-box>
            <text:p text:style-name="P2"><text:span text:style-name="T2">n</text:span></text:p>
          </draw:text-box>
        </draw:frame>
        <draw:frame draw:style-name="gr20" draw:layer="layout" svg:width="0.222cm" svg:height="0.497cm" draw:transform="rotate (1.5707963267949) translate (22.153cm 5.215cm)">
          <draw:text-box>
            <text:p text:style-name="P2"><text:span text:style-name="T2">s</text:span></text:p>
          </draw:text-box>
        </draw:frame>
        <draw:frame draw:style-name="gr20" draw:layer="layout" svg:width="0.121cm" svg:height="0.497cm" draw:transform="rotate (1.5707963267949) translate (22.153cm 5.049cm)">
          <draw:text-box>
            <text:p text:style-name="P2"><text:span text:style-name="T2">i</text:span></text:p>
          </draw:text-box>
        </draw:frame>
        <draw:frame draw:style-name="gr20" draw:layer="layout" svg:width="0.167cm" svg:height="0.497cm" draw:transform="rotate (1.5707963267949) translate (22.153cm 4.952cm)">
          <draw:text-box>
            <text:p text:style-name="P2"><text:span text:style-name="T2">t</text:span></text:p>
          </draw:text-box>
        </draw:frame>
        <draw:frame draw:style-name="gr20" draw:layer="layout" svg:width="0.252cm" svg:height="0.497cm" draw:transform="rotate (1.5707963267949) translate (22.153cm 4.809cm)">
          <draw:text-box>
            <text:p text:style-name="P2"><text:span text:style-name="T2">y</text:span></text:p>
          </draw:text-box>
        </draw:frame>
        <draw:line draw:style-name="gr4" draw:layer="layout" svg:x1="15.427cm" svg:y1="3.239cm" svg:x2="15.917cm" svg:y2="1.643cm">
          <text:p/>
        </draw:line>
        <draw:line draw:style-name="gr21" draw:layer="layout" svg:x1="21.423cm" svg:y1="9.79cm" svg:x2="32.941cm" svg:y2="9.79cm">
          <text:p/>
        </draw:line>
        <draw:polygon draw:style-name="gr2" draw:layer="layout" svg:width="9.56cm" svg:height="6.745cm" svg:x="22.21cm" svg:y="10.819cm" svg:viewBox="0 0 9561 6746" draw:points="0,6746 9561,6746 9561,0 0,0">
          <text:p/>
        </draw:polygon>
        <draw:polygon draw:style-name="gr2" draw:layer="layout" svg:width="8.708cm" svg:height="5.588cm" svg:x="22.775cm" svg:y="11.486cm" svg:viewBox="0 0 8709 5589" draw:points="0,5589 8709,5589 8709,0 0,0">
          <text:p/>
        </draw:polygon>
        <draw:polygon draw:style-name="gr7" draw:layer="layout" svg:width="8.702cm" svg:height="5.581cm" svg:x="22.775cm" svg:y="11.486cm" svg:viewBox="0 0 8703 5582" draw:points="0,5582 8703,5582 8703,0 0,0">
          <text:p/>
        </draw:polygon>
        <draw:polygon draw:style-name="gr8" draw:layer="layout" svg:width="0.013cm" svg:height="5.588cm" svg:x="22.769cm" svg:y="11.486cm" svg:viewBox="0 0 14 5589" draw:points="0,5589 14,5589 14,0 0,0">
          <text:p/>
        </draw:polygon>
        <draw:line draw:style-name="gr9" draw:layer="layout" svg:x1="22.769cm" svg:y1="11.581cm" svg:x2="22.741cm" svg:y2="11.581cm">
          <text:p/>
        </draw:line>
        <draw:line draw:style-name="gr9" draw:layer="layout" svg:x1="22.769cm" svg:y1="11.737cm" svg:x2="22.741cm" svg:y2="11.737cm">
          <text:p/>
        </draw:line>
        <draw:line draw:style-name="gr9" draw:layer="layout" svg:x1="22.769cm" svg:y1="11.894cm" svg:x2="22.741cm" svg:y2="11.894cm">
          <text:p/>
        </draw:line>
        <draw:line draw:style-name="gr9" draw:layer="layout" svg:x1="22.769cm" svg:y1="12.05cm" svg:x2="22.741cm" svg:y2="12.05cm">
          <text:p/>
        </draw:line>
        <draw:line draw:style-name="gr9" draw:layer="layout" svg:x1="22.769cm" svg:y1="12.206cm" svg:x2="22.741cm" svg:y2="12.206cm">
          <text:p/>
        </draw:line>
        <draw:line draw:style-name="gr9" draw:layer="layout" svg:x1="22.769cm" svg:y1="12.363cm" svg:x2="22.741cm" svg:y2="12.363cm">
          <text:p/>
        </draw:line>
        <draw:line draw:style-name="gr9" draw:layer="layout" svg:x1="22.769cm" svg:y1="12.519cm" svg:x2="22.741cm" svg:y2="12.519cm">
          <text:p/>
        </draw:line>
        <draw:line draw:style-name="gr9" draw:layer="layout" svg:x1="22.769cm" svg:y1="12.675cm" svg:x2="22.741cm" svg:y2="12.675cm">
          <text:p/>
        </draw:line>
        <draw:line draw:style-name="gr9" draw:layer="layout" svg:x1="22.769cm" svg:y1="12.825cm" svg:x2="22.741cm" svg:y2="12.825cm">
          <text:p/>
        </draw:line>
        <draw:line draw:style-name="gr9" draw:layer="layout" svg:x1="22.769cm" svg:y1="12.981cm" svg:x2="22.741cm" svg:y2="12.981cm">
          <text:p/>
        </draw:line>
        <draw:line draw:style-name="gr9" draw:layer="layout" svg:x1="22.769cm" svg:y1="13.138cm" svg:x2="22.741cm" svg:y2="13.138cm">
          <text:p/>
        </draw:line>
        <draw:line draw:style-name="gr9" draw:layer="layout" svg:x1="22.769cm" svg:y1="13.294cm" svg:x2="22.741cm" svg:y2="13.294cm">
          <text:p/>
        </draw:line>
        <draw:line draw:style-name="gr9" draw:layer="layout" svg:x1="22.769cm" svg:y1="13.45cm" svg:x2="22.741cm" svg:y2="13.45cm">
          <text:p/>
        </draw:line>
        <draw:line draw:style-name="gr9" draw:layer="layout" svg:x1="22.769cm" svg:y1="13.607cm" svg:x2="22.741cm" svg:y2="13.607cm">
          <text:p/>
        </draw:line>
        <draw:line draw:style-name="gr9" draw:layer="layout" svg:x1="22.769cm" svg:y1="13.763cm" svg:x2="22.741cm" svg:y2="13.763cm">
          <text:p/>
        </draw:line>
        <draw:line draw:style-name="gr9" draw:layer="layout" svg:x1="22.769cm" svg:y1="13.92cm" svg:x2="22.741cm" svg:y2="13.92cm">
          <text:p/>
        </draw:line>
        <draw:line draw:style-name="gr9" draw:layer="layout" svg:x1="22.769cm" svg:y1="14.076cm" svg:x2="22.741cm" svg:y2="14.076cm">
          <text:p/>
        </draw:line>
        <draw:line draw:style-name="gr9" draw:layer="layout" svg:x1="22.769cm" svg:y1="14.232cm" svg:x2="22.741cm" svg:y2="14.232cm">
          <text:p/>
        </draw:line>
        <draw:line draw:style-name="gr9" draw:layer="layout" svg:x1="22.769cm" svg:y1="14.389cm" svg:x2="22.741cm" svg:y2="14.389cm">
          <text:p/>
        </draw:line>
        <draw:line draw:style-name="gr9" draw:layer="layout" svg:x1="22.769cm" svg:y1="14.545cm" svg:x2="22.741cm" svg:y2="14.545cm">
          <text:p/>
        </draw:line>
        <draw:line draw:style-name="gr9" draw:layer="layout" svg:x1="22.769cm" svg:y1="14.701cm" svg:x2="22.741cm" svg:y2="14.701cm">
          <text:p/>
        </draw:line>
        <draw:line draw:style-name="gr9" draw:layer="layout" svg:x1="22.769cm" svg:y1="14.858cm" svg:x2="22.741cm" svg:y2="14.858cm">
          <text:p/>
        </draw:line>
        <draw:line draw:style-name="gr9" draw:layer="layout" svg:x1="22.769cm" svg:y1="15.007cm" svg:x2="22.741cm" svg:y2="15.007cm">
          <text:p/>
        </draw:line>
        <draw:line draw:style-name="gr9" draw:layer="layout" svg:x1="22.769cm" svg:y1="15.164cm" svg:x2="22.741cm" svg:y2="15.164cm">
          <text:p/>
        </draw:line>
        <draw:line draw:style-name="gr9" draw:layer="layout" svg:x1="22.769cm" svg:y1="15.32cm" svg:x2="22.741cm" svg:y2="15.32cm">
          <text:p/>
        </draw:line>
        <draw:line draw:style-name="gr9" draw:layer="layout" svg:x1="22.769cm" svg:y1="15.476cm" svg:x2="22.741cm" svg:y2="15.476cm">
          <text:p/>
        </draw:line>
        <draw:line draw:style-name="gr9" draw:layer="layout" svg:x1="22.769cm" svg:y1="15.633cm" svg:x2="22.741cm" svg:y2="15.633cm">
          <text:p/>
        </draw:line>
        <draw:line draw:style-name="gr9" draw:layer="layout" svg:x1="22.769cm" svg:y1="15.789cm" svg:x2="22.741cm" svg:y2="15.789cm">
          <text:p/>
        </draw:line>
        <draw:line draw:style-name="gr9" draw:layer="layout" svg:x1="22.769cm" svg:y1="15.946cm" svg:x2="22.741cm" svg:y2="15.946cm">
          <text:p/>
        </draw:line>
        <draw:line draw:style-name="gr9" draw:layer="layout" svg:x1="22.769cm" svg:y1="16.102cm" svg:x2="22.741cm" svg:y2="16.102cm">
          <text:p/>
        </draw:line>
        <draw:line draw:style-name="gr9" draw:layer="layout" svg:x1="22.769cm" svg:y1="16.258cm" svg:x2="22.741cm" svg:y2="16.258cm">
          <text:p/>
        </draw:line>
        <draw:line draw:style-name="gr9" draw:layer="layout" svg:x1="22.769cm" svg:y1="16.415cm" svg:x2="22.741cm" svg:y2="16.415cm">
          <text:p/>
        </draw:line>
        <draw:line draw:style-name="gr9" draw:layer="layout" svg:x1="22.769cm" svg:y1="16.571cm" svg:x2="22.741cm" svg:y2="16.571cm">
          <text:p/>
        </draw:line>
        <draw:line draw:style-name="gr9" draw:layer="layout" svg:x1="22.769cm" svg:y1="16.727cm" svg:x2="22.741cm" svg:y2="16.727cm">
          <text:p/>
        </draw:line>
        <draw:line draw:style-name="gr9" draw:layer="layout" svg:x1="22.769cm" svg:y1="16.884cm" svg:x2="22.741cm" svg:y2="16.884cm">
          <text:p/>
        </draw:line>
        <draw:line draw:style-name="gr9" draw:layer="layout" svg:x1="22.769cm" svg:y1="17.04cm" svg:x2="22.741cm" svg:y2="17.04cm">
          <text:p/>
        </draw:line>
        <draw:line draw:style-name="gr10" draw:layer="layout" svg:x1="22.782cm" svg:y1="11.581cm" svg:x2="31.483cm" svg:y2="11.581cm">
          <text:p/>
        </draw:line>
        <draw:line draw:style-name="gr10" draw:layer="layout" svg:x1="22.782cm" svg:y1="11.737cm" svg:x2="31.483cm" svg:y2="11.737cm">
          <text:p/>
        </draw:line>
        <draw:line draw:style-name="gr10" draw:layer="layout" svg:x1="22.782cm" svg:y1="11.894cm" svg:x2="31.483cm" svg:y2="11.894cm">
          <text:p/>
        </draw:line>
        <draw:line draw:style-name="gr10" draw:layer="layout" svg:x1="22.782cm" svg:y1="12.05cm" svg:x2="31.483cm" svg:y2="12.05cm">
          <text:p/>
        </draw:line>
        <draw:line draw:style-name="gr10" draw:layer="layout" svg:x1="22.782cm" svg:y1="12.206cm" svg:x2="31.483cm" svg:y2="12.206cm">
          <text:p/>
        </draw:line>
        <draw:line draw:style-name="gr10" draw:layer="layout" svg:x1="22.782cm" svg:y1="12.363cm" svg:x2="31.483cm" svg:y2="12.363cm">
          <text:p/>
        </draw:line>
        <draw:line draw:style-name="gr10" draw:layer="layout" svg:x1="22.782cm" svg:y1="12.519cm" svg:x2="31.483cm" svg:y2="12.519cm">
          <text:p/>
        </draw:line>
        <draw:line draw:style-name="gr10" draw:layer="layout" svg:x1="22.782cm" svg:y1="12.675cm" svg:x2="31.483cm" svg:y2="12.675cm">
          <text:p/>
        </draw:line>
        <draw:line draw:style-name="gr10" draw:layer="layout" svg:x1="22.782cm" svg:y1="12.825cm" svg:x2="31.483cm" svg:y2="12.825cm">
          <text:p/>
        </draw:line>
        <draw:line draw:style-name="gr10" draw:layer="layout" svg:x1="22.782cm" svg:y1="12.981cm" svg:x2="31.483cm" svg:y2="12.981cm">
          <text:p/>
        </draw:line>
        <draw:line draw:style-name="gr10" draw:layer="layout" svg:x1="22.782cm" svg:y1="13.138cm" svg:x2="31.483cm" svg:y2="13.138cm">
          <text:p/>
        </draw:line>
        <draw:line draw:style-name="gr10" draw:layer="layout" svg:x1="22.782cm" svg:y1="13.294cm" svg:x2="31.483cm" svg:y2="13.294cm">
          <text:p/>
        </draw:line>
        <draw:line draw:style-name="gr10" draw:layer="layout" svg:x1="22.782cm" svg:y1="13.45cm" svg:x2="31.483cm" svg:y2="13.45cm">
          <text:p/>
        </draw:line>
        <draw:line draw:style-name="gr10" draw:layer="layout" svg:x1="22.782cm" svg:y1="13.607cm" svg:x2="31.483cm" svg:y2="13.607cm">
          <text:p/>
        </draw:line>
        <draw:line draw:style-name="gr10" draw:layer="layout" svg:x1="22.782cm" svg:y1="13.763cm" svg:x2="31.483cm" svg:y2="13.763cm">
          <text:p/>
        </draw:line>
        <draw:line draw:style-name="gr10" draw:layer="layout" svg:x1="22.782cm" svg:y1="13.92cm" svg:x2="31.483cm" svg:y2="13.92cm">
          <text:p/>
        </draw:line>
        <draw:line draw:style-name="gr10" draw:layer="layout" svg:x1="22.782cm" svg:y1="14.076cm" svg:x2="31.483cm" svg:y2="14.076cm">
          <text:p/>
        </draw:line>
        <draw:line draw:style-name="gr10" draw:layer="layout" svg:x1="22.782cm" svg:y1="14.232cm" svg:x2="31.483cm" svg:y2="14.232cm">
          <text:p/>
        </draw:line>
        <draw:line draw:style-name="gr10" draw:layer="layout" svg:x1="22.782cm" svg:y1="14.389cm" svg:x2="31.483cm" svg:y2="14.389cm">
          <text:p/>
        </draw:line>
        <draw:line draw:style-name="gr10" draw:layer="layout" svg:x1="22.782cm" svg:y1="14.545cm" svg:x2="31.483cm" svg:y2="14.545cm">
          <text:p/>
        </draw:line>
        <draw:line draw:style-name="gr10" draw:layer="layout" svg:x1="22.782cm" svg:y1="14.701cm" svg:x2="31.483cm" svg:y2="14.701cm">
          <text:p/>
        </draw:line>
        <draw:line draw:style-name="gr10" draw:layer="layout" svg:x1="22.782cm" svg:y1="14.858cm" svg:x2="31.483cm" svg:y2="14.858cm">
          <text:p/>
        </draw:line>
        <draw:line draw:style-name="gr10" draw:layer="layout" svg:x1="22.782cm" svg:y1="15.007cm" svg:x2="31.483cm" svg:y2="15.007cm">
          <text:p/>
        </draw:line>
        <draw:line draw:style-name="gr10" draw:layer="layout" svg:x1="22.782cm" svg:y1="15.164cm" svg:x2="31.483cm" svg:y2="15.164cm">
          <text:p/>
        </draw:line>
        <draw:line draw:style-name="gr10" draw:layer="layout" svg:x1="22.782cm" svg:y1="15.32cm" svg:x2="31.483cm" svg:y2="15.32cm">
          <text:p/>
        </draw:line>
        <draw:line draw:style-name="gr10" draw:layer="layout" svg:x1="22.782cm" svg:y1="15.476cm" svg:x2="31.483cm" svg:y2="15.476cm">
          <text:p/>
        </draw:line>
        <draw:line draw:style-name="gr10" draw:layer="layout" svg:x1="22.782cm" svg:y1="15.633cm" svg:x2="31.483cm" svg:y2="15.633cm">
          <text:p/>
        </draw:line>
        <draw:line draw:style-name="gr10" draw:layer="layout" svg:x1="22.782cm" svg:y1="15.789cm" svg:x2="31.483cm" svg:y2="15.789cm">
          <text:p/>
        </draw:line>
        <draw:line draw:style-name="gr10" draw:layer="layout" svg:x1="22.782cm" svg:y1="15.946cm" svg:x2="31.483cm" svg:y2="15.946cm">
          <text:p/>
        </draw:line>
        <draw:line draw:style-name="gr10" draw:layer="layout" svg:x1="22.782cm" svg:y1="16.102cm" svg:x2="31.483cm" svg:y2="16.102cm">
          <text:p/>
        </draw:line>
        <draw:line draw:style-name="gr10" draw:layer="layout" svg:x1="22.782cm" svg:y1="16.258cm" svg:x2="31.483cm" svg:y2="16.258cm">
          <text:p/>
        </draw:line>
        <draw:line draw:style-name="gr10" draw:layer="layout" svg:x1="22.782cm" svg:y1="16.415cm" svg:x2="31.483cm" svg:y2="16.415cm">
          <text:p/>
        </draw:line>
        <draw:line draw:style-name="gr10" draw:layer="layout" svg:x1="22.782cm" svg:y1="16.571cm" svg:x2="31.483cm" svg:y2="16.571cm">
          <text:p/>
        </draw:line>
        <draw:line draw:style-name="gr10" draw:layer="layout" svg:x1="22.782cm" svg:y1="16.727cm" svg:x2="31.483cm" svg:y2="16.727cm">
          <text:p/>
        </draw:line>
        <draw:line draw:style-name="gr10" draw:layer="layout" svg:x1="22.782cm" svg:y1="16.884cm" svg:x2="31.483cm" svg:y2="16.884cm">
          <text:p/>
        </draw:line>
        <draw:line draw:style-name="gr10" draw:layer="layout" svg:x1="22.782cm" svg:y1="17.04cm" svg:x2="31.483cm" svg:y2="17.04cm">
          <text:p/>
        </draw:line>
        <draw:line draw:style-name="gr9" draw:layer="layout" svg:x1="22.769cm" svg:y1="11.547cm" svg:x2="22.755cm" svg:y2="11.547cm">
          <text:p/>
        </draw:line>
        <draw:line draw:style-name="gr9" draw:layer="layout" svg:x1="22.769cm" svg:y1="11.506cm" svg:x2="22.755cm" svg:y2="11.506cm">
          <text:p/>
        </draw:line>
        <draw:line draw:style-name="gr9" draw:layer="layout" svg:x1="22.769cm" svg:y1="11.703cm" svg:x2="22.755cm" svg:y2="11.703cm">
          <text:p/>
        </draw:line>
        <draw:line draw:style-name="gr9" draw:layer="layout" svg:x1="22.769cm" svg:y1="11.662cm" svg:x2="22.755cm" svg:y2="11.662cm">
          <text:p/>
        </draw:line>
        <draw:line draw:style-name="gr9" draw:layer="layout" svg:x1="22.769cm" svg:y1="11.622cm" svg:x2="22.755cm" svg:y2="11.622cm">
          <text:p/>
        </draw:line>
        <draw:line draw:style-name="gr9" draw:layer="layout" svg:x1="22.769cm" svg:y1="11.86cm" svg:x2="22.755cm" svg:y2="11.86cm">
          <text:p/>
        </draw:line>
        <draw:line draw:style-name="gr9" draw:layer="layout" svg:x1="22.769cm" svg:y1="11.819cm" svg:x2="22.755cm" svg:y2="11.819cm">
          <text:p/>
        </draw:line>
        <draw:line draw:style-name="gr9" draw:layer="layout" svg:x1="22.769cm" svg:y1="11.778cm" svg:x2="22.755cm" svg:y2="11.778cm">
          <text:p/>
        </draw:line>
        <draw:line draw:style-name="gr9" draw:layer="layout" svg:x1="22.769cm" svg:y1="12.016cm" svg:x2="22.755cm" svg:y2="12.016cm">
          <text:p/>
        </draw:line>
        <draw:line draw:style-name="gr9" draw:layer="layout" svg:x1="22.769cm" svg:y1="11.975cm" svg:x2="22.755cm" svg:y2="11.975cm">
          <text:p/>
        </draw:line>
        <draw:line draw:style-name="gr9" draw:layer="layout" svg:x1="22.769cm" svg:y1="11.934cm" svg:x2="22.755cm" svg:y2="11.934cm">
          <text:p/>
        </draw:line>
        <draw:line draw:style-name="gr9" draw:layer="layout" svg:x1="22.769cm" svg:y1="12.172cm" svg:x2="22.755cm" svg:y2="12.172cm">
          <text:p/>
        </draw:line>
        <draw:line draw:style-name="gr9" draw:layer="layout" svg:x1="22.769cm" svg:y1="12.132cm" svg:x2="22.755cm" svg:y2="12.132cm">
          <text:p/>
        </draw:line>
        <draw:line draw:style-name="gr9" draw:layer="layout" svg:x1="22.769cm" svg:y1="12.091cm" svg:x2="22.755cm" svg:y2="12.091cm">
          <text:p/>
        </draw:line>
        <draw:line draw:style-name="gr9" draw:layer="layout" svg:x1="22.769cm" svg:y1="12.329cm" svg:x2="22.755cm" svg:y2="12.329cm">
          <text:p/>
        </draw:line>
        <draw:line draw:style-name="gr9" draw:layer="layout" svg:x1="22.769cm" svg:y1="12.288cm" svg:x2="22.755cm" svg:y2="12.288cm">
          <text:p/>
        </draw:line>
        <draw:line draw:style-name="gr9" draw:layer="layout" svg:x1="22.769cm" svg:y1="12.247cm" svg:x2="22.755cm" svg:y2="12.247cm">
          <text:p/>
        </draw:line>
        <draw:line draw:style-name="gr9" draw:layer="layout" svg:x1="22.769cm" svg:y1="12.485cm" svg:x2="22.755cm" svg:y2="12.485cm">
          <text:p/>
        </draw:line>
        <draw:line draw:style-name="gr9" draw:layer="layout" svg:x1="22.769cm" svg:y1="12.444cm" svg:x2="22.755cm" svg:y2="12.444cm">
          <text:p/>
        </draw:line>
        <draw:line draw:style-name="gr9" draw:layer="layout" svg:x1="22.769cm" svg:y1="12.403cm" svg:x2="22.755cm" svg:y2="12.403cm">
          <text:p/>
        </draw:line>
        <draw:line draw:style-name="gr9" draw:layer="layout" svg:x1="22.769cm" svg:y1="12.641cm" svg:x2="22.755cm" svg:y2="12.641cm">
          <text:p/>
        </draw:line>
        <draw:line draw:style-name="gr9" draw:layer="layout" svg:x1="22.769cm" svg:y1="12.601cm" svg:x2="22.755cm" svg:y2="12.601cm">
          <text:p/>
        </draw:line>
        <draw:line draw:style-name="gr9" draw:layer="layout" svg:x1="22.769cm" svg:y1="12.56cm" svg:x2="22.755cm" svg:y2="12.56cm">
          <text:p/>
        </draw:line>
        <draw:line draw:style-name="gr9" draw:layer="layout" svg:x1="22.769cm" svg:y1="12.791cm" svg:x2="22.755cm" svg:y2="12.791cm">
          <text:p/>
        </draw:line>
        <draw:line draw:style-name="gr9" draw:layer="layout" svg:x1="22.769cm" svg:y1="12.75cm" svg:x2="22.755cm" svg:y2="12.75cm">
          <text:p/>
        </draw:line>
        <draw:line draw:style-name="gr9" draw:layer="layout" svg:x1="22.769cm" svg:y1="12.716cm" svg:x2="22.755cm" svg:y2="12.716cm">
          <text:p/>
        </draw:line>
        <draw:line draw:style-name="gr9" draw:layer="layout" svg:x1="22.769cm" svg:y1="12.947cm" svg:x2="22.755cm" svg:y2="12.947cm">
          <text:p/>
        </draw:line>
        <draw:line draw:style-name="gr9" draw:layer="layout" svg:x1="22.769cm" svg:y1="12.907cm" svg:x2="22.755cm" svg:y2="12.907cm">
          <text:p/>
        </draw:line>
        <draw:line draw:style-name="gr9" draw:layer="layout" svg:x1="22.769cm" svg:y1="12.866cm" svg:x2="22.755cm" svg:y2="12.866cm">
          <text:p/>
        </draw:line>
        <draw:line draw:style-name="gr9" draw:layer="layout" svg:x1="22.769cm" svg:y1="13.104cm" svg:x2="22.755cm" svg:y2="13.104cm">
          <text:p/>
        </draw:line>
        <draw:line draw:style-name="gr9" draw:layer="layout" svg:x1="22.769cm" svg:y1="13.063cm" svg:x2="22.755cm" svg:y2="13.063cm">
          <text:p/>
        </draw:line>
        <draw:line draw:style-name="gr9" draw:layer="layout" svg:x1="22.769cm" svg:y1="13.022cm" svg:x2="22.755cm" svg:y2="13.022cm">
          <text:p/>
        </draw:line>
        <draw:line draw:style-name="gr9" draw:layer="layout" svg:x1="22.769cm" svg:y1="13.26cm" svg:x2="22.755cm" svg:y2="13.26cm">
          <text:p/>
        </draw:line>
        <draw:line draw:style-name="gr9" draw:layer="layout" svg:x1="22.769cm" svg:y1="13.219cm" svg:x2="22.755cm" svg:y2="13.219cm">
          <text:p/>
        </draw:line>
        <draw:line draw:style-name="gr9" draw:layer="layout" svg:x1="22.769cm" svg:y1="13.179cm" svg:x2="22.755cm" svg:y2="13.179cm">
          <text:p/>
        </draw:line>
        <draw:line draw:style-name="gr9" draw:layer="layout" svg:x1="22.769cm" svg:y1="13.416cm" svg:x2="22.755cm" svg:y2="13.416cm">
          <text:p/>
        </draw:line>
        <draw:line draw:style-name="gr9" draw:layer="layout" svg:x1="22.769cm" svg:y1="13.376cm" svg:x2="22.755cm" svg:y2="13.376cm">
          <text:p/>
        </draw:line>
        <draw:line draw:style-name="gr9" draw:layer="layout" svg:x1="22.769cm" svg:y1="13.335cm" svg:x2="22.755cm" svg:y2="13.335cm">
          <text:p/>
        </draw:line>
        <draw:line draw:style-name="gr9" draw:layer="layout" svg:x1="22.769cm" svg:y1="13.573cm" svg:x2="22.755cm" svg:y2="13.573cm">
          <text:p/>
        </draw:line>
        <draw:line draw:style-name="gr9" draw:layer="layout" svg:x1="22.769cm" svg:y1="13.532cm" svg:x2="22.755cm" svg:y2="13.532cm">
          <text:p/>
        </draw:line>
        <draw:line draw:style-name="gr9" draw:layer="layout" svg:x1="22.769cm" svg:y1="13.491cm" svg:x2="22.755cm" svg:y2="13.491cm">
          <text:p/>
        </draw:line>
        <draw:line draw:style-name="gr9" draw:layer="layout" svg:x1="22.769cm" svg:y1="13.729cm" svg:x2="22.755cm" svg:y2="13.729cm">
          <text:p/>
        </draw:line>
        <draw:line draw:style-name="gr9" draw:layer="layout" svg:x1="22.769cm" svg:y1="13.688cm" svg:x2="22.755cm" svg:y2="13.688cm">
          <text:p/>
        </draw:line>
        <draw:line draw:style-name="gr9" draw:layer="layout" svg:x1="22.769cm" svg:y1="13.648cm" svg:x2="22.755cm" svg:y2="13.648cm">
          <text:p/>
        </draw:line>
        <draw:line draw:style-name="gr9" draw:layer="layout" svg:x1="22.769cm" svg:y1="13.886cm" svg:x2="22.755cm" svg:y2="13.886cm">
          <text:p/>
        </draw:line>
        <draw:line draw:style-name="gr9" draw:layer="layout" svg:x1="22.769cm" svg:y1="13.845cm" svg:x2="22.755cm" svg:y2="13.845cm">
          <text:p/>
        </draw:line>
        <draw:line draw:style-name="gr9" draw:layer="layout" svg:x1="22.769cm" svg:y1="13.804cm" svg:x2="22.755cm" svg:y2="13.804cm">
          <text:p/>
        </draw:line>
        <draw:line draw:style-name="gr9" draw:layer="layout" svg:x1="22.769cm" svg:y1="14.042cm" svg:x2="22.755cm" svg:y2="14.042cm">
          <text:p/>
        </draw:line>
        <draw:line draw:style-name="gr9" draw:layer="layout" svg:x1="22.769cm" svg:y1="14.001cm" svg:x2="22.755cm" svg:y2="14.001cm">
          <text:p/>
        </draw:line>
        <draw:line draw:style-name="gr9" draw:layer="layout" svg:x1="22.769cm" svg:y1="13.96cm" svg:x2="22.755cm" svg:y2="13.96cm">
          <text:p/>
        </draw:line>
        <draw:line draw:style-name="gr9" draw:layer="layout" svg:x1="22.769cm" svg:y1="14.198cm" svg:x2="22.755cm" svg:y2="14.198cm">
          <text:p/>
        </draw:line>
        <draw:line draw:style-name="gr9" draw:layer="layout" svg:x1="22.769cm" svg:y1="14.158cm" svg:x2="22.755cm" svg:y2="14.158cm">
          <text:p/>
        </draw:line>
        <draw:line draw:style-name="gr9" draw:layer="layout" svg:x1="22.769cm" svg:y1="14.117cm" svg:x2="22.755cm" svg:y2="14.117cm">
          <text:p/>
        </draw:line>
        <draw:line draw:style-name="gr9" draw:layer="layout" svg:x1="22.769cm" svg:y1="14.355cm" svg:x2="22.755cm" svg:y2="14.355cm">
          <text:p/>
        </draw:line>
        <draw:line draw:style-name="gr9" draw:layer="layout" svg:x1="22.769cm" svg:y1="14.314cm" svg:x2="22.755cm" svg:y2="14.314cm">
          <text:p/>
        </draw:line>
        <draw:line draw:style-name="gr9" draw:layer="layout" svg:x1="22.769cm" svg:y1="14.273cm" svg:x2="22.755cm" svg:y2="14.273cm">
          <text:p/>
        </draw:line>
        <draw:line draw:style-name="gr9" draw:layer="layout" svg:x1="22.769cm" svg:y1="14.511cm" svg:x2="22.755cm" svg:y2="14.511cm">
          <text:p/>
        </draw:line>
        <draw:line draw:style-name="gr9" draw:layer="layout" svg:x1="22.769cm" svg:y1="14.47cm" svg:x2="22.755cm" svg:y2="14.47cm">
          <text:p/>
        </draw:line>
        <draw:line draw:style-name="gr9" draw:layer="layout" svg:x1="22.769cm" svg:y1="14.429cm" svg:x2="22.755cm" svg:y2="14.429cm">
          <text:p/>
        </draw:line>
        <draw:line draw:style-name="gr9" draw:layer="layout" svg:x1="22.769cm" svg:y1="14.667cm" svg:x2="22.755cm" svg:y2="14.667cm">
          <text:p/>
        </draw:line>
        <draw:line draw:style-name="gr9" draw:layer="layout" svg:x1="22.769cm" svg:y1="14.627cm" svg:x2="22.755cm" svg:y2="14.627cm">
          <text:p/>
        </draw:line>
        <draw:line draw:style-name="gr9" draw:layer="layout" svg:x1="22.769cm" svg:y1="14.586cm" svg:x2="22.755cm" svg:y2="14.586cm">
          <text:p/>
        </draw:line>
        <draw:line draw:style-name="gr9" draw:layer="layout" svg:x1="22.769cm" svg:y1="14.824cm" svg:x2="22.755cm" svg:y2="14.824cm">
          <text:p/>
        </draw:line>
        <draw:line draw:style-name="gr9" draw:layer="layout" svg:x1="22.769cm" svg:y1="14.783cm" svg:x2="22.755cm" svg:y2="14.783cm">
          <text:p/>
        </draw:line>
        <draw:line draw:style-name="gr9" draw:layer="layout" svg:x1="22.769cm" svg:y1="14.742cm" svg:x2="22.755cm" svg:y2="14.742cm">
          <text:p/>
        </draw:line>
        <draw:line draw:style-name="gr9" draw:layer="layout" svg:x1="22.769cm" svg:y1="14.973cm" svg:x2="22.755cm" svg:y2="14.973cm">
          <text:p/>
        </draw:line>
        <draw:line draw:style-name="gr9" draw:layer="layout" svg:x1="22.769cm" svg:y1="14.933cm" svg:x2="22.755cm" svg:y2="14.933cm">
          <text:p/>
        </draw:line>
        <draw:line draw:style-name="gr9" draw:layer="layout" svg:x1="22.769cm" svg:y1="14.899cm" svg:x2="22.755cm" svg:y2="14.899cm">
          <text:p/>
        </draw:line>
        <draw:line draw:style-name="gr9" draw:layer="layout" svg:x1="22.769cm" svg:y1="15.13cm" svg:x2="22.755cm" svg:y2="15.13cm">
          <text:p/>
        </draw:line>
        <draw:line draw:style-name="gr9" draw:layer="layout" svg:x1="22.769cm" svg:y1="15.089cm" svg:x2="22.755cm" svg:y2="15.089cm">
          <text:p/>
        </draw:line>
        <draw:line draw:style-name="gr9" draw:layer="layout" svg:x1="22.769cm" svg:y1="15.048cm" svg:x2="22.755cm" svg:y2="15.048cm">
          <text:p/>
        </draw:line>
        <draw:line draw:style-name="gr9" draw:layer="layout" svg:x1="22.769cm" svg:y1="15.286cm" svg:x2="22.755cm" svg:y2="15.286cm">
          <text:p/>
        </draw:line>
        <draw:line draw:style-name="gr9" draw:layer="layout" svg:x1="22.769cm" svg:y1="15.245cm" svg:x2="22.755cm" svg:y2="15.245cm">
          <text:p/>
        </draw:line>
        <draw:line draw:style-name="gr9" draw:layer="layout" svg:x1="22.769cm" svg:y1="15.205cm" svg:x2="22.755cm" svg:y2="15.205cm">
          <text:p/>
        </draw:line>
        <draw:line draw:style-name="gr9" draw:layer="layout" svg:x1="22.769cm" svg:y1="15.442cm" svg:x2="22.755cm" svg:y2="15.442cm">
          <text:p/>
        </draw:line>
        <draw:line draw:style-name="gr9" draw:layer="layout" svg:x1="22.769cm" svg:y1="15.402cm" svg:x2="22.755cm" svg:y2="15.402cm">
          <text:p/>
        </draw:line>
        <draw:line draw:style-name="gr9" draw:layer="layout" svg:x1="22.769cm" svg:y1="15.361cm" svg:x2="22.755cm" svg:y2="15.361cm">
          <text:p/>
        </draw:line>
        <draw:line draw:style-name="gr9" draw:layer="layout" svg:x1="22.769cm" svg:y1="15.599cm" svg:x2="22.755cm" svg:y2="15.599cm">
          <text:p/>
        </draw:line>
        <draw:line draw:style-name="gr9" draw:layer="layout" svg:x1="22.769cm" svg:y1="15.558cm" svg:x2="22.755cm" svg:y2="15.558cm">
          <text:p/>
        </draw:line>
        <draw:line draw:style-name="gr9" draw:layer="layout" svg:x1="22.769cm" svg:y1="15.517cm" svg:x2="22.755cm" svg:y2="15.517cm">
          <text:p/>
        </draw:line>
        <draw:line draw:style-name="gr9" draw:layer="layout" svg:x1="22.769cm" svg:y1="15.755cm" svg:x2="22.755cm" svg:y2="15.755cm">
          <text:p/>
        </draw:line>
        <draw:line draw:style-name="gr9" draw:layer="layout" svg:x1="22.769cm" svg:y1="15.714cm" svg:x2="22.755cm" svg:y2="15.714cm">
          <text:p/>
        </draw:line>
        <draw:line draw:style-name="gr9" draw:layer="layout" svg:x1="22.769cm" svg:y1="15.674cm" svg:x2="22.755cm" svg:y2="15.674cm">
          <text:p/>
        </draw:line>
        <draw:line draw:style-name="gr9" draw:layer="layout" svg:x1="22.769cm" svg:y1="15.912cm" svg:x2="22.755cm" svg:y2="15.912cm">
          <text:p/>
        </draw:line>
        <draw:line draw:style-name="gr9" draw:layer="layout" svg:x1="22.769cm" svg:y1="15.871cm" svg:x2="22.755cm" svg:y2="15.871cm">
          <text:p/>
        </draw:line>
        <draw:line draw:style-name="gr9" draw:layer="layout" svg:x1="22.769cm" svg:y1="15.83cm" svg:x2="22.755cm" svg:y2="15.83cm">
          <text:p/>
        </draw:line>
        <draw:line draw:style-name="gr9" draw:layer="layout" svg:x1="22.769cm" svg:y1="16.068cm" svg:x2="22.755cm" svg:y2="16.068cm">
          <text:p/>
        </draw:line>
        <draw:line draw:style-name="gr9" draw:layer="layout" svg:x1="22.769cm" svg:y1="16.027cm" svg:x2="22.755cm" svg:y2="16.027cm">
          <text:p/>
        </draw:line>
        <draw:line draw:style-name="gr9" draw:layer="layout" svg:x1="22.769cm" svg:y1="15.986cm" svg:x2="22.755cm" svg:y2="15.986cm">
          <text:p/>
        </draw:line>
        <draw:line draw:style-name="gr9" draw:layer="layout" svg:x1="22.769cm" svg:y1="16.224cm" svg:x2="22.755cm" svg:y2="16.224cm">
          <text:p/>
        </draw:line>
        <draw:line draw:style-name="gr9" draw:layer="layout" svg:x1="22.769cm" svg:y1="16.184cm" svg:x2="22.755cm" svg:y2="16.184cm">
          <text:p/>
        </draw:line>
        <draw:line draw:style-name="gr9" draw:layer="layout" svg:x1="22.769cm" svg:y1="16.143cm" svg:x2="22.755cm" svg:y2="16.143cm">
          <text:p/>
        </draw:line>
        <draw:line draw:style-name="gr9" draw:layer="layout" svg:x1="22.769cm" svg:y1="16.381cm" svg:x2="22.755cm" svg:y2="16.381cm">
          <text:p/>
        </draw:line>
        <draw:line draw:style-name="gr9" draw:layer="layout" svg:x1="22.769cm" svg:y1="16.34cm" svg:x2="22.755cm" svg:y2="16.34cm">
          <text:p/>
        </draw:line>
        <draw:line draw:style-name="gr9" draw:layer="layout" svg:x1="22.769cm" svg:y1="16.299cm" svg:x2="22.755cm" svg:y2="16.299cm">
          <text:p/>
        </draw:line>
        <draw:line draw:style-name="gr9" draw:layer="layout" svg:x1="22.769cm" svg:y1="16.537cm" svg:x2="22.755cm" svg:y2="16.537cm">
          <text:p/>
        </draw:line>
        <draw:line draw:style-name="gr9" draw:layer="layout" svg:x1="22.769cm" svg:y1="16.496cm" svg:x2="22.755cm" svg:y2="16.496cm">
          <text:p/>
        </draw:line>
        <draw:line draw:style-name="gr9" draw:layer="layout" svg:x1="22.769cm" svg:y1="16.455cm" svg:x2="22.755cm" svg:y2="16.455cm">
          <text:p/>
        </draw:line>
        <draw:line draw:style-name="gr9" draw:layer="layout" svg:x1="22.769cm" svg:y1="16.693cm" svg:x2="22.755cm" svg:y2="16.693cm">
          <text:p/>
        </draw:line>
        <draw:line draw:style-name="gr9" draw:layer="layout" svg:x1="22.769cm" svg:y1="16.653cm" svg:x2="22.755cm" svg:y2="16.653cm">
          <text:p/>
        </draw:line>
        <draw:line draw:style-name="gr9" draw:layer="layout" svg:x1="22.769cm" svg:y1="16.612cm" svg:x2="22.755cm" svg:y2="16.612cm">
          <text:p/>
        </draw:line>
        <draw:line draw:style-name="gr9" draw:layer="layout" svg:x1="22.769cm" svg:y1="16.85cm" svg:x2="22.755cm" svg:y2="16.85cm">
          <text:p/>
        </draw:line>
        <draw:line draw:style-name="gr9" draw:layer="layout" svg:x1="22.769cm" svg:y1="16.809cm" svg:x2="22.755cm" svg:y2="16.809cm">
          <text:p/>
        </draw:line>
        <draw:line draw:style-name="gr9" draw:layer="layout" svg:x1="22.769cm" svg:y1="16.768cm" svg:x2="22.755cm" svg:y2="16.768cm">
          <text:p/>
        </draw:line>
        <draw:line draw:style-name="gr9" draw:layer="layout" svg:x1="22.769cm" svg:y1="17.006cm" svg:x2="22.755cm" svg:y2="17.006cm">
          <text:p/>
        </draw:line>
        <draw:line draw:style-name="gr9" draw:layer="layout" svg:x1="22.769cm" svg:y1="16.965cm" svg:x2="22.755cm" svg:y2="16.965cm">
          <text:p/>
        </draw:line>
        <draw:line draw:style-name="gr9" draw:layer="layout" svg:x1="22.769cm" svg:y1="16.925cm" svg:x2="22.755cm" svg:y2="16.925cm">
          <text:p/>
        </draw:line>
        <draw:line draw:style-name="gr9" draw:layer="layout" svg:x1="22.769cm" svg:y1="12.369cm" svg:x2="22.755cm" svg:y2="12.369cm">
          <text:p/>
        </draw:line>
        <draw:line draw:style-name="gr9" draw:layer="layout" svg:x1="22.769cm" svg:y1="13.926cm" svg:x2="22.755cm" svg:y2="13.926cm">
          <text:p/>
        </draw:line>
        <draw:line draw:style-name="gr9" draw:layer="layout" svg:x1="22.769cm" svg:y1="15.483cm" svg:x2="22.755cm" svg:y2="15.483cm">
          <text:p/>
        </draw:line>
        <draw:polygon draw:style-name="gr11" draw:layer="layout" svg:width="8.708cm" svg:height="0.013cm" svg:x="22.775cm" svg:y="11.479cm" svg:viewBox="0 0 8709 14" draw:points="0,14 8709,14 8709,0 0,0">
          <text:p/>
        </draw:polygon>
        <draw:line draw:style-name="gr9" draw:layer="layout" svg:x1="31.231cm" svg:y1="11.479cm" svg:x2="31.231cm" svg:y2="11.452cm">
          <text:p/>
        </draw:line>
        <draw:line draw:style-name="gr9" draw:layer="layout" svg:x1="30.638cm" svg:y1="11.479cm" svg:x2="30.638cm" svg:y2="11.452cm">
          <text:p/>
        </draw:line>
        <draw:line draw:style-name="gr9" draw:layer="layout" svg:x1="30.039cm" svg:y1="11.479cm" svg:x2="30.039cm" svg:y2="11.452cm">
          <text:p/>
        </draw:line>
        <draw:line draw:style-name="gr9" draw:layer="layout" svg:x1="29.439cm" svg:y1="11.479cm" svg:x2="29.439cm" svg:y2="11.452cm">
          <text:p/>
        </draw:line>
        <draw:line draw:style-name="gr9" draw:layer="layout" svg:x1="28.84cm" svg:y1="11.479cm" svg:x2="28.84cm" svg:y2="11.452cm">
          <text:p/>
        </draw:line>
        <draw:line draw:style-name="gr9" draw:layer="layout" svg:x1="28.247cm" svg:y1="11.479cm" svg:x2="28.247cm" svg:y2="11.452cm">
          <text:p/>
        </draw:line>
        <draw:line draw:style-name="gr9" draw:layer="layout" svg:x1="27.647cm" svg:y1="11.479cm" svg:x2="27.647cm" svg:y2="11.452cm">
          <text:p/>
        </draw:line>
        <draw:line draw:style-name="gr9" draw:layer="layout" svg:x1="27.048cm" svg:y1="11.479cm" svg:x2="27.048cm" svg:y2="11.452cm">
          <text:p/>
        </draw:line>
        <draw:line draw:style-name="gr9" draw:layer="layout" svg:x1="26.455cm" svg:y1="11.479cm" svg:x2="26.455cm" svg:y2="11.452cm">
          <text:p/>
        </draw:line>
        <draw:line draw:style-name="gr9" draw:layer="layout" svg:x1="25.855cm" svg:y1="11.479cm" svg:x2="25.855cm" svg:y2="11.452cm">
          <text:p/>
        </draw:line>
        <draw:line draw:style-name="gr9" draw:layer="layout" svg:x1="25.256cm" svg:y1="11.479cm" svg:x2="25.256cm" svg:y2="11.452cm">
          <text:p/>
        </draw:line>
        <draw:line draw:style-name="gr9" draw:layer="layout" svg:x1="24.656cm" svg:y1="11.479cm" svg:x2="24.656cm" svg:y2="11.452cm">
          <text:p/>
        </draw:line>
        <draw:line draw:style-name="gr9" draw:layer="layout" svg:x1="24.063cm" svg:y1="11.479cm" svg:x2="24.063cm" svg:y2="11.452cm">
          <text:p/>
        </draw:line>
        <draw:line draw:style-name="gr9" draw:layer="layout" svg:x1="23.464cm" svg:y1="11.479cm" svg:x2="23.464cm" svg:y2="11.452cm">
          <text:p/>
        </draw:line>
        <draw:line draw:style-name="gr9" draw:layer="layout" svg:x1="22.864cm" svg:y1="11.479cm" svg:x2="22.864cm" svg:y2="11.452cm">
          <text:p/>
        </draw:line>
        <draw:line draw:style-name="gr12" draw:layer="layout" svg:x1="31.231cm" svg:y1="11.492cm" svg:x2="31.231cm" svg:y2="17.074cm">
          <text:p/>
        </draw:line>
        <draw:line draw:style-name="gr12" draw:layer="layout" svg:x1="30.638cm" svg:y1="11.492cm" svg:x2="30.638cm" svg:y2="17.074cm">
          <text:p/>
        </draw:line>
        <draw:line draw:style-name="gr12" draw:layer="layout" svg:x1="30.039cm" svg:y1="11.492cm" svg:x2="30.039cm" svg:y2="17.074cm">
          <text:p/>
        </draw:line>
        <draw:line draw:style-name="gr12" draw:layer="layout" svg:x1="29.439cm" svg:y1="11.492cm" svg:x2="29.439cm" svg:y2="17.074cm">
          <text:p/>
        </draw:line>
        <draw:line draw:style-name="gr12" draw:layer="layout" svg:x1="28.84cm" svg:y1="11.492cm" svg:x2="28.84cm" svg:y2="17.074cm">
          <text:p/>
        </draw:line>
        <draw:line draw:style-name="gr12" draw:layer="layout" svg:x1="28.247cm" svg:y1="11.492cm" svg:x2="28.247cm" svg:y2="17.074cm">
          <text:p/>
        </draw:line>
        <draw:line draw:style-name="gr12" draw:layer="layout" svg:x1="27.647cm" svg:y1="11.492cm" svg:x2="27.647cm" svg:y2="17.074cm">
          <text:p/>
        </draw:line>
        <draw:line draw:style-name="gr12" draw:layer="layout" svg:x1="27.048cm" svg:y1="11.492cm" svg:x2="27.048cm" svg:y2="17.074cm">
          <text:p/>
        </draw:line>
        <draw:line draw:style-name="gr12" draw:layer="layout" svg:x1="26.455cm" svg:y1="11.492cm" svg:x2="26.455cm" svg:y2="17.074cm">
          <text:p/>
        </draw:line>
        <draw:line draw:style-name="gr12" draw:layer="layout" svg:x1="25.855cm" svg:y1="11.492cm" svg:x2="25.855cm" svg:y2="17.074cm">
          <text:p/>
        </draw:line>
        <draw:line draw:style-name="gr12" draw:layer="layout" svg:x1="25.256cm" svg:y1="11.492cm" svg:x2="25.256cm" svg:y2="17.074cm">
          <text:p/>
        </draw:line>
        <draw:line draw:style-name="gr12" draw:layer="layout" svg:x1="24.656cm" svg:y1="11.492cm" svg:x2="24.656cm" svg:y2="17.074cm">
          <text:p/>
        </draw:line>
        <draw:line draw:style-name="gr12" draw:layer="layout" svg:x1="24.063cm" svg:y1="11.492cm" svg:x2="24.063cm" svg:y2="17.074cm">
          <text:p/>
        </draw:line>
        <draw:line draw:style-name="gr12" draw:layer="layout" svg:x1="23.464cm" svg:y1="11.492cm" svg:x2="23.464cm" svg:y2="17.074cm">
          <text:p/>
        </draw:line>
        <draw:line draw:style-name="gr12" draw:layer="layout" svg:x1="22.864cm" svg:y1="11.492cm" svg:x2="22.864cm" svg:y2="17.074cm">
          <text:p/>
        </draw:line>
        <draw:line draw:style-name="gr9" draw:layer="layout" svg:x1="31.374cm" svg:y1="11.479cm" svg:x2="31.374cm" svg:y2="11.465cm">
          <text:p/>
        </draw:line>
        <draw:line draw:style-name="gr9" draw:layer="layout" svg:x1="30.782cm" svg:y1="11.479cm" svg:x2="30.782cm" svg:y2="11.465cm">
          <text:p/>
        </draw:line>
        <draw:line draw:style-name="gr9" draw:layer="layout" svg:x1="30.931cm" svg:y1="11.479cm" svg:x2="30.931cm" svg:y2="11.465cm">
          <text:p/>
        </draw:line>
        <draw:line draw:style-name="gr9" draw:layer="layout" svg:x1="31.081cm" svg:y1="11.479cm" svg:x2="31.081cm" svg:y2="11.465cm">
          <text:p/>
        </draw:line>
        <draw:line draw:style-name="gr9" draw:layer="layout" svg:x1="30.189cm" svg:y1="11.479cm" svg:x2="30.189cm" svg:y2="11.465cm">
          <text:p/>
        </draw:line>
        <draw:line draw:style-name="gr9" draw:layer="layout" svg:x1="30.339cm" svg:y1="11.479cm" svg:x2="30.339cm" svg:y2="11.465cm">
          <text:p/>
        </draw:line>
        <draw:line draw:style-name="gr9" draw:layer="layout" svg:x1="30.489cm" svg:y1="11.479cm" svg:x2="30.489cm" svg:y2="11.465cm">
          <text:p/>
        </draw:line>
        <draw:line draw:style-name="gr9" draw:layer="layout" svg:x1="29.589cm" svg:y1="11.479cm" svg:x2="29.589cm" svg:y2="11.465cm">
          <text:p/>
        </draw:line>
        <draw:line draw:style-name="gr9" draw:layer="layout" svg:x1="29.739cm" svg:y1="11.479cm" svg:x2="29.739cm" svg:y2="11.465cm">
          <text:p/>
        </draw:line>
        <draw:line draw:style-name="gr9" draw:layer="layout" svg:x1="29.889cm" svg:y1="11.479cm" svg:x2="29.889cm" svg:y2="11.465cm">
          <text:p/>
        </draw:line>
        <draw:line draw:style-name="gr9" draw:layer="layout" svg:x1="28.99cm" svg:y1="11.479cm" svg:x2="28.99cm" svg:y2="11.465cm">
          <text:p/>
        </draw:line>
        <draw:line draw:style-name="gr9" draw:layer="layout" svg:x1="29.139cm" svg:y1="11.479cm" svg:x2="29.139cm" svg:y2="11.465cm">
          <text:p/>
        </draw:line>
        <draw:line draw:style-name="gr9" draw:layer="layout" svg:x1="29.289cm" svg:y1="11.479cm" svg:x2="29.289cm" svg:y2="11.465cm">
          <text:p/>
        </draw:line>
        <draw:line draw:style-name="gr9" draw:layer="layout" svg:x1="28.39cm" svg:y1="11.479cm" svg:x2="28.39cm" svg:y2="11.465cm">
          <text:p/>
        </draw:line>
        <draw:line draw:style-name="gr9" draw:layer="layout" svg:x1="28.54cm" svg:y1="11.479cm" svg:x2="28.54cm" svg:y2="11.465cm">
          <text:p/>
        </draw:line>
        <draw:line draw:style-name="gr9" draw:layer="layout" svg:x1="28.69cm" svg:y1="11.479cm" svg:x2="28.69cm" svg:y2="11.465cm">
          <text:p/>
        </draw:line>
        <draw:line draw:style-name="gr9" draw:layer="layout" svg:x1="27.797cm" svg:y1="11.479cm" svg:x2="27.797cm" svg:y2="11.465cm">
          <text:p/>
        </draw:line>
        <draw:line draw:style-name="gr9" draw:layer="layout" svg:x1="27.947cm" svg:y1="11.479cm" svg:x2="27.947cm" svg:y2="11.465cm">
          <text:p/>
        </draw:line>
        <draw:line draw:style-name="gr9" draw:layer="layout" svg:x1="28.097cm" svg:y1="11.479cm" svg:x2="28.097cm" svg:y2="11.465cm">
          <text:p/>
        </draw:line>
        <draw:line draw:style-name="gr9" draw:layer="layout" svg:x1="27.198cm" svg:y1="11.479cm" svg:x2="27.198cm" svg:y2="11.465cm">
          <text:p/>
        </draw:line>
        <draw:line draw:style-name="gr9" draw:layer="layout" svg:x1="27.347cm" svg:y1="11.479cm" svg:x2="27.347cm" svg:y2="11.465cm">
          <text:p/>
        </draw:line>
        <draw:line draw:style-name="gr9" draw:layer="layout" svg:x1="27.497cm" svg:y1="11.479cm" svg:x2="27.497cm" svg:y2="11.465cm">
          <text:p/>
        </draw:line>
        <draw:line draw:style-name="gr9" draw:layer="layout" svg:x1="26.598cm" svg:y1="11.479cm" svg:x2="26.598cm" svg:y2="11.465cm">
          <text:p/>
        </draw:line>
        <draw:line draw:style-name="gr9" draw:layer="layout" svg:x1="26.748cm" svg:y1="11.479cm" svg:x2="26.748cm" svg:y2="11.465cm">
          <text:p/>
        </draw:line>
        <draw:line draw:style-name="gr9" draw:layer="layout" svg:x1="26.898cm" svg:y1="11.479cm" svg:x2="26.898cm" svg:y2="11.465cm">
          <text:p/>
        </draw:line>
        <draw:line draw:style-name="gr9" draw:layer="layout" svg:x1="26.005cm" svg:y1="11.479cm" svg:x2="26.005cm" svg:y2="11.465cm">
          <text:p/>
        </draw:line>
        <draw:line draw:style-name="gr9" draw:layer="layout" svg:x1="26.155cm" svg:y1="11.479cm" svg:x2="26.155cm" svg:y2="11.465cm">
          <text:p/>
        </draw:line>
        <draw:line draw:style-name="gr9" draw:layer="layout" svg:x1="26.305cm" svg:y1="11.479cm" svg:x2="26.305cm" svg:y2="11.465cm">
          <text:p/>
        </draw:line>
        <draw:line draw:style-name="gr9" draw:layer="layout" svg:x1="25.406cm" svg:y1="11.479cm" svg:x2="25.406cm" svg:y2="11.465cm">
          <text:p/>
        </draw:line>
        <draw:line draw:style-name="gr9" draw:layer="layout" svg:x1="25.555cm" svg:y1="11.479cm" svg:x2="25.555cm" svg:y2="11.465cm">
          <text:p/>
        </draw:line>
        <draw:line draw:style-name="gr9" draw:layer="layout" svg:x1="25.705cm" svg:y1="11.479cm" svg:x2="25.705cm" svg:y2="11.465cm">
          <text:p/>
        </draw:line>
        <draw:line draw:style-name="gr9" draw:layer="layout" svg:x1="24.806cm" svg:y1="11.479cm" svg:x2="24.806cm" svg:y2="11.465cm">
          <text:p/>
        </draw:line>
        <draw:line draw:style-name="gr9" draw:layer="layout" svg:x1="24.956cm" svg:y1="11.479cm" svg:x2="24.956cm" svg:y2="11.465cm">
          <text:p/>
        </draw:line>
        <draw:line draw:style-name="gr9" draw:layer="layout" svg:x1="25.106cm" svg:y1="11.479cm" svg:x2="25.106cm" svg:y2="11.465cm">
          <text:p/>
        </draw:line>
        <draw:line draw:style-name="gr9" draw:layer="layout" svg:x1="24.206cm" svg:y1="11.479cm" svg:x2="24.206cm" svg:y2="11.465cm">
          <text:p/>
        </draw:line>
        <draw:line draw:style-name="gr9" draw:layer="layout" svg:x1="24.356cm" svg:y1="11.479cm" svg:x2="24.356cm" svg:y2="11.465cm">
          <text:p/>
        </draw:line>
        <draw:line draw:style-name="gr9" draw:layer="layout" svg:x1="24.506cm" svg:y1="11.479cm" svg:x2="24.506cm" svg:y2="11.465cm">
          <text:p/>
        </draw:line>
        <draw:line draw:style-name="gr9" draw:layer="layout" svg:x1="23.614cm" svg:y1="11.479cm" svg:x2="23.614cm" svg:y2="11.465cm">
          <text:p/>
        </draw:line>
        <draw:line draw:style-name="gr9" draw:layer="layout" svg:x1="23.763cm" svg:y1="11.479cm" svg:x2="23.763cm" svg:y2="11.465cm">
          <text:p/>
        </draw:line>
        <draw:line draw:style-name="gr9" draw:layer="layout" svg:x1="23.913cm" svg:y1="11.479cm" svg:x2="23.913cm" svg:y2="11.465cm">
          <text:p/>
        </draw:line>
        <draw:line draw:style-name="gr9" draw:layer="layout" svg:x1="23.014cm" svg:y1="11.479cm" svg:x2="23.014cm" svg:y2="11.465cm">
          <text:p/>
        </draw:line>
        <draw:line draw:style-name="gr9" draw:layer="layout" svg:x1="23.164cm" svg:y1="11.479cm" svg:x2="23.164cm" svg:y2="11.465cm">
          <text:p/>
        </draw:line>
        <draw:line draw:style-name="gr9" draw:layer="layout" svg:x1="23.314cm" svg:y1="11.479cm" svg:x2="23.314cm" svg:y2="11.465cm">
          <text:p/>
        </draw:line>
        <draw:polygon draw:style-name="gr11" draw:layer="layout" svg:width="8.708cm" svg:height="0.014cm" svg:x="22.775cm" svg:y="17.067cm" svg:viewBox="0 0 8709 15" draw:points="0,15 8709,15 8709,0 0,0">
          <text:p/>
        </draw:polygon>
        <draw:line draw:style-name="gr9" draw:layer="layout" svg:x1="31.279cm" svg:y1="17.081cm" svg:x2="31.279cm" svg:y2="17.108cm">
          <text:p/>
        </draw:line>
        <draw:line draw:style-name="gr9" draw:layer="layout" svg:x1="31.068cm" svg:y1="17.081cm" svg:x2="31.068cm" svg:y2="17.108cm">
          <text:p/>
        </draw:line>
        <draw:line draw:style-name="gr9" draw:layer="layout" svg:x1="30.856cm" svg:y1="17.081cm" svg:x2="30.856cm" svg:y2="17.108cm">
          <text:p/>
        </draw:line>
        <draw:line draw:style-name="gr9" draw:layer="layout" svg:x1="30.645cm" svg:y1="17.081cm" svg:x2="30.645cm" svg:y2="17.108cm">
          <text:p/>
        </draw:line>
        <draw:line draw:style-name="gr9" draw:layer="layout" svg:x1="30.427cm" svg:y1="17.081cm" svg:x2="30.427cm" svg:y2="17.108cm">
          <text:p/>
        </draw:line>
        <draw:line draw:style-name="gr9" draw:layer="layout" svg:x1="30.216cm" svg:y1="17.081cm" svg:x2="30.216cm" svg:y2="17.108cm">
          <text:p/>
        </draw:line>
        <draw:line draw:style-name="gr9" draw:layer="layout" svg:x1="30.005cm" svg:y1="17.081cm" svg:x2="30.005cm" svg:y2="17.108cm">
          <text:p/>
        </draw:line>
        <draw:line draw:style-name="gr9" draw:layer="layout" svg:x1="29.794cm" svg:y1="17.081cm" svg:x2="29.794cm" svg:y2="17.108cm">
          <text:p/>
        </draw:line>
        <draw:line draw:style-name="gr9" draw:layer="layout" svg:x1="29.575cm" svg:y1="17.081cm" svg:x2="29.575cm" svg:y2="17.108cm">
          <text:p/>
        </draw:line>
        <draw:line draw:style-name="gr9" draw:layer="layout" svg:x1="29.364cm" svg:y1="17.081cm" svg:x2="29.364cm" svg:y2="17.108cm">
          <text:p/>
        </draw:line>
        <draw:line draw:style-name="gr9" draw:layer="layout" svg:x1="29.153cm" svg:y1="17.081cm" svg:x2="29.153cm" svg:y2="17.108cm">
          <text:p/>
        </draw:line>
        <draw:line draw:style-name="gr9" draw:layer="layout" svg:x1="28.942cm" svg:y1="17.081cm" svg:x2="28.942cm" svg:y2="17.108cm">
          <text:p/>
        </draw:line>
        <draw:line draw:style-name="gr9" draw:layer="layout" svg:x1="28.731cm" svg:y1="17.081cm" svg:x2="28.731cm" svg:y2="17.108cm">
          <text:p/>
        </draw:line>
        <draw:line draw:style-name="gr9" draw:layer="layout" svg:x1="28.513cm" svg:y1="17.081cm" svg:x2="28.513cm" svg:y2="17.108cm">
          <text:p/>
        </draw:line>
        <draw:line draw:style-name="gr9" draw:layer="layout" svg:x1="28.301cm" svg:y1="17.081cm" svg:x2="28.301cm" svg:y2="17.108cm">
          <text:p/>
        </draw:line>
        <draw:line draw:style-name="gr9" draw:layer="layout" svg:x1="28.09cm" svg:y1="17.081cm" svg:x2="28.09cm" svg:y2="17.108cm">
          <text:p/>
        </draw:line>
        <draw:line draw:style-name="gr9" draw:layer="layout" svg:x1="27.879cm" svg:y1="17.081cm" svg:x2="27.879cm" svg:y2="17.108cm">
          <text:p/>
        </draw:line>
        <draw:line draw:style-name="gr9" draw:layer="layout" svg:x1="27.661cm" svg:y1="17.081cm" svg:x2="27.661cm" svg:y2="17.108cm">
          <text:p/>
        </draw:line>
        <draw:line draw:style-name="gr9" draw:layer="layout" svg:x1="27.45cm" svg:y1="17.081cm" svg:x2="27.45cm" svg:y2="17.108cm">
          <text:p/>
        </draw:line>
        <draw:line draw:style-name="gr9" draw:layer="layout" svg:x1="27.238cm" svg:y1="17.081cm" svg:x2="27.238cm" svg:y2="17.108cm">
          <text:p/>
        </draw:line>
        <draw:line draw:style-name="gr9" draw:layer="layout" svg:x1="27.027cm" svg:y1="17.081cm" svg:x2="27.027cm" svg:y2="17.108cm">
          <text:p/>
        </draw:line>
        <draw:line draw:style-name="gr9" draw:layer="layout" svg:x1="26.816cm" svg:y1="17.081cm" svg:x2="26.816cm" svg:y2="17.108cm">
          <text:p/>
        </draw:line>
        <draw:line draw:style-name="gr9" draw:layer="layout" svg:x1="26.598cm" svg:y1="17.081cm" svg:x2="26.598cm" svg:y2="17.108cm">
          <text:p/>
        </draw:line>
        <draw:line draw:style-name="gr9" draw:layer="layout" svg:x1="26.387cm" svg:y1="17.081cm" svg:x2="26.387cm" svg:y2="17.108cm">
          <text:p/>
        </draw:line>
        <draw:line draw:style-name="gr9" draw:layer="layout" svg:x1="26.175cm" svg:y1="17.081cm" svg:x2="26.175cm" svg:y2="17.108cm">
          <text:p/>
        </draw:line>
        <draw:line draw:style-name="gr9" draw:layer="layout" svg:x1="25.964cm" svg:y1="17.081cm" svg:x2="25.964cm" svg:y2="17.108cm">
          <text:p/>
        </draw:line>
        <draw:line draw:style-name="gr9" draw:layer="layout" svg:x1="25.753cm" svg:y1="17.081cm" svg:x2="25.753cm" svg:y2="17.108cm">
          <text:p/>
        </draw:line>
        <draw:line draw:style-name="gr9" draw:layer="layout" svg:x1="25.535cm" svg:y1="17.081cm" svg:x2="25.535cm" svg:y2="17.108cm">
          <text:p/>
        </draw:line>
        <draw:line draw:style-name="gr9" draw:layer="layout" svg:x1="25.324cm" svg:y1="17.081cm" svg:x2="25.324cm" svg:y2="17.108cm">
          <text:p/>
        </draw:line>
        <draw:line draw:style-name="gr9" draw:layer="layout" svg:x1="25.113cm" svg:y1="17.081cm" svg:x2="25.113cm" svg:y2="17.108cm">
          <text:p/>
        </draw:line>
        <draw:line draw:style-name="gr9" draw:layer="layout" svg:x1="24.901cm" svg:y1="17.081cm" svg:x2="24.901cm" svg:y2="17.108cm">
          <text:p/>
        </draw:line>
        <draw:line draw:style-name="gr9" draw:layer="layout" svg:x1="24.683cm" svg:y1="17.081cm" svg:x2="24.683cm" svg:y2="17.108cm">
          <text:p/>
        </draw:line>
        <draw:line draw:style-name="gr9" draw:layer="layout" svg:x1="24.472cm" svg:y1="17.081cm" svg:x2="24.472cm" svg:y2="17.108cm">
          <text:p/>
        </draw:line>
        <draw:line draw:style-name="gr9" draw:layer="layout" svg:x1="24.261cm" svg:y1="17.081cm" svg:x2="24.261cm" svg:y2="17.108cm">
          <text:p/>
        </draw:line>
        <draw:line draw:style-name="gr9" draw:layer="layout" svg:x1="24.05cm" svg:y1="17.081cm" svg:x2="24.05cm" svg:y2="17.108cm">
          <text:p/>
        </draw:line>
        <draw:line draw:style-name="gr9" draw:layer="layout" svg:x1="23.838cm" svg:y1="17.081cm" svg:x2="23.838cm" svg:y2="17.108cm">
          <text:p/>
        </draw:line>
        <draw:line draw:style-name="gr9" draw:layer="layout" svg:x1="23.62cm" svg:y1="17.081cm" svg:x2="23.62cm" svg:y2="17.108cm">
          <text:p/>
        </draw:line>
        <draw:line draw:style-name="gr9" draw:layer="layout" svg:x1="23.409cm" svg:y1="17.081cm" svg:x2="23.409cm" svg:y2="17.108cm">
          <text:p/>
        </draw:line>
        <draw:line draw:style-name="gr9" draw:layer="layout" svg:x1="23.198cm" svg:y1="17.081cm" svg:x2="23.198cm" svg:y2="17.108cm">
          <text:p/>
        </draw:line>
        <draw:line draw:style-name="gr9" draw:layer="layout" svg:x1="22.987cm" svg:y1="17.081cm" svg:x2="22.987cm" svg:y2="17.108cm">
          <text:p/>
        </draw:line>
        <draw:line draw:style-name="gr9" draw:layer="layout" svg:x1="22.775cm" svg:y1="17.081cm" svg:x2="22.775cm" svg:y2="17.108cm">
          <text:p/>
        </draw:line>
        <draw:line draw:style-name="gr10" draw:layer="layout" svg:x1="31.279cm" svg:y1="11.492cm" svg:x2="31.279cm" svg:y2="17.074cm">
          <text:p/>
        </draw:line>
        <draw:line draw:style-name="gr10" draw:layer="layout" svg:x1="31.068cm" svg:y1="11.492cm" svg:x2="31.068cm" svg:y2="17.074cm">
          <text:p/>
        </draw:line>
        <draw:line draw:style-name="gr10" draw:layer="layout" svg:x1="30.856cm" svg:y1="11.492cm" svg:x2="30.856cm" svg:y2="17.074cm">
          <text:p/>
        </draw:line>
        <draw:line draw:style-name="gr10" draw:layer="layout" svg:x1="30.645cm" svg:y1="11.492cm" svg:x2="30.645cm" svg:y2="17.074cm">
          <text:p/>
        </draw:line>
        <draw:line draw:style-name="gr10" draw:layer="layout" svg:x1="30.427cm" svg:y1="11.492cm" svg:x2="30.427cm" svg:y2="17.074cm">
          <text:p/>
        </draw:line>
        <draw:line draw:style-name="gr10" draw:layer="layout" svg:x1="30.216cm" svg:y1="11.492cm" svg:x2="30.216cm" svg:y2="17.074cm">
          <text:p/>
        </draw:line>
        <draw:line draw:style-name="gr10" draw:layer="layout" svg:x1="30.005cm" svg:y1="11.492cm" svg:x2="30.005cm" svg:y2="17.074cm">
          <text:p/>
        </draw:line>
        <draw:line draw:style-name="gr10" draw:layer="layout" svg:x1="29.794cm" svg:y1="11.492cm" svg:x2="29.794cm" svg:y2="17.074cm">
          <text:p/>
        </draw:line>
        <draw:line draw:style-name="gr10" draw:layer="layout" svg:x1="29.575cm" svg:y1="11.492cm" svg:x2="29.575cm" svg:y2="17.074cm">
          <text:p/>
        </draw:line>
        <draw:line draw:style-name="gr10" draw:layer="layout" svg:x1="29.364cm" svg:y1="11.492cm" svg:x2="29.364cm" svg:y2="17.074cm">
          <text:p/>
        </draw:line>
        <draw:line draw:style-name="gr10" draw:layer="layout" svg:x1="29.153cm" svg:y1="11.492cm" svg:x2="29.153cm" svg:y2="17.074cm">
          <text:p/>
        </draw:line>
        <draw:line draw:style-name="gr10" draw:layer="layout" svg:x1="28.942cm" svg:y1="11.492cm" svg:x2="28.942cm" svg:y2="17.074cm">
          <text:p/>
        </draw:line>
        <draw:line draw:style-name="gr10" draw:layer="layout" svg:x1="28.731cm" svg:y1="11.492cm" svg:x2="28.731cm" svg:y2="17.074cm">
          <text:p/>
        </draw:line>
        <draw:line draw:style-name="gr10" draw:layer="layout" svg:x1="28.513cm" svg:y1="11.492cm" svg:x2="28.513cm" svg:y2="17.074cm">
          <text:p/>
        </draw:line>
        <draw:line draw:style-name="gr10" draw:layer="layout" svg:x1="28.301cm" svg:y1="11.492cm" svg:x2="28.301cm" svg:y2="17.074cm">
          <text:p/>
        </draw:line>
        <draw:line draw:style-name="gr10" draw:layer="layout" svg:x1="28.09cm" svg:y1="11.492cm" svg:x2="28.09cm" svg:y2="17.074cm">
          <text:p/>
        </draw:line>
        <draw:line draw:style-name="gr10" draw:layer="layout" svg:x1="27.879cm" svg:y1="11.492cm" svg:x2="27.879cm" svg:y2="17.074cm">
          <text:p/>
        </draw:line>
        <draw:line draw:style-name="gr10" draw:layer="layout" svg:x1="27.661cm" svg:y1="11.492cm" svg:x2="27.661cm" svg:y2="17.074cm">
          <text:p/>
        </draw:line>
        <draw:line draw:style-name="gr10" draw:layer="layout" svg:x1="27.45cm" svg:y1="11.492cm" svg:x2="27.45cm" svg:y2="17.074cm">
          <text:p/>
        </draw:line>
        <draw:line draw:style-name="gr10" draw:layer="layout" svg:x1="27.238cm" svg:y1="11.492cm" svg:x2="27.238cm" svg:y2="17.074cm">
          <text:p/>
        </draw:line>
        <draw:line draw:style-name="gr10" draw:layer="layout" svg:x1="27.027cm" svg:y1="11.492cm" svg:x2="27.027cm" svg:y2="17.074cm">
          <text:p/>
        </draw:line>
        <draw:line draw:style-name="gr10" draw:layer="layout" svg:x1="26.816cm" svg:y1="11.492cm" svg:x2="26.816cm" svg:y2="17.074cm">
          <text:p/>
        </draw:line>
        <draw:line draw:style-name="gr10" draw:layer="layout" svg:x1="26.598cm" svg:y1="11.492cm" svg:x2="26.598cm" svg:y2="17.074cm">
          <text:p/>
        </draw:line>
        <draw:line draw:style-name="gr10" draw:layer="layout" svg:x1="26.387cm" svg:y1="11.492cm" svg:x2="26.387cm" svg:y2="17.074cm">
          <text:p/>
        </draw:line>
        <draw:line draw:style-name="gr10" draw:layer="layout" svg:x1="26.175cm" svg:y1="11.492cm" svg:x2="26.175cm" svg:y2="17.074cm">
          <text:p/>
        </draw:line>
        <draw:line draw:style-name="gr10" draw:layer="layout" svg:x1="25.964cm" svg:y1="11.492cm" svg:x2="25.964cm" svg:y2="17.074cm">
          <text:p/>
        </draw:line>
        <draw:line draw:style-name="gr10" draw:layer="layout" svg:x1="25.753cm" svg:y1="11.492cm" svg:x2="25.753cm" svg:y2="17.074cm">
          <text:p/>
        </draw:line>
        <draw:line draw:style-name="gr10" draw:layer="layout" svg:x1="25.535cm" svg:y1="11.492cm" svg:x2="25.535cm" svg:y2="17.074cm">
          <text:p/>
        </draw:line>
        <draw:line draw:style-name="gr10" draw:layer="layout" svg:x1="25.324cm" svg:y1="11.492cm" svg:x2="25.324cm" svg:y2="17.074cm">
          <text:p/>
        </draw:line>
        <draw:line draw:style-name="gr10" draw:layer="layout" svg:x1="25.113cm" svg:y1="11.492cm" svg:x2="25.113cm" svg:y2="17.074cm">
          <text:p/>
        </draw:line>
        <draw:line draw:style-name="gr10" draw:layer="layout" svg:x1="24.901cm" svg:y1="11.492cm" svg:x2="24.901cm" svg:y2="17.074cm">
          <text:p/>
        </draw:line>
        <draw:line draw:style-name="gr10" draw:layer="layout" svg:x1="24.683cm" svg:y1="11.492cm" svg:x2="24.683cm" svg:y2="17.074cm">
          <text:p/>
        </draw:line>
        <draw:line draw:style-name="gr10" draw:layer="layout" svg:x1="24.472cm" svg:y1="11.492cm" svg:x2="24.472cm" svg:y2="17.074cm">
          <text:p/>
        </draw:line>
        <draw:line draw:style-name="gr10" draw:layer="layout" svg:x1="24.261cm" svg:y1="11.492cm" svg:x2="24.261cm" svg:y2="17.074cm">
          <text:p/>
        </draw:line>
        <draw:line draw:style-name="gr10" draw:layer="layout" svg:x1="24.05cm" svg:y1="11.492cm" svg:x2="24.05cm" svg:y2="17.074cm">
          <text:p/>
        </draw:line>
        <draw:line draw:style-name="gr10" draw:layer="layout" svg:x1="23.838cm" svg:y1="11.492cm" svg:x2="23.838cm" svg:y2="17.074cm">
          <text:p/>
        </draw:line>
        <draw:line draw:style-name="gr10" draw:layer="layout" svg:x1="23.62cm" svg:y1="11.492cm" svg:x2="23.62cm" svg:y2="17.074cm">
          <text:p/>
        </draw:line>
        <draw:line draw:style-name="gr10" draw:layer="layout" svg:x1="23.409cm" svg:y1="11.492cm" svg:x2="23.409cm" svg:y2="17.074cm">
          <text:p/>
        </draw:line>
        <draw:line draw:style-name="gr10" draw:layer="layout" svg:x1="23.198cm" svg:y1="11.492cm" svg:x2="23.198cm" svg:y2="17.074cm">
          <text:p/>
        </draw:line>
        <draw:line draw:style-name="gr10" draw:layer="layout" svg:x1="22.987cm" svg:y1="11.492cm" svg:x2="22.987cm" svg:y2="17.074cm">
          <text:p/>
        </draw:line>
        <draw:line draw:style-name="gr9" draw:layer="layout" svg:x1="31.327cm" svg:y1="17.081cm" svg:x2="31.327cm" svg:y2="17.095cm">
          <text:p/>
        </draw:line>
        <draw:line draw:style-name="gr9" draw:layer="layout" svg:x1="31.381cm" svg:y1="17.081cm" svg:x2="31.381cm" svg:y2="17.095cm">
          <text:p/>
        </draw:line>
        <draw:line draw:style-name="gr9" draw:layer="layout" svg:x1="31.436cm" svg:y1="17.081cm" svg:x2="31.436cm" svg:y2="17.095cm">
          <text:p/>
        </draw:line>
        <draw:line draw:style-name="gr9" draw:layer="layout" svg:x1="31.115cm" svg:y1="17.081cm" svg:x2="31.115cm" svg:y2="17.095cm">
          <text:p/>
        </draw:line>
        <draw:line draw:style-name="gr9" draw:layer="layout" svg:x1="31.17cm" svg:y1="17.081cm" svg:x2="31.17cm" svg:y2="17.095cm">
          <text:p/>
        </draw:line>
        <draw:line draw:style-name="gr9" draw:layer="layout" svg:x1="31.224cm" svg:y1="17.081cm" svg:x2="31.224cm" svg:y2="17.095cm">
          <text:p/>
        </draw:line>
        <draw:line draw:style-name="gr9" draw:layer="layout" svg:x1="30.904cm" svg:y1="17.081cm" svg:x2="30.904cm" svg:y2="17.095cm">
          <text:p/>
        </draw:line>
        <draw:line draw:style-name="gr9" draw:layer="layout" svg:x1="30.959cm" svg:y1="17.081cm" svg:x2="30.959cm" svg:y2="17.095cm">
          <text:p/>
        </draw:line>
        <draw:line draw:style-name="gr9" draw:layer="layout" svg:x1="31.013cm" svg:y1="17.081cm" svg:x2="31.013cm" svg:y2="17.095cm">
          <text:p/>
        </draw:line>
        <draw:line draw:style-name="gr9" draw:layer="layout" svg:x1="30.693cm" svg:y1="17.081cm" svg:x2="30.693cm" svg:y2="17.095cm">
          <text:p/>
        </draw:line>
        <draw:line draw:style-name="gr9" draw:layer="layout" svg:x1="30.747cm" svg:y1="17.081cm" svg:x2="30.747cm" svg:y2="17.095cm">
          <text:p/>
        </draw:line>
        <draw:line draw:style-name="gr9" draw:layer="layout" svg:x1="30.802cm" svg:y1="17.081cm" svg:x2="30.802cm" svg:y2="17.095cm">
          <text:p/>
        </draw:line>
        <draw:line draw:style-name="gr9" draw:layer="layout" svg:x1="30.482cm" svg:y1="17.081cm" svg:x2="30.482cm" svg:y2="17.095cm">
          <text:p/>
        </draw:line>
        <draw:line draw:style-name="gr9" draw:layer="layout" svg:x1="30.536cm" svg:y1="17.081cm" svg:x2="30.536cm" svg:y2="17.095cm">
          <text:p/>
        </draw:line>
        <draw:line draw:style-name="gr9" draw:layer="layout" svg:x1="30.591cm" svg:y1="17.081cm" svg:x2="30.591cm" svg:y2="17.095cm">
          <text:p/>
        </draw:line>
        <draw:line draw:style-name="gr9" draw:layer="layout" svg:x1="30.264cm" svg:y1="17.081cm" svg:x2="30.264cm" svg:y2="17.095cm">
          <text:p/>
        </draw:line>
        <draw:line draw:style-name="gr9" draw:layer="layout" svg:x1="30.318cm" svg:y1="17.081cm" svg:x2="30.318cm" svg:y2="17.095cm">
          <text:p/>
        </draw:line>
        <draw:line draw:style-name="gr9" draw:layer="layout" svg:x1="30.373cm" svg:y1="17.081cm" svg:x2="30.373cm" svg:y2="17.095cm">
          <text:p/>
        </draw:line>
        <draw:line draw:style-name="gr9" draw:layer="layout" svg:x1="30.052cm" svg:y1="17.081cm" svg:x2="30.052cm" svg:y2="17.095cm">
          <text:p/>
        </draw:line>
        <draw:line draw:style-name="gr9" draw:layer="layout" svg:x1="30.107cm" svg:y1="17.081cm" svg:x2="30.107cm" svg:y2="17.095cm">
          <text:p/>
        </draw:line>
        <draw:line draw:style-name="gr9" draw:layer="layout" svg:x1="30.161cm" svg:y1="17.081cm" svg:x2="30.161cm" svg:y2="17.095cm">
          <text:p/>
        </draw:line>
        <draw:line draw:style-name="gr9" draw:layer="layout" svg:x1="29.841cm" svg:y1="17.081cm" svg:x2="29.841cm" svg:y2="17.095cm">
          <text:p/>
        </draw:line>
        <draw:line draw:style-name="gr9" draw:layer="layout" svg:x1="29.896cm" svg:y1="17.081cm" svg:x2="29.896cm" svg:y2="17.095cm">
          <text:p/>
        </draw:line>
        <draw:line draw:style-name="gr9" draw:layer="layout" svg:x1="29.95cm" svg:y1="17.081cm" svg:x2="29.95cm" svg:y2="17.095cm">
          <text:p/>
        </draw:line>
        <draw:line draw:style-name="gr9" draw:layer="layout" svg:x1="29.63cm" svg:y1="17.081cm" svg:x2="29.63cm" svg:y2="17.095cm">
          <text:p/>
        </draw:line>
        <draw:line draw:style-name="gr9" draw:layer="layout" svg:x1="29.685cm" svg:y1="17.081cm" svg:x2="29.685cm" svg:y2="17.095cm">
          <text:p/>
        </draw:line>
        <draw:line draw:style-name="gr9" draw:layer="layout" svg:x1="29.739cm" svg:y1="17.081cm" svg:x2="29.739cm" svg:y2="17.095cm">
          <text:p/>
        </draw:line>
        <draw:line draw:style-name="gr9" draw:layer="layout" svg:x1="29.412cm" svg:y1="17.081cm" svg:x2="29.412cm" svg:y2="17.095cm">
          <text:p/>
        </draw:line>
        <draw:line draw:style-name="gr9" draw:layer="layout" svg:x1="29.466cm" svg:y1="17.081cm" svg:x2="29.466cm" svg:y2="17.095cm">
          <text:p/>
        </draw:line>
        <draw:line draw:style-name="gr9" draw:layer="layout" svg:x1="29.521cm" svg:y1="17.081cm" svg:x2="29.521cm" svg:y2="17.095cm">
          <text:p/>
        </draw:line>
        <draw:line draw:style-name="gr9" draw:layer="layout" svg:x1="29.201cm" svg:y1="17.081cm" svg:x2="29.201cm" svg:y2="17.095cm">
          <text:p/>
        </draw:line>
        <draw:line draw:style-name="gr9" draw:layer="layout" svg:x1="29.255cm" svg:y1="17.081cm" svg:x2="29.255cm" svg:y2="17.095cm">
          <text:p/>
        </draw:line>
        <draw:line draw:style-name="gr9" draw:layer="layout" svg:x1="29.31cm" svg:y1="17.081cm" svg:x2="29.31cm" svg:y2="17.095cm">
          <text:p/>
        </draw:line>
        <draw:line draw:style-name="gr9" draw:layer="layout" svg:x1="28.99cm" svg:y1="17.081cm" svg:x2="28.99cm" svg:y2="17.095cm">
          <text:p/>
        </draw:line>
        <draw:line draw:style-name="gr9" draw:layer="layout" svg:x1="29.044cm" svg:y1="17.081cm" svg:x2="29.044cm" svg:y2="17.095cm">
          <text:p/>
        </draw:line>
        <draw:line draw:style-name="gr9" draw:layer="layout" svg:x1="29.099cm" svg:y1="17.081cm" svg:x2="29.099cm" svg:y2="17.095cm">
          <text:p/>
        </draw:line>
        <draw:line draw:style-name="gr9" draw:layer="layout" svg:x1="28.778cm" svg:y1="17.081cm" svg:x2="28.778cm" svg:y2="17.095cm">
          <text:p/>
        </draw:line>
        <draw:line draw:style-name="gr9" draw:layer="layout" svg:x1="28.833cm" svg:y1="17.081cm" svg:x2="28.833cm" svg:y2="17.095cm">
          <text:p/>
        </draw:line>
        <draw:line draw:style-name="gr9" draw:layer="layout" svg:x1="28.887cm" svg:y1="17.081cm" svg:x2="28.887cm" svg:y2="17.095cm">
          <text:p/>
        </draw:line>
        <draw:line draw:style-name="gr9" draw:layer="layout" svg:x1="28.567cm" svg:y1="17.081cm" svg:x2="28.567cm" svg:y2="17.095cm">
          <text:p/>
        </draw:line>
        <draw:line draw:style-name="gr9" draw:layer="layout" svg:x1="28.622cm" svg:y1="17.081cm" svg:x2="28.622cm" svg:y2="17.095cm">
          <text:p/>
        </draw:line>
        <draw:line draw:style-name="gr9" draw:layer="layout" svg:x1="28.676cm" svg:y1="17.081cm" svg:x2="28.676cm" svg:y2="17.095cm">
          <text:p/>
        </draw:line>
        <draw:line draw:style-name="gr9" draw:layer="layout" svg:x1="28.349cm" svg:y1="17.081cm" svg:x2="28.349cm" svg:y2="17.095cm">
          <text:p/>
        </draw:line>
        <draw:line draw:style-name="gr9" draw:layer="layout" svg:x1="28.404cm" svg:y1="17.081cm" svg:x2="28.404cm" svg:y2="17.095cm">
          <text:p/>
        </draw:line>
        <draw:line draw:style-name="gr9" draw:layer="layout" svg:x1="28.458cm" svg:y1="17.081cm" svg:x2="28.458cm" svg:y2="17.095cm">
          <text:p/>
        </draw:line>
        <draw:line draw:style-name="gr9" draw:layer="layout" svg:x1="28.138cm" svg:y1="17.081cm" svg:x2="28.138cm" svg:y2="17.095cm">
          <text:p/>
        </draw:line>
        <draw:line draw:style-name="gr9" draw:layer="layout" svg:x1="28.192cm" svg:y1="17.081cm" svg:x2="28.192cm" svg:y2="17.095cm">
          <text:p/>
        </draw:line>
        <draw:line draw:style-name="gr9" draw:layer="layout" svg:x1="28.247cm" svg:y1="17.081cm" svg:x2="28.247cm" svg:y2="17.095cm">
          <text:p/>
        </draw:line>
        <draw:line draw:style-name="gr9" draw:layer="layout" svg:x1="27.927cm" svg:y1="17.081cm" svg:x2="27.927cm" svg:y2="17.095cm">
          <text:p/>
        </draw:line>
        <draw:line draw:style-name="gr9" draw:layer="layout" svg:x1="27.981cm" svg:y1="17.081cm" svg:x2="27.981cm" svg:y2="17.095cm">
          <text:p/>
        </draw:line>
        <draw:line draw:style-name="gr9" draw:layer="layout" svg:x1="28.036cm" svg:y1="17.081cm" svg:x2="28.036cm" svg:y2="17.095cm">
          <text:p/>
        </draw:line>
        <draw:line draw:style-name="gr9" draw:layer="layout" svg:x1="27.715cm" svg:y1="17.081cm" svg:x2="27.715cm" svg:y2="17.095cm">
          <text:p/>
        </draw:line>
        <draw:line draw:style-name="gr9" draw:layer="layout" svg:x1="27.77cm" svg:y1="17.081cm" svg:x2="27.77cm" svg:y2="17.095cm">
          <text:p/>
        </draw:line>
        <draw:line draw:style-name="gr9" draw:layer="layout" svg:x1="27.824cm" svg:y1="17.081cm" svg:x2="27.824cm" svg:y2="17.095cm">
          <text:p/>
        </draw:line>
        <draw:line draw:style-name="gr9" draw:layer="layout" svg:x1="27.497cm" svg:y1="17.081cm" svg:x2="27.497cm" svg:y2="17.095cm">
          <text:p/>
        </draw:line>
        <draw:line draw:style-name="gr9" draw:layer="layout" svg:x1="27.552cm" svg:y1="17.081cm" svg:x2="27.552cm" svg:y2="17.095cm">
          <text:p/>
        </draw:line>
        <draw:line draw:style-name="gr9" draw:layer="layout" svg:x1="27.606cm" svg:y1="17.081cm" svg:x2="27.606cm" svg:y2="17.095cm">
          <text:p/>
        </draw:line>
        <draw:line draw:style-name="gr9" draw:layer="layout" svg:x1="27.286cm" svg:y1="17.081cm" svg:x2="27.286cm" svg:y2="17.095cm">
          <text:p/>
        </draw:line>
        <draw:line draw:style-name="gr9" draw:layer="layout" svg:x1="27.341cm" svg:y1="17.081cm" svg:x2="27.341cm" svg:y2="17.095cm">
          <text:p/>
        </draw:line>
        <draw:line draw:style-name="gr9" draw:layer="layout" svg:x1="27.395cm" svg:y1="17.081cm" svg:x2="27.395cm" svg:y2="17.095cm">
          <text:p/>
        </draw:line>
        <draw:line draw:style-name="gr9" draw:layer="layout" svg:x1="27.075cm" svg:y1="17.081cm" svg:x2="27.075cm" svg:y2="17.095cm">
          <text:p/>
        </draw:line>
        <draw:line draw:style-name="gr9" draw:layer="layout" svg:x1="27.129cm" svg:y1="17.081cm" svg:x2="27.129cm" svg:y2="17.095cm">
          <text:p/>
        </draw:line>
        <draw:line draw:style-name="gr9" draw:layer="layout" svg:x1="27.184cm" svg:y1="17.081cm" svg:x2="27.184cm" svg:y2="17.095cm">
          <text:p/>
        </draw:line>
        <draw:line draw:style-name="gr9" draw:layer="layout" svg:x1="26.864cm" svg:y1="17.081cm" svg:x2="26.864cm" svg:y2="17.095cm">
          <text:p/>
        </draw:line>
        <draw:line draw:style-name="gr9" draw:layer="layout" svg:x1="26.918cm" svg:y1="17.081cm" svg:x2="26.918cm" svg:y2="17.095cm">
          <text:p/>
        </draw:line>
        <draw:line draw:style-name="gr9" draw:layer="layout" svg:x1="26.973cm" svg:y1="17.081cm" svg:x2="26.973cm" svg:y2="17.095cm">
          <text:p/>
        </draw:line>
        <draw:line draw:style-name="gr9" draw:layer="layout" svg:x1="26.652cm" svg:y1="17.081cm" svg:x2="26.652cm" svg:y2="17.095cm">
          <text:p/>
        </draw:line>
        <draw:line draw:style-name="gr9" draw:layer="layout" svg:x1="26.707cm" svg:y1="17.081cm" svg:x2="26.707cm" svg:y2="17.095cm">
          <text:p/>
        </draw:line>
        <draw:line draw:style-name="gr9" draw:layer="layout" svg:x1="26.761cm" svg:y1="17.081cm" svg:x2="26.761cm" svg:y2="17.095cm">
          <text:p/>
        </draw:line>
        <draw:line draw:style-name="gr9" draw:layer="layout" svg:x1="26.434cm" svg:y1="17.081cm" svg:x2="26.434cm" svg:y2="17.095cm">
          <text:p/>
        </draw:line>
        <draw:line draw:style-name="gr9" draw:layer="layout" svg:x1="26.489cm" svg:y1="17.081cm" svg:x2="26.489cm" svg:y2="17.095cm">
          <text:p/>
        </draw:line>
        <draw:line draw:style-name="gr9" draw:layer="layout" svg:x1="26.543cm" svg:y1="17.081cm" svg:x2="26.543cm" svg:y2="17.095cm">
          <text:p/>
        </draw:line>
        <draw:line draw:style-name="gr9" draw:layer="layout" svg:x1="26.223cm" svg:y1="17.081cm" svg:x2="26.223cm" svg:y2="17.095cm">
          <text:p/>
        </draw:line>
        <draw:line draw:style-name="gr9" draw:layer="layout" svg:x1="26.278cm" svg:y1="17.081cm" svg:x2="26.278cm" svg:y2="17.095cm">
          <text:p/>
        </draw:line>
        <draw:line draw:style-name="gr9" draw:layer="layout" svg:x1="26.332cm" svg:y1="17.081cm" svg:x2="26.332cm" svg:y2="17.095cm">
          <text:p/>
        </draw:line>
        <draw:line draw:style-name="gr9" draw:layer="layout" svg:x1="26.012cm" svg:y1="17.081cm" svg:x2="26.012cm" svg:y2="17.095cm">
          <text:p/>
        </draw:line>
        <draw:line draw:style-name="gr9" draw:layer="layout" svg:x1="26.066cm" svg:y1="17.081cm" svg:x2="26.066cm" svg:y2="17.095cm">
          <text:p/>
        </draw:line>
        <draw:line draw:style-name="gr9" draw:layer="layout" svg:x1="26.121cm" svg:y1="17.081cm" svg:x2="26.121cm" svg:y2="17.095cm">
          <text:p/>
        </draw:line>
        <draw:line draw:style-name="gr9" draw:layer="layout" svg:x1="25.801cm" svg:y1="17.081cm" svg:x2="25.801cm" svg:y2="17.095cm">
          <text:p/>
        </draw:line>
        <draw:line draw:style-name="gr9" draw:layer="layout" svg:x1="25.855cm" svg:y1="17.081cm" svg:x2="25.855cm" svg:y2="17.095cm">
          <text:p/>
        </draw:line>
        <draw:line draw:style-name="gr9" draw:layer="layout" svg:x1="25.91cm" svg:y1="17.081cm" svg:x2="25.91cm" svg:y2="17.095cm">
          <text:p/>
        </draw:line>
        <draw:line draw:style-name="gr9" draw:layer="layout" svg:x1="25.589cm" svg:y1="17.081cm" svg:x2="25.589cm" svg:y2="17.095cm">
          <text:p/>
        </draw:line>
        <draw:line draw:style-name="gr9" draw:layer="layout" svg:x1="25.644cm" svg:y1="17.081cm" svg:x2="25.644cm" svg:y2="17.095cm">
          <text:p/>
        </draw:line>
        <draw:line draw:style-name="gr9" draw:layer="layout" svg:x1="25.699cm" svg:y1="17.081cm" svg:x2="25.699cm" svg:y2="17.095cm">
          <text:p/>
        </draw:line>
        <draw:line draw:style-name="gr9" draw:layer="layout" svg:x1="25.371cm" svg:y1="17.081cm" svg:x2="25.371cm" svg:y2="17.095cm">
          <text:p/>
        </draw:line>
        <draw:line draw:style-name="gr9" draw:layer="layout" svg:x1="25.426cm" svg:y1="17.081cm" svg:x2="25.426cm" svg:y2="17.095cm">
          <text:p/>
        </draw:line>
        <draw:line draw:style-name="gr9" draw:layer="layout" svg:x1="25.48cm" svg:y1="17.081cm" svg:x2="25.48cm" svg:y2="17.095cm">
          <text:p/>
        </draw:line>
        <draw:line draw:style-name="gr9" draw:layer="layout" svg:x1="25.16cm" svg:y1="17.081cm" svg:x2="25.16cm" svg:y2="17.095cm">
          <text:p/>
        </draw:line>
        <draw:line draw:style-name="gr9" draw:layer="layout" svg:x1="25.215cm" svg:y1="17.081cm" svg:x2="25.215cm" svg:y2="17.095cm">
          <text:p/>
        </draw:line>
        <draw:line draw:style-name="gr9" draw:layer="layout" svg:x1="25.269cm" svg:y1="17.081cm" svg:x2="25.269cm" svg:y2="17.095cm">
          <text:p/>
        </draw:line>
        <draw:line draw:style-name="gr9" draw:layer="layout" svg:x1="24.949cm" svg:y1="17.081cm" svg:x2="24.949cm" svg:y2="17.095cm">
          <text:p/>
        </draw:line>
        <draw:line draw:style-name="gr9" draw:layer="layout" svg:x1="25.004cm" svg:y1="17.081cm" svg:x2="25.004cm" svg:y2="17.095cm">
          <text:p/>
        </draw:line>
        <draw:line draw:style-name="gr9" draw:layer="layout" svg:x1="25.058cm" svg:y1="17.081cm" svg:x2="25.058cm" svg:y2="17.095cm">
          <text:p/>
        </draw:line>
        <draw:line draw:style-name="gr9" draw:layer="layout" svg:x1="24.738cm" svg:y1="17.081cm" svg:x2="24.738cm" svg:y2="17.095cm">
          <text:p/>
        </draw:line>
        <draw:line draw:style-name="gr9" draw:layer="layout" svg:x1="24.792cm" svg:y1="17.081cm" svg:x2="24.792cm" svg:y2="17.095cm">
          <text:p/>
        </draw:line>
        <draw:line draw:style-name="gr9" draw:layer="layout" svg:x1="24.847cm" svg:y1="17.081cm" svg:x2="24.847cm" svg:y2="17.095cm">
          <text:p/>
        </draw:line>
        <draw:line draw:style-name="gr9" draw:layer="layout" svg:x1="24.52cm" svg:y1="17.081cm" svg:x2="24.52cm" svg:y2="17.095cm">
          <text:p/>
        </draw:line>
        <draw:line draw:style-name="gr9" draw:layer="layout" svg:x1="24.574cm" svg:y1="17.081cm" svg:x2="24.574cm" svg:y2="17.095cm">
          <text:p/>
        </draw:line>
        <draw:line draw:style-name="gr9" draw:layer="layout" svg:x1="24.629cm" svg:y1="17.081cm" svg:x2="24.629cm" svg:y2="17.095cm">
          <text:p/>
        </draw:line>
        <draw:line draw:style-name="gr9" draw:layer="layout" svg:x1="24.309cm" svg:y1="17.081cm" svg:x2="24.309cm" svg:y2="17.095cm">
          <text:p/>
        </draw:line>
        <draw:line draw:style-name="gr9" draw:layer="layout" svg:x1="24.363cm" svg:y1="17.081cm" svg:x2="24.363cm" svg:y2="17.095cm">
          <text:p/>
        </draw:line>
        <draw:line draw:style-name="gr9" draw:layer="layout" svg:x1="24.418cm" svg:y1="17.081cm" svg:x2="24.418cm" svg:y2="17.095cm">
          <text:p/>
        </draw:line>
        <draw:line draw:style-name="gr9" draw:layer="layout" svg:x1="24.097cm" svg:y1="17.081cm" svg:x2="24.097cm" svg:y2="17.095cm">
          <text:p/>
        </draw:line>
        <draw:line draw:style-name="gr9" draw:layer="layout" svg:x1="24.152cm" svg:y1="17.081cm" svg:x2="24.152cm" svg:y2="17.095cm">
          <text:p/>
        </draw:line>
        <draw:line draw:style-name="gr9" draw:layer="layout" svg:x1="24.206cm" svg:y1="17.081cm" svg:x2="24.206cm" svg:y2="17.095cm">
          <text:p/>
        </draw:line>
        <draw:line draw:style-name="gr9" draw:layer="layout" svg:x1="23.886cm" svg:y1="17.081cm" svg:x2="23.886cm" svg:y2="17.095cm">
          <text:p/>
        </draw:line>
        <draw:line draw:style-name="gr9" draw:layer="layout" svg:x1="23.941cm" svg:y1="17.081cm" svg:x2="23.941cm" svg:y2="17.095cm">
          <text:p/>
        </draw:line>
        <draw:line draw:style-name="gr9" draw:layer="layout" svg:x1="23.995cm" svg:y1="17.081cm" svg:x2="23.995cm" svg:y2="17.095cm">
          <text:p/>
        </draw:line>
        <draw:line draw:style-name="gr9" draw:layer="layout" svg:x1="23.675cm" svg:y1="17.081cm" svg:x2="23.675cm" svg:y2="17.095cm">
          <text:p/>
        </draw:line>
        <draw:line draw:style-name="gr9" draw:layer="layout" svg:x1="23.729cm" svg:y1="17.081cm" svg:x2="23.729cm" svg:y2="17.095cm">
          <text:p/>
        </draw:line>
        <draw:line draw:style-name="gr9" draw:layer="layout" svg:x1="23.784cm" svg:y1="17.081cm" svg:x2="23.784cm" svg:y2="17.095cm">
          <text:p/>
        </draw:line>
        <draw:line draw:style-name="gr9" draw:layer="layout" svg:x1="23.457cm" svg:y1="17.081cm" svg:x2="23.457cm" svg:y2="17.095cm">
          <text:p/>
        </draw:line>
        <draw:line draw:style-name="gr9" draw:layer="layout" svg:x1="23.511cm" svg:y1="17.081cm" svg:x2="23.511cm" svg:y2="17.095cm">
          <text:p/>
        </draw:line>
        <draw:line draw:style-name="gr9" draw:layer="layout" svg:x1="23.566cm" svg:y1="17.081cm" svg:x2="23.566cm" svg:y2="17.095cm">
          <text:p/>
        </draw:line>
        <draw:line draw:style-name="gr9" draw:layer="layout" svg:x1="23.246cm" svg:y1="17.081cm" svg:x2="23.246cm" svg:y2="17.095cm">
          <text:p/>
        </draw:line>
        <draw:line draw:style-name="gr9" draw:layer="layout" svg:x1="23.3cm" svg:y1="17.081cm" svg:x2="23.3cm" svg:y2="17.095cm">
          <text:p/>
        </draw:line>
        <draw:line draw:style-name="gr9" draw:layer="layout" svg:x1="23.355cm" svg:y1="17.081cm" svg:x2="23.355cm" svg:y2="17.095cm">
          <text:p/>
        </draw:line>
        <draw:line draw:style-name="gr9" draw:layer="layout" svg:x1="23.034cm" svg:y1="17.081cm" svg:x2="23.034cm" svg:y2="17.095cm">
          <text:p/>
        </draw:line>
        <draw:line draw:style-name="gr9" draw:layer="layout" svg:x1="23.089cm" svg:y1="17.081cm" svg:x2="23.089cm" svg:y2="17.095cm">
          <text:p/>
        </draw:line>
        <draw:line draw:style-name="gr9" draw:layer="layout" svg:x1="23.143cm" svg:y1="17.081cm" svg:x2="23.143cm" svg:y2="17.095cm">
          <text:p/>
        </draw:line>
        <draw:line draw:style-name="gr9" draw:layer="layout" svg:x1="22.823cm" svg:y1="17.081cm" svg:x2="22.823cm" svg:y2="17.095cm">
          <text:p/>
        </draw:line>
        <draw:line draw:style-name="gr9" draw:layer="layout" svg:x1="22.878cm" svg:y1="17.081cm" svg:x2="22.878cm" svg:y2="17.095cm">
          <text:p/>
        </draw:line>
        <draw:line draw:style-name="gr9" draw:layer="layout" svg:x1="22.932cm" svg:y1="17.081cm" svg:x2="22.932cm" svg:y2="17.095cm">
          <text:p/>
        </draw:line>
        <draw:line draw:style-name="gr13" draw:layer="layout" svg:x1="22.775cm" svg:y1="17.033cm" svg:x2="22.783cm" svg:y2="17.041cm">
          <text:p/>
        </draw:line>
        <draw:line draw:style-name="gr13" draw:layer="layout" svg:x1="22.782cm" svg:y1="17.04cm" svg:x2="22.782cm" svg:y2="17.033cm">
          <text:p/>
        </draw:line>
        <draw:line draw:style-name="gr13" draw:layer="layout" svg:x1="22.782cm" svg:y1="17.033cm" svg:x2="22.791cm" svg:y2="17.041cm">
          <text:p/>
        </draw:line>
        <draw:line draw:style-name="gr13" draw:layer="layout" svg:x1="22.789cm" svg:y1="17.04cm" svg:x2="22.796cm" svg:y2="17.04cm">
          <text:p/>
        </draw:line>
        <draw:line draw:style-name="gr13" draw:layer="layout" svg:x1="22.796cm" svg:y1="17.04cm" svg:x2="22.796cm" svg:y2="17.033cm">
          <text:p/>
        </draw:line>
        <draw:line draw:style-name="gr13" draw:layer="layout" svg:x1="22.796cm" svg:y1="17.033cm" svg:x2="22.804cm" svg:y2="17.041cm">
          <text:p/>
        </draw:line>
        <draw:line draw:style-name="gr13" draw:layer="layout" svg:x1="22.803cm" svg:y1="17.04cm" svg:x2="22.803cm" svg:y2="17.033cm">
          <text:p/>
        </draw:line>
        <draw:line draw:style-name="gr13" draw:layer="layout" svg:x1="22.803cm" svg:y1="17.033cm" svg:x2="22.81cm" svg:y2="17.033cm">
          <text:p/>
        </draw:line>
        <draw:line draw:style-name="gr13" draw:layer="layout" svg:x1="22.81cm" svg:y1="17.033cm" svg:x2="22.817cm" svg:y2="17.041cm">
          <text:p/>
        </draw:line>
        <draw:line draw:style-name="gr13" draw:layer="layout" svg:x1="22.816cm" svg:y1="17.04cm" svg:x2="22.816cm" svg:y2="17.033cm">
          <text:p/>
        </draw:line>
        <draw:line draw:style-name="gr13" draw:layer="layout" svg:x1="22.816cm" svg:y1="17.033cm" svg:x2="22.823cm" svg:y2="17.033cm">
          <text:p/>
        </draw:line>
        <draw:line draw:style-name="gr13" draw:layer="layout" svg:x1="22.823cm" svg:y1="17.033cm" svg:x2="22.83cm" svg:y2="17.033cm">
          <text:p/>
        </draw:line>
        <draw:line draw:style-name="gr13" draw:layer="layout" svg:x1="22.83cm" svg:y1="17.033cm" svg:x2="22.83cm" svg:y2="17.04cm">
          <text:p/>
        </draw:line>
        <draw:line draw:style-name="gr13" draw:layer="layout" svg:x1="22.83cm" svg:y1="17.04cm" svg:x2="22.837cm" svg:y2="17.04cm">
          <text:p/>
        </draw:line>
        <draw:line draw:style-name="gr13" draw:layer="layout" svg:x1="22.837cm" svg:y1="17.041cm" svg:x2="22.845cm" svg:y2="17.033cm">
          <text:p/>
        </draw:line>
        <draw:line draw:style-name="gr13" draw:layer="layout" svg:x1="22.844cm" svg:y1="17.033cm" svg:x2="22.85cm" svg:y2="17.033cm">
          <text:p/>
        </draw:line>
        <draw:line draw:style-name="gr13" draw:layer="layout" svg:x1="22.85cm" svg:y1="17.033cm" svg:x2="22.85cm" svg:y2="17.04cm">
          <text:p/>
        </draw:line>
        <draw:line draw:style-name="gr13" draw:layer="layout" svg:x1="22.85cm" svg:y1="17.04cm" svg:x2="22.857cm" svg:y2="17.04cm">
          <text:p/>
        </draw:line>
        <draw:line draw:style-name="gr13" draw:layer="layout" svg:x1="22.857cm" svg:y1="17.041cm" svg:x2="22.865cm" svg:y2="17.033cm">
          <text:p/>
        </draw:line>
        <draw:line draw:style-name="gr13" draw:layer="layout" svg:x1="22.864cm" svg:y1="17.033cm" svg:x2="22.872cm" svg:y2="17.041cm">
          <text:p/>
        </draw:line>
        <draw:line draw:style-name="gr13" draw:layer="layout" svg:x1="22.871cm" svg:y1="17.04cm" svg:x2="22.871cm" svg:y2="17.033cm">
          <text:p/>
        </draw:line>
        <draw:line draw:style-name="gr13" draw:layer="layout" svg:x1="22.871cm" svg:y1="17.034cm" svg:x2="22.879cm" svg:y2="17.027cm">
          <text:p/>
        </draw:line>
        <draw:line draw:style-name="gr13" draw:layer="layout" svg:x1="22.878cm" svg:y1="17.027cm" svg:x2="22.884cm" svg:y2="17.027cm">
          <text:p/>
        </draw:line>
        <draw:line draw:style-name="gr13" draw:layer="layout" svg:x1="22.884cm" svg:y1="17.027cm" svg:x2="22.891cm" svg:y2="17.027cm">
          <text:p/>
        </draw:line>
        <draw:line draw:style-name="gr13" draw:layer="layout" svg:x1="22.891cm" svg:y1="17.027cm" svg:x2="22.898cm" svg:y2="17.027cm">
          <text:p/>
        </draw:line>
        <draw:line draw:style-name="gr13" draw:layer="layout" svg:x1="22.898cm" svg:y1="17.027cm" svg:x2="22.905cm" svg:y2="17.027cm">
          <text:p/>
        </draw:line>
        <draw:line draw:style-name="gr13" draw:layer="layout" svg:x1="22.905cm" svg:y1="17.027cm" svg:x2="22.912cm" svg:y2="17.027cm">
          <text:p/>
        </draw:line>
        <draw:line draw:style-name="gr13" draw:layer="layout" svg:x1="22.912cm" svg:y1="17.027cm" svg:x2="22.919cm" svg:y2="17.027cm">
          <text:p/>
        </draw:line>
        <draw:line draw:style-name="gr13" draw:layer="layout" svg:x1="22.919cm" svg:y1="17.027cm" svg:x2="22.925cm" svg:y2="17.027cm">
          <text:p/>
        </draw:line>
        <draw:line draw:style-name="gr13" draw:layer="layout" svg:x1="22.925cm" svg:y1="17.027cm" svg:x2="22.932cm" svg:y2="17.027cm">
          <text:p/>
        </draw:line>
        <draw:line draw:style-name="gr13" draw:layer="layout" svg:x1="22.932cm" svg:y1="17.027cm" svg:x2="22.939cm" svg:y2="17.027cm">
          <text:p/>
        </draw:line>
        <draw:line draw:style-name="gr13" draw:layer="layout" svg:x1="22.939cm" svg:y1="17.027cm" svg:x2="22.946cm" svg:y2="17.027cm">
          <text:p/>
        </draw:line>
        <draw:line draw:style-name="gr13" draw:layer="layout" svg:x1="22.946cm" svg:y1="17.027cm" svg:x2="22.953cm" svg:y2="17.027cm">
          <text:p/>
        </draw:line>
        <draw:line draw:style-name="gr13" draw:layer="layout" svg:x1="22.953cm" svg:y1="17.027cm" svg:x2="22.959cm" svg:y2="17.027cm">
          <text:p/>
        </draw:line>
        <draw:line draw:style-name="gr13" draw:layer="layout" svg:x1="22.959cm" svg:y1="17.027cm" svg:x2="22.966cm" svg:y2="17.027cm">
          <text:p/>
        </draw:line>
        <draw:line draw:style-name="gr13" draw:layer="layout" svg:x1="22.966cm" svg:y1="17.027cm" svg:x2="22.966cm" svg:y2="17.02cm">
          <text:p/>
        </draw:line>
        <draw:line draw:style-name="gr13" draw:layer="layout" svg:x1="22.966cm" svg:y1="17.02cm" svg:x2="22.974cm" svg:y2="17.028cm">
          <text:p/>
        </draw:line>
        <draw:line draw:style-name="gr13" draw:layer="layout" svg:x1="22.973cm" svg:y1="17.027cm" svg:x2="22.98cm" svg:y2="17.027cm">
          <text:p/>
        </draw:line>
        <draw:line draw:style-name="gr13" draw:layer="layout" svg:x1="22.98cm" svg:y1="17.027cm" svg:x2="22.987cm" svg:y2="17.027cm">
          <text:p/>
        </draw:line>
        <draw:line draw:style-name="gr13" draw:layer="layout" svg:x1="22.987cm" svg:y1="17.027cm" svg:x2="22.993cm" svg:y2="17.027cm">
          <text:p/>
        </draw:line>
        <draw:line draw:style-name="gr13" draw:layer="layout" svg:x1="22.993cm" svg:y1="17.027cm" svg:x2="23cm" svg:y2="17.027cm">
          <text:p/>
        </draw:line>
        <draw:line draw:style-name="gr13" draw:layer="layout" svg:x1="23cm" svg:y1="17.027cm" svg:x2="23.007cm" svg:y2="17.027cm">
          <text:p/>
        </draw:line>
        <draw:line draw:style-name="gr13" draw:layer="layout" svg:x1="23.007cm" svg:y1="17.027cm" svg:x2="23.014cm" svg:y2="17.027cm">
          <text:p/>
        </draw:line>
        <draw:line draw:style-name="gr13" draw:layer="layout" svg:x1="23.014cm" svg:y1="17.027cm" svg:x2="23.021cm" svg:y2="17.027cm">
          <text:p/>
        </draw:line>
        <draw:line draw:style-name="gr13" draw:layer="layout" svg:x1="23.021cm" svg:y1="17.027cm" svg:x2="23.028cm" svg:y2="17.027cm">
          <text:p/>
        </draw:line>
        <draw:line draw:style-name="gr13" draw:layer="layout" svg:x1="23.028cm" svg:y1="17.027cm" svg:x2="23.034cm" svg:y2="17.027cm">
          <text:p/>
        </draw:line>
        <draw:line draw:style-name="gr13" draw:layer="layout" svg:x1="23.034cm" svg:y1="17.028cm" svg:x2="23.043cm" svg:y2="17.02cm">
          <text:p/>
        </draw:line>
        <draw:line draw:style-name="gr13" draw:layer="layout" svg:x1="23.041cm" svg:y1="17.02cm" svg:x2="23.041cm" svg:y2="17.027cm">
          <text:p/>
        </draw:line>
        <draw:line draw:style-name="gr13" draw:layer="layout" svg:x1="23.041cm" svg:y1="17.027cm" svg:x2="23.048cm" svg:y2="17.027cm">
          <text:p/>
        </draw:line>
        <draw:line draw:style-name="gr13" draw:layer="layout" svg:x1="23.048cm" svg:y1="17.027cm" svg:x2="23.055cm" svg:y2="17.027cm">
          <text:p/>
        </draw:line>
        <draw:line draw:style-name="gr13" draw:layer="layout" svg:x1="23.055cm" svg:y1="17.027cm" svg:x2="23.062cm" svg:y2="17.027cm">
          <text:p/>
        </draw:line>
        <draw:line draw:style-name="gr13" draw:layer="layout" svg:x1="23.062cm" svg:y1="17.027cm" svg:x2="23.068cm" svg:y2="17.027cm">
          <text:p/>
        </draw:line>
        <draw:line draw:style-name="gr13" draw:layer="layout" svg:x1="23.068cm" svg:y1="17.027cm" svg:x2="23.075cm" svg:y2="17.027cm">
          <text:p/>
        </draw:line>
        <draw:line draw:style-name="gr13" draw:layer="layout" svg:x1="23.075cm" svg:y1="17.027cm" svg:x2="23.082cm" svg:y2="17.027cm">
          <text:p/>
        </draw:line>
        <draw:line draw:style-name="gr13" draw:layer="layout" svg:x1="23.082cm" svg:y1="17.027cm" svg:x2="23.089cm" svg:y2="17.027cm">
          <text:p/>
        </draw:line>
        <draw:line draw:style-name="gr13" draw:layer="layout" svg:x1="23.089cm" svg:y1="17.027cm" svg:x2="23.096cm" svg:y2="17.027cm">
          <text:p/>
        </draw:line>
        <draw:line draw:style-name="gr13" draw:layer="layout" svg:x1="23.096cm" svg:y1="17.027cm" svg:x2="23.102cm" svg:y2="17.027cm">
          <text:p/>
        </draw:line>
        <draw:line draw:style-name="gr13" draw:layer="layout" svg:x1="23.102cm" svg:y1="17.027cm" svg:x2="23.109cm" svg:y2="17.027cm">
          <text:p/>
        </draw:line>
        <draw:line draw:style-name="gr13" draw:layer="layout" svg:x1="23.109cm" svg:y1="17.027cm" svg:x2="23.116cm" svg:y2="17.027cm">
          <text:p/>
        </draw:line>
        <draw:line draw:style-name="gr13" draw:layer="layout" svg:x1="23.116cm" svg:y1="17.027cm" svg:x2="23.123cm" svg:y2="17.027cm">
          <text:p/>
        </draw:line>
        <draw:line draw:style-name="gr13" draw:layer="layout" svg:x1="23.123cm" svg:y1="17.027cm" svg:x2="23.13cm" svg:y2="17.027cm">
          <text:p/>
        </draw:line>
        <draw:line draw:style-name="gr13" draw:layer="layout" svg:x1="23.13cm" svg:y1="17.027cm" svg:x2="23.137cm" svg:y2="17.027cm">
          <text:p/>
        </draw:line>
        <draw:line draw:style-name="gr13" draw:layer="layout" svg:x1="23.137cm" svg:y1="17.027cm" svg:x2="23.143cm" svg:y2="17.027cm">
          <text:p/>
        </draw:line>
        <draw:line draw:style-name="gr13" draw:layer="layout" svg:x1="23.143cm" svg:y1="17.027cm" svg:x2="23.15cm" svg:y2="17.027cm">
          <text:p/>
        </draw:line>
        <draw:line draw:style-name="gr13" draw:layer="layout" svg:x1="23.15cm" svg:y1="17.027cm" svg:x2="23.157cm" svg:y2="17.027cm">
          <text:p/>
        </draw:line>
        <draw:line draw:style-name="gr13" draw:layer="layout" svg:x1="23.157cm" svg:y1="17.027cm" svg:x2="23.164cm" svg:y2="17.027cm">
          <text:p/>
        </draw:line>
        <draw:line draw:style-name="gr13" draw:layer="layout" svg:x1="23.164cm" svg:y1="17.027cm" svg:x2="23.171cm" svg:y2="17.027cm">
          <text:p/>
        </draw:line>
        <draw:line draw:style-name="gr13" draw:layer="layout" svg:x1="23.171cm" svg:y1="17.027cm" svg:x2="23.177cm" svg:y2="17.027cm">
          <text:p/>
        </draw:line>
        <draw:line draw:style-name="gr13" draw:layer="layout" svg:x1="23.177cm" svg:y1="17.027cm" svg:x2="23.184cm" svg:y2="17.027cm">
          <text:p/>
        </draw:line>
        <draw:line draw:style-name="gr13" draw:layer="layout" svg:x1="23.184cm" svg:y1="17.027cm" svg:x2="23.191cm" svg:y2="17.027cm">
          <text:p/>
        </draw:line>
        <draw:line draw:style-name="gr13" draw:layer="layout" svg:x1="23.191cm" svg:y1="17.027cm" svg:x2="23.198cm" svg:y2="17.027cm">
          <text:p/>
        </draw:line>
        <draw:line draw:style-name="gr13" draw:layer="layout" svg:x1="23.198cm" svg:y1="17.027cm" svg:x2="23.205cm" svg:y2="17.027cm">
          <text:p/>
        </draw:line>
        <draw:line draw:style-name="gr13" draw:layer="layout" svg:x1="23.205cm" svg:y1="17.027cm" svg:x2="23.212cm" svg:y2="17.027cm">
          <text:p/>
        </draw:line>
        <draw:line draw:style-name="gr13" draw:layer="layout" svg:x1="23.212cm" svg:y1="17.027cm" svg:x2="23.218cm" svg:y2="17.027cm">
          <text:p/>
        </draw:line>
        <draw:line draw:style-name="gr13" draw:layer="layout" svg:x1="23.218cm" svg:y1="17.027cm" svg:x2="23.225cm" svg:y2="17.027cm">
          <text:p/>
        </draw:line>
        <draw:line draw:style-name="gr13" draw:layer="layout" svg:x1="23.225cm" svg:y1="17.027cm" svg:x2="23.232cm" svg:y2="17.027cm">
          <text:p/>
        </draw:line>
        <draw:line draw:style-name="gr13" draw:layer="layout" svg:x1="23.232cm" svg:y1="17.027cm" svg:x2="23.239cm" svg:y2="17.027cm">
          <text:p/>
        </draw:line>
        <draw:line draw:style-name="gr13" draw:layer="layout" svg:x1="23.239cm" svg:y1="17.027cm" svg:x2="23.246cm" svg:y2="17.027cm">
          <text:p/>
        </draw:line>
        <draw:line draw:style-name="gr13" draw:layer="layout" svg:x1="23.246cm" svg:y1="17.027cm" svg:x2="23.252cm" svg:y2="17.027cm">
          <text:p/>
        </draw:line>
        <draw:line draw:style-name="gr13" draw:layer="layout" svg:x1="23.252cm" svg:y1="17.027cm" svg:x2="23.259cm" svg:y2="17.027cm">
          <text:p/>
        </draw:line>
        <draw:line draw:style-name="gr13" draw:layer="layout" svg:x1="23.259cm" svg:y1="17.027cm" svg:x2="23.266cm" svg:y2="17.027cm">
          <text:p/>
        </draw:line>
        <draw:line draw:style-name="gr13" draw:layer="layout" svg:x1="23.266cm" svg:y1="17.027cm" svg:x2="23.273cm" svg:y2="17.027cm">
          <text:p/>
        </draw:line>
        <draw:line draw:style-name="gr13" draw:layer="layout" svg:x1="23.273cm" svg:y1="17.027cm" svg:x2="23.28cm" svg:y2="17.027cm">
          <text:p/>
        </draw:line>
        <draw:line draw:style-name="gr13" draw:layer="layout" svg:x1="23.28cm" svg:y1="17.027cm" svg:x2="23.286cm" svg:y2="17.027cm">
          <text:p/>
        </draw:line>
        <draw:line draw:style-name="gr13" draw:layer="layout" svg:x1="23.286cm" svg:y1="17.027cm" svg:x2="23.293cm" svg:y2="17.027cm">
          <text:p/>
        </draw:line>
        <draw:line draw:style-name="gr13" draw:layer="layout" svg:x1="23.293cm" svg:y1="17.027cm" svg:x2="23.3cm" svg:y2="17.027cm">
          <text:p/>
        </draw:line>
        <draw:line draw:style-name="gr13" draw:layer="layout" svg:x1="23.3cm" svg:y1="17.027cm" svg:x2="23.307cm" svg:y2="17.027cm">
          <text:p/>
        </draw:line>
        <draw:line draw:style-name="gr13" draw:layer="layout" svg:x1="23.307cm" svg:y1="17.027cm" svg:x2="23.314cm" svg:y2="17.027cm">
          <text:p/>
        </draw:line>
        <draw:line draw:style-name="gr13" draw:layer="layout" svg:x1="23.314cm" svg:y1="17.027cm" svg:x2="23.314cm" svg:y2="17.02cm">
          <text:p/>
        </draw:line>
        <draw:line draw:style-name="gr13" draw:layer="layout" svg:x1="23.314cm" svg:y1="17.02cm" svg:x2="23.322cm" svg:y2="17.028cm">
          <text:p/>
        </draw:line>
        <draw:line draw:style-name="gr13" draw:layer="layout" svg:x1="23.321cm" svg:y1="17.027cm" svg:x2="23.327cm" svg:y2="17.027cm">
          <text:p/>
        </draw:line>
        <draw:line draw:style-name="gr13" draw:layer="layout" svg:x1="23.327cm" svg:y1="17.027cm" svg:x2="23.334cm" svg:y2="17.027cm">
          <text:p/>
        </draw:line>
        <draw:line draw:style-name="gr13" draw:layer="layout" svg:x1="23.334cm" svg:y1="17.027cm" svg:x2="23.341cm" svg:y2="17.027cm">
          <text:p/>
        </draw:line>
        <draw:line draw:style-name="gr13" draw:layer="layout" svg:x1="23.341cm" svg:y1="17.027cm" svg:x2="23.348cm" svg:y2="17.027cm">
          <text:p/>
        </draw:line>
        <draw:line draw:style-name="gr13" draw:layer="layout" svg:x1="23.348cm" svg:y1="17.027cm" svg:x2="23.355cm" svg:y2="17.027cm">
          <text:p/>
        </draw:line>
        <draw:line draw:style-name="gr13" draw:layer="layout" svg:x1="23.355cm" svg:y1="17.027cm" svg:x2="23.361cm" svg:y2="17.027cm">
          <text:p/>
        </draw:line>
        <draw:line draw:style-name="gr13" draw:layer="layout" svg:x1="23.361cm" svg:y1="17.027cm" svg:x2="23.368cm" svg:y2="17.027cm">
          <text:p/>
        </draw:line>
        <draw:line draw:style-name="gr13" draw:layer="layout" svg:x1="23.368cm" svg:y1="17.027cm" svg:x2="23.375cm" svg:y2="17.027cm">
          <text:p/>
        </draw:line>
        <draw:line draw:style-name="gr13" draw:layer="layout" svg:x1="23.375cm" svg:y1="17.027cm" svg:x2="23.382cm" svg:y2="17.027cm">
          <text:p/>
        </draw:line>
        <draw:line draw:style-name="gr13" draw:layer="layout" svg:x1="23.382cm" svg:y1="17.027cm" svg:x2="23.389cm" svg:y2="17.027cm">
          <text:p/>
        </draw:line>
        <draw:line draw:style-name="gr13" draw:layer="layout" svg:x1="23.389cm" svg:y1="17.027cm" svg:x2="23.395cm" svg:y2="17.027cm">
          <text:p/>
        </draw:line>
        <draw:line draw:style-name="gr13" draw:layer="layout" svg:x1="23.395cm" svg:y1="17.027cm" svg:x2="23.402cm" svg:y2="17.027cm">
          <text:p/>
        </draw:line>
        <draw:line draw:style-name="gr13" draw:layer="layout" svg:x1="23.402cm" svg:y1="17.027cm" svg:x2="23.409cm" svg:y2="17.027cm">
          <text:p/>
        </draw:line>
        <draw:line draw:style-name="gr13" draw:layer="layout" svg:x1="23.409cm" svg:y1="17.027cm" svg:x2="23.416cm" svg:y2="17.027cm">
          <text:p/>
        </draw:line>
        <draw:line draw:style-name="gr13" draw:layer="layout" svg:x1="23.416cm" svg:y1="17.027cm" svg:x2="23.423cm" svg:y2="17.027cm">
          <text:p/>
        </draw:line>
        <draw:line draw:style-name="gr13" draw:layer="layout" svg:x1="23.423cm" svg:y1="17.027cm" svg:x2="23.43cm" svg:y2="17.027cm">
          <text:p/>
        </draw:line>
        <draw:line draw:style-name="gr13" draw:layer="layout" svg:x1="23.43cm" svg:y1="17.027cm" svg:x2="23.436cm" svg:y2="17.027cm">
          <text:p/>
        </draw:line>
        <draw:line draw:style-name="gr13" draw:layer="layout" svg:x1="23.436cm" svg:y1="17.027cm" svg:x2="23.443cm" svg:y2="17.027cm">
          <text:p/>
        </draw:line>
        <draw:line draw:style-name="gr13" draw:layer="layout" svg:x1="23.443cm" svg:y1="17.027cm" svg:x2="23.45cm" svg:y2="17.027cm">
          <text:p/>
        </draw:line>
        <draw:line draw:style-name="gr13" draw:layer="layout" svg:x1="23.45cm" svg:y1="17.028cm" svg:x2="23.458cm" svg:y2="17.02cm">
          <text:p/>
        </draw:line>
        <draw:line draw:style-name="gr13" draw:layer="layout" svg:x1="23.457cm" svg:y1="17.02cm" svg:x2="23.465cm" svg:y2="17.028cm">
          <text:p/>
        </draw:line>
        <draw:line draw:style-name="gr13" draw:layer="layout" svg:x1="23.464cm" svg:y1="17.027cm" svg:x2="23.47cm" svg:y2="17.027cm">
          <text:p/>
        </draw:line>
        <draw:line draw:style-name="gr13" draw:layer="layout" svg:x1="23.47cm" svg:y1="17.027cm" svg:x2="23.477cm" svg:y2="17.027cm">
          <text:p/>
        </draw:line>
        <draw:line draw:style-name="gr13" draw:layer="layout" svg:x1="23.477cm" svg:y1="17.027cm" svg:x2="23.477cm" svg:y2="17.02cm">
          <text:p/>
        </draw:line>
        <draw:line draw:style-name="gr13" draw:layer="layout" svg:x1="23.477cm" svg:y1="17.02cm" svg:x2="23.485cm" svg:y2="17.028cm">
          <text:p/>
        </draw:line>
        <draw:line draw:style-name="gr13" draw:layer="layout" svg:x1="23.484cm" svg:y1="17.027cm" svg:x2="23.491cm" svg:y2="17.027cm">
          <text:p/>
        </draw:line>
        <draw:line draw:style-name="gr13" draw:layer="layout" svg:x1="23.491cm" svg:y1="17.027cm" svg:x2="23.498cm" svg:y2="17.027cm">
          <text:p/>
        </draw:line>
        <draw:line draw:style-name="gr13" draw:layer="layout" svg:x1="23.498cm" svg:y1="17.027cm" svg:x2="23.498cm" svg:y2="17.02cm">
          <text:p/>
        </draw:line>
        <draw:line draw:style-name="gr13" draw:layer="layout" svg:x1="23.498cm" svg:y1="17.02cm" svg:x2="23.506cm" svg:y2="17.028cm">
          <text:p/>
        </draw:line>
        <draw:line draw:style-name="gr13" draw:layer="layout" svg:x1="23.505cm" svg:y1="17.027cm" svg:x2="23.511cm" svg:y2="17.027cm">
          <text:p/>
        </draw:line>
        <draw:line draw:style-name="gr13" draw:layer="layout" svg:x1="23.511cm" svg:y1="17.027cm" svg:x2="23.518cm" svg:y2="17.027cm">
          <text:p/>
        </draw:line>
        <draw:line draw:style-name="gr13" draw:layer="layout" svg:x1="23.518cm" svg:y1="17.027cm" svg:x2="23.525cm" svg:y2="17.027cm">
          <text:p/>
        </draw:line>
        <draw:line draw:style-name="gr13" draw:layer="layout" svg:x1="23.525cm" svg:y1="17.028cm" svg:x2="23.533cm" svg:y2="17.02cm">
          <text:p/>
        </draw:line>
        <draw:line draw:style-name="gr13" draw:layer="layout" svg:x1="23.532cm" svg:y1="17.02cm" svg:x2="23.532cm" svg:y2="17.027cm">
          <text:p/>
        </draw:line>
        <draw:line draw:style-name="gr13" draw:layer="layout" svg:x1="23.532cm" svg:y1="17.028cm" svg:x2="23.541cm" svg:y2="17.02cm">
          <text:p/>
        </draw:line>
        <draw:line draw:style-name="gr13" draw:layer="layout" svg:x1="23.539cm" svg:y1="17.02cm" svg:x2="23.545cm" svg:y2="17.02cm">
          <text:p/>
        </draw:line>
        <draw:line draw:style-name="gr13" draw:layer="layout" svg:x1="23.545cm" svg:y1="17.02cm" svg:x2="23.545cm" svg:y2="17.027cm">
          <text:p/>
        </draw:line>
        <draw:line draw:style-name="gr13" draw:layer="layout" svg:x1="23.545cm" svg:y1="17.028cm" svg:x2="23.553cm" svg:y2="17.02cm">
          <text:p/>
        </draw:line>
        <draw:line draw:style-name="gr13" draw:layer="layout" svg:x1="23.552cm" svg:y1="17.02cm" svg:x2="23.552cm" svg:y2="17.027cm">
          <text:p/>
        </draw:line>
        <draw:line draw:style-name="gr13" draw:layer="layout" svg:x1="23.552cm" svg:y1="17.027cm" svg:x2="23.559cm" svg:y2="17.027cm">
          <text:p/>
        </draw:line>
        <draw:line draw:style-name="gr13" draw:layer="layout" svg:x1="23.559cm" svg:y1="17.027cm" svg:x2="23.566cm" svg:y2="17.027cm">
          <text:p/>
        </draw:line>
        <draw:line draw:style-name="gr13" draw:layer="layout" svg:x1="23.566cm" svg:y1="17.027cm" svg:x2="23.566cm" svg:y2="17.02cm">
          <text:p/>
        </draw:line>
        <draw:line draw:style-name="gr13" draw:layer="layout" svg:x1="23.566cm" svg:y1="17.02cm" svg:x2="23.573cm" svg:y2="17.02cm">
          <text:p/>
        </draw:line>
        <draw:line draw:style-name="gr13" draw:layer="layout" svg:x1="23.573cm" svg:y1="17.02cm" svg:x2="23.573cm" svg:y2="17.027cm">
          <text:p/>
        </draw:line>
        <draw:line draw:style-name="gr13" draw:layer="layout" svg:x1="23.573cm" svg:y1="17.027cm" svg:x2="23.579cm" svg:y2="17.027cm">
          <text:p/>
        </draw:line>
        <draw:line draw:style-name="gr13" draw:layer="layout" svg:x1="23.579cm" svg:y1="17.028cm" svg:x2="23.587cm" svg:y2="17.02cm">
          <text:p/>
        </draw:line>
        <draw:line draw:style-name="gr13" draw:layer="layout" svg:x1="23.586cm" svg:y1="17.02cm" svg:x2="23.586cm" svg:y2="17.027cm">
          <text:p/>
        </draw:line>
        <draw:line draw:style-name="gr13" draw:layer="layout" svg:x1="23.586cm" svg:y1="17.028cm" svg:x2="23.595cm" svg:y2="17.02cm">
          <text:p/>
        </draw:line>
        <draw:line draw:style-name="gr13" draw:layer="layout" svg:x1="23.593cm" svg:y1="17.02cm" svg:x2="23.6cm" svg:y2="17.02cm">
          <text:p/>
        </draw:line>
        <draw:line draw:style-name="gr13" draw:layer="layout" svg:x1="23.6cm" svg:y1="17.02cm" svg:x2="23.6cm" svg:y2="17.027cm">
          <text:p/>
        </draw:line>
        <draw:line draw:style-name="gr13" draw:layer="layout" svg:x1="23.6cm" svg:y1="17.028cm" svg:x2="23.608cm" svg:y2="17.02cm">
          <text:p/>
        </draw:line>
        <draw:line draw:style-name="gr13" draw:layer="layout" svg:x1="23.607cm" svg:y1="17.02cm" svg:x2="23.614cm" svg:y2="17.02cm">
          <text:p/>
        </draw:line>
        <draw:line draw:style-name="gr13" draw:layer="layout" svg:x1="23.614cm" svg:y1="17.02cm" svg:x2="23.62cm" svg:y2="17.02cm">
          <text:p/>
        </draw:line>
        <draw:line draw:style-name="gr13" draw:layer="layout" svg:x1="23.62cm" svg:y1="17.02cm" svg:x2="23.627cm" svg:y2="17.02cm">
          <text:p/>
        </draw:line>
        <draw:line draw:style-name="gr13" draw:layer="layout" svg:x1="23.627cm" svg:y1="17.02cm" svg:x2="23.634cm" svg:y2="17.02cm">
          <text:p/>
        </draw:line>
        <draw:line draw:style-name="gr13" draw:layer="layout" svg:x1="23.634cm" svg:y1="17.02cm" svg:x2="23.634cm" svg:y2="17.027cm">
          <text:p/>
        </draw:line>
        <draw:line draw:style-name="gr13" draw:layer="layout" svg:x1="23.634cm" svg:y1="17.027cm" svg:x2="23.641cm" svg:y2="17.027cm">
          <text:p/>
        </draw:line>
        <draw:line draw:style-name="gr13" draw:layer="layout" svg:x1="23.641cm" svg:y1="17.027cm" svg:x2="23.641cm" svg:y2="17.02cm">
          <text:p/>
        </draw:line>
        <draw:line draw:style-name="gr13" draw:layer="layout" svg:x1="23.641cm" svg:y1="17.02cm" svg:x2="23.648cm" svg:y2="17.02cm">
          <text:p/>
        </draw:line>
        <draw:line draw:style-name="gr13" draw:layer="layout" svg:x1="23.648cm" svg:y1="17.02cm" svg:x2="23.654cm" svg:y2="17.02cm">
          <text:p/>
        </draw:line>
        <draw:line draw:style-name="gr13" draw:layer="layout" svg:x1="23.654cm" svg:y1="17.02cm" svg:x2="23.661cm" svg:y2="17.02cm">
          <text:p/>
        </draw:line>
        <draw:line draw:style-name="gr13" draw:layer="layout" svg:x1="23.661cm" svg:y1="17.02cm" svg:x2="23.668cm" svg:y2="17.02cm">
          <text:p/>
        </draw:line>
        <draw:line draw:style-name="gr13" draw:layer="layout" svg:x1="23.668cm" svg:y1="17.02cm" svg:x2="23.668cm" svg:y2="17.027cm">
          <text:p/>
        </draw:line>
        <draw:line draw:style-name="gr13" draw:layer="layout" svg:x1="23.668cm" svg:y1="17.028cm" svg:x2="23.676cm" svg:y2="17.02cm">
          <text:p/>
        </draw:line>
        <draw:line draw:style-name="gr13" draw:layer="layout" svg:x1="23.675cm" svg:y1="17.02cm" svg:x2="23.682cm" svg:y2="17.02cm">
          <text:p/>
        </draw:line>
        <draw:line draw:style-name="gr13" draw:layer="layout" svg:x1="23.682cm" svg:y1="17.02cm" svg:x2="23.688cm" svg:y2="17.02cm">
          <text:p/>
        </draw:line>
        <draw:line draw:style-name="gr13" draw:layer="layout" svg:x1="23.688cm" svg:y1="17.02cm" svg:x2="23.688cm" svg:y2="17.013cm">
          <text:p/>
        </draw:line>
        <draw:line draw:style-name="gr13" draw:layer="layout" svg:x1="23.688cm" svg:y1="17.013cm" svg:x2="23.695cm" svg:y2="17.013cm">
          <text:p/>
        </draw:line>
        <draw:line draw:style-name="gr13" draw:layer="layout" svg:x1="23.695cm" svg:y1="17.013cm" svg:x2="23.703cm" svg:y2="17.021cm">
          <text:p/>
        </draw:line>
        <draw:line draw:style-name="gr13" draw:layer="layout" svg:x1="23.702cm" svg:y1="17.02cm" svg:x2="23.702cm" svg:y2="17.013cm">
          <text:p/>
        </draw:line>
        <draw:line draw:style-name="gr13" draw:layer="layout" svg:x1="23.702cm" svg:y1="17.013cm" svg:x2="23.709cm" svg:y2="17.013cm">
          <text:p/>
        </draw:line>
        <draw:line draw:style-name="gr13" draw:layer="layout" svg:x1="23.709cm" svg:y1="17.013cm" svg:x2="23.717cm" svg:y2="17.021cm">
          <text:p/>
        </draw:line>
        <draw:line draw:style-name="gr13" draw:layer="layout" svg:x1="23.716cm" svg:y1="17.021cm" svg:x2="23.724cm" svg:y2="17.013cm">
          <text:p/>
        </draw:line>
        <draw:line draw:style-name="gr13" draw:layer="layout" svg:x1="23.723cm" svg:y1="17.013cm" svg:x2="23.729cm" svg:y2="17.013cm">
          <text:p/>
        </draw:line>
        <draw:line draw:style-name="gr13" draw:layer="layout" svg:x1="23.729cm" svg:y1="17.013cm" svg:x2="23.736cm" svg:y2="17.013cm">
          <text:p/>
        </draw:line>
        <draw:line draw:style-name="gr13" draw:layer="layout" svg:x1="23.736cm" svg:y1="17.013cm" svg:x2="23.743cm" svg:y2="17.013cm">
          <text:p/>
        </draw:line>
        <draw:line draw:style-name="gr13" draw:layer="layout" svg:x1="23.743cm" svg:y1="17.013cm" svg:x2="23.75cm" svg:y2="17.013cm">
          <text:p/>
        </draw:line>
        <draw:line draw:style-name="gr13" draw:layer="layout" svg:x1="23.75cm" svg:y1="17.014cm" svg:x2="23.758cm" svg:y2="17.006cm">
          <text:p/>
        </draw:line>
        <draw:line draw:style-name="gr13" draw:layer="layout" svg:x1="23.757cm" svg:y1="17.006cm" svg:x2="23.763cm" svg:y2="17.006cm">
          <text:p/>
        </draw:line>
        <draw:line draw:style-name="gr13" draw:layer="layout" svg:x1="23.763cm" svg:y1="17.006cm" svg:x2="23.77cm" svg:y2="17.006cm">
          <text:p/>
        </draw:line>
        <draw:line draw:style-name="gr13" draw:layer="layout" svg:x1="23.77cm" svg:y1="17.006cm" svg:x2="23.777cm" svg:y2="17.006cm">
          <text:p/>
        </draw:line>
        <draw:line draw:style-name="gr13" draw:layer="layout" svg:x1="23.777cm" svg:y1="17.006cm" svg:x2="23.784cm" svg:y2="17.006cm">
          <text:p/>
        </draw:line>
        <draw:line draw:style-name="gr13" draw:layer="layout" svg:x1="23.784cm" svg:y1="17.006cm" svg:x2="23.791cm" svg:y2="17.006cm">
          <text:p/>
        </draw:line>
        <draw:line draw:style-name="gr13" draw:layer="layout" svg:x1="23.791cm" svg:y1="17.006cm" svg:x2="23.797cm" svg:y2="17.006cm">
          <text:p/>
        </draw:line>
        <draw:line draw:style-name="gr13" draw:layer="layout" svg:x1="23.797cm" svg:y1="17.006cm" svg:x2="23.804cm" svg:y2="17.006cm">
          <text:p/>
        </draw:line>
        <draw:line draw:style-name="gr13" draw:layer="layout" svg:x1="23.804cm" svg:y1="17.007cm" svg:x2="23.812cm" svg:y2="16.999cm">
          <text:p/>
        </draw:line>
        <draw:line draw:style-name="gr13" draw:layer="layout" svg:x1="23.811cm" svg:y1="17cm" svg:x2="23.819cm" svg:y2="16.993cm">
          <text:p/>
        </draw:line>
        <draw:line draw:style-name="gr13" draw:layer="layout" svg:x1="23.818cm" svg:y1="16.993cm" svg:x2="23.826cm" svg:y2="17cm">
          <text:p/>
        </draw:line>
        <draw:line draw:style-name="gr13" draw:layer="layout" svg:x1="23.825cm" svg:y1="16.999cm" svg:x2="23.825cm" svg:y2="16.993cm">
          <text:p/>
        </draw:line>
        <draw:line draw:style-name="gr13" draw:layer="layout" svg:x1="23.825cm" svg:y1="16.993cm" svg:x2="23.832cm" svg:y2="16.993cm">
          <text:p/>
        </draw:line>
        <draw:line draw:style-name="gr13" draw:layer="layout" svg:x1="23.832cm" svg:y1="16.993cm" svg:x2="23.838cm" svg:y2="16.993cm">
          <text:p/>
        </draw:line>
        <draw:line draw:style-name="gr13" draw:layer="layout" svg:x1="23.838cm" svg:y1="16.993cm" svg:x2="23.845cm" svg:y2="16.993cm">
          <text:p/>
        </draw:line>
        <draw:line draw:style-name="gr13" draw:layer="layout" svg:x1="23.845cm" svg:y1="16.993cm" svg:x2="23.845cm" svg:y2="16.986cm">
          <text:p/>
        </draw:line>
        <draw:line draw:style-name="gr13" draw:layer="layout" svg:x1="23.845cm" svg:y1="16.986cm" svg:x2="23.852cm" svg:y2="16.986cm">
          <text:p/>
        </draw:line>
        <draw:line draw:style-name="gr13" draw:layer="layout" svg:x1="23.852cm" svg:y1="16.986cm" svg:x2="23.859cm" svg:y2="16.986cm">
          <text:p/>
        </draw:line>
        <draw:line draw:style-name="gr13" draw:layer="layout" svg:x1="23.859cm" svg:y1="16.986cm" svg:x2="23.866cm" svg:y2="16.986cm">
          <text:p/>
        </draw:line>
        <draw:line draw:style-name="gr13" draw:layer="layout" svg:x1="23.866cm" svg:y1="16.986cm" svg:x2="23.872cm" svg:y2="16.986cm">
          <text:p/>
        </draw:line>
        <draw:line draw:style-name="gr13" draw:layer="layout" svg:x1="23.872cm" svg:y1="16.986cm" svg:x2="23.879cm" svg:y2="16.986cm">
          <text:p/>
        </draw:line>
        <draw:line draw:style-name="gr13" draw:layer="layout" svg:x1="23.879cm" svg:y1="16.986cm" svg:x2="23.886cm" svg:y2="16.986cm">
          <text:p/>
        </draw:line>
        <draw:line draw:style-name="gr13" draw:layer="layout" svg:x1="23.886cm" svg:y1="16.986cm" svg:x2="23.893cm" svg:y2="16.986cm">
          <text:p/>
        </draw:line>
        <draw:line draw:style-name="gr13" draw:layer="layout" svg:x1="23.893cm" svg:y1="16.986cm" svg:x2="23.9cm" svg:y2="16.986cm">
          <text:p/>
        </draw:line>
        <draw:line draw:style-name="gr13" draw:layer="layout" svg:x1="23.9cm" svg:y1="16.987cm" svg:x2="23.908cm" svg:y2="16.979cm">
          <text:p/>
        </draw:line>
        <draw:line draw:style-name="gr13" draw:layer="layout" svg:x1="23.907cm" svg:y1="16.979cm" svg:x2="23.913cm" svg:y2="16.979cm">
          <text:p/>
        </draw:line>
        <draw:line draw:style-name="gr13" draw:layer="layout" svg:x1="23.913cm" svg:y1="16.979cm" svg:x2="23.913cm" svg:y2="16.972cm">
          <text:p/>
        </draw:line>
        <draw:line draw:style-name="gr13" draw:layer="layout" svg:x1="23.913cm" svg:y1="16.972cm" svg:x2="23.92cm" svg:y2="16.972cm">
          <text:p/>
        </draw:line>
        <draw:line draw:style-name="gr13" draw:layer="layout" svg:x1="23.92cm" svg:y1="16.973cm" svg:x2="23.928cm" svg:y2="16.965cm">
          <text:p/>
        </draw:line>
        <draw:line draw:style-name="gr13" draw:layer="layout" svg:x1="23.927cm" svg:y1="16.965cm" svg:x2="23.927cm" svg:y2="16.959cm">
          <text:p/>
        </draw:line>
        <draw:line draw:style-name="gr13" draw:layer="layout" svg:x1="23.927cm" svg:y1="16.959cm" svg:x2="23.934cm" svg:y2="16.959cm">
          <text:p/>
        </draw:line>
        <draw:line draw:style-name="gr13" draw:layer="layout" svg:x1="23.934cm" svg:y1="16.96cm" svg:x2="23.943cm" svg:y2="16.952cm">
          <text:p/>
        </draw:line>
        <draw:line draw:style-name="gr13" draw:layer="layout" svg:x1="23.941cm" svg:y1="16.952cm" svg:x2="23.947cm" svg:y2="16.952cm">
          <text:p/>
        </draw:line>
        <draw:line draw:style-name="gr13" draw:layer="layout" svg:x1="23.947cm" svg:y1="16.952cm" svg:x2="23.947cm" svg:y2="16.945cm">
          <text:p/>
        </draw:line>
        <draw:line draw:style-name="gr13" draw:layer="layout" svg:x1="23.947cm" svg:y1="16.945cm" svg:x2="23.954cm" svg:y2="16.945cm">
          <text:p/>
        </draw:line>
        <draw:line draw:style-name="gr13" draw:layer="layout" svg:x1="23.954cm" svg:y1="16.945cm" svg:x2="23.961cm" svg:y2="16.945cm">
          <text:p/>
        </draw:line>
        <draw:line draw:style-name="gr13" draw:layer="layout" svg:x1="23.961cm" svg:y1="16.945cm" svg:x2="23.961cm" svg:y2="16.938cm">
          <text:p/>
        </draw:line>
        <draw:line draw:style-name="gr13" draw:layer="layout" svg:x1="23.961cm" svg:y1="16.938cm" svg:x2="23.969cm" svg:y2="16.947cm">
          <text:p/>
        </draw:line>
        <draw:line draw:style-name="gr13" draw:layer="layout" svg:x1="23.968cm" svg:y1="16.945cm" svg:x2="23.975cm" svg:y2="16.945cm">
          <text:p/>
        </draw:line>
        <draw:line draw:style-name="gr13" draw:layer="layout" svg:x1="23.975cm" svg:y1="16.945cm" svg:x2="23.982cm" svg:y2="16.953cm">
          <text:p/>
        </draw:line>
        <draw:line draw:style-name="gr13" draw:layer="layout" svg:x1="23.981cm" svg:y1="16.953cm" svg:x2="23.989cm" svg:y2="16.945cm">
          <text:p/>
        </draw:line>
        <draw:line draw:style-name="gr13" draw:layer="layout" svg:x1="23.988cm" svg:y1="16.945cm" svg:x2="23.995cm" svg:y2="16.945cm">
          <text:p/>
        </draw:line>
        <draw:line draw:style-name="gr13" draw:layer="layout" svg:x1="23.995cm" svg:y1="16.947cm" svg:x2="24.003cm" svg:y2="16.938cm">
          <text:p/>
        </draw:line>
        <draw:line draw:style-name="gr13" draw:layer="layout" svg:x1="24.002cm" svg:y1="16.939cm" svg:x2="24.01cm" svg:y2="16.925cm">
          <text:p/>
        </draw:line>
        <draw:line draw:style-name="gr13" draw:layer="layout" svg:x1="24.009cm" svg:y1="16.926cm" svg:x2="24.017cm" svg:y2="16.911cm">
          <text:p/>
        </draw:line>
        <draw:line draw:style-name="gr13" draw:layer="layout" svg:x1="24.016cm" svg:y1="16.911cm" svg:x2="24.016cm" svg:y2="16.904cm">
          <text:p/>
        </draw:line>
        <draw:line draw:style-name="gr13" draw:layer="layout" svg:x1="24.016cm" svg:y1="16.905cm" svg:x2="24.023cm" svg:y2="16.891cm">
          <text:p/>
        </draw:line>
        <draw:line draw:style-name="gr13" draw:layer="layout" svg:x1="24.022cm" svg:y1="16.893cm" svg:x2="24.03cm" svg:y2="16.884cm">
          <text:p/>
        </draw:line>
        <draw:line draw:style-name="gr13" draw:layer="layout" svg:x1="24.029cm" svg:y1="16.884cm" svg:x2="24.029cm" svg:y2="16.87cm">
          <text:p/>
        </draw:line>
        <draw:line draw:style-name="gr13" draw:layer="layout" svg:x1="24.029cm" svg:y1="16.871cm" svg:x2="24.037cm" svg:y2="16.863cm">
          <text:p/>
        </draw:line>
        <draw:line draw:style-name="gr13" draw:layer="layout" svg:x1="24.036cm" svg:y1="16.864cm" svg:x2="24.045cm" svg:y2="16.857cm">
          <text:p/>
        </draw:line>
        <draw:line draw:style-name="gr13" draw:layer="layout" svg:x1="24.043cm" svg:y1="16.857cm" svg:x2="24.043cm" svg:y2="16.85cm">
          <text:p/>
        </draw:line>
        <draw:line draw:style-name="gr13" draw:layer="layout" svg:x1="24.043cm" svg:y1="16.851cm" svg:x2="24.051cm" svg:y2="16.843cm">
          <text:p/>
        </draw:line>
        <draw:line draw:style-name="gr13" draw:layer="layout" svg:x1="24.05cm" svg:y1="16.843cm" svg:x2="24.05cm" svg:y2="16.829cm">
          <text:p/>
        </draw:line>
        <draw:line draw:style-name="gr13" draw:layer="layout" svg:x1="24.05cm" svg:y1="16.829cm" svg:x2="24.056cm" svg:y2="16.829cm">
          <text:p/>
        </draw:line>
        <draw:line draw:style-name="gr13" draw:layer="layout" svg:x1="24.056cm" svg:y1="16.829cm" svg:x2="24.063cm" svg:y2="16.829cm">
          <text:p/>
        </draw:line>
        <draw:line draw:style-name="gr13" draw:layer="layout" svg:x1="24.063cm" svg:y1="16.829cm" svg:x2="24.063cm" svg:y2="16.823cm">
          <text:p/>
        </draw:line>
        <draw:line draw:style-name="gr13" draw:layer="layout" svg:x1="24.063cm" svg:y1="16.823cm" svg:x2="24.071cm" svg:y2="16.83cm">
          <text:p/>
        </draw:line>
        <draw:line draw:style-name="gr13" draw:layer="layout" svg:x1="24.07cm" svg:y1="16.829cm" svg:x2="24.077cm" svg:y2="16.829cm">
          <text:p/>
        </draw:line>
        <draw:line draw:style-name="gr13" draw:layer="layout" svg:x1="24.077cm" svg:y1="16.829cm" svg:x2="24.085cm" svg:y2="16.837cm">
          <text:p/>
        </draw:line>
        <draw:line draw:style-name="gr13" draw:layer="layout" svg:x1="24.084cm" svg:y1="16.836cm" svg:x2="24.091cm" svg:y2="16.845cm">
          <text:p/>
        </draw:line>
        <draw:line draw:style-name="gr13" draw:layer="layout" svg:x1="24.09cm" svg:y1="16.845cm" svg:x2="24.099cm" svg:y2="16.836cm">
          <text:p/>
        </draw:line>
        <draw:line draw:style-name="gr13" draw:layer="layout" svg:x1="24.097cm" svg:y1="16.836cm" svg:x2="24.097cm" svg:y2="16.829cm">
          <text:p/>
        </draw:line>
        <draw:line draw:style-name="gr13" draw:layer="layout" svg:x1="24.097cm" svg:y1="16.83cm" svg:x2="24.105cm" svg:y2="16.823cm">
          <text:p/>
        </draw:line>
        <draw:line draw:style-name="gr13" draw:layer="layout" svg:x1="24.104cm" svg:y1="16.824cm" svg:x2="24.112cm" svg:y2="16.816cm">
          <text:p/>
        </draw:line>
        <draw:line draw:style-name="gr13" draw:layer="layout" svg:x1="24.111cm" svg:y1="16.816cm" svg:x2="24.111cm" svg:y2="16.809cm">
          <text:p/>
        </draw:line>
        <draw:line draw:style-name="gr13" draw:layer="layout" svg:x1="24.111cm" svg:y1="16.81cm" svg:x2="24.119cm" svg:y2="16.802cm">
          <text:p/>
        </draw:line>
        <draw:line draw:style-name="gr13" draw:layer="layout" svg:x1="24.118cm" svg:y1="16.802cm" svg:x2="24.118cm" svg:y2="16.795cm">
          <text:p/>
        </draw:line>
        <draw:line draw:style-name="gr13" draw:layer="layout" svg:x1="24.118cm" svg:y1="16.796cm" svg:x2="24.126cm" svg:y2="16.789cm">
          <text:p/>
        </draw:line>
        <draw:line draw:style-name="gr13" draw:layer="layout" svg:x1="24.125cm" svg:y1="16.789cm" svg:x2="24.131cm" svg:y2="16.789cm">
          <text:p/>
        </draw:line>
        <draw:line draw:style-name="gr13" draw:layer="layout" svg:x1="24.131cm" svg:y1="16.789cm" svg:x2="24.131cm" svg:y2="16.782cm">
          <text:p/>
        </draw:line>
        <draw:line draw:style-name="gr13" draw:layer="layout" svg:x1="24.131cm" svg:y1="16.783cm" svg:x2="24.139cm" svg:y2="16.768cm">
          <text:p/>
        </draw:line>
        <draw:line draw:style-name="gr13" draw:layer="layout" svg:x1="24.138cm" svg:y1="16.769cm" svg:x2="24.147cm" svg:y2="16.755cm">
          <text:p/>
        </draw:line>
        <draw:line draw:style-name="gr13" draw:layer="layout" svg:x1="24.145cm" svg:y1="16.755cm" svg:x2="24.145cm" svg:y2="16.734cm">
          <text:p/>
        </draw:line>
        <draw:line draw:style-name="gr13" draw:layer="layout" svg:x1="24.145cm" svg:y1="16.735cm" svg:x2="24.153cm" svg:y2="16.727cm">
          <text:p/>
        </draw:line>
        <draw:line draw:style-name="gr13" draw:layer="layout" svg:x1="24.152cm" svg:y1="16.728cm" svg:x2="24.16cm" svg:y2="16.714cm">
          <text:p/>
        </draw:line>
        <draw:line draw:style-name="gr13" draw:layer="layout" svg:x1="24.159cm" svg:y1="16.714cm" svg:x2="24.165cm" svg:y2="16.714cm">
          <text:p/>
        </draw:line>
        <draw:line draw:style-name="gr13" draw:layer="layout" svg:x1="24.165cm" svg:y1="16.714cm" svg:x2="24.173cm" svg:y2="16.722cm">
          <text:p/>
        </draw:line>
        <draw:line draw:style-name="gr13" draw:layer="layout" svg:x1="24.172cm" svg:y1="16.721cm" svg:x2="24.18cm" svg:y2="16.735cm">
          <text:p/>
        </draw:line>
        <draw:line draw:style-name="gr13" draw:layer="layout" svg:x1="24.179cm" svg:y1="16.734cm" svg:x2="24.179cm" svg:y2="16.741cm">
          <text:p/>
        </draw:line>
        <draw:line draw:style-name="gr13" draw:layer="layout" svg:x1="24.179cm" svg:y1="16.741cm" svg:x2="24.187cm" svg:y2="16.756cm">
          <text:p/>
        </draw:line>
        <draw:line draw:style-name="gr13" draw:layer="layout" svg:x1="24.186cm" svg:y1="16.755cm" svg:x2="24.186cm" svg:y2="16.761cm">
          <text:p/>
        </draw:line>
        <draw:line draw:style-name="gr13" draw:layer="layout" svg:x1="24.186cm" svg:y1="16.762cm" svg:x2="24.195cm" svg:y2="16.755cm">
          <text:p/>
        </draw:line>
        <draw:line draw:style-name="gr13" draw:layer="layout" svg:x1="24.193cm" svg:y1="16.755cm" svg:x2="24.201cm" svg:y2="16.762cm">
          <text:p/>
        </draw:line>
        <draw:line draw:style-name="gr13" draw:layer="layout" svg:x1="24.2cm" svg:y1="16.761cm" svg:x2="24.2cm" svg:y2="16.734cm">
          <text:p/>
        </draw:line>
        <draw:line draw:style-name="gr13" draw:layer="layout" svg:x1="24.2cm" svg:y1="16.735cm" svg:x2="24.207cm" svg:y2="16.727cm">
          <text:p/>
        </draw:line>
        <draw:line draw:style-name="gr13" draw:layer="layout" svg:x1="24.206cm" svg:y1="16.727cm" svg:x2="24.213cm" svg:y2="16.727cm">
          <text:p/>
        </draw:line>
        <draw:line draw:style-name="gr13" draw:layer="layout" svg:x1="24.213cm" svg:y1="16.727cm" svg:x2="24.213cm" svg:y2="16.707cm">
          <text:p/>
        </draw:line>
        <draw:line draw:style-name="gr13" draw:layer="layout" svg:x1="24.213cm" svg:y1="16.707cm" svg:x2="24.221cm" svg:y2="16.715cm">
          <text:p/>
        </draw:line>
        <draw:line draw:style-name="gr13" draw:layer="layout" svg:x1="24.22cm" svg:y1="16.714cm" svg:x2="24.227cm" svg:y2="16.714cm">
          <text:p/>
        </draw:line>
        <draw:line draw:style-name="gr13" draw:layer="layout" svg:x1="24.227cm" svg:y1="16.715cm" svg:x2="24.235cm" svg:y2="16.707cm">
          <text:p/>
        </draw:line>
        <draw:line draw:style-name="gr13" draw:layer="layout" svg:x1="24.234cm" svg:y1="16.707cm" svg:x2="24.234cm" svg:y2="16.7cm">
          <text:p/>
        </draw:line>
        <draw:line draw:style-name="gr13" draw:layer="layout" svg:x1="24.234cm" svg:y1="16.701cm" svg:x2="24.241cm" svg:y2="16.687cm">
          <text:p/>
        </draw:line>
        <draw:line draw:style-name="gr13" draw:layer="layout" svg:x1="24.24cm" svg:y1="16.688cm" svg:x2="24.249cm" svg:y2="16.673cm">
          <text:p/>
        </draw:line>
        <draw:line draw:style-name="gr13" draw:layer="layout" svg:x1="24.247cm" svg:y1="16.673cm" svg:x2="24.247cm" svg:y2="16.653cm">
          <text:p/>
        </draw:line>
        <draw:line draw:style-name="gr13" draw:layer="layout" svg:x1="24.247cm" svg:y1="16.654cm" svg:x2="24.255cm" svg:y2="16.639cm">
          <text:p/>
        </draw:line>
        <draw:line draw:style-name="gr13" draw:layer="layout" svg:x1="24.254cm" svg:y1="16.639cm" svg:x2="24.254cm" svg:y2="16.625cm">
          <text:p/>
        </draw:line>
        <draw:line draw:style-name="gr13" draw:layer="layout" svg:x1="24.254cm" svg:y1="16.626cm" svg:x2="24.262cm" svg:y2="16.612cm">
          <text:p/>
        </draw:line>
        <draw:line draw:style-name="gr13" draw:layer="layout" svg:x1="24.261cm" svg:y1="16.613cm" svg:x2="24.269cm" svg:y2="16.598cm">
          <text:p/>
        </draw:line>
        <draw:line draw:style-name="gr13" draw:layer="layout" svg:x1="24.268cm" svg:y1="16.598cm" svg:x2="24.268cm" svg:y2="16.591cm">
          <text:p/>
        </draw:line>
        <draw:line draw:style-name="gr13" draw:layer="layout" svg:x1="24.268cm" svg:y1="16.592cm" svg:x2="24.275cm" svg:y2="16.585cm">
          <text:p/>
        </draw:line>
        <draw:line draw:style-name="gr13" draw:layer="layout" svg:x1="24.274cm" svg:y1="16.587cm" svg:x2="24.282cm" svg:y2="16.578cm">
          <text:p/>
        </draw:line>
        <draw:line draw:style-name="gr13" draw:layer="layout" svg:x1="24.281cm" svg:y1="16.578cm" svg:x2="24.281cm" svg:y2="16.564cm">
          <text:p/>
        </draw:line>
        <draw:line draw:style-name="gr13" draw:layer="layout" svg:x1="24.281cm" svg:y1="16.565cm" svg:x2="24.289cm" svg:y2="16.557cm">
          <text:p/>
        </draw:line>
        <draw:line draw:style-name="gr13" draw:layer="layout" svg:x1="24.288cm" svg:y1="16.558cm" svg:x2="24.297cm" svg:y2="16.544cm">
          <text:p/>
        </draw:line>
        <draw:line draw:style-name="gr13" draw:layer="layout" svg:x1="24.295cm" svg:y1="16.544cm" svg:x2="24.303cm" svg:y2="16.552cm">
          <text:p/>
        </draw:line>
        <draw:line draw:style-name="gr13" draw:layer="layout" svg:x1="24.302cm" svg:y1="16.551cm" svg:x2="24.302cm" svg:y2="16.564cm">
          <text:p/>
        </draw:line>
        <draw:line draw:style-name="gr13" draw:layer="layout" svg:x1="24.302cm" svg:y1="16.565cm" svg:x2="24.31cm" svg:y2="16.557cm">
          <text:p/>
        </draw:line>
        <draw:line draw:style-name="gr13" draw:layer="layout" svg:x1="24.309cm" svg:y1="16.558cm" svg:x2="24.316cm" svg:y2="16.551cm">
          <text:p/>
        </draw:line>
        <draw:line draw:style-name="gr13" draw:layer="layout" svg:x1="24.315cm" svg:y1="16.551cm" svg:x2="24.315cm" svg:y2="16.544cm">
          <text:p/>
        </draw:line>
        <draw:line draw:style-name="gr13" draw:layer="layout" svg:x1="24.315cm" svg:y1="16.545cm" svg:x2="24.323cm" svg:y2="16.537cm">
          <text:p/>
        </draw:line>
        <draw:line draw:style-name="gr13" draw:layer="layout" svg:x1="24.322cm" svg:y1="16.539cm" svg:x2="24.33cm" svg:y2="16.53cm">
          <text:p/>
        </draw:line>
        <draw:line draw:style-name="gr13" draw:layer="layout" svg:x1="24.329cm" svg:y1="16.531cm" svg:x2="24.337cm" svg:y2="16.517cm">
          <text:p/>
        </draw:line>
        <draw:line draw:style-name="gr13" draw:layer="layout" svg:x1="24.336cm" svg:y1="16.517cm" svg:x2="24.345cm" svg:y2="16.524cm">
          <text:p/>
        </draw:line>
        <draw:line draw:style-name="gr13" draw:layer="layout" svg:x1="24.343cm" svg:y1="16.523cm" svg:x2="24.349cm" svg:y2="16.523cm">
          <text:p/>
        </draw:line>
        <draw:line draw:style-name="gr13" draw:layer="layout" svg:x1="24.349cm" svg:y1="16.523cm" svg:x2="24.349cm" svg:y2="16.537cm">
          <text:p/>
        </draw:line>
        <draw:line draw:style-name="gr13" draw:layer="layout" svg:x1="24.349cm" svg:y1="16.537cm" svg:x2="24.357cm" svg:y2="16.545cm">
          <text:p/>
        </draw:line>
        <draw:line draw:style-name="gr13" draw:layer="layout" svg:x1="24.356cm" svg:y1="16.544cm" svg:x2="24.356cm" svg:y2="16.551cm">
          <text:p/>
        </draw:line>
        <draw:line draw:style-name="gr13" draw:layer="layout" svg:x1="24.356cm" svg:y1="16.551cm" svg:x2="24.364cm" svg:y2="16.565cm">
          <text:p/>
        </draw:line>
        <draw:line draw:style-name="gr13" draw:layer="layout" svg:x1="24.363cm" svg:y1="16.564cm" svg:x2="24.371cm" svg:y2="16.586cm">
          <text:p/>
        </draw:line>
        <draw:line draw:style-name="gr13" draw:layer="layout" svg:x1="24.37cm" svg:y1="16.585cm" svg:x2="24.37cm" svg:y2="16.578cm">
          <text:p/>
        </draw:line>
        <draw:line draw:style-name="gr13" draw:layer="layout" svg:x1="24.37cm" svg:y1="16.578cm" svg:x2="24.378cm" svg:y2="16.587cm">
          <text:p/>
        </draw:line>
        <draw:line draw:style-name="gr13" draw:layer="layout" svg:x1="24.377cm" svg:y1="16.587cm" svg:x2="24.384cm" svg:y2="16.578cm">
          <text:p/>
        </draw:line>
        <draw:line draw:style-name="gr13" draw:layer="layout" svg:x1="24.383cm" svg:y1="16.579cm" svg:x2="24.391cm" svg:y2="16.551cm">
          <text:p/>
        </draw:line>
        <draw:line draw:style-name="gr13" draw:layer="layout" svg:x1="24.39cm" svg:y1="16.551cm" svg:x2="24.399cm" svg:y2="16.558cm">
          <text:p/>
        </draw:line>
        <draw:line draw:style-name="gr13" draw:layer="layout" svg:x1="24.397cm" svg:y1="16.557cm" svg:x2="24.404cm" svg:y2="16.557cm">
          <text:p/>
        </draw:line>
        <draw:line draw:style-name="gr13" draw:layer="layout" svg:x1="24.404cm" svg:y1="16.557cm" svg:x2="24.404cm" svg:y2="16.564cm">
          <text:p/>
        </draw:line>
        <draw:line draw:style-name="gr13" draw:layer="layout" svg:x1="24.404cm" svg:y1="16.565cm" svg:x2="24.412cm" svg:y2="16.557cm">
          <text:p/>
        </draw:line>
        <draw:line draw:style-name="gr13" draw:layer="layout" svg:x1="24.411cm" svg:y1="16.557cm" svg:x2="24.411cm" svg:y2="16.551cm">
          <text:p/>
        </draw:line>
        <draw:line draw:style-name="gr13" draw:layer="layout" svg:x1="24.411cm" svg:y1="16.552cm" svg:x2="24.419cm" svg:y2="16.53cm">
          <text:p/>
        </draw:line>
        <draw:line draw:style-name="gr13" draw:layer="layout" svg:x1="24.418cm" svg:y1="16.531cm" svg:x2="24.425cm" svg:y2="16.523cm">
          <text:p/>
        </draw:line>
        <draw:line draw:style-name="gr13" draw:layer="layout" svg:x1="24.424cm" svg:y1="16.523cm" svg:x2="24.424cm" svg:y2="16.483cm">
          <text:p/>
        </draw:line>
        <draw:line draw:style-name="gr13" draw:layer="layout" svg:x1="24.424cm" svg:y1="16.484cm" svg:x2="24.432cm" svg:y2="16.428cm">
          <text:p/>
        </draw:line>
        <draw:line draw:style-name="gr13" draw:layer="layout" svg:x1="24.431cm" svg:y1="16.429cm" svg:x2="24.439cm" svg:y2="16.394cm">
          <text:p/>
        </draw:line>
        <draw:line draw:style-name="gr13" draw:layer="layout" svg:x1="24.438cm" svg:y1="16.394cm" svg:x2="24.438cm" svg:y2="16.333cm">
          <text:p/>
        </draw:line>
        <draw:line draw:style-name="gr13" draw:layer="layout" svg:x1="24.438cm" svg:y1="16.334cm" svg:x2="24.447cm" svg:y2="16.292cm">
          <text:p/>
        </draw:line>
        <draw:line draw:style-name="gr13" draw:layer="layout" svg:x1="24.445cm" svg:y1="16.292cm" svg:x2="24.445cm" svg:y2="16.265cm">
          <text:p/>
        </draw:line>
        <draw:line draw:style-name="gr13" draw:layer="layout" svg:x1="24.445cm" svg:y1="16.266cm" svg:x2="24.453cm" svg:y2="16.231cm">
          <text:p/>
        </draw:line>
        <draw:line draw:style-name="gr13" draw:layer="layout" svg:x1="24.452cm" svg:y1="16.232cm" svg:x2="24.459cm" svg:y2="16.211cm">
          <text:p/>
        </draw:line>
        <draw:line draw:style-name="gr13" draw:layer="layout" svg:x1="24.458cm" svg:y1="16.211cm" svg:x2="24.458cm" svg:y2="16.197cm">
          <text:p/>
        </draw:line>
        <draw:line draw:style-name="gr13" draw:layer="layout" svg:x1="24.458cm" svg:y1="16.197cm" svg:x2="24.466cm" svg:y2="16.205cm">
          <text:p/>
        </draw:line>
        <draw:line draw:style-name="gr13" draw:layer="layout" svg:x1="24.465cm" svg:y1="16.205cm" svg:x2="24.473cm" svg:y2="16.19cm">
          <text:p/>
        </draw:line>
        <draw:line draw:style-name="gr13" draw:layer="layout" svg:x1="24.472cm" svg:y1="16.19cm" svg:x2="24.472cm" svg:y2="16.184cm">
          <text:p/>
        </draw:line>
        <draw:line draw:style-name="gr13" draw:layer="layout" svg:x1="24.472cm" svg:y1="16.184cm" svg:x2="24.479cm" svg:y2="16.184cm">
          <text:p/>
        </draw:line>
        <draw:line draw:style-name="gr13" draw:layer="layout" svg:x1="24.479cm" svg:y1="16.185cm" svg:x2="24.487cm" svg:y2="16.177cm">
          <text:p/>
        </draw:line>
        <draw:line draw:style-name="gr13" draw:layer="layout" svg:x1="24.486cm" svg:y1="16.177cm" svg:x2="24.493cm" svg:y2="16.198cm">
          <text:p/>
        </draw:line>
        <draw:line draw:style-name="gr13" draw:layer="layout" svg:x1="24.492cm" svg:y1="16.197cm" svg:x2="24.501cm" svg:y2="16.212cm">
          <text:p/>
        </draw:line>
        <draw:line draw:style-name="gr13" draw:layer="layout" svg:x1="24.499cm" svg:y1="16.211cm" svg:x2="24.507cm" svg:y2="16.232cm">
          <text:p/>
        </draw:line>
        <draw:line draw:style-name="gr13" draw:layer="layout" svg:x1="24.506cm" svg:y1="16.231cm" svg:x2="24.514cm" svg:y2="16.259cm">
          <text:p/>
        </draw:line>
        <draw:line draw:style-name="gr13" draw:layer="layout" svg:x1="24.513cm" svg:y1="16.258cm" svg:x2="24.521cm" svg:y2="16.266cm">
          <text:p/>
        </draw:line>
        <draw:line draw:style-name="gr13" draw:layer="layout" svg:x1="24.52cm" svg:y1="16.265cm" svg:x2="24.528cm" svg:y2="16.273cm">
          <text:p/>
        </draw:line>
        <draw:line draw:style-name="gr13" draw:layer="layout" svg:x1="24.527cm" svg:y1="16.272cm" svg:x2="24.527cm" svg:y2="16.258cm">
          <text:p/>
        </draw:line>
        <draw:line draw:style-name="gr13" draw:layer="layout" svg:x1="24.527cm" svg:y1="16.259cm" svg:x2="24.534cm" svg:y2="16.231cm">
          <text:p/>
        </draw:line>
        <draw:line draw:style-name="gr13" draw:layer="layout" svg:x1="24.533cm" svg:y1="16.233cm" svg:x2="24.541cm" svg:y2="16.224cm">
          <text:p/>
        </draw:line>
        <draw:line draw:style-name="gr13" draw:layer="layout" svg:x1="24.54cm" svg:y1="16.224cm" svg:x2="24.54cm" svg:y2="16.204cm">
          <text:p/>
        </draw:line>
        <draw:line draw:style-name="gr13" draw:layer="layout" svg:x1="24.54cm" svg:y1="16.205cm" svg:x2="24.549cm" svg:y2="16.163cm">
          <text:p/>
        </draw:line>
        <draw:line draw:style-name="gr13" draw:layer="layout" svg:x1="24.547cm" svg:y1="16.163cm" svg:x2="24.547cm" svg:y2="16.177cm">
          <text:p/>
        </draw:line>
        <draw:line draw:style-name="gr13" draw:layer="layout" svg:x1="24.547cm" svg:y1="16.178cm" svg:x2="24.555cm" svg:y2="16.163cm">
          <text:p/>
        </draw:line>
        <draw:line draw:style-name="gr13" draw:layer="layout" svg:x1="24.554cm" svg:y1="16.164cm" svg:x2="24.562cm" svg:y2="16.156cm">
          <text:p/>
        </draw:line>
        <draw:line draw:style-name="gr13" draw:layer="layout" svg:x1="24.561cm" svg:y1="16.156cm" svg:x2="24.561cm" svg:y2="16.15cm">
          <text:p/>
        </draw:line>
        <draw:line draw:style-name="gr13" draw:layer="layout" svg:x1="24.561cm" svg:y1="16.151cm" svg:x2="24.568cm" svg:y2="16.129cm">
          <text:p/>
        </draw:line>
        <draw:line draw:style-name="gr13" draw:layer="layout" svg:x1="24.567cm" svg:y1="16.129cm" svg:x2="24.575cm" svg:y2="16.144cm">
          <text:p/>
        </draw:line>
        <draw:line draw:style-name="gr13" draw:layer="layout" svg:x1="24.574cm" svg:y1="16.143cm" svg:x2="24.574cm" svg:y2="16.136cm">
          <text:p/>
        </draw:line>
        <draw:line draw:style-name="gr13" draw:layer="layout" svg:x1="24.574cm" svg:y1="16.136cm" svg:x2="24.582cm" svg:y2="16.144cm">
          <text:p/>
        </draw:line>
        <draw:line draw:style-name="gr13" draw:layer="layout" svg:x1="24.581cm" svg:y1="16.143cm" svg:x2="24.581cm" svg:y2="16.15cm">
          <text:p/>
        </draw:line>
        <draw:line draw:style-name="gr13" draw:layer="layout" svg:x1="24.581cm" svg:y1="16.151cm" svg:x2="24.589cm" svg:y2="16.143cm">
          <text:p/>
        </draw:line>
        <draw:line draw:style-name="gr13" draw:layer="layout" svg:x1="24.588cm" svg:y1="16.144cm" svg:x2="24.597cm" svg:y2="16.136cm">
          <text:p/>
        </draw:line>
        <draw:line draw:style-name="gr13" draw:layer="layout" svg:x1="24.595cm" svg:y1="16.136cm" svg:x2="24.595cm" svg:y2="16.129cm">
          <text:p/>
        </draw:line>
        <draw:line draw:style-name="gr13" draw:layer="layout" svg:x1="24.595cm" svg:y1="16.131cm" svg:x2="24.603cm" svg:y2="16.122cm">
          <text:p/>
        </draw:line>
        <draw:line draw:style-name="gr13" draw:layer="layout" svg:x1="24.602cm" svg:y1="16.123cm" svg:x2="24.609cm" svg:y2="16.095cm">
          <text:p/>
        </draw:line>
        <draw:line draw:style-name="gr13" draw:layer="layout" svg:x1="24.608cm" svg:y1="16.095cm" svg:x2="24.608cm" svg:y2="16.068cm">
          <text:p/>
        </draw:line>
        <draw:line draw:style-name="gr13" draw:layer="layout" svg:x1="24.608cm" svg:y1="16.069cm" svg:x2="24.616cm" svg:y2="16.027cm">
          <text:p/>
        </draw:line>
        <draw:line draw:style-name="gr13" draw:layer="layout" svg:x1="24.615cm" svg:y1="16.027cm" svg:x2="24.615cm" svg:y2="16cm">
          <text:p/>
        </draw:line>
        <draw:line draw:style-name="gr13" draw:layer="layout" svg:x1="24.615cm" svg:y1="16.001cm" svg:x2="24.623cm" svg:y2="15.993cm">
          <text:p/>
        </draw:line>
        <draw:line draw:style-name="gr13" draw:layer="layout" svg:x1="24.622cm" svg:y1="15.994cm" svg:x2="24.63cm" svg:y2="15.966cm">
          <text:p/>
        </draw:line>
        <draw:line draw:style-name="gr13" draw:layer="layout" svg:x1="24.629cm" svg:y1="15.966cm" svg:x2="24.637cm" svg:y2="16.021cm">
          <text:p/>
        </draw:line>
        <draw:line draw:style-name="gr13" draw:layer="layout" svg:x1="24.636cm" svg:y1="16.02cm" svg:x2="24.643cm" svg:y2="16.035cm">
          <text:p/>
        </draw:line>
        <draw:line draw:style-name="gr13" draw:layer="layout" svg:x1="24.642cm" svg:y1="16.034cm" svg:x2="24.642cm" svg:y2="16.075cm">
          <text:p/>
        </draw:line>
        <draw:line draw:style-name="gr13" draw:layer="layout" svg:x1="24.642cm" svg:y1="16.075cm" svg:x2="24.651cm" svg:y2="16.103cm">
          <text:p/>
        </draw:line>
        <draw:line draw:style-name="gr13" draw:layer="layout" svg:x1="24.649cm" svg:y1="16.102cm" svg:x2="24.649cm" svg:y2="16.116cm">
          <text:p/>
        </draw:line>
        <draw:line draw:style-name="gr13" draw:layer="layout" svg:x1="24.649cm" svg:y1="16.116cm" svg:x2="24.656cm" svg:y2="16.116cm">
          <text:p/>
        </draw:line>
        <draw:line draw:style-name="gr13" draw:layer="layout" svg:x1="24.656cm" svg:y1="16.118cm" svg:x2="24.664cm" svg:y2="16.102cm">
          <text:p/>
        </draw:line>
        <draw:line draw:style-name="gr13" draw:layer="layout" svg:x1="24.663cm" svg:y1="16.102cm" svg:x2="24.663cm" svg:y2="16.068cm">
          <text:p/>
        </draw:line>
        <draw:line draw:style-name="gr13" draw:layer="layout" svg:x1="24.663cm" svg:y1="16.069cm" svg:x2="24.671cm" svg:y2="16.054cm">
          <text:p/>
        </draw:line>
        <draw:line draw:style-name="gr13" draw:layer="layout" svg:x1="24.67cm" svg:y1="16.055cm" svg:x2="24.677cm" svg:y2="16.007cm">
          <text:p/>
        </draw:line>
        <draw:line draw:style-name="gr13" draw:layer="layout" svg:x1="24.676cm" svg:y1="16.007cm" svg:x2="24.676cm" svg:y2="15.986cm">
          <text:p/>
        </draw:line>
        <draw:line draw:style-name="gr13" draw:layer="layout" svg:x1="24.676cm" svg:y1="15.987cm" svg:x2="24.684cm" svg:y2="15.952cm">
          <text:p/>
        </draw:line>
        <draw:line draw:style-name="gr13" draw:layer="layout" svg:x1="24.683cm" svg:y1="15.952cm" svg:x2="24.683cm" svg:y2="15.932cm">
          <text:p/>
        </draw:line>
        <draw:line draw:style-name="gr13" draw:layer="layout" svg:x1="24.683cm" svg:y1="15.932cm" svg:x2="24.69cm" svg:y2="15.932cm">
          <text:p/>
        </draw:line>
        <draw:line draw:style-name="gr13" draw:layer="layout" svg:x1="24.69cm" svg:y1="15.933cm" svg:x2="24.699cm" svg:y2="15.918cm">
          <text:p/>
        </draw:line>
        <draw:line draw:style-name="gr13" draw:layer="layout" svg:x1="24.697cm" svg:y1="15.918cm" svg:x2="24.697cm" svg:y2="15.939cm">
          <text:p/>
        </draw:line>
        <draw:line draw:style-name="gr13" draw:layer="layout" svg:x1="24.697cm" svg:y1="15.939cm" svg:x2="24.705cm" svg:y2="15.96cm">
          <text:p/>
        </draw:line>
        <draw:line draw:style-name="gr13" draw:layer="layout" svg:x1="24.704cm" svg:y1="15.959cm" svg:x2="24.712cm" svg:y2="15.994cm">
          <text:p/>
        </draw:line>
        <draw:line draw:style-name="gr13" draw:layer="layout" svg:x1="24.711cm" svg:y1="15.993cm" svg:x2="24.711cm" svg:y2="16.054cm">
          <text:p/>
        </draw:line>
        <draw:line draw:style-name="gr13" draw:layer="layout" svg:x1="24.711cm" svg:y1="16.054cm" svg:x2="24.718cm" svg:y2="16.083cm">
          <text:p/>
        </draw:line>
        <draw:line draw:style-name="gr13" draw:layer="layout" svg:x1="24.717cm" svg:y1="16.082cm" svg:x2="24.717cm" svg:y2="16.116cm">
          <text:p/>
        </draw:line>
        <draw:line draw:style-name="gr13" draw:layer="layout" svg:x1="24.717cm" svg:y1="16.116cm" svg:x2="24.725cm" svg:y2="16.178cm">
          <text:p/>
        </draw:line>
        <draw:line draw:style-name="gr13" draw:layer="layout" svg:x1="24.724cm" svg:y1="16.177cm" svg:x2="24.732cm" svg:y2="16.212cm">
          <text:p/>
        </draw:line>
        <draw:line draw:style-name="gr13" draw:layer="layout" svg:x1="24.731cm" svg:y1="16.212cm" svg:x2="24.739cm" svg:y2="16.19cm">
          <text:p/>
        </draw:line>
        <draw:line draw:style-name="gr13" draw:layer="layout" svg:x1="24.738cm" svg:y1="16.191cm" svg:x2="24.747cm" svg:y2="16.143cm">
          <text:p/>
        </draw:line>
        <draw:line draw:style-name="gr13" draw:layer="layout" svg:x1="24.745cm" svg:y1="16.143cm" svg:x2="24.745cm" svg:y2="16.136cm">
          <text:p/>
        </draw:line>
        <draw:line draw:style-name="gr13" draw:layer="layout" svg:x1="24.745cm" svg:y1="16.137cm" svg:x2="24.752cm" svg:y2="16.082cm">
          <text:p/>
        </draw:line>
        <draw:line draw:style-name="gr13" draw:layer="layout" svg:x1="24.751cm" svg:y1="16.082cm" svg:x2="24.751cm" svg:y2="16.027cm">
          <text:p/>
        </draw:line>
        <draw:line draw:style-name="gr13" draw:layer="layout" svg:x1="24.751cm" svg:y1="16.028cm" svg:x2="24.759cm" svg:y2="15.959cm">
          <text:p/>
        </draw:line>
        <draw:line draw:style-name="gr13" draw:layer="layout" svg:x1="24.758cm" svg:y1="15.96cm" svg:x2="24.766cm" svg:y2="15.952cm">
          <text:p/>
        </draw:line>
        <draw:line draw:style-name="gr13" draw:layer="layout" svg:x1="24.765cm" svg:y1="15.952cm" svg:x2="24.765cm" svg:y2="15.905cm">
          <text:p/>
        </draw:line>
        <draw:line draw:style-name="gr13" draw:layer="layout" svg:x1="24.765cm" svg:y1="15.906cm" svg:x2="24.773cm" svg:y2="15.871cm">
          <text:p/>
        </draw:line>
        <draw:line draw:style-name="gr13" draw:layer="layout" svg:x1="24.772cm" svg:y1="15.872cm" svg:x2="24.78cm" svg:y2="15.823cm">
          <text:p/>
        </draw:line>
        <draw:line draw:style-name="gr13" draw:layer="layout" svg:x1="24.779cm" svg:y1="15.823cm" svg:x2="24.779cm" svg:y2="15.796cm">
          <text:p/>
        </draw:line>
        <draw:line draw:style-name="gr13" draw:layer="layout" svg:x1="24.779cm" svg:y1="15.797cm" svg:x2="24.786cm" svg:y2="15.782cm">
          <text:p/>
        </draw:line>
        <draw:line draw:style-name="gr13" draw:layer="layout" svg:x1="24.785cm" svg:y1="15.782cm" svg:x2="24.785cm" svg:y2="15.742cm">
          <text:p/>
        </draw:line>
        <draw:line draw:style-name="gr13" draw:layer="layout" svg:x1="24.785cm" svg:y1="15.743cm" svg:x2="24.793cm" svg:y2="15.68cm">
          <text:p/>
        </draw:line>
        <draw:line draw:style-name="gr13" draw:layer="layout" svg:x1="24.792cm" svg:y1="15.681cm" svg:x2="24.801cm" svg:y2="15.646cm">
          <text:p/>
        </draw:line>
        <draw:line draw:style-name="gr13" draw:layer="layout" svg:x1="24.799cm" svg:y1="15.646cm" svg:x2="24.799cm" svg:y2="15.626cm">
          <text:p/>
        </draw:line>
        <draw:line draw:style-name="gr13" draw:layer="layout" svg:x1="24.799cm" svg:y1="15.627cm" svg:x2="24.807cm" svg:y2="15.572cm">
          <text:p/>
        </draw:line>
        <draw:line draw:style-name="gr13" draw:layer="layout" svg:x1="24.806cm" svg:y1="15.572cm" svg:x2="24.813cm" svg:y2="15.572cm">
          <text:p/>
        </draw:line>
        <draw:line draw:style-name="gr13" draw:layer="layout" svg:x1="24.813cm" svg:y1="15.572cm" svg:x2="24.813cm" svg:y2="15.585cm">
          <text:p/>
        </draw:line>
        <draw:line draw:style-name="gr13" draw:layer="layout" svg:x1="24.813cm" svg:y1="15.585cm" svg:x2="24.821cm" svg:y2="15.62cm">
          <text:p/>
        </draw:line>
        <draw:line draw:style-name="gr13" draw:layer="layout" svg:x1="24.82cm" svg:y1="15.619cm" svg:x2="24.82cm" svg:y2="15.66cm">
          <text:p/>
        </draw:line>
        <draw:line draw:style-name="gr13" draw:layer="layout" svg:x1="24.82cm" svg:y1="15.66cm" svg:x2="24.827cm" svg:y2="15.702cm">
          <text:p/>
        </draw:line>
        <draw:line draw:style-name="gr13" draw:layer="layout" svg:x1="24.826cm" svg:y1="15.701cm" svg:x2="24.834cm" svg:y2="15.736cm">
          <text:p/>
        </draw:line>
        <draw:line draw:style-name="gr13" draw:layer="layout" svg:x1="24.833cm" svg:y1="15.735cm" svg:x2="24.833cm" svg:y2="15.803cm">
          <text:p/>
        </draw:line>
        <draw:line draw:style-name="gr13" draw:layer="layout" svg:x1="24.833cm" svg:y1="15.803cm" svg:x2="24.841cm" svg:y2="15.845cm">
          <text:p/>
        </draw:line>
        <draw:line draw:style-name="gr13" draw:layer="layout" svg:x1="24.84cm" svg:y1="15.844cm" svg:x2="24.849cm" svg:y2="15.892cm">
          <text:p/>
        </draw:line>
        <draw:line draw:style-name="gr13" draw:layer="layout" svg:x1="24.847cm" svg:y1="15.891cm" svg:x2="24.847cm" svg:y2="15.939cm">
          <text:p/>
        </draw:line>
        <draw:line draw:style-name="gr13" draw:layer="layout" svg:x1="24.847cm" svg:y1="15.939cm" svg:x2="24.855cm" svg:y2="15.967cm">
          <text:p/>
        </draw:line>
        <draw:line draw:style-name="gr13" draw:layer="layout" svg:x1="24.854cm" svg:y1="15.966cm" svg:x2="24.854cm" svg:y2="15.959cm">
          <text:p/>
        </draw:line>
        <draw:line draw:style-name="gr13" draw:layer="layout" svg:x1="24.854cm" svg:y1="15.96cm" svg:x2="24.861cm" svg:y2="15.918cm">
          <text:p/>
        </draw:line>
        <draw:line draw:style-name="gr13" draw:layer="layout" svg:x1="24.86cm" svg:y1="15.919cm" svg:x2="24.868cm" svg:y2="15.891cm">
          <text:p/>
        </draw:line>
        <draw:line draw:style-name="gr13" draw:layer="layout" svg:x1="24.867cm" svg:y1="15.891cm" svg:x2="24.867cm" svg:y2="15.857cm">
          <text:p/>
        </draw:line>
        <draw:line draw:style-name="gr13" draw:layer="layout" svg:x1="24.867cm" svg:y1="15.858cm" svg:x2="24.875cm" svg:y2="15.803cm">
          <text:p/>
        </draw:line>
        <draw:line draw:style-name="gr13" draw:layer="layout" svg:x1="24.874cm" svg:y1="15.804cm" svg:x2="24.882cm" svg:y2="15.748cm">
          <text:p/>
        </draw:line>
        <draw:line draw:style-name="gr13" draw:layer="layout" svg:x1="24.881cm" svg:y1="15.748cm" svg:x2="24.881cm" svg:y2="15.708cm">
          <text:p/>
        </draw:line>
        <draw:line draw:style-name="gr13" draw:layer="layout" svg:x1="24.881cm" svg:y1="15.709cm" svg:x2="24.889cm" svg:y2="15.633cm">
          <text:p/>
        </draw:line>
        <draw:line draw:style-name="gr13" draw:layer="layout" svg:x1="24.888cm" svg:y1="15.633cm" svg:x2="24.888cm" svg:y2="15.612cm">
          <text:p/>
        </draw:line>
        <draw:line draw:style-name="gr13" draw:layer="layout" svg:x1="24.888cm" svg:y1="15.612cm" svg:x2="24.895cm" svg:y2="15.627cm">
          <text:p/>
        </draw:line>
        <draw:line draw:style-name="gr13" draw:layer="layout" svg:x1="24.894cm" svg:y1="15.627cm" svg:x2="24.903cm" svg:y2="15.619cm">
          <text:p/>
        </draw:line>
        <draw:line draw:style-name="gr13" draw:layer="layout" svg:x1="24.901cm" svg:y1="15.619cm" svg:x2="24.901cm" svg:y2="15.667cm">
          <text:p/>
        </draw:line>
        <draw:line draw:style-name="gr13" draw:layer="layout" svg:x1="24.901cm" svg:y1="15.667cm" svg:x2="24.909cm" svg:y2="15.688cm">
          <text:p/>
        </draw:line>
        <draw:line draw:style-name="gr13" draw:layer="layout" svg:x1="24.908cm" svg:y1="15.687cm" svg:x2="24.916cm" svg:y2="15.743cm">
          <text:p/>
        </draw:line>
        <draw:line draw:style-name="gr13" draw:layer="layout" svg:x1="24.915cm" svg:y1="15.742cm" svg:x2="24.915cm" svg:y2="15.789cm">
          <text:p/>
        </draw:line>
        <draw:line draw:style-name="gr13" draw:layer="layout" svg:x1="24.915cm" svg:y1="15.789cm" svg:x2="24.923cm" svg:y2="15.804cm">
          <text:p/>
        </draw:line>
        <draw:line draw:style-name="gr13" draw:layer="layout" svg:x1="24.922cm" svg:y1="15.803cm" svg:x2="24.922cm" svg:y2="15.81cm">
          <text:p/>
        </draw:line>
        <draw:line draw:style-name="gr13" draw:layer="layout" svg:x1="24.922cm" svg:y1="15.811cm" svg:x2="24.93cm" svg:y2="15.782cm">
          <text:p/>
        </draw:line>
        <draw:line draw:style-name="gr13" draw:layer="layout" svg:x1="24.929cm" svg:y1="15.783cm" svg:x2="24.936cm" svg:y2="15.742cm">
          <text:p/>
        </draw:line>
        <draw:line draw:style-name="gr13" draw:layer="layout" svg:x1="24.935cm" svg:y1="15.742cm" svg:x2="24.935cm" svg:y2="15.714cm">
          <text:p/>
        </draw:line>
        <draw:line draw:style-name="gr13" draw:layer="layout" svg:x1="24.935cm" svg:y1="15.715cm" svg:x2="24.943cm" svg:y2="15.667cm">
          <text:p/>
        </draw:line>
        <draw:line draw:style-name="gr13" draw:layer="layout" svg:x1="24.942cm" svg:y1="15.668cm" svg:x2="24.951cm" svg:y2="15.585cm">
          <text:p/>
        </draw:line>
        <draw:line draw:style-name="gr13" draw:layer="layout" svg:x1="24.949cm" svg:y1="15.585cm" svg:x2="24.949cm" svg:y2="15.551cm">
          <text:p/>
        </draw:line>
        <draw:line draw:style-name="gr13" draw:layer="layout" svg:x1="24.949cm" svg:y1="15.551cm" svg:x2="24.956cm" svg:y2="15.551cm">
          <text:p/>
        </draw:line>
        <draw:line draw:style-name="gr13" draw:layer="layout" svg:x1="24.956cm" svg:y1="15.551cm" svg:x2="24.956cm" svg:y2="15.524cm">
          <text:p/>
        </draw:line>
        <draw:line draw:style-name="gr13" draw:layer="layout" svg:x1="24.956cm" svg:y1="15.525cm" svg:x2="24.964cm" svg:y2="15.51cm">
          <text:p/>
        </draw:line>
        <draw:line draw:style-name="gr13" draw:layer="layout" svg:x1="24.963cm" svg:y1="15.511cm" svg:x2="24.97cm" svg:y2="15.456cm">
          <text:p/>
        </draw:line>
        <draw:line draw:style-name="gr13" draw:layer="layout" svg:x1="24.969cm" svg:y1="15.456cm" svg:x2="24.969cm" svg:y2="15.402cm">
          <text:p/>
        </draw:line>
        <draw:line draw:style-name="gr13" draw:layer="layout" svg:x1="24.969cm" svg:y1="15.403cm" svg:x2="24.977cm" svg:y2="15.381cm">
          <text:p/>
        </draw:line>
        <draw:line draw:style-name="gr13" draw:layer="layout" svg:x1="24.976cm" svg:y1="15.382cm" svg:x2="24.984cm" svg:y2="15.327cm">
          <text:p/>
        </draw:line>
        <draw:line draw:style-name="gr13" draw:layer="layout" svg:x1="24.983cm" svg:y1="15.327cm" svg:x2="24.983cm" svg:y2="15.354cm">
          <text:p/>
        </draw:line>
        <draw:line draw:style-name="gr13" draw:layer="layout" svg:x1="24.983cm" svg:y1="15.354cm" svg:x2="24.99cm" svg:y2="15.354cm">
          <text:p/>
        </draw:line>
        <draw:line draw:style-name="gr13" draw:layer="layout" svg:x1="24.99cm" svg:y1="15.354cm" svg:x2="24.999cm" svg:y2="15.416cm">
          <text:p/>
        </draw:line>
        <draw:line draw:style-name="gr13" draw:layer="layout" svg:x1="24.997cm" svg:y1="15.415cm" svg:x2="25.005cm" svg:y2="15.457cm">
          <text:p/>
        </draw:line>
        <draw:line draw:style-name="gr13" draw:layer="layout" svg:x1="25.004cm" svg:y1="15.456cm" svg:x2="25.004cm" svg:y2="15.51cm">
          <text:p/>
        </draw:line>
        <draw:line draw:style-name="gr13" draw:layer="layout" svg:x1="25.004cm" svg:y1="15.51cm" svg:x2="25.011cm" svg:y2="15.579cm">
          <text:p/>
        </draw:line>
        <draw:line draw:style-name="gr13" draw:layer="layout" svg:x1="25.01cm" svg:y1="15.578cm" svg:x2="25.018cm" svg:y2="15.641cm">
          <text:p/>
        </draw:line>
        <draw:line draw:style-name="gr13" draw:layer="layout" svg:x1="25.017cm" svg:y1="15.64cm" svg:x2="25.017cm" svg:y2="15.68cm">
          <text:p/>
        </draw:line>
        <draw:line draw:style-name="gr13" draw:layer="layout" svg:x1="25.017cm" svg:y1="15.68cm" svg:x2="25.025cm" svg:y2="15.715cm">
          <text:p/>
        </draw:line>
        <draw:line draw:style-name="gr13" draw:layer="layout" svg:x1="25.024cm" svg:y1="15.714cm" svg:x2="25.024cm" svg:y2="15.748cm">
          <text:p/>
        </draw:line>
        <draw:line draw:style-name="gr13" draw:layer="layout" svg:x1="25.024cm" svg:y1="15.749cm" svg:x2="25.032cm" svg:y2="15.728cm">
          <text:p/>
        </draw:line>
        <draw:line draw:style-name="gr13" draw:layer="layout" svg:x1="25.031cm" svg:y1="15.729cm" svg:x2="25.039cm" svg:y2="15.701cm">
          <text:p/>
        </draw:line>
        <draw:line draw:style-name="gr13" draw:layer="layout" svg:x1="25.038cm" svg:y1="15.701cm" svg:x2="25.038cm" svg:y2="15.667cm">
          <text:p/>
        </draw:line>
        <draw:line draw:style-name="gr13" draw:layer="layout" svg:x1="25.038cm" svg:y1="15.668cm" svg:x2="25.045cm" svg:y2="15.612cm">
          <text:p/>
        </draw:line>
        <draw:line draw:style-name="gr13" draw:layer="layout" svg:x1="25.044cm" svg:y1="15.613cm" svg:x2="25.053cm" svg:y2="15.538cm">
          <text:p/>
        </draw:line>
        <draw:line draw:style-name="gr13" draw:layer="layout" svg:x1="25.051cm" svg:y1="15.538cm" svg:x2="25.051cm" svg:y2="15.483cm">
          <text:p/>
        </draw:line>
        <draw:line draw:style-name="gr13" draw:layer="layout" svg:x1="25.051cm" svg:y1="15.484cm" svg:x2="25.059cm" svg:y2="15.463cm">
          <text:p/>
        </draw:line>
        <draw:line draw:style-name="gr13" draw:layer="layout" svg:x1="25.058cm" svg:y1="15.463cm" svg:x2="25.058cm" svg:y2="15.442cm">
          <text:p/>
        </draw:line>
        <draw:line draw:style-name="gr13" draw:layer="layout" svg:x1="25.058cm" svg:y1="15.442cm" svg:x2="25.066cm" svg:y2="15.464cm">
          <text:p/>
        </draw:line>
        <draw:line draw:style-name="gr13" draw:layer="layout" svg:x1="25.065cm" svg:y1="15.463cm" svg:x2="25.073cm" svg:y2="15.484cm">
          <text:p/>
        </draw:line>
        <draw:line draw:style-name="gr13" draw:layer="layout" svg:x1="25.072cm" svg:y1="15.483cm" svg:x2="25.072cm" svg:y2="15.517cm">
          <text:p/>
        </draw:line>
        <draw:line draw:style-name="gr13" draw:layer="layout" svg:x1="25.072cm" svg:y1="15.517cm" svg:x2="25.079cm" svg:y2="15.533cm">
          <text:p/>
        </draw:line>
        <draw:line draw:style-name="gr13" draw:layer="layout" svg:x1="25.078cm" svg:y1="15.531cm" svg:x2="25.086cm" svg:y2="15.573cm">
          <text:p/>
        </draw:line>
        <draw:line draw:style-name="gr13" draw:layer="layout" svg:x1="25.085cm" svg:y1="15.572cm" svg:x2="25.085cm" svg:y2="15.612cm">
          <text:p/>
        </draw:line>
        <draw:line draw:style-name="gr13" draw:layer="layout" svg:x1="25.085cm" svg:y1="15.612cm" svg:x2="25.093cm" svg:y2="15.634cm">
          <text:p/>
        </draw:line>
        <draw:line draw:style-name="gr13" draw:layer="layout" svg:x1="25.092cm" svg:y1="15.633cm" svg:x2="25.092cm" svg:y2="15.646cm">
          <text:p/>
        </draw:line>
        <draw:line draw:style-name="gr13" draw:layer="layout" svg:x1="25.092cm" svg:y1="15.646cm" svg:x2="25.101cm" svg:y2="15.722cm">
          <text:p/>
        </draw:line>
        <draw:line draw:style-name="gr13" draw:layer="layout" svg:x1="25.099cm" svg:y1="15.721cm" svg:x2="25.107cm" svg:y2="15.729cm">
          <text:p/>
        </draw:line>
        <draw:line draw:style-name="gr13" draw:layer="layout" svg:x1="25.106cm" svg:y1="15.728cm" svg:x2="25.106cm" svg:y2="15.755cm">
          <text:p/>
        </draw:line>
        <draw:line draw:style-name="gr13" draw:layer="layout" svg:x1="25.106cm" svg:y1="15.755cm" svg:x2="25.113cm" svg:y2="15.755cm">
          <text:p/>
        </draw:line>
        <draw:line draw:style-name="gr13" draw:layer="layout" svg:x1="25.113cm" svg:y1="15.756cm" svg:x2="25.12cm" svg:y2="15.742cm">
          <text:p/>
        </draw:line>
        <draw:line draw:style-name="gr13" draw:layer="layout" svg:x1="25.119cm" svg:y1="15.742cm" svg:x2="25.119cm" svg:y2="15.721cm">
          <text:p/>
        </draw:line>
        <draw:line draw:style-name="gr13" draw:layer="layout" svg:x1="25.119cm" svg:y1="15.722cm" svg:x2="25.127cm" svg:y2="15.701cm">
          <text:p/>
        </draw:line>
        <draw:line draw:style-name="gr13" draw:layer="layout" svg:x1="25.126cm" svg:y1="15.701cm" svg:x2="25.126cm" svg:y2="15.667cm">
          <text:p/>
        </draw:line>
        <draw:line draw:style-name="gr13" draw:layer="layout" svg:x1="25.126cm" svg:y1="15.668cm" svg:x2="25.134cm" svg:y2="15.626cm">
          <text:p/>
        </draw:line>
        <draw:line draw:style-name="gr13" draw:layer="layout" svg:x1="25.133cm" svg:y1="15.627cm" svg:x2="25.141cm" svg:y2="15.585cm">
          <text:p/>
        </draw:line>
        <draw:line draw:style-name="gr13" draw:layer="layout" svg:x1="25.14cm" svg:y1="15.585cm" svg:x2="25.14cm" svg:y2="15.578cm">
          <text:p/>
        </draw:line>
        <draw:line draw:style-name="gr13" draw:layer="layout" svg:x1="25.14cm" svg:y1="15.579cm" svg:x2="25.149cm" svg:y2="15.538cm">
          <text:p/>
        </draw:line>
        <draw:line draw:style-name="gr13" draw:layer="layout" svg:x1="25.147cm" svg:y1="15.538cm" svg:x2="25.153cm" svg:y2="15.538cm">
          <text:p/>
        </draw:line>
        <draw:line draw:style-name="gr13" draw:layer="layout" svg:x1="25.153cm" svg:y1="15.539cm" svg:x2="25.161cm" svg:y2="15.476cm">
          <text:p/>
        </draw:line>
        <draw:line draw:style-name="gr13" draw:layer="layout" svg:x1="25.16cm" svg:y1="15.476cm" svg:x2="25.16cm" svg:y2="15.456cm">
          <text:p/>
        </draw:line>
        <draw:line draw:style-name="gr13" draw:layer="layout" svg:x1="25.16cm" svg:y1="15.457cm" svg:x2="25.168cm" svg:y2="15.436cm">
          <text:p/>
        </draw:line>
        <draw:line draw:style-name="gr13" draw:layer="layout" svg:x1="25.167cm" svg:y1="15.437cm" svg:x2="25.175cm" svg:y2="15.381cm">
          <text:p/>
        </draw:line>
        <draw:line draw:style-name="gr13" draw:layer="layout" svg:x1="25.174cm" svg:y1="15.381cm" svg:x2="25.174cm" svg:y2="15.354cm">
          <text:p/>
        </draw:line>
        <draw:line draw:style-name="gr13" draw:layer="layout" svg:x1="25.174cm" svg:y1="15.355cm" svg:x2="25.182cm" svg:y2="15.334cm">
          <text:p/>
        </draw:line>
        <draw:line draw:style-name="gr13" draw:layer="layout" svg:x1="25.181cm" svg:y1="15.334cm" svg:x2="25.181cm" svg:y2="15.307cm">
          <text:p/>
        </draw:line>
        <draw:line draw:style-name="gr13" draw:layer="layout" svg:x1="25.181cm" svg:y1="15.308cm" svg:x2="25.188cm" svg:y2="15.245cm">
          <text:p/>
        </draw:line>
        <draw:line draw:style-name="gr13" draw:layer="layout" svg:x1="25.187cm" svg:y1="15.245cm" svg:x2="25.195cm" svg:y2="15.26cm">
          <text:p/>
        </draw:line>
        <draw:line draw:style-name="gr13" draw:layer="layout" svg:x1="25.194cm" svg:y1="15.259cm" svg:x2="25.194cm" svg:y2="15.252cm">
          <text:p/>
        </draw:line>
        <draw:line draw:style-name="gr13" draw:layer="layout" svg:x1="25.194cm" svg:y1="15.253cm" svg:x2="25.203cm" svg:y2="15.232cm">
          <text:p/>
        </draw:line>
        <draw:line draw:style-name="gr13" draw:layer="layout" svg:x1="25.201cm" svg:y1="15.232cm" svg:x2="25.209cm" svg:y2="15.274cm">
          <text:p/>
        </draw:line>
        <draw:line draw:style-name="gr13" draw:layer="layout" svg:x1="25.208cm" svg:y1="15.273cm" svg:x2="25.208cm" svg:y2="15.313cm">
          <text:p/>
        </draw:line>
        <draw:line draw:style-name="gr13" draw:layer="layout" svg:x1="25.208cm" svg:y1="15.313cm" svg:x2="25.215cm" svg:y2="15.313cm">
          <text:p/>
        </draw:line>
        <draw:line draw:style-name="gr13" draw:layer="layout" svg:x1="25.215cm" svg:y1="15.313cm" svg:x2="25.215cm" svg:y2="15.307cm">
          <text:p/>
        </draw:line>
        <draw:line draw:style-name="gr13" draw:layer="layout" svg:x1="25.215cm" svg:y1="15.307cm" svg:x2="25.223cm" svg:y2="15.335cm">
          <text:p/>
        </draw:line>
        <draw:line draw:style-name="gr13" draw:layer="layout" svg:x1="25.222cm" svg:y1="15.334cm" svg:x2="25.229cm" svg:y2="15.355cm">
          <text:p/>
        </draw:line>
        <draw:line draw:style-name="gr13" draw:layer="layout" svg:x1="25.228cm" svg:y1="15.354cm" svg:x2="25.228cm" svg:y2="15.347cm">
          <text:p/>
        </draw:line>
        <draw:line draw:style-name="gr13" draw:layer="layout" svg:x1="25.228cm" svg:y1="15.348cm" svg:x2="25.236cm" svg:y2="15.32cm">
          <text:p/>
        </draw:line>
        <draw:line draw:style-name="gr13" draw:layer="layout" svg:x1="25.235cm" svg:y1="15.321cm" svg:x2="25.243cm" svg:y2="15.273cm">
          <text:p/>
        </draw:line>
        <draw:line draw:style-name="gr13" draw:layer="layout" svg:x1="25.242cm" svg:y1="15.273cm" svg:x2="25.242cm" svg:y2="15.252cm">
          <text:p/>
        </draw:line>
        <draw:line draw:style-name="gr13" draw:layer="layout" svg:x1="25.242cm" svg:y1="15.253cm" svg:x2="25.251cm" svg:y2="15.164cm">
          <text:p/>
        </draw:line>
        <draw:line draw:style-name="gr13" draw:layer="layout" svg:x1="25.249cm" svg:y1="15.164cm" svg:x2="25.249cm" svg:y2="15.137cm">
          <text:p/>
        </draw:line>
        <draw:line draw:style-name="gr13" draw:layer="layout" svg:x1="25.249cm" svg:y1="15.138cm" svg:x2="25.257cm" svg:y2="15.041cm">
          <text:p/>
        </draw:line>
        <draw:line draw:style-name="gr13" draw:layer="layout" svg:x1="25.256cm" svg:y1="15.042cm" svg:x2="25.263cm" svg:y2="14.987cm">
          <text:p/>
        </draw:line>
        <draw:line draw:style-name="gr13" draw:layer="layout" svg:x1="25.262cm" svg:y1="14.987cm" svg:x2="25.262cm" svg:y2="14.885cm">
          <text:p/>
        </draw:line>
        <draw:line draw:style-name="gr13" draw:layer="layout" svg:x1="25.262cm" svg:y1="14.886cm" svg:x2="25.27cm" svg:y2="14.844cm">
          <text:p/>
        </draw:line>
        <draw:line draw:style-name="gr13" draw:layer="layout" svg:x1="25.269cm" svg:y1="14.845cm" svg:x2="25.277cm" svg:y2="14.831cm">
          <text:p/>
        </draw:line>
        <draw:line draw:style-name="gr13" draw:layer="layout" svg:x1="25.276cm" svg:y1="14.831cm" svg:x2="25.276cm" svg:y2="14.756cm">
          <text:p/>
        </draw:line>
        <draw:line draw:style-name="gr13" draw:layer="layout" svg:x1="25.276cm" svg:y1="14.757cm" svg:x2="25.284cm" svg:y2="14.701cm">
          <text:p/>
        </draw:line>
        <draw:line draw:style-name="gr13" draw:layer="layout" svg:x1="25.283cm" svg:y1="14.701cm" svg:x2="25.283cm" svg:y2="14.681cm">
          <text:p/>
        </draw:line>
        <draw:line draw:style-name="gr13" draw:layer="layout" svg:x1="25.283cm" svg:y1="14.681cm" svg:x2="25.291cm" svg:y2="14.696cm">
          <text:p/>
        </draw:line>
        <draw:line draw:style-name="gr13" draw:layer="layout" svg:x1="25.29cm" svg:y1="14.695cm" svg:x2="25.299cm" svg:y2="14.73cm">
          <text:p/>
        </draw:line>
        <draw:line draw:style-name="gr13" draw:layer="layout" svg:x1="25.297cm" svg:y1="14.729cm" svg:x2="25.297cm" svg:y2="14.708cm">
          <text:p/>
        </draw:line>
        <draw:line draw:style-name="gr13" draw:layer="layout" svg:x1="25.297cm" svg:y1="14.708cm" svg:x2="25.303cm" svg:y2="14.764cm">
          <text:p/>
        </draw:line>
        <draw:line draw:style-name="gr13" draw:layer="layout" svg:x1="25.303cm" svg:y1="14.764cm" svg:x2="25.311cm" svg:y2="14.742cm">
          <text:p/>
        </draw:line>
        <draw:line draw:style-name="gr13" draw:layer="layout" svg:x1="25.31cm" svg:y1="14.743cm" svg:x2="25.318cm" svg:y2="14.722cm">
          <text:p/>
        </draw:line>
        <draw:line draw:style-name="gr13" draw:layer="layout" svg:x1="25.317cm" svg:y1="14.722cm" svg:x2="25.317cm" svg:y2="14.654cm">
          <text:p/>
        </draw:line>
        <draw:line draw:style-name="gr13" draw:layer="layout" svg:x1="25.317cm" svg:y1="14.654cm" svg:x2="25.324cm" svg:y2="14.654cm">
          <text:p/>
        </draw:line>
        <draw:line draw:style-name="gr13" draw:layer="layout" svg:x1="25.324cm" svg:y1="14.655cm" svg:x2="25.332cm" svg:y2="14.62cm">
          <text:p/>
        </draw:line>
        <draw:line draw:style-name="gr13" draw:layer="layout" svg:x1="25.331cm" svg:y1="14.62cm" svg:x2="25.331cm" svg:y2="14.681cm">
          <text:p/>
        </draw:line>
        <draw:line draw:style-name="gr13" draw:layer="layout" svg:x1="25.331cm" svg:y1="14.681cm" svg:x2="25.338cm" svg:y2="14.702cm">
          <text:p/>
        </draw:line>
        <draw:line draw:style-name="gr13" draw:layer="layout" svg:x1="25.337cm" svg:y1="14.702cm" svg:x2="25.345cm" svg:y2="14.688cm">
          <text:p/>
        </draw:line>
        <draw:line draw:style-name="gr13" draw:layer="layout" svg:x1="25.344cm" svg:y1="14.688cm" svg:x2="25.353cm" svg:y2="14.716cm">
          <text:p/>
        </draw:line>
        <draw:line draw:style-name="gr13" draw:layer="layout" svg:x1="25.351cm" svg:y1="14.715cm" svg:x2="25.351cm" svg:y2="14.749cm">
          <text:p/>
        </draw:line>
        <draw:line draw:style-name="gr13" draw:layer="layout" svg:x1="25.351cm" svg:y1="14.751cm" svg:x2="25.359cm" svg:y2="14.742cm">
          <text:p/>
        </draw:line>
        <draw:line draw:style-name="gr13" draw:layer="layout" svg:x1="25.358cm" svg:y1="14.742cm" svg:x2="25.366cm" svg:y2="14.764cm">
          <text:p/>
        </draw:line>
        <draw:line draw:style-name="gr13" draw:layer="layout" svg:x1="25.365cm" svg:y1="14.763cm" svg:x2="25.365cm" svg:y2="14.742cm">
          <text:p/>
        </draw:line>
        <draw:line draw:style-name="gr13" draw:layer="layout" svg:x1="25.365cm" svg:y1="14.742cm" svg:x2="25.372cm" svg:y2="14.77cm">
          <text:p/>
        </draw:line>
        <draw:line draw:style-name="gr13" draw:layer="layout" svg:x1="25.371cm" svg:y1="14.769cm" svg:x2="25.379cm" svg:y2="14.784cm">
          <text:p/>
        </draw:line>
        <draw:line draw:style-name="gr13" draw:layer="layout" svg:x1="25.378cm" svg:y1="14.783cm" svg:x2="25.378cm" svg:y2="14.81cm">
          <text:p/>
        </draw:line>
        <draw:line draw:style-name="gr13" draw:layer="layout" svg:x1="25.378cm" svg:y1="14.81cm" svg:x2="25.386cm" svg:y2="14.845cm">
          <text:p/>
        </draw:line>
        <draw:line draw:style-name="gr13" draw:layer="layout" svg:x1="25.385cm" svg:y1="14.844cm" svg:x2="25.385cm" svg:y2="14.851cm">
          <text:p/>
        </draw:line>
        <draw:line draw:style-name="gr13" draw:layer="layout" svg:x1="25.385cm" svg:y1="14.851cm" svg:x2="25.393cm" svg:y2="14.866cm">
          <text:p/>
        </draw:line>
        <draw:line draw:style-name="gr13" draw:layer="layout" svg:x1="25.392cm" svg:y1="14.865cm" svg:x2="25.401cm" svg:y2="14.879cm">
          <text:p/>
        </draw:line>
        <draw:line draw:style-name="gr13" draw:layer="layout" svg:x1="25.399cm" svg:y1="14.878cm" svg:x2="25.399cm" svg:y2="14.871cm">
          <text:p/>
        </draw:line>
        <draw:line draw:style-name="gr13" draw:layer="layout" svg:x1="25.399cm" svg:y1="14.872cm" svg:x2="25.407cm" svg:y2="14.858cm">
          <text:p/>
        </draw:line>
        <draw:line draw:style-name="gr13" draw:layer="layout" svg:x1="25.406cm" svg:y1="14.859cm" svg:x2="25.413cm" svg:y2="14.844cm">
          <text:p/>
        </draw:line>
        <draw:line draw:style-name="gr13" draw:layer="layout" svg:x1="25.412cm" svg:y1="14.844cm" svg:x2="25.412cm" svg:y2="14.871cm">
          <text:p/>
        </draw:line>
        <draw:line draw:style-name="gr13" draw:layer="layout" svg:x1="25.412cm" svg:y1="14.871cm" svg:x2="25.42cm" svg:y2="14.893cm">
          <text:p/>
        </draw:line>
        <draw:line draw:style-name="gr13" draw:layer="layout" svg:x1="25.419cm" svg:y1="14.892cm" svg:x2="25.419cm" svg:y2="14.878cm">
          <text:p/>
        </draw:line>
        <draw:line draw:style-name="gr13" draw:layer="layout" svg:x1="25.419cm" svg:y1="14.879cm" svg:x2="25.427cm" svg:y2="14.837cm">
          <text:p/>
        </draw:line>
        <draw:line draw:style-name="gr13" draw:layer="layout" svg:x1="25.426cm" svg:y1="14.837cm" svg:x2="25.434cm" svg:y2="14.913cm">
          <text:p/>
        </draw:line>
        <draw:line draw:style-name="gr13" draw:layer="layout" svg:x1="25.433cm" svg:y1="14.912cm" svg:x2="25.433cm" svg:y2="14.885cm">
          <text:p/>
        </draw:line>
        <draw:line draw:style-name="gr13" draw:layer="layout" svg:x1="25.433cm" svg:y1="14.886cm" svg:x2="25.441cm" svg:y2="14.844cm">
          <text:p/>
        </draw:line>
        <draw:line draw:style-name="gr13" draw:layer="layout" svg:x1="25.44cm" svg:y1="14.845cm" svg:x2="25.447cm" svg:y2="14.776cm">
          <text:p/>
        </draw:line>
        <draw:line draw:style-name="gr13" draw:layer="layout" svg:x1="25.446cm" svg:y1="14.776cm" svg:x2="25.446cm" svg:y2="14.701cm">
          <text:p/>
        </draw:line>
        <draw:line draw:style-name="gr13" draw:layer="layout" svg:x1="25.446cm" svg:y1="14.702cm" svg:x2="25.454cm" svg:y2="14.613cm">
          <text:p/>
        </draw:line>
        <draw:line draw:style-name="gr13" draw:layer="layout" svg:x1="25.453cm" svg:y1="14.613cm" svg:x2="25.453cm" svg:y2="14.552cm">
          <text:p/>
        </draw:line>
        <draw:line draw:style-name="gr13" draw:layer="layout" svg:x1="25.453cm" svg:y1="14.553cm" svg:x2="25.461cm" svg:y2="14.443cm">
          <text:p/>
        </draw:line>
        <draw:line draw:style-name="gr13" draw:layer="layout" svg:x1="25.46cm" svg:y1="14.444cm" svg:x2="25.468cm" svg:y2="14.375cm">
          <text:p/>
        </draw:line>
        <draw:line draw:style-name="gr13" draw:layer="layout" svg:x1="25.467cm" svg:y1="14.375cm" svg:x2="25.467cm" svg:y2="14.368cm">
          <text:p/>
        </draw:line>
        <draw:line draw:style-name="gr13" draw:layer="layout" svg:x1="25.467cm" svg:y1="14.369cm" svg:x2="25.475cm" svg:y2="14.307cm">
          <text:p/>
        </draw:line>
        <draw:line draw:style-name="gr13" draw:layer="layout" svg:x1="25.474cm" svg:y1="14.308cm" svg:x2="25.481cm" svg:y2="14.3cm">
          <text:p/>
        </draw:line>
        <draw:line draw:style-name="gr13" draw:layer="layout" svg:x1="25.48cm" svg:y1="14.3cm" svg:x2="25.48cm" svg:y2="14.287cm">
          <text:p/>
        </draw:line>
        <draw:line draw:style-name="gr13" draw:layer="layout" svg:x1="25.48cm" svg:y1="14.288cm" svg:x2="25.488cm" svg:y2="14.253cm">
          <text:p/>
        </draw:line>
        <draw:line draw:style-name="gr13" draw:layer="layout" svg:x1="25.487cm" svg:y1="14.253cm" svg:x2="25.487cm" svg:y2="14.28cm">
          <text:p/>
        </draw:line>
        <draw:line draw:style-name="gr13" draw:layer="layout" svg:x1="25.487cm" svg:y1="14.281cm" svg:x2="25.495cm" svg:y2="14.185cm">
          <text:p/>
        </draw:line>
        <draw:line draw:style-name="gr13" draw:layer="layout" svg:x1="25.494cm" svg:y1="14.186cm" svg:x2="25.503cm" svg:y2="14.171cm">
          <text:p/>
        </draw:line>
        <draw:line draw:style-name="gr13" draw:layer="layout" svg:x1="25.501cm" svg:y1="14.171cm" svg:x2="25.501cm" svg:y2="14.246cm">
          <text:p/>
        </draw:line>
        <draw:line draw:style-name="gr13" draw:layer="layout" svg:x1="25.501cm" svg:y1="14.247cm" svg:x2="25.509cm" svg:y2="14.205cm">
          <text:p/>
        </draw:line>
        <draw:line draw:style-name="gr13" draw:layer="layout" svg:x1="25.508cm" svg:y1="14.205cm" svg:x2="25.516cm" svg:y2="14.267cm">
          <text:p/>
        </draw:line>
        <draw:line draw:style-name="gr13" draw:layer="layout" svg:x1="25.515cm" svg:y1="14.266cm" svg:x2="25.515cm" svg:y2="14.307cm">
          <text:p/>
        </draw:line>
        <draw:line draw:style-name="gr13" draw:layer="layout" svg:x1="25.515cm" svg:y1="14.307cm" svg:x2="25.522cm" svg:y2="14.39cm">
          <text:p/>
        </draw:line>
        <draw:line draw:style-name="gr13" draw:layer="layout" svg:x1="25.521cm" svg:y1="14.389cm" svg:x2="25.521cm" svg:y2="14.443cm">
          <text:p/>
        </draw:line>
        <draw:line draw:style-name="gr13" draw:layer="layout" svg:x1="25.521cm" svg:y1="14.443cm" svg:x2="25.529cm" svg:y2="14.58cm">
          <text:p/>
        </draw:line>
        <draw:line draw:style-name="gr13" draw:layer="layout" svg:x1="25.528cm" svg:y1="14.579cm" svg:x2="25.536cm" svg:y2="14.648cm">
          <text:p/>
        </draw:line>
        <draw:line draw:style-name="gr13" draw:layer="layout" svg:x1="25.535cm" svg:y1="14.647cm" svg:x2="25.535cm" svg:y2="14.695cm">
          <text:p/>
        </draw:line>
        <draw:line draw:style-name="gr13" draw:layer="layout" svg:x1="25.535cm" svg:y1="14.695cm" svg:x2="25.542cm" svg:y2="14.695cm">
          <text:p/>
        </draw:line>
        <draw:line draw:style-name="gr13" draw:layer="layout" svg:x1="25.542cm" svg:y1="14.697cm" svg:x2="25.551cm" svg:y2="14.688cm">
          <text:p/>
        </draw:line>
        <draw:line draw:style-name="gr13" draw:layer="layout" svg:x1="25.549cm" svg:y1="14.688cm" svg:x2="25.549cm" svg:y2="14.701cm">
          <text:p/>
        </draw:line>
        <draw:line draw:style-name="gr13" draw:layer="layout" svg:x1="25.549cm" svg:y1="14.702cm" svg:x2="25.556cm" svg:y2="14.674cm">
          <text:p/>
        </draw:line>
        <draw:line draw:style-name="gr13" draw:layer="layout" svg:x1="25.555cm" svg:y1="14.674cm" svg:x2="25.555cm" svg:y2="14.586cm">
          <text:p/>
        </draw:line>
        <draw:line draw:style-name="gr13" draw:layer="layout" svg:x1="25.555cm" svg:y1="14.586cm" svg:x2="25.563cm" svg:y2="14.607cm">
          <text:p/>
        </draw:line>
        <draw:line draw:style-name="gr13" draw:layer="layout" svg:x1="25.562cm" svg:y1="14.607cm" svg:x2="25.57cm" svg:y2="14.599cm">
          <text:p/>
        </draw:line>
        <draw:line draw:style-name="gr13" draw:layer="layout" svg:x1="25.569cm" svg:y1="14.599cm" svg:x2="25.569cm" svg:y2="14.531cm">
          <text:p/>
        </draw:line>
        <draw:line draw:style-name="gr13" draw:layer="layout" svg:x1="25.569cm" svg:y1="14.531cm" svg:x2="25.577cm" svg:y2="14.607cm">
          <text:p/>
        </draw:line>
        <draw:line draw:style-name="gr13" draw:layer="layout" svg:x1="25.576cm" svg:y1="14.607cm" svg:x2="25.584cm" svg:y2="14.572cm">
          <text:p/>
        </draw:line>
        <draw:line draw:style-name="gr13" draw:layer="layout" svg:x1="25.583cm" svg:y1="14.572cm" svg:x2="25.583cm" svg:y2="14.613cm">
          <text:p/>
        </draw:line>
        <draw:line draw:style-name="gr13" draw:layer="layout" svg:x1="25.583cm" svg:y1="14.614cm" svg:x2="25.59cm" svg:y2="14.599cm">
          <text:p/>
        </draw:line>
        <draw:line draw:style-name="gr13" draw:layer="layout" svg:x1="25.589cm" svg:y1="14.599cm" svg:x2="25.589cm" svg:y2="14.62cm">
          <text:p/>
        </draw:line>
        <draw:line draw:style-name="gr13" draw:layer="layout" svg:x1="25.589cm" svg:y1="14.621cm" svg:x2="25.597cm" svg:y2="14.565cm">
          <text:p/>
        </draw:line>
        <draw:line draw:style-name="gr13" draw:layer="layout" svg:x1="25.596cm" svg:y1="14.565cm" svg:x2="25.603cm" svg:y2="14.565cm">
          <text:p/>
        </draw:line>
        <draw:line draw:style-name="gr13" draw:layer="layout" svg:x1="25.603cm" svg:y1="14.565cm" svg:x2="25.603cm" svg:y2="14.518cm">
          <text:p/>
        </draw:line>
        <draw:line draw:style-name="gr13" draw:layer="layout" svg:x1="25.603cm" svg:y1="14.519cm" svg:x2="25.611cm" svg:y2="14.47cm">
          <text:p/>
        </draw:line>
        <draw:line draw:style-name="gr13" draw:layer="layout" svg:x1="25.61cm" svg:y1="14.471cm" svg:x2="25.618cm" svg:y2="14.457cm">
          <text:p/>
        </draw:line>
        <draw:line draw:style-name="gr13" draw:layer="layout" svg:x1="25.617cm" svg:y1="14.457cm" svg:x2="25.625cm" svg:y2="14.539cm">
          <text:p/>
        </draw:line>
        <draw:line draw:style-name="gr13" draw:layer="layout" svg:x1="25.624cm" svg:y1="14.538cm" svg:x2="25.624cm" svg:y2="14.565cm">
          <text:p/>
        </draw:line>
        <draw:line draw:style-name="gr13" draw:layer="layout" svg:x1="25.624cm" svg:y1="14.565cm" svg:x2="25.631cm" svg:y2="14.594cm">
          <text:p/>
        </draw:line>
        <draw:line draw:style-name="gr13" draw:layer="layout" svg:x1="25.63cm" svg:y1="14.595cm" svg:x2="25.638cm" svg:y2="14.586cm">
          <text:p/>
        </draw:line>
        <draw:line draw:style-name="gr13" draw:layer="layout" svg:x1="25.637cm" svg:y1="14.586cm" svg:x2="25.637cm" svg:y2="14.572cm">
          <text:p/>
        </draw:line>
        <draw:line draw:style-name="gr13" draw:layer="layout" svg:x1="25.637cm" svg:y1="14.572cm" svg:x2="25.645cm" svg:y2="14.594cm">
          <text:p/>
        </draw:line>
        <draw:line draw:style-name="gr13" draw:layer="layout" svg:x1="25.644cm" svg:y1="14.593cm" svg:x2="25.651cm" svg:y2="14.593cm">
          <text:p/>
        </draw:line>
        <draw:line draw:style-name="gr13" draw:layer="layout" svg:x1="25.651cm" svg:y1="14.593cm" svg:x2="25.651cm" svg:y2="14.525cm">
          <text:p/>
        </draw:line>
        <draw:line draw:style-name="gr13" draw:layer="layout" svg:x1="25.651cm" svg:y1="14.525cm" svg:x2="25.659cm" svg:y2="14.539cm">
          <text:p/>
        </draw:line>
        <draw:line draw:style-name="gr13" draw:layer="layout" svg:x1="25.658cm" svg:y1="14.538cm" svg:x2="25.658cm" svg:y2="14.525cm">
          <text:p/>
        </draw:line>
        <draw:line draw:style-name="gr13" draw:layer="layout" svg:x1="25.658cm" svg:y1="14.526cm" svg:x2="25.665cm" svg:y2="14.504cm">
          <text:p/>
        </draw:line>
        <draw:line draw:style-name="gr13" draw:layer="layout" svg:x1="25.664cm" svg:y1="14.504cm" svg:x2="25.672cm" svg:y2="14.519cm">
          <text:p/>
        </draw:line>
        <draw:line draw:style-name="gr13" draw:layer="layout" svg:x1="25.671cm" svg:y1="14.518cm" svg:x2="25.671cm" svg:y2="14.579cm">
          <text:p/>
        </draw:line>
        <draw:line draw:style-name="gr13" draw:layer="layout" svg:x1="25.671cm" svg:y1="14.58cm" svg:x2="25.679cm" svg:y2="14.565cm">
          <text:p/>
        </draw:line>
        <draw:line draw:style-name="gr13" draw:layer="layout" svg:x1="25.678cm" svg:y1="14.566cm" svg:x2="25.686cm" svg:y2="14.538cm">
          <text:p/>
        </draw:line>
        <draw:line draw:style-name="gr13" draw:layer="layout" svg:x1="25.685cm" svg:y1="14.538cm" svg:x2="25.685cm" svg:y2="14.511cm">
          <text:p/>
        </draw:line>
        <draw:line draw:style-name="gr13" draw:layer="layout" svg:x1="25.685cm" svg:y1="14.511cm" svg:x2="25.693cm" svg:y2="14.546cm">
          <text:p/>
        </draw:line>
        <draw:line draw:style-name="gr13" draw:layer="layout" svg:x1="25.692cm" svg:y1="14.545cm" svg:x2="25.692cm" svg:y2="14.599cm">
          <text:p/>
        </draw:line>
        <draw:line draw:style-name="gr13" draw:layer="layout" svg:x1="25.692cm" svg:y1="14.599cm" svg:x2="25.701cm" svg:y2="14.607cm">
          <text:p/>
        </draw:line>
        <draw:line draw:style-name="gr13" draw:layer="layout" svg:x1="25.699cm" svg:y1="14.606cm" svg:x2="25.706cm" svg:y2="14.668cm">
          <text:p/>
        </draw:line>
        <draw:line draw:style-name="gr13" draw:layer="layout" svg:x1="25.705cm" svg:y1="14.667cm" svg:x2="25.705cm" svg:y2="14.735cm">
          <text:p/>
        </draw:line>
        <draw:line draw:style-name="gr13" draw:layer="layout" svg:x1="25.705cm" svg:y1="14.736cm" svg:x2="25.713cm" svg:y2="14.708cm">
          <text:p/>
        </draw:line>
        <draw:line draw:style-name="gr13" draw:layer="layout" svg:x1="25.712cm" svg:y1="14.708cm" svg:x2="25.72cm" svg:y2="14.736cm">
          <text:p/>
        </draw:line>
        <draw:line draw:style-name="gr13" draw:layer="layout" svg:x1="25.719cm" svg:y1="14.735cm" svg:x2="25.719cm" svg:y2="14.756cm">
          <text:p/>
        </draw:line>
        <draw:line draw:style-name="gr13" draw:layer="layout" svg:x1="25.719cm" svg:y1="14.757cm" svg:x2="25.727cm" svg:y2="14.695cm">
          <text:p/>
        </draw:line>
        <draw:line draw:style-name="gr13" draw:layer="layout" svg:x1="25.726cm" svg:y1="14.695cm" svg:x2="25.726cm" svg:y2="14.64cm">
          <text:p/>
        </draw:line>
        <draw:line draw:style-name="gr13" draw:layer="layout" svg:x1="25.726cm" svg:y1="14.641cm" svg:x2="25.734cm" svg:y2="14.627cm">
          <text:p/>
        </draw:line>
        <draw:line draw:style-name="gr13" draw:layer="layout" svg:x1="25.733cm" svg:y1="14.628cm" svg:x2="25.74cm" svg:y2="14.579cm">
          <text:p/>
        </draw:line>
        <draw:line draw:style-name="gr13" draw:layer="layout" svg:x1="25.739cm" svg:y1="14.579cm" svg:x2="25.739cm" svg:y2="14.525cm">
          <text:p/>
        </draw:line>
        <draw:line draw:style-name="gr13" draw:layer="layout" svg:x1="25.739cm" svg:y1="14.526cm" svg:x2="25.747cm" svg:y2="14.457cm">
          <text:p/>
        </draw:line>
        <draw:line draw:style-name="gr13" draw:layer="layout" svg:x1="25.746cm" svg:y1="14.458cm" svg:x2="25.754cm" svg:y2="14.423cm">
          <text:p/>
        </draw:line>
        <draw:line draw:style-name="gr13" draw:layer="layout" svg:x1="25.753cm" svg:y1="14.423cm" svg:x2="25.753cm" svg:y2="14.361cm">
          <text:p/>
        </draw:line>
        <draw:line draw:style-name="gr13" draw:layer="layout" svg:x1="25.753cm" svg:y1="14.362cm" svg:x2="25.761cm" svg:y2="14.334cm">
          <text:p/>
        </draw:line>
        <draw:line draw:style-name="gr13" draw:layer="layout" svg:x1="25.76cm" svg:y1="14.334cm" svg:x2="25.76cm" svg:y2="14.307cm">
          <text:p/>
        </draw:line>
        <draw:line draw:style-name="gr13" draw:layer="layout" svg:x1="25.76cm" svg:y1="14.307cm" svg:x2="25.768cm" svg:y2="14.383cm">
          <text:p/>
        </draw:line>
        <draw:line draw:style-name="gr13" draw:layer="layout" svg:x1="25.767cm" svg:y1="14.382cm" svg:x2="25.774cm" svg:y2="14.451cm">
          <text:p/>
        </draw:line>
        <draw:line draw:style-name="gr13" draw:layer="layout" svg:x1="25.773cm" svg:y1="14.45cm" svg:x2="25.781cm" svg:y2="14.512cm">
          <text:p/>
        </draw:line>
        <draw:line draw:style-name="gr13" draw:layer="layout" svg:x1="25.78cm" svg:y1="14.512cm" svg:x2="25.788cm" svg:y2="14.443cm">
          <text:p/>
        </draw:line>
        <draw:line draw:style-name="gr13" draw:layer="layout" svg:x1="25.787cm" svg:y1="14.443cm" svg:x2="25.787cm" svg:y2="14.531cm">
          <text:p/>
        </draw:line>
        <draw:line draw:style-name="gr13" draw:layer="layout" svg:x1="25.787cm" svg:y1="14.532cm" svg:x2="25.795cm" svg:y2="14.47cm">
          <text:p/>
        </draw:line>
        <draw:line draw:style-name="gr13" draw:layer="layout" svg:x1="25.794cm" svg:y1="14.47cm" svg:x2="25.794cm" svg:y2="14.389cm">
          <text:p/>
        </draw:line>
        <draw:line draw:style-name="gr13" draw:layer="layout" svg:x1="25.794cm" svg:y1="14.39cm" svg:x2="25.803cm" svg:y2="14.307cm">
          <text:p/>
        </draw:line>
        <draw:line draw:style-name="gr13" draw:layer="layout" svg:x1="25.801cm" svg:y1="14.308cm" svg:x2="25.809cm" svg:y2="14.3cm">
          <text:p/>
        </draw:line>
        <draw:line draw:style-name="gr13" draw:layer="layout" svg:x1="25.808cm" svg:y1="14.3cm" svg:x2="25.808cm" svg:y2="14.232cm">
          <text:p/>
        </draw:line>
        <draw:line draw:style-name="gr13" draw:layer="layout" svg:x1="25.808cm" svg:y1="14.233cm" svg:x2="25.815cm" svg:y2="14.137cm">
          <text:p/>
        </draw:line>
        <draw:line draw:style-name="gr13" draw:layer="layout" svg:x1="25.814cm" svg:y1="14.137cm" svg:x2="25.822cm" svg:y2="14.22cm">
          <text:p/>
        </draw:line>
        <draw:line draw:style-name="gr13" draw:layer="layout" svg:x1="25.821cm" svg:y1="14.219cm" svg:x2="25.821cm" svg:y2="14.266cm">
          <text:p/>
        </draw:line>
        <draw:line draw:style-name="gr13" draw:layer="layout" svg:x1="25.821cm" svg:y1="14.266cm" svg:x2="25.829cm" svg:y2="14.335cm">
          <text:p/>
        </draw:line>
        <draw:line draw:style-name="gr13" draw:layer="layout" svg:x1="25.828cm" svg:y1="14.334cm" svg:x2="25.828cm" svg:y2="14.443cm">
          <text:p/>
        </draw:line>
        <draw:line draw:style-name="gr13" draw:layer="layout" svg:x1="25.828cm" svg:y1="14.443cm" svg:x2="25.836cm" svg:y2="14.634cm">
          <text:p/>
        </draw:line>
        <draw:line draw:style-name="gr13" draw:layer="layout" svg:x1="25.835cm" svg:y1="14.633cm" svg:x2="25.843cm" svg:y2="14.784cm">
          <text:p/>
        </draw:line>
        <draw:line draw:style-name="gr13" draw:layer="layout" svg:x1="25.842cm" svg:y1="14.783cm" svg:x2="25.842cm" svg:y2="14.933cm">
          <text:p/>
        </draw:line>
        <draw:line draw:style-name="gr13" draw:layer="layout" svg:x1="25.842cm" svg:y1="14.933cm" svg:x2="25.849cm" svg:y2="15.002cm">
          <text:p/>
        </draw:line>
        <draw:line draw:style-name="gr13" draw:layer="layout" svg:x1="25.848cm" svg:y1="15.001cm" svg:x2="25.857cm" svg:y2="15.049cm">
          <text:p/>
        </draw:line>
        <draw:line draw:style-name="gr13" draw:layer="layout" svg:x1="25.855cm" svg:y1="15.048cm" svg:x2="25.855cm" svg:y2="15.001cm">
          <text:p/>
        </draw:line>
        <draw:line draw:style-name="gr13" draw:layer="layout" svg:x1="25.855cm" svg:y1="15.002cm" svg:x2="25.863cm" svg:y2="14.899cm">
          <text:p/>
        </draw:line>
        <draw:line draw:style-name="gr13" draw:layer="layout" svg:x1="25.862cm" svg:y1="14.899cm" svg:x2="25.862cm" svg:y2="14.79cm">
          <text:p/>
        </draw:line>
        <draw:line draw:style-name="gr13" draw:layer="layout" svg:x1="25.862cm" svg:y1="14.791cm" svg:x2="25.87cm" svg:y2="14.695cm">
          <text:p/>
        </draw:line>
        <draw:line draw:style-name="gr13" draw:layer="layout" svg:x1="25.869cm" svg:y1="14.696cm" svg:x2="25.877cm" svg:y2="14.627cm">
          <text:p/>
        </draw:line>
        <draw:line draw:style-name="gr13" draw:layer="layout" svg:x1="25.876cm" svg:y1="14.627cm" svg:x2="25.876cm" svg:y2="14.572cm">
          <text:p/>
        </draw:line>
        <draw:line draw:style-name="gr13" draw:layer="layout" svg:x1="25.876cm" svg:y1="14.572cm" svg:x2="25.883cm" svg:y2="14.614cm">
          <text:p/>
        </draw:line>
        <draw:line draw:style-name="gr13" draw:layer="layout" svg:x1="25.882cm" svg:y1="14.613cm" svg:x2="25.89cm" svg:y2="14.696cm">
          <text:p/>
        </draw:line>
        <draw:line draw:style-name="gr13" draw:layer="layout" svg:x1="25.889cm" svg:y1="14.695cm" svg:x2="25.889cm" svg:y2="14.769cm">
          <text:p/>
        </draw:line>
        <draw:line draw:style-name="gr13" draw:layer="layout" svg:x1="25.889cm" svg:y1="14.769cm" svg:x2="25.897cm" svg:y2="14.893cm">
          <text:p/>
        </draw:line>
        <draw:line draw:style-name="gr13" draw:layer="layout" svg:x1="25.896cm" svg:y1="14.892cm" svg:x2="25.896cm" svg:y2="14.96cm">
          <text:p/>
        </draw:line>
        <draw:line draw:style-name="gr13" draw:layer="layout" svg:x1="25.896cm" svg:y1="14.96cm" svg:x2="25.905cm" svg:y2="14.988cm">
          <text:p/>
        </draw:line>
        <draw:line draw:style-name="gr13" draw:layer="layout" svg:x1="25.903cm" svg:y1="14.987cm" svg:x2="25.911cm" svg:y2="14.995cm">
          <text:p/>
        </draw:line>
        <draw:line draw:style-name="gr13" draw:layer="layout" svg:x1="25.91cm" svg:y1="14.994cm" svg:x2="25.91cm" svg:y2="14.967cm">
          <text:p/>
        </draw:line>
        <draw:line draw:style-name="gr13" draw:layer="layout" svg:x1="25.91cm" svg:y1="14.968cm" svg:x2="25.918cm" svg:y2="14.905cm">
          <text:p/>
        </draw:line>
        <draw:line draw:style-name="gr13" draw:layer="layout" svg:x1="25.917cm" svg:y1="14.906cm" svg:x2="25.924cm" svg:y2="14.783cm">
          <text:p/>
        </draw:line>
        <draw:line draw:style-name="gr13" draw:layer="layout" svg:x1="25.923cm" svg:y1="14.783cm" svg:x2="25.923cm" svg:y2="14.708cm">
          <text:p/>
        </draw:line>
        <draw:line draw:style-name="gr13" draw:layer="layout" svg:x1="25.923cm" svg:y1="14.709cm" svg:x2="25.931cm" svg:y2="14.593cm">
          <text:p/>
        </draw:line>
        <draw:line draw:style-name="gr13" draw:layer="layout" svg:x1="25.93cm" svg:y1="14.593cm" svg:x2="25.93cm" svg:y2="14.45cm">
          <text:p/>
        </draw:line>
        <draw:line draw:style-name="gr13" draw:layer="layout" svg:x1="25.93cm" svg:y1="14.451cm" svg:x2="25.938cm" svg:y2="14.395cm">
          <text:p/>
        </draw:line>
        <draw:line draw:style-name="gr13" draw:layer="layout" svg:x1="25.937cm" svg:y1="14.396cm" svg:x2="25.945cm" svg:y2="14.382cm">
          <text:p/>
        </draw:line>
        <draw:line draw:style-name="gr13" draw:layer="layout" svg:x1="25.944cm" svg:y1="14.382cm" svg:x2="25.944cm" svg:y2="14.409cm">
          <text:p/>
        </draw:line>
        <draw:line draw:style-name="gr13" draw:layer="layout" svg:x1="25.944cm" svg:y1="14.409cm" svg:x2="25.953cm" svg:y2="14.451cm">
          <text:p/>
        </draw:line>
        <draw:line draw:style-name="gr13" draw:layer="layout" svg:x1="25.951cm" svg:y1="14.45cm" svg:x2="25.951cm" svg:y2="14.484cm">
          <text:p/>
        </draw:line>
        <draw:line draw:style-name="gr13" draw:layer="layout" svg:x1="25.951cm" svg:y1="14.484cm" svg:x2="25.958cm" svg:y2="14.587cm">
          <text:p/>
        </draw:line>
        <draw:line draw:style-name="gr13" draw:layer="layout" svg:x1="25.957cm" svg:y1="14.586cm" svg:x2="25.965cm" svg:y2="14.595cm">
          <text:p/>
        </draw:line>
        <draw:line draw:style-name="gr13" draw:layer="layout" svg:x1="25.964cm" svg:y1="14.593cm" svg:x2="25.964cm" svg:y2="14.62cm">
          <text:p/>
        </draw:line>
        <draw:line draw:style-name="gr13" draw:layer="layout" svg:x1="25.964cm" svg:y1="14.621cm" svg:x2="25.972cm" svg:y2="14.579cm">
          <text:p/>
        </draw:line>
        <draw:line draw:style-name="gr13" draw:layer="layout" svg:x1="25.971cm" svg:y1="14.58cm" svg:x2="25.979cm" svg:y2="14.497cm">
          <text:p/>
        </draw:line>
        <draw:line draw:style-name="gr13" draw:layer="layout" svg:x1="25.978cm" svg:y1="14.497cm" svg:x2="25.978cm" svg:y2="14.443cm">
          <text:p/>
        </draw:line>
        <draw:line draw:style-name="gr13" draw:layer="layout" svg:x1="25.978cm" svg:y1="14.444cm" svg:x2="25.986cm" svg:y2="14.389cm">
          <text:p/>
        </draw:line>
        <draw:line draw:style-name="gr13" draw:layer="layout" svg:x1="25.985cm" svg:y1="14.389cm" svg:x2="25.985cm" svg:y2="14.341cm">
          <text:p/>
        </draw:line>
        <draw:line draw:style-name="gr13" draw:layer="layout" svg:x1="25.985cm" svg:y1="14.342cm" svg:x2="25.992cm" svg:y2="14.28cm">
          <text:p/>
        </draw:line>
        <draw:line draw:style-name="gr13" draw:layer="layout" svg:x1="25.991cm" svg:y1="14.281cm" svg:x2="25.999cm" svg:y2="14.232cm">
          <text:p/>
        </draw:line>
        <draw:line draw:style-name="gr13" draw:layer="layout" svg:x1="25.998cm" svg:y1="14.232cm" svg:x2="25.998cm" svg:y2="14.192cm">
          <text:p/>
        </draw:line>
        <draw:line draw:style-name="gr13" draw:layer="layout" svg:x1="25.998cm" svg:y1="14.192cm" svg:x2="26.007cm" svg:y2="14.254cm">
          <text:p/>
        </draw:line>
        <draw:line draw:style-name="gr13" draw:layer="layout" svg:x1="26.005cm" svg:y1="14.253cm" svg:x2="26.013cm" svg:y2="14.288cm">
          <text:p/>
        </draw:line>
        <draw:line draw:style-name="gr13" draw:layer="layout" svg:x1="26.012cm" svg:y1="14.287cm" svg:x2="26.012cm" svg:y2="14.3cm">
          <text:p/>
        </draw:line>
        <draw:line draw:style-name="gr13" draw:layer="layout" svg:x1="26.012cm" svg:y1="14.3cm" svg:x2="26.02cm" svg:y2="14.349cm">
          <text:p/>
        </draw:line>
        <draw:line draw:style-name="gr13" draw:layer="layout" svg:x1="26.019cm" svg:y1="14.348cm" svg:x2="26.019cm" svg:y2="14.375cm">
          <text:p/>
        </draw:line>
        <draw:line draw:style-name="gr13" draw:layer="layout" svg:x1="26.019cm" svg:y1="14.375cm" svg:x2="26.027cm" svg:y2="14.396cm">
          <text:p/>
        </draw:line>
        <draw:line draw:style-name="gr13" draw:layer="layout" svg:x1="26.026cm" svg:y1="14.395cm" svg:x2="26.033cm" svg:y2="14.492cm">
          <text:p/>
        </draw:line>
        <draw:line draw:style-name="gr13" draw:layer="layout" svg:x1="26.032cm" svg:y1="14.491cm" svg:x2="26.032cm" svg:y2="14.511cm">
          <text:p/>
        </draw:line>
        <draw:line draw:style-name="gr13" draw:layer="layout" svg:x1="26.032cm" svg:y1="14.512cm" svg:x2="26.04cm" svg:y2="14.477cm">
          <text:p/>
        </draw:line>
        <draw:line draw:style-name="gr13" draw:layer="layout" svg:x1="26.039cm" svg:y1="14.478cm" svg:x2="26.047cm" svg:y2="14.409cm">
          <text:p/>
        </draw:line>
        <draw:line draw:style-name="gr13" draw:layer="layout" svg:x1="26.046cm" svg:y1="14.409cm" svg:x2="26.046cm" svg:y2="14.334cm">
          <text:p/>
        </draw:line>
        <draw:line draw:style-name="gr13" draw:layer="layout" svg:x1="26.046cm" svg:y1="14.335cm" svg:x2="26.055cm" svg:y2="14.205cm">
          <text:p/>
        </draw:line>
        <draw:line draw:style-name="gr13" draw:layer="layout" svg:x1="26.053cm" svg:y1="14.205cm" svg:x2="26.053cm" svg:y2="14.171cm">
          <text:p/>
        </draw:line>
        <draw:line draw:style-name="gr13" draw:layer="layout" svg:x1="26.053cm" svg:y1="14.172cm" svg:x2="26.061cm" svg:y2="14.028cm">
          <text:p/>
        </draw:line>
        <draw:line draw:style-name="gr13" draw:layer="layout" svg:x1="26.06cm" svg:y1="14.029cm" svg:x2="26.067cm" svg:y2="13.933cm">
          <text:p/>
        </draw:line>
        <draw:line draw:style-name="gr13" draw:layer="layout" svg:x1="26.066cm" svg:y1="13.933cm" svg:x2="26.066cm" svg:y2="13.906cm">
          <text:p/>
        </draw:line>
        <draw:line draw:style-name="gr13" draw:layer="layout" svg:x1="26.066cm" svg:y1="13.907cm" svg:x2="26.074cm" svg:y2="13.858cm">
          <text:p/>
        </draw:line>
        <draw:line draw:style-name="gr13" draw:layer="layout" svg:x1="26.073cm" svg:y1="13.858cm" svg:x2="26.08cm" svg:y2="13.858cm">
          <text:p/>
        </draw:line>
        <draw:line draw:style-name="gr13" draw:layer="layout" svg:x1="26.08cm" svg:y1="13.858cm" svg:x2="26.08cm" svg:y2="13.913cm">
          <text:p/>
        </draw:line>
        <draw:line draw:style-name="gr13" draw:layer="layout" svg:x1="26.08cm" svg:y1="13.913cm" svg:x2="26.088cm" svg:y2="13.948cm">
          <text:p/>
        </draw:line>
        <draw:line draw:style-name="gr13" draw:layer="layout" svg:x1="26.087cm" svg:y1="13.947cm" svg:x2="26.095cm" svg:y2="14.05cm">
          <text:p/>
        </draw:line>
        <draw:line draw:style-name="gr13" draw:layer="layout" svg:x1="26.094cm" svg:y1="14.049cm" svg:x2="26.103cm" svg:y2="14.104cm">
          <text:p/>
        </draw:line>
        <draw:line draw:style-name="gr13" draw:layer="layout" svg:x1="26.101cm" svg:y1="14.103cm" svg:x2="26.101cm" svg:y2="14.144cm">
          <text:p/>
        </draw:line>
        <draw:line draw:style-name="gr13" draw:layer="layout" svg:x1="26.101cm" svg:y1="14.144cm" svg:x2="26.108cm" svg:y2="14.172cm">
          <text:p/>
        </draw:line>
        <draw:line draw:style-name="gr13" draw:layer="layout" svg:x1="26.107cm" svg:y1="14.171cm" svg:x2="26.115cm" svg:y2="14.206cm">
          <text:p/>
        </draw:line>
        <draw:line draw:style-name="gr13" draw:layer="layout" svg:x1="26.114cm" svg:y1="14.205cm" svg:x2="26.114cm" svg:y2="14.198cm">
          <text:p/>
        </draw:line>
        <draw:line draw:style-name="gr13" draw:layer="layout" svg:x1="26.114cm" svg:y1="14.198cm" svg:x2="26.122cm" svg:y2="14.213cm">
          <text:p/>
        </draw:line>
        <draw:line draw:style-name="gr13" draw:layer="layout" svg:x1="26.121cm" svg:y1="14.212cm" svg:x2="26.121cm" svg:y2="14.239cm">
          <text:p/>
        </draw:line>
        <draw:line draw:style-name="gr13" draw:layer="layout" svg:x1="26.121cm" svg:y1="14.24cm" svg:x2="26.129cm" svg:y2="14.226cm">
          <text:p/>
        </draw:line>
        <draw:line draw:style-name="gr13" draw:layer="layout" svg:x1="26.128cm" svg:y1="14.226cm" svg:x2="26.136cm" svg:y2="14.233cm">
          <text:p/>
        </draw:line>
        <draw:line draw:style-name="gr13" draw:layer="layout" svg:x1="26.135cm" svg:y1="14.232cm" svg:x2="26.135cm" svg:y2="14.246cm">
          <text:p/>
        </draw:line>
        <draw:line draw:style-name="gr13" draw:layer="layout" svg:x1="26.135cm" svg:y1="14.246cm" svg:x2="26.142cm" svg:y2="14.308cm">
          <text:p/>
        </draw:line>
        <draw:line draw:style-name="gr13" draw:layer="layout" svg:x1="26.141cm" svg:y1="14.307cm" svg:x2="26.149cm" svg:y2="14.329cm">
          <text:p/>
        </draw:line>
        <draw:line draw:style-name="gr13" draw:layer="layout" svg:x1="26.148cm" svg:y1="14.328cm" svg:x2="26.148cm" svg:y2="14.361cm">
          <text:p/>
        </draw:line>
        <draw:line draw:style-name="gr13" draw:layer="layout" svg:x1="26.148cm" svg:y1="14.361cm" svg:x2="26.157cm" svg:y2="14.43cm">
          <text:p/>
        </draw:line>
        <draw:line draw:style-name="gr13" draw:layer="layout" svg:x1="26.155cm" svg:y1="14.429cm" svg:x2="26.155cm" svg:y2="14.409cm">
          <text:p/>
        </draw:line>
        <draw:line draw:style-name="gr13" draw:layer="layout" svg:x1="26.155cm" svg:y1="14.41cm" svg:x2="26.163cm" svg:y2="14.368cm">
          <text:p/>
        </draw:line>
        <draw:line draw:style-name="gr13" draw:layer="layout" svg:x1="26.162cm" svg:y1="14.369cm" svg:x2="26.17cm" svg:y2="14.314cm">
          <text:p/>
        </draw:line>
        <draw:line draw:style-name="gr13" draw:layer="layout" svg:x1="26.169cm" svg:y1="14.314cm" svg:x2="26.169cm" svg:y2="14.246cm">
          <text:p/>
        </draw:line>
        <draw:line draw:style-name="gr13" draw:layer="layout" svg:x1="26.169cm" svg:y1="14.247cm" svg:x2="26.176cm" svg:y2="14.164cm">
          <text:p/>
        </draw:line>
        <draw:line draw:style-name="gr13" draw:layer="layout" svg:x1="26.175cm" svg:y1="14.165cm" svg:x2="26.183cm" svg:y2="14.076cm">
          <text:p/>
        </draw:line>
        <draw:line draw:style-name="gr13" draw:layer="layout" svg:x1="26.182cm" svg:y1="14.076cm" svg:x2="26.182cm" svg:y2="13.994cm">
          <text:p/>
        </draw:line>
        <draw:line draw:style-name="gr13" draw:layer="layout" svg:x1="26.182cm" svg:y1="13.995cm" svg:x2="26.19cm" svg:y2="13.967cm">
          <text:p/>
        </draw:line>
        <draw:line draw:style-name="gr13" draw:layer="layout" svg:x1="26.189cm" svg:y1="13.967cm" svg:x2="26.189cm" svg:y2="13.974cm">
          <text:p/>
        </draw:line>
        <draw:line draw:style-name="gr13" draw:layer="layout" svg:x1="26.189cm" svg:y1="13.974cm" svg:x2="26.196cm" svg:y2="13.974cm">
          <text:p/>
        </draw:line>
        <draw:line draw:style-name="gr13" draw:layer="layout" svg:x1="26.196cm" svg:y1="13.974cm" svg:x2="26.205cm" svg:y2="14.05cm">
          <text:p/>
        </draw:line>
        <draw:line draw:style-name="gr13" draw:layer="layout" svg:x1="26.203cm" svg:y1="14.049cm" svg:x2="26.203cm" svg:y2="14.076cm">
          <text:p/>
        </draw:line>
        <draw:line draw:style-name="gr13" draw:layer="layout" svg:x1="26.203cm" svg:y1="14.076cm" svg:x2="26.211cm" svg:y2="14.138cm">
          <text:p/>
        </draw:line>
        <draw:line draw:style-name="gr13" draw:layer="layout" svg:x1="26.21cm" svg:y1="14.137cm" svg:x2="26.216cm" svg:y2="14.137cm">
          <text:p/>
        </draw:line>
        <draw:line draw:style-name="gr13" draw:layer="layout" svg:x1="26.216cm" svg:y1="14.137cm" svg:x2="26.216cm" svg:y2="14.124cm">
          <text:p/>
        </draw:line>
        <draw:line draw:style-name="gr13" draw:layer="layout" svg:x1="26.216cm" svg:y1="14.125cm" svg:x2="26.224cm" svg:y2="14.11cm">
          <text:p/>
        </draw:line>
        <draw:line draw:style-name="gr13" draw:layer="layout" svg:x1="26.223cm" svg:y1="14.11cm" svg:x2="26.223cm" svg:y2="14.015cm">
          <text:p/>
        </draw:line>
        <draw:line draw:style-name="gr13" draw:layer="layout" svg:x1="26.223cm" svg:y1="14.016cm" svg:x2="26.231cm" svg:y2="13.994cm">
          <text:p/>
        </draw:line>
        <draw:line draw:style-name="gr13" draw:layer="layout" svg:x1="26.23cm" svg:y1="13.995cm" svg:x2="26.238cm" svg:y2="13.933cm">
          <text:p/>
        </draw:line>
        <draw:line draw:style-name="gr13" draw:layer="layout" svg:x1="26.237cm" svg:y1="13.933cm" svg:x2="26.237cm" svg:y2="13.872cm">
          <text:p/>
        </draw:line>
        <draw:line draw:style-name="gr13" draw:layer="layout" svg:x1="26.237cm" svg:y1="13.873cm" svg:x2="26.245cm" svg:y2="13.858cm">
          <text:p/>
        </draw:line>
        <draw:line draw:style-name="gr13" draw:layer="layout" svg:x1="26.244cm" svg:y1="13.859cm" svg:x2="26.251cm" svg:y2="13.831cm">
          <text:p/>
        </draw:line>
        <draw:line draw:style-name="gr13" draw:layer="layout" svg:x1="26.25cm" svg:y1="13.831cm" svg:x2="26.25cm" svg:y2="13.845cm">
          <text:p/>
        </draw:line>
        <draw:line draw:style-name="gr13" draw:layer="layout" svg:x1="26.25cm" svg:y1="13.845cm" svg:x2="26.259cm" svg:y2="13.866cm">
          <text:p/>
        </draw:line>
        <draw:line draw:style-name="gr13" draw:layer="layout" svg:x1="26.257cm" svg:y1="13.865cm" svg:x2="26.257cm" svg:y2="13.892cm">
          <text:p/>
        </draw:line>
        <draw:line draw:style-name="gr13" draw:layer="layout" svg:x1="26.257cm" svg:y1="13.892cm" svg:x2="26.265cm" svg:y2="13.948cm">
          <text:p/>
        </draw:line>
        <draw:line draw:style-name="gr13" draw:layer="layout" svg:x1="26.264cm" svg:y1="13.947cm" svg:x2="26.272cm" svg:y2="13.995cm">
          <text:p/>
        </draw:line>
        <draw:line draw:style-name="gr13" draw:layer="layout" svg:x1="26.271cm" svg:y1="13.994cm" svg:x2="26.279cm" svg:y2="14.009cm">
          <text:p/>
        </draw:line>
        <draw:line draw:style-name="gr13" draw:layer="layout" svg:x1="26.278cm" svg:y1="14.008cm" svg:x2="26.285cm" svg:y2="14.016cm">
          <text:p/>
        </draw:line>
        <draw:line draw:style-name="gr13" draw:layer="layout" svg:x1="26.284cm" svg:y1="14.015cm" svg:x2="26.284cm" svg:y2="14.083cm">
          <text:p/>
        </draw:line>
        <draw:line draw:style-name="gr13" draw:layer="layout" svg:x1="26.284cm" svg:y1="14.083cm" svg:x2="26.292cm" svg:y2="14.247cm">
          <text:p/>
        </draw:line>
        <draw:line draw:style-name="gr13" draw:layer="layout" svg:x1="26.291cm" svg:y1="14.246cm" svg:x2="26.291cm" svg:y2="14.382cm">
          <text:p/>
        </draw:line>
        <draw:line draw:style-name="gr13" draw:layer="layout" svg:x1="26.291cm" svg:y1="14.382cm" svg:x2="26.299cm" svg:y2="14.532cm">
          <text:p/>
        </draw:line>
        <draw:line draw:style-name="gr13" draw:layer="layout" svg:x1="26.298cm" svg:y1="14.531cm" svg:x2="26.307cm" svg:y2="14.682cm">
          <text:p/>
        </draw:line>
        <draw:line draw:style-name="gr13" draw:layer="layout" svg:x1="26.305cm" svg:y1="14.681cm" svg:x2="26.305cm" svg:y2="14.81cm">
          <text:p/>
        </draw:line>
        <draw:line draw:style-name="gr13" draw:layer="layout" svg:x1="26.305cm" svg:y1="14.81cm" svg:x2="26.313cm" svg:y2="14.913cm">
          <text:p/>
        </draw:line>
        <draw:line draw:style-name="gr13" draw:layer="layout" svg:x1="26.312cm" svg:y1="14.912cm" svg:x2="26.32cm" svg:y2="14.94cm">
          <text:p/>
        </draw:line>
        <draw:line draw:style-name="gr13" draw:layer="layout" svg:x1="26.319cm" svg:y1="14.94cm" svg:x2="26.326cm" svg:y2="14.892cm">
          <text:p/>
        </draw:line>
        <draw:line draw:style-name="gr13" draw:layer="layout" svg:x1="26.325cm" svg:y1="14.892cm" svg:x2="26.325cm" svg:y2="14.817cm">
          <text:p/>
        </draw:line>
        <draw:line draw:style-name="gr13" draw:layer="layout" svg:x1="26.325cm" svg:y1="14.818cm" svg:x2="26.333cm" svg:y2="14.715cm">
          <text:p/>
        </draw:line>
        <draw:line draw:style-name="gr13" draw:layer="layout" svg:x1="26.332cm" svg:y1="14.716cm" svg:x2="26.34cm" svg:y2="14.606cm">
          <text:p/>
        </draw:line>
        <draw:line draw:style-name="gr13" draw:layer="layout" svg:x1="26.339cm" svg:y1="14.606cm" svg:x2="26.339cm" svg:y2="14.45cm">
          <text:p/>
        </draw:line>
        <draw:line draw:style-name="gr13" draw:layer="layout" svg:x1="26.339cm" svg:y1="14.451cm" svg:x2="26.347cm" svg:y2="14.314cm">
          <text:p/>
        </draw:line>
        <draw:line draw:style-name="gr13" draw:layer="layout" svg:x1="26.346cm" svg:y1="14.315cm" svg:x2="26.355cm" svg:y2="14.212cm">
          <text:p/>
        </draw:line>
        <draw:line draw:style-name="gr13" draw:layer="layout" svg:x1="26.353cm" svg:y1="14.212cm" svg:x2="26.353cm" svg:y2="14.09cm">
          <text:p/>
        </draw:line>
        <draw:line draw:style-name="gr13" draw:layer="layout" svg:x1="26.353cm" svg:y1="14.091cm" svg:x2="26.36cm" svg:y2="14.015cm">
          <text:p/>
        </draw:line>
        <draw:line draw:style-name="gr13" draw:layer="layout" svg:x1="26.359cm" svg:y1="14.015cm" svg:x2="26.359cm" svg:y2="13.967cm">
          <text:p/>
        </draw:line>
        <draw:line draw:style-name="gr13" draw:layer="layout" svg:x1="26.359cm" svg:y1="13.967cm" svg:x2="26.367cm" svg:y2="13.982cm">
          <text:p/>
        </draw:line>
        <draw:line draw:style-name="gr13" draw:layer="layout" svg:x1="26.366cm" svg:y1="13.982cm" svg:x2="26.374cm" svg:y2="13.926cm">
          <text:p/>
        </draw:line>
        <draw:line draw:style-name="gr13" draw:layer="layout" svg:x1="26.373cm" svg:y1="13.926cm" svg:x2="26.373cm" svg:y2="13.913cm">
          <text:p/>
        </draw:line>
        <draw:line draw:style-name="gr13" draw:layer="layout" svg:x1="26.373cm" svg:y1="13.914cm" svg:x2="26.381cm" svg:y2="13.865cm">
          <text:p/>
        </draw:line>
        <draw:line draw:style-name="gr13" draw:layer="layout" svg:x1="26.38cm" svg:y1="13.865cm" svg:x2="26.388cm" svg:y2="13.9cm">
          <text:p/>
        </draw:line>
        <draw:line draw:style-name="gr13" draw:layer="layout" svg:x1="26.387cm" svg:y1="13.899cm" svg:x2="26.387cm" svg:y2="13.879cm">
          <text:p/>
        </draw:line>
        <draw:line draw:style-name="gr13" draw:layer="layout" svg:x1="26.387cm" svg:y1="13.88cm" svg:x2="26.395cm" svg:y2="13.858cm">
          <text:p/>
        </draw:line>
        <draw:line draw:style-name="gr13" draw:layer="layout" svg:x1="26.394cm" svg:y1="13.858cm" svg:x2="26.394cm" svg:y2="13.947cm">
          <text:p/>
        </draw:line>
        <draw:line draw:style-name="gr13" draw:layer="layout" svg:x1="26.394cm" svg:y1="13.947cm" svg:x2="26.401cm" svg:y2="13.982cm">
          <text:p/>
        </draw:line>
        <draw:line draw:style-name="gr13" draw:layer="layout" svg:x1="26.4cm" svg:y1="13.981cm" svg:x2="26.409cm" svg:y2="14.084cm">
          <text:p/>
        </draw:line>
        <draw:line draw:style-name="gr13" draw:layer="layout" svg:x1="26.407cm" svg:y1="14.083cm" svg:x2="26.407cm" svg:y2="14.158cm">
          <text:p/>
        </draw:line>
        <draw:line draw:style-name="gr13" draw:layer="layout" svg:x1="26.407cm" svg:y1="14.158cm" svg:x2="26.415cm" svg:y2="14.274cm">
          <text:p/>
        </draw:line>
        <draw:line draw:style-name="gr13" draw:layer="layout" svg:x1="26.414cm" svg:y1="14.273cm" svg:x2="26.422cm" svg:y2="14.349cm">
          <text:p/>
        </draw:line>
        <draw:line draw:style-name="gr13" draw:layer="layout" svg:x1="26.421cm" svg:y1="14.348cm" svg:x2="26.421cm" svg:y2="14.328cm">
          <text:p/>
        </draw:line>
        <draw:line draw:style-name="gr13" draw:layer="layout" svg:x1="26.421cm" svg:y1="14.329cm" svg:x2="26.429cm" svg:y2="14.28cm">
          <text:p/>
        </draw:line>
        <draw:line draw:style-name="gr13" draw:layer="layout" svg:x1="26.428cm" svg:y1="14.28cm" svg:x2="26.428cm" svg:y2="14.239cm">
          <text:p/>
        </draw:line>
        <draw:line draw:style-name="gr13" draw:layer="layout" svg:x1="26.428cm" svg:y1="14.24cm" svg:x2="26.435cm" svg:y2="14.178cm">
          <text:p/>
        </draw:line>
        <draw:line draw:style-name="gr13" draw:layer="layout" svg:x1="26.434cm" svg:y1="14.179cm" svg:x2="26.442cm" svg:y2="14.117cm">
          <text:p/>
        </draw:line>
        <draw:line draw:style-name="gr13" draw:layer="layout" svg:x1="26.441cm" svg:y1="14.117cm" svg:x2="26.441cm" svg:y2="14.049cm">
          <text:p/>
        </draw:line>
        <draw:line draw:style-name="gr13" draw:layer="layout" svg:x1="26.441cm" svg:y1="14.05cm" svg:x2="26.449cm" svg:y2="13.967cm">
          <text:p/>
        </draw:line>
        <draw:line draw:style-name="gr13" draw:layer="layout" svg:x1="26.448cm" svg:y1="13.968cm" svg:x2="26.457cm" svg:y2="13.926cm">
          <text:p/>
        </draw:line>
        <draw:line draw:style-name="gr13" draw:layer="layout" svg:x1="26.455cm" svg:y1="13.927cm" svg:x2="26.463cm" svg:y2="13.886cm">
          <text:p/>
        </draw:line>
        <draw:line draw:style-name="gr13" draw:layer="layout" svg:x1="26.462cm" svg:y1="13.886cm" svg:x2="26.462cm" svg:y2="13.818cm">
          <text:p/>
        </draw:line>
        <draw:line draw:style-name="gr13" draw:layer="layout" svg:x1="26.462cm" svg:y1="13.819cm" svg:x2="26.469cm" svg:y2="13.722cm">
          <text:p/>
        </draw:line>
        <draw:line draw:style-name="gr13" draw:layer="layout" svg:x1="26.468cm" svg:y1="13.722cm" svg:x2="26.476cm" svg:y2="13.731cm">
          <text:p/>
        </draw:line>
        <draw:line draw:style-name="gr13" draw:layer="layout" svg:x1="26.475cm" svg:y1="13.729cm" svg:x2="26.475cm" svg:y2="13.702cm">
          <text:p/>
        </draw:line>
        <draw:line draw:style-name="gr13" draw:layer="layout" svg:x1="26.475cm" svg:y1="13.702cm" svg:x2="26.483cm" svg:y2="13.737cm">
          <text:p/>
        </draw:line>
        <draw:line draw:style-name="gr13" draw:layer="layout" svg:x1="26.482cm" svg:y1="13.736cm" svg:x2="26.49cm" svg:y2="13.791cm">
          <text:p/>
        </draw:line>
        <draw:line draw:style-name="gr13" draw:layer="layout" svg:x1="26.489cm" svg:y1="13.79cm" svg:x2="26.489cm" svg:y2="13.899cm">
          <text:p/>
        </draw:line>
        <draw:line draw:style-name="gr13" draw:layer="layout" svg:x1="26.489cm" svg:y1="13.899cm" svg:x2="26.497cm" svg:y2="14.023cm">
          <text:p/>
        </draw:line>
        <draw:line draw:style-name="gr13" draw:layer="layout" svg:x1="26.496cm" svg:y1="14.022cm" svg:x2="26.496cm" svg:y2="14.192cm">
          <text:p/>
        </draw:line>
        <draw:line draw:style-name="gr13" draw:layer="layout" svg:x1="26.496cm" svg:y1="14.192cm" svg:x2="26.505cm" svg:y2="14.267cm">
          <text:p/>
        </draw:line>
        <draw:line draw:style-name="gr13" draw:layer="layout" svg:x1="26.503cm" svg:y1="14.266cm" svg:x2="26.51cm" svg:y2="14.329cm">
          <text:p/>
        </draw:line>
        <draw:line draw:style-name="gr13" draw:layer="layout" svg:x1="26.509cm" svg:y1="14.328cm" svg:x2="26.509cm" svg:y2="14.361cm">
          <text:p/>
        </draw:line>
        <draw:line draw:style-name="gr13" draw:layer="layout" svg:x1="26.509cm" svg:y1="14.362cm" svg:x2="26.517cm" svg:y2="14.348cm">
          <text:p/>
        </draw:line>
        <draw:line draw:style-name="gr13" draw:layer="layout" svg:x1="26.516cm" svg:y1="14.349cm" svg:x2="26.524cm" svg:y2="14.28cm">
          <text:p/>
        </draw:line>
        <draw:line draw:style-name="gr13" draw:layer="layout" svg:x1="26.523cm" svg:y1="14.28cm" svg:x2="26.523cm" svg:y2="14.192cm">
          <text:p/>
        </draw:line>
        <draw:line draw:style-name="gr13" draw:layer="layout" svg:x1="26.523cm" svg:y1="14.193cm" svg:x2="26.531cm" svg:y2="14.083cm">
          <text:p/>
        </draw:line>
        <draw:line draw:style-name="gr13" draw:layer="layout" svg:x1="26.53cm" svg:y1="14.083cm" svg:x2="26.53cm" svg:y2="13.994cm">
          <text:p/>
        </draw:line>
        <draw:line draw:style-name="gr13" draw:layer="layout" svg:x1="26.53cm" svg:y1="13.995cm" svg:x2="26.538cm" svg:y2="13.947cm">
          <text:p/>
        </draw:line>
        <draw:line draw:style-name="gr13" draw:layer="layout" svg:x1="26.537cm" svg:y1="13.948cm" svg:x2="26.544cm" svg:y2="13.906cm">
          <text:p/>
        </draw:line>
        <draw:line draw:style-name="gr13" draw:layer="layout" svg:x1="26.543cm" svg:y1="13.906cm" svg:x2="26.543cm" svg:y2="13.926cm">
          <text:p/>
        </draw:line>
        <draw:line draw:style-name="gr13" draw:layer="layout" svg:x1="26.543cm" svg:y1="13.926cm" svg:x2="26.551cm" svg:y2="13.961cm">
          <text:p/>
        </draw:line>
        <draw:line draw:style-name="gr13" draw:layer="layout" svg:x1="26.55cm" svg:y1="13.96cm" svg:x2="26.559cm" svg:y2="13.982cm">
          <text:p/>
        </draw:line>
        <draw:line draw:style-name="gr13" draw:layer="layout" svg:x1="26.557cm" svg:y1="13.981cm" svg:x2="26.557cm" svg:y2="14.001cm">
          <text:p/>
        </draw:line>
        <draw:line draw:style-name="gr13" draw:layer="layout" svg:x1="26.557cm" svg:y1="14.002cm" svg:x2="26.565cm" svg:y2="13.96cm">
          <text:p/>
        </draw:line>
        <draw:line draw:style-name="gr13" draw:layer="layout" svg:x1="26.564cm" svg:y1="13.96cm" svg:x2="26.564cm" svg:y2="13.913cm">
          <text:p/>
        </draw:line>
        <draw:line draw:style-name="gr13" draw:layer="layout" svg:x1="26.564cm" svg:y1="13.914cm" svg:x2="26.572cm" svg:y2="13.899cm">
          <text:p/>
        </draw:line>
        <draw:line draw:style-name="gr13" draw:layer="layout" svg:x1="26.571cm" svg:y1="13.9cm" svg:x2="26.578cm" svg:y2="13.865cm">
          <text:p/>
        </draw:line>
        <draw:line draw:style-name="gr13" draw:layer="layout" svg:x1="26.577cm" svg:y1="13.865cm" svg:x2="26.577cm" svg:y2="13.886cm">
          <text:p/>
        </draw:line>
        <draw:line draw:style-name="gr13" draw:layer="layout" svg:x1="26.577cm" svg:y1="13.886cm" svg:x2="26.585cm" svg:y2="13.948cm">
          <text:p/>
        </draw:line>
        <draw:line draw:style-name="gr13" draw:layer="layout" svg:x1="26.584cm" svg:y1="13.947cm" svg:x2="26.592cm" svg:y2="13.989cm">
          <text:p/>
        </draw:line>
        <draw:line draw:style-name="gr13" draw:layer="layout" svg:x1="26.591cm" svg:y1="13.988cm" svg:x2="26.591cm" svg:y2="14.09cm">
          <text:p/>
        </draw:line>
        <draw:line draw:style-name="gr13" draw:layer="layout" svg:x1="26.591cm" svg:y1="14.09cm" svg:x2="26.599cm" svg:y2="14.22cm">
          <text:p/>
        </draw:line>
        <draw:line draw:style-name="gr13" draw:layer="layout" svg:x1="26.598cm" svg:y1="14.219cm" svg:x2="26.598cm" svg:y2="14.212cm">
          <text:p/>
        </draw:line>
        <draw:line draw:style-name="gr13" draw:layer="layout" svg:x1="26.598cm" svg:y1="14.213cm" svg:x2="26.607cm" svg:y2="14.192cm">
          <text:p/>
        </draw:line>
        <draw:line draw:style-name="gr13" draw:layer="layout" svg:x1="26.605cm" svg:y1="14.193cm" svg:x2="26.613cm" svg:y2="14.171cm">
          <text:p/>
        </draw:line>
        <draw:line draw:style-name="gr13" draw:layer="layout" svg:x1="26.612cm" svg:y1="14.171cm" svg:x2="26.612cm" svg:y2="14.178cm">
          <text:p/>
        </draw:line>
        <draw:line draw:style-name="gr13" draw:layer="layout" svg:x1="26.612cm" svg:y1="14.178cm" svg:x2="26.619cm" svg:y2="14.187cm">
          <text:p/>
        </draw:line>
        <draw:line draw:style-name="gr13" draw:layer="layout" svg:x1="26.618cm" svg:y1="14.186cm" svg:x2="26.626cm" svg:y2="14.171cm">
          <text:p/>
        </draw:line>
        <draw:line draw:style-name="gr13" draw:layer="layout" svg:x1="26.625cm" svg:y1="14.171cm" svg:x2="26.625cm" svg:y2="14.11cm">
          <text:p/>
        </draw:line>
        <draw:line draw:style-name="gr13" draw:layer="layout" svg:x1="26.625cm" svg:y1="14.111cm" svg:x2="26.633cm" svg:y2="14.09cm">
          <text:p/>
        </draw:line>
        <draw:line draw:style-name="gr13" draw:layer="layout" svg:x1="26.632cm" svg:y1="14.09cm" svg:x2="26.632cm" svg:y2="14.062cm">
          <text:p/>
        </draw:line>
        <draw:line draw:style-name="gr13" draw:layer="layout" svg:x1="26.632cm" svg:y1="14.063cm" svg:x2="26.64cm" svg:y2="14.001cm">
          <text:p/>
        </draw:line>
        <draw:line draw:style-name="gr13" draw:layer="layout" svg:x1="26.639cm" svg:y1="14.002cm" svg:x2="26.647cm" svg:y2="13.831cm">
          <text:p/>
        </draw:line>
        <draw:line draw:style-name="gr13" draw:layer="layout" svg:x1="26.646cm" svg:y1="13.831cm" svg:x2="26.646cm" svg:y2="13.722cm">
          <text:p/>
        </draw:line>
        <draw:line draw:style-name="gr13" draw:layer="layout" svg:x1="26.646cm" svg:y1="13.723cm" svg:x2="26.653cm" svg:y2="13.58cm">
          <text:p/>
        </draw:line>
        <draw:line draw:style-name="gr13" draw:layer="layout" svg:x1="26.652cm" svg:y1="13.581cm" svg:x2="26.661cm" svg:y2="13.444cm">
          <text:p/>
        </draw:line>
        <draw:line draw:style-name="gr13" draw:layer="layout" svg:x1="26.659cm" svg:y1="13.444cm" svg:x2="26.659cm" svg:y2="13.321cm">
          <text:p/>
        </draw:line>
        <draw:line draw:style-name="gr13" draw:layer="layout" svg:x1="26.659cm" svg:y1="13.322cm" svg:x2="26.667cm" svg:y2="13.24cm">
          <text:p/>
        </draw:line>
        <draw:line draw:style-name="gr13" draw:layer="layout" svg:x1="26.666cm" svg:y1="13.24cm" svg:x2="26.666cm" svg:y2="13.206cm">
          <text:p/>
        </draw:line>
        <draw:line draw:style-name="gr13" draw:layer="layout" svg:x1="26.666cm" svg:y1="13.206cm" svg:x2="26.674cm" svg:y2="13.22cm">
          <text:p/>
        </draw:line>
        <draw:line draw:style-name="gr13" draw:layer="layout" svg:x1="26.673cm" svg:y1="13.219cm" svg:x2="26.681cm" svg:y2="13.261cm">
          <text:p/>
        </draw:line>
        <draw:line draw:style-name="gr13" draw:layer="layout" svg:x1="26.68cm" svg:y1="13.26cm" svg:x2="26.68cm" svg:y2="13.274cm">
          <text:p/>
        </draw:line>
        <draw:line draw:style-name="gr13" draw:layer="layout" svg:x1="26.68cm" svg:y1="13.275cm" svg:x2="26.687cm" svg:y2="13.26cm">
          <text:p/>
        </draw:line>
        <draw:line draw:style-name="gr13" draw:layer="layout" svg:x1="26.686cm" svg:y1="13.26cm" svg:x2="26.694cm" svg:y2="13.336cm">
          <text:p/>
        </draw:line>
        <draw:line draw:style-name="gr13" draw:layer="layout" svg:x1="26.693cm" svg:y1="13.335cm" svg:x2="26.693cm" svg:y2="13.376cm">
          <text:p/>
        </draw:line>
        <draw:line draw:style-name="gr13" draw:layer="layout" svg:x1="26.693cm" svg:y1="13.376cm" svg:x2="26.701cm" svg:y2="13.431cm">
          <text:p/>
        </draw:line>
        <draw:line draw:style-name="gr13" draw:layer="layout" svg:x1="26.7cm" svg:y1="13.43cm" svg:x2="26.7cm" svg:y2="13.464cm">
          <text:p/>
        </draw:line>
        <draw:line draw:style-name="gr13" draw:layer="layout" svg:x1="26.7cm" svg:y1="13.464cm" svg:x2="26.709cm" svg:y2="13.533cm">
          <text:p/>
        </draw:line>
        <draw:line draw:style-name="gr13" draw:layer="layout" svg:x1="26.707cm" svg:y1="13.532cm" svg:x2="26.715cm" svg:y2="13.615cm">
          <text:p/>
        </draw:line>
        <draw:line draw:style-name="gr13" draw:layer="layout" svg:x1="26.714cm" svg:y1="13.614cm" svg:x2="26.714cm" svg:y2="13.688cm">
          <text:p/>
        </draw:line>
        <draw:line draw:style-name="gr13" draw:layer="layout" svg:x1="26.714cm" svg:y1="13.688cm" svg:x2="26.722cm" svg:y2="13.82cm">
          <text:p/>
        </draw:line>
        <draw:line draw:style-name="gr13" draw:layer="layout" svg:x1="26.721cm" svg:y1="13.818cm" svg:x2="26.728cm" svg:y2="13.859cm">
          <text:p/>
        </draw:line>
        <draw:line draw:style-name="gr13" draw:layer="layout" svg:x1="26.727cm" svg:y1="13.858cm" svg:x2="26.727cm" svg:y2="13.899cm">
          <text:p/>
        </draw:line>
        <draw:line draw:style-name="gr13" draw:layer="layout" svg:x1="26.727cm" svg:y1="13.899cm" svg:x2="26.735cm" svg:y2="13.914cm">
          <text:p/>
        </draw:line>
        <draw:line draw:style-name="gr13" draw:layer="layout" svg:x1="26.734cm" svg:y1="13.913cm" svg:x2="26.734cm" svg:y2="13.845cm">
          <text:p/>
        </draw:line>
        <draw:line draw:style-name="gr13" draw:layer="layout" svg:x1="26.734cm" svg:y1="13.846cm" svg:x2="26.742cm" svg:y2="13.75cm">
          <text:p/>
        </draw:line>
        <draw:line draw:style-name="gr13" draw:layer="layout" svg:x1="26.741cm" svg:y1="13.751cm" svg:x2="26.749cm" svg:y2="13.634cm">
          <text:p/>
        </draw:line>
        <draw:line draw:style-name="gr13" draw:layer="layout" svg:x1="26.748cm" svg:y1="13.634cm" svg:x2="26.748cm" svg:y2="13.566cm">
          <text:p/>
        </draw:line>
        <draw:line draw:style-name="gr13" draw:layer="layout" svg:x1="26.748cm" svg:y1="13.567cm" svg:x2="26.757cm" svg:y2="13.457cm">
          <text:p/>
        </draw:line>
        <draw:line draw:style-name="gr13" draw:layer="layout" svg:x1="26.755cm" svg:y1="13.457cm" svg:x2="26.755cm" svg:y2="13.437cm">
          <text:p/>
        </draw:line>
        <draw:line draw:style-name="gr13" draw:layer="layout" svg:x1="26.755cm" svg:y1="13.438cm" svg:x2="26.762cm" svg:y2="13.416cm">
          <text:p/>
        </draw:line>
        <draw:line draw:style-name="gr13" draw:layer="layout" svg:x1="26.761cm" svg:y1="13.416cm" svg:x2="26.769cm" svg:y2="13.472cm">
          <text:p/>
        </draw:line>
        <draw:line draw:style-name="gr13" draw:layer="layout" svg:x1="26.768cm" svg:y1="13.471cm" svg:x2="26.768cm" svg:y2="13.525cm">
          <text:p/>
        </draw:line>
        <draw:line draw:style-name="gr13" draw:layer="layout" svg:x1="26.768cm" svg:y1="13.525cm" svg:x2="26.776cm" svg:y2="13.621cm">
          <text:p/>
        </draw:line>
        <draw:line draw:style-name="gr13" draw:layer="layout" svg:x1="26.775cm" svg:y1="13.62cm" svg:x2="26.783cm" svg:y2="13.785cm">
          <text:p/>
        </draw:line>
        <draw:line draw:style-name="gr13" draw:layer="layout" svg:x1="26.782cm" svg:y1="13.784cm" svg:x2="26.782cm" svg:y2="13.94cm">
          <text:p/>
        </draw:line>
        <draw:line draw:style-name="gr13" draw:layer="layout" svg:x1="26.782cm" svg:y1="13.94cm" svg:x2="26.79cm" svg:y2="14.063cm">
          <text:p/>
        </draw:line>
        <draw:line draw:style-name="gr13" draw:layer="layout" svg:x1="26.789cm" svg:y1="14.062cm" svg:x2="26.789cm" svg:y2="14.164cm">
          <text:p/>
        </draw:line>
        <draw:line draw:style-name="gr13" draw:layer="layout" svg:x1="26.789cm" svg:y1="14.164cm" svg:x2="26.797cm" svg:y2="14.233cm">
          <text:p/>
        </draw:line>
        <draw:line draw:style-name="gr13" draw:layer="layout" svg:x1="26.796cm" svg:y1="14.232cm" svg:x2="26.803cm" svg:y2="14.261cm">
          <text:p/>
        </draw:line>
        <draw:line draw:style-name="gr13" draw:layer="layout" svg:x1="26.802cm" svg:y1="14.26cm" svg:x2="26.802cm" svg:y2="14.219cm">
          <text:p/>
        </draw:line>
        <draw:line draw:style-name="gr13" draw:layer="layout" svg:x1="26.802cm" svg:y1="14.22cm" svg:x2="26.811cm" svg:y2="14.158cm">
          <text:p/>
        </draw:line>
        <draw:line draw:style-name="gr13" draw:layer="layout" svg:x1="26.809cm" svg:y1="14.159cm" svg:x2="26.817cm" svg:y2="14.028cm">
          <text:p/>
        </draw:line>
        <draw:line draw:style-name="gr13" draw:layer="layout" svg:x1="26.816cm" svg:y1="14.028cm" svg:x2="26.816cm" svg:y2="13.92cm">
          <text:p/>
        </draw:line>
        <draw:line draw:style-name="gr13" draw:layer="layout" svg:x1="26.816cm" svg:y1="13.921cm" svg:x2="26.824cm" svg:y2="13.784cm">
          <text:p/>
        </draw:line>
        <draw:line draw:style-name="gr13" draw:layer="layout" svg:x1="26.823cm" svg:y1="13.784cm" svg:x2="26.823cm" svg:y2="13.682cm">
          <text:p/>
        </draw:line>
        <draw:line draw:style-name="gr13" draw:layer="layout" svg:x1="26.823cm" svg:y1="13.683cm" svg:x2="26.831cm" svg:y2="13.586cm">
          <text:p/>
        </draw:line>
        <draw:line draw:style-name="gr13" draw:layer="layout" svg:x1="26.83cm" svg:y1="13.587cm" svg:x2="26.837cm" svg:y2="13.573cm">
          <text:p/>
        </draw:line>
        <draw:line draw:style-name="gr13" draw:layer="layout" svg:x1="26.836cm" svg:y1="13.573cm" svg:x2="26.836cm" svg:y2="13.552cm">
          <text:p/>
        </draw:line>
        <draw:line draw:style-name="gr13" draw:layer="layout" svg:x1="26.836cm" svg:y1="13.553cm" svg:x2="26.844cm" svg:y2="13.498cm">
          <text:p/>
        </draw:line>
        <draw:line draw:style-name="gr13" draw:layer="layout" svg:x1="26.843cm" svg:y1="13.499cm" svg:x2="26.851cm" svg:y2="13.457cm">
          <text:p/>
        </draw:line>
        <draw:line draw:style-name="gr13" draw:layer="layout" svg:x1="26.85cm" svg:y1="13.457cm" svg:x2="26.85cm" svg:y2="13.437cm">
          <text:p/>
        </draw:line>
        <draw:line draw:style-name="gr13" draw:layer="layout" svg:x1="26.85cm" svg:y1="13.438cm" svg:x2="26.859cm" svg:y2="13.382cm">
          <text:p/>
        </draw:line>
        <draw:line draw:style-name="gr13" draw:layer="layout" svg:x1="26.857cm" svg:y1="13.382cm" svg:x2="26.857cm" svg:y2="13.315cm">
          <text:p/>
        </draw:line>
        <draw:line draw:style-name="gr13" draw:layer="layout" svg:x1="26.857cm" svg:y1="13.315cm" svg:x2="26.865cm" svg:y2="13.322cm">
          <text:p/>
        </draw:line>
        <draw:line draw:style-name="gr13" draw:layer="layout" svg:x1="26.864cm" svg:y1="13.322cm" svg:x2="26.871cm" svg:y2="13.287cm">
          <text:p/>
        </draw:line>
        <draw:line draw:style-name="gr13" draw:layer="layout" svg:x1="26.87cm" svg:y1="13.287cm" svg:x2="26.87cm" svg:y2="13.26cm">
          <text:p/>
        </draw:line>
        <draw:line draw:style-name="gr13" draw:layer="layout" svg:x1="26.87cm" svg:y1="13.261cm" svg:x2="26.878cm" svg:y2="13.233cm">
          <text:p/>
        </draw:line>
        <draw:line draw:style-name="gr13" draw:layer="layout" svg:x1="26.877cm" svg:y1="13.234cm" svg:x2="26.885cm" svg:y2="13.219cm">
          <text:p/>
        </draw:line>
        <draw:line draw:style-name="gr13" draw:layer="layout" svg:x1="26.884cm" svg:y1="13.219cm" svg:x2="26.884cm" svg:y2="13.172cm">
          <text:p/>
        </draw:line>
        <draw:line draw:style-name="gr13" draw:layer="layout" svg:x1="26.884cm" svg:y1="13.172cm" svg:x2="26.892cm" svg:y2="13.22cm">
          <text:p/>
        </draw:line>
        <draw:line draw:style-name="gr13" draw:layer="layout" svg:x1="26.891cm" svg:y1="13.219cm" svg:x2="26.891cm" svg:y2="13.213cm">
          <text:p/>
        </draw:line>
        <draw:line draw:style-name="gr13" draw:layer="layout" svg:x1="26.891cm" svg:y1="13.213cm" svg:x2="26.898cm" svg:y2="13.213cm">
          <text:p/>
        </draw:line>
        <draw:line draw:style-name="gr13" draw:layer="layout" svg:x1="26.898cm" svg:y1="13.213cm" svg:x2="26.907cm" svg:y2="13.234cm">
          <text:p/>
        </draw:line>
        <draw:line draw:style-name="gr13" draw:layer="layout" svg:x1="26.905cm" svg:y1="13.233cm" svg:x2="26.905cm" svg:y2="13.185cm">
          <text:p/>
        </draw:line>
        <draw:line draw:style-name="gr13" draw:layer="layout" svg:x1="26.905cm" svg:y1="13.186cm" svg:x2="26.912cm" svg:y2="13.151cm">
          <text:p/>
        </draw:line>
        <draw:line draw:style-name="gr13" draw:layer="layout" svg:x1="26.911cm" svg:y1="13.152cm" svg:x2="26.919cm" svg:y2="13.131cm">
          <text:p/>
        </draw:line>
        <draw:line draw:style-name="gr13" draw:layer="layout" svg:x1="26.918cm" svg:y1="13.131cm" svg:x2="26.918cm" svg:y2="13.097cm">
          <text:p/>
        </draw:line>
        <draw:line draw:style-name="gr13" draw:layer="layout" svg:x1="26.918cm" svg:y1="13.097cm" svg:x2="26.926cm" svg:y2="13.139cm">
          <text:p/>
        </draw:line>
        <draw:line draw:style-name="gr13" draw:layer="layout" svg:x1="26.925cm" svg:y1="13.138cm" svg:x2="26.925cm" svg:y2="13.09cm">
          <text:p/>
        </draw:line>
        <draw:line draw:style-name="gr13" draw:layer="layout" svg:x1="26.925cm" svg:y1="13.09cm" svg:x2="26.932cm" svg:y2="13.09cm">
          <text:p/>
        </draw:line>
        <draw:line draw:style-name="gr13" draw:layer="layout" svg:x1="26.932cm" svg:y1="13.09cm" svg:x2="26.94cm" svg:y2="13.133cm">
          <text:p/>
        </draw:line>
        <draw:line draw:style-name="gr13" draw:layer="layout" svg:x1="26.939cm" svg:y1="13.131cm" svg:x2="26.939cm" svg:y2="13.083cm">
          <text:p/>
        </draw:line>
        <draw:line draw:style-name="gr13" draw:layer="layout" svg:x1="26.939cm" svg:y1="13.083cm" svg:x2="26.946cm" svg:y2="13.091cm">
          <text:p/>
        </draw:line>
        <draw:line draw:style-name="gr13" draw:layer="layout" svg:x1="26.945cm" svg:y1="13.09cm" svg:x2="26.953cm" svg:y2="13.152cm">
          <text:p/>
        </draw:line>
        <draw:line draw:style-name="gr13" draw:layer="layout" svg:x1="26.952cm" svg:y1="13.151cm" svg:x2="26.952cm" svg:y2="13.226cm">
          <text:p/>
        </draw:line>
        <draw:line draw:style-name="gr13" draw:layer="layout" svg:x1="26.952cm" svg:y1="13.226cm" svg:x2="26.961cm" svg:y2="13.282cm">
          <text:p/>
        </draw:line>
        <draw:line draw:style-name="gr13" draw:layer="layout" svg:x1="26.959cm" svg:y1="13.281cm" svg:x2="26.959cm" svg:y2="13.328cm">
          <text:p/>
        </draw:line>
        <draw:line draw:style-name="gr13" draw:layer="layout" svg:x1="26.959cm" svg:y1="13.328cm" svg:x2="26.967cm" svg:y2="13.397cm">
          <text:p/>
        </draw:line>
        <draw:line draw:style-name="gr13" draw:layer="layout" svg:x1="26.966cm" svg:y1="13.396cm" svg:x2="26.974cm" svg:y2="13.451cm">
          <text:p/>
        </draw:line>
        <draw:line draw:style-name="gr13" draw:layer="layout" svg:x1="26.973cm" svg:y1="13.45cm" svg:x2="26.973cm" svg:y2="13.437cm">
          <text:p/>
        </draw:line>
        <draw:line draw:style-name="gr13" draw:layer="layout" svg:x1="26.973cm" svg:y1="13.437cm" svg:x2="26.98cm" svg:y2="13.492cm">
          <text:p/>
        </draw:line>
        <draw:line draw:style-name="gr13" draw:layer="layout" svg:x1="26.979cm" svg:y1="13.492cm" svg:x2="26.987cm" svg:y2="13.484cm">
          <text:p/>
        </draw:line>
        <draw:line draw:style-name="gr13" draw:layer="layout" svg:x1="26.986cm" svg:y1="13.484cm" svg:x2="26.994cm" svg:y2="13.499cm">
          <text:p/>
        </draw:line>
        <draw:line draw:style-name="gr13" draw:layer="layout" svg:x1="26.993cm" svg:y1="13.498cm" svg:x2="26.993cm" svg:y2="13.491cm">
          <text:p/>
        </draw:line>
        <draw:line draw:style-name="gr13" draw:layer="layout" svg:x1="26.993cm" svg:y1="13.491cm" svg:x2="27cm" svg:y2="13.491cm">
          <text:p/>
        </draw:line>
        <draw:line draw:style-name="gr13" draw:layer="layout" svg:x1="27cm" svg:y1="13.493cm" svg:x2="27.009cm" svg:y2="13.45cm">
          <text:p/>
        </draw:line>
        <draw:line draw:style-name="gr13" draw:layer="layout" svg:x1="27.007cm" svg:y1="13.45cm" svg:x2="27.007cm" svg:y2="13.382cm">
          <text:p/>
        </draw:line>
        <draw:line draw:style-name="gr13" draw:layer="layout" svg:x1="27.007cm" svg:y1="13.383cm" svg:x2="27.015cm" svg:y2="13.376cm">
          <text:p/>
        </draw:line>
        <draw:line draw:style-name="gr13" draw:layer="layout" svg:x1="27.014cm" svg:y1="13.377cm" svg:x2="27.021cm" svg:y2="13.321cm">
          <text:p/>
        </draw:line>
        <draw:line draw:style-name="gr13" draw:layer="layout" svg:x1="27.02cm" svg:y1="13.321cm" svg:x2="27.02cm" svg:y2="13.444cm">
          <text:p/>
        </draw:line>
        <draw:line draw:style-name="gr13" draw:layer="layout" svg:x1="27.02cm" svg:y1="13.444cm" svg:x2="27.028cm" svg:y2="13.506cm">
          <text:p/>
        </draw:line>
        <draw:line draw:style-name="gr13" draw:layer="layout" svg:x1="27.027cm" svg:y1="13.505cm" svg:x2="27.027cm" svg:y2="13.6cm">
          <text:p/>
        </draw:line>
        <draw:line draw:style-name="gr13" draw:layer="layout" svg:x1="27.027cm" svg:y1="13.6cm" svg:x2="27.035cm" svg:y2="13.744cm">
          <text:p/>
        </draw:line>
        <draw:line draw:style-name="gr13" draw:layer="layout" svg:x1="27.034cm" svg:y1="13.743cm" svg:x2="27.042cm" svg:y2="13.914cm">
          <text:p/>
        </draw:line>
        <draw:line draw:style-name="gr13" draw:layer="layout" svg:x1="27.041cm" svg:y1="13.913cm" svg:x2="27.041cm" svg:y2="14.042cm">
          <text:p/>
        </draw:line>
        <draw:line draw:style-name="gr13" draw:layer="layout" svg:x1="27.041cm" svg:y1="14.042cm" svg:x2="27.049cm" svg:y2="14.206cm">
          <text:p/>
        </draw:line>
        <draw:line draw:style-name="gr13" draw:layer="layout" svg:x1="27.048cm" svg:y1="14.205cm" svg:x2="27.055cm" svg:y2="14.281cm">
          <text:p/>
        </draw:line>
        <draw:line draw:style-name="gr13" draw:layer="layout" svg:x1="27.054cm" svg:y1="14.28cm" svg:x2="27.054cm" svg:y2="14.334cm">
          <text:p/>
        </draw:line>
        <draw:line draw:style-name="gr13" draw:layer="layout" svg:x1="27.054cm" svg:y1="14.334cm" svg:x2="27.063cm" svg:y2="14.376cm">
          <text:p/>
        </draw:line>
        <draw:line draw:style-name="gr13" draw:layer="layout" svg:x1="27.061cm" svg:y1="14.375cm" svg:x2="27.061cm" svg:y2="14.368cm">
          <text:p/>
        </draw:line>
        <draw:line draw:style-name="gr13" draw:layer="layout" svg:x1="27.061cm" svg:y1="14.368cm" svg:x2="27.069cm" svg:y2="14.39cm">
          <text:p/>
        </draw:line>
        <draw:line draw:style-name="gr13" draw:layer="layout" svg:x1="27.068cm" svg:y1="14.39cm" svg:x2="27.076cm" svg:y2="14.368cm">
          <text:p/>
        </draw:line>
        <draw:line draw:style-name="gr13" draw:layer="layout" svg:x1="27.075cm" svg:y1="14.368cm" svg:x2="27.075cm" svg:y2="14.321cm">
          <text:p/>
        </draw:line>
        <draw:line draw:style-name="gr13" draw:layer="layout" svg:x1="27.075cm" svg:y1="14.322cm" svg:x2="27.083cm" svg:y2="14.192cm">
          <text:p/>
        </draw:line>
        <draw:line draw:style-name="gr13" draw:layer="layout" svg:x1="27.082cm" svg:y1="14.193cm" svg:x2="27.09cm" svg:y2="14.083cm">
          <text:p/>
        </draw:line>
        <draw:line draw:style-name="gr13" draw:layer="layout" svg:x1="27.089cm" svg:y1="14.083cm" svg:x2="27.089cm" svg:y2="14.001cm">
          <text:p/>
        </draw:line>
        <draw:line draw:style-name="gr13" draw:layer="layout" svg:x1="27.089cm" svg:y1="14.002cm" svg:x2="27.096cm" svg:y2="13.892cm">
          <text:p/>
        </draw:line>
        <draw:line draw:style-name="gr13" draw:layer="layout" svg:x1="27.095cm" svg:y1="13.892cm" svg:x2="27.095cm" svg:y2="13.838cm">
          <text:p/>
        </draw:line>
        <draw:line draw:style-name="gr13" draw:layer="layout" svg:x1="27.095cm" svg:y1="13.838cm" svg:x2="27.103cm" svg:y2="13.846cm">
          <text:p/>
        </draw:line>
        <draw:line draw:style-name="gr13" draw:layer="layout" svg:x1="27.102cm" svg:y1="13.845cm" svg:x2="27.111cm" svg:y2="13.88cm">
          <text:p/>
        </draw:line>
        <draw:line draw:style-name="gr13" draw:layer="layout" svg:x1="27.109cm" svg:y1="13.879cm" svg:x2="27.109cm" svg:y2="13.926cm">
          <text:p/>
        </draw:line>
        <draw:line draw:style-name="gr13" draw:layer="layout" svg:x1="27.109cm" svg:y1="13.926cm" svg:x2="27.117cm" svg:y2="14.057cm">
          <text:p/>
        </draw:line>
        <draw:line draw:style-name="gr13" draw:layer="layout" svg:x1="27.116cm" svg:y1="14.056cm" svg:x2="27.124cm" svg:y2="14.247cm">
          <text:p/>
        </draw:line>
        <draw:line draw:style-name="gr13" draw:layer="layout" svg:x1="27.123cm" svg:y1="14.246cm" svg:x2="27.123cm" svg:y2="14.402cm">
          <text:p/>
        </draw:line>
        <draw:line draw:style-name="gr13" draw:layer="layout" svg:x1="27.123cm" svg:y1="14.402cm" svg:x2="27.13cm" svg:y2="14.512cm">
          <text:p/>
        </draw:line>
        <draw:line draw:style-name="gr13" draw:layer="layout" svg:x1="27.129cm" svg:y1="14.511cm" svg:x2="27.129cm" svg:y2="14.627cm">
          <text:p/>
        </draw:line>
        <draw:line draw:style-name="gr13" draw:layer="layout" svg:x1="27.129cm" svg:y1="14.627cm" svg:x2="27.137cm" svg:y2="14.709cm">
          <text:p/>
        </draw:line>
        <draw:line draw:style-name="gr13" draw:layer="layout" svg:x1="27.136cm" svg:y1="14.708cm" svg:x2="27.144cm" svg:y2="14.777cm">
          <text:p/>
        </draw:line>
        <draw:line draw:style-name="gr13" draw:layer="layout" svg:x1="27.143cm" svg:y1="14.776cm" svg:x2="27.143cm" svg:y2="14.831cm">
          <text:p/>
        </draw:line>
        <draw:line draw:style-name="gr13" draw:layer="layout" svg:x1="27.143cm" svg:y1="14.831cm" svg:x2="27.15cm" svg:y2="14.831cm">
          <text:p/>
        </draw:line>
        <draw:line draw:style-name="gr13" draw:layer="layout" svg:x1="27.15cm" svg:y1="14.831cm" svg:x2="27.159cm" svg:y2="14.838cm">
          <text:p/>
        </draw:line>
        <draw:line draw:style-name="gr13" draw:layer="layout" svg:x1="27.157cm" svg:y1="14.837cm" svg:x2="27.157cm" svg:y2="14.81cm">
          <text:p/>
        </draw:line>
        <draw:line draw:style-name="gr13" draw:layer="layout" svg:x1="27.157cm" svg:y1="14.811cm" svg:x2="27.164cm" svg:y2="14.783cm">
          <text:p/>
        </draw:line>
        <draw:line draw:style-name="gr13" draw:layer="layout" svg:x1="27.163cm" svg:y1="14.783cm" svg:x2="27.163cm" svg:y2="14.756cm">
          <text:p/>
        </draw:line>
        <draw:line draw:style-name="gr13" draw:layer="layout" svg:x1="27.163cm" svg:y1="14.757cm" svg:x2="27.171cm" svg:y2="14.667cm">
          <text:p/>
        </draw:line>
        <draw:line draw:style-name="gr13" draw:layer="layout" svg:x1="27.17cm" svg:y1="14.668cm" svg:x2="27.178cm" svg:y2="14.518cm">
          <text:p/>
        </draw:line>
        <draw:line draw:style-name="gr13" draw:layer="layout" svg:x1="27.177cm" svg:y1="14.518cm" svg:x2="27.177cm" svg:y2="14.314cm">
          <text:p/>
        </draw:line>
        <draw:line draw:style-name="gr13" draw:layer="layout" svg:x1="27.177cm" svg:y1="14.315cm" svg:x2="27.185cm" svg:y2="14.144cm">
          <text:p/>
        </draw:line>
        <draw:line draw:style-name="gr13" draw:layer="layout" svg:x1="27.184cm" svg:y1="14.145cm" svg:x2="27.192cm" svg:y2="13.96cm">
          <text:p/>
        </draw:line>
        <draw:line draw:style-name="gr13" draw:layer="layout" svg:x1="27.191cm" svg:y1="13.96cm" svg:x2="27.191cm" svg:y2="13.79cm">
          <text:p/>
        </draw:line>
        <draw:line draw:style-name="gr13" draw:layer="layout" svg:x1="27.191cm" svg:y1="13.791cm" svg:x2="27.199cm" svg:y2="13.654cm">
          <text:p/>
        </draw:line>
        <draw:line draw:style-name="gr13" draw:layer="layout" svg:x1="27.198cm" svg:y1="13.654cm" svg:x2="27.198cm" svg:y2="13.518cm">
          <text:p/>
        </draw:line>
        <draw:line draw:style-name="gr13" draw:layer="layout" svg:x1="27.198cm" svg:y1="13.519cm" svg:x2="27.205cm" svg:y2="13.423cm">
          <text:p/>
        </draw:line>
        <draw:line draw:style-name="gr13" draw:layer="layout" svg:x1="27.204cm" svg:y1="13.424cm" svg:x2="27.213cm" svg:y2="13.362cm">
          <text:p/>
        </draw:line>
        <draw:line draw:style-name="gr13" draw:layer="layout" svg:x1="27.211cm" svg:y1="13.362cm" svg:x2="27.211cm" svg:y2="13.267cm">
          <text:p/>
        </draw:line>
        <draw:line draw:style-name="gr13" draw:layer="layout" svg:x1="27.211cm" svg:y1="13.268cm" svg:x2="27.219cm" svg:y2="13.185cm">
          <text:p/>
        </draw:line>
        <draw:line draw:style-name="gr13" draw:layer="layout" svg:x1="27.218cm" svg:y1="13.186cm" svg:x2="27.226cm" svg:y2="13.131cm">
          <text:p/>
        </draw:line>
        <draw:line draw:style-name="gr13" draw:layer="layout" svg:x1="27.225cm" svg:y1="13.131cm" svg:x2="27.225cm" svg:y2="13.029cm">
          <text:p/>
        </draw:line>
        <draw:line draw:style-name="gr13" draw:layer="layout" svg:x1="27.225cm" svg:y1="13.03cm" svg:x2="27.233cm" svg:y2="12.961cm">
          <text:p/>
        </draw:line>
        <draw:line draw:style-name="gr13" draw:layer="layout" svg:x1="27.232cm" svg:y1="12.961cm" svg:x2="27.232cm" svg:y2="12.879cm">
          <text:p/>
        </draw:line>
        <draw:line draw:style-name="gr13" draw:layer="layout" svg:x1="27.232cm" svg:y1="12.879cm" svg:x2="27.239cm" svg:y2="12.894cm">
          <text:p/>
        </draw:line>
        <draw:line draw:style-name="gr13" draw:layer="layout" svg:x1="27.238cm" svg:y1="12.893cm" svg:x2="27.246cm" svg:y2="12.901cm">
          <text:p/>
        </draw:line>
        <draw:line draw:style-name="gr13" draw:layer="layout" svg:x1="27.245cm" svg:y1="12.9cm" svg:x2="27.245cm" svg:y2="12.934cm">
          <text:p/>
        </draw:line>
        <draw:line draw:style-name="gr13" draw:layer="layout" svg:x1="27.245cm" svg:y1="12.934cm" svg:x2="27.253cm" svg:y2="12.996cm">
          <text:p/>
        </draw:line>
        <draw:line draw:style-name="gr13" draw:layer="layout" svg:x1="27.252cm" svg:y1="12.995cm" svg:x2="27.261cm" svg:y2="13.098cm">
          <text:p/>
        </draw:line>
        <draw:line draw:style-name="gr13" draw:layer="layout" svg:x1="27.259cm" svg:y1="13.097cm" svg:x2="27.259cm" svg:y2="13.233cm">
          <text:p/>
        </draw:line>
        <draw:line draw:style-name="gr13" draw:layer="layout" svg:x1="27.259cm" svg:y1="13.233cm" svg:x2="27.267cm" svg:y2="13.383cm">
          <text:p/>
        </draw:line>
        <draw:line draw:style-name="gr13" draw:layer="layout" svg:x1="27.266cm" svg:y1="13.382cm" svg:x2="27.266cm" svg:y2="13.512cm">
          <text:p/>
        </draw:line>
        <draw:line draw:style-name="gr13" draw:layer="layout" svg:x1="27.266cm" svg:y1="13.512cm" svg:x2="27.273cm" svg:y2="13.615cm">
          <text:p/>
        </draw:line>
        <draw:line draw:style-name="gr13" draw:layer="layout" svg:x1="27.272cm" svg:y1="13.614cm" svg:x2="27.28cm" svg:y2="13.655cm">
          <text:p/>
        </draw:line>
        <draw:line draw:style-name="gr13" draw:layer="layout" svg:x1="27.279cm" svg:y1="13.654cm" svg:x2="27.279cm" svg:y2="13.763cm">
          <text:p/>
        </draw:line>
        <draw:line draw:style-name="gr13" draw:layer="layout" svg:x1="27.279cm" svg:y1="13.763cm" svg:x2="27.287cm" svg:y2="13.88cm">
          <text:p/>
        </draw:line>
        <draw:line draw:style-name="gr13" draw:layer="layout" svg:x1="27.286cm" svg:y1="13.879cm" svg:x2="27.294cm" svg:y2="13.968cm">
          <text:p/>
        </draw:line>
        <draw:line draw:style-name="gr13" draw:layer="layout" svg:x1="27.293cm" svg:y1="13.967cm" svg:x2="27.293cm" svg:y2="13.988cm">
          <text:p/>
        </draw:line>
        <draw:line draw:style-name="gr13" draw:layer="layout" svg:x1="27.293cm" svg:y1="13.988cm" svg:x2="27.301cm" svg:y2="13.995cm">
          <text:p/>
        </draw:line>
        <draw:line draw:style-name="gr13" draw:layer="layout" svg:x1="27.3cm" svg:y1="13.994cm" svg:x2="27.3cm" svg:y2="14.035cm">
          <text:p/>
        </draw:line>
        <draw:line draw:style-name="gr13" draw:layer="layout" svg:x1="27.3cm" svg:y1="14.036cm" svg:x2="27.309cm" svg:y2="14.001cm">
          <text:p/>
        </draw:line>
        <draw:line draw:style-name="gr13" draw:layer="layout" svg:x1="27.307cm" svg:y1="14.002cm" svg:x2="27.314cm" svg:y2="13.954cm">
          <text:p/>
        </draw:line>
        <draw:line draw:style-name="gr13" draw:layer="layout" svg:x1="27.313cm" svg:y1="13.954cm" svg:x2="27.313cm" svg:y2="13.879cm">
          <text:p/>
        </draw:line>
        <draw:line draw:style-name="gr13" draw:layer="layout" svg:x1="27.313cm" svg:y1="13.88cm" svg:x2="27.321cm" svg:y2="13.763cm">
          <text:p/>
        </draw:line>
        <draw:line draw:style-name="gr13" draw:layer="layout" svg:x1="27.32cm" svg:y1="13.764cm" svg:x2="27.328cm" svg:y2="13.668cm">
          <text:p/>
        </draw:line>
        <draw:line draw:style-name="gr13" draw:layer="layout" svg:x1="27.327cm" svg:y1="13.668cm" svg:x2="27.327cm" svg:y2="13.573cm">
          <text:p/>
        </draw:line>
        <draw:line draw:style-name="gr13" draw:layer="layout" svg:x1="27.327cm" svg:y1="13.574cm" svg:x2="27.335cm" svg:y2="13.532cm">
          <text:p/>
        </draw:line>
        <draw:line draw:style-name="gr13" draw:layer="layout" svg:x1="27.334cm" svg:y1="13.532cm" svg:x2="27.334cm" svg:y2="13.546cm">
          <text:p/>
        </draw:line>
        <draw:line draw:style-name="gr13" draw:layer="layout" svg:x1="27.334cm" svg:y1="13.546cm" svg:x2="27.342cm" svg:y2="13.594cm">
          <text:p/>
        </draw:line>
        <draw:line draw:style-name="gr13" draw:layer="layout" svg:x1="27.341cm" svg:y1="13.593cm" svg:x2="27.348cm" svg:y2="13.676cm">
          <text:p/>
        </draw:line>
        <draw:line draw:style-name="gr13" draw:layer="layout" svg:x1="27.347cm" svg:y1="13.675cm" svg:x2="27.347cm" svg:y2="13.79cm">
          <text:p/>
        </draw:line>
        <draw:line draw:style-name="gr13" draw:layer="layout" svg:x1="27.347cm" svg:y1="13.79cm" svg:x2="27.355cm" svg:y2="13.893cm">
          <text:p/>
        </draw:line>
        <draw:line draw:style-name="gr13" draw:layer="layout" svg:x1="27.354cm" svg:y1="13.892cm" svg:x2="27.363cm" svg:y2="13.982cm">
          <text:p/>
        </draw:line>
        <draw:line draw:style-name="gr13" draw:layer="layout" svg:x1="27.361cm" svg:y1="13.981cm" svg:x2="27.361cm" svg:y2="14.056cm">
          <text:p/>
        </draw:line>
        <draw:line draw:style-name="gr13" draw:layer="layout" svg:x1="27.361cm" svg:y1="14.056cm" svg:x2="27.369cm" svg:y2="14.063cm">
          <text:p/>
        </draw:line>
        <draw:line draw:style-name="gr13" draw:layer="layout" svg:x1="27.368cm" svg:y1="14.062cm" svg:x2="27.368cm" svg:y2="13.994cm">
          <text:p/>
        </draw:line>
        <draw:line draw:style-name="gr13" draw:layer="layout" svg:x1="27.368cm" svg:y1="13.995cm" svg:x2="27.376cm" svg:y2="13.838cm">
          <text:p/>
        </draw:line>
        <draw:line draw:style-name="gr13" draw:layer="layout" svg:x1="27.375cm" svg:y1="13.839cm" svg:x2="27.382cm" svg:y2="13.668cm">
          <text:p/>
        </draw:line>
        <draw:line draw:style-name="gr13" draw:layer="layout" svg:x1="27.381cm" svg:y1="13.668cm" svg:x2="27.381cm" svg:y2="13.518cm">
          <text:p/>
        </draw:line>
        <draw:line draw:style-name="gr13" draw:layer="layout" svg:x1="27.381cm" svg:y1="13.519cm" svg:x2="27.389cm" svg:y2="13.281cm">
          <text:p/>
        </draw:line>
        <draw:line draw:style-name="gr13" draw:layer="layout" svg:x1="27.388cm" svg:y1="13.282cm" svg:x2="27.396cm" svg:y2="13.138cm">
          <text:p/>
        </draw:line>
        <draw:line draw:style-name="gr13" draw:layer="layout" svg:x1="27.395cm" svg:y1="13.138cm" svg:x2="27.395cm" svg:y2="13.015cm">
          <text:p/>
        </draw:line>
        <draw:line draw:style-name="gr13" draw:layer="layout" svg:x1="27.395cm" svg:y1="13.016cm" svg:x2="27.403cm" svg:y2="12.879cm">
          <text:p/>
        </draw:line>
        <draw:line draw:style-name="gr13" draw:layer="layout" svg:x1="27.402cm" svg:y1="12.879cm" svg:x2="27.402cm" svg:y2="12.764cm">
          <text:p/>
        </draw:line>
        <draw:line draw:style-name="gr13" draw:layer="layout" svg:x1="27.402cm" svg:y1="12.765cm" svg:x2="27.411cm" svg:y2="12.641cm">
          <text:p/>
        </draw:line>
        <draw:line draw:style-name="gr13" draw:layer="layout" svg:x1="27.409cm" svg:y1="12.641cm" svg:x2="27.417cm" svg:y2="12.67cm">
          <text:p/>
        </draw:line>
        <draw:line draw:style-name="gr13" draw:layer="layout" svg:x1="27.416cm" svg:y1="12.669cm" svg:x2="27.416cm" svg:y2="12.764cm">
          <text:p/>
        </draw:line>
        <draw:line draw:style-name="gr13" draw:layer="layout" svg:x1="27.416cm" svg:y1="12.764cm" svg:x2="27.423cm" svg:y2="12.948cm">
          <text:p/>
        </draw:line>
        <draw:line draw:style-name="gr13" draw:layer="layout" svg:x1="27.422cm" svg:y1="12.947cm" svg:x2="27.43cm" svg:y2="13.132cm">
          <text:p/>
        </draw:line>
        <draw:line draw:style-name="gr13" draw:layer="layout" svg:x1="27.429cm" svg:y1="13.131cm" svg:x2="27.429cm" svg:y2="13.308cm">
          <text:p/>
        </draw:line>
        <draw:line draw:style-name="gr13" draw:layer="layout" svg:x1="27.429cm" svg:y1="13.308cm" svg:x2="27.437cm" svg:y2="13.485cm">
          <text:p/>
        </draw:line>
        <draw:line draw:style-name="gr13" draw:layer="layout" svg:x1="27.436cm" svg:y1="13.484cm" svg:x2="27.436cm" svg:y2="13.709cm">
          <text:p/>
        </draw:line>
        <draw:line draw:style-name="gr13" draw:layer="layout" svg:x1="27.436cm" svg:y1="13.709cm" svg:x2="27.444cm" svg:y2="13.785cm">
          <text:p/>
        </draw:line>
        <draw:line draw:style-name="gr13" draw:layer="layout" svg:x1="27.443cm" svg:y1="13.785cm" svg:x2="27.451cm" svg:y2="13.763cm">
          <text:p/>
        </draw:line>
        <draw:line draw:style-name="gr13" draw:layer="layout" svg:x1="27.45cm" svg:y1="13.763cm" svg:x2="27.45cm" svg:y2="13.709cm">
          <text:p/>
        </draw:line>
        <draw:line draw:style-name="gr13" draw:layer="layout" svg:x1="27.45cm" svg:y1="13.71cm" svg:x2="27.457cm" svg:y2="13.634cm">
          <text:p/>
        </draw:line>
        <draw:line draw:style-name="gr13" draw:layer="layout" svg:x1="27.456cm" svg:y1="13.635cm" svg:x2="27.465cm" svg:y2="13.539cm">
          <text:p/>
        </draw:line>
        <draw:line draw:style-name="gr13" draw:layer="layout" svg:x1="27.463cm" svg:y1="13.539cm" svg:x2="27.463cm" svg:y2="13.403cm">
          <text:p/>
        </draw:line>
        <draw:line draw:style-name="gr13" draw:layer="layout" svg:x1="27.463cm" svg:y1="13.404cm" svg:x2="27.471cm" svg:y2="13.253cm">
          <text:p/>
        </draw:line>
        <draw:line draw:style-name="gr13" draw:layer="layout" svg:x1="27.47cm" svg:y1="13.253cm" svg:x2="27.47cm" svg:y2="13.09cm">
          <text:p/>
        </draw:line>
        <draw:line draw:style-name="gr13" draw:layer="layout" svg:x1="27.47cm" svg:y1="13.091cm" svg:x2="27.478cm" svg:y2="13.015cm">
          <text:p/>
        </draw:line>
        <draw:line draw:style-name="gr13" draw:layer="layout" svg:x1="27.477cm" svg:y1="13.016cm" svg:x2="27.485cm" svg:y2="12.9cm">
          <text:p/>
        </draw:line>
        <draw:line draw:style-name="gr13" draw:layer="layout" svg:x1="27.484cm" svg:y1="12.9cm" svg:x2="27.484cm" svg:y2="12.839cm">
          <text:p/>
        </draw:line>
        <draw:line draw:style-name="gr13" draw:layer="layout" svg:x1="27.484cm" svg:y1="12.84cm" svg:x2="27.492cm" svg:y2="12.771cm">
          <text:p/>
        </draw:line>
        <draw:line draw:style-name="gr13" draw:layer="layout" svg:x1="27.491cm" svg:y1="12.771cm" svg:x2="27.498cm" svg:y2="12.799cm">
          <text:p/>
        </draw:line>
        <draw:line draw:style-name="gr13" draw:layer="layout" svg:x1="27.497cm" svg:y1="12.798cm" svg:x2="27.497cm" svg:y2="12.811cm">
          <text:p/>
        </draw:line>
        <draw:line draw:style-name="gr13" draw:layer="layout" svg:x1="27.497cm" svg:y1="12.811cm" svg:x2="27.505cm" svg:y2="12.921cm">
          <text:p/>
        </draw:line>
        <draw:line draw:style-name="gr13" draw:layer="layout" svg:x1="27.504cm" svg:y1="12.92cm" svg:x2="27.504cm" svg:y2="12.961cm">
          <text:p/>
        </draw:line>
        <draw:line draw:style-name="gr13" draw:layer="layout" svg:x1="27.504cm" svg:y1="12.961cm" svg:x2="27.513cm" svg:y2="13.118cm">
          <text:p/>
        </draw:line>
        <draw:line draw:style-name="gr13" draw:layer="layout" svg:x1="27.511cm" svg:y1="13.117cm" svg:x2="27.519cm" svg:y2="13.207cm">
          <text:p/>
        </draw:line>
        <draw:line draw:style-name="gr13" draw:layer="layout" svg:x1="27.518cm" svg:y1="13.206cm" svg:x2="27.518cm" svg:y2="13.335cm">
          <text:p/>
        </draw:line>
        <draw:line draw:style-name="gr13" draw:layer="layout" svg:x1="27.518cm" svg:y1="13.335cm" svg:x2="27.526cm" svg:y2="13.431cm">
          <text:p/>
        </draw:line>
        <draw:line draw:style-name="gr13" draw:layer="layout" svg:x1="27.525cm" svg:y1="13.43cm" svg:x2="27.525cm" svg:y2="13.505cm">
          <text:p/>
        </draw:line>
        <draw:line draw:style-name="gr13" draw:layer="layout" svg:x1="27.525cm" svg:y1="13.505cm" svg:x2="27.532cm" svg:y2="13.54cm">
          <text:p/>
        </draw:line>
        <draw:line draw:style-name="gr13" draw:layer="layout" svg:x1="27.531cm" svg:y1="13.539cm" svg:x2="27.538cm" svg:y2="13.539cm">
          <text:p/>
        </draw:line>
        <draw:line draw:style-name="gr13" draw:layer="layout" svg:x1="27.538cm" svg:y1="13.539cm" svg:x2="27.538cm" svg:y2="13.559cm">
          <text:p/>
        </draw:line>
        <draw:line draw:style-name="gr13" draw:layer="layout" svg:x1="27.538cm" svg:y1="13.56cm" svg:x2="27.546cm" svg:y2="13.471cm">
          <text:p/>
        </draw:line>
        <draw:line draw:style-name="gr13" draw:layer="layout" svg:x1="27.545cm" svg:y1="13.472cm" svg:x2="27.553cm" svg:y2="13.321cm">
          <text:p/>
        </draw:line>
        <draw:line draw:style-name="gr13" draw:layer="layout" svg:x1="27.552cm" svg:y1="13.321cm" svg:x2="27.552cm" svg:y2="13.165cm">
          <text:p/>
        </draw:line>
        <draw:line draw:style-name="gr13" draw:layer="layout" svg:x1="27.552cm" svg:y1="13.166cm" svg:x2="27.561cm" svg:y2="13.029cm">
          <text:p/>
        </draw:line>
        <draw:line draw:style-name="gr13" draw:layer="layout" svg:x1="27.559cm" svg:y1="13.029cm" svg:x2="27.559cm" svg:y2="12.866cm">
          <text:p/>
        </draw:line>
        <draw:line draw:style-name="gr13" draw:layer="layout" svg:x1="27.559cm" svg:y1="12.867cm" svg:x2="27.566cm" svg:y2="12.743cm">
          <text:p/>
        </draw:line>
        <draw:line draw:style-name="gr13" draw:layer="layout" svg:x1="27.565cm" svg:y1="12.744cm" svg:x2="27.573cm" svg:y2="12.607cm">
          <text:p/>
        </draw:line>
        <draw:line draw:style-name="gr13" draw:layer="layout" svg:x1="27.572cm" svg:y1="12.607cm" svg:x2="27.572cm" svg:y2="12.471cm">
          <text:p/>
        </draw:line>
        <draw:line draw:style-name="gr13" draw:layer="layout" svg:x1="27.572cm" svg:y1="12.472cm" svg:x2="27.58cm" svg:y2="12.417cm">
          <text:p/>
        </draw:line>
        <draw:line draw:style-name="gr13" draw:layer="layout" svg:x1="27.579cm" svg:y1="12.418cm" svg:x2="27.587cm" svg:y2="12.349cm">
          <text:p/>
        </draw:line>
        <draw:line draw:style-name="gr13" draw:layer="layout" svg:x1="27.586cm" svg:y1="12.349cm" svg:x2="27.586cm" svg:y2="12.302cm">
          <text:p/>
        </draw:line>
        <draw:line draw:style-name="gr13" draw:layer="layout" svg:x1="27.586cm" svg:y1="12.303cm" svg:x2="27.594cm" svg:y2="12.274cm">
          <text:p/>
        </draw:line>
        <draw:line draw:style-name="gr13" draw:layer="layout" svg:x1="27.593cm" svg:y1="12.274cm" svg:x2="27.593cm" svg:y2="12.186cm">
          <text:p/>
        </draw:line>
        <draw:line draw:style-name="gr13" draw:layer="layout" svg:x1="27.593cm" svg:y1="12.187cm" svg:x2="27.601cm" svg:y2="12.152cm">
          <text:p/>
        </draw:line>
        <draw:line draw:style-name="gr13" draw:layer="layout" svg:x1="27.6cm" svg:y1="12.153cm" svg:x2="27.607cm" svg:y2="12.07cm">
          <text:p/>
        </draw:line>
        <draw:line draw:style-name="gr13" draw:layer="layout" svg:x1="27.606cm" svg:y1="12.07cm" svg:x2="27.606cm" svg:y2="12.043cm">
          <text:p/>
        </draw:line>
        <draw:line draw:style-name="gr13" draw:layer="layout" svg:x1="27.606cm" svg:y1="12.043cm" svg:x2="27.615cm" svg:y2="12.071cm">
          <text:p/>
        </draw:line>
        <draw:line draw:style-name="gr13" draw:layer="layout" svg:x1="27.613cm" svg:y1="12.07cm" svg:x2="27.621cm" svg:y2="12.173cm">
          <text:p/>
        </draw:line>
        <draw:line draw:style-name="gr13" draw:layer="layout" svg:x1="27.62cm" svg:y1="12.172cm" svg:x2="27.62cm" svg:y2="12.186cm">
          <text:p/>
        </draw:line>
        <draw:line draw:style-name="gr13" draw:layer="layout" svg:x1="27.62cm" svg:y1="12.187cm" svg:x2="27.628cm" svg:y2="12.172cm">
          <text:p/>
        </draw:line>
        <draw:line draw:style-name="gr13" draw:layer="layout" svg:x1="27.627cm" svg:y1="12.172cm" svg:x2="27.627cm" svg:y2="12.261cm">
          <text:p/>
        </draw:line>
        <draw:line draw:style-name="gr13" draw:layer="layout" svg:x1="27.627cm" svg:y1="12.261cm" svg:x2="27.635cm" svg:y2="12.275cm">
          <text:p/>
        </draw:line>
        <draw:line draw:style-name="gr13" draw:layer="layout" svg:x1="27.634cm" svg:y1="12.274cm" svg:x2="27.641cm" svg:y2="12.343cm">
          <text:p/>
        </draw:line>
        <draw:line draw:style-name="gr13" draw:layer="layout" svg:x1="27.64cm" svg:y1="12.342cm" svg:x2="27.64cm" svg:y2="12.349cm">
          <text:p/>
        </draw:line>
        <draw:line draw:style-name="gr13" draw:layer="layout" svg:x1="27.64cm" svg:y1="12.349cm" svg:x2="27.648cm" svg:y2="12.404cm">
          <text:p/>
        </draw:line>
        <draw:line draw:style-name="gr13" draw:layer="layout" svg:x1="27.647cm" svg:y1="12.403cm" svg:x2="27.655cm" svg:y2="12.438cm">
          <text:p/>
        </draw:line>
        <draw:line draw:style-name="gr13" draw:layer="layout" svg:x1="27.654cm" svg:y1="12.437cm" svg:x2="27.654cm" svg:y2="12.512cm">
          <text:p/>
        </draw:line>
        <draw:line draw:style-name="gr13" draw:layer="layout" svg:x1="27.654cm" svg:y1="12.512cm" svg:x2="27.661cm" svg:y2="12.512cm">
          <text:p/>
        </draw:line>
        <draw:line draw:style-name="gr13" draw:layer="layout" svg:x1="27.661cm" svg:y1="12.512cm" svg:x2="27.661cm" svg:y2="12.546cm">
          <text:p/>
        </draw:line>
        <draw:line draw:style-name="gr13" draw:layer="layout" svg:x1="27.661cm" svg:y1="12.547cm" svg:x2="27.669cm" svg:y2="12.499cm">
          <text:p/>
        </draw:line>
        <draw:line draw:style-name="gr13" draw:layer="layout" svg:x1="27.668cm" svg:y1="12.5cm" svg:x2="27.675cm" svg:y2="12.465cm">
          <text:p/>
        </draw:line>
        <draw:line draw:style-name="gr13" draw:layer="layout" svg:x1="27.674cm" svg:y1="12.465cm" svg:x2="27.674cm" svg:y2="12.431cm">
          <text:p/>
        </draw:line>
        <draw:line draw:style-name="gr13" draw:layer="layout" svg:x1="27.674cm" svg:y1="12.432cm" svg:x2="27.682cm" svg:y2="12.397cm">
          <text:p/>
        </draw:line>
        <draw:line draw:style-name="gr13" draw:layer="layout" svg:x1="27.681cm" svg:y1="12.398cm" svg:x2="27.689cm" svg:y2="12.261cm">
          <text:p/>
        </draw:line>
        <draw:line draw:style-name="gr13" draw:layer="layout" svg:x1="27.688cm" svg:y1="12.261cm" svg:x2="27.688cm" svg:y2="12.247cm">
          <text:p/>
        </draw:line>
        <draw:line draw:style-name="gr13" draw:layer="layout" svg:x1="27.688cm" svg:y1="12.248cm" svg:x2="27.696cm" svg:y2="12.166cm">
          <text:p/>
        </draw:line>
        <draw:line draw:style-name="gr13" draw:layer="layout" svg:x1="27.695cm" svg:y1="12.166cm" svg:x2="27.695cm" svg:y2="12.247cm">
          <text:p/>
        </draw:line>
        <draw:line draw:style-name="gr13" draw:layer="layout" svg:x1="27.695cm" svg:y1="12.247cm" svg:x2="27.703cm" svg:y2="12.262cm">
          <text:p/>
        </draw:line>
        <draw:line draw:style-name="gr13" draw:layer="layout" svg:x1="27.702cm" svg:y1="12.261cm" svg:x2="27.711cm" svg:y2="12.343cm">
          <text:p/>
        </draw:line>
        <draw:line draw:style-name="gr13" draw:layer="layout" svg:x1="27.709cm" svg:y1="12.342cm" svg:x2="27.709cm" svg:y2="12.403cm">
          <text:p/>
        </draw:line>
        <draw:line draw:style-name="gr13" draw:layer="layout" svg:x1="27.709cm" svg:y1="12.403cm" svg:x2="27.716cm" svg:y2="12.581cm">
          <text:p/>
        </draw:line>
        <draw:line draw:style-name="gr13" draw:layer="layout" svg:x1="27.715cm" svg:y1="12.58cm" svg:x2="27.723cm" svg:y2="12.642cm">
          <text:p/>
        </draw:line>
        <draw:line draw:style-name="gr13" draw:layer="layout" svg:x1="27.722cm" svg:y1="12.641cm" svg:x2="27.722cm" svg:y2="12.743cm">
          <text:p/>
        </draw:line>
        <draw:line draw:style-name="gr13" draw:layer="layout" svg:x1="27.722cm" svg:y1="12.743cm" svg:x2="27.73cm" svg:y2="12.833cm">
          <text:p/>
        </draw:line>
        <draw:line draw:style-name="gr13" draw:layer="layout" svg:x1="27.729cm" svg:y1="12.832cm" svg:x2="27.737cm" svg:y2="12.86cm">
          <text:p/>
        </draw:line>
        <draw:line draw:style-name="gr13" draw:layer="layout" svg:x1="27.736cm" svg:y1="12.86cm" svg:x2="27.744cm" svg:y2="12.839cm">
          <text:p/>
        </draw:line>
        <draw:line draw:style-name="gr13" draw:layer="layout" svg:x1="27.743cm" svg:y1="12.839cm" svg:x2="27.743cm" svg:y2="12.791cm">
          <text:p/>
        </draw:line>
        <draw:line draw:style-name="gr13" draw:layer="layout" svg:x1="27.743cm" svg:y1="12.792cm" svg:x2="27.75cm" svg:y2="12.73cm">
          <text:p/>
        </draw:line>
        <draw:line draw:style-name="gr13" draw:layer="layout" svg:x1="27.749cm" svg:y1="12.73cm" svg:x2="27.756cm" svg:y2="12.73cm">
          <text:p/>
        </draw:line>
        <draw:line draw:style-name="gr13" draw:layer="layout" svg:x1="27.756cm" svg:y1="12.73cm" svg:x2="27.756cm" svg:y2="12.716cm">
          <text:p/>
        </draw:line>
        <draw:line draw:style-name="gr13" draw:layer="layout" svg:x1="27.756cm" svg:y1="12.716cm" svg:x2="27.765cm" svg:y2="12.772cm">
          <text:p/>
        </draw:line>
        <draw:line draw:style-name="gr13" draw:layer="layout" svg:x1="27.763cm" svg:y1="12.771cm" svg:x2="27.763cm" svg:y2="12.845cm">
          <text:p/>
        </draw:line>
        <draw:line draw:style-name="gr13" draw:layer="layout" svg:x1="27.763cm" svg:y1="12.845cm" svg:x2="27.771cm" svg:y2="12.894cm">
          <text:p/>
        </draw:line>
        <draw:line draw:style-name="gr13" draw:layer="layout" svg:x1="27.77cm" svg:y1="12.893cm" svg:x2="27.778cm" svg:y2="12.969cm">
          <text:p/>
        </draw:line>
        <draw:line draw:style-name="gr13" draw:layer="layout" svg:x1="27.777cm" svg:y1="12.968cm" svg:x2="27.777cm" svg:y2="12.961cm">
          <text:p/>
        </draw:line>
        <draw:line draw:style-name="gr13" draw:layer="layout" svg:x1="27.777cm" svg:y1="12.962cm" svg:x2="27.784cm" svg:y2="12.893cm">
          <text:p/>
        </draw:line>
        <draw:line draw:style-name="gr13" draw:layer="layout" svg:x1="27.783cm" svg:y1="12.894cm" svg:x2="27.791cm" svg:y2="12.791cm">
          <text:p/>
        </draw:line>
        <draw:line draw:style-name="gr13" draw:layer="layout" svg:x1="27.79cm" svg:y1="12.791cm" svg:x2="27.79cm" svg:y2="12.635cm">
          <text:p/>
        </draw:line>
        <draw:line draw:style-name="gr13" draw:layer="layout" svg:x1="27.79cm" svg:y1="12.636cm" svg:x2="27.798cm" svg:y2="12.546cm">
          <text:p/>
        </draw:line>
        <draw:line draw:style-name="gr13" draw:layer="layout" svg:x1="27.797cm" svg:y1="12.546cm" svg:x2="27.797cm" svg:y2="12.369cm">
          <text:p/>
        </draw:line>
        <draw:line draw:style-name="gr13" draw:layer="layout" svg:x1="27.797cm" svg:y1="12.37cm" svg:x2="27.805cm" svg:y2="12.274cm">
          <text:p/>
        </draw:line>
        <draw:line draw:style-name="gr13" draw:layer="layout" svg:x1="27.804cm" svg:y1="12.275cm" svg:x2="27.813cm" svg:y2="12.179cm">
          <text:p/>
        </draw:line>
        <draw:line draw:style-name="gr13" draw:layer="layout" svg:x1="27.811cm" svg:y1="12.179cm" svg:x2="27.811cm" svg:y2="12.152cm">
          <text:p/>
        </draw:line>
        <draw:line draw:style-name="gr13" draw:layer="layout" svg:x1="27.811cm" svg:y1="12.152cm" svg:x2="27.819cm" svg:y2="12.173cm">
          <text:p/>
        </draw:line>
        <draw:line draw:style-name="gr13" draw:layer="layout" svg:x1="27.818cm" svg:y1="12.172cm" svg:x2="27.825cm" svg:y2="12.248cm">
          <text:p/>
        </draw:line>
        <draw:line draw:style-name="gr13" draw:layer="layout" svg:x1="27.824cm" svg:y1="12.247cm" svg:x2="27.824cm" svg:y2="12.288cm">
          <text:p/>
        </draw:line>
        <draw:line draw:style-name="gr13" draw:layer="layout" svg:x1="27.824cm" svg:y1="12.289cm" svg:x2="27.832cm" svg:y2="12.247cm">
          <text:p/>
        </draw:line>
        <draw:line draw:style-name="gr13" draw:layer="layout" svg:x1="27.831cm" svg:y1="12.247cm" svg:x2="27.831cm" svg:y2="12.22cm">
          <text:p/>
        </draw:line>
        <draw:line draw:style-name="gr13" draw:layer="layout" svg:x1="27.831cm" svg:y1="12.221cm" svg:x2="27.839cm" svg:y2="12.138cm">
          <text:p/>
        </draw:line>
        <draw:line draw:style-name="gr13" draw:layer="layout" svg:x1="27.838cm" svg:y1="12.139cm" svg:x2="27.846cm" svg:y2="12.104cm">
          <text:p/>
        </draw:line>
        <draw:line draw:style-name="gr13" draw:layer="layout" svg:x1="27.845cm" svg:y1="12.104cm" svg:x2="27.845cm" svg:y2="12.036cm">
          <text:p/>
        </draw:line>
        <draw:line draw:style-name="gr13" draw:layer="layout" svg:x1="27.845cm" svg:y1="12.037cm" svg:x2="27.853cm" svg:y2="11.975cm">
          <text:p/>
        </draw:line>
        <draw:line draw:style-name="gr13" draw:layer="layout" svg:x1="27.852cm" svg:y1="11.976cm" svg:x2="27.859cm" svg:y2="11.88cm">
          <text:p/>
        </draw:line>
        <draw:line draw:style-name="gr13" draw:layer="layout" svg:x1="27.858cm" svg:y1="11.88cm" svg:x2="27.858cm" svg:y2="11.894cm">
          <text:p/>
        </draw:line>
        <draw:line draw:style-name="gr13" draw:layer="layout" svg:x1="27.858cm" svg:y1="11.894cm" svg:x2="27.867cm" svg:y2="11.942cm">
          <text:p/>
        </draw:line>
        <draw:line draw:style-name="gr13" draw:layer="layout" svg:x1="27.865cm" svg:y1="11.941cm" svg:x2="27.865cm" svg:y2="12.05cm">
          <text:p/>
        </draw:line>
        <draw:line draw:style-name="gr13" draw:layer="layout" svg:x1="27.865cm" svg:y1="12.05cm" svg:x2="27.873cm" svg:y2="12.269cm">
          <text:p/>
        </draw:line>
        <draw:line draw:style-name="gr13" draw:layer="layout" svg:x1="27.872cm" svg:y1="12.268cm" svg:x2="27.88cm" svg:y2="12.452cm">
          <text:p/>
        </draw:line>
        <draw:line draw:style-name="gr13" draw:layer="layout" svg:x1="27.879cm" svg:y1="12.451cm" svg:x2="27.879cm" svg:y2="12.641cm">
          <text:p/>
        </draw:line>
        <draw:line draw:style-name="gr13" draw:layer="layout" svg:x1="27.879cm" svg:y1="12.641cm" svg:x2="27.887cm" svg:y2="12.853cm">
          <text:p/>
        </draw:line>
        <draw:line draw:style-name="gr13" draw:layer="layout" svg:x1="27.886cm" svg:y1="12.852cm" svg:x2="27.894cm" svg:y2="13.037cm">
          <text:p/>
        </draw:line>
        <draw:line draw:style-name="gr13" draw:layer="layout" svg:x1="27.893cm" svg:y1="13.036cm" svg:x2="27.893cm" svg:y2="13.199cm">
          <text:p/>
        </draw:line>
        <draw:line draw:style-name="gr13" draw:layer="layout" svg:x1="27.893cm" svg:y1="13.199cm" svg:x2="27.9cm" svg:y2="13.275cm">
          <text:p/>
        </draw:line>
        <draw:line draw:style-name="gr13" draw:layer="layout" svg:x1="27.899cm" svg:y1="13.275cm" svg:x2="27.907cm" svg:y2="13.24cm">
          <text:p/>
        </draw:line>
        <draw:line draw:style-name="gr13" draw:layer="layout" svg:x1="27.906cm" svg:y1="13.241cm" svg:x2="27.915cm" svg:y2="13.158cm">
          <text:p/>
        </draw:line>
        <draw:line draw:style-name="gr13" draw:layer="layout" svg:x1="27.913cm" svg:y1="13.158cm" svg:x2="27.913cm" svg:y2="13.029cm">
          <text:p/>
        </draw:line>
        <draw:line draw:style-name="gr13" draw:layer="layout" svg:x1="27.913cm" svg:y1="13.03cm" svg:x2="27.921cm" svg:y2="12.852cm">
          <text:p/>
        </draw:line>
        <draw:line draw:style-name="gr13" draw:layer="layout" svg:x1="27.92cm" svg:y1="12.853cm" svg:x2="27.928cm" svg:y2="12.648cm">
          <text:p/>
        </draw:line>
        <draw:line draw:style-name="gr13" draw:layer="layout" svg:x1="27.927cm" svg:y1="12.648cm" svg:x2="27.927cm" svg:y2="12.417cm">
          <text:p/>
        </draw:line>
        <draw:line draw:style-name="gr13" draw:layer="layout" svg:x1="27.927cm" svg:y1="12.418cm" svg:x2="27.934cm" svg:y2="12.227cm">
          <text:p/>
        </draw:line>
        <draw:line draw:style-name="gr13" draw:layer="layout" svg:x1="27.933cm" svg:y1="12.227cm" svg:x2="27.933cm" svg:y2="12.03cm">
          <text:p/>
        </draw:line>
        <draw:line draw:style-name="gr13" draw:layer="layout" svg:x1="27.933cm" svg:y1="12.031cm" svg:x2="27.941cm" svg:y2="11.9cm">
          <text:p/>
        </draw:line>
        <draw:line draw:style-name="gr13" draw:layer="layout" svg:x1="27.94cm" svg:y1="11.901cm" svg:x2="27.948cm" svg:y2="11.771cm">
          <text:p/>
        </draw:line>
        <draw:line draw:style-name="gr13" draw:layer="layout" svg:x1="27.947cm" svg:y1="11.771cm" svg:x2="27.947cm" svg:y2="11.703cm">
          <text:p/>
        </draw:line>
        <draw:line draw:style-name="gr13" draw:layer="layout" svg:x1="27.947cm" svg:y1="11.703cm" svg:x2="27.955cm" svg:y2="11.765cm">
          <text:p/>
        </draw:line>
        <draw:line draw:style-name="gr13" draw:layer="layout" svg:x1="27.954cm" svg:y1="11.764cm" svg:x2="27.963cm" svg:y2="11.915cm">
          <text:p/>
        </draw:line>
        <draw:line draw:style-name="gr13" draw:layer="layout" svg:x1="27.961cm" svg:y1="11.914cm" svg:x2="27.961cm" svg:y2="12.152cm">
          <text:p/>
        </draw:line>
        <draw:line draw:style-name="gr13" draw:layer="layout" svg:x1="27.961cm" svg:y1="12.152cm" svg:x2="27.968cm" svg:y2="12.404cm">
          <text:p/>
        </draw:line>
        <draw:line draw:style-name="gr13" draw:layer="layout" svg:x1="27.967cm" svg:y1="12.403cm" svg:x2="27.967cm" svg:y2="12.682cm">
          <text:p/>
        </draw:line>
        <draw:line draw:style-name="gr13" draw:layer="layout" svg:x1="27.967cm" svg:y1="12.682cm" svg:x2="27.975cm" svg:y2="13.044cm">
          <text:p/>
        </draw:line>
        <draw:line draw:style-name="gr13" draw:layer="layout" svg:x1="27.974cm" svg:y1="13.043cm" svg:x2="27.982cm" svg:y2="13.329cm">
          <text:p/>
        </draw:line>
        <draw:line draw:style-name="gr13" draw:layer="layout" svg:x1="27.981cm" svg:y1="13.328cm" svg:x2="27.981cm" svg:y2="13.512cm">
          <text:p/>
        </draw:line>
        <draw:line draw:style-name="gr13" draw:layer="layout" svg:x1="27.981cm" svg:y1="13.512cm" svg:x2="27.989cm" svg:y2="13.669cm">
          <text:p/>
        </draw:line>
        <draw:line draw:style-name="gr13" draw:layer="layout" svg:x1="27.988cm" svg:y1="13.669cm" svg:x2="27.996cm" svg:y2="13.648cm">
          <text:p/>
        </draw:line>
        <draw:line draw:style-name="gr13" draw:layer="layout" svg:x1="27.995cm" svg:y1="13.648cm" svg:x2="27.995cm" svg:y2="13.512cm">
          <text:p/>
        </draw:line>
        <draw:line draw:style-name="gr13" draw:layer="layout" svg:x1="27.995cm" svg:y1="13.513cm" svg:x2="28.003cm" svg:y2="13.355cm">
          <text:p/>
        </draw:line>
        <draw:line draw:style-name="gr13" draw:layer="layout" svg:x1="28.002cm" svg:y1="13.355cm" svg:x2="28.002cm" svg:y2="13.151cm">
          <text:p/>
        </draw:line>
        <draw:line draw:style-name="gr13" draw:layer="layout" svg:x1="28.002cm" svg:y1="13.152cm" svg:x2="28.009cm" svg:y2="12.954cm">
          <text:p/>
        </draw:line>
        <draw:line draw:style-name="gr13" draw:layer="layout" svg:x1="28.008cm" svg:y1="12.955cm" svg:x2="28.017cm" svg:y2="12.852cm">
          <text:p/>
        </draw:line>
        <draw:line draw:style-name="gr13" draw:layer="layout" svg:x1="28.015cm" svg:y1="12.852cm" svg:x2="28.015cm" svg:y2="12.709cm">
          <text:p/>
        </draw:line>
        <draw:line draw:style-name="gr13" draw:layer="layout" svg:x1="28.015cm" svg:y1="12.71cm" svg:x2="28.023cm" svg:y2="12.607cm">
          <text:p/>
        </draw:line>
        <draw:line draw:style-name="gr13" draw:layer="layout" svg:x1="28.022cm" svg:y1="12.608cm" svg:x2="28.03cm" svg:y2="12.56cm">
          <text:p/>
        </draw:line>
        <draw:line draw:style-name="gr13" draw:layer="layout" svg:x1="28.029cm" svg:y1="12.56cm" svg:x2="28.029cm" svg:y2="12.601cm">
          <text:p/>
        </draw:line>
        <draw:line draw:style-name="gr13" draw:layer="layout" svg:x1="28.029cm" svg:y1="12.601cm" svg:x2="28.037cm" svg:y2="12.642cm">
          <text:p/>
        </draw:line>
        <draw:line draw:style-name="gr13" draw:layer="layout" svg:x1="28.036cm" svg:y1="12.641cm" svg:x2="28.036cm" svg:y2="12.669cm">
          <text:p/>
        </draw:line>
        <draw:line draw:style-name="gr13" draw:layer="layout" svg:x1="28.036cm" svg:y1="12.669cm" svg:x2="28.043cm" svg:y2="12.71cm">
          <text:p/>
        </draw:line>
        <draw:line draw:style-name="gr13" draw:layer="layout" svg:x1="28.042cm" svg:y1="12.709cm" svg:x2="28.05cm" svg:y2="12.785cm">
          <text:p/>
        </draw:line>
        <draw:line draw:style-name="gr13" draw:layer="layout" svg:x1="28.049cm" svg:y1="12.784cm" svg:x2="28.049cm" svg:y2="12.988cm">
          <text:p/>
        </draw:line>
        <draw:line draw:style-name="gr13" draw:layer="layout" svg:x1="28.049cm" svg:y1="12.988cm" svg:x2="28.057cm" svg:y2="13.207cm">
          <text:p/>
        </draw:line>
        <draw:line draw:style-name="gr13" draw:layer="layout" svg:x1="28.056cm" svg:y1="13.206cm" svg:x2="28.065cm" svg:y2="13.499cm">
          <text:p/>
        </draw:line>
        <draw:line draw:style-name="gr13" draw:layer="layout" svg:x1="28.063cm" svg:y1="13.498cm" svg:x2="28.063cm" svg:y2="13.729cm">
          <text:p/>
        </draw:line>
        <draw:line draw:style-name="gr13" draw:layer="layout" svg:x1="28.063cm" svg:y1="13.729cm" svg:x2="28.071cm" svg:y2="13.989cm">
          <text:p/>
        </draw:line>
        <draw:line draw:style-name="gr13" draw:layer="layout" svg:x1="28.07cm" svg:y1="13.988cm" svg:x2="28.07cm" svg:y2="14.164cm">
          <text:p/>
        </draw:line>
        <draw:line draw:style-name="gr13" draw:layer="layout" svg:x1="28.07cm" svg:y1="14.164cm" svg:x2="28.077cm" svg:y2="14.295cm">
          <text:p/>
        </draw:line>
        <draw:line draw:style-name="gr13" draw:layer="layout" svg:x1="28.076cm" svg:y1="14.294cm" svg:x2="28.083cm" svg:y2="14.294cm">
          <text:p/>
        </draw:line>
        <draw:line draw:style-name="gr13" draw:layer="layout" svg:x1="28.083cm" svg:y1="14.294cm" svg:x2="28.083cm" svg:y2="14.178cm">
          <text:p/>
        </draw:line>
        <draw:line draw:style-name="gr13" draw:layer="layout" svg:x1="28.083cm" svg:y1="14.179cm" svg:x2="28.091cm" svg:y2="14.028cm">
          <text:p/>
        </draw:line>
        <draw:line draw:style-name="gr13" draw:layer="layout" svg:x1="28.09cm" svg:y1="14.029cm" svg:x2="28.098cm" svg:y2="13.79cm">
          <text:p/>
        </draw:line>
        <draw:line draw:style-name="gr13" draw:layer="layout" svg:x1="28.097cm" svg:y1="13.79cm" svg:x2="28.097cm" svg:y2="13.518cm">
          <text:p/>
        </draw:line>
        <draw:line draw:style-name="gr13" draw:layer="layout" svg:x1="28.097cm" svg:y1="13.519cm" svg:x2="28.105cm" svg:y2="13.267cm">
          <text:p/>
        </draw:line>
        <draw:line draw:style-name="gr13" draw:layer="layout" svg:x1="28.104cm" svg:y1="13.267cm" svg:x2="28.104cm" svg:y2="13.097cm">
          <text:p/>
        </draw:line>
        <draw:line draw:style-name="gr13" draw:layer="layout" svg:x1="28.104cm" svg:y1="13.098cm" svg:x2="28.113cm" svg:y2="12.92cm">
          <text:p/>
        </draw:line>
        <draw:line draw:style-name="gr13" draw:layer="layout" svg:x1="28.111cm" svg:y1="12.921cm" svg:x2="28.118cm" svg:y2="12.859cm">
          <text:p/>
        </draw:line>
        <draw:line draw:style-name="gr13" draw:layer="layout" svg:x1="28.117cm" svg:y1="12.859cm" svg:x2="28.117cm" svg:y2="12.893cm">
          <text:p/>
        </draw:line>
        <draw:line draw:style-name="gr13" draw:layer="layout" svg:x1="28.117cm" svg:y1="12.893cm" svg:x2="28.125cm" svg:y2="13.05cm">
          <text:p/>
        </draw:line>
        <draw:line draw:style-name="gr13" draw:layer="layout" svg:x1="28.124cm" svg:y1="13.049cm" svg:x2="28.132cm" svg:y2="13.234cm">
          <text:p/>
        </draw:line>
        <draw:line draw:style-name="gr13" draw:layer="layout" svg:x1="28.131cm" svg:y1="13.233cm" svg:x2="28.131cm" svg:y2="13.376cm">
          <text:p/>
        </draw:line>
        <draw:line draw:style-name="gr13" draw:layer="layout" svg:x1="28.131cm" svg:y1="13.376cm" svg:x2="28.139cm" svg:y2="13.56cm">
          <text:p/>
        </draw:line>
        <draw:line draw:style-name="gr13" draw:layer="layout" svg:x1="28.138cm" svg:y1="13.559cm" svg:x2="28.138cm" svg:y2="13.75cm">
          <text:p/>
        </draw:line>
        <draw:line draw:style-name="gr13" draw:layer="layout" svg:x1="28.138cm" svg:y1="13.75cm" svg:x2="28.146cm" svg:y2="13.927cm">
          <text:p/>
        </draw:line>
        <draw:line draw:style-name="gr13" draw:layer="layout" svg:x1="28.145cm" svg:y1="13.926cm" svg:x2="28.152cm" svg:y2="14.07cm">
          <text:p/>
        </draw:line>
        <draw:line draw:style-name="gr13" draw:layer="layout" svg:x1="28.151cm" svg:y1="14.069cm" svg:x2="28.151cm" svg:y2="14.164cm">
          <text:p/>
        </draw:line>
        <draw:line draw:style-name="gr13" draw:layer="layout" svg:x1="28.151cm" svg:y1="14.164cm" svg:x2="28.159cm" svg:y2="14.186cm">
          <text:p/>
        </draw:line>
        <draw:line draw:style-name="gr13" draw:layer="layout" svg:x1="28.158cm" svg:y1="14.186cm" svg:x2="28.167cm" svg:y2="14.137cm">
          <text:p/>
        </draw:line>
        <draw:line draw:style-name="gr13" draw:layer="layout" svg:x1="28.165cm" svg:y1="14.137cm" svg:x2="28.165cm" svg:y2="14.056cm">
          <text:p/>
        </draw:line>
        <draw:line draw:style-name="gr13" draw:layer="layout" svg:x1="28.165cm" svg:y1="14.057cm" svg:x2="28.173cm" svg:y2="13.906cm">
          <text:p/>
        </draw:line>
        <draw:line draw:style-name="gr13" draw:layer="layout" svg:x1="28.172cm" svg:y1="13.906cm" svg:x2="28.172cm" svg:y2="13.695cm">
          <text:p/>
        </draw:line>
        <draw:line draw:style-name="gr13" draw:layer="layout" svg:x1="28.172cm" svg:y1="13.696cm" svg:x2="28.18cm" svg:y2="13.349cm">
          <text:p/>
        </draw:line>
        <draw:line draw:style-name="gr13" draw:layer="layout" svg:x1="28.179cm" svg:y1="13.35cm" svg:x2="28.187cm" svg:y2="13.029cm">
          <text:p/>
        </draw:line>
        <draw:line draw:style-name="gr13" draw:layer="layout" svg:x1="28.186cm" svg:y1="13.029cm" svg:x2="28.186cm" svg:y2="12.743cm">
          <text:p/>
        </draw:line>
        <draw:line draw:style-name="gr13" draw:layer="layout" svg:x1="28.186cm" svg:y1="12.744cm" svg:x2="28.193cm" svg:y2="12.471cm">
          <text:p/>
        </draw:line>
        <draw:line draw:style-name="gr13" draw:layer="layout" svg:x1="28.192cm" svg:y1="12.472cm" svg:x2="28.2cm" svg:y2="12.329cm">
          <text:p/>
        </draw:line>
        <draw:line draw:style-name="gr13" draw:layer="layout" svg:x1="28.199cm" svg:y1="12.329cm" svg:x2="28.207cm" svg:y2="12.343cm">
          <text:p/>
        </draw:line>
        <draw:line draw:style-name="gr13" draw:layer="layout" svg:x1="28.206cm" svg:y1="12.342cm" svg:x2="28.206cm" svg:y2="12.478cm">
          <text:p/>
        </draw:line>
        <draw:line draw:style-name="gr13" draw:layer="layout" svg:x1="28.206cm" svg:y1="12.478cm" svg:x2="28.215cm" svg:y2="12.568cm">
          <text:p/>
        </draw:line>
        <draw:line draw:style-name="gr13" draw:layer="layout" svg:x1="28.213cm" svg:y1="12.567cm" svg:x2="28.221cm" svg:y2="12.785cm">
          <text:p/>
        </draw:line>
        <draw:line draw:style-name="gr13" draw:layer="layout" svg:x1="28.22cm" svg:y1="12.784cm" svg:x2="28.22cm" svg:y2="12.92cm">
          <text:p/>
        </draw:line>
        <draw:line draw:style-name="gr13" draw:layer="layout" svg:x1="28.22cm" svg:y1="12.92cm" svg:x2="28.227cm" svg:y2="13.078cm">
          <text:p/>
        </draw:line>
        <draw:line draw:style-name="gr13" draw:layer="layout" svg:x1="28.226cm" svg:y1="13.077cm" svg:x2="28.234cm" svg:y2="13.118cm">
          <text:p/>
        </draw:line>
        <draw:line draw:style-name="gr13" draw:layer="layout" svg:x1="28.233cm" svg:y1="13.117cm" svg:x2="28.233cm" svg:y2="13.104cm">
          <text:p/>
        </draw:line>
        <draw:line draw:style-name="gr13" draw:layer="layout" svg:x1="28.233cm" svg:y1="13.105cm" svg:x2="28.241cm" svg:y2="13.097cm">
          <text:p/>
        </draw:line>
        <draw:line draw:style-name="gr13" draw:layer="layout" svg:x1="28.24cm" svg:y1="13.097cm" svg:x2="28.24cm" svg:y2="13.049cm">
          <text:p/>
        </draw:line>
        <draw:line draw:style-name="gr13" draw:layer="layout" svg:x1="28.24cm" svg:y1="13.05cm" svg:x2="28.248cm" svg:y2="12.968cm">
          <text:p/>
        </draw:line>
        <draw:line draw:style-name="gr13" draw:layer="layout" svg:x1="28.247cm" svg:y1="12.969cm" svg:x2="28.255cm" svg:y2="12.934cm">
          <text:p/>
        </draw:line>
        <draw:line draw:style-name="gr13" draw:layer="layout" svg:x1="28.254cm" svg:y1="12.934cm" svg:x2="28.254cm" svg:y2="12.954cm">
          <text:p/>
        </draw:line>
        <draw:line draw:style-name="gr13" draw:layer="layout" svg:x1="28.254cm" svg:y1="12.954cm" svg:x2="28.261cm" svg:y2="12.996cm">
          <text:p/>
        </draw:line>
        <draw:line draw:style-name="gr13" draw:layer="layout" svg:x1="28.26cm" svg:y1="12.995cm" svg:x2="28.267cm" svg:y2="12.995cm">
          <text:p/>
        </draw:line>
        <draw:line draw:style-name="gr13" draw:layer="layout" svg:x1="28.267cm" svg:y1="12.995cm" svg:x2="28.267cm" svg:y2="13.002cm">
          <text:p/>
        </draw:line>
        <draw:line draw:style-name="gr13" draw:layer="layout" svg:x1="28.267cm" svg:y1="13.003cm" svg:x2="28.275cm" svg:y2="12.954cm">
          <text:p/>
        </draw:line>
        <draw:line draw:style-name="gr13" draw:layer="layout" svg:x1="28.274cm" svg:y1="12.954cm" svg:x2="28.274cm" svg:y2="12.941cm">
          <text:p/>
        </draw:line>
        <draw:line draw:style-name="gr13" draw:layer="layout" svg:x1="28.274cm" svg:y1="12.941cm" svg:x2="28.282cm" svg:y2="12.969cm">
          <text:p/>
        </draw:line>
        <draw:line draw:style-name="gr13" draw:layer="layout" svg:x1="28.281cm" svg:y1="12.968cm" svg:x2="28.288cm" svg:y2="12.968cm">
          <text:p/>
        </draw:line>
        <draw:line draw:style-name="gr13" draw:layer="layout" svg:x1="28.288cm" svg:y1="12.968cm" svg:x2="28.288cm" svg:y2="12.907cm">
          <text:p/>
        </draw:line>
        <draw:line draw:style-name="gr13" draw:layer="layout" svg:x1="28.288cm" svg:y1="12.908cm" svg:x2="28.296cm" svg:y2="12.818cm">
          <text:p/>
        </draw:line>
        <draw:line draw:style-name="gr13" draw:layer="layout" svg:x1="28.295cm" svg:y1="12.819cm" svg:x2="28.302cm" svg:y2="12.682cm">
          <text:p/>
        </draw:line>
        <draw:line draw:style-name="gr13" draw:layer="layout" svg:x1="28.301cm" svg:y1="12.682cm" svg:x2="28.301cm" svg:y2="12.635cm">
          <text:p/>
        </draw:line>
        <draw:line draw:style-name="gr13" draw:layer="layout" svg:x1="28.301cm" svg:y1="12.636cm" svg:x2="28.309cm" svg:y2="12.485cm">
          <text:p/>
        </draw:line>
        <draw:line draw:style-name="gr13" draw:layer="layout" svg:x1="28.308cm" svg:y1="12.485cm" svg:x2="28.308cm" svg:y2="12.437cm">
          <text:p/>
        </draw:line>
        <draw:line draw:style-name="gr13" draw:layer="layout" svg:x1="28.308cm" svg:y1="12.438cm" svg:x2="28.317cm" svg:y2="12.308cm">
          <text:p/>
        </draw:line>
        <draw:line draw:style-name="gr13" draw:layer="layout" svg:x1="28.315cm" svg:y1="12.309cm" svg:x2="28.323cm" svg:y2="12.172cm">
          <text:p/>
        </draw:line>
        <draw:line draw:style-name="gr13" draw:layer="layout" svg:x1="28.322cm" svg:y1="12.172cm" svg:x2="28.322cm" svg:y2="12.118cm">
          <text:p/>
        </draw:line>
        <draw:line draw:style-name="gr13" draw:layer="layout" svg:x1="28.322cm" svg:y1="12.119cm" svg:x2="28.33cm" svg:y2="12.057cm">
          <text:p/>
        </draw:line>
        <draw:line draw:style-name="gr13" draw:layer="layout" svg:x1="28.329cm" svg:y1="12.057cm" svg:x2="28.329cm" svg:y2="12.064cm">
          <text:p/>
        </draw:line>
        <draw:line draw:style-name="gr13" draw:layer="layout" svg:x1="28.329cm" svg:y1="12.065cm" svg:x2="28.336cm" svg:y2="12.016cm">
          <text:p/>
        </draw:line>
        <draw:line draw:style-name="gr13" draw:layer="layout" svg:x1="28.335cm" svg:y1="12.017cm" svg:x2="28.343cm" svg:y2="11.941cm">
          <text:p/>
        </draw:line>
        <draw:line draw:style-name="gr13" draw:layer="layout" svg:x1="28.342cm" svg:y1="11.941cm" svg:x2="28.342cm" svg:y2="11.928cm">
          <text:p/>
        </draw:line>
        <draw:line draw:style-name="gr13" draw:layer="layout" svg:x1="28.342cm" svg:y1="11.929cm" svg:x2="28.35cm" svg:y2="11.812cm">
          <text:p/>
        </draw:line>
        <draw:line draw:style-name="gr13" draw:layer="layout" svg:x1="28.349cm" svg:y1="11.813cm" svg:x2="28.357cm" svg:y2="11.798cm">
          <text:p/>
        </draw:line>
        <draw:line draw:style-name="gr13" draw:layer="layout" svg:x1="28.356cm" svg:y1="11.798cm" svg:x2="28.356cm" svg:y2="11.744cm">
          <text:p/>
        </draw:line>
        <draw:line draw:style-name="gr13" draw:layer="layout" svg:x1="28.356cm" svg:y1="11.745cm" svg:x2="28.365cm" svg:y2="11.628cm">
          <text:p/>
        </draw:line>
        <draw:line draw:style-name="gr13" draw:layer="layout" svg:x1="28.363cm" svg:y1="11.628cm" svg:x2="28.363cm" svg:y2="11.649cm">
          <text:p/>
        </draw:line>
        <draw:line draw:style-name="gr13" draw:layer="layout" svg:x1="28.363cm" svg:y1="11.65cm" svg:x2="28.37cm" svg:y2="11.52cm">
          <text:p/>
        </draw:line>
        <draw:line draw:style-name="gr13" draw:layer="layout" svg:x1="28.369cm" svg:y1="11.52cm" svg:x2="28.376cm" svg:y2="11.52cm">
          <text:p/>
        </draw:line>
        <draw:line draw:style-name="gr13" draw:layer="layout" svg:x1="28.376cm" svg:y1="11.52cm" svg:x2="28.376cm" svg:y2="11.56cm">
          <text:p/>
        </draw:line>
        <draw:line draw:style-name="gr13" draw:layer="layout" svg:x1="28.376cm" svg:y1="11.56cm" svg:x2="28.384cm" svg:y2="11.697cm">
          <text:p/>
        </draw:line>
        <draw:line draw:style-name="gr13" draw:layer="layout" svg:x1="28.383cm" svg:y1="11.696cm" svg:x2="28.391cm" svg:y2="11.786cm">
          <text:p/>
        </draw:line>
        <draw:line draw:style-name="gr13" draw:layer="layout" svg:x1="28.39cm" svg:y1="11.785cm" svg:x2="28.39cm" svg:y2="11.887cm">
          <text:p/>
        </draw:line>
        <draw:line draw:style-name="gr13" draw:layer="layout" svg:x1="28.39cm" svg:y1="11.887cm" svg:x2="28.398cm" svg:y2="12.044cm">
          <text:p/>
        </draw:line>
        <draw:line draw:style-name="gr13" draw:layer="layout" svg:x1="28.397cm" svg:y1="12.043cm" svg:x2="28.397cm" svg:y2="12.247cm">
          <text:p/>
        </draw:line>
        <draw:line draw:style-name="gr13" draw:layer="layout" svg:x1="28.397cm" svg:y1="12.247cm" svg:x2="28.405cm" svg:y2="12.452cm">
          <text:p/>
        </draw:line>
        <draw:line draw:style-name="gr13" draw:layer="layout" svg:x1="28.404cm" svg:y1="12.451cm" svg:x2="28.411cm" svg:y2="12.602cm">
          <text:p/>
        </draw:line>
        <draw:line draw:style-name="gr13" draw:layer="layout" svg:x1="28.41cm" svg:y1="12.601cm" svg:x2="28.41cm" svg:y2="12.689cm">
          <text:p/>
        </draw:line>
        <draw:line draw:style-name="gr13" draw:layer="layout" svg:x1="28.41cm" svg:y1="12.689cm" svg:x2="28.419cm" svg:y2="12.738cm">
          <text:p/>
        </draw:line>
        <draw:line draw:style-name="gr13" draw:layer="layout" svg:x1="28.417cm" svg:y1="12.737cm" svg:x2="28.425cm" svg:y2="12.751cm">
          <text:p/>
        </draw:line>
        <draw:line draw:style-name="gr13" draw:layer="layout" svg:x1="28.424cm" svg:y1="12.75cm" svg:x2="28.424cm" svg:y2="12.771cm">
          <text:p/>
        </draw:line>
        <draw:line draw:style-name="gr13" draw:layer="layout" svg:x1="28.424cm" svg:y1="12.771cm" svg:x2="28.432cm" svg:y2="12.846cm">
          <text:p/>
        </draw:line>
        <draw:line draw:style-name="gr13" draw:layer="layout" svg:x1="28.431cm" svg:y1="12.845cm" svg:x2="28.431cm" svg:y2="12.771cm">
          <text:p/>
        </draw:line>
        <draw:line draw:style-name="gr13" draw:layer="layout" svg:x1="28.431cm" svg:y1="12.771cm" svg:x2="28.439cm" svg:y2="12.914cm">
          <text:p/>
        </draw:line>
        <draw:line draw:style-name="gr13" draw:layer="layout" svg:x1="28.438cm" svg:y1="12.914cm" svg:x2="28.445cm" svg:y2="12.886cm">
          <text:p/>
        </draw:line>
        <draw:line draw:style-name="gr13" draw:layer="layout" svg:x1="28.444cm" svg:y1="12.886cm" svg:x2="28.444cm" svg:y2="12.968cm">
          <text:p/>
        </draw:line>
        <draw:line draw:style-name="gr13" draw:layer="layout" svg:x1="28.444cm" svg:y1="12.968cm" svg:x2="28.452cm" svg:y2="13.084cm">
          <text:p/>
        </draw:line>
        <draw:line draw:style-name="gr13" draw:layer="layout" svg:x1="28.451cm" svg:y1="13.083cm" svg:x2="28.459cm" svg:y2="13.186cm">
          <text:p/>
        </draw:line>
        <draw:line draw:style-name="gr13" draw:layer="layout" svg:x1="28.458cm" svg:y1="13.185cm" svg:x2="28.458cm" svg:y2="13.281cm">
          <text:p/>
        </draw:line>
        <draw:line draw:style-name="gr13" draw:layer="layout" svg:x1="28.458cm" svg:y1="13.281cm" svg:x2="28.467cm" svg:y2="13.35cm">
          <text:p/>
        </draw:line>
        <draw:line draw:style-name="gr13" draw:layer="layout" svg:x1="28.465cm" svg:y1="13.349cm" svg:x2="28.465cm" svg:y2="13.43cm">
          <text:p/>
        </draw:line>
        <draw:line draw:style-name="gr13" draw:layer="layout" svg:x1="28.465cm" svg:y1="13.43cm" svg:x2="28.473cm" svg:y2="13.438cm">
          <text:p/>
        </draw:line>
        <draw:line draw:style-name="gr13" draw:layer="layout" svg:x1="28.472cm" svg:y1="13.438cm" svg:x2="28.479cm" svg:y2="13.396cm">
          <text:p/>
        </draw:line>
        <draw:line draw:style-name="gr13" draw:layer="layout" svg:x1="28.478cm" svg:y1="13.396cm" svg:x2="28.478cm" svg:y2="13.403cm">
          <text:p/>
        </draw:line>
        <draw:line draw:style-name="gr13" draw:layer="layout" svg:x1="28.478cm" svg:y1="13.404cm" svg:x2="28.486cm" svg:y2="13.233cm">
          <text:p/>
        </draw:line>
        <draw:line draw:style-name="gr13" draw:layer="layout" svg:x1="28.485cm" svg:y1="13.234cm" svg:x2="28.493cm" svg:y2="13.083cm">
          <text:p/>
        </draw:line>
        <draw:line draw:style-name="gr13" draw:layer="layout" svg:x1="28.492cm" svg:y1="13.083cm" svg:x2="28.492cm" svg:y2="12.832cm">
          <text:p/>
        </draw:line>
        <draw:line draw:style-name="gr13" draw:layer="layout" svg:x1="28.492cm" svg:y1="12.833cm" svg:x2="28.5cm" svg:y2="12.635cm">
          <text:p/>
        </draw:line>
        <draw:line draw:style-name="gr13" draw:layer="layout" svg:x1="28.499cm" svg:y1="12.635cm" svg:x2="28.499cm" svg:y2="12.56cm">
          <text:p/>
        </draw:line>
        <draw:line draw:style-name="gr13" draw:layer="layout" svg:x1="28.499cm" svg:y1="12.561cm" svg:x2="28.507cm" svg:y2="12.431cm">
          <text:p/>
        </draw:line>
        <draw:line draw:style-name="gr13" draw:layer="layout" svg:x1="28.506cm" svg:y1="12.432cm" svg:x2="28.515cm" svg:y2="12.417cm">
          <text:p/>
        </draw:line>
        <draw:line draw:style-name="gr13" draw:layer="layout" svg:x1="28.513cm" svg:y1="12.417cm" svg:x2="28.513cm" svg:y2="12.315cm">
          <text:p/>
        </draw:line>
        <draw:line draw:style-name="gr13" draw:layer="layout" svg:x1="28.513cm" svg:y1="12.315cm" svg:x2="28.52cm" svg:y2="12.337cm">
          <text:p/>
        </draw:line>
        <draw:line draw:style-name="gr13" draw:layer="layout" svg:x1="28.519cm" svg:y1="12.336cm" svg:x2="28.527cm" svg:y2="12.35cm">
          <text:p/>
        </draw:line>
        <draw:line draw:style-name="gr13" draw:layer="layout" svg:x1="28.526cm" svg:y1="12.349cm" svg:x2="28.526cm" svg:y2="12.451cm">
          <text:p/>
        </draw:line>
        <draw:line draw:style-name="gr13" draw:layer="layout" svg:x1="28.526cm" svg:y1="12.452cm" svg:x2="28.534cm" svg:y2="12.403cm">
          <text:p/>
        </draw:line>
        <draw:line draw:style-name="gr13" draw:layer="layout" svg:x1="28.533cm" svg:y1="12.403cm" svg:x2="28.533cm" svg:y2="12.431cm">
          <text:p/>
        </draw:line>
        <draw:line draw:style-name="gr13" draw:layer="layout" svg:x1="28.533cm" svg:y1="12.431cm" svg:x2="28.541cm" svg:y2="12.445cm">
          <text:p/>
        </draw:line>
        <draw:line draw:style-name="gr13" draw:layer="layout" svg:x1="28.54cm" svg:y1="12.445cm" svg:x2="28.548cm" svg:y2="12.308cm">
          <text:p/>
        </draw:line>
        <draw:line draw:style-name="gr13" draw:layer="layout" svg:x1="28.547cm" svg:y1="12.308cm" svg:x2="28.547cm" svg:y2="12.302cm">
          <text:p/>
        </draw:line>
        <draw:line draw:style-name="gr13" draw:layer="layout" svg:x1="28.547cm" svg:y1="12.302cm" svg:x2="28.554cm" svg:y2="12.323cm">
          <text:p/>
        </draw:line>
        <draw:line draw:style-name="gr13" draw:layer="layout" svg:x1="28.553cm" svg:y1="12.322cm" svg:x2="28.561cm" svg:y2="12.426cm">
          <text:p/>
        </draw:line>
        <draw:line draw:style-name="gr13" draw:layer="layout" svg:x1="28.56cm" svg:y1="12.424cm" svg:x2="28.56cm" svg:y2="12.458cm">
          <text:p/>
        </draw:line>
        <draw:line draw:style-name="gr13" draw:layer="layout" svg:x1="28.56cm" svg:y1="12.458cm" svg:x2="28.569cm" svg:y2="12.704cm">
          <text:p/>
        </draw:line>
        <draw:line draw:style-name="gr13" draw:layer="layout" svg:x1="28.567cm" svg:y1="12.703cm" svg:x2="28.567cm" svg:y2="12.893cm">
          <text:p/>
        </draw:line>
        <draw:line draw:style-name="gr13" draw:layer="layout" svg:x1="28.567cm" svg:y1="12.893cm" svg:x2="28.575cm" svg:y2="13.05cm">
          <text:p/>
        </draw:line>
        <draw:line draw:style-name="gr13" draw:layer="layout" svg:x1="28.574cm" svg:y1="13.049cm" svg:x2="28.582cm" svg:y2="13.234cm">
          <text:p/>
        </draw:line>
        <draw:line draw:style-name="gr13" draw:layer="layout" svg:x1="28.581cm" svg:y1="13.233cm" svg:x2="28.581cm" svg:y2="13.382cm">
          <text:p/>
        </draw:line>
        <draw:line draw:style-name="gr13" draw:layer="layout" svg:x1="28.581cm" svg:y1="13.382cm" svg:x2="28.589cm" svg:y2="13.424cm">
          <text:p/>
        </draw:line>
        <draw:line draw:style-name="gr13" draw:layer="layout" svg:x1="28.588cm" svg:y1="13.423cm" svg:x2="28.595cm" svg:y2="13.506cm">
          <text:p/>
        </draw:line>
        <draw:line draw:style-name="gr13" draw:layer="layout" svg:x1="28.594cm" svg:y1="13.505cm" svg:x2="28.594cm" svg:y2="13.586cm">
          <text:p/>
        </draw:line>
        <draw:line draw:style-name="gr13" draw:layer="layout" svg:x1="28.594cm" svg:y1="13.586cm" svg:x2="28.602cm" svg:y2="13.642cm">
          <text:p/>
        </draw:line>
        <draw:line draw:style-name="gr13" draw:layer="layout" svg:x1="28.601cm" svg:y1="13.641cm" svg:x2="28.601cm" svg:y2="13.695cm">
          <text:p/>
        </draw:line>
        <draw:line draw:style-name="gr13" draw:layer="layout" svg:x1="28.601cm" svg:y1="13.696cm" svg:x2="28.609cm" svg:y2="13.682cm">
          <text:p/>
        </draw:line>
        <draw:line draw:style-name="gr13" draw:layer="layout" svg:x1="28.608cm" svg:y1="13.682cm" svg:x2="28.617cm" svg:y2="13.737cm">
          <text:p/>
        </draw:line>
        <draw:line draw:style-name="gr13" draw:layer="layout" svg:x1="28.615cm" svg:y1="13.736cm" svg:x2="28.615cm" svg:y2="13.831cm">
          <text:p/>
        </draw:line>
        <draw:line draw:style-name="gr13" draw:layer="layout" svg:x1="28.615cm" svg:y1="13.831cm" svg:x2="28.622cm" svg:y2="13.831cm">
          <text:p/>
        </draw:line>
        <draw:line draw:style-name="gr13" draw:layer="layout" svg:x1="28.622cm" svg:y1="13.831cm" svg:x2="28.629cm" svg:y2="13.927cm">
          <text:p/>
        </draw:line>
        <draw:line draw:style-name="gr13" draw:layer="layout" svg:x1="28.628cm" svg:y1="13.926cm" svg:x2="28.628cm" svg:y2="13.974cm">
          <text:p/>
        </draw:line>
        <draw:line draw:style-name="gr13" draw:layer="layout" svg:x1="28.628cm" svg:y1="13.974cm" svg:x2="28.636cm" svg:y2="13.995cm">
          <text:p/>
        </draw:line>
        <draw:line draw:style-name="gr13" draw:layer="layout" svg:x1="28.635cm" svg:y1="13.994cm" svg:x2="28.635cm" svg:y2="14.062cm">
          <text:p/>
        </draw:line>
        <draw:line draw:style-name="gr13" draw:layer="layout" svg:x1="28.635cm" svg:y1="14.062cm" svg:x2="28.643cm" svg:y2="14.179cm">
          <text:p/>
        </draw:line>
        <draw:line draw:style-name="gr13" draw:layer="layout" svg:x1="28.642cm" svg:y1="14.178cm" svg:x2="28.65cm" svg:y2="14.308cm">
          <text:p/>
        </draw:line>
        <draw:line draw:style-name="gr13" draw:layer="layout" svg:x1="28.649cm" svg:y1="14.307cm" svg:x2="28.649cm" svg:y2="14.395cm">
          <text:p/>
        </draw:line>
        <draw:line draw:style-name="gr13" draw:layer="layout" svg:x1="28.649cm" svg:y1="14.395cm" svg:x2="28.657cm" svg:y2="14.492cm">
          <text:p/>
        </draw:line>
        <draw:line draw:style-name="gr13" draw:layer="layout" svg:x1="28.656cm" svg:y1="14.491cm" svg:x2="28.663cm" svg:y2="14.553cm">
          <text:p/>
        </draw:line>
        <draw:line draw:style-name="gr13" draw:layer="layout" svg:x1="28.662cm" svg:y1="14.552cm" svg:x2="28.662cm" svg:y2="14.525cm">
          <text:p/>
        </draw:line>
        <draw:line draw:style-name="gr13" draw:layer="layout" svg:x1="28.662cm" svg:y1="14.526cm" svg:x2="28.671cm" svg:y2="14.511cm">
          <text:p/>
        </draw:line>
        <draw:line draw:style-name="gr13" draw:layer="layout" svg:x1="28.669cm" svg:y1="14.511cm" svg:x2="28.669cm" svg:y2="14.531cm">
          <text:p/>
        </draw:line>
        <draw:line draw:style-name="gr13" draw:layer="layout" svg:x1="28.669cm" svg:y1="14.531cm" svg:x2="28.677cm" svg:y2="14.546cm">
          <text:p/>
        </draw:line>
        <draw:line draw:style-name="gr13" draw:layer="layout" svg:x1="28.676cm" svg:y1="14.545cm" svg:x2="28.683cm" svg:y2="14.545cm">
          <text:p/>
        </draw:line>
        <draw:line draw:style-name="gr13" draw:layer="layout" svg:x1="28.683cm" svg:y1="14.545cm" svg:x2="28.683cm" svg:y2="14.565cm">
          <text:p/>
        </draw:line>
        <draw:line draw:style-name="gr13" draw:layer="layout" svg:x1="28.683cm" svg:y1="14.565cm" svg:x2="28.691cm" svg:y2="14.634cm">
          <text:p/>
        </draw:line>
        <draw:line draw:style-name="gr13" draw:layer="layout" svg:x1="28.69cm" svg:y1="14.633cm" svg:x2="28.698cm" svg:y2="14.641cm">
          <text:p/>
        </draw:line>
        <draw:line draw:style-name="gr13" draw:layer="layout" svg:x1="28.697cm" svg:y1="14.64cm" svg:x2="28.697cm" svg:y2="14.667cm">
          <text:p/>
        </draw:line>
        <draw:line draw:style-name="gr13" draw:layer="layout" svg:x1="28.697cm" svg:y1="14.667cm" svg:x2="28.704cm" svg:y2="14.73cm">
          <text:p/>
        </draw:line>
        <draw:line draw:style-name="gr13" draw:layer="layout" svg:x1="28.703cm" svg:y1="14.729cm" svg:x2="28.703cm" svg:y2="14.661cm">
          <text:p/>
        </draw:line>
        <draw:line draw:style-name="gr13" draw:layer="layout" svg:x1="28.703cm" svg:y1="14.661cm" svg:x2="28.711cm" svg:y2="14.696cm">
          <text:p/>
        </draw:line>
        <draw:line draw:style-name="gr13" draw:layer="layout" svg:x1="28.71cm" svg:y1="14.695cm" svg:x2="28.717cm" svg:y2="14.695cm">
          <text:p/>
        </draw:line>
        <draw:line draw:style-name="gr13" draw:layer="layout" svg:x1="28.717cm" svg:y1="14.695cm" svg:x2="28.725cm" svg:y2="14.702cm">
          <text:p/>
        </draw:line>
        <draw:line draw:style-name="gr13" draw:layer="layout" svg:x1="28.724cm" svg:y1="14.701cm" svg:x2="28.732cm" svg:y2="14.716cm">
          <text:p/>
        </draw:line>
        <draw:line draw:style-name="gr13" draw:layer="layout" svg:x1="28.731cm" svg:y1="14.715cm" svg:x2="28.731cm" svg:y2="14.729cm">
          <text:p/>
        </draw:line>
        <draw:line draw:style-name="gr13" draw:layer="layout" svg:x1="28.731cm" svg:y1="14.729cm" svg:x2="28.738cm" svg:y2="14.743cm">
          <text:p/>
        </draw:line>
        <draw:line draw:style-name="gr13" draw:layer="layout" svg:x1="28.737cm" svg:y1="14.742cm" svg:x2="28.737cm" svg:y2="14.661cm">
          <text:p/>
        </draw:line>
        <draw:line draw:style-name="gr13" draw:layer="layout" svg:x1="28.737cm" svg:y1="14.662cm" svg:x2="28.745cm" svg:y2="14.545cm">
          <text:p/>
        </draw:line>
        <draw:line draw:style-name="gr13" draw:layer="layout" svg:x1="28.744cm" svg:y1="14.546cm" svg:x2="28.752cm" svg:y2="14.423cm">
          <text:p/>
        </draw:line>
        <draw:line draw:style-name="gr13" draw:layer="layout" svg:x1="28.751cm" svg:y1="14.423cm" svg:x2="28.751cm" svg:y2="14.28cm">
          <text:p/>
        </draw:line>
        <draw:line draw:style-name="gr13" draw:layer="layout" svg:x1="28.751cm" svg:y1="14.281cm" svg:x2="28.759cm" svg:y2="14.083cm">
          <text:p/>
        </draw:line>
        <draw:line draw:style-name="gr13" draw:layer="layout" svg:x1="28.758cm" svg:y1="14.084cm" svg:x2="28.767cm" svg:y2="13.94cm">
          <text:p/>
        </draw:line>
        <draw:line draw:style-name="gr13" draw:layer="layout" svg:x1="28.765cm" svg:y1="13.94cm" svg:x2="28.765cm" svg:y2="13.743cm">
          <text:p/>
        </draw:line>
        <draw:line draw:style-name="gr13" draw:layer="layout" svg:x1="28.765cm" svg:y1="13.744cm" svg:x2="28.772cm" svg:y2="13.675cm">
          <text:p/>
        </draw:line>
        <draw:line draw:style-name="gr13" draw:layer="layout" svg:x1="28.771cm" svg:y1="13.675cm" svg:x2="28.771cm" svg:y2="13.471cm">
          <text:p/>
        </draw:line>
        <draw:line draw:style-name="gr13" draw:layer="layout" svg:x1="28.771cm" svg:y1="13.472cm" svg:x2="28.779cm" svg:y2="13.396cm">
          <text:p/>
        </draw:line>
        <draw:line draw:style-name="gr13" draw:layer="layout" svg:x1="28.778cm" svg:y1="13.396cm" svg:x2="28.785cm" svg:y2="13.396cm">
          <text:p/>
        </draw:line>
        <draw:line draw:style-name="gr13" draw:layer="layout" svg:x1="28.785cm" svg:y1="13.396cm" svg:x2="28.785cm" svg:y2="13.416cm">
          <text:p/>
        </draw:line>
        <draw:line draw:style-name="gr13" draw:layer="layout" svg:x1="28.785cm" svg:y1="13.416cm" svg:x2="28.793cm" svg:y2="13.431cm">
          <text:p/>
        </draw:line>
        <draw:line draw:style-name="gr13" draw:layer="layout" svg:x1="28.792cm" svg:y1="13.43cm" svg:x2="28.8cm" svg:y2="13.445cm">
          <text:p/>
        </draw:line>
        <draw:line draw:style-name="gr13" draw:layer="layout" svg:x1="28.799cm" svg:y1="13.444cm" svg:x2="28.799cm" svg:y2="13.396cm">
          <text:p/>
        </draw:line>
        <draw:line draw:style-name="gr13" draw:layer="layout" svg:x1="28.799cm" svg:y1="13.397cm" svg:x2="28.807cm" svg:y2="13.382cm">
          <text:p/>
        </draw:line>
        <draw:line draw:style-name="gr13" draw:layer="layout" svg:x1="28.806cm" svg:y1="13.382cm" svg:x2="28.806cm" svg:y2="13.491cm">
          <text:p/>
        </draw:line>
        <draw:line draw:style-name="gr13" draw:layer="layout" svg:x1="28.806cm" svg:y1="13.491cm" svg:x2="28.812cm" svg:y2="13.491cm">
          <text:p/>
        </draw:line>
        <draw:line draw:style-name="gr13" draw:layer="layout" svg:x1="28.812cm" svg:y1="13.491cm" svg:x2="28.821cm" svg:y2="13.519cm">
          <text:p/>
        </draw:line>
        <draw:line draw:style-name="gr13" draw:layer="layout" svg:x1="28.819cm" svg:y1="13.518cm" svg:x2="28.819cm" svg:y2="13.573cm">
          <text:p/>
        </draw:line>
        <draw:line draw:style-name="gr13" draw:layer="layout" svg:x1="28.819cm" svg:y1="13.574cm" svg:x2="28.827cm" svg:y2="13.539cm">
          <text:p/>
        </draw:line>
        <draw:line draw:style-name="gr13" draw:layer="layout" svg:x1="28.826cm" svg:y1="13.539cm" svg:x2="28.834cm" svg:y2="13.628cm">
          <text:p/>
        </draw:line>
        <draw:line draw:style-name="gr13" draw:layer="layout" svg:x1="28.833cm" svg:y1="13.627cm" svg:x2="28.833cm" svg:y2="13.695cm">
          <text:p/>
        </draw:line>
        <draw:line draw:style-name="gr13" draw:layer="layout" svg:x1="28.833cm" svg:y1="13.695cm" svg:x2="28.841cm" svg:y2="13.73cm">
          <text:p/>
        </draw:line>
        <draw:line draw:style-name="gr13" draw:layer="layout" svg:x1="28.84cm" svg:y1="13.729cm" svg:x2="28.84cm" svg:y2="13.804cm">
          <text:p/>
        </draw:line>
        <draw:line draw:style-name="gr13" draw:layer="layout" svg:x1="28.84cm" svg:y1="13.804cm" svg:x2="28.847cm" svg:y2="13.887cm">
          <text:p/>
        </draw:line>
        <draw:line draw:style-name="gr13" draw:layer="layout" svg:x1="28.846cm" svg:y1="13.886cm" svg:x2="28.854cm" svg:y2="14.016cm">
          <text:p/>
        </draw:line>
        <draw:line draw:style-name="gr13" draw:layer="layout" svg:x1="28.853cm" svg:y1="14.015cm" svg:x2="28.853cm" svg:y2="14.117cm">
          <text:p/>
        </draw:line>
        <draw:line draw:style-name="gr13" draw:layer="layout" svg:x1="28.853cm" svg:y1="14.117cm" svg:x2="28.861cm" svg:y2="14.261cm">
          <text:p/>
        </draw:line>
        <draw:line draw:style-name="gr13" draw:layer="layout" svg:x1="28.86cm" svg:y1="14.26cm" svg:x2="28.869cm" svg:y2="14.274cm">
          <text:p/>
        </draw:line>
        <draw:line draw:style-name="gr13" draw:layer="layout" svg:x1="28.867cm" svg:y1="14.273cm" svg:x2="28.867cm" svg:y2="14.328cm">
          <text:p/>
        </draw:line>
        <draw:line draw:style-name="gr13" draw:layer="layout" svg:x1="28.867cm" svg:y1="14.329cm" svg:x2="28.875cm" svg:y2="14.294cm">
          <text:p/>
        </draw:line>
        <draw:line draw:style-name="gr13" draw:layer="layout" svg:x1="28.874cm" svg:y1="14.294cm" svg:x2="28.874cm" svg:y2="14.348cm">
          <text:p/>
        </draw:line>
        <draw:line draw:style-name="gr13" draw:layer="layout" svg:x1="28.874cm" svg:y1="14.349cm" svg:x2="28.881cm" svg:y2="14.219cm">
          <text:p/>
        </draw:line>
        <draw:line draw:style-name="gr13" draw:layer="layout" svg:x1="28.88cm" svg:y1="14.22cm" svg:x2="28.888cm" svg:y2="14.001cm">
          <text:p/>
        </draw:line>
        <draw:line draw:style-name="gr13" draw:layer="layout" svg:x1="28.887cm" svg:y1="14.001cm" svg:x2="28.887cm" svg:y2="13.947cm">
          <text:p/>
        </draw:line>
        <draw:line draw:style-name="gr13" draw:layer="layout" svg:x1="28.887cm" svg:y1="13.948cm" svg:x2="28.895cm" svg:y2="13.797cm">
          <text:p/>
        </draw:line>
        <draw:line draw:style-name="gr13" draw:layer="layout" svg:x1="28.894cm" svg:y1="13.798cm" svg:x2="28.902cm" svg:y2="13.722cm">
          <text:p/>
        </draw:line>
        <draw:line draw:style-name="gr13" draw:layer="layout" svg:x1="28.901cm" svg:y1="13.722cm" svg:x2="28.901cm" svg:y2="13.593cm">
          <text:p/>
        </draw:line>
        <draw:line draw:style-name="gr13" draw:layer="layout" svg:x1="28.901cm" svg:y1="13.593cm" svg:x2="28.909cm" svg:y2="13.662cm">
          <text:p/>
        </draw:line>
        <draw:line draw:style-name="gr13" draw:layer="layout" svg:x1="28.908cm" svg:y1="13.661cm" svg:x2="28.908cm" svg:y2="13.607cm">
          <text:p/>
        </draw:line>
        <draw:line draw:style-name="gr13" draw:layer="layout" svg:x1="28.908cm" svg:y1="13.607cm" svg:x2="28.917cm" svg:y2="13.621cm">
          <text:p/>
        </draw:line>
        <draw:line draw:style-name="gr13" draw:layer="layout" svg:x1="28.915cm" svg:y1="13.62cm" svg:x2="28.922cm" svg:y2="13.683cm">
          <text:p/>
        </draw:line>
        <draw:line draw:style-name="gr13" draw:layer="layout" svg:x1="28.921cm" svg:y1="13.682cm" svg:x2="28.921cm" svg:y2="13.784cm">
          <text:p/>
        </draw:line>
        <draw:line draw:style-name="gr13" draw:layer="layout" svg:x1="28.921cm" svg:y1="13.784cm" svg:x2="28.929cm" svg:y2="13.927cm">
          <text:p/>
        </draw:line>
        <draw:line draw:style-name="gr13" draw:layer="layout" svg:x1="28.928cm" svg:y1="13.926cm" svg:x2="28.936cm" svg:y2="13.995cm">
          <text:p/>
        </draw:line>
        <draw:line draw:style-name="gr13" draw:layer="layout" svg:x1="28.935cm" svg:y1="13.994cm" svg:x2="28.935cm" svg:y2="14.124cm">
          <text:p/>
        </draw:line>
        <draw:line draw:style-name="gr13" draw:layer="layout" svg:x1="28.935cm" svg:y1="14.124cm" svg:x2="28.943cm" svg:y2="14.233cm">
          <text:p/>
        </draw:line>
        <draw:line draw:style-name="gr13" draw:layer="layout" svg:x1="28.942cm" svg:y1="14.232cm" svg:x2="28.942cm" svg:y2="14.321cm">
          <text:p/>
        </draw:line>
        <draw:line draw:style-name="gr13" draw:layer="layout" svg:x1="28.942cm" svg:y1="14.321cm" svg:x2="28.95cm" svg:y2="14.342cm">
          <text:p/>
        </draw:line>
        <draw:line draw:style-name="gr13" draw:layer="layout" svg:x1="28.949cm" svg:y1="14.342cm" svg:x2="28.956cm" svg:y2="14.287cm">
          <text:p/>
        </draw:line>
        <draw:line draw:style-name="gr13" draw:layer="layout" svg:x1="28.955cm" svg:y1="14.287cm" svg:x2="28.955cm" svg:y2="14.26cm">
          <text:p/>
        </draw:line>
        <draw:line draw:style-name="gr13" draw:layer="layout" svg:x1="28.955cm" svg:y1="14.261cm" svg:x2="28.963cm" svg:y2="14.13cm">
          <text:p/>
        </draw:line>
        <draw:line draw:style-name="gr13" draw:layer="layout" svg:x1="28.962cm" svg:y1="14.131cm" svg:x2="28.971cm" svg:y2="14.015cm">
          <text:p/>
        </draw:line>
        <draw:line draw:style-name="gr13" draw:layer="layout" svg:x1="28.969cm" svg:y1="14.016cm" svg:x2="28.977cm" svg:y2="13.96cm">
          <text:p/>
        </draw:line>
        <draw:line draw:style-name="gr13" draw:layer="layout" svg:x1="28.976cm" svg:y1="13.96cm" svg:x2="28.976cm" svg:y2="13.967cm">
          <text:p/>
        </draw:line>
        <draw:line draw:style-name="gr13" draw:layer="layout" svg:x1="28.976cm" svg:y1="13.968cm" svg:x2="28.984cm" svg:y2="13.947cm">
          <text:p/>
        </draw:line>
        <draw:line draw:style-name="gr13" draw:layer="layout" svg:x1="28.983cm" svg:y1="13.947cm" svg:x2="28.991cm" svg:y2="14.036cm">
          <text:p/>
        </draw:line>
        <draw:line draw:style-name="gr13" draw:layer="layout" svg:x1="28.99cm" svg:y1="14.035cm" svg:x2="28.99cm" svg:y2="14.083cm">
          <text:p/>
        </draw:line>
        <draw:line draw:style-name="gr13" draw:layer="layout" svg:x1="28.99cm" svg:y1="14.083cm" svg:x2="28.997cm" svg:y2="14.172cm">
          <text:p/>
        </draw:line>
        <draw:line draw:style-name="gr13" draw:layer="layout" svg:x1="28.996cm" svg:y1="14.171cm" svg:x2="29.004cm" svg:y2="14.227cm">
          <text:p/>
        </draw:line>
        <draw:line draw:style-name="gr13" draw:layer="layout" svg:x1="29.003cm" svg:y1="14.226cm" svg:x2="29.003cm" svg:y2="14.294cm">
          <text:p/>
        </draw:line>
        <draw:line draw:style-name="gr13" draw:layer="layout" svg:x1="29.003cm" svg:y1="14.294cm" svg:x2="29.011cm" svg:y2="14.369cm">
          <text:p/>
        </draw:line>
        <draw:line draw:style-name="gr13" draw:layer="layout" svg:x1="29.01cm" svg:y1="14.368cm" svg:x2="29.01cm" svg:y2="14.328cm">
          <text:p/>
        </draw:line>
        <draw:line draw:style-name="gr13" draw:layer="layout" svg:x1="29.01cm" svg:y1="14.329cm" svg:x2="29.019cm" svg:y2="14.26cm">
          <text:p/>
        </draw:line>
        <draw:line draw:style-name="gr13" draw:layer="layout" svg:x1="29.017cm" svg:y1="14.26cm" svg:x2="29.025cm" svg:y2="14.335cm">
          <text:p/>
        </draw:line>
        <draw:line draw:style-name="gr13" draw:layer="layout" svg:x1="29.024cm" svg:y1="14.334cm" svg:x2="29.024cm" svg:y2="14.382cm">
          <text:p/>
        </draw:line>
        <draw:line draw:style-name="gr13" draw:layer="layout" svg:x1="29.024cm" svg:y1="14.383cm" svg:x2="29.031cm" svg:y2="14.341cm">
          <text:p/>
        </draw:line>
        <draw:line draw:style-name="gr13" draw:layer="layout" svg:x1="29.03cm" svg:y1="14.341cm" svg:x2="29.038cm" svg:y2="14.376cm">
          <text:p/>
        </draw:line>
        <draw:line draw:style-name="gr13" draw:layer="layout" svg:x1="29.037cm" svg:y1="14.375cm" svg:x2="29.037cm" svg:y2="14.368cm">
          <text:p/>
        </draw:line>
        <draw:line draw:style-name="gr13" draw:layer="layout" svg:x1="29.037cm" svg:y1="14.368cm" svg:x2="29.045cm" svg:y2="14.417cm">
          <text:p/>
        </draw:line>
        <draw:line draw:style-name="gr13" draw:layer="layout" svg:x1="29.044cm" svg:y1="14.416cm" svg:x2="29.044cm" svg:y2="14.518cm">
          <text:p/>
        </draw:line>
        <draw:line draw:style-name="gr13" draw:layer="layout" svg:x1="29.044cm" svg:y1="14.518cm" svg:x2="29.052cm" svg:y2="14.526cm">
          <text:p/>
        </draw:line>
        <draw:line draw:style-name="gr13" draw:layer="layout" svg:x1="29.051cm" svg:y1="14.525cm" svg:x2="29.059cm" svg:y2="14.553cm">
          <text:p/>
        </draw:line>
        <draw:line draw:style-name="gr13" draw:layer="layout" svg:x1="29.058cm" svg:y1="14.552cm" svg:x2="29.058cm" svg:y2="14.477cm">
          <text:p/>
        </draw:line>
        <draw:line draw:style-name="gr13" draw:layer="layout" svg:x1="29.058cm" svg:y1="14.478cm" svg:x2="29.065cm" svg:y2="14.416cm">
          <text:p/>
        </draw:line>
        <draw:line draw:style-name="gr13" draw:layer="layout" svg:x1="29.064cm" svg:y1="14.417cm" svg:x2="29.073cm" svg:y2="14.375cm">
          <text:p/>
        </draw:line>
        <draw:line draw:style-name="gr13" draw:layer="layout" svg:x1="29.071cm" svg:y1="14.375cm" svg:x2="29.071cm" svg:y2="14.328cm">
          <text:p/>
        </draw:line>
        <draw:line draw:style-name="gr13" draw:layer="layout" svg:x1="29.071cm" svg:y1="14.329cm" svg:x2="29.079cm" svg:y2="14.158cm">
          <text:p/>
        </draw:line>
        <draw:line draw:style-name="gr13" draw:layer="layout" svg:x1="29.078cm" svg:y1="14.158cm" svg:x2="29.078cm" svg:y2="14.117cm">
          <text:p/>
        </draw:line>
        <draw:line draw:style-name="gr13" draw:layer="layout" svg:x1="29.078cm" svg:y1="14.118cm" svg:x2="29.086cm" svg:y2="14.015cm">
          <text:p/>
        </draw:line>
        <draw:line draw:style-name="gr13" draw:layer="layout" svg:x1="29.085cm" svg:y1="14.016cm" svg:x2="29.093cm" svg:y2="13.954cm">
          <text:p/>
        </draw:line>
        <draw:line draw:style-name="gr13" draw:layer="layout" svg:x1="29.092cm" svg:y1="13.954cm" svg:x2="29.092cm" svg:y2="13.892cm">
          <text:p/>
        </draw:line>
        <draw:line draw:style-name="gr13" draw:layer="layout" svg:x1="29.092cm" svg:y1="13.893cm" svg:x2="29.1cm" svg:y2="13.824cm">
          <text:p/>
        </draw:line>
        <draw:line draw:style-name="gr13" draw:layer="layout" svg:x1="29.099cm" svg:y1="13.824cm" svg:x2="29.106cm" svg:y2="13.866cm">
          <text:p/>
        </draw:line>
        <draw:line draw:style-name="gr13" draw:layer="layout" svg:x1="29.105cm" svg:y1="13.865cm" svg:x2="29.105cm" svg:y2="13.886cm">
          <text:p/>
        </draw:line>
        <draw:line draw:style-name="gr13" draw:layer="layout" svg:x1="29.105cm" svg:y1="13.888cm" svg:x2="29.113cm" svg:y2="13.838cm">
          <text:p/>
        </draw:line>
        <draw:line draw:style-name="gr13" draw:layer="layout" svg:x1="29.112cm" svg:y1="13.838cm" svg:x2="29.112cm" svg:y2="13.906cm">
          <text:p/>
        </draw:line>
        <draw:line draw:style-name="gr13" draw:layer="layout" svg:x1="29.112cm" svg:y1="13.907cm" svg:x2="29.121cm" svg:y2="13.838cm">
          <text:p/>
        </draw:line>
        <draw:line draw:style-name="gr13" draw:layer="layout" svg:x1="29.119cm" svg:y1="13.838cm" svg:x2="29.127cm" svg:y2="13.846cm">
          <text:p/>
        </draw:line>
        <draw:line draw:style-name="gr13" draw:layer="layout" svg:x1="29.126cm" svg:y1="13.845cm" svg:x2="29.133cm" svg:y2="13.845cm">
          <text:p/>
        </draw:line>
        <draw:line draw:style-name="gr13" draw:layer="layout" svg:x1="29.133cm" svg:y1="13.845cm" svg:x2="29.133cm" svg:y2="13.947cm">
          <text:p/>
        </draw:line>
        <draw:line draw:style-name="gr13" draw:layer="layout" svg:x1="29.133cm" svg:y1="13.947cm" svg:x2="29.14cm" svg:y2="13.961cm">
          <text:p/>
        </draw:line>
        <draw:line draw:style-name="gr13" draw:layer="layout" svg:x1="29.139cm" svg:y1="13.961cm" svg:x2="29.147cm" svg:y2="13.933cm">
          <text:p/>
        </draw:line>
        <draw:line draw:style-name="gr13" draw:layer="layout" svg:x1="29.146cm" svg:y1="13.933cm" svg:x2="29.146cm" svg:y2="14.028cm">
          <text:p/>
        </draw:line>
        <draw:line draw:style-name="gr13" draw:layer="layout" svg:x1="29.146cm" svg:y1="14.028cm" svg:x2="29.154cm" svg:y2="14.077cm">
          <text:p/>
        </draw:line>
        <draw:line draw:style-name="gr13" draw:layer="layout" svg:x1="29.153cm" svg:y1="14.076cm" svg:x2="29.161cm" svg:y2="14.22cm">
          <text:p/>
        </draw:line>
        <draw:line draw:style-name="gr13" draw:layer="layout" svg:x1="29.16cm" svg:y1="14.219cm" svg:x2="29.16cm" svg:y2="14.205cm">
          <text:p/>
        </draw:line>
        <draw:line draw:style-name="gr13" draw:layer="layout" svg:x1="29.16cm" svg:y1="14.205cm" svg:x2="29.169cm" svg:y2="14.288cm">
          <text:p/>
        </draw:line>
        <draw:line draw:style-name="gr13" draw:layer="layout" svg:x1="29.167cm" svg:y1="14.287cm" svg:x2="29.167cm" svg:y2="14.273cm">
          <text:p/>
        </draw:line>
        <draw:line draw:style-name="gr13" draw:layer="layout" svg:x1="29.167cm" svg:y1="14.274cm" svg:x2="29.174cm" svg:y2="14.266cm">
          <text:p/>
        </draw:line>
        <draw:line draw:style-name="gr13" draw:layer="layout" svg:x1="29.173cm" svg:y1="14.267cm" svg:x2="29.181cm" svg:y2="14.239cm">
          <text:p/>
        </draw:line>
        <draw:line draw:style-name="gr13" draw:layer="layout" svg:x1="29.18cm" svg:y1="14.239cm" svg:x2="29.18cm" svg:y2="14.226cm">
          <text:p/>
        </draw:line>
        <draw:line draw:style-name="gr13" draw:layer="layout" svg:x1="29.18cm" svg:y1="14.227cm" svg:x2="29.188cm" svg:y2="14.144cm">
          <text:p/>
        </draw:line>
        <draw:line draw:style-name="gr13" draw:layer="layout" svg:x1="29.187cm" svg:y1="14.145cm" svg:x2="29.195cm" svg:y2="14.09cm">
          <text:p/>
        </draw:line>
        <draw:line draw:style-name="gr13" draw:layer="layout" svg:x1="29.194cm" svg:y1="14.09cm" svg:x2="29.194cm" svg:y2="14.001cm">
          <text:p/>
        </draw:line>
        <draw:line draw:style-name="gr13" draw:layer="layout" svg:x1="29.194cm" svg:y1="14.002cm" svg:x2="29.202cm" svg:y2="13.92cm">
          <text:p/>
        </draw:line>
        <draw:line draw:style-name="gr13" draw:layer="layout" svg:x1="29.201cm" svg:y1="13.92cm" svg:x2="29.201cm" svg:y2="13.913cm">
          <text:p/>
        </draw:line>
        <draw:line draw:style-name="gr13" draw:layer="layout" svg:x1="29.201cm" svg:y1="13.913cm" svg:x2="29.209cm" svg:y2="13.934cm">
          <text:p/>
        </draw:line>
        <draw:line draw:style-name="gr13" draw:layer="layout" svg:x1="29.208cm" svg:y1="13.934cm" svg:x2="29.215cm" svg:y2="13.886cm">
          <text:p/>
        </draw:line>
        <draw:line draw:style-name="gr13" draw:layer="layout" svg:x1="29.214cm" svg:y1="13.886cm" svg:x2="29.214cm" svg:y2="13.872cm">
          <text:p/>
        </draw:line>
        <draw:line draw:style-name="gr13" draw:layer="layout" svg:x1="29.214cm" svg:y1="13.873cm" svg:x2="29.223cm" svg:y2="13.811cm">
          <text:p/>
        </draw:line>
        <draw:line draw:style-name="gr13" draw:layer="layout" svg:x1="29.221cm" svg:y1="13.811cm" svg:x2="29.229cm" svg:y2="13.873cm">
          <text:p/>
        </draw:line>
        <draw:line draw:style-name="gr13" draw:layer="layout" svg:x1="29.228cm" svg:y1="13.872cm" svg:x2="29.228cm" svg:y2="13.892cm">
          <text:p/>
        </draw:line>
        <draw:line draw:style-name="gr13" draw:layer="layout" svg:x1="29.228cm" svg:y1="13.892cm" svg:x2="29.236cm" svg:y2="13.982cm">
          <text:p/>
        </draw:line>
        <draw:line draw:style-name="gr13" draw:layer="layout" svg:x1="29.235cm" svg:y1="13.981cm" svg:x2="29.235cm" svg:y2="13.974cm">
          <text:p/>
        </draw:line>
        <draw:line draw:style-name="gr13" draw:layer="layout" svg:x1="29.235cm" svg:y1="13.974cm" svg:x2="29.243cm" svg:y2="14.05cm">
          <text:p/>
        </draw:line>
        <draw:line draw:style-name="gr13" draw:layer="layout" svg:x1="29.242cm" svg:y1="14.049cm" svg:x2="29.249cm" svg:y2="14.063cm">
          <text:p/>
        </draw:line>
        <draw:line draw:style-name="gr13" draw:layer="layout" svg:x1="29.248cm" svg:y1="14.062cm" svg:x2="29.248cm" svg:y2="14.198cm">
          <text:p/>
        </draw:line>
        <draw:line draw:style-name="gr13" draw:layer="layout" svg:x1="29.248cm" svg:y1="14.198cm" svg:x2="29.256cm" svg:y2="14.288cm">
          <text:p/>
        </draw:line>
        <draw:line draw:style-name="gr13" draw:layer="layout" svg:x1="29.255cm" svg:y1="14.289cm" svg:x2="29.263cm" svg:y2="14.28cm">
          <text:p/>
        </draw:line>
        <draw:line draw:style-name="gr13" draw:layer="layout" svg:x1="29.262cm" svg:y1="14.28cm" svg:x2="29.262cm" svg:y2="14.45cm">
          <text:p/>
        </draw:line>
        <draw:line draw:style-name="gr13" draw:layer="layout" svg:x1="29.262cm" svg:y1="14.45cm" svg:x2="29.271cm" svg:y2="14.493cm">
          <text:p/>
        </draw:line>
        <draw:line draw:style-name="gr13" draw:layer="layout" svg:x1="29.269cm" svg:y1="14.491cm" svg:x2="29.269cm" svg:y2="14.62cm">
          <text:p/>
        </draw:line>
        <draw:line draw:style-name="gr13" draw:layer="layout" svg:x1="29.269cm" svg:y1="14.62cm" svg:x2="29.277cm" svg:y2="14.668cm">
          <text:p/>
        </draw:line>
        <draw:line draw:style-name="gr13" draw:layer="layout" svg:x1="29.276cm" svg:y1="14.667cm" svg:x2="29.284cm" svg:y2="14.764cm">
          <text:p/>
        </draw:line>
        <draw:line draw:style-name="gr13" draw:layer="layout" svg:x1="29.283cm" svg:y1="14.763cm" svg:x2="29.283cm" svg:y2="14.715cm">
          <text:p/>
        </draw:line>
        <draw:line draw:style-name="gr13" draw:layer="layout" svg:x1="29.283cm" svg:y1="14.715cm" svg:x2="29.29cm" svg:y2="14.75cm">
          <text:p/>
        </draw:line>
        <draw:line draw:style-name="gr13" draw:layer="layout" svg:x1="29.289cm" svg:y1="14.749cm" svg:x2="29.297cm" svg:y2="14.811cm">
          <text:p/>
        </draw:line>
        <draw:line draw:style-name="gr13" draw:layer="layout" svg:x1="29.296cm" svg:y1="14.81cm" svg:x2="29.296cm" svg:y2="14.797cm">
          <text:p/>
        </draw:line>
        <draw:line draw:style-name="gr13" draw:layer="layout" svg:x1="29.296cm" svg:y1="14.797cm" svg:x2="29.304cm" svg:y2="14.886cm">
          <text:p/>
        </draw:line>
        <draw:line draw:style-name="gr13" draw:layer="layout" svg:x1="29.303cm" svg:y1="14.885cm" svg:x2="29.303cm" svg:y2="14.98cm">
          <text:p/>
        </draw:line>
        <draw:line draw:style-name="gr13" draw:layer="layout" svg:x1="29.303cm" svg:y1="14.98cm" svg:x2="29.311cm" svg:y2="15.104cm">
          <text:p/>
        </draw:line>
        <draw:line draw:style-name="gr13" draw:layer="layout" svg:x1="29.31cm" svg:y1="15.103cm" svg:x2="29.319cm" svg:y2="15.178cm">
          <text:p/>
        </draw:line>
        <draw:line draw:style-name="gr13" draw:layer="layout" svg:x1="29.317cm" svg:y1="15.177cm" svg:x2="29.317cm" svg:y2="15.32cm">
          <text:p/>
        </draw:line>
        <draw:line draw:style-name="gr13" draw:layer="layout" svg:x1="29.317cm" svg:y1="15.32cm" svg:x2="29.324cm" svg:y2="15.443cm">
          <text:p/>
        </draw:line>
        <draw:line draw:style-name="gr13" draw:layer="layout" svg:x1="29.323cm" svg:y1="15.442cm" svg:x2="29.331cm" svg:y2="15.586cm">
          <text:p/>
        </draw:line>
        <draw:line draw:style-name="gr13" draw:layer="layout" svg:x1="29.33cm" svg:y1="15.585cm" svg:x2="29.33cm" svg:y2="15.728cm">
          <text:p/>
        </draw:line>
        <draw:line draw:style-name="gr13" draw:layer="layout" svg:x1="29.33cm" svg:y1="15.728cm" svg:x2="29.338cm" svg:y2="15.831cm">
          <text:p/>
        </draw:line>
        <draw:line draw:style-name="gr13" draw:layer="layout" svg:x1="29.337cm" svg:y1="15.83cm" svg:x2="29.337cm" svg:y2="15.959cm">
          <text:p/>
        </draw:line>
        <draw:line draw:style-name="gr13" draw:layer="layout" svg:x1="29.337cm" svg:y1="15.959cm" svg:x2="29.345cm" svg:y2="16.062cm">
          <text:p/>
        </draw:line>
        <draw:line draw:style-name="gr13" draw:layer="layout" svg:x1="29.344cm" svg:y1="16.061cm" svg:x2="29.352cm" svg:y2="16.151cm">
          <text:p/>
        </draw:line>
        <draw:line draw:style-name="gr13" draw:layer="layout" svg:x1="29.351cm" svg:y1="16.15cm" svg:x2="29.351cm" svg:y2="16.238cm">
          <text:p/>
        </draw:line>
        <draw:line draw:style-name="gr13" draw:layer="layout" svg:x1="29.351cm" svg:y1="16.238cm" svg:x2="29.358cm" svg:y2="16.273cm">
          <text:p/>
        </draw:line>
        <draw:line draw:style-name="gr13" draw:layer="layout" svg:x1="29.357cm" svg:y1="16.272cm" svg:x2="29.365cm" svg:y2="16.293cm">
          <text:p/>
        </draw:line>
        <draw:line draw:style-name="gr13" draw:layer="layout" svg:x1="29.364cm" svg:y1="16.292cm" svg:x2="29.364cm" svg:y2="16.313cm">
          <text:p/>
        </draw:line>
        <draw:line draw:style-name="gr13" draw:layer="layout" svg:x1="29.364cm" svg:y1="16.314cm" svg:x2="29.373cm" svg:y2="16.252cm">
          <text:p/>
        </draw:line>
        <draw:line draw:style-name="gr13" draw:layer="layout" svg:x1="29.371cm" svg:y1="16.252cm" svg:x2="29.371cm" svg:y2="16.218cm">
          <text:p/>
        </draw:line>
        <draw:line draw:style-name="gr13" draw:layer="layout" svg:x1="29.371cm" svg:y1="16.219cm" svg:x2="29.379cm" svg:y2="16.116cm">
          <text:p/>
        </draw:line>
        <draw:line draw:style-name="gr13" draw:layer="layout" svg:x1="29.378cm" svg:y1="16.117cm" svg:x2="29.386cm" svg:y2="16.027cm">
          <text:p/>
        </draw:line>
        <draw:line draw:style-name="gr13" draw:layer="layout" svg:x1="29.385cm" svg:y1="16.027cm" svg:x2="29.385cm" svg:y2="15.952cm">
          <text:p/>
        </draw:line>
        <draw:line draw:style-name="gr13" draw:layer="layout" svg:x1="29.385cm" svg:y1="15.953cm" svg:x2="29.393cm" svg:y2="15.85cm">
          <text:p/>
        </draw:line>
        <draw:line draw:style-name="gr13" draw:layer="layout" svg:x1="29.392cm" svg:y1="15.851cm" svg:x2="29.399cm" svg:y2="15.755cm">
          <text:p/>
        </draw:line>
        <draw:line draw:style-name="gr13" draw:layer="layout" svg:x1="29.398cm" svg:y1="15.755cm" svg:x2="29.398cm" svg:y2="15.667cm">
          <text:p/>
        </draw:line>
        <draw:line draw:style-name="gr13" draw:layer="layout" svg:x1="29.398cm" svg:y1="15.668cm" svg:x2="29.406cm" svg:y2="15.606cm">
          <text:p/>
        </draw:line>
        <draw:line draw:style-name="gr13" draw:layer="layout" svg:x1="29.405cm" svg:y1="15.606cm" svg:x2="29.405cm" svg:y2="15.558cm">
          <text:p/>
        </draw:line>
        <draw:line draw:style-name="gr13" draw:layer="layout" svg:x1="29.405cm" svg:y1="15.559cm" svg:x2="29.413cm" svg:y2="15.538cm">
          <text:p/>
        </draw:line>
        <draw:line draw:style-name="gr13" draw:layer="layout" svg:x1="29.412cm" svg:y1="15.539cm" svg:x2="29.421cm" svg:y2="15.504cm">
          <text:p/>
        </draw:line>
        <draw:line draw:style-name="gr13" draw:layer="layout" svg:x1="29.419cm" svg:y1="15.504cm" svg:x2="29.419cm" svg:y2="15.463cm">
          <text:p/>
        </draw:line>
        <draw:line draw:style-name="gr13" draw:layer="layout" svg:x1="29.419cm" svg:y1="15.464cm" svg:x2="29.427cm" svg:y2="15.388cm">
          <text:p/>
        </draw:line>
        <draw:line draw:style-name="gr13" draw:layer="layout" svg:x1="29.426cm" svg:y1="15.389cm" svg:x2="29.433cm" svg:y2="15.354cm">
          <text:p/>
        </draw:line>
        <draw:line draw:style-name="gr13" draw:layer="layout" svg:x1="29.432cm" svg:y1="15.354cm" svg:x2="29.432cm" svg:y2="15.361cm">
          <text:p/>
        </draw:line>
        <draw:line draw:style-name="gr13" draw:layer="layout" svg:x1="29.432cm" svg:y1="15.362cm" svg:x2="29.44cm" svg:y2="15.307cm">
          <text:p/>
        </draw:line>
        <draw:line draw:style-name="gr13" draw:layer="layout" svg:x1="29.439cm" svg:y1="15.307cm" svg:x2="29.439cm" svg:y2="15.252cm">
          <text:p/>
        </draw:line>
        <draw:line draw:style-name="gr13" draw:layer="layout" svg:x1="29.439cm" svg:y1="15.253cm" svg:x2="29.447cm" svg:y2="15.211cm">
          <text:p/>
        </draw:line>
        <draw:line draw:style-name="gr13" draw:layer="layout" svg:x1="29.446cm" svg:y1="15.212cm" svg:x2="29.454cm" svg:y2="15.198cm">
          <text:p/>
        </draw:line>
        <draw:line draw:style-name="gr13" draw:layer="layout" svg:x1="29.453cm" svg:y1="15.198cm" svg:x2="29.453cm" svg:y2="15.143cm">
          <text:p/>
        </draw:line>
        <draw:line draw:style-name="gr13" draw:layer="layout" svg:x1="29.453cm" svg:y1="15.144cm" svg:x2="29.461cm" svg:y2="15.075cm">
          <text:p/>
        </draw:line>
        <draw:line draw:style-name="gr13" draw:layer="layout" svg:x1="29.46cm" svg:y1="15.076cm" svg:x2="29.467cm" svg:y2="15.055cm">
          <text:p/>
        </draw:line>
        <draw:line draw:style-name="gr13" draw:layer="layout" svg:x1="29.466cm" svg:y1="15.055cm" svg:x2="29.466cm" svg:y2="15.041cm">
          <text:p/>
        </draw:line>
        <draw:line draw:style-name="gr13" draw:layer="layout" svg:x1="29.466cm" svg:y1="15.042cm" svg:x2="29.475cm" svg:y2="15.035cm">
          <text:p/>
        </draw:line>
        <draw:line draw:style-name="gr13" draw:layer="layout" svg:x1="29.473cm" svg:y1="15.035cm" svg:x2="29.473cm" svg:y2="14.987cm">
          <text:p/>
        </draw:line>
        <draw:line draw:style-name="gr13" draw:layer="layout" svg:x1="29.473cm" svg:y1="14.987cm" svg:x2="29.48cm" svg:y2="14.987cm">
          <text:p/>
        </draw:line>
        <draw:line draw:style-name="gr13" draw:layer="layout" svg:x1="29.48cm" svg:y1="14.987cm" svg:x2="29.487cm" svg:y2="14.987cm">
          <text:p/>
        </draw:line>
        <draw:line draw:style-name="gr13" draw:layer="layout" svg:x1="29.487cm" svg:y1="14.987cm" svg:x2="29.487cm" svg:y2="15.021cm">
          <text:p/>
        </draw:line>
        <draw:line draw:style-name="gr13" draw:layer="layout" svg:x1="29.487cm" svg:y1="15.021cm" svg:x2="29.495cm" svg:y2="15.104cm">
          <text:p/>
        </draw:line>
        <draw:line draw:style-name="gr13" draw:layer="layout" svg:x1="29.494cm" svg:y1="15.104cm" svg:x2="29.502cm" svg:y2="15.089cm">
          <text:p/>
        </draw:line>
        <draw:line draw:style-name="gr13" draw:layer="layout" svg:x1="29.501cm" svg:y1="15.089cm" svg:x2="29.501cm" svg:y2="15.075cm">
          <text:p/>
        </draw:line>
        <draw:line draw:style-name="gr13" draw:layer="layout" svg:x1="29.501cm" svg:y1="15.075cm" svg:x2="29.508cm" svg:y2="15.097cm">
          <text:p/>
        </draw:line>
        <draw:line draw:style-name="gr13" draw:layer="layout" svg:x1="29.507cm" svg:y1="15.096cm" svg:x2="29.507cm" svg:y2="15.082cm">
          <text:p/>
        </draw:line>
        <draw:line draw:style-name="gr13" draw:layer="layout" svg:x1="29.507cm" svg:y1="15.082cm" svg:x2="29.515cm" svg:y2="15.138cm">
          <text:p/>
        </draw:line>
        <draw:line draw:style-name="gr13" draw:layer="layout" svg:x1="29.514cm" svg:y1="15.137cm" svg:x2="29.523cm" svg:y2="15.199cm">
          <text:p/>
        </draw:line>
        <draw:line draw:style-name="gr13" draw:layer="layout" svg:x1="29.521cm" svg:y1="15.198cm" svg:x2="29.521cm" svg:y2="15.211cm">
          <text:p/>
        </draw:line>
        <draw:line draw:style-name="gr13" draw:layer="layout" svg:x1="29.521cm" svg:y1="15.211cm" svg:x2="29.529cm" svg:y2="15.267cm">
          <text:p/>
        </draw:line>
        <draw:line draw:style-name="gr13" draw:layer="layout" svg:x1="29.528cm" svg:y1="15.266cm" svg:x2="29.536cm" svg:y2="15.274cm">
          <text:p/>
        </draw:line>
        <draw:line draw:style-name="gr13" draw:layer="layout" svg:x1="29.535cm" svg:y1="15.273cm" svg:x2="29.535cm" svg:y2="15.361cm">
          <text:p/>
        </draw:line>
        <draw:line draw:style-name="gr13" draw:layer="layout" svg:x1="29.535cm" svg:y1="15.361cm" svg:x2="29.542cm" svg:y2="15.443cm">
          <text:p/>
        </draw:line>
        <draw:line draw:style-name="gr13" draw:layer="layout" svg:x1="29.541cm" svg:y1="15.442cm" svg:x2="29.541cm" svg:y2="15.551cm">
          <text:p/>
        </draw:line>
        <draw:line draw:style-name="gr13" draw:layer="layout" svg:x1="29.541cm" svg:y1="15.551cm" svg:x2="29.549cm" svg:y2="15.627cm">
          <text:p/>
        </draw:line>
        <draw:line draw:style-name="gr13" draw:layer="layout" svg:x1="29.548cm" svg:y1="15.626cm" svg:x2="29.556cm" svg:y2="15.729cm">
          <text:p/>
        </draw:line>
        <draw:line draw:style-name="gr13" draw:layer="layout" svg:x1="29.555cm" svg:y1="15.728cm" svg:x2="29.555cm" svg:y2="15.81cm">
          <text:p/>
        </draw:line>
        <draw:line draw:style-name="gr13" draw:layer="layout" svg:x1="29.555cm" svg:y1="15.81cm" svg:x2="29.563cm" svg:y2="15.879cm">
          <text:p/>
        </draw:line>
        <draw:line draw:style-name="gr13" draw:layer="layout" svg:x1="29.562cm" svg:y1="15.878cm" svg:x2="29.571cm" svg:y2="15.974cm">
          <text:p/>
        </draw:line>
        <draw:line draw:style-name="gr13" draw:layer="layout" svg:x1="29.569cm" svg:y1="15.973cm" svg:x2="29.569cm" svg:y2="16.041cm">
          <text:p/>
        </draw:line>
        <draw:line draw:style-name="gr13" draw:layer="layout" svg:x1="29.569cm" svg:y1="16.041cm" svg:x2="29.576cm" svg:y2="16.13cm">
          <text:p/>
        </draw:line>
        <draw:line draw:style-name="gr13" draw:layer="layout" svg:x1="29.575cm" svg:y1="16.129cm" svg:x2="29.575cm" svg:y2="16.211cm">
          <text:p/>
        </draw:line>
        <draw:line draw:style-name="gr13" draw:layer="layout" svg:x1="29.575cm" svg:y1="16.211cm" svg:x2="29.583cm" svg:y2="16.293cm">
          <text:p/>
        </draw:line>
        <draw:line draw:style-name="gr13" draw:layer="layout" svg:x1="29.582cm" svg:y1="16.292cm" svg:x2="29.59cm" svg:y2="16.341cm">
          <text:p/>
        </draw:line>
        <draw:line draw:style-name="gr13" draw:layer="layout" svg:x1="29.589cm" svg:y1="16.34cm" svg:x2="29.589cm" svg:y2="16.394cm">
          <text:p/>
        </draw:line>
        <draw:line draw:style-name="gr13" draw:layer="layout" svg:x1="29.589cm" svg:y1="16.394cm" svg:x2="29.597cm" svg:y2="16.416cm">
          <text:p/>
        </draw:line>
        <draw:line draw:style-name="gr13" draw:layer="layout" svg:x1="29.596cm" svg:y1="16.415cm" svg:x2="29.603cm" svg:y2="16.415cm">
          <text:p/>
        </draw:line>
        <draw:line draw:style-name="gr13" draw:layer="layout" svg:x1="29.603cm" svg:y1="16.415cm" svg:x2="29.603cm" svg:y2="16.408cm">
          <text:p/>
        </draw:line>
        <draw:line draw:style-name="gr13" draw:layer="layout" svg:x1="29.603cm" svg:y1="16.409cm" svg:x2="29.611cm" svg:y2="16.374cm">
          <text:p/>
        </draw:line>
        <draw:line draw:style-name="gr13" draw:layer="layout" svg:x1="29.61cm" svg:y1="16.374cm" svg:x2="29.61cm" svg:y2="16.326cm">
          <text:p/>
        </draw:line>
        <draw:line draw:style-name="gr13" draw:layer="layout" svg:x1="29.61cm" svg:y1="16.327cm" svg:x2="29.617cm" svg:y2="16.279cm">
          <text:p/>
        </draw:line>
        <draw:line draw:style-name="gr13" draw:layer="layout" svg:x1="29.616cm" svg:y1="16.28cm" svg:x2="29.625cm" svg:y2="16.204cm">
          <text:p/>
        </draw:line>
        <draw:line draw:style-name="gr13" draw:layer="layout" svg:x1="29.623cm" svg:y1="16.204cm" svg:x2="29.623cm" svg:y2="16.143cm">
          <text:p/>
        </draw:line>
        <draw:line draw:style-name="gr13" draw:layer="layout" svg:x1="29.623cm" svg:y1="16.144cm" svg:x2="29.631cm" svg:y2="16.068cm">
          <text:p/>
        </draw:line>
        <draw:line draw:style-name="gr13" draw:layer="layout" svg:x1="29.63cm" svg:y1="16.069cm" svg:x2="29.638cm" svg:y2="15.993cm">
          <text:p/>
        </draw:line>
        <draw:line draw:style-name="gr13" draw:layer="layout" svg:x1="29.637cm" svg:y1="15.993cm" svg:x2="29.637cm" svg:y2="15.918cm">
          <text:p/>
        </draw:line>
        <draw:line draw:style-name="gr13" draw:layer="layout" svg:x1="29.637cm" svg:y1="15.919cm" svg:x2="29.645cm" svg:y2="15.85cm">
          <text:p/>
        </draw:line>
        <draw:line draw:style-name="gr13" draw:layer="layout" svg:x1="29.644cm" svg:y1="15.85cm" svg:x2="29.644cm" svg:y2="15.816cm">
          <text:p/>
        </draw:line>
        <draw:line draw:style-name="gr13" draw:layer="layout" svg:x1="29.644cm" svg:y1="15.817cm" svg:x2="29.651cm" svg:y2="15.721cm">
          <text:p/>
        </draw:line>
        <draw:line draw:style-name="gr13" draw:layer="layout" svg:x1="29.65cm" svg:y1="15.722cm" svg:x2="29.658cm" svg:y2="15.667cm">
          <text:p/>
        </draw:line>
        <draw:line draw:style-name="gr13" draw:layer="layout" svg:x1="29.657cm" svg:y1="15.667cm" svg:x2="29.657cm" svg:y2="15.606cm">
          <text:p/>
        </draw:line>
        <draw:line draw:style-name="gr13" draw:layer="layout" svg:x1="29.657cm" svg:y1="15.607cm" svg:x2="29.665cm" svg:y2="15.572cm">
          <text:p/>
        </draw:line>
        <draw:line draw:style-name="gr13" draw:layer="layout" svg:x1="29.664cm" svg:y1="15.572cm" svg:x2="29.671cm" svg:y2="15.572cm">
          <text:p/>
        </draw:line>
        <draw:line draw:style-name="gr13" draw:layer="layout" svg:x1="29.671cm" svg:y1="15.572cm" svg:x2="29.671cm" svg:y2="15.517cm">
          <text:p/>
        </draw:line>
        <draw:line draw:style-name="gr13" draw:layer="layout" svg:x1="29.671cm" svg:y1="15.518cm" svg:x2="29.679cm" svg:y2="15.49cm">
          <text:p/>
        </draw:line>
        <draw:line draw:style-name="gr13" draw:layer="layout" svg:x1="29.678cm" svg:y1="15.49cm" svg:x2="29.678cm" svg:y2="15.47cm">
          <text:p/>
        </draw:line>
        <draw:line draw:style-name="gr13" draw:layer="layout" svg:x1="29.678cm" svg:y1="15.47cm" svg:x2="29.686cm" svg:y2="15.525cm">
          <text:p/>
        </draw:line>
        <draw:line draw:style-name="gr13" draw:layer="layout" svg:x1="29.685cm" svg:y1="15.525cm" svg:x2="29.692cm" svg:y2="15.504cm">
          <text:p/>
        </draw:line>
        <draw:line draw:style-name="gr13" draw:layer="layout" svg:x1="29.691cm" svg:y1="15.504cm" svg:x2="29.691cm" svg:y2="15.558cm">
          <text:p/>
        </draw:line>
        <draw:line draw:style-name="gr13" draw:layer="layout" svg:x1="29.691cm" svg:y1="15.559cm" svg:x2="29.699cm" svg:y2="15.517cm">
          <text:p/>
        </draw:line>
        <draw:line draw:style-name="gr13" draw:layer="layout" svg:x1="29.698cm" svg:y1="15.517cm" svg:x2="29.705cm" svg:y2="15.517cm">
          <text:p/>
        </draw:line>
        <draw:line draw:style-name="gr13" draw:layer="layout" svg:x1="29.705cm" svg:y1="15.517cm" svg:x2="29.713cm" svg:y2="15.545cm">
          <text:p/>
        </draw:line>
        <draw:line draw:style-name="gr13" draw:layer="layout" svg:x1="29.712cm" svg:y1="15.544cm" svg:x2="29.712cm" svg:y2="15.504cm">
          <text:p/>
        </draw:line>
        <draw:line draw:style-name="gr13" draw:layer="layout" svg:x1="29.712cm" svg:y1="15.504cm" svg:x2="29.721cm" svg:y2="15.539cm">
          <text:p/>
        </draw:line>
        <draw:line draw:style-name="gr13" draw:layer="layout" svg:x1="29.719cm" svg:y1="15.539cm" svg:x2="29.726cm" svg:y2="15.524cm">
          <text:p/>
        </draw:line>
        <draw:line draw:style-name="gr13" draw:layer="layout" svg:x1="29.725cm" svg:y1="15.525cm" svg:x2="29.733cm" svg:y2="15.49cm">
          <text:p/>
        </draw:line>
        <draw:line draw:style-name="gr13" draw:layer="layout" svg:x1="29.732cm" svg:y1="15.49cm" svg:x2="29.74cm" svg:y2="15.511cm">
          <text:p/>
        </draw:line>
        <draw:line draw:style-name="gr13" draw:layer="layout" svg:x1="29.739cm" svg:y1="15.51cm" svg:x2="29.739cm" svg:y2="15.504cm">
          <text:p/>
        </draw:line>
        <draw:line draw:style-name="gr13" draw:layer="layout" svg:x1="29.739cm" svg:y1="15.504cm" svg:x2="29.746cm" svg:y2="15.504cm">
          <text:p/>
        </draw:line>
        <draw:line draw:style-name="gr13" draw:layer="layout" svg:x1="29.746cm" svg:y1="15.504cm" svg:x2="29.746cm" svg:y2="15.524cm">
          <text:p/>
        </draw:line>
        <draw:line draw:style-name="gr13" draw:layer="layout" svg:x1="29.746cm" svg:y1="15.524cm" svg:x2="29.754cm" svg:y2="15.539cm">
          <text:p/>
        </draw:line>
        <draw:line draw:style-name="gr13" draw:layer="layout" svg:x1="29.753cm" svg:y1="15.539cm" svg:x2="29.76cm" svg:y2="15.524cm">
          <text:p/>
        </draw:line>
        <draw:line draw:style-name="gr13" draw:layer="layout" svg:x1="29.759cm" svg:y1="15.524cm" svg:x2="29.759cm" svg:y2="15.51cm">
          <text:p/>
        </draw:line>
        <draw:line draw:style-name="gr13" draw:layer="layout" svg:x1="29.759cm" svg:y1="15.51cm" svg:x2="29.767cm" svg:y2="15.545cm">
          <text:p/>
        </draw:line>
        <draw:line draw:style-name="gr13" draw:layer="layout" svg:x1="29.766cm" svg:y1="15.544cm" svg:x2="29.775cm" svg:y2="15.559cm">
          <text:p/>
        </draw:line>
        <draw:line draw:style-name="gr13" draw:layer="layout" svg:x1="29.773cm" svg:y1="15.558cm" svg:x2="29.773cm" svg:y2="15.612cm">
          <text:p/>
        </draw:line>
        <draw:line draw:style-name="gr13" draw:layer="layout" svg:x1="29.773cm" svg:y1="15.613cm" svg:x2="29.781cm" svg:y2="15.606cm">
          <text:p/>
        </draw:line>
        <draw:line draw:style-name="gr13" draw:layer="layout" svg:x1="29.78cm" svg:y1="15.606cm" svg:x2="29.78cm" svg:y2="15.619cm">
          <text:p/>
        </draw:line>
        <draw:line draw:style-name="gr13" draw:layer="layout" svg:x1="29.78cm" svg:y1="15.619cm" svg:x2="29.787cm" svg:y2="15.619cm">
          <text:p/>
        </draw:line>
        <draw:line draw:style-name="gr13" draw:layer="layout" svg:x1="29.787cm" svg:y1="15.619cm" svg:x2="29.795cm" svg:y2="15.661cm">
          <text:p/>
        </draw:line>
        <draw:line draw:style-name="gr13" draw:layer="layout" svg:x1="29.794cm" svg:y1="15.66cm" svg:x2="29.794cm" svg:y2="15.653cm">
          <text:p/>
        </draw:line>
        <draw:line draw:style-name="gr13" draw:layer="layout" svg:x1="29.794cm" svg:y1="15.653cm" svg:x2="29.801cm" svg:y2="15.681cm">
          <text:p/>
        </draw:line>
        <draw:line draw:style-name="gr13" draw:layer="layout" svg:x1="29.8cm" svg:y1="15.681cm" svg:x2="29.808cm" svg:y2="15.674cm">
          <text:p/>
        </draw:line>
        <draw:line draw:style-name="gr13" draw:layer="layout" svg:x1="29.807cm" svg:y1="15.674cm" svg:x2="29.807cm" svg:y2="15.626cm">
          <text:p/>
        </draw:line>
        <draw:line draw:style-name="gr13" draw:layer="layout" svg:x1="29.807cm" svg:y1="15.627cm" svg:x2="29.815cm" svg:y2="15.619cm">
          <text:p/>
        </draw:line>
        <draw:line draw:style-name="gr13" draw:layer="layout" svg:x1="29.814cm" svg:y1="15.619cm" svg:x2="29.814cm" svg:y2="15.633cm">
          <text:p/>
        </draw:line>
        <draw:line draw:style-name="gr13" draw:layer="layout" svg:x1="29.814cm" svg:y1="15.633cm" svg:x2="29.823cm" svg:y2="15.661cm">
          <text:p/>
        </draw:line>
        <draw:line draw:style-name="gr13" draw:layer="layout" svg:x1="29.821cm" svg:y1="15.66cm" svg:x2="29.829cm" svg:y2="15.681cm">
          <text:p/>
        </draw:line>
        <draw:line draw:style-name="gr13" draw:layer="layout" svg:x1="29.828cm" svg:y1="15.68cm" svg:x2="29.828cm" svg:y2="15.694cm">
          <text:p/>
        </draw:line>
        <draw:line draw:style-name="gr13" draw:layer="layout" svg:x1="29.828cm" svg:y1="15.694cm" svg:x2="29.835cm" svg:y2="15.722cm">
          <text:p/>
        </draw:line>
        <draw:line draw:style-name="gr13" draw:layer="layout" svg:x1="29.834cm" svg:y1="15.721cm" svg:x2="29.842cm" svg:y2="15.736cm">
          <text:p/>
        </draw:line>
        <draw:line draw:style-name="gr13" draw:layer="layout" svg:x1="29.841cm" svg:y1="15.735cm" svg:x2="29.841cm" svg:y2="15.755cm">
          <text:p/>
        </draw:line>
        <draw:line draw:style-name="gr13" draw:layer="layout" svg:x1="29.841cm" svg:y1="15.755cm" svg:x2="29.849cm" svg:y2="15.79cm">
          <text:p/>
        </draw:line>
        <draw:line draw:style-name="gr13" draw:layer="layout" svg:x1="29.848cm" svg:y1="15.789cm" svg:x2="29.848cm" svg:y2="15.823cm">
          <text:p/>
        </draw:line>
        <draw:line draw:style-name="gr13" draw:layer="layout" svg:x1="29.848cm" svg:y1="15.823cm" svg:x2="29.855cm" svg:y2="15.823cm">
          <text:p/>
        </draw:line>
        <draw:line draw:style-name="gr13" draw:layer="layout" svg:x1="29.855cm" svg:y1="15.823cm" svg:x2="29.863cm" svg:y2="15.838cm">
          <text:p/>
        </draw:line>
        <draw:line draw:style-name="gr13" draw:layer="layout" svg:x1="29.862cm" svg:y1="15.837cm" svg:x2="29.862cm" svg:y2="15.816cm">
          <text:p/>
        </draw:line>
        <draw:line draw:style-name="gr13" draw:layer="layout" svg:x1="29.862cm" svg:y1="15.817cm" svg:x2="29.869cm" svg:y2="15.81cm">
          <text:p/>
        </draw:line>
        <draw:line draw:style-name="gr13" draw:layer="layout" svg:x1="29.868cm" svg:y1="15.81cm" svg:x2="29.875cm" svg:y2="15.81cm">
          <text:p/>
        </draw:line>
        <draw:line draw:style-name="gr13" draw:layer="layout" svg:x1="29.875cm" svg:y1="15.81cm" svg:x2="29.875cm" svg:y2="15.803cm">
          <text:p/>
        </draw:line>
        <draw:line draw:style-name="gr13" draw:layer="layout" svg:x1="29.875cm" svg:y1="15.804cm" svg:x2="29.883cm" svg:y2="15.782cm">
          <text:p/>
        </draw:line>
        <draw:line draw:style-name="gr13" draw:layer="layout" svg:x1="29.882cm" svg:y1="15.782cm" svg:x2="29.882cm" svg:y2="15.857cm">
          <text:p/>
        </draw:line>
        <draw:line draw:style-name="gr13" draw:layer="layout" svg:x1="29.882cm" svg:y1="15.858cm" svg:x2="29.89cm" svg:y2="15.816cm">
          <text:p/>
        </draw:line>
        <draw:line draw:style-name="gr13" draw:layer="layout" svg:x1="29.889cm" svg:y1="15.817cm" svg:x2="29.897cm" svg:y2="15.796cm">
          <text:p/>
        </draw:line>
        <draw:line draw:style-name="gr13" draw:layer="layout" svg:x1="29.896cm" svg:y1="15.796cm" svg:x2="29.896cm" svg:y2="15.823cm">
          <text:p/>
        </draw:line>
        <draw:line draw:style-name="gr13" draw:layer="layout" svg:x1="29.896cm" svg:y1="15.823cm" svg:x2="29.904cm" svg:y2="15.831cm">
          <text:p/>
        </draw:line>
        <draw:line draw:style-name="gr13" draw:layer="layout" svg:x1="29.903cm" svg:y1="15.83cm" svg:x2="29.903cm" svg:y2="15.823cm">
          <text:p/>
        </draw:line>
        <draw:line draw:style-name="gr13" draw:layer="layout" svg:x1="29.903cm" svg:y1="15.823cm" svg:x2="29.91cm" svg:y2="15.872cm">
          <text:p/>
        </draw:line>
        <draw:line draw:style-name="gr13" draw:layer="layout" svg:x1="29.909cm" svg:y1="15.871cm" svg:x2="29.917cm" svg:y2="15.879cm">
          <text:p/>
        </draw:line>
        <draw:line draw:style-name="gr13" draw:layer="layout" svg:x1="29.916cm" svg:y1="15.879cm" svg:x2="29.925cm" svg:y2="15.844cm">
          <text:p/>
        </draw:line>
        <draw:line draw:style-name="gr13" draw:layer="layout" svg:x1="29.923cm" svg:y1="15.844cm" svg:x2="29.931cm" svg:y2="15.906cm">
          <text:p/>
        </draw:line>
        <draw:line draw:style-name="gr13" draw:layer="layout" svg:x1="29.93cm" svg:y1="15.905cm" svg:x2="29.93cm" svg:y2="15.912cm">
          <text:p/>
        </draw:line>
        <draw:line draw:style-name="gr13" draw:layer="layout" svg:x1="29.93cm" svg:y1="15.912cm" svg:x2="29.938cm" svg:y2="15.919cm">
          <text:p/>
        </draw:line>
        <draw:line draw:style-name="gr13" draw:layer="layout" svg:x1="29.937cm" svg:y1="15.918cm" svg:x2="29.944cm" svg:y2="15.927cm">
          <text:p/>
        </draw:line>
        <draw:line draw:style-name="gr13" draw:layer="layout" svg:x1="29.943cm" svg:y1="15.926cm" svg:x2="29.951cm" svg:y2="15.898cm">
          <text:p/>
        </draw:line>
        <draw:line draw:style-name="gr13" draw:layer="layout" svg:x1="29.95cm" svg:y1="15.898cm" svg:x2="29.95cm" svg:y2="15.932cm">
          <text:p/>
        </draw:line>
        <draw:line draw:style-name="gr13" draw:layer="layout" svg:x1="29.95cm" svg:y1="15.932cm" svg:x2="29.958cm" svg:y2="15.967cm">
          <text:p/>
        </draw:line>
        <draw:line draw:style-name="gr13" draw:layer="layout" svg:x1="29.957cm" svg:y1="15.967cm" svg:x2="29.965cm" svg:y2="15.946cm">
          <text:p/>
        </draw:line>
        <draw:line draw:style-name="gr13" draw:layer="layout" svg:x1="29.964cm" svg:y1="15.946cm" svg:x2="29.964cm" svg:y2="15.973cm">
          <text:p/>
        </draw:line>
        <draw:line draw:style-name="gr13" draw:layer="layout" svg:x1="29.964cm" svg:y1="15.975cm" svg:x2="29.973cm" svg:y2="15.966cm">
          <text:p/>
        </draw:line>
        <draw:line draw:style-name="gr13" draw:layer="layout" svg:x1="29.971cm" svg:y1="15.966cm" svg:x2="29.971cm" svg:y2="16.007cm">
          <text:p/>
        </draw:line>
        <draw:line draw:style-name="gr13" draw:layer="layout" svg:x1="29.971cm" svg:y1="16.008cm" svg:x2="29.979cm" svg:y2="15.986cm">
          <text:p/>
        </draw:line>
        <draw:line draw:style-name="gr13" draw:layer="layout" svg:x1="29.978cm" svg:y1="15.986cm" svg:x2="29.984cm" svg:y2="15.986cm">
          <text:p/>
        </draw:line>
        <draw:line draw:style-name="gr13" draw:layer="layout" svg:x1="29.984cm" svg:y1="15.986cm" svg:x2="29.984cm" svg:y2="16.007cm">
          <text:p/>
        </draw:line>
        <draw:line draw:style-name="gr13" draw:layer="layout" svg:x1="29.984cm" svg:y1="16.008cm" svg:x2="29.992cm" svg:y2="16cm">
          <text:p/>
        </draw:line>
        <draw:line draw:style-name="gr13" draw:layer="layout" svg:x1="29.991cm" svg:y1="16cm" svg:x2="29.999cm" svg:y2="16.028cm">
          <text:p/>
        </draw:line>
        <draw:line draw:style-name="gr13" draw:layer="layout" svg:x1="29.998cm" svg:y1="16.027cm" svg:x2="29.998cm" svg:y2="16.041cm">
          <text:p/>
        </draw:line>
        <draw:line draw:style-name="gr13" draw:layer="layout" svg:x1="29.998cm" svg:y1="16.042cm" svg:x2="30.006cm" svg:y2="16.034cm">
          <text:p/>
        </draw:line>
        <draw:line draw:style-name="gr13" draw:layer="layout" svg:x1="30.005cm" svg:y1="16.034cm" svg:x2="30.005cm" svg:y2="16.061cm">
          <text:p/>
        </draw:line>
        <draw:line draw:style-name="gr13" draw:layer="layout" svg:x1="30.005cm" svg:y1="16.061cm" svg:x2="30.013cm" svg:y2="16.089cm">
          <text:p/>
        </draw:line>
        <draw:line draw:style-name="gr13" draw:layer="layout" svg:x1="30.012cm" svg:y1="16.088cm" svg:x2="30.019cm" svg:y2="16.11cm">
          <text:p/>
        </draw:line>
        <draw:line draw:style-name="gr13" draw:layer="layout" svg:x1="30.018cm" svg:y1="16.109cm" svg:x2="30.018cm" svg:y2="16.15cm">
          <text:p/>
        </draw:line>
        <draw:line draw:style-name="gr13" draw:layer="layout" svg:x1="30.018cm" svg:y1="16.15cm" svg:x2="30.027cm" svg:y2="16.191cm">
          <text:p/>
        </draw:line>
        <draw:line draw:style-name="gr13" draw:layer="layout" svg:x1="30.025cm" svg:y1="16.19cm" svg:x2="30.033cm" svg:y2="16.212cm">
          <text:p/>
        </draw:line>
        <draw:line draw:style-name="gr13" draw:layer="layout" svg:x1="30.032cm" svg:y1="16.211cm" svg:x2="30.032cm" svg:y2="16.204cm">
          <text:p/>
        </draw:line>
        <draw:line draw:style-name="gr13" draw:layer="layout" svg:x1="30.032cm" svg:y1="16.204cm" svg:x2="30.04cm" svg:y2="16.246cm">
          <text:p/>
        </draw:line>
        <draw:line draw:style-name="gr13" draw:layer="layout" svg:x1="30.039cm" svg:y1="16.245cm" svg:x2="30.039cm" svg:y2="16.224cm">
          <text:p/>
        </draw:line>
        <draw:line draw:style-name="gr13" draw:layer="layout" svg:x1="30.039cm" svg:y1="16.225cm" svg:x2="30.047cm" svg:y2="16.211cm">
          <text:p/>
        </draw:line>
        <draw:line draw:style-name="gr13" draw:layer="layout" svg:x1="30.046cm" svg:y1="16.211cm" svg:x2="30.053cm" svg:y2="16.219cm">
          <text:p/>
        </draw:line>
        <draw:line draw:style-name="gr13" draw:layer="layout" svg:x1="30.052cm" svg:y1="16.218cm" svg:x2="30.052cm" svg:y2="16.204cm">
          <text:p/>
        </draw:line>
        <draw:line draw:style-name="gr13" draw:layer="layout" svg:x1="30.052cm" svg:y1="16.204cm" svg:x2="30.059cm" svg:y2="16.204cm">
          <text:p/>
        </draw:line>
        <draw:line draw:style-name="gr13" draw:layer="layout" svg:x1="30.059cm" svg:y1="16.205cm" svg:x2="30.067cm" svg:y2="16.177cm">
          <text:p/>
        </draw:line>
        <draw:line draw:style-name="gr13" draw:layer="layout" svg:x1="30.066cm" svg:y1="16.177cm" svg:x2="30.066cm" svg:y2="16.184cm">
          <text:p/>
        </draw:line>
        <draw:line draw:style-name="gr13" draw:layer="layout" svg:x1="30.066cm" svg:y1="16.184cm" svg:x2="30.073cm" svg:y2="16.184cm">
          <text:p/>
        </draw:line>
        <draw:line draw:style-name="gr13" draw:layer="layout" svg:x1="30.073cm" svg:y1="16.184cm" svg:x2="30.081cm" svg:y2="16.198cm">
          <text:p/>
        </draw:line>
        <draw:line draw:style-name="gr13" draw:layer="layout" svg:x1="30.08cm" svg:y1="16.198cm" svg:x2="30.088cm" svg:y2="16.19cm">
          <text:p/>
        </draw:line>
        <draw:line draw:style-name="gr13" draw:layer="layout" svg:x1="30.087cm" svg:y1="16.19cm" svg:x2="30.087cm" svg:y2="16.211cm">
          <text:p/>
        </draw:line>
        <draw:line draw:style-name="gr13" draw:layer="layout" svg:x1="30.087cm" svg:y1="16.212cm" svg:x2="30.094cm" svg:y2="16.204cm">
          <text:p/>
        </draw:line>
        <draw:line draw:style-name="gr13" draw:layer="layout" svg:x1="30.093cm" svg:y1="16.204cm" svg:x2="30.101cm" svg:y2="16.225cm">
          <text:p/>
        </draw:line>
        <draw:line draw:style-name="gr13" draw:layer="layout" svg:x1="30.1cm" svg:y1="16.224cm" svg:x2="30.1cm" svg:y2="16.252cm">
          <text:p/>
        </draw:line>
        <draw:line draw:style-name="gr13" draw:layer="layout" svg:x1="30.1cm" svg:y1="16.252cm" svg:x2="30.108cm" svg:y2="16.287cm">
          <text:p/>
        </draw:line>
        <draw:line draw:style-name="gr13" draw:layer="layout" svg:x1="30.107cm" svg:y1="16.286cm" svg:x2="30.107cm" svg:y2="16.313cm">
          <text:p/>
        </draw:line>
        <draw:line draw:style-name="gr13" draw:layer="layout" svg:x1="30.107cm" svg:y1="16.313cm" svg:x2="30.115cm" svg:y2="16.327cm">
          <text:p/>
        </draw:line>
        <draw:line draw:style-name="gr13" draw:layer="layout" svg:x1="30.114cm" svg:y1="16.326cm" svg:x2="30.123cm" svg:y2="16.361cm">
          <text:p/>
        </draw:line>
        <draw:line draw:style-name="gr13" draw:layer="layout" svg:x1="30.121cm" svg:y1="16.36cm" svg:x2="30.128cm" svg:y2="16.395cm">
          <text:p/>
        </draw:line>
        <draw:line draw:style-name="gr13" draw:layer="layout" svg:x1="30.127cm" svg:y1="16.394cm" svg:x2="30.135cm" svg:y2="16.402cm">
          <text:p/>
        </draw:line>
        <draw:line draw:style-name="gr13" draw:layer="layout" svg:x1="30.134cm" svg:y1="16.401cm" svg:x2="30.134cm" svg:y2="16.387cm">
          <text:p/>
        </draw:line>
        <draw:line draw:style-name="gr13" draw:layer="layout" svg:x1="30.134cm" svg:y1="16.388cm" svg:x2="30.142cm" svg:y2="16.374cm">
          <text:p/>
        </draw:line>
        <draw:line draw:style-name="gr13" draw:layer="layout" svg:x1="30.141cm" svg:y1="16.374cm" svg:x2="30.141cm" svg:y2="16.381cm">
          <text:p/>
        </draw:line>
        <draw:line draw:style-name="gr13" draw:layer="layout" svg:x1="30.141cm" svg:y1="16.382cm" svg:x2="30.149cm" svg:y2="16.353cm">
          <text:p/>
        </draw:line>
        <draw:line draw:style-name="gr13" draw:layer="layout" svg:x1="30.148cm" svg:y1="16.353cm" svg:x2="30.156cm" svg:y2="16.361cm">
          <text:p/>
        </draw:line>
        <draw:line draw:style-name="gr13" draw:layer="layout" svg:x1="30.155cm" svg:y1="16.361cm" svg:x2="30.162cm" svg:y2="16.347cm">
          <text:p/>
        </draw:line>
        <draw:line draw:style-name="gr13" draw:layer="layout" svg:x1="30.161cm" svg:y1="16.347cm" svg:x2="30.169cm" svg:y2="16.368cm">
          <text:p/>
        </draw:line>
        <draw:line draw:style-name="gr13" draw:layer="layout" svg:x1="30.168cm" svg:y1="16.367cm" svg:x2="30.177cm" svg:y2="16.382cm">
          <text:p/>
        </draw:line>
        <draw:line draw:style-name="gr13" draw:layer="layout" svg:x1="30.175cm" svg:y1="16.381cm" svg:x2="30.183cm" svg:y2="16.409cm">
          <text:p/>
        </draw:line>
        <draw:line draw:style-name="gr13" draw:layer="layout" svg:x1="30.182cm" svg:y1="16.409cm" svg:x2="30.19cm" svg:y2="16.394cm">
          <text:p/>
        </draw:line>
        <draw:line draw:style-name="gr13" draw:layer="layout" svg:x1="30.189cm" svg:y1="16.394cm" svg:x2="30.189cm" svg:y2="16.408cm">
          <text:p/>
        </draw:line>
        <draw:line draw:style-name="gr13" draw:layer="layout" svg:x1="30.189cm" svg:y1="16.408cm" svg:x2="30.197cm" svg:y2="16.436cm">
          <text:p/>
        </draw:line>
        <draw:line draw:style-name="gr13" draw:layer="layout" svg:x1="30.196cm" svg:y1="16.435cm" svg:x2="30.203cm" svg:y2="16.443cm">
          <text:p/>
        </draw:line>
        <draw:line draw:style-name="gr13" draw:layer="layout" svg:x1="30.202cm" svg:y1="16.442cm" svg:x2="30.202cm" svg:y2="16.449cm">
          <text:p/>
        </draw:line>
        <draw:line draw:style-name="gr13" draw:layer="layout" svg:x1="30.202cm" svg:y1="16.449cm" svg:x2="30.209cm" svg:y2="16.449cm">
          <text:p/>
        </draw:line>
        <draw:line draw:style-name="gr13" draw:layer="layout" svg:x1="30.209cm" svg:y1="16.449cm" svg:x2="30.209cm" svg:y2="16.462cm">
          <text:p/>
        </draw:line>
        <draw:line draw:style-name="gr13" draw:layer="layout" svg:x1="30.209cm" svg:y1="16.463cm" svg:x2="30.217cm" svg:y2="16.455cm">
          <text:p/>
        </draw:line>
        <draw:line draw:style-name="gr13" draw:layer="layout" svg:x1="30.216cm" svg:y1="16.455cm" svg:x2="30.225cm" svg:y2="16.47cm">
          <text:p/>
        </draw:line>
        <draw:line draw:style-name="gr13" draw:layer="layout" svg:x1="30.223cm" svg:y1="16.469cm" svg:x2="30.223cm" svg:y2="16.483cm">
          <text:p/>
        </draw:line>
        <draw:line draw:style-name="gr13" draw:layer="layout" svg:x1="30.223cm" svg:y1="16.483cm" svg:x2="30.231cm" svg:y2="16.49cm">
          <text:p/>
        </draw:line>
        <draw:line draw:style-name="gr13" draw:layer="layout" svg:x1="30.23cm" svg:y1="16.489cm" svg:x2="30.236cm" svg:y2="16.489cm">
          <text:p/>
        </draw:line>
        <draw:line draw:style-name="gr13" draw:layer="layout" svg:x1="30.236cm" svg:y1="16.489cm" svg:x2="30.236cm" svg:y2="16.51cm">
          <text:p/>
        </draw:line>
        <draw:line draw:style-name="gr13" draw:layer="layout" svg:x1="30.236cm" svg:y1="16.51cm" svg:x2="30.244cm" svg:y2="16.524cm">
          <text:p/>
        </draw:line>
        <draw:line draw:style-name="gr13" draw:layer="layout" svg:x1="30.243cm" svg:y1="16.523cm" svg:x2="30.243cm" svg:y2="16.517cm">
          <text:p/>
        </draw:line>
        <draw:line draw:style-name="gr13" draw:layer="layout" svg:x1="30.243cm" svg:y1="16.517cm" svg:x2="30.251cm" svg:y2="16.538cm">
          <text:p/>
        </draw:line>
        <draw:line draw:style-name="gr13" draw:layer="layout" svg:x1="30.25cm" svg:y1="16.537cm" svg:x2="30.258cm" svg:y2="16.545cm">
          <text:p/>
        </draw:line>
        <draw:line draw:style-name="gr13" draw:layer="layout" svg:x1="30.257cm" svg:y1="16.544cm" svg:x2="30.257cm" svg:y2="16.557cm">
          <text:p/>
        </draw:line>
        <draw:line draw:style-name="gr13" draw:layer="layout" svg:x1="30.257cm" svg:y1="16.558cm" svg:x2="30.265cm" svg:y2="16.551cm">
          <text:p/>
        </draw:line>
        <draw:line draw:style-name="gr13" draw:layer="layout" svg:x1="30.264cm" svg:y1="16.552cm" svg:x2="30.271cm" svg:y2="16.544cm">
          <text:p/>
        </draw:line>
        <draw:line draw:style-name="gr13" draw:layer="layout" svg:x1="30.27cm" svg:y1="16.544cm" svg:x2="30.27cm" svg:y2="16.53cm">
          <text:p/>
        </draw:line>
        <draw:line draw:style-name="gr13" draw:layer="layout" svg:x1="30.27cm" svg:y1="16.53cm" svg:x2="30.279cm" svg:y2="16.552cm">
          <text:p/>
        </draw:line>
        <draw:line draw:style-name="gr13" draw:layer="layout" svg:x1="30.277cm" svg:y1="16.551cm" svg:x2="30.277cm" svg:y2="16.544cm">
          <text:p/>
        </draw:line>
        <draw:line draw:style-name="gr13" draw:layer="layout" svg:x1="30.277cm" svg:y1="16.544cm" svg:x2="30.285cm" svg:y2="16.552cm">
          <text:p/>
        </draw:line>
        <draw:line draw:style-name="gr13" draw:layer="layout" svg:x1="30.284cm" svg:y1="16.551cm" svg:x2="30.292cm" svg:y2="16.558cm">
          <text:p/>
        </draw:line>
        <draw:line draw:style-name="gr13" draw:layer="layout" svg:x1="30.291cm" svg:y1="16.558cm" svg:x2="30.299cm" svg:y2="16.551cm">
          <text:p/>
        </draw:line>
        <draw:line draw:style-name="gr13" draw:layer="layout" svg:x1="30.298cm" svg:y1="16.551cm" svg:x2="30.306cm" svg:y2="16.565cm">
          <text:p/>
        </draw:line>
        <draw:line draw:style-name="gr13" draw:layer="layout" svg:x1="30.305cm" svg:y1="16.564cm" svg:x2="30.305cm" svg:y2="16.557cm">
          <text:p/>
        </draw:line>
        <draw:line draw:style-name="gr13" draw:layer="layout" svg:x1="30.305cm" svg:y1="16.557cm" svg:x2="30.312cm" svg:y2="16.573cm">
          <text:p/>
        </draw:line>
        <draw:line draw:style-name="gr13" draw:layer="layout" svg:x1="30.311cm" svg:y1="16.571cm" svg:x2="30.311cm" svg:y2="16.585cm">
          <text:p/>
        </draw:line>
        <draw:line draw:style-name="gr13" draw:layer="layout" svg:x1="30.311cm" svg:y1="16.585cm" svg:x2="30.319cm" svg:y2="16.592cm">
          <text:p/>
        </draw:line>
        <draw:line draw:style-name="gr13" draw:layer="layout" svg:x1="30.318cm" svg:y1="16.591cm" svg:x2="30.325cm" svg:y2="16.591cm">
          <text:p/>
        </draw:line>
        <draw:line draw:style-name="gr13" draw:layer="layout" svg:x1="30.325cm" svg:y1="16.591cm" svg:x2="30.325cm" svg:y2="16.585cm">
          <text:p/>
        </draw:line>
        <draw:line draw:style-name="gr13" draw:layer="layout" svg:x1="30.325cm" svg:y1="16.585cm" svg:x2="30.333cm" svg:y2="16.606cm">
          <text:p/>
        </draw:line>
        <draw:line draw:style-name="gr13" draw:layer="layout" svg:x1="30.332cm" svg:y1="16.605cm" svg:x2="30.34cm" svg:y2="16.613cm">
          <text:p/>
        </draw:line>
        <draw:line draw:style-name="gr13" draw:layer="layout" svg:x1="30.339cm" svg:y1="16.612cm" svg:x2="30.346cm" svg:y2="16.62cm">
          <text:p/>
        </draw:line>
        <draw:line draw:style-name="gr13" draw:layer="layout" svg:x1="30.345cm" svg:y1="16.619cm" svg:x2="30.345cm" svg:y2="16.632cm">
          <text:p/>
        </draw:line>
        <draw:line draw:style-name="gr13" draw:layer="layout" svg:x1="30.345cm" svg:y1="16.632cm" svg:x2="30.352cm" svg:y2="16.632cm">
          <text:p/>
        </draw:line>
        <draw:line draw:style-name="gr13" draw:layer="layout" svg:x1="30.352cm" svg:y1="16.633cm" svg:x2="30.36cm" svg:y2="16.625cm">
          <text:p/>
        </draw:line>
        <draw:line draw:style-name="gr13" draw:layer="layout" svg:x1="30.359cm" svg:y1="16.625cm" svg:x2="30.359cm" svg:y2="16.632cm">
          <text:p/>
        </draw:line>
        <draw:line draw:style-name="gr13" draw:layer="layout" svg:x1="30.359cm" svg:y1="16.633cm" svg:x2="30.367cm" svg:y2="16.619cm">
          <text:p/>
        </draw:line>
        <draw:line draw:style-name="gr13" draw:layer="layout" svg:x1="30.366cm" svg:y1="16.619cm" svg:x2="30.373cm" svg:y2="16.619cm">
          <text:p/>
        </draw:line>
        <draw:line draw:style-name="gr13" draw:layer="layout" svg:x1="30.373cm" svg:y1="16.619cm" svg:x2="30.373cm" svg:y2="16.612cm">
          <text:p/>
        </draw:line>
        <draw:line draw:style-name="gr13" draw:layer="layout" svg:x1="30.373cm" svg:y1="16.612cm" svg:x2="30.381cm" svg:y2="16.62cm">
          <text:p/>
        </draw:line>
        <draw:line draw:style-name="gr13" draw:layer="layout" svg:x1="30.38cm" svg:y1="16.619cm" svg:x2="30.38cm" svg:y2="16.625cm">
          <text:p/>
        </draw:line>
        <draw:line draw:style-name="gr13" draw:layer="layout" svg:x1="30.38cm" svg:y1="16.625cm" svg:x2="30.387cm" svg:y2="16.633cm">
          <text:p/>
        </draw:line>
        <draw:line draw:style-name="gr13" draw:layer="layout" svg:x1="30.386cm" svg:y1="16.632cm" svg:x2="30.394cm" svg:y2="16.641cm">
          <text:p/>
        </draw:line>
        <draw:line draw:style-name="gr13" draw:layer="layout" svg:x1="30.393cm" svg:y1="16.639cm" svg:x2="30.4cm" svg:y2="16.639cm">
          <text:p/>
        </draw:line>
        <draw:line draw:style-name="gr13" draw:layer="layout" svg:x1="30.4cm" svg:y1="16.639cm" svg:x2="30.407cm" svg:y2="16.639cm">
          <text:p/>
        </draw:line>
        <draw:line draw:style-name="gr13" draw:layer="layout" svg:x1="30.407cm" svg:y1="16.639cm" svg:x2="30.407cm" svg:y2="16.632cm">
          <text:p/>
        </draw:line>
        <draw:line draw:style-name="gr13" draw:layer="layout" svg:x1="30.407cm" svg:y1="16.632cm" svg:x2="30.415cm" svg:y2="16.641cm">
          <text:p/>
        </draw:line>
        <draw:line draw:style-name="gr13" draw:layer="layout" svg:x1="30.414cm" svg:y1="16.639cm" svg:x2="30.414cm" svg:y2="16.646cm">
          <text:p/>
        </draw:line>
        <draw:line draw:style-name="gr13" draw:layer="layout" svg:x1="30.414cm" svg:y1="16.647cm" svg:x2="30.421cm" svg:y2="16.639cm">
          <text:p/>
        </draw:line>
        <draw:line draw:style-name="gr13" draw:layer="layout" svg:x1="30.42cm" svg:y1="16.639cm" svg:x2="30.427cm" svg:y2="16.639cm">
          <text:p/>
        </draw:line>
        <draw:line draw:style-name="gr13" draw:layer="layout" svg:x1="30.427cm" svg:y1="16.639cm" svg:x2="30.435cm" svg:y2="16.647cm">
          <text:p/>
        </draw:line>
        <draw:line draw:style-name="gr13" draw:layer="layout" svg:x1="30.434cm" svg:y1="16.646cm" svg:x2="30.442cm" svg:y2="16.654cm">
          <text:p/>
        </draw:line>
        <draw:line draw:style-name="gr13" draw:layer="layout" svg:x1="30.441cm" svg:y1="16.653cm" svg:x2="30.441cm" svg:y2="16.646cm">
          <text:p/>
        </draw:line>
        <draw:line draw:style-name="gr13" draw:layer="layout" svg:x1="30.441cm" svg:y1="16.646cm" svg:x2="30.449cm" svg:y2="16.654cm">
          <text:p/>
        </draw:line>
        <draw:line draw:style-name="gr13" draw:layer="layout" svg:x1="30.448cm" svg:y1="16.653cm" svg:x2="30.455cm" svg:y2="16.667cm">
          <text:p/>
        </draw:line>
        <draw:line draw:style-name="gr13" draw:layer="layout" svg:x1="30.454cm" svg:y1="16.666cm" svg:x2="30.462cm" svg:y2="16.674cm">
          <text:p/>
        </draw:line>
        <draw:line draw:style-name="gr13" draw:layer="layout" svg:x1="30.461cm" svg:y1="16.673cm" svg:x2="30.461cm" svg:y2="16.68cm">
          <text:p/>
        </draw:line>
        <draw:line draw:style-name="gr13" draw:layer="layout" svg:x1="30.461cm" svg:y1="16.68cm" svg:x2="30.468cm" svg:y2="16.68cm">
          <text:p/>
        </draw:line>
        <draw:line draw:style-name="gr13" draw:layer="layout" svg:x1="30.468cm" svg:y1="16.68cm" svg:x2="30.477cm" svg:y2="16.694cm">
          <text:p/>
        </draw:line>
        <draw:line draw:style-name="gr13" draw:layer="layout" svg:x1="30.475cm" svg:y1="16.693cm" svg:x2="30.475cm" svg:y2="16.7cm">
          <text:p/>
        </draw:line>
        <draw:line draw:style-name="gr13" draw:layer="layout" svg:x1="30.475cm" svg:y1="16.7cm" svg:x2="30.483cm" svg:y2="16.708cm">
          <text:p/>
        </draw:line>
        <draw:line draw:style-name="gr13" draw:layer="layout" svg:x1="30.482cm" svg:y1="16.707cm" svg:x2="30.482cm" svg:y2="16.721cm">
          <text:p/>
        </draw:line>
        <draw:line draw:style-name="gr13" draw:layer="layout" svg:x1="30.482cm" svg:y1="16.721cm" svg:x2="30.49cm" svg:y2="16.728cm">
          <text:p/>
        </draw:line>
        <draw:line draw:style-name="gr13" draw:layer="layout" svg:x1="30.489cm" svg:y1="16.727cm" svg:x2="30.496cm" svg:y2="16.735cm">
          <text:p/>
        </draw:line>
        <draw:line draw:style-name="gr13" draw:layer="layout" svg:x1="30.495cm" svg:y1="16.734cm" svg:x2="30.495cm" svg:y2="16.748cm">
          <text:p/>
        </draw:line>
        <draw:line draw:style-name="gr13" draw:layer="layout" svg:x1="30.495cm" svg:y1="16.748cm" svg:x2="30.502cm" svg:y2="16.748cm">
          <text:p/>
        </draw:line>
        <draw:line draw:style-name="gr13" draw:layer="layout" svg:x1="30.502cm" svg:y1="16.748cm" svg:x2="30.51cm" svg:y2="16.769cm">
          <text:p/>
        </draw:line>
        <draw:line draw:style-name="gr13" draw:layer="layout" svg:x1="30.509cm" svg:y1="16.768cm" svg:x2="30.517cm" svg:y2="16.776cm">
          <text:p/>
        </draw:line>
        <draw:line draw:style-name="gr13" draw:layer="layout" svg:x1="30.516cm" svg:y1="16.775cm" svg:x2="30.516cm" svg:y2="16.782cm">
          <text:p/>
        </draw:line>
        <draw:line draw:style-name="gr13" draw:layer="layout" svg:x1="30.516cm" svg:y1="16.782cm" svg:x2="30.525cm" svg:y2="16.796cm">
          <text:p/>
        </draw:line>
        <draw:line draw:style-name="gr13" draw:layer="layout" svg:x1="30.523cm" svg:y1="16.796cm" svg:x2="30.53cm" svg:y2="16.789cm">
          <text:p/>
        </draw:line>
        <draw:line draw:style-name="gr13" draw:layer="layout" svg:x1="30.529cm" svg:y1="16.789cm" svg:x2="30.536cm" svg:y2="16.789cm">
          <text:p/>
        </draw:line>
        <draw:line draw:style-name="gr13" draw:layer="layout" svg:x1="30.536cm" svg:y1="16.789cm" svg:x2="30.543cm" svg:y2="16.789cm">
          <text:p/>
        </draw:line>
        <draw:line draw:style-name="gr13" draw:layer="layout" svg:x1="30.543cm" svg:y1="16.789cm" svg:x2="30.543cm" svg:y2="16.775cm">
          <text:p/>
        </draw:line>
        <draw:line draw:style-name="gr13" draw:layer="layout" svg:x1="30.543cm" svg:y1="16.775cm" svg:x2="30.55cm" svg:y2="16.775cm">
          <text:p/>
        </draw:line>
        <draw:line draw:style-name="gr13" draw:layer="layout" svg:x1="30.55cm" svg:y1="16.775cm" svg:x2="30.557cm" svg:y2="16.775cm">
          <text:p/>
        </draw:line>
        <draw:line draw:style-name="gr13" draw:layer="layout" svg:x1="30.557cm" svg:y1="16.776cm" svg:x2="30.564cm" svg:y2="16.768cm">
          <text:p/>
        </draw:line>
        <draw:line draw:style-name="gr13" draw:layer="layout" svg:x1="30.563cm" svg:y1="16.768cm" svg:x2="30.57cm" svg:y2="16.768cm">
          <text:p/>
        </draw:line>
        <draw:line draw:style-name="gr13" draw:layer="layout" svg:x1="30.57cm" svg:y1="16.769cm" svg:x2="30.579cm" svg:y2="16.761cm">
          <text:p/>
        </draw:line>
        <draw:line draw:style-name="gr13" draw:layer="layout" svg:x1="30.577cm" svg:y1="16.761cm" svg:x2="30.577cm" svg:y2="16.768cm">
          <text:p/>
        </draw:line>
        <draw:line draw:style-name="gr13" draw:layer="layout" svg:x1="30.577cm" svg:y1="16.768cm" svg:x2="30.585cm" svg:y2="16.776cm">
          <text:p/>
        </draw:line>
        <draw:line draw:style-name="gr13" draw:layer="layout" svg:x1="30.584cm" svg:y1="16.775cm" svg:x2="30.584cm" svg:y2="16.768cm">
          <text:p/>
        </draw:line>
        <draw:line draw:style-name="gr13" draw:layer="layout" svg:x1="30.584cm" svg:y1="16.768cm" svg:x2="30.591cm" svg:y2="16.768cm">
          <text:p/>
        </draw:line>
        <draw:line draw:style-name="gr13" draw:layer="layout" svg:x1="30.591cm" svg:y1="16.768cm" svg:x2="30.599cm" svg:y2="16.776cm">
          <text:p/>
        </draw:line>
        <draw:line draw:style-name="gr13" draw:layer="layout" svg:x1="30.598cm" svg:y1="16.776cm" svg:x2="30.605cm" svg:y2="16.761cm">
          <text:p/>
        </draw:line>
        <draw:line draw:style-name="gr13" draw:layer="layout" svg:x1="30.604cm" svg:y1="16.761cm" svg:x2="30.612cm" svg:y2="16.776cm">
          <text:p/>
        </draw:line>
        <draw:line draw:style-name="gr13" draw:layer="layout" svg:x1="30.611cm" svg:y1="16.775cm" svg:x2="30.611cm" svg:y2="16.761cm">
          <text:p/>
        </draw:line>
        <draw:line draw:style-name="gr13" draw:layer="layout" svg:x1="30.611cm" svg:y1="16.761cm" svg:x2="30.619cm" svg:y2="16.769cm">
          <text:p/>
        </draw:line>
        <draw:line draw:style-name="gr13" draw:layer="layout" svg:x1="30.618cm" svg:y1="16.768cm" svg:x2="30.618cm" svg:y2="16.775cm">
          <text:p/>
        </draw:line>
        <draw:line draw:style-name="gr13" draw:layer="layout" svg:x1="30.618cm" svg:y1="16.775cm" svg:x2="30.625cm" svg:y2="16.775cm">
          <text:p/>
        </draw:line>
        <draw:line draw:style-name="gr13" draw:layer="layout" svg:x1="30.625cm" svg:y1="16.775cm" svg:x2="30.632cm" svg:y2="16.775cm">
          <text:p/>
        </draw:line>
        <draw:line draw:style-name="gr13" draw:layer="layout" svg:x1="30.632cm" svg:y1="16.775cm" svg:x2="30.639cm" svg:y2="16.79cm">
          <text:p/>
        </draw:line>
        <draw:line draw:style-name="gr13" draw:layer="layout" svg:x1="30.638cm" svg:y1="16.789cm" svg:x2="30.645cm" svg:y2="16.789cm">
          <text:p/>
        </draw:line>
        <draw:line draw:style-name="gr13" draw:layer="layout" svg:x1="30.645cm" svg:y1="16.789cm" svg:x2="30.645cm" svg:y2="16.795cm">
          <text:p/>
        </draw:line>
        <draw:line draw:style-name="gr13" draw:layer="layout" svg:x1="30.645cm" svg:y1="16.795cm" svg:x2="30.652cm" svg:y2="16.795cm">
          <text:p/>
        </draw:line>
        <draw:line draw:style-name="gr13" draw:layer="layout" svg:x1="30.652cm" svg:y1="16.795cm" svg:x2="30.659cm" svg:y2="16.795cm">
          <text:p/>
        </draw:line>
        <draw:line draw:style-name="gr13" draw:layer="layout" svg:x1="30.659cm" svg:y1="16.795cm" svg:x2="30.667cm" svg:y2="16.803cm">
          <text:p/>
        </draw:line>
        <draw:line draw:style-name="gr13" draw:layer="layout" svg:x1="30.666cm" svg:y1="16.802cm" svg:x2="30.666cm" svg:y2="16.795cm">
          <text:p/>
        </draw:line>
        <draw:line draw:style-name="gr13" draw:layer="layout" svg:x1="30.666cm" svg:y1="16.795cm" svg:x2="30.673cm" svg:y2="16.81cm">
          <text:p/>
        </draw:line>
        <draw:line draw:style-name="gr13" draw:layer="layout" svg:x1="30.672cm" svg:y1="16.809cm" svg:x2="30.679cm" svg:y2="16.809cm">
          <text:p/>
        </draw:line>
        <draw:line draw:style-name="gr13" draw:layer="layout" svg:x1="30.679cm" svg:y1="16.809cm" svg:x2="30.679cm" svg:y2="16.816cm">
          <text:p/>
        </draw:line>
        <draw:line draw:style-name="gr13" draw:layer="layout" svg:x1="30.679cm" svg:y1="16.816cm" svg:x2="30.686cm" svg:y2="16.816cm">
          <text:p/>
        </draw:line>
        <draw:line draw:style-name="gr13" draw:layer="layout" svg:x1="30.686cm" svg:y1="16.816cm" svg:x2="30.693cm" svg:y2="16.816cm">
          <text:p/>
        </draw:line>
        <draw:line draw:style-name="gr13" draw:layer="layout" svg:x1="30.693cm" svg:y1="16.816cm" svg:x2="30.7cm" svg:y2="16.816cm">
          <text:p/>
        </draw:line>
        <draw:line draw:style-name="gr13" draw:layer="layout" svg:x1="30.7cm" svg:y1="16.816cm" svg:x2="30.708cm" svg:y2="16.83cm">
          <text:p/>
        </draw:line>
        <draw:line draw:style-name="gr13" draw:layer="layout" svg:x1="30.707cm" svg:y1="16.829cm" svg:x2="30.707cm" svg:y2="16.823cm">
          <text:p/>
        </draw:line>
        <draw:line draw:style-name="gr13" draw:layer="layout" svg:x1="30.707cm" svg:y1="16.823cm" svg:x2="30.714cm" svg:y2="16.83cm">
          <text:p/>
        </draw:line>
        <draw:line draw:style-name="gr13" draw:layer="layout" svg:x1="30.713cm" svg:y1="16.829cm" svg:x2="30.72cm" svg:y2="16.829cm">
          <text:p/>
        </draw:line>
        <draw:line draw:style-name="gr13" draw:layer="layout" svg:x1="30.72cm" svg:y1="16.829cm" svg:x2="30.72cm" svg:y2="16.836cm">
          <text:p/>
        </draw:line>
        <draw:line draw:style-name="gr13" draw:layer="layout" svg:x1="30.72cm" svg:y1="16.836cm" svg:x2="30.729cm" svg:y2="16.845cm">
          <text:p/>
        </draw:line>
        <draw:line draw:style-name="gr13" draw:layer="layout" svg:x1="30.727cm" svg:y1="16.843cm" svg:x2="30.734cm" svg:y2="16.843cm">
          <text:p/>
        </draw:line>
        <draw:line draw:style-name="gr13" draw:layer="layout" svg:x1="30.734cm" svg:y1="16.843cm" svg:x2="30.734cm" svg:y2="16.85cm">
          <text:p/>
        </draw:line>
        <draw:line draw:style-name="gr13" draw:layer="layout" svg:x1="30.734cm" svg:y1="16.85cm" svg:x2="30.742cm" svg:y2="16.858cm">
          <text:p/>
        </draw:line>
        <draw:line draw:style-name="gr13" draw:layer="layout" svg:x1="30.741cm" svg:y1="16.857cm" svg:x2="30.747cm" svg:y2="16.857cm">
          <text:p/>
        </draw:line>
        <draw:line draw:style-name="gr13" draw:layer="layout" svg:x1="30.747cm" svg:y1="16.857cm" svg:x2="30.754cm" svg:y2="16.857cm">
          <text:p/>
        </draw:line>
        <draw:line draw:style-name="gr13" draw:layer="layout" svg:x1="30.754cm" svg:y1="16.857cm" svg:x2="30.754cm" svg:y2="16.85cm">
          <text:p/>
        </draw:line>
        <draw:line draw:style-name="gr13" draw:layer="layout" svg:x1="30.754cm" svg:y1="16.85cm" svg:x2="30.761cm" svg:y2="16.85cm">
          <text:p/>
        </draw:line>
        <draw:line draw:style-name="gr13" draw:layer="layout" svg:x1="30.761cm" svg:y1="16.85cm" svg:x2="30.768cm" svg:y2="16.85cm">
          <text:p/>
        </draw:line>
        <draw:line draw:style-name="gr13" draw:layer="layout" svg:x1="30.768cm" svg:y1="16.85cm" svg:x2="30.777cm" svg:y2="16.858cm">
          <text:p/>
        </draw:line>
        <draw:line draw:style-name="gr13" draw:layer="layout" svg:x1="30.775cm" svg:y1="16.857cm" svg:x2="30.775cm" svg:y2="16.85cm">
          <text:p/>
        </draw:line>
        <draw:line draw:style-name="gr13" draw:layer="layout" svg:x1="30.775cm" svg:y1="16.85cm" svg:x2="30.782cm" svg:y2="16.85cm">
          <text:p/>
        </draw:line>
        <draw:line draw:style-name="gr13" draw:layer="layout" svg:x1="30.782cm" svg:y1="16.85cm" svg:x2="30.788cm" svg:y2="16.85cm">
          <text:p/>
        </draw:line>
        <draw:line draw:style-name="gr13" draw:layer="layout" svg:x1="30.788cm" svg:y1="16.85cm" svg:x2="30.796cm" svg:y2="16.858cm">
          <text:p/>
        </draw:line>
        <draw:line draw:style-name="gr13" draw:layer="layout" svg:x1="30.795cm" svg:y1="16.857cm" svg:x2="30.802cm" svg:y2="16.857cm">
          <text:p/>
        </draw:line>
        <draw:line draw:style-name="gr13" draw:layer="layout" svg:x1="30.802cm" svg:y1="16.857cm" svg:x2="30.802cm" svg:y2="16.863cm">
          <text:p/>
        </draw:line>
        <draw:line draw:style-name="gr13" draw:layer="layout" svg:x1="30.802cm" svg:y1="16.863cm" svg:x2="30.809cm" svg:y2="16.863cm">
          <text:p/>
        </draw:line>
        <draw:line draw:style-name="gr13" draw:layer="layout" svg:x1="30.809cm" svg:y1="16.863cm" svg:x2="30.809cm" svg:y2="16.87cm">
          <text:p/>
        </draw:line>
        <draw:line draw:style-name="gr13" draw:layer="layout" svg:x1="30.809cm" svg:y1="16.87cm" svg:x2="30.816cm" svg:y2="16.87cm">
          <text:p/>
        </draw:line>
        <draw:line draw:style-name="gr13" draw:layer="layout" svg:x1="30.816cm" svg:y1="16.87cm" svg:x2="30.823cm" svg:y2="16.878cm">
          <text:p/>
        </draw:line>
        <draw:line draw:style-name="gr13" draw:layer="layout" svg:x1="30.822cm" svg:y1="16.877cm" svg:x2="30.829cm" svg:y2="16.877cm">
          <text:p/>
        </draw:line>
        <draw:line draw:style-name="gr13" draw:layer="layout" svg:x1="30.829cm" svg:y1="16.877cm" svg:x2="30.836cm" svg:y2="16.877cm">
          <text:p/>
        </draw:line>
        <draw:line draw:style-name="gr13" draw:layer="layout" svg:x1="30.836cm" svg:y1="16.877cm" svg:x2="30.843cm" svg:y2="16.877cm">
          <text:p/>
        </draw:line>
        <draw:line draw:style-name="gr13" draw:layer="layout" svg:x1="30.843cm" svg:y1="16.877cm" svg:x2="30.851cm" svg:y2="16.885cm">
          <text:p/>
        </draw:line>
        <draw:line draw:style-name="gr13" draw:layer="layout" svg:x1="30.85cm" svg:y1="16.884cm" svg:x2="30.856cm" svg:y2="16.884cm">
          <text:p/>
        </draw:line>
        <draw:line draw:style-name="gr13" draw:layer="layout" svg:x1="30.856cm" svg:y1="16.884cm" svg:x2="30.863cm" svg:y2="16.884cm">
          <text:p/>
        </draw:line>
        <draw:line draw:style-name="gr13" draw:layer="layout" svg:x1="30.863cm" svg:y1="16.884cm" svg:x2="30.871cm" svg:y2="16.893cm">
          <text:p/>
        </draw:line>
        <draw:line draw:style-name="gr13" draw:layer="layout" svg:x1="30.87cm" svg:y1="16.891cm" svg:x2="30.87cm" svg:y2="16.884cm">
          <text:p/>
        </draw:line>
        <draw:line draw:style-name="gr13" draw:layer="layout" svg:x1="30.87cm" svg:y1="16.884cm" svg:x2="30.877cm" svg:y2="16.884cm">
          <text:p/>
        </draw:line>
        <draw:line draw:style-name="gr13" draw:layer="layout" svg:x1="30.877cm" svg:y1="16.884cm" svg:x2="30.877cm" svg:y2="16.891cm">
          <text:p/>
        </draw:line>
        <draw:line draw:style-name="gr13" draw:layer="layout" svg:x1="30.877cm" svg:y1="16.891cm" svg:x2="30.884cm" svg:y2="16.891cm">
          <text:p/>
        </draw:line>
        <draw:line draw:style-name="gr13" draw:layer="layout" svg:x1="30.884cm" svg:y1="16.891cm" svg:x2="30.891cm" svg:y2="16.891cm">
          <text:p/>
        </draw:line>
        <draw:line draw:style-name="gr13" draw:layer="layout" svg:x1="30.891cm" svg:y1="16.891cm" svg:x2="30.891cm" svg:y2="16.897cm">
          <text:p/>
        </draw:line>
        <draw:line draw:style-name="gr13" draw:layer="layout" svg:x1="30.891cm" svg:y1="16.897cm" svg:x2="30.897cm" svg:y2="16.897cm">
          <text:p/>
        </draw:line>
        <draw:line draw:style-name="gr13" draw:layer="layout" svg:x1="30.897cm" svg:y1="16.897cm" svg:x2="30.904cm" svg:y2="16.897cm">
          <text:p/>
        </draw:line>
        <draw:line draw:style-name="gr13" draw:layer="layout" svg:x1="30.904cm" svg:y1="16.897cm" svg:x2="30.904cm" svg:y2="16.904cm">
          <text:p/>
        </draw:line>
        <draw:line draw:style-name="gr13" draw:layer="layout" svg:x1="30.904cm" svg:y1="16.904cm" svg:x2="30.911cm" svg:y2="16.904cm">
          <text:p/>
        </draw:line>
        <draw:line draw:style-name="gr13" draw:layer="layout" svg:x1="30.911cm" svg:y1="16.904cm" svg:x2="30.918cm" svg:y2="16.904cm">
          <text:p/>
        </draw:line>
        <draw:line draw:style-name="gr13" draw:layer="layout" svg:x1="30.918cm" svg:y1="16.905cm" svg:x2="30.927cm" svg:y2="16.897cm">
          <text:p/>
        </draw:line>
        <draw:line draw:style-name="gr13" draw:layer="layout" svg:x1="30.925cm" svg:y1="16.897cm" svg:x2="30.925cm" svg:y2="16.904cm">
          <text:p/>
        </draw:line>
        <draw:line draw:style-name="gr13" draw:layer="layout" svg:x1="30.925cm" svg:y1="16.904cm" svg:x2="30.931cm" svg:y2="16.904cm">
          <text:p/>
        </draw:line>
        <draw:line draw:style-name="gr13" draw:layer="layout" svg:x1="30.931cm" svg:y1="16.904cm" svg:x2="30.939cm" svg:y2="16.912cm">
          <text:p/>
        </draw:line>
        <draw:line draw:style-name="gr13" draw:layer="layout" svg:x1="30.938cm" svg:y1="16.911cm" svg:x2="30.938cm" svg:y2="16.904cm">
          <text:p/>
        </draw:line>
        <draw:line draw:style-name="gr13" draw:layer="layout" svg:x1="30.938cm" svg:y1="16.904cm" svg:x2="30.945cm" svg:y2="16.904cm">
          <text:p/>
        </draw:line>
        <draw:line draw:style-name="gr13" draw:layer="layout" svg:x1="30.945cm" svg:y1="16.904cm" svg:x2="30.945cm" svg:y2="16.897cm">
          <text:p/>
        </draw:line>
        <draw:line draw:style-name="gr13" draw:layer="layout" svg:x1="30.945cm" svg:y1="16.897cm" svg:x2="30.953cm" svg:y2="16.905cm">
          <text:p/>
        </draw:line>
        <draw:line draw:style-name="gr13" draw:layer="layout" svg:x1="30.952cm" svg:y1="16.904cm" svg:x2="30.959cm" svg:y2="16.904cm">
          <text:p/>
        </draw:line>
        <draw:line draw:style-name="gr13" draw:layer="layout" svg:x1="30.959cm" svg:y1="16.904cm" svg:x2="30.965cm" svg:y2="16.904cm">
          <text:p/>
        </draw:line>
        <draw:line draw:style-name="gr13" draw:layer="layout" svg:x1="30.965cm" svg:y1="16.904cm" svg:x2="30.972cm" svg:y2="16.904cm">
          <text:p/>
        </draw:line>
        <draw:line draw:style-name="gr13" draw:layer="layout" svg:x1="30.972cm" svg:y1="16.904cm" svg:x2="30.979cm" svg:y2="16.904cm">
          <text:p/>
        </draw:line>
        <draw:line draw:style-name="gr13" draw:layer="layout" svg:x1="30.979cm" svg:y1="16.904cm" svg:x2="30.987cm" svg:y2="16.912cm">
          <text:p/>
        </draw:line>
        <draw:line draw:style-name="gr13" draw:layer="layout" svg:x1="30.986cm" svg:y1="16.911cm" svg:x2="30.993cm" svg:y2="16.911cm">
          <text:p/>
        </draw:line>
        <draw:line draw:style-name="gr13" draw:layer="layout" svg:x1="30.993cm" svg:y1="16.911cm" svg:x2="30.993cm" svg:y2="16.918cm">
          <text:p/>
        </draw:line>
        <draw:line draw:style-name="gr13" draw:layer="layout" svg:x1="30.993cm" svg:y1="16.918cm" svg:x2="31cm" svg:y2="16.918cm">
          <text:p/>
        </draw:line>
        <draw:line draw:style-name="gr13" draw:layer="layout" svg:x1="31cm" svg:y1="16.919cm" svg:x2="31.007cm" svg:y2="16.911cm">
          <text:p/>
        </draw:line>
        <draw:line draw:style-name="gr13" draw:layer="layout" svg:x1="31.006cm" svg:y1="16.911cm" svg:x2="31.006cm" svg:y2="16.918cm">
          <text:p/>
        </draw:line>
        <draw:line draw:style-name="gr13" draw:layer="layout" svg:x1="31.006cm" svg:y1="16.918cm" svg:x2="31.014cm" svg:y2="16.926cm">
          <text:p/>
        </draw:line>
        <draw:line draw:style-name="gr13" draw:layer="layout" svg:x1="31.013cm" svg:y1="16.925cm" svg:x2="31.013cm" svg:y2="16.918cm">
          <text:p/>
        </draw:line>
        <draw:line draw:style-name="gr13" draw:layer="layout" svg:x1="31.013cm" svg:y1="16.918cm" svg:x2="31.021cm" svg:y2="16.926cm">
          <text:p/>
        </draw:line>
        <draw:line draw:style-name="gr13" draw:layer="layout" svg:x1="31.02cm" svg:y1="16.925cm" svg:x2="31.027cm" svg:y2="16.925cm">
          <text:p/>
        </draw:line>
        <draw:line draw:style-name="gr13" draw:layer="layout" svg:x1="31.027cm" svg:y1="16.925cm" svg:x2="31.034cm" svg:y2="16.925cm">
          <text:p/>
        </draw:line>
        <draw:line draw:style-name="gr13" draw:layer="layout" svg:x1="31.034cm" svg:y1="16.925cm" svg:x2="31.041cm" svg:y2="16.932cm">
          <text:p/>
        </draw:line>
        <draw:line draw:style-name="gr13" draw:layer="layout" svg:x1="31.04cm" svg:y1="16.931cm" svg:x2="31.047cm" svg:y2="16.931cm">
          <text:p/>
        </draw:line>
        <draw:line draw:style-name="gr13" draw:layer="layout" svg:x1="31.047cm" svg:y1="16.931cm" svg:x2="31.055cm" svg:y2="16.939cm">
          <text:p/>
        </draw:line>
        <draw:line draw:style-name="gr13" draw:layer="layout" svg:x1="31.054cm" svg:y1="16.938cm" svg:x2="31.061cm" svg:y2="16.938cm">
          <text:p/>
        </draw:line>
        <draw:line draw:style-name="gr13" draw:layer="layout" svg:x1="31.061cm" svg:y1="16.939cm" svg:x2="31.069cm" svg:y2="16.931cm">
          <text:p/>
        </draw:line>
        <draw:line draw:style-name="gr13" draw:layer="layout" svg:x1="31.068cm" svg:y1="16.931cm" svg:x2="31.077cm" svg:y2="16.939cm">
          <text:p/>
        </draw:line>
        <draw:line draw:style-name="gr13" draw:layer="layout" svg:x1="31.075cm" svg:y1="16.938cm" svg:x2="31.081cm" svg:y2="16.938cm">
          <text:p/>
        </draw:line>
        <draw:line draw:style-name="gr13" draw:layer="layout" svg:x1="31.081cm" svg:y1="16.938cm" svg:x2="31.088cm" svg:y2="16.938cm">
          <text:p/>
        </draw:line>
        <draw:line draw:style-name="gr13" draw:layer="layout" svg:x1="31.088cm" svg:y1="16.938cm" svg:x2="31.096cm" svg:y2="16.947cm">
          <text:p/>
        </draw:line>
        <draw:line draw:style-name="gr13" draw:layer="layout" svg:x1="31.095cm" svg:y1="16.945cm" svg:x2="31.095cm" svg:y2="16.938cm">
          <text:p/>
        </draw:line>
        <draw:line draw:style-name="gr13" draw:layer="layout" svg:x1="31.095cm" svg:y1="16.938cm" svg:x2="31.102cm" svg:y2="16.938cm">
          <text:p/>
        </draw:line>
        <draw:line draw:style-name="gr13" draw:layer="layout" svg:x1="31.102cm" svg:y1="16.938cm" svg:x2="31.11cm" svg:y2="16.947cm">
          <text:p/>
        </draw:line>
        <draw:line draw:style-name="gr13" draw:layer="layout" svg:x1="31.109cm" svg:y1="16.945cm" svg:x2="31.109cm" svg:y2="16.938cm">
          <text:p/>
        </draw:line>
        <draw:line draw:style-name="gr13" draw:layer="layout" svg:x1="31.109cm" svg:y1="16.938cm" svg:x2="31.115cm" svg:y2="16.938cm">
          <text:p/>
        </draw:line>
        <draw:line draw:style-name="gr13" draw:layer="layout" svg:x1="31.115cm" svg:y1="16.938cm" svg:x2="31.115cm" svg:y2="16.945cm">
          <text:p/>
        </draw:line>
        <draw:line draw:style-name="gr13" draw:layer="layout" svg:x1="31.115cm" svg:y1="16.945cm" svg:x2="31.122cm" svg:y2="16.945cm">
          <text:p/>
        </draw:line>
        <draw:line draw:style-name="gr13" draw:layer="layout" svg:x1="31.122cm" svg:y1="16.947cm" svg:x2="31.131cm" svg:y2="16.938cm">
          <text:p/>
        </draw:line>
        <draw:line draw:style-name="gr13" draw:layer="layout" svg:x1="31.129cm" svg:y1="16.938cm" svg:x2="31.129cm" svg:y2="16.945cm">
          <text:p/>
        </draw:line>
        <draw:line draw:style-name="gr13" draw:layer="layout" svg:x1="31.129cm" svg:y1="16.945cm" svg:x2="31.137cm" svg:y2="16.953cm">
          <text:p/>
        </draw:line>
        <draw:line draw:style-name="gr13" draw:layer="layout" svg:x1="31.136cm" svg:y1="16.953cm" svg:x2="31.144cm" svg:y2="16.945cm">
          <text:p/>
        </draw:line>
        <draw:line draw:style-name="gr13" draw:layer="layout" svg:x1="31.143cm" svg:y1="16.945cm" svg:x2="31.15cm" svg:y2="16.953cm">
          <text:p/>
        </draw:line>
        <draw:line draw:style-name="gr13" draw:layer="layout" svg:x1="31.149cm" svg:y1="16.953cm" svg:x2="31.157cm" svg:y2="16.945cm">
          <text:p/>
        </draw:line>
        <draw:line draw:style-name="gr13" draw:layer="layout" svg:x1="31.156cm" svg:y1="16.945cm" svg:x2="31.164cm" svg:y2="16.953cm">
          <text:p/>
        </draw:line>
        <draw:line draw:style-name="gr13" draw:layer="layout" svg:x1="31.163cm" svg:y1="16.952cm" svg:x2="31.17cm" svg:y2="16.952cm">
          <text:p/>
        </draw:line>
        <draw:line draw:style-name="gr13" draw:layer="layout" svg:x1="31.17cm" svg:y1="16.953cm" svg:x2="31.179cm" svg:y2="16.945cm">
          <text:p/>
        </draw:line>
        <draw:line draw:style-name="gr13" draw:layer="layout" svg:x1="31.177cm" svg:y1="16.945cm" svg:x2="31.177cm" svg:y2="16.952cm">
          <text:p/>
        </draw:line>
        <draw:line draw:style-name="gr13" draw:layer="layout" svg:x1="31.177cm" svg:y1="16.952cm" svg:x2="31.184cm" svg:y2="16.952cm">
          <text:p/>
        </draw:line>
        <draw:line draw:style-name="gr13" draw:layer="layout" svg:x1="31.184cm" svg:y1="16.952cm" svg:x2="31.19cm" svg:y2="16.952cm">
          <text:p/>
        </draw:line>
        <draw:line draw:style-name="gr13" draw:layer="layout" svg:x1="31.19cm" svg:y1="16.952cm" svg:x2="31.197cm" svg:y2="16.952cm">
          <text:p/>
        </draw:line>
        <draw:line draw:style-name="gr13" draw:layer="layout" svg:x1="31.197cm" svg:y1="16.952cm" svg:x2="31.204cm" svg:y2="16.952cm">
          <text:p/>
        </draw:line>
        <draw:line draw:style-name="gr13" draw:layer="layout" svg:x1="31.204cm" svg:y1="16.952cm" svg:x2="31.211cm" svg:y2="16.952cm">
          <text:p/>
        </draw:line>
        <draw:line draw:style-name="gr13" draw:layer="layout" svg:x1="31.211cm" svg:y1="16.952cm" svg:x2="31.211cm" svg:y2="16.959cm">
          <text:p/>
        </draw:line>
        <draw:line draw:style-name="gr13" draw:layer="layout" svg:x1="31.211cm" svg:y1="16.959cm" svg:x2="31.218cm" svg:y2="16.959cm">
          <text:p/>
        </draw:line>
        <draw:line draw:style-name="gr13" draw:layer="layout" svg:x1="31.218cm" svg:y1="16.959cm" svg:x2="31.224cm" svg:y2="16.959cm">
          <text:p/>
        </draw:line>
        <draw:line draw:style-name="gr13" draw:layer="layout" svg:x1="31.224cm" svg:y1="16.959cm" svg:x2="31.231cm" svg:y2="16.959cm">
          <text:p/>
        </draw:line>
        <draw:line draw:style-name="gr13" draw:layer="layout" svg:x1="31.231cm" svg:y1="16.959cm" svg:x2="31.231cm" svg:y2="16.965cm">
          <text:p/>
        </draw:line>
        <draw:line draw:style-name="gr13" draw:layer="layout" svg:x1="31.231cm" svg:y1="16.966cm" svg:x2="31.239cm" svg:y2="16.959cm">
          <text:p/>
        </draw:line>
        <draw:line draw:style-name="gr13" draw:layer="layout" svg:x1="31.238cm" svg:y1="16.959cm" svg:x2="31.245cm" svg:y2="16.959cm">
          <text:p/>
        </draw:line>
        <draw:line draw:style-name="gr13" draw:layer="layout" svg:x1="31.245cm" svg:y1="16.959cm" svg:x2="31.245cm" svg:y2="16.965cm">
          <text:p/>
        </draw:line>
        <draw:line draw:style-name="gr13" draw:layer="layout" svg:x1="31.245cm" svg:y1="16.965cm" svg:x2="31.252cm" svg:y2="16.965cm">
          <text:p/>
        </draw:line>
        <draw:line draw:style-name="gr13" draw:layer="layout" svg:x1="31.252cm" svg:y1="16.965cm" svg:x2="31.258cm" svg:y2="16.965cm">
          <text:p/>
        </draw:line>
        <draw:line draw:style-name="gr13" draw:layer="layout" svg:x1="31.258cm" svg:y1="16.965cm" svg:x2="31.265cm" svg:y2="16.965cm">
          <text:p/>
        </draw:line>
        <draw:line draw:style-name="gr13" draw:layer="layout" svg:x1="31.265cm" svg:y1="16.965cm" svg:x2="31.272cm" svg:y2="16.965cm">
          <text:p/>
        </draw:line>
        <draw:line draw:style-name="gr13" draw:layer="layout" svg:x1="31.272cm" svg:y1="16.965cm" svg:x2="31.279cm" svg:y2="16.965cm">
          <text:p/>
        </draw:line>
        <draw:line draw:style-name="gr13" draw:layer="layout" svg:x1="31.279cm" svg:y1="16.965cm" svg:x2="31.286cm" svg:y2="16.965cm">
          <text:p/>
        </draw:line>
        <draw:line draw:style-name="gr13" draw:layer="layout" svg:x1="31.286cm" svg:y1="16.965cm" svg:x2="31.286cm" svg:y2="16.959cm">
          <text:p/>
        </draw:line>
        <draw:line draw:style-name="gr13" draw:layer="layout" svg:x1="31.286cm" svg:y1="16.959cm" svg:x2="31.294cm" svg:y2="16.966cm">
          <text:p/>
        </draw:line>
        <draw:line draw:style-name="gr13" draw:layer="layout" svg:x1="31.293cm" svg:y1="16.965cm" svg:x2="31.299cm" svg:y2="16.965cm">
          <text:p/>
        </draw:line>
        <draw:line draw:style-name="gr13" draw:layer="layout" svg:x1="31.299cm" svg:y1="16.965cm" svg:x2="31.306cm" svg:y2="16.965cm">
          <text:p/>
        </draw:line>
        <draw:line draw:style-name="gr13" draw:layer="layout" svg:x1="31.306cm" svg:y1="16.965cm" svg:x2="31.313cm" svg:y2="16.965cm">
          <text:p/>
        </draw:line>
        <draw:line draw:style-name="gr13" draw:layer="layout" svg:x1="31.313cm" svg:y1="16.965cm" svg:x2="31.313cm" svg:y2="16.959cm">
          <text:p/>
        </draw:line>
        <draw:line draw:style-name="gr13" draw:layer="layout" svg:x1="31.313cm" svg:y1="16.959cm" svg:x2="31.321cm" svg:y2="16.966cm">
          <text:p/>
        </draw:line>
        <draw:line draw:style-name="gr13" draw:layer="layout" svg:x1="31.32cm" svg:y1="16.965cm" svg:x2="31.327cm" svg:y2="16.965cm">
          <text:p/>
        </draw:line>
        <draw:line draw:style-name="gr13" draw:layer="layout" svg:x1="31.327cm" svg:y1="16.965cm" svg:x2="31.333cm" svg:y2="16.965cm">
          <text:p/>
        </draw:line>
        <draw:line draw:style-name="gr13" draw:layer="layout" svg:x1="31.333cm" svg:y1="16.966cm" svg:x2="31.341cm" svg:y2="16.959cm">
          <text:p/>
        </draw:line>
        <draw:line draw:style-name="gr13" draw:layer="layout" svg:x1="31.34cm" svg:y1="16.959cm" svg:x2="31.348cm" svg:y2="16.966cm">
          <text:p/>
        </draw:line>
        <draw:line draw:style-name="gr13" draw:layer="layout" svg:x1="31.347cm" svg:y1="16.965cm" svg:x2="31.355cm" svg:y2="16.973cm">
          <text:p/>
        </draw:line>
        <draw:line draw:style-name="gr13" draw:layer="layout" svg:x1="31.354cm" svg:y1="16.972cm" svg:x2="31.354cm" svg:y2="16.965cm">
          <text:p/>
        </draw:line>
        <draw:line draw:style-name="gr13" draw:layer="layout" svg:x1="31.354cm" svg:y1="16.965cm" svg:x2="31.361cm" svg:y2="16.965cm">
          <text:p/>
        </draw:line>
        <draw:line draw:style-name="gr13" draw:layer="layout" svg:x1="31.361cm" svg:y1="16.965cm" svg:x2="31.367cm" svg:y2="16.965cm">
          <text:p/>
        </draw:line>
        <draw:line draw:style-name="gr13" draw:layer="layout" svg:x1="31.367cm" svg:y1="16.965cm" svg:x2="31.367cm" svg:y2="16.972cm">
          <text:p/>
        </draw:line>
        <draw:line draw:style-name="gr13" draw:layer="layout" svg:x1="31.367cm" svg:y1="16.972cm" svg:x2="31.374cm" svg:y2="16.972cm">
          <text:p/>
        </draw:line>
        <draw:line draw:style-name="gr13" draw:layer="layout" svg:x1="31.374cm" svg:y1="16.972cm" svg:x2="31.381cm" svg:y2="16.972cm">
          <text:p/>
        </draw:line>
        <draw:line draw:style-name="gr13" draw:layer="layout" svg:x1="31.381cm" svg:y1="16.973cm" svg:x2="31.389cm" svg:y2="16.965cm">
          <text:p/>
        </draw:line>
        <draw:line draw:style-name="gr13" draw:layer="layout" svg:x1="31.388cm" svg:y1="16.965cm" svg:x2="31.388cm" svg:y2="16.972cm">
          <text:p/>
        </draw:line>
        <draw:line draw:style-name="gr13" draw:layer="layout" svg:x1="31.388cm" svg:y1="16.972cm" svg:x2="31.395cm" svg:y2="16.972cm">
          <text:p/>
        </draw:line>
        <draw:line draw:style-name="gr13" draw:layer="layout" svg:x1="31.395cm" svg:y1="16.972cm" svg:x2="31.402cm" svg:y2="16.972cm">
          <text:p/>
        </draw:line>
        <draw:line draw:style-name="gr13" draw:layer="layout" svg:x1="31.402cm" svg:y1="16.972cm" svg:x2="31.408cm" svg:y2="16.972cm">
          <text:p/>
        </draw:line>
        <draw:line draw:style-name="gr13" draw:layer="layout" svg:x1="31.408cm" svg:y1="16.972cm" svg:x2="31.416cm" svg:y2="16.98cm">
          <text:p/>
        </draw:line>
        <draw:line draw:style-name="gr13" draw:layer="layout" svg:x1="31.415cm" svg:y1="16.979cm" svg:x2="31.422cm" svg:y2="16.979cm">
          <text:p/>
        </draw:line>
        <draw:line draw:style-name="gr13" draw:layer="layout" svg:x1="31.422cm" svg:y1="16.979cm" svg:x2="31.422cm" svg:y2="16.972cm">
          <text:p/>
        </draw:line>
        <draw:line draw:style-name="gr13" draw:layer="layout" svg:x1="31.422cm" svg:y1="16.972cm" svg:x2="31.431cm" svg:y2="16.98cm">
          <text:p/>
        </draw:line>
        <draw:line draw:style-name="gr13" draw:layer="layout" svg:x1="31.429cm" svg:y1="16.979cm" svg:x2="31.437cm" svg:y2="16.987cm">
          <text:p/>
        </draw:line>
        <draw:line draw:style-name="gr13" draw:layer="layout" svg:x1="31.436cm" svg:y1="16.986cm" svg:x2="31.442cm" svg:y2="16.986cm">
          <text:p/>
        </draw:line>
        <draw:line draw:style-name="gr13" draw:layer="layout" svg:x1="31.442cm" svg:y1="16.987cm" svg:x2="31.45cm" svg:y2="16.979cm">
          <text:p/>
        </draw:line>
        <draw:line draw:style-name="gr13" draw:layer="layout" svg:x1="31.449cm" svg:y1="16.979cm" svg:x2="31.456cm" svg:y2="16.979cm">
          <text:p/>
        </draw:line>
        <draw:line draw:style-name="gr13" draw:layer="layout" svg:x1="31.456cm" svg:y1="16.979cm" svg:x2="31.463cm" svg:y2="16.979cm">
          <text:p/>
        </draw:line>
        <draw:line draw:style-name="gr13" draw:layer="layout" svg:x1="31.463cm" svg:y1="16.979cm" svg:x2="31.471cm" svg:y2="16.987cm">
          <text:p/>
        </draw:line>
        <draw:line draw:style-name="gr13" draw:layer="layout" svg:x1="31.47cm" svg:y1="16.986cm" svg:x2="31.47cm" svg:y2="16.979cm">
          <text:p/>
        </draw:line>
        <draw:line draw:style-name="gr13" draw:layer="layout" svg:x1="31.47cm" svg:y1="16.979cm" svg:x2="31.477cm" svg:y2="16.979cm">
          <text:p/>
        </draw:line>
        <draw:line draw:style-name="gr13" draw:layer="layout" svg:x1="31.477cm" svg:y1="16.979cm" svg:x2="31.483cm" svg:y2="16.979cm">
          <text:p/>
        </draw:line>
        <draw:frame draw:style-name="gr16" draw:layer="layout" svg:width="0.815cm" svg:height="0.497cm" svg:x="23.717cm" svg:y="17.254cm">
          <draw:text-box>
            <text:p text:style-name="P2"><text:span text:style-name="T2">300</text:span></text:p>
          </draw:text-box>
        </draw:frame>
        <draw:frame draw:style-name="gr16" draw:layer="layout" svg:width="0.815cm" svg:height="0.497cm" svg:x="26.686cm" svg:y="17.254cm">
          <draw:text-box>
            <text:p text:style-name="P2"><text:span text:style-name="T2">350</text:span></text:p>
          </draw:text-box>
        </draw:frame>
        <draw:path draw:style-name="gr17" draw:layer="layout" svg:width="0.212cm" svg:height="5.999cm" svg:x="22.654cm" svg:y="11.113cm" svg:viewBox="0 0 213 6000" svg:d="M125 6000v-5683h-36v5683zM213 353l-106-353-107 353z">
          <text:p/>
        </draw:path>
        <draw:path draw:style-name="gr17" draw:layer="layout" svg:width="9.05cm" svg:height="0.212cm" svg:x="22.764cm" svg:y="16.98cm" svg:viewBox="0 0 9051 213" svg:d="M0 88h8734v36h-8734zM8698 0l353 106-353 107z">
          <text:p/>
        </draw:path>
        <draw:frame draw:style-name="gr16" draw:layer="layout" svg:width="0.815cm" svg:height="0.497cm" svg:x="29.655cm" svg:y="17.254cm">
          <draw:text-box>
            <text:p text:style-name="P2"><text:span text:style-name="T2">400</text:span></text:p>
          </draw:text-box>
        </draw:frame>
        <draw:frame draw:style-name="gr22" draw:layer="layout" svg:width="6.466cm" svg:height="0.746cm" svg:x="24.343cm" svg:y="10.734cm">
          <draw:text-box>
            <text:p text:style-name="P2"><text:span text:style-name="T1">Reference Spectrum</text:span></text:p>
          </draw:text-box>
        </draw:frame>
        <draw:frame draw:style-name="gr18" draw:layer="layout" svg:width="2.508cm" svg:height="0.497cm" svg:x="31.127cm" svg:y="17.442cm">
          <draw:text-box>
            <text:p text:style-name="P2"><text:span text:style-name="T2">Wavelength</text:span></text:p>
          </draw:text-box>
        </draw:frame>
        <draw:frame draw:style-name="gr19" draw:layer="layout" svg:width="1.01cm" svg:height="0.497cm" svg:x="31.736cm" svg:y="17.95cm">
          <draw:text-box>
            <text:p text:style-name="P2"><text:span text:style-name="T2">[nm]</text:span></text:p>
          </draw:text-box>
        </draw:frame>
        <draw:frame draw:style-name="gr20" draw:layer="layout" svg:width="0.129cm" svg:height="0.497cm" draw:transform="rotate (1.5707963267949) translate (22.115cm 14.87cm)">
          <draw:text-box>
            <text:p text:style-name="P2"><text:span text:style-name="T2">I</text:span></text:p>
          </draw:text-box>
        </draw:frame>
        <draw:frame draw:style-name="gr20" draw:layer="layout" svg:width="0.269cm" svg:height="0.497cm" draw:transform="rotate (1.5707963267949) translate (22.115cm 14.763cm)">
          <draw:text-box>
            <text:p text:style-name="P2"><text:span text:style-name="T2">n</text:span></text:p>
          </draw:text-box>
        </draw:frame>
        <draw:frame draw:style-name="gr20" draw:layer="layout" svg:width="0.167cm" svg:height="0.497cm" draw:transform="rotate (1.5707963267949) translate (22.115cm 14.544cm)">
          <draw:text-box>
            <text:p text:style-name="P2"><text:span text:style-name="T2">t</text:span></text:p>
          </draw:text-box>
        </draw:frame>
        <draw:frame draw:style-name="gr20" draw:layer="layout" svg:width="0.264cm" svg:height="0.497cm" draw:transform="rotate (1.5707963267949) translate (22.115cm 14.404cm)">
          <draw:text-box>
            <text:p text:style-name="P2"><text:span text:style-name="T2">e</text:span></text:p>
          </draw:text-box>
        </draw:frame>
        <draw:frame draw:style-name="gr20" draw:layer="layout" svg:width="0.269cm" svg:height="0.497cm" draw:transform="rotate (1.5707963267949) translate (22.115cm 14.193cm)">
          <draw:text-box>
            <text:p text:style-name="P2"><text:span text:style-name="T2">n</text:span></text:p>
          </draw:text-box>
        </draw:frame>
        <draw:frame draw:style-name="gr20" draw:layer="layout" svg:width="0.222cm" svg:height="0.497cm" draw:transform="rotate (1.5707963267949) translate (22.115cm 13.968cm)">
          <draw:text-box>
            <text:p text:style-name="P2"><text:span text:style-name="T2">s</text:span></text:p>
          </draw:text-box>
        </draw:frame>
        <draw:frame draw:style-name="gr20" draw:layer="layout" svg:width="0.121cm" svg:height="0.497cm" draw:transform="rotate (1.5707963267949) translate (22.115cm 13.803cm)">
          <draw:text-box>
            <text:p text:style-name="P2"><text:span text:style-name="T2">i</text:span></text:p>
          </draw:text-box>
        </draw:frame>
        <draw:frame draw:style-name="gr20" draw:layer="layout" svg:width="0.167cm" svg:height="0.497cm" draw:transform="rotate (1.5707963267949) translate (22.115cm 13.705cm)">
          <draw:text-box>
            <text:p text:style-name="P2"><text:span text:style-name="T2">t</text:span></text:p>
          </draw:text-box>
        </draw:frame>
        <draw:frame draw:style-name="gr20" draw:layer="layout" svg:width="0.252cm" svg:height="0.497cm" draw:transform="rotate (1.5707963267949) translate (22.115cm 13.562cm)">
          <draw:text-box>
            <text:p text:style-name="P2"><text:span text:style-name="T2">y</text:span></text:p>
          </draw:text-box>
        </draw:frame>
        <draw:g>
          <draw:polygon draw:style-name="gr1" draw:layer="layout" svg:width="9.304cm" svg:height="1.917cm" svg:x="10.731cm" svg:y="13.732cm" svg:viewBox="0 0 9305 1918" draw:points="4345,58 3977,336 3399,676 2804,1007 1894,1277 581,1594 126,1710 0,1739 0,1778 77,1803 270,1803 851,1795 1633,1722 2832,1644 3131,1644 3218,1653 3218,1679 3169,1705 3054,1717 2745,1747 2465,1803 2387,1863 2425,1897 2571,1918 2754,1914 3034,1880 4407,1739 4977,1679 5141,1692 5324,1739 5538,1795 5827,1833 6108,1850 6302,1837 6379,1786 6282,1743 6224,1687 6273,1640 6553,1632 6988,1653 7471,1674 7761,1709 7925,1717 7964,1697 7964,1679 7896,1623 8205,1666 8982,1766 9205,1783 9305,1766 9181,1729 8461,1503 7816,1290 7382,1094 7010,935 6203,432 5657,76 5546,17 5459,0 5372,11 5236,60 5037,66 4789,76">
            <text:p/>
          </draw:polygon>
          <draw:path draw:style-name="gr1" draw:layer="layout" svg:width="10.373cm" svg:height="1.93cm" svg:x="6.764cm" svg:y="11.863cm" svg:viewBox="0 0 10374 1931" svg:d="M8325 1931l-288-325-496-26-432-97-304-26-241-52-448 61-368 8c-140 29-108 5-144 44l-400 62-320 44h-241l-480 44-304 18-240-54-257-8-191 35-224 45-305 34-352-43-223-54-65-97-304-26h-306l-207-88-320-52-225-88-63-79-32-87-288-27-97-62-160-79v-114l176-52 225-88 207-17-47-124 144-17 95-140v-114l273-97 288-9 305-9 368-105 288 9 240 79h128l113-44 208-61 335-18h304l209 79 432-96 449-18 399 35 241 97 272 9 320-62 112 26 176 36 192 9 384-53 433 8 320 53 207 96 177 62 112 79h320l272 27 176 25 384-34 288 70 145 87 63 132 241 44 128 114 32 53-16 70-97 52 193 62 160 88v105l-112 79-48 70-80 79-224 71-240 70-192 62-113 70 129 35 47 18v17">
            <text:p/>
          </draw:path>
          <draw:polyline draw:style-name="gr1" draw:layer="layout" svg:width="1.198cm" svg:height="0.8cm" svg:x="9.039cm" svg:y="12.275cm" svg:viewBox="0 0 1199 801" draw:points="1071,801 848,783 640,775 512,722 400,652 319,607 192,564 80,493 16,432 0,379 48,282 224,255 352,167 528,105 768,9 1008,0 1199,18">
            <text:p/>
          </draw:polyline>
        </draw:g>
        <draw:line draw:style-name="gr4" draw:layer="layout" svg:x1="15.049cm" svg:y1="16.262cm" svg:x2="18.778cm" svg:y2="12.029cm">
          <text:p/>
        </draw:line>
        <draw:custom-shape draw:style-name="gr5" draw:text-style-name="P1" draw:layer="layout" svg:width="1.312cm" svg:height="1.241cm" svg:x="8.245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9.6cm" svg:y1="10.624cm" svg:x2="18.802cm" svg:y2="12.053cm">
          <text:p/>
        </draw:line>
        <draw:g>
          <draw:polygon draw:style-name="gr3" draw:layer="layout" svg:width="2.493cm" svg:height="2.434cm" draw:transform="rotate (0.0410152374218667) translate (12.7689503285337cm 16.1513036321646cm)" svg:viewBox="0 0 2494 2435" draw:points="2494,859 1613,0 0,1576 880,2435">
            <text:p/>
          </draw:polygon>
          <draw:polygon draw:style-name="gr3" draw:layer="layout" svg:width="0.44cm" svg:height="0.429cm" draw:transform="rotate (0.0404916386462684) translate (14.7063485958089cm 16.1884453711867cm)" svg:viewBox="0 0 441 430" draw:points="441,233 202,0 0,198 240,43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33.866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09T16:45:36.297994269</dc:date>
    <meta:generator>LibreOffice/4.2.8.2$Linux_X86_64 LibreOffice_project/420m0$Build-2</meta:generator>
    <meta:editing-duration>P0D</meta:editing-duration>
    <meta:editing-cycles>2</meta:editing-cycles>
    <meta:document-statistic meta:object-count="4621"/>
  </office:meta>
</office:document-meta>
</file>